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5.79mm"/>
    </style:style>
    <style:style style:name="co3" style:family="table-column">
      <style:table-column-properties fo:break-before="auto" style:column-width="14.78mm"/>
    </style:style>
    <style:style style:name="co4" style:family="table-column">
      <style:table-column-properties fo:break-before="auto" style:column-width="16.69mm"/>
    </style:style>
    <style:style style:name="co5" style:family="table-column">
      <style:table-column-properties fo:break-before="auto" style:column-width="15.59mm"/>
    </style:style>
    <style:style style:name="co6" style:family="table-column">
      <style:table-column-properties fo:break-before="auto" style:column-width="19.33mm"/>
    </style:style>
    <style:style style:name="co7" style:family="table-column">
      <style:table-column-properties fo:break-before="auto" style:column-width="17.69mm"/>
    </style:style>
    <style:style style:name="co8" style:family="table-column">
      <style:table-column-properties fo:break-before="auto" style:column-width="15.24mm"/>
    </style:style>
    <style:style style:name="co9" style:family="table-column">
      <style:table-column-properties fo:break-before="auto" style:column-width="16.05mm"/>
    </style:style>
    <style:style style:name="co10" style:family="table-column">
      <style:table-column-properties fo:break-before="auto" style:column-width="4.97mm"/>
    </style:style>
    <style:style style:name="co11" style:family="table-column">
      <style:table-column-properties fo:break-before="auto" style:column-width="9.88mm"/>
    </style:style>
    <style:style style:name="co12" style:family="table-column">
      <style:table-column-properties fo:break-before="auto" style:column-width="13.69mm"/>
    </style:style>
    <style:style style:name="co13" style:family="table-column">
      <style:table-column-properties fo:break-before="auto" style:column-width="7.97mm"/>
    </style:style>
    <style:style style:name="co14" style:family="table-column">
      <style:table-column-properties fo:break-before="auto" style:column-width="11.78mm"/>
    </style:style>
    <style:style style:name="co15" style:family="table-column">
      <style:table-column-properties fo:break-before="auto" style:column-width="6.88mm"/>
    </style:style>
    <style:style style:name="co16" style:family="table-column">
      <style:table-column-properties fo:break-before="auto" style:column-width="10.97mm"/>
    </style:style>
    <style:style style:name="co17" style:family="table-column">
      <style:table-column-properties fo:break-before="auto" style:column-width="12.8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solid" style:text-underline-width="auto" style:text-und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 style:data-style-name="N113"/>
    <style:style style:name="ce1" style:family="table-cell" style:parent-style-name="Default" style:data-style-name="N111"/>
    <style:style style:name="ce7" style:family="table-cell" style:parent-style-name="Default" style:data-style-name="N111">
      <style:table-cell-properties fo:background-color="#fff200"/>
    </style:style>
    <style:style style:name="ce2" style:family="table-cell" style:parent-style-name="Default" style:data-style-name="N11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ettings" table:style-name="ta1">
        <table:table-column table:style-name="co1" table:number-columns-repeated="2" table:default-cell-style-name="Default"/>
        <table:table-column table:style-name="co1" table:default-cell-style-name="ce5"/>
        <table:table-column table:style-name="co1" table:default-cell-style-name="Default"/>
        <table:table-row table:style-name="ro1"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Cl = </text:p>
          </table:table-cell>
          <table:table-cell table:style-name="ce3" office:value-type="string" calcext:value-type="string">
            <text:p>2gW</text:p>
          </table:table-cell>
          <table:table-cell/>
        </table:table-row>
        <table:table-row table:style-name="ro1">
          <table:table-cell table:number-columns-repeated="2"/>
          <table:table-cell table:style-name="ce4" office:value-type="string" calcext:value-type="string">
            <text:p>r(V^2)A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Cdi =</text:p>
          </table:table-cell>
          <table:table-cell table:style-name="ce3" office:value-type="string" calcext:value-type="string">
            <text:p>(Cl)^2</text:p>
          </table:table-cell>
          <table:table-cell/>
        </table:table-row>
        <table:table-row table:style-name="ro1">
          <table:table-cell table:number-columns-repeated="2"/>
          <table:table-cell table:style-name="ce4" office:value-type="string" calcext:value-type="string">
            <text:p>pi(AR)A</text:p>
          </table:table-cell>
          <table:table-cell/>
        </table:table-row>
        <table:table-row table:style-name="ro1">
          <table:table-cell table:number-columns-repeated="2"/>
          <table:table-cell table:style-name="ce4"/>
          <table:table-cell/>
        </table:table-row>
        <table:table-row table:style-name="ro1">
          <table:table-cell/>
          <table:table-cell office:value-type="string" calcext:value-type="string">
            <text:p>L/D = </text:p>
          </table:table-cell>
          <table:table-cell table:style-name="ce3" office:value-type="string" calcext:value-type="string">
            <text:p>Cl</text:p>
          </table:table-cell>
          <table:table-cell/>
        </table:table-row>
        <table:table-row table:style-name="ro1">
          <table:table-cell table:number-columns-repeated="2"/>
          <table:table-cell table:style-name="ce4" office:value-type="string" calcext:value-type="string">
            <text:p>Cd+Cdi</text:p>
          </table:table-cell>
          <table:table-cell/>
        </table:table-row>
        <table:table-row table:style-name="ro1">
          <table:table-cell table:number-columns-repeated="2"/>
          <table:table-cell table:style-name="ce4"/>
          <table:table-cell/>
        </table:table-row>
        <table:table-row table:style-name="ro1">
          <table:table-cell office:value-type="string" calcext:value-type="string">
            <text:p>Ro</text:p>
          </table:table-cell>
          <table:table-cell office:value-type="float" office:value="1.1" calcext:value-type="float">
            <text:p>1.1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9.81" calcext:value-type="float">
            <text:p>9.81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0.5" calcext:value-type="float">
            <text:p>10.5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355" calcext:value-type="float">
            <text:p>355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AR</text:p>
          </table:table-cell>
          <table:table-cell office:value-type="float" office:value="30.5" calcext:value-type="float">
            <text:p>30.5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0.98" calcext:value-type="float">
            <text:p>0.98</text:p>
          </table:table-cell>
          <table:table-cell table:style-name="Default"/>
          <table:table-cell/>
        </table:table-row>
        <table:table-row table:style-name="ro1">
          <table:table-cell table:number-columns-repeated="2"/>
          <table:table-cell table:style-name="Default"/>
          <table:table-cell/>
        </table:table-row>
        <table:table-row table:style-name="ro1">
          <table:table-cell office:value-type="string" calcext:value-type="string">
            <text:p>Speed</text:p>
          </table:table-cell>
          <table:table-cell office:value-type="string" calcext:value-type="string">
            <text:p>Sink</text:p>
          </table:table-cell>
          <table:table-cell table:style-name="Default" office:value-type="string" calcext:value-type="string">
            <text:p>L/D</text:p>
          </table:table-cell>
          <table:table-cell office:value-type="string" calcext:value-type="string">
            <text:p>Cl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5" calcext:value-type="float">
            <text:p>0.5</text:p>
          </table:table-cell>
          <table:table-cell table:formula="of:=[.A19]/3.6/[.B19]" office:value-type="float" office:value="41.6666666666667" calcext:value-type="float">
            <text:p>41.667</text:p>
          </table:table-cell>
          <table:table-cell table:style-name="ce5" table:formula="of:=2*[.$B$12]*[.$B$14]/[.$B$11]/[.$B$13]/([.$A19]/3.6)^2" office:value-type="float" office:value="1.38940176623377" calcext:value-type="float">
            <text:p>1.38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48" calcext:value-type="float">
            <text:p>0.48</text:p>
          </table:table-cell>
          <table:table-cell table:formula="of:=[.A20]/3.6/[.B20]" office:value-type="float" office:value="46.2962962962963" calcext:value-type="float">
            <text:p>46.296</text:p>
          </table:table-cell>
          <table:table-cell table:style-name="ce5" table:formula="of:=2*[.$B$12]*[.$B$14]/[.$B$11]/[.$B$13]/([.$A20]/3.6)^2" office:value-type="float" office:value="1.2211538961039" calcext:value-type="float">
            <text:p>1.22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47" calcext:value-type="float">
            <text:p>0.47</text:p>
          </table:table-cell>
          <table:table-cell table:formula="of:=[.A21]/3.6/[.B21]" office:value-type="float" office:value="50.2364066193853" calcext:value-type="float">
            <text:p>50.236</text:p>
          </table:table-cell>
          <table:table-cell table:style-name="ce5" table:formula="of:=2*[.$B$12]*[.$B$14]/[.$B$11]/[.$B$13]/([.$A21]/3.6)^2" office:value-type="float" office:value="1.08171417786366" calcext:value-type="float">
            <text:p>1.08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49" calcext:value-type="float">
            <text:p>0.49</text:p>
          </table:table-cell>
          <table:table-cell table:formula="of:=[.A22]/3.6/[.B22]" office:value-type="float" office:value="51.0204081632653" calcext:value-type="float">
            <text:p>51.020</text:p>
          </table:table-cell>
          <table:table-cell table:style-name="ce5" table:formula="of:=2*[.$B$12]*[.$B$14]/[.$B$11]/[.$B$13]/([.$A22]/3.6)^2" office:value-type="float" office:value="0.964862337662338" calcext:value-type="float">
            <text:p>0.96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52" calcext:value-type="float">
            <text:p>0.52</text:p>
          </table:table-cell>
          <table:table-cell table:formula="of:=[.A23]/3.6/[.B23]" office:value-type="float" office:value="50.7478632478632" calcext:value-type="float">
            <text:p>50.748</text:p>
          </table:table-cell>
          <table:table-cell table:style-name="ce5" table:formula="of:=2*[.$B$12]*[.$B$14]/[.$B$11]/[.$B$13]/([.$A23]/3.6)^2" office:value-type="float" office:value="0.865970629924093" calcext:value-type="float">
            <text:p>0.86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55" calcext:value-type="float">
            <text:p>0.55</text:p>
          </table:table-cell>
          <table:table-cell table:formula="of:=[.A24]/3.6/[.B24]" office:value-type="float" office:value="50.5050505050505" calcext:value-type="float">
            <text:p>50.505</text:p>
          </table:table-cell>
          <table:table-cell table:style-name="ce5" table:formula="of:=2*[.$B$12]*[.$B$14]/[.$B$11]/[.$B$13]/([.$A24]/3.6)^2" office:value-type="float" office:value="0.781538493506493" calcext:value-type="float">
            <text:p>0.78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585" calcext:value-type="float">
            <text:p>0.585</text:p>
          </table:table-cell>
          <table:table-cell table:formula="of:=[.A25]/3.6/[.B25]" office:value-type="float" office:value="49.8575498575499" calcext:value-type="float">
            <text:p>49.858</text:p>
          </table:table-cell>
          <table:table-cell table:style-name="ce5" table:formula="of:=2*[.$B$12]*[.$B$14]/[.$B$11]/[.$B$13]/([.$A25]/3.6)^2" office:value-type="float" office:value="0.708878452160085" calcext:value-type="float">
            <text:p>0.70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63" calcext:value-type="float">
            <text:p>0.63</text:p>
          </table:table-cell>
          <table:table-cell table:formula="of:=[.A26]/3.6/[.B26]" office:value-type="float" office:value="48.5008818342152" calcext:value-type="float">
            <text:p>48.501</text:p>
          </table:table-cell>
          <table:table-cell table:style-name="ce5" table:formula="of:=2*[.$B$12]*[.$B$14]/[.$B$11]/[.$B$13]/([.$A26]/3.6)^2" office:value-type="float" office:value="0.645899581410325" calcext:value-type="float">
            <text:p>0.646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8" calcext:value-type="float">
            <text:p>0.8</text:p>
          </table:table-cell>
          <table:table-cell table:formula="of:=[.A27]/3.6/[.B27]" office:value-type="float" office:value="43.4027777777778" calcext:value-type="float">
            <text:p>43.403</text:p>
          </table:table-cell>
          <table:table-cell table:style-name="ce5" table:formula="of:=2*[.$B$12]*[.$B$14]/[.$B$11]/[.$B$13]/([.$A27]/3.6)^2" office:value-type="float" office:value="0.500184635844156" calcext:value-type="float">
            <text:p>0.50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.2" calcext:value-type="float">
            <text:p>1.2</text:p>
          </table:table-cell>
          <table:table-cell table:formula="of:=[.A28]/3.6/[.B28]" office:value-type="float" office:value="34.7222222222222" calcext:value-type="float">
            <text:p>34.722</text:p>
          </table:table-cell>
          <table:table-cell table:style-name="ce5" table:formula="of:=2*[.$B$12]*[.$B$14]/[.$B$11]/[.$B$13]/([.$A28]/3.6)^2" office:value-type="float" office:value="0.347350441558442" calcext:value-type="float">
            <text:p>0.347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.9" calcext:value-type="float">
            <text:p>1.9</text:p>
          </table:table-cell>
          <table:table-cell table:formula="of:=[.A29]/3.6/[.B29]" office:value-type="float" office:value="25.5847953216374" calcext:value-type="float">
            <text:p>25.585</text:p>
          </table:table-cell>
          <table:table-cell table:style-name="ce5" table:formula="of:=2*[.$B$12]*[.$B$14]/[.$B$11]/[.$B$13]/([.$A29]/3.6)^2" office:value-type="float" office:value="0.25519624277763" calcext:value-type="float">
            <text:p>0.255</text:p>
          </table:table-cell>
        </table:table-row>
      </table:table>
      <table:table table:name="B21_ASG29" table:style-name="ta1"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2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number-columns-repeated="3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7" table:number-columns-repeated="2" table:default-cell-style-name="Default"/>
        <table:table-row table:style-name="ro1">
          <table:table-cell office:value-type="string" calcext:value-type="string">
            <text:p>I</text:p>
          </table:table-cell>
          <table:table-cell table:number-columns-repeated="24"/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string" calcext:value-type="string">
            <text:p>Version</text:p>
          </table:table-cell>
          <table:table-cell table:number-columns-repeated="23"/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code</text:p>
          </table:table-cell>
          <table:table-cell table:number-columns-repeated="21"/>
        </table:table-row>
        <table:table-row table:style-name="ro1">
          <table:table-cell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office:value-type="float" office:value="0.75" calcext:value-type="float">
            <text:p>0.75</text:p>
          </table:table-cell>
          <table:table-cell table:number-columns-repeated="24"/>
        </table:table-row>
        <table:table-row table:style-name="ro1">
          <table:table-cell office:value-type="float" office:value="-0.25" calcext:value-type="float">
            <text:p>-0.25</text:p>
          </table:table-cell>
          <table:table-cell office:value-type="float" office:value="0" calcext:value-type="float">
            <text:p>0.0000</text:p>
          </table:table-cell>
          <table:table-cell table:number-columns-repeated="23"/>
        </table:table-row>
        <table:table-row table:style-name="ro1">
          <table:table-cell office:value-type="float" office:value="-0.22" calcext:value-type="float">
            <text:p>-0.22</text:p>
          </table:table-cell>
          <table:table-cell office:value-type="float" office:value="0" calcext:value-type="float">
            <text:p>0.0000</text:p>
          </table:table-cell>
          <table:table-cell table:number-columns-repeated="23"/>
        </table:table-row>
        <table:table-row table:style-name="ro1">
          <table:table-cell office:value-type="float" office:value="-0.15" calcext:value-type="float">
            <text:p>-0.15</text:p>
          </table:table-cell>
          <table:table-cell office:value-type="float" office:value="0" calcext:value-type="float">
            <text:p>0.0000</text:p>
          </table:table-cell>
          <table:table-cell table:number-columns-repeated="23"/>
        </table:table-row>
        <table:table-row table:style-name="ro1">
          <table:table-cell table:style-name="ce1" office:value-type="float" office:value="0" calcext:value-type="float">
            <text:p>0.0000</text:p>
          </table:table-cell>
          <table:table-cell office:value-type="float" office:value="0" calcext:value-type="float">
            <text:p>0.0000</text:p>
          </table:table-cell>
          <table:table-cell table:style-name="Default"/>
          <table:table-cell table:number-columns-repeated="22"/>
        </table:table-row>
        <table:table-row table:style-name="ro1">
          <table:table-cell table:style-name="ce1" office:value-type="float" office:value="0.2" calcext:value-type="float">
            <text:p>0.2000</text:p>
          </table:table-cell>
          <table:table-cell office:value-type="float" office:value="0" calcext:value-type="float">
            <text:p>0.0000</text:p>
          </table:table-cell>
          <table:table-cell table:style-name="Default"/>
          <table:table-cell table:number-columns-repeated="22"/>
        </table:table-row>
        <table:table-row table:style-name="ro1">
          <table:table-cell table:style-name="ce1" office:value-type="float" office:value="0.75" calcext:value-type="float">
            <text:p>0.7500</text:p>
          </table:table-cell>
          <table:table-cell office:value-type="float" office:value="0" calcext:value-type="float">
            <text:p>0.0000</text:p>
          </table:table-cell>
          <table:table-cell table:style-name="Default"/>
          <table:table-cell table:number-columns-repeated="22"/>
        </table:table-row>
        <table:table-row table:style-name="ro1">
          <table:table-cell table:style-name="ce1" office:value-type="float" office:value="0.75" calcext:value-type="float">
            <text:p>0.7500</text:p>
          </table:table-cell>
          <table:table-cell office:value-type="float" office:value="0" calcext:value-type="float">
            <text:p>0.0000</text:p>
          </table:table-cell>
          <table:table-cell table:style-name="Default"/>
          <table:table-cell table:number-columns-repeated="22"/>
        </table:table-row>
        <table:table-row table:style-name="ro1">
          <table:table-cell table:style-name="ce1" office:value-type="float" office:value="0.75" calcext:value-type="float">
            <text:p>0.7500</text:p>
          </table:table-cell>
          <table:table-cell office:value-type="float" office:value="0" calcext:value-type="float">
            <text:p>0.0000</text:p>
          </table:table-cell>
          <table:table-cell table:style-name="Default"/>
          <table:table-cell table:number-columns-repeated="22"/>
        </table:table-row>
        <table:table-row table:style-name="ro1">
          <table:table-cell table:style-name="ce1" office:value-type="float" office:value="0.75" calcext:value-type="float">
            <text:p>0.7500</text:p>
          </table:table-cell>
          <table:table-cell office:value-type="float" office:value="0" calcext:value-type="float">
            <text:p>0.0000</text:p>
          </table:table-cell>
          <table:table-cell table:style-name="Default"/>
          <table:table-cell table:number-columns-repeated="22"/>
        </table:table-row>
        <table:table-row table:style-name="ro1">
          <table:table-cell table:style-name="ce1" office:value-type="float" office:value="0.2" calcext:value-type="float">
            <text:p>0.2000</text:p>
          </table:table-cell>
          <table:table-cell office:value-type="float" office:value="0" calcext:value-type="float">
            <text:p>0.0000</text:p>
          </table:table-cell>
          <table:table-cell table:style-name="Default"/>
          <table:table-cell table:number-columns-repeated="22"/>
        </table:table-row>
        <table:table-row table:style-name="ro1">
          <table:table-cell table:style-name="ce1" office:value-type="float" office:value="0" calcext:value-type="float">
            <text:p>0.0000</text:p>
          </table:table-cell>
          <table:table-cell office:value-type="float" office:value="0" calcext:value-type="float">
            <text:p>0.0000</text:p>
          </table:table-cell>
          <table:table-cell table:style-name="Default"/>
          <table:table-cell table:number-columns-repeated="22"/>
        </table:table-row>
        <table:table-row table:style-name="ro1">
          <table:table-cell office:value-type="float" office:value="-0.15" calcext:value-type="float">
            <text:p>-0.15</text:p>
          </table:table-cell>
          <table:table-cell office:value-type="float" office:value="0" calcext:value-type="float">
            <text:p>0.0000</text:p>
          </table:table-cell>
          <table:table-cell table:number-columns-repeated="23"/>
        </table:table-row>
        <table:table-row table:style-name="ro1">
          <table:table-cell office:value-type="float" office:value="-0.22" calcext:value-type="float">
            <text:p>-0.22</text:p>
          </table:table-cell>
          <table:table-cell office:value-type="float" office:value="0" calcext:value-type="float">
            <text:p>0.0000</text:p>
          </table:table-cell>
          <table:table-cell table:number-columns-repeated="23"/>
        </table:table-row>
        <table:table-row table:style-name="ro1">
          <table:table-cell office:value-type="float" office:value="-0.25" calcext:value-type="float">
            <text:p>-0.25</text:p>
          </table:table-cell>
          <table:table-cell office:value-type="float" office:value="0" calcext:value-type="float">
            <text:p>0.0000</text:p>
          </table:table-cell>
          <table:table-cell table:number-columns-repeated="2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0.13" calcext:value-type="float">
            <text:p>0.1300</text:p>
          </table:table-cell>
          <table:table-cell office:value-type="float" office:value="0.06" calcext:value-type="float">
            <text:p>0.0600</text:p>
          </table:table-cell>
          <table:table-cell office:value-type="float" office:value="-11" calcext:value-type="float">
            <text:p>-11.0000</text:p>
          </table:table-cell>
          <table:table-cell office:value-type="float" office:value="12" calcext:value-type="float">
            <text:p>12.0000</text:p>
          </table:table-cell>
          <table:table-cell table:number-columns-repeated="2" office:value-type="float" office:value="2.4" calcext:value-type="float">
            <text:p>2.4000</text:p>
          </table:table-cell>
          <table:table-cell office:value-type="float" office:value="1.111" calcext:value-type="float">
            <text:p>1.1</text:p>
          </table:table-cell>
          <table:table-cell office:value-type="float" office:value="0.12" calcext:value-type="float">
            <text:p>0.12</text:p>
          </table:table-cell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 office:value-type="float" office:value="0.0075" calcext:value-type="float">
            <text:p>0.0075</text:p>
          </table:table-cell>
          <table:table-cell office:value-type="float" office:value="0.94" calcext:value-type="float">
            <text:p>0.94</text:p>
          </table:table-cell>
          <table:table-cell office:value-type="float" office:value="0.01" calcext:value-type="float">
            <text:p>0.01</text:p>
          </table:table-cell>
          <table:table-cell office:value-type="float" office:value="2.03" calcext:value-type="float">
            <text:p>2.03</text:p>
          </table:table-cell>
          <table:table-cell office:value-type="float" office:value="1.1" calcext:value-type="float">
            <text:p>1.1</text:p>
          </table:table-cell>
          <table:table-cell office:value-type="float" office:value="1.8" calcext:value-type="float">
            <text:p>1.8</text:p>
          </table:table-cell>
          <table:table-cell office:value-type="float" office:value="0.005" calcext:value-type="float">
            <text:p>0.005</text:p>
          </table:table-cell>
          <table:table-cell office:value-type="float" office:value="3" calcext:value-type="float">
            <text:p>3</text:p>
          </table:table-cell>
          <table:table-cell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5" calcext:value-type="float">
            <text:p>-0.05</text:p>
          </table:table-cell>
          <table:table-cell office:value-type="float" office:value="-0.095" calcext:value-type="float">
            <text:p>-0.095</text:p>
          </table:table-cell>
          <table:table-cell office:value-type="float" office:value="-0.125" calcext:value-type="float">
            <text:p>-0.125</text:p>
          </table:table-cell>
        </table:table-row>
        <table:table-row table:style-name="ro1">
          <table:table-cell office:value-type="string" calcext:value-type="string">
            <text:p>alpha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m:</text:p>
          </table:table-cell>
          <table:table-cell office:value-type="string" calcext:value-type="string">
            <text:p>cdt</text:p>
          </table:table-cell>
          <table:table-cell office:value-type="string" calcext:value-type="string">
            <text:p>L/D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L/D</text:p>
          </table:table-cell>
          <table:table-cell office:value-type="string" calcext:value-type="string">
            <text:p>orig cl</text:p>
          </table:table-cell>
          <table:table-cell table:number-columns-repeated="16"/>
        </table:table-row>
        <table:table-row table:style-name="ro1">
          <table:table-cell office:value-type="float" office:value="-180" calcext:value-type="float">
            <text:p>-180</text:p>
          </table:table-cell>
          <table:table-cell office:value-type="float" office:value="0.033" calcext:value-type="float">
            <text:p>0.0330</text:p>
          </table:table-cell>
          <table:table-cell office:value-type="float" office:value="0.047" calcext:value-type="float">
            <text:p>0.0470</text:p>
          </table:table-cell>
          <table:table-cell office:value-type="float" office:value="0.00825" calcext:value-type="float">
            <text:p>0.0083</text:p>
          </table:table-cell>
          <table:table-cell table:number-columns-repeated="4"/>
          <table:table-cell table:style-name="ce1" office:value-type="float" office:value="0.033" calcext:value-type="float">
            <text:p>0.0330</text:p>
          </table:table-cell>
          <table:table-cell table:number-columns-repeated="16"/>
        </table:table-row>
        <table:table-row table:style-name="ro1">
          <table:table-cell office:value-type="float" office:value="-179" calcext:value-type="float">
            <text:p>-179</text:p>
          </table:table-cell>
          <table:table-cell office:value-type="float" office:value="0.1045" calcext:value-type="float">
            <text:p>0.1045</text:p>
          </table:table-cell>
          <table:table-cell office:value-type="float" office:value="0.06933" calcext:value-type="float">
            <text:p>0.0693</text:p>
          </table:table-cell>
          <table:table-cell office:value-type="float" office:value="0.02642" calcext:value-type="float">
            <text:p>0.0264</text:p>
          </table:table-cell>
          <table:table-cell table:number-columns-repeated="4"/>
          <table:table-cell table:style-name="ce1" office:value-type="float" office:value="0.1045" calcext:value-type="float">
            <text:p>0.1045</text:p>
          </table:table-cell>
          <table:table-cell table:number-columns-repeated="16"/>
        </table:table-row>
        <table:table-row table:style-name="ro1">
          <table:table-cell office:value-type="float" office:value="-178" calcext:value-type="float">
            <text:p>-178</text:p>
          </table:table-cell>
          <table:table-cell office:value-type="float" office:value="0.176" calcext:value-type="float">
            <text:p>0.1760</text:p>
          </table:table-cell>
          <table:table-cell office:value-type="float" office:value="0.09164" calcext:value-type="float">
            <text:p>0.0916</text:p>
          </table:table-cell>
          <table:table-cell office:value-type="float" office:value="0.04477" calcext:value-type="float">
            <text:p>0.0448</text:p>
          </table:table-cell>
          <table:table-cell table:number-columns-repeated="4"/>
          <table:table-cell table:style-name="ce1" office:value-type="float" office:value="0.176" calcext:value-type="float">
            <text:p>0.1760</text:p>
          </table:table-cell>
          <table:table-cell table:number-columns-repeated="16"/>
        </table:table-row>
        <table:table-row table:style-name="ro1">
          <table:table-cell office:value-type="float" office:value="-177" calcext:value-type="float">
            <text:p>-177</text:p>
          </table:table-cell>
          <table:table-cell office:value-type="float" office:value="0.26292" calcext:value-type="float">
            <text:p>0.2629</text:p>
          </table:table-cell>
          <table:table-cell office:value-type="float" office:value="0.11393" calcext:value-type="float">
            <text:p>0.1139</text:p>
          </table:table-cell>
          <table:table-cell office:value-type="float" office:value="0.06713" calcext:value-type="float">
            <text:p>0.0671</text:p>
          </table:table-cell>
          <table:table-cell table:number-columns-repeated="4"/>
          <table:table-cell table:style-name="ce1" office:value-type="float" office:value="0.26292" calcext:value-type="float">
            <text:p>0.2629</text:p>
          </table:table-cell>
          <table:table-cell table:number-columns-repeated="16"/>
        </table:table-row>
        <table:table-row table:style-name="ro1">
          <table:table-cell office:value-type="float" office:value="-176" calcext:value-type="float">
            <text:p>-176</text:p>
          </table:table-cell>
          <table:table-cell office:value-type="float" office:value="0.34865" calcext:value-type="float">
            <text:p>0.3487</text:p>
          </table:table-cell>
          <table:table-cell office:value-type="float" office:value="0.13617" calcext:value-type="float">
            <text:p>0.1362</text:p>
          </table:table-cell>
          <table:table-cell office:value-type="float" office:value="0.08932" calcext:value-type="float">
            <text:p>0.0893</text:p>
          </table:table-cell>
          <table:table-cell table:number-columns-repeated="4"/>
          <table:table-cell table:style-name="ce1" office:value-type="float" office:value="0.34865" calcext:value-type="float">
            <text:p>0.3487</text:p>
          </table:table-cell>
          <table:table-cell table:number-columns-repeated="16"/>
        </table:table-row>
        <table:table-row table:style-name="ro1">
          <table:table-cell office:value-type="float" office:value="-175" calcext:value-type="float">
            <text:p>-175</text:p>
          </table:table-cell>
          <table:table-cell office:value-type="float" office:value="0.4206" calcext:value-type="float">
            <text:p>0.4206</text:p>
          </table:table-cell>
          <table:table-cell office:value-type="float" office:value="0.15838" calcext:value-type="float">
            <text:p>0.1584</text:p>
          </table:table-cell>
          <table:table-cell office:value-type="float" office:value="0.1082" calcext:value-type="float">
            <text:p>0.1082</text:p>
          </table:table-cell>
          <table:table-cell table:number-columns-repeated="4"/>
          <table:table-cell table:style-name="ce1" office:value-type="float" office:value="0.4206" calcext:value-type="float">
            <text:p>0.4206</text:p>
          </table:table-cell>
          <table:table-cell table:number-columns-repeated="16"/>
        </table:table-row>
        <table:table-row table:style-name="ro1">
          <table:table-cell office:value-type="float" office:value="-174" calcext:value-type="float">
            <text:p>-174</text:p>
          </table:table-cell>
          <table:table-cell office:value-type="float" office:value="0.47949" calcext:value-type="float">
            <text:p>0.4795</text:p>
          </table:table-cell>
          <table:table-cell office:value-type="float" office:value="0.18054" calcext:value-type="float">
            <text:p>0.1805</text:p>
          </table:table-cell>
          <table:table-cell office:value-type="float" office:value="0.12393" calcext:value-type="float">
            <text:p>0.1239</text:p>
          </table:table-cell>
          <table:table-cell table:number-columns-repeated="4"/>
          <table:table-cell table:style-name="ce1" office:value-type="float" office:value="0.47949" calcext:value-type="float">
            <text:p>0.4795</text:p>
          </table:table-cell>
          <table:table-cell table:number-columns-repeated="16"/>
        </table:table-row>
        <table:table-row table:style-name="ro1">
          <table:table-cell office:value-type="float" office:value="-173" calcext:value-type="float">
            <text:p>-173</text:p>
          </table:table-cell>
          <table:table-cell office:value-type="float" office:value="0.52612" calcext:value-type="float">
            <text:p>0.5261</text:p>
          </table:table-cell>
          <table:table-cell office:value-type="float" office:value="0.20264" calcext:value-type="float">
            <text:p>0.2026</text:p>
          </table:table-cell>
          <table:table-cell office:value-type="float" office:value="0.13672" calcext:value-type="float">
            <text:p>0.1367</text:p>
          </table:table-cell>
          <table:table-cell table:number-columns-repeated="4"/>
          <table:table-cell table:style-name="ce1" office:value-type="float" office:value="0.52612" calcext:value-type="float">
            <text:p>0.5261</text:p>
          </table:table-cell>
          <table:table-cell table:number-columns-repeated="16"/>
        </table:table-row>
        <table:table-row table:style-name="ro1">
          <table:table-cell office:value-type="float" office:value="-172" calcext:value-type="float">
            <text:p>-172</text:p>
          </table:table-cell>
          <table:table-cell office:value-type="float" office:value="0.56133" calcext:value-type="float">
            <text:p>0.5613</text:p>
          </table:table-cell>
          <table:table-cell office:value-type="float" office:value="0.22468" calcext:value-type="float">
            <text:p>0.2247</text:p>
          </table:table-cell>
          <table:table-cell office:value-type="float" office:value="0.14679" calcext:value-type="float">
            <text:p>0.1468</text:p>
          </table:table-cell>
          <table:table-cell table:number-columns-repeated="4"/>
          <table:table-cell table:style-name="ce1" office:value-type="float" office:value="0.56133" calcext:value-type="float">
            <text:p>0.5613</text:p>
          </table:table-cell>
          <table:table-cell table:number-columns-repeated="16"/>
        </table:table-row>
        <table:table-row table:style-name="ro1">
          <table:table-cell office:value-type="float" office:value="-171" calcext:value-type="float">
            <text:p>-171</text:p>
          </table:table-cell>
          <table:table-cell office:value-type="float" office:value="0.58612" calcext:value-type="float">
            <text:p>0.5861</text:p>
          </table:table-cell>
          <table:table-cell office:value-type="float" office:value="0.24666" calcext:value-type="float">
            <text:p>0.2467</text:p>
          </table:table-cell>
          <table:table-cell office:value-type="float" office:value="0.15437" calcext:value-type="float">
            <text:p>0.1544</text:p>
          </table:table-cell>
          <table:table-cell table:number-columns-repeated="4"/>
          <table:table-cell table:style-name="ce1" office:value-type="float" office:value="0.58612" calcext:value-type="float">
            <text:p>0.5861</text:p>
          </table:table-cell>
          <table:table-cell table:number-columns-repeated="16"/>
        </table:table-row>
        <table:table-row table:style-name="ro1">
          <table:table-cell office:value-type="float" office:value="-170" calcext:value-type="float">
            <text:p>-170</text:p>
          </table:table-cell>
          <table:table-cell office:value-type="float" office:value="0.60163" calcext:value-type="float">
            <text:p>0.6016</text:p>
          </table:table-cell>
          <table:table-cell office:value-type="float" office:value="0.26856" calcext:value-type="float">
            <text:p>0.2686</text:p>
          </table:table-cell>
          <table:table-cell office:value-type="float" office:value="0.15978" calcext:value-type="float">
            <text:p>0.1598</text:p>
          </table:table-cell>
          <table:table-cell table:number-columns-repeated="4"/>
          <table:table-cell table:style-name="ce1" office:value-type="float" office:value="0.60163" calcext:value-type="float">
            <text:p>0.6016</text:p>
          </table:table-cell>
          <table:table-cell table:number-columns-repeated="16"/>
        </table:table-row>
        <table:table-row table:style-name="ro1">
          <table:table-cell office:value-type="float" office:value="-169" calcext:value-type="float">
            <text:p>-169</text:p>
          </table:table-cell>
          <table:table-cell office:value-type="float" office:value="0.60927" calcext:value-type="float">
            <text:p>0.6093</text:p>
          </table:table-cell>
          <table:table-cell office:value-type="float" office:value="0.29037" calcext:value-type="float">
            <text:p>0.2904</text:p>
          </table:table-cell>
          <table:table-cell office:value-type="float" office:value="0.16337" calcext:value-type="float">
            <text:p>0.1634</text:p>
          </table:table-cell>
          <table:table-cell table:number-columns-repeated="4"/>
          <table:table-cell table:style-name="ce1" office:value-type="float" office:value="0.60927" calcext:value-type="float">
            <text:p>0.6093</text:p>
          </table:table-cell>
          <table:table-cell table:number-columns-repeated="16"/>
        </table:table-row>
        <table:table-row table:style-name="ro1">
          <table:table-cell office:value-type="float" office:value="-168" calcext:value-type="float">
            <text:p>-168</text:p>
          </table:table-cell>
          <table:table-cell office:value-type="float" office:value="0.61105" calcext:value-type="float">
            <text:p>0.6111</text:p>
          </table:table-cell>
          <table:table-cell office:value-type="float" office:value="0.3121" calcext:value-type="float">
            <text:p>0.3121</text:p>
          </table:table-cell>
          <table:table-cell office:value-type="float" office:value="0.16565" calcext:value-type="float">
            <text:p>0.1657</text:p>
          </table:table-cell>
          <table:table-cell table:number-columns-repeated="4"/>
          <table:table-cell table:style-name="ce1" office:value-type="float" office:value="0.61105" calcext:value-type="float">
            <text:p>0.6111</text:p>
          </table:table-cell>
          <table:table-cell table:number-columns-repeated="16"/>
        </table:table-row>
        <table:table-row table:style-name="ro1">
          <table:table-cell office:value-type="float" office:value="-167" calcext:value-type="float">
            <text:p>-167</text:p>
          </table:table-cell>
          <table:table-cell office:value-type="float" office:value="0.5429" calcext:value-type="float">
            <text:p>0.5429</text:p>
          </table:table-cell>
          <table:table-cell office:value-type="float" office:value="0.33373" calcext:value-type="float">
            <text:p>0.3337</text:p>
          </table:table-cell>
          <table:table-cell office:value-type="float" office:value="0.15102" calcext:value-type="float">
            <text:p>0.1510</text:p>
          </table:table-cell>
          <table:table-cell table:number-columns-repeated="4"/>
          <table:table-cell table:style-name="ce1" office:value-type="float" office:value="0.5429" calcext:value-type="float">
            <text:p>0.5429</text:p>
          </table:table-cell>
          <table:table-cell table:number-columns-repeated="16"/>
        </table:table-row>
        <table:table-row table:style-name="ro1">
          <table:table-cell office:value-type="float" office:value="-166" calcext:value-type="float">
            <text:p>-166</text:p>
          </table:table-cell>
          <table:table-cell office:value-type="float" office:value="0.53646" calcext:value-type="float">
            <text:p>0.5365</text:p>
          </table:table-cell>
          <table:table-cell office:value-type="float" office:value="0.35526" calcext:value-type="float">
            <text:p>0.3553</text:p>
          </table:table-cell>
          <table:table-cell office:value-type="float" office:value="0.15162" calcext:value-type="float">
            <text:p>0.1516</text:p>
          </table:table-cell>
          <table:table-cell table:number-columns-repeated="4"/>
          <table:table-cell table:style-name="ce1" office:value-type="float" office:value="0.53646" calcext:value-type="float">
            <text:p>0.5365</text:p>
          </table:table-cell>
          <table:table-cell table:number-columns-repeated="16"/>
        </table:table-row>
        <table:table-row table:style-name="ro1">
          <table:table-cell office:value-type="float" office:value="-165" calcext:value-type="float">
            <text:p>-165</text:p>
          </table:table-cell>
          <table:table-cell office:value-type="float" office:value="0.52571" calcext:value-type="float">
            <text:p>0.5257</text:p>
          </table:table-cell>
          <table:table-cell office:value-type="float" office:value="0.37669" calcext:value-type="float">
            <text:p>0.3767</text:p>
          </table:table-cell>
          <table:table-cell office:value-type="float" office:value="0.15132" calcext:value-type="float">
            <text:p>0.1513</text:p>
          </table:table-cell>
          <table:table-cell table:number-columns-repeated="4"/>
          <table:table-cell table:style-name="ce1" office:value-type="float" office:value="0.52571" calcext:value-type="float">
            <text:p>0.5257</text:p>
          </table:table-cell>
          <table:table-cell table:number-columns-repeated="16"/>
        </table:table-row>
        <table:table-row table:style-name="ro1">
          <table:table-cell office:value-type="float" office:value="-164" calcext:value-type="float">
            <text:p>-164</text:p>
          </table:table-cell>
          <table:table-cell office:value-type="float" office:value="0.51067" calcext:value-type="float">
            <text:p>0.5107</text:p>
          </table:table-cell>
          <table:table-cell office:value-type="float" office:value="0.39799" calcext:value-type="float">
            <text:p>0.3980</text:p>
          </table:table-cell>
          <table:table-cell office:value-type="float" office:value="0.15015" calcext:value-type="float">
            <text:p>0.1502</text:p>
          </table:table-cell>
          <table:table-cell table:number-columns-repeated="4"/>
          <table:table-cell table:style-name="ce1" office:value-type="float" office:value="0.51067" calcext:value-type="float">
            <text:p>0.5107</text:p>
          </table:table-cell>
          <table:table-cell table:number-columns-repeated="16"/>
        </table:table-row>
        <table:table-row table:style-name="ro1">
          <table:table-cell office:value-type="float" office:value="-163" calcext:value-type="float">
            <text:p>-163</text:p>
          </table:table-cell>
          <table:table-cell office:value-type="float" office:value="0.49134" calcext:value-type="float">
            <text:p>0.4913</text:p>
          </table:table-cell>
          <table:table-cell office:value-type="float" office:value="0.41918" calcext:value-type="float">
            <text:p>0.4192</text:p>
          </table:table-cell>
          <table:table-cell office:value-type="float" office:value="0.14811" calcext:value-type="float">
            <text:p>0.1481</text:p>
          </table:table-cell>
          <table:table-cell table:number-columns-repeated="4"/>
          <table:table-cell table:style-name="ce1" office:value-type="float" office:value="0.49134" calcext:value-type="float">
            <text:p>0.4913</text:p>
          </table:table-cell>
          <table:table-cell table:number-columns-repeated="16"/>
        </table:table-row>
        <table:table-row table:style-name="ro1">
          <table:table-cell office:value-type="float" office:value="-162" calcext:value-type="float">
            <text:p>-162</text:p>
          </table:table-cell>
          <table:table-cell office:value-type="float" office:value="0.46771" calcext:value-type="float">
            <text:p>0.4677</text:p>
          </table:table-cell>
          <table:table-cell office:value-type="float" office:value="0.44024" calcext:value-type="float">
            <text:p>0.4402</text:p>
          </table:table-cell>
          <table:table-cell office:value-type="float" office:value="0.14521" calcext:value-type="float">
            <text:p>0.1452</text:p>
          </table:table-cell>
          <table:table-cell table:number-columns-repeated="4"/>
          <table:table-cell table:style-name="ce1" office:value-type="float" office:value="0.46771" calcext:value-type="float">
            <text:p>0.4677</text:p>
          </table:table-cell>
          <table:table-cell table:number-columns-repeated="16"/>
        </table:table-row>
        <table:table-row table:style-name="ro1">
          <table:table-cell office:value-type="float" office:value="-161" calcext:value-type="float">
            <text:p>-161</text:p>
          </table:table-cell>
          <table:table-cell office:value-type="float" office:value="0.43978" calcext:value-type="float">
            <text:p>0.4398</text:p>
          </table:table-cell>
          <table:table-cell office:value-type="float" office:value="0.46117" calcext:value-type="float">
            <text:p>0.4612</text:p>
          </table:table-cell>
          <table:table-cell office:value-type="float" office:value="0.14149" calcext:value-type="float">
            <text:p>0.1415</text:p>
          </table:table-cell>
          <table:table-cell table:number-columns-repeated="4"/>
          <table:table-cell table:style-name="ce1" office:value-type="float" office:value="0.43978" calcext:value-type="float">
            <text:p>0.4398</text:p>
          </table:table-cell>
          <table:table-cell table:number-columns-repeated="16"/>
        </table:table-row>
        <table:table-row table:style-name="ro1">
          <table:table-cell office:value-type="float" office:value="-160" calcext:value-type="float">
            <text:p>-160</text:p>
          </table:table-cell>
          <table:table-cell office:value-type="float" office:value="0.40755" calcext:value-type="float">
            <text:p>0.4076</text:p>
          </table:table-cell>
          <table:table-cell office:value-type="float" office:value="0.48195" calcext:value-type="float">
            <text:p>0.4820</text:p>
          </table:table-cell>
          <table:table-cell office:value-type="float" office:value="0.13695" calcext:value-type="float">
            <text:p>0.1370</text:p>
          </table:table-cell>
          <table:table-cell table:number-columns-repeated="4"/>
          <table:table-cell table:style-name="ce1" office:value-type="float" office:value="0.40755" calcext:value-type="float">
            <text:p>0.4076</text:p>
          </table:table-cell>
          <table:table-cell table:number-columns-repeated="16"/>
        </table:table-row>
        <table:table-row table:style-name="ro1">
          <table:table-cell office:value-type="float" office:value="-159" calcext:value-type="float">
            <text:p>-159</text:p>
          </table:table-cell>
          <table:table-cell office:value-type="float" office:value="0.45542" calcext:value-type="float">
            <text:p>0.4554</text:p>
          </table:table-cell>
          <table:table-cell office:value-type="float" office:value="0.50259" calcext:value-type="float">
            <text:p>0.5026</text:p>
          </table:table-cell>
          <table:table-cell office:value-type="float" office:value="0.15132" calcext:value-type="float">
            <text:p>0.1513</text:p>
          </table:table-cell>
          <table:table-cell table:number-columns-repeated="4"/>
          <table:table-cell table:style-name="ce1" office:value-type="float" office:value="0.45542" calcext:value-type="float">
            <text:p>0.4554</text:p>
          </table:table-cell>
          <table:table-cell table:number-columns-repeated="16"/>
        </table:table-row>
        <table:table-row table:style-name="ro1">
          <table:table-cell office:value-type="float" office:value="-158" calcext:value-type="float">
            <text:p>-158</text:p>
          </table:table-cell>
          <table:table-cell office:value-type="float" office:value="0.50311" calcext:value-type="float">
            <text:p>0.5031</text:p>
          </table:table-cell>
          <table:table-cell office:value-type="float" office:value="0.52307" calcext:value-type="float">
            <text:p>0.5231</text:p>
          </table:table-cell>
          <table:table-cell office:value-type="float" office:value="0.16561" calcext:value-type="float">
            <text:p>0.1656</text:p>
          </table:table-cell>
          <table:table-cell table:number-columns-repeated="4"/>
          <table:table-cell table:style-name="ce1" office:value-type="float" office:value="0.50311" calcext:value-type="float">
            <text:p>0.5031</text:p>
          </table:table-cell>
          <table:table-cell table:number-columns-repeated="16"/>
        </table:table-row>
        <table:table-row table:style-name="ro1">
          <table:table-cell office:value-type="float" office:value="-157" calcext:value-type="float">
            <text:p>-157</text:p>
          </table:table-cell>
          <table:table-cell office:value-type="float" office:value="0.55042" calcext:value-type="float">
            <text:p>0.5504</text:p>
          </table:table-cell>
          <table:table-cell office:value-type="float" office:value="0.5434" calcext:value-type="float">
            <text:p>0.5434</text:p>
          </table:table-cell>
          <table:table-cell office:value-type="float" office:value="0.17975" calcext:value-type="float">
            <text:p>0.1798</text:p>
          </table:table-cell>
          <table:table-cell table:number-columns-repeated="4"/>
          <table:table-cell table:style-name="ce1" office:value-type="float" office:value="0.55042" calcext:value-type="float">
            <text:p>0.5504</text:p>
          </table:table-cell>
          <table:table-cell table:number-columns-repeated="16"/>
        </table:table-row>
        <table:table-row table:style-name="ro1">
          <table:table-cell office:value-type="float" office:value="-156" calcext:value-type="float">
            <text:p>-156</text:p>
          </table:table-cell>
          <table:table-cell office:value-type="float" office:value="0.59716" calcext:value-type="float">
            <text:p>0.5972</text:p>
          </table:table-cell>
          <table:table-cell office:value-type="float" office:value="0.56356" calcext:value-type="float">
            <text:p>0.5636</text:p>
          </table:table-cell>
          <table:table-cell office:value-type="float" office:value="0.19369" calcext:value-type="float">
            <text:p>0.1937</text:p>
          </table:table-cell>
          <table:table-cell table:number-columns-repeated="4"/>
          <table:table-cell table:style-name="ce1" office:value-type="float" office:value="0.59716" calcext:value-type="float">
            <text:p>0.5972</text:p>
          </table:table-cell>
          <table:table-cell table:number-columns-repeated="16"/>
        </table:table-row>
        <table:table-row table:style-name="ro1">
          <table:table-cell office:value-type="float" office:value="-155" calcext:value-type="float">
            <text:p>-155</text:p>
          </table:table-cell>
          <table:table-cell office:value-type="float" office:value="0.64316" calcext:value-type="float">
            <text:p>0.6432</text:p>
          </table:table-cell>
          <table:table-cell office:value-type="float" office:value="0.58355" calcext:value-type="float">
            <text:p>0.5836</text:p>
          </table:table-cell>
          <table:table-cell office:value-type="float" office:value="0.20738" calcext:value-type="float">
            <text:p>0.2074</text:p>
          </table:table-cell>
          <table:table-cell table:number-columns-repeated="4"/>
          <table:table-cell table:style-name="ce1" office:value-type="float" office:value="0.64316" calcext:value-type="float">
            <text:p>0.6432</text:p>
          </table:table-cell>
          <table:table-cell table:number-columns-repeated="16"/>
        </table:table-row>
        <table:table-row table:style-name="ro1">
          <table:table-cell office:value-type="float" office:value="-154" calcext:value-type="float">
            <text:p>-154</text:p>
          </table:table-cell>
          <table:table-cell office:value-type="float" office:value="0.68823" calcext:value-type="float">
            <text:p>0.6882</text:p>
          </table:table-cell>
          <table:table-cell office:value-type="float" office:value="0.60336" calcext:value-type="float">
            <text:p>0.6034</text:p>
          </table:table-cell>
          <table:table-cell office:value-type="float" office:value="0.22077" calcext:value-type="float">
            <text:p>0.2208</text:p>
          </table:table-cell>
          <table:table-cell table:number-columns-repeated="4"/>
          <table:table-cell table:style-name="ce1" office:value-type="float" office:value="0.68823" calcext:value-type="float">
            <text:p>0.6882</text:p>
          </table:table-cell>
          <table:table-cell table:number-columns-repeated="16"/>
        </table:table-row>
        <table:table-row table:style-name="ro1">
          <table:table-cell office:value-type="float" office:value="-153" calcext:value-type="float">
            <text:p>-153</text:p>
          </table:table-cell>
          <table:table-cell office:value-type="float" office:value="0.73219" calcext:value-type="float">
            <text:p>0.7322</text:p>
          </table:table-cell>
          <table:table-cell office:value-type="float" office:value="0.62298" calcext:value-type="float">
            <text:p>0.6230</text:p>
          </table:table-cell>
          <table:table-cell office:value-type="float" office:value="0.2338" calcext:value-type="float">
            <text:p>0.2338</text:p>
          </table:table-cell>
          <table:table-cell table:number-columns-repeated="4"/>
          <table:table-cell table:style-name="ce1" office:value-type="float" office:value="0.73219" calcext:value-type="float">
            <text:p>0.7322</text:p>
          </table:table-cell>
          <table:table-cell table:number-columns-repeated="16"/>
        </table:table-row>
        <table:table-row table:style-name="ro1">
          <table:table-cell office:value-type="float" office:value="-152" calcext:value-type="float">
            <text:p>-152</text:p>
          </table:table-cell>
          <table:table-cell office:value-type="float" office:value="0.77486" calcext:value-type="float">
            <text:p>0.7749</text:p>
          </table:table-cell>
          <table:table-cell office:value-type="float" office:value="0.64242" calcext:value-type="float">
            <text:p>0.6424</text:p>
          </table:table-cell>
          <table:table-cell office:value-type="float" office:value="0.24644" calcext:value-type="float">
            <text:p>0.2464</text:p>
          </table:table-cell>
          <table:table-cell table:number-columns-repeated="4"/>
          <table:table-cell table:style-name="ce1" office:value-type="float" office:value="0.77486" calcext:value-type="float">
            <text:p>0.7749</text:p>
          </table:table-cell>
          <table:table-cell table:number-columns-repeated="16"/>
        </table:table-row>
        <table:table-row table:style-name="ro1">
          <table:table-cell office:value-type="float" office:value="-151" calcext:value-type="float">
            <text:p>-151</text:p>
          </table:table-cell>
          <table:table-cell office:value-type="float" office:value="0.81609" calcext:value-type="float">
            <text:p>0.8161</text:p>
          </table:table-cell>
          <table:table-cell office:value-type="float" office:value="0.66166" calcext:value-type="float">
            <text:p>0.6617</text:p>
          </table:table-cell>
          <table:table-cell office:value-type="float" office:value="0.25864" calcext:value-type="float">
            <text:p>0.2586</text:p>
          </table:table-cell>
          <table:table-cell table:number-columns-repeated="4"/>
          <table:table-cell table:style-name="ce1" office:value-type="float" office:value="0.81609" calcext:value-type="float">
            <text:p>0.8161</text:p>
          </table:table-cell>
          <table:table-cell table:number-columns-repeated="16"/>
        </table:table-row>
        <table:table-row table:style-name="ro1">
          <table:table-cell office:value-type="float" office:value="-150" calcext:value-type="float">
            <text:p>-150</text:p>
          </table:table-cell>
          <table:table-cell office:value-type="float" office:value="0.85571" calcext:value-type="float">
            <text:p>0.8557</text:p>
          </table:table-cell>
          <table:table-cell office:value-type="float" office:value="0.6807" calcext:value-type="float">
            <text:p>0.6807</text:p>
          </table:table-cell>
          <table:table-cell office:value-type="float" office:value="0.27035" calcext:value-type="float">
            <text:p>0.2704</text:p>
          </table:table-cell>
          <table:table-cell table:number-columns-repeated="4"/>
          <table:table-cell table:style-name="ce1" office:value-type="float" office:value="0.85571" calcext:value-type="float">
            <text:p>0.8557</text:p>
          </table:table-cell>
          <table:table-cell table:number-columns-repeated="16"/>
        </table:table-row>
        <table:table-row table:style-name="ro1">
          <table:table-cell office:value-type="float" office:value="-149" calcext:value-type="float">
            <text:p>-149</text:p>
          </table:table-cell>
          <table:table-cell office:value-type="float" office:value="0.89355" calcext:value-type="float">
            <text:p>0.8936</text:p>
          </table:table-cell>
          <table:table-cell office:value-type="float" office:value="0.69954" calcext:value-type="float">
            <text:p>0.6995</text:p>
          </table:table-cell>
          <table:table-cell office:value-type="float" office:value="0.28155" calcext:value-type="float">
            <text:p>0.2816</text:p>
          </table:table-cell>
          <table:table-cell table:number-columns-repeated="4"/>
          <table:table-cell table:style-name="ce1" office:value-type="float" office:value="0.89355" calcext:value-type="float">
            <text:p>0.8936</text:p>
          </table:table-cell>
          <table:table-cell table:number-columns-repeated="16"/>
        </table:table-row>
        <table:table-row table:style-name="ro1">
          <table:table-cell office:value-type="float" office:value="-148" calcext:value-type="float">
            <text:p>-148</text:p>
          </table:table-cell>
          <table:table-cell office:value-type="float" office:value="0.92948" calcext:value-type="float">
            <text:p>0.9295</text:p>
          </table:table-cell>
          <table:table-cell office:value-type="float" office:value="0.71815" calcext:value-type="float">
            <text:p>0.7182</text:p>
          </table:table-cell>
          <table:table-cell office:value-type="float" office:value="0.2922" calcext:value-type="float">
            <text:p>0.2922</text:p>
          </table:table-cell>
          <table:table-cell table:number-columns-repeated="4"/>
          <table:table-cell table:style-name="ce1" office:value-type="float" office:value="0.92948" calcext:value-type="float">
            <text:p>0.9295</text:p>
          </table:table-cell>
          <table:table-cell table:number-columns-repeated="16"/>
        </table:table-row>
        <table:table-row table:style-name="ro1">
          <table:table-cell office:value-type="float" office:value="-147" calcext:value-type="float">
            <text:p>-147</text:p>
          </table:table-cell>
          <table:table-cell office:value-type="float" office:value="0.96335" calcext:value-type="float">
            <text:p>0.9634</text:p>
          </table:table-cell>
          <table:table-cell office:value-type="float" office:value="0.73656" calcext:value-type="float">
            <text:p>0.7366</text:p>
          </table:table-cell>
          <table:table-cell office:value-type="float" office:value="0.30227" calcext:value-type="float">
            <text:p>0.3023</text:p>
          </table:table-cell>
          <table:table-cell table:number-columns-repeated="4"/>
          <table:table-cell table:style-name="ce1" office:value-type="float" office:value="0.96335" calcext:value-type="float">
            <text:p>0.9634</text:p>
          </table:table-cell>
          <table:table-cell table:number-columns-repeated="16"/>
        </table:table-row>
        <table:table-row table:style-name="ro1">
          <table:table-cell office:value-type="float" office:value="-146" calcext:value-type="float">
            <text:p>-146</text:p>
          </table:table-cell>
          <table:table-cell office:value-type="float" office:value="0.99503" calcext:value-type="float">
            <text:p>0.9950</text:p>
          </table:table-cell>
          <table:table-cell office:value-type="float" office:value="0.75473" calcext:value-type="float">
            <text:p>0.7547</text:p>
          </table:table-cell>
          <table:table-cell office:value-type="float" office:value="0.31174" calcext:value-type="float">
            <text:p>0.3117</text:p>
          </table:table-cell>
          <table:table-cell table:number-columns-repeated="4"/>
          <table:table-cell table:style-name="ce1" office:value-type="float" office:value="0.99503" calcext:value-type="float">
            <text:p>0.9950</text:p>
          </table:table-cell>
          <table:table-cell table:number-columns-repeated="16"/>
        </table:table-row>
        <table:table-row table:style-name="ro1">
          <table:table-cell office:value-type="float" office:value="-145" calcext:value-type="float">
            <text:p>-145</text:p>
          </table:table-cell>
          <table:table-cell office:value-type="float" office:value="1.02438" calcext:value-type="float">
            <text:p>1.0244</text:p>
          </table:table-cell>
          <table:table-cell office:value-type="float" office:value="0.77268" calcext:value-type="float">
            <text:p>0.7727</text:p>
          </table:table-cell>
          <table:table-cell office:value-type="float" office:value="0.32058" calcext:value-type="float">
            <text:p>0.3206</text:p>
          </table:table-cell>
          <table:table-cell table:number-columns-repeated="4"/>
          <table:table-cell table:style-name="ce1" office:value-type="float" office:value="1.02438" calcext:value-type="float">
            <text:p>1.0244</text:p>
          </table:table-cell>
          <table:table-cell table:number-columns-repeated="16"/>
        </table:table-row>
        <table:table-row table:style-name="ro1">
          <table:table-cell office:value-type="float" office:value="-144" calcext:value-type="float">
            <text:p>-144</text:p>
          </table:table-cell>
          <table:table-cell office:value-type="float" office:value="1.05131" calcext:value-type="float">
            <text:p>1.0513</text:p>
          </table:table-cell>
          <table:table-cell office:value-type="float" office:value="0.79039" calcext:value-type="float">
            <text:p>0.7904</text:p>
          </table:table-cell>
          <table:table-cell office:value-type="float" office:value="0.32878" calcext:value-type="float">
            <text:p>0.3288</text:p>
          </table:table-cell>
          <table:table-cell table:number-columns-repeated="4"/>
          <table:table-cell table:style-name="ce1" office:value-type="float" office:value="1.05131" calcext:value-type="float">
            <text:p>1.0513</text:p>
          </table:table-cell>
          <table:table-cell table:number-columns-repeated="16"/>
        </table:table-row>
        <table:table-row table:style-name="ro1">
          <table:table-cell office:value-type="float" office:value="-143" calcext:value-type="float">
            <text:p>-143</text:p>
          </table:table-cell>
          <table:table-cell office:value-type="float" office:value="1.07569" calcext:value-type="float">
            <text:p>1.0757</text:p>
          </table:table-cell>
          <table:table-cell office:value-type="float" office:value="0.80786" calcext:value-type="float">
            <text:p>0.8079</text:p>
          </table:table-cell>
          <table:table-cell office:value-type="float" office:value="0.33632" calcext:value-type="float">
            <text:p>0.3363</text:p>
          </table:table-cell>
          <table:table-cell table:number-columns-repeated="4"/>
          <table:table-cell table:style-name="ce1" office:value-type="float" office:value="1.07569" calcext:value-type="float">
            <text:p>1.0757</text:p>
          </table:table-cell>
          <table:table-cell table:number-columns-repeated="16"/>
        </table:table-row>
        <table:table-row table:style-name="ro1">
          <table:table-cell office:value-type="float" office:value="-142" calcext:value-type="float">
            <text:p>-142</text:p>
          </table:table-cell>
          <table:table-cell office:value-type="float" office:value="1.09744" calcext:value-type="float">
            <text:p>1.0974</text:p>
          </table:table-cell>
          <table:table-cell office:value-type="float" office:value="0.82508" calcext:value-type="float">
            <text:p>0.8251</text:p>
          </table:table-cell>
          <table:table-cell office:value-type="float" office:value="0.34319" calcext:value-type="float">
            <text:p>0.3432</text:p>
          </table:table-cell>
          <table:table-cell table:number-columns-repeated="4"/>
          <table:table-cell table:style-name="ce1" office:value-type="float" office:value="1.09744" calcext:value-type="float">
            <text:p>1.0974</text:p>
          </table:table-cell>
          <table:table-cell table:number-columns-repeated="16"/>
        </table:table-row>
        <table:table-row table:style-name="ro1">
          <table:table-cell office:value-type="float" office:value="-141" calcext:value-type="float">
            <text:p>-141</text:p>
          </table:table-cell>
          <table:table-cell office:value-type="float" office:value="1.11646" calcext:value-type="float">
            <text:p>1.1165</text:p>
          </table:table-cell>
          <table:table-cell office:value-type="float" office:value="0.84206" calcext:value-type="float">
            <text:p>0.8421</text:p>
          </table:table-cell>
          <table:table-cell office:value-type="float" office:value="0.34939" calcext:value-type="float">
            <text:p>0.3494</text:p>
          </table:table-cell>
          <table:table-cell table:number-columns-repeated="4"/>
          <table:table-cell table:style-name="ce1" office:value-type="float" office:value="1.11646" calcext:value-type="float">
            <text:p>1.1165</text:p>
          </table:table-cell>
          <table:table-cell table:number-columns-repeated="16"/>
        </table:table-row>
        <table:table-row table:style-name="ro1">
          <table:table-cell office:value-type="float" office:value="-140" calcext:value-type="float">
            <text:p>-140</text:p>
          </table:table-cell>
          <table:table-cell office:value-type="float" office:value="1.13268" calcext:value-type="float">
            <text:p>1.1327</text:p>
          </table:table-cell>
          <table:table-cell office:value-type="float" office:value="0.85877" calcext:value-type="float">
            <text:p>0.8588</text:p>
          </table:table-cell>
          <table:table-cell office:value-type="float" office:value="0.35492" calcext:value-type="float">
            <text:p>0.3549</text:p>
          </table:table-cell>
          <table:table-cell table:number-columns-repeated="4"/>
          <table:table-cell table:style-name="ce1" office:value-type="float" office:value="1.13268" calcext:value-type="float">
            <text:p>1.1327</text:p>
          </table:table-cell>
          <table:table-cell table:number-columns-repeated="16"/>
        </table:table-row>
        <table:table-row table:style-name="ro1">
          <table:table-cell office:value-type="float" office:value="-139" calcext:value-type="float">
            <text:p>-139</text:p>
          </table:table-cell>
          <table:table-cell office:value-type="float" office:value="1.14605" calcext:value-type="float">
            <text:p>1.1461</text:p>
          </table:table-cell>
          <table:table-cell office:value-type="float" office:value="0.87523" calcext:value-type="float">
            <text:p>0.8752</text:p>
          </table:table-cell>
          <table:table-cell office:value-type="float" office:value="0.35978" calcext:value-type="float">
            <text:p>0.3598</text:p>
          </table:table-cell>
          <table:table-cell table:number-columns-repeated="4"/>
          <table:table-cell table:style-name="ce1" office:value-type="float" office:value="1.14605" calcext:value-type="float">
            <text:p>1.1461</text:p>
          </table:table-cell>
          <table:table-cell table:number-columns-repeated="16"/>
        </table:table-row>
        <table:table-row table:style-name="ro1">
          <table:table-cell office:value-type="float" office:value="-138" calcext:value-type="float">
            <text:p>-138</text:p>
          </table:table-cell>
          <table:table-cell office:value-type="float" office:value="1.15649" calcext:value-type="float">
            <text:p>1.1565</text:p>
          </table:table-cell>
          <table:table-cell office:value-type="float" office:value="0.89141" calcext:value-type="float">
            <text:p>0.8914</text:p>
          </table:table-cell>
          <table:table-cell office:value-type="float" office:value="0.36398" calcext:value-type="float">
            <text:p>0.3640</text:p>
          </table:table-cell>
          <table:table-cell table:number-columns-repeated="4"/>
          <table:table-cell table:style-name="ce1" office:value-type="float" office:value="1.15649" calcext:value-type="float">
            <text:p>1.1565</text:p>
          </table:table-cell>
          <table:table-cell table:number-columns-repeated="16"/>
        </table:table-row>
        <table:table-row table:style-name="ro1">
          <table:table-cell office:value-type="float" office:value="-137" calcext:value-type="float">
            <text:p>-137</text:p>
          </table:table-cell>
          <table:table-cell office:value-type="float" office:value="1.16399" calcext:value-type="float">
            <text:p>1.1640</text:p>
          </table:table-cell>
          <table:table-cell office:value-type="float" office:value="0.90733" calcext:value-type="float">
            <text:p>0.9073</text:p>
          </table:table-cell>
          <table:table-cell office:value-type="float" office:value="0.36752" calcext:value-type="float">
            <text:p>0.3675</text:p>
          </table:table-cell>
          <table:table-cell table:number-columns-repeated="4"/>
          <table:table-cell table:style-name="ce1" office:value-type="float" office:value="1.16399" calcext:value-type="float">
            <text:p>1.1640</text:p>
          </table:table-cell>
          <table:table-cell table:number-columns-repeated="16"/>
        </table:table-row>
        <table:table-row table:style-name="ro1">
          <table:table-cell office:value-type="float" office:value="-136" calcext:value-type="float">
            <text:p>-136</text:p>
          </table:table-cell>
          <table:table-cell office:value-type="float" office:value="1.1685" calcext:value-type="float">
            <text:p>1.1685</text:p>
          </table:table-cell>
          <table:table-cell office:value-type="float" office:value="0.92297" calcext:value-type="float">
            <text:p>0.9230</text:p>
          </table:table-cell>
          <table:table-cell office:value-type="float" office:value="0.37042" calcext:value-type="float">
            <text:p>0.3704</text:p>
          </table:table-cell>
          <table:table-cell table:number-columns-repeated="4"/>
          <table:table-cell table:style-name="ce1" office:value-type="float" office:value="1.1685" calcext:value-type="float">
            <text:p>1.1685</text:p>
          </table:table-cell>
          <table:table-cell table:number-columns-repeated="16"/>
        </table:table-row>
        <table:table-row table:style-name="ro1">
          <table:table-cell office:value-type="float" office:value="-135" calcext:value-type="float">
            <text:p>-135</text:p>
          </table:table-cell>
          <table:table-cell office:value-type="float" office:value="1.17" calcext:value-type="float">
            <text:p>1.1700</text:p>
          </table:table-cell>
          <table:table-cell office:value-type="float" office:value="0.93833" calcext:value-type="float">
            <text:p>0.9383</text:p>
          </table:table-cell>
          <table:table-cell office:value-type="float" office:value="0.3727" calcext:value-type="float">
            <text:p>0.3727</text:p>
          </table:table-cell>
          <table:table-cell table:number-columns-repeated="4"/>
          <table:table-cell table:style-name="ce1" office:value-type="float" office:value="1.17" calcext:value-type="float">
            <text:p>1.1700</text:p>
          </table:table-cell>
          <table:table-cell table:number-columns-repeated="16"/>
        </table:table-row>
        <table:table-row table:style-name="ro1">
          <table:table-cell office:value-type="float" office:value="-134" calcext:value-type="float">
            <text:p>-134</text:p>
          </table:table-cell>
          <table:table-cell office:value-type="float" office:value="1.16929" calcext:value-type="float">
            <text:p>1.1693</text:p>
          </table:table-cell>
          <table:table-cell office:value-type="float" office:value="0.9534" calcext:value-type="float">
            <text:p>0.9534</text:p>
          </table:table-cell>
          <table:table-cell office:value-type="float" office:value="0.37452" calcext:value-type="float">
            <text:p>0.3745</text:p>
          </table:table-cell>
          <table:table-cell table:number-columns-repeated="4"/>
          <table:table-cell table:style-name="ce1" office:value-type="float" office:value="1.16929" calcext:value-type="float">
            <text:p>1.1693</text:p>
          </table:table-cell>
          <table:table-cell table:number-columns-repeated="16"/>
        </table:table-row>
        <table:table-row table:style-name="ro1">
          <table:table-cell office:value-type="float" office:value="-133" calcext:value-type="float">
            <text:p>-133</text:p>
          </table:table-cell>
          <table:table-cell office:value-type="float" office:value="1.16715" calcext:value-type="float">
            <text:p>1.1672</text:p>
          </table:table-cell>
          <table:table-cell office:value-type="float" office:value="0.96819" calcext:value-type="float">
            <text:p>0.9682</text:p>
          </table:table-cell>
          <table:table-cell office:value-type="float" office:value="0.37602" calcext:value-type="float">
            <text:p>0.3760</text:p>
          </table:table-cell>
          <table:table-cell table:number-columns-repeated="4"/>
          <table:table-cell table:style-name="ce1" office:value-type="float" office:value="1.16715" calcext:value-type="float">
            <text:p>1.1672</text:p>
          </table:table-cell>
          <table:table-cell table:number-columns-repeated="16"/>
        </table:table-row>
        <table:table-row table:style-name="ro1">
          <table:table-cell office:value-type="float" office:value="-132" calcext:value-type="float">
            <text:p>-132</text:p>
          </table:table-cell>
          <table:table-cell office:value-type="float" office:value="1.16359" calcext:value-type="float">
            <text:p>1.1636</text:p>
          </table:table-cell>
          <table:table-cell office:value-type="float" office:value="0.98267" calcext:value-type="float">
            <text:p>0.9827</text:p>
          </table:table-cell>
          <table:table-cell office:value-type="float" office:value="0.37722" calcext:value-type="float">
            <text:p>0.3772</text:p>
          </table:table-cell>
          <table:table-cell table:number-columns-repeated="4"/>
          <table:table-cell table:style-name="ce1" office:value-type="float" office:value="1.16359" calcext:value-type="float">
            <text:p>1.1636</text:p>
          </table:table-cell>
          <table:table-cell table:number-columns-repeated="16"/>
        </table:table-row>
        <table:table-row table:style-name="ro1">
          <table:table-cell office:value-type="float" office:value="-131" calcext:value-type="float">
            <text:p>-131</text:p>
          </table:table-cell>
          <table:table-cell office:value-type="float" office:value="1.15861" calcext:value-type="float">
            <text:p>1.1586</text:p>
          </table:table-cell>
          <table:table-cell office:value-type="float" office:value="0.99686" calcext:value-type="float">
            <text:p>0.9969</text:p>
          </table:table-cell>
          <table:table-cell office:value-type="float" office:value="0.37812" calcext:value-type="float">
            <text:p>0.3781</text:p>
          </table:table-cell>
          <table:table-cell table:number-columns-repeated="4"/>
          <table:table-cell table:style-name="ce1" office:value-type="float" office:value="1.15861" calcext:value-type="float">
            <text:p>1.1586</text:p>
          </table:table-cell>
          <table:table-cell table:number-columns-repeated="16"/>
        </table:table-row>
        <table:table-row table:style-name="ro1">
          <table:table-cell office:value-type="float" office:value="-130" calcext:value-type="float">
            <text:p>-130</text:p>
          </table:table-cell>
          <table:table-cell office:value-type="float" office:value="1.15223" calcext:value-type="float">
            <text:p>1.1522</text:p>
          </table:table-cell>
          <table:table-cell office:value-type="float" office:value="1.01075" calcext:value-type="float">
            <text:p>1.0108</text:p>
          </table:table-cell>
          <table:table-cell office:value-type="float" office:value="0.37873" calcext:value-type="float">
            <text:p>0.3787</text:p>
          </table:table-cell>
          <table:table-cell table:number-columns-repeated="4"/>
          <table:table-cell table:style-name="ce1" office:value-type="float" office:value="1.15223" calcext:value-type="float">
            <text:p>1.1522</text:p>
          </table:table-cell>
          <table:table-cell table:number-columns-repeated="16"/>
        </table:table-row>
        <table:table-row table:style-name="ro1">
          <table:table-cell office:value-type="float" office:value="-129" calcext:value-type="float">
            <text:p>-129</text:p>
          </table:table-cell>
          <table:table-cell office:value-type="float" office:value="1.14443" calcext:value-type="float">
            <text:p>1.1444</text:p>
          </table:table-cell>
          <table:table-cell office:value-type="float" office:value="1.02432" calcext:value-type="float">
            <text:p>1.0243</text:p>
          </table:table-cell>
          <table:table-cell office:value-type="float" office:value="0.37907" calcext:value-type="float">
            <text:p>0.3791</text:p>
          </table:table-cell>
          <table:table-cell table:number-columns-repeated="4"/>
          <table:table-cell table:style-name="ce1" office:value-type="float" office:value="1.14443" calcext:value-type="float">
            <text:p>1.1444</text:p>
          </table:table-cell>
          <table:table-cell table:number-columns-repeated="16"/>
        </table:table-row>
        <table:table-row table:style-name="ro1">
          <table:table-cell office:value-type="float" office:value="-128" calcext:value-type="float">
            <text:p>-128</text:p>
          </table:table-cell>
          <table:table-cell office:value-type="float" office:value="1.13525" calcext:value-type="float">
            <text:p>1.1353</text:p>
          </table:table-cell>
          <table:table-cell office:value-type="float" office:value="1.03759" calcext:value-type="float">
            <text:p>1.0376</text:p>
          </table:table-cell>
          <table:table-cell office:value-type="float" office:value="0.37914" calcext:value-type="float">
            <text:p>0.3791</text:p>
          </table:table-cell>
          <table:table-cell table:number-columns-repeated="4"/>
          <table:table-cell table:style-name="ce1" office:value-type="float" office:value="1.13525" calcext:value-type="float">
            <text:p>1.1353</text:p>
          </table:table-cell>
          <table:table-cell table:number-columns-repeated="16"/>
        </table:table-row>
        <table:table-row table:style-name="ro1">
          <table:table-cell office:value-type="float" office:value="-127" calcext:value-type="float">
            <text:p>-127</text:p>
          </table:table-cell>
          <table:table-cell office:value-type="float" office:value="1.12468" calcext:value-type="float">
            <text:p>1.1247</text:p>
          </table:table-cell>
          <table:table-cell office:value-type="float" office:value="1.05054" calcext:value-type="float">
            <text:p>1.0505</text:p>
          </table:table-cell>
          <table:table-cell office:value-type="float" office:value="0.37896" calcext:value-type="float">
            <text:p>0.3790</text:p>
          </table:table-cell>
          <table:table-cell table:number-columns-repeated="4"/>
          <table:table-cell table:style-name="ce1" office:value-type="float" office:value="1.12468" calcext:value-type="float">
            <text:p>1.1247</text:p>
          </table:table-cell>
          <table:table-cell table:number-columns-repeated="16"/>
        </table:table-row>
        <table:table-row table:style-name="ro1">
          <table:table-cell office:value-type="float" office:value="-126" calcext:value-type="float">
            <text:p>-126</text:p>
          </table:table-cell>
          <table:table-cell office:value-type="float" office:value="1.11274" calcext:value-type="float">
            <text:p>1.1127</text:p>
          </table:table-cell>
          <table:table-cell office:value-type="float" office:value="1.06317" calcext:value-type="float">
            <text:p>1.0632</text:p>
          </table:table-cell>
          <table:table-cell office:value-type="float" office:value="0.37854" calcext:value-type="float">
            <text:p>0.3785</text:p>
          </table:table-cell>
          <table:table-cell table:number-columns-repeated="4"/>
          <table:table-cell table:style-name="ce1" office:value-type="float" office:value="1.11274" calcext:value-type="float">
            <text:p>1.1127</text:p>
          </table:table-cell>
          <table:table-cell table:number-columns-repeated="16"/>
        </table:table-row>
        <table:table-row table:style-name="ro1">
          <table:table-cell office:value-type="float" office:value="-125" calcext:value-type="float">
            <text:p>-125</text:p>
          </table:table-cell>
          <table:table-cell office:value-type="float" office:value="1.09944" calcext:value-type="float">
            <text:p>1.0994</text:p>
          </table:table-cell>
          <table:table-cell office:value-type="float" office:value="1.07547" calcext:value-type="float">
            <text:p>1.0755</text:p>
          </table:table-cell>
          <table:table-cell office:value-type="float" office:value="0.3779" calcext:value-type="float">
            <text:p>0.3779</text:p>
          </table:table-cell>
          <table:table-cell table:number-columns-repeated="4"/>
          <table:table-cell table:style-name="ce1" office:value-type="float" office:value="1.09944" calcext:value-type="float">
            <text:p>1.0994</text:p>
          </table:table-cell>
          <table:table-cell table:number-columns-repeated="16"/>
        </table:table-row>
        <table:table-row table:style-name="ro1">
          <table:table-cell office:value-type="float" office:value="-124" calcext:value-type="float">
            <text:p>-124</text:p>
          </table:table-cell>
          <table:table-cell office:value-type="float" office:value="1.08481" calcext:value-type="float">
            <text:p>1.0848</text:p>
          </table:table-cell>
          <table:table-cell office:value-type="float" office:value="1.08745" calcext:value-type="float">
            <text:p>1.0875</text:p>
          </table:table-cell>
          <table:table-cell office:value-type="float" office:value="0.37704" calcext:value-type="float">
            <text:p>0.3770</text:p>
          </table:table-cell>
          <table:table-cell table:number-columns-repeated="4"/>
          <table:table-cell table:style-name="ce1" office:value-type="float" office:value="1.08481" calcext:value-type="float">
            <text:p>1.0848</text:p>
          </table:table-cell>
          <table:table-cell table:number-columns-repeated="16"/>
        </table:table-row>
        <table:table-row table:style-name="ro1">
          <table:table-cell office:value-type="float" office:value="-123" calcext:value-type="float">
            <text:p>-123</text:p>
          </table:table-cell>
          <table:table-cell office:value-type="float" office:value="1.06885" calcext:value-type="float">
            <text:p>1.0689</text:p>
          </table:table-cell>
          <table:table-cell office:value-type="float" office:value="1.0991" calcext:value-type="float">
            <text:p>1.0991</text:p>
          </table:table-cell>
          <table:table-cell office:value-type="float" office:value="0.37598" calcext:value-type="float">
            <text:p>0.3760</text:p>
          </table:table-cell>
          <table:table-cell table:number-columns-repeated="4"/>
          <table:table-cell table:style-name="ce1" office:value-type="float" office:value="1.06885" calcext:value-type="float">
            <text:p>1.0689</text:p>
          </table:table-cell>
          <table:table-cell table:number-columns-repeated="16"/>
        </table:table-row>
        <table:table-row table:style-name="ro1">
          <table:table-cell office:value-type="float" office:value="-122" calcext:value-type="float">
            <text:p>-122</text:p>
          </table:table-cell>
          <table:table-cell office:value-type="float" office:value="1.05159" calcext:value-type="float">
            <text:p>1.0516</text:p>
          </table:table-cell>
          <table:table-cell office:value-type="float" office:value="1.11041" calcext:value-type="float">
            <text:p>1.1104</text:p>
          </table:table-cell>
          <table:table-cell office:value-type="float" office:value="0.37473" calcext:value-type="float">
            <text:p>0.3747</text:p>
          </table:table-cell>
          <table:table-cell table:number-columns-repeated="4"/>
          <table:table-cell table:style-name="ce1" office:value-type="float" office:value="1.05159" calcext:value-type="float">
            <text:p>1.0516</text:p>
          </table:table-cell>
          <table:table-cell table:number-columns-repeated="16"/>
        </table:table-row>
        <table:table-row table:style-name="ro1">
          <table:table-cell office:value-type="float" office:value="-121" calcext:value-type="float">
            <text:p>-121</text:p>
          </table:table-cell>
          <table:table-cell office:value-type="float" office:value="1.03305" calcext:value-type="float">
            <text:p>1.0331</text:p>
          </table:table-cell>
          <table:table-cell office:value-type="float" office:value="1.12138" calcext:value-type="float">
            <text:p>1.1214</text:p>
          </table:table-cell>
          <table:table-cell office:value-type="float" office:value="0.37332" calcext:value-type="float">
            <text:p>0.3733</text:p>
          </table:table-cell>
          <table:table-cell table:number-columns-repeated="4"/>
          <table:table-cell table:style-name="ce1" office:value-type="float" office:value="1.03305" calcext:value-type="float">
            <text:p>1.0331</text:p>
          </table:table-cell>
          <table:table-cell table:number-columns-repeated="16"/>
        </table:table-row>
        <table:table-row table:style-name="ro1">
          <table:table-cell office:value-type="float" office:value="-120" calcext:value-type="float">
            <text:p>-120</text:p>
          </table:table-cell>
          <table:table-cell office:value-type="float" office:value="1.01325" calcext:value-type="float">
            <text:p>1.0133</text:p>
          </table:table-cell>
          <table:table-cell office:value-type="float" office:value="1.13201" calcext:value-type="float">
            <text:p>1.1320</text:p>
          </table:table-cell>
          <table:table-cell office:value-type="float" office:value="0.37174" calcext:value-type="float">
            <text:p>0.3717</text:p>
          </table:table-cell>
          <table:table-cell table:number-columns-repeated="4"/>
          <table:table-cell table:style-name="ce1" office:value-type="float" office:value="1.01325" calcext:value-type="float">
            <text:p>1.0133</text:p>
          </table:table-cell>
          <table:table-cell table:number-columns-repeated="16"/>
        </table:table-row>
        <table:table-row table:style-name="ro1">
          <table:table-cell office:value-type="float" office:value="-119" calcext:value-type="float">
            <text:p>-119</text:p>
          </table:table-cell>
          <table:table-cell office:value-type="float" office:value="0.99222" calcext:value-type="float">
            <text:p>0.9922</text:p>
          </table:table-cell>
          <table:table-cell office:value-type="float" office:value="1.1423" calcext:value-type="float">
            <text:p>1.1423</text:p>
          </table:table-cell>
          <table:table-cell office:value-type="float" office:value="0.37003" calcext:value-type="float">
            <text:p>0.3700</text:p>
          </table:table-cell>
          <table:table-cell table:number-columns-repeated="4"/>
          <table:table-cell table:style-name="ce1" office:value-type="float" office:value="0.99222" calcext:value-type="float">
            <text:p>0.9922</text:p>
          </table:table-cell>
          <table:table-cell table:number-columns-repeated="16"/>
        </table:table-row>
        <table:table-row table:style-name="ro1">
          <table:table-cell office:value-type="float" office:value="-118" calcext:value-type="float">
            <text:p>-118</text:p>
          </table:table-cell>
          <table:table-cell office:value-type="float" office:value="0.96997" calcext:value-type="float">
            <text:p>0.9700</text:p>
          </table:table-cell>
          <table:table-cell office:value-type="float" office:value="1.15224" calcext:value-type="float">
            <text:p>1.1522</text:p>
          </table:table-cell>
          <table:table-cell office:value-type="float" office:value="0.36819" calcext:value-type="float">
            <text:p>0.3682</text:p>
          </table:table-cell>
          <table:table-cell table:number-columns-repeated="4"/>
          <table:table-cell table:style-name="ce1" office:value-type="float" office:value="0.96997" calcext:value-type="float">
            <text:p>0.9700</text:p>
          </table:table-cell>
          <table:table-cell table:number-columns-repeated="16"/>
        </table:table-row>
        <table:table-row table:style-name="ro1">
          <table:table-cell office:value-type="float" office:value="-117" calcext:value-type="float">
            <text:p>-117</text:p>
          </table:table-cell>
          <table:table-cell office:value-type="float" office:value="0.94655" calcext:value-type="float">
            <text:p>0.9466</text:p>
          </table:table-cell>
          <table:table-cell office:value-type="float" office:value="1.16183" calcext:value-type="float">
            <text:p>1.1618</text:p>
          </table:table-cell>
          <table:table-cell office:value-type="float" office:value="0.36623" calcext:value-type="float">
            <text:p>0.3662</text:p>
          </table:table-cell>
          <table:table-cell table:number-columns-repeated="4"/>
          <table:table-cell table:style-name="ce1" office:value-type="float" office:value="0.94655" calcext:value-type="float">
            <text:p>0.9466</text:p>
          </table:table-cell>
          <table:table-cell table:number-columns-repeated="16"/>
        </table:table-row>
        <table:table-row table:style-name="ro1">
          <table:table-cell office:value-type="float" office:value="-116" calcext:value-type="float">
            <text:p>-116</text:p>
          </table:table-cell>
          <table:table-cell office:value-type="float" office:value="0.92197" calcext:value-type="float">
            <text:p>0.9220</text:p>
          </table:table-cell>
          <table:table-cell office:value-type="float" office:value="1.17106" calcext:value-type="float">
            <text:p>1.1711</text:p>
          </table:table-cell>
          <table:table-cell office:value-type="float" office:value="0.36418" calcext:value-type="float">
            <text:p>0.3642</text:p>
          </table:table-cell>
          <table:table-cell table:number-columns-repeated="4"/>
          <table:table-cell table:style-name="ce1" office:value-type="float" office:value="0.92197" calcext:value-type="float">
            <text:p>0.9220</text:p>
          </table:table-cell>
          <table:table-cell table:number-columns-repeated="16"/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0.89627" calcext:value-type="float">
            <text:p>0.8963</text:p>
          </table:table-cell>
          <table:table-cell office:value-type="float" office:value="1.17994" calcext:value-type="float">
            <text:p>1.1799</text:p>
          </table:table-cell>
          <table:table-cell office:value-type="float" office:value="0.36204" calcext:value-type="float">
            <text:p>0.3620</text:p>
          </table:table-cell>
          <table:table-cell table:number-columns-repeated="4"/>
          <table:table-cell table:style-name="ce1" office:value-type="float" office:value="0.89627" calcext:value-type="float">
            <text:p>0.8963</text:p>
          </table:table-cell>
          <table:table-cell table:number-columns-repeated="16"/>
        </table:table-row>
        <table:table-row table:style-name="ro1">
          <table:table-cell office:value-type="float" office:value="-114" calcext:value-type="float">
            <text:p>-114</text:p>
          </table:table-cell>
          <table:table-cell office:value-type="float" office:value="0.86948" calcext:value-type="float">
            <text:p>0.8695</text:p>
          </table:table-cell>
          <table:table-cell office:value-type="float" office:value="1.18845" calcext:value-type="float">
            <text:p>1.1885</text:p>
          </table:table-cell>
          <table:table-cell office:value-type="float" office:value="0.35984" calcext:value-type="float">
            <text:p>0.3598</text:p>
          </table:table-cell>
          <table:table-cell table:number-columns-repeated="4"/>
          <table:table-cell table:style-name="ce1" office:value-type="float" office:value="0.86948" calcext:value-type="float">
            <text:p>0.8695</text:p>
          </table:table-cell>
          <table:table-cell table:number-columns-repeated="16"/>
        </table:table-row>
        <table:table-row table:style-name="ro1">
          <table:table-cell office:value-type="float" office:value="-113" calcext:value-type="float">
            <text:p>-113</text:p>
          </table:table-cell>
          <table:table-cell office:value-type="float" office:value="0.84163" calcext:value-type="float">
            <text:p>0.8416</text:p>
          </table:table-cell>
          <table:table-cell office:value-type="float" office:value="1.19661" calcext:value-type="float">
            <text:p>1.1966</text:p>
          </table:table-cell>
          <table:table-cell office:value-type="float" office:value="0.35758" calcext:value-type="float">
            <text:p>0.3576</text:p>
          </table:table-cell>
          <table:table-cell table:number-columns-repeated="4"/>
          <table:table-cell table:style-name="ce1" office:value-type="float" office:value="0.84163" calcext:value-type="float">
            <text:p>0.8416</text:p>
          </table:table-cell>
          <table:table-cell table:number-columns-repeated="16"/>
        </table:table-row>
        <table:table-row table:style-name="ro1">
          <table:table-cell office:value-type="float" office:value="-112" calcext:value-type="float">
            <text:p>-112</text:p>
          </table:table-cell>
          <table:table-cell office:value-type="float" office:value="0.81275" calcext:value-type="float">
            <text:p>0.8128</text:p>
          </table:table-cell>
          <table:table-cell office:value-type="float" office:value="1.2044" calcext:value-type="float">
            <text:p>1.2044</text:p>
          </table:table-cell>
          <table:table-cell office:value-type="float" office:value="0.35529" calcext:value-type="float">
            <text:p>0.3553</text:p>
          </table:table-cell>
          <table:table-cell table:number-columns-repeated="4"/>
          <table:table-cell table:style-name="ce1" office:value-type="float" office:value="0.81275" calcext:value-type="float">
            <text:p>0.8128</text:p>
          </table:table-cell>
          <table:table-cell table:number-columns-repeated="16"/>
        </table:table-row>
        <table:table-row table:style-name="ro1">
          <table:table-cell office:value-type="float" office:value="-111" calcext:value-type="float">
            <text:p>-111</text:p>
          </table:table-cell>
          <table:table-cell office:value-type="float" office:value="0.78288" calcext:value-type="float">
            <text:p>0.7829</text:p>
          </table:table-cell>
          <table:table-cell office:value-type="float" office:value="1.21183" calcext:value-type="float">
            <text:p>1.2118</text:p>
          </table:table-cell>
          <table:table-cell office:value-type="float" office:value="0.35297" calcext:value-type="float">
            <text:p>0.3530</text:p>
          </table:table-cell>
          <table:table-cell table:number-columns-repeated="4"/>
          <table:table-cell table:style-name="ce1" office:value-type="float" office:value="0.78288" calcext:value-type="float">
            <text:p>0.7829</text:p>
          </table:table-cell>
          <table:table-cell table:number-columns-repeated="16"/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0.75206" calcext:value-type="float">
            <text:p>0.7521</text:p>
          </table:table-cell>
          <table:table-cell office:value-type="float" office:value="1.21888" calcext:value-type="float">
            <text:p>1.2189</text:p>
          </table:table-cell>
          <table:table-cell office:value-type="float" office:value="0.35065" calcext:value-type="float">
            <text:p>0.3507</text:p>
          </table:table-cell>
          <table:table-cell table:number-columns-repeated="4"/>
          <table:table-cell table:style-name="ce1" office:value-type="float" office:value="0.75206" calcext:value-type="float">
            <text:p>0.7521</text:p>
          </table:table-cell>
          <table:table-cell table:number-columns-repeated="16"/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0.72032" calcext:value-type="float">
            <text:p>0.7203</text:p>
          </table:table-cell>
          <table:table-cell office:value-type="float" office:value="1.22557" calcext:value-type="float">
            <text:p>1.2256</text:p>
          </table:table-cell>
          <table:table-cell office:value-type="float" office:value="0.34833" calcext:value-type="float">
            <text:p>0.3483</text:p>
          </table:table-cell>
          <table:table-cell table:number-columns-repeated="4"/>
          <table:table-cell table:style-name="ce1" office:value-type="float" office:value="0.72032" calcext:value-type="float">
            <text:p>0.7203</text:p>
          </table:table-cell>
          <table:table-cell table:number-columns-repeated="16"/>
        </table:table-row>
        <table:table-row table:style-name="ro1">
          <table:table-cell office:value-type="float" office:value="-108" calcext:value-type="float">
            <text:p>-108</text:p>
          </table:table-cell>
          <table:table-cell office:value-type="float" office:value="0.68771" calcext:value-type="float">
            <text:p>0.6877</text:p>
          </table:table-cell>
          <table:table-cell office:value-type="float" office:value="1.23188" calcext:value-type="float">
            <text:p>1.2319</text:p>
          </table:table-cell>
          <table:table-cell office:value-type="float" office:value="0.34602" calcext:value-type="float">
            <text:p>0.3460</text:p>
          </table:table-cell>
          <table:table-cell table:number-columns-repeated="4"/>
          <table:table-cell table:style-name="ce1" office:value-type="float" office:value="0.68771" calcext:value-type="float">
            <text:p>0.6877</text:p>
          </table:table-cell>
          <table:table-cell table:number-columns-repeated="16"/>
        </table:table-row>
        <table:table-row table:style-name="ro1">
          <table:table-cell office:value-type="float" office:value="-107" calcext:value-type="float">
            <text:p>-107</text:p>
          </table:table-cell>
          <table:table-cell office:value-type="float" office:value="0.65426" calcext:value-type="float">
            <text:p>0.6543</text:p>
          </table:table-cell>
          <table:table-cell office:value-type="float" office:value="1.23781" calcext:value-type="float">
            <text:p>1.2378</text:p>
          </table:table-cell>
          <table:table-cell office:value-type="float" office:value="0.34375" calcext:value-type="float">
            <text:p>0.3438</text:p>
          </table:table-cell>
          <table:table-cell table:number-columns-repeated="4"/>
          <table:table-cell table:style-name="ce1" office:value-type="float" office:value="0.65426" calcext:value-type="float">
            <text:p>0.6543</text:p>
          </table:table-cell>
          <table:table-cell table:number-columns-repeated="16"/>
        </table:table-row>
        <table:table-row table:style-name="ro1">
          <table:table-cell office:value-type="float" office:value="-106" calcext:value-type="float">
            <text:p>-106</text:p>
          </table:table-cell>
          <table:table-cell office:value-type="float" office:value="0.62001" calcext:value-type="float">
            <text:p>0.6200</text:p>
          </table:table-cell>
          <table:table-cell office:value-type="float" office:value="1.24337" calcext:value-type="float">
            <text:p>1.2434</text:p>
          </table:table-cell>
          <table:table-cell office:value-type="float" office:value="0.34153" calcext:value-type="float">
            <text:p>0.3415</text:p>
          </table:table-cell>
          <table:table-cell table:number-columns-repeated="4"/>
          <table:table-cell table:style-name="ce1" office:value-type="float" office:value="0.62001" calcext:value-type="float">
            <text:p>0.6200</text:p>
          </table:table-cell>
          <table:table-cell table:number-columns-repeated="16"/>
        </table:table-row>
        <table:table-row table:style-name="ro1">
          <table:table-cell office:value-type="float" office:value="-105" calcext:value-type="float">
            <text:p>-105</text:p>
          </table:table-cell>
          <table:table-cell office:value-type="float" office:value="0.585" calcext:value-type="float">
            <text:p>0.5850</text:p>
          </table:table-cell>
          <table:table-cell office:value-type="float" office:value="1.24855" calcext:value-type="float">
            <text:p>1.2486</text:p>
          </table:table-cell>
          <table:table-cell office:value-type="float" office:value="0.33935" calcext:value-type="float">
            <text:p>0.3394</text:p>
          </table:table-cell>
          <table:table-cell table:number-columns-repeated="4"/>
          <table:table-cell table:style-name="ce1" office:value-type="float" office:value="0.585" calcext:value-type="float">
            <text:p>0.5850</text:p>
          </table:table-cell>
          <table:table-cell table:number-columns-repeated="16"/>
        </table:table-row>
        <table:table-row table:style-name="ro1">
          <table:table-cell office:value-type="float" office:value="-104" calcext:value-type="float">
            <text:p>-104</text:p>
          </table:table-cell>
          <table:table-cell office:value-type="float" office:value="0.54928" calcext:value-type="float">
            <text:p>0.5493</text:p>
          </table:table-cell>
          <table:table-cell office:value-type="float" office:value="1.25335" calcext:value-type="float">
            <text:p>1.2534</text:p>
          </table:table-cell>
          <table:table-cell office:value-type="float" office:value="0.33725" calcext:value-type="float">
            <text:p>0.3373</text:p>
          </table:table-cell>
          <table:table-cell table:number-columns-repeated="4"/>
          <table:table-cell table:style-name="ce1" office:value-type="float" office:value="0.54928" calcext:value-type="float">
            <text:p>0.5493</text:p>
          </table:table-cell>
          <table:table-cell table:number-columns-repeated="16"/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0.51289" calcext:value-type="float">
            <text:p>0.5129</text:p>
          </table:table-cell>
          <table:table-cell office:value-type="float" office:value="1.25777" calcext:value-type="float">
            <text:p>1.2578</text:p>
          </table:table-cell>
          <table:table-cell office:value-type="float" office:value="0.33523" calcext:value-type="float">
            <text:p>0.3352</text:p>
          </table:table-cell>
          <table:table-cell table:number-columns-repeated="4"/>
          <table:table-cell table:style-name="ce1" office:value-type="float" office:value="0.51289" calcext:value-type="float">
            <text:p>0.5129</text:p>
          </table:table-cell>
          <table:table-cell table:number-columns-repeated="16"/>
        </table:table-row>
        <table:table-row table:style-name="ro1">
          <table:table-cell office:value-type="float" office:value="-102" calcext:value-type="float">
            <text:p>-102</text:p>
          </table:table-cell>
          <table:table-cell office:value-type="float" office:value="0.47588" calcext:value-type="float">
            <text:p>0.4759</text:p>
          </table:table-cell>
          <table:table-cell office:value-type="float" office:value="1.2618" calcext:value-type="float">
            <text:p>1.2618</text:p>
          </table:table-cell>
          <table:table-cell office:value-type="float" office:value="0.33329" calcext:value-type="float">
            <text:p>0.3333</text:p>
          </table:table-cell>
          <table:table-cell table:number-columns-repeated="4"/>
          <table:table-cell table:style-name="ce1" office:value-type="float" office:value="0.47588" calcext:value-type="float">
            <text:p>0.4759</text:p>
          </table:table-cell>
          <table:table-cell table:number-columns-repeated="16"/>
        </table:table-row>
        <table:table-row table:style-name="ro1">
          <table:table-cell office:value-type="float" office:value="-101" calcext:value-type="float">
            <text:p>-101</text:p>
          </table:table-cell>
          <table:table-cell office:value-type="float" office:value="0.43829" calcext:value-type="float">
            <text:p>0.4383</text:p>
          </table:table-cell>
          <table:table-cell office:value-type="float" office:value="1.26545" calcext:value-type="float">
            <text:p>1.2655</text:p>
          </table:table-cell>
          <table:table-cell office:value-type="float" office:value="0.33146" calcext:value-type="float">
            <text:p>0.3315</text:p>
          </table:table-cell>
          <table:table-cell table:number-columns-repeated="4"/>
          <table:table-cell table:style-name="ce1" office:value-type="float" office:value="0.43829" calcext:value-type="float">
            <text:p>0.4383</text:p>
          </table:table-cell>
          <table:table-cell table:number-columns-repeated="16"/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0.40016" calcext:value-type="float">
            <text:p>0.4002</text:p>
          </table:table-cell>
          <table:table-cell office:value-type="float" office:value="1.26872" calcext:value-type="float">
            <text:p>1.2687</text:p>
          </table:table-cell>
          <table:table-cell office:value-type="float" office:value="0.32973" calcext:value-type="float">
            <text:p>0.3297</text:p>
          </table:table-cell>
          <table:table-cell table:number-columns-repeated="4"/>
          <table:table-cell table:style-name="ce1" office:value-type="float" office:value="0.40016" calcext:value-type="float">
            <text:p>0.4002</text:p>
          </table:table-cell>
          <table:table-cell table:number-columns-repeated="16"/>
        </table:table-row>
        <table:table-row table:style-name="ro1">
          <table:table-cell office:value-type="float" office:value="-99" calcext:value-type="float">
            <text:p>-99</text:p>
          </table:table-cell>
          <table:table-cell office:value-type="float" office:value="0.36155" calcext:value-type="float">
            <text:p>0.3616</text:p>
          </table:table-cell>
          <table:table-cell office:value-type="float" office:value="1.27159" calcext:value-type="float">
            <text:p>1.2716</text:p>
          </table:table-cell>
          <table:table-cell office:value-type="float" office:value="0.32812" calcext:value-type="float">
            <text:p>0.3281</text:p>
          </table:table-cell>
          <table:table-cell table:number-columns-repeated="4"/>
          <table:table-cell table:style-name="ce1" office:value-type="float" office:value="0.36155" calcext:value-type="float">
            <text:p>0.3616</text:p>
          </table:table-cell>
          <table:table-cell table:number-columns-repeated="16"/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0.3225" calcext:value-type="float">
            <text:p>0.3225</text:p>
          </table:table-cell>
          <table:table-cell office:value-type="float" office:value="1.27408" calcext:value-type="float">
            <text:p>1.2741</text:p>
          </table:table-cell>
          <table:table-cell office:value-type="float" office:value="0.32664" calcext:value-type="float">
            <text:p>0.3266</text:p>
          </table:table-cell>
          <table:table-cell table:number-columns-repeated="4"/>
          <table:table-cell table:style-name="ce1" office:value-type="float" office:value="0.3225" calcext:value-type="float">
            <text:p>0.3225</text:p>
          </table:table-cell>
          <table:table-cell table:number-columns-repeated="16"/>
        </table:table-row>
        <table:table-row table:style-name="ro1">
          <table:table-cell office:value-type="float" office:value="-97" calcext:value-type="float">
            <text:p>-97</text:p>
          </table:table-cell>
          <table:table-cell office:value-type="float" office:value="0.28305" calcext:value-type="float">
            <text:p>0.2831</text:p>
          </table:table-cell>
          <table:table-cell office:value-type="float" office:value="1.27619" calcext:value-type="float">
            <text:p>1.2762</text:p>
          </table:table-cell>
          <table:table-cell office:value-type="float" office:value="0.32529" calcext:value-type="float">
            <text:p>0.3253</text:p>
          </table:table-cell>
          <table:table-cell table:number-columns-repeated="4"/>
          <table:table-cell table:style-name="ce1" office:value-type="float" office:value="0.28305" calcext:value-type="float">
            <text:p>0.2831</text:p>
          </table:table-cell>
          <table:table-cell table:number-columns-repeated="16"/>
        </table:table-row>
        <table:table-row table:style-name="ro1">
          <table:table-cell office:value-type="float" office:value="-96" calcext:value-type="float">
            <text:p>-96</text:p>
          </table:table-cell>
          <table:table-cell office:value-type="float" office:value="0.24326" calcext:value-type="float">
            <text:p>0.2433</text:p>
          </table:table-cell>
          <table:table-cell office:value-type="float" office:value="1.2779" calcext:value-type="float">
            <text:p>1.2779</text:p>
          </table:table-cell>
          <table:table-cell office:value-type="float" office:value="0.32408" calcext:value-type="float">
            <text:p>0.3241</text:p>
          </table:table-cell>
          <table:table-cell table:number-columns-repeated="4"/>
          <table:table-cell table:style-name="ce1" office:value-type="float" office:value="0.24326" calcext:value-type="float">
            <text:p>0.2433</text:p>
          </table:table-cell>
          <table:table-cell table:number-columns-repeated="16"/>
        </table:table-row>
        <table:table-row table:style-name="ro1">
          <table:table-cell office:value-type="float" office:value="-95" calcext:value-type="float">
            <text:p>-95</text:p>
          </table:table-cell>
          <table:table-cell office:value-type="float" office:value="0.20317" calcext:value-type="float">
            <text:p>0.2032</text:p>
          </table:table-cell>
          <table:table-cell office:value-type="float" office:value="1.27923" calcext:value-type="float">
            <text:p>1.2792</text:p>
          </table:table-cell>
          <table:table-cell office:value-type="float" office:value="0.32302" calcext:value-type="float">
            <text:p>0.3230</text:p>
          </table:table-cell>
          <table:table-cell table:number-columns-repeated="4"/>
          <table:table-cell table:style-name="ce1" office:value-type="float" office:value="0.20317" calcext:value-type="float">
            <text:p>0.2032</text:p>
          </table:table-cell>
          <table:table-cell table:number-columns-repeated="16"/>
        </table:table-row>
        <table:table-row table:style-name="ro1">
          <table:table-cell office:value-type="float" office:value="-94" calcext:value-type="float">
            <text:p>-94</text:p>
          </table:table-cell>
          <table:table-cell office:value-type="float" office:value="0.16283" calcext:value-type="float">
            <text:p>0.1628</text:p>
          </table:table-cell>
          <table:table-cell office:value-type="float" office:value="1.28016" calcext:value-type="float">
            <text:p>1.2802</text:p>
          </table:table-cell>
          <table:table-cell office:value-type="float" office:value="0.3221" calcext:value-type="float">
            <text:p>0.3221</text:p>
          </table:table-cell>
          <table:table-cell table:number-columns-repeated="4"/>
          <table:table-cell table:style-name="ce1" office:value-type="float" office:value="0.16283" calcext:value-type="float">
            <text:p>0.1628</text:p>
          </table:table-cell>
          <table:table-cell table:number-columns-repeated="16"/>
        </table:table-row>
        <table:table-row table:style-name="ro1">
          <table:table-cell office:value-type="float" office:value="-93" calcext:value-type="float">
            <text:p>-93</text:p>
          </table:table-cell>
          <table:table-cell office:value-type="float" office:value="0.1223" calcext:value-type="float">
            <text:p>0.1223</text:p>
          </table:table-cell>
          <table:table-cell office:value-type="float" office:value="1.28071" calcext:value-type="float">
            <text:p>1.2807</text:p>
          </table:table-cell>
          <table:table-cell office:value-type="float" office:value="0.32134" calcext:value-type="float">
            <text:p>0.3213</text:p>
          </table:table-cell>
          <table:table-cell table:number-columns-repeated="4"/>
          <table:table-cell table:style-name="ce1" office:value-type="float" office:value="0.1223" calcext:value-type="float">
            <text:p>0.1223</text:p>
          </table:table-cell>
          <table:table-cell table:number-columns-repeated="16"/>
        </table:table-row>
        <table:table-row table:style-name="ro1">
          <table:table-cell office:value-type="float" office:value="-92" calcext:value-type="float">
            <text:p>-92</text:p>
          </table:table-cell>
          <table:table-cell office:value-type="float" office:value="0.08162" calcext:value-type="float">
            <text:p>0.0816</text:p>
          </table:table-cell>
          <table:table-cell office:value-type="float" office:value="1.28086" calcext:value-type="float">
            <text:p>1.2809</text:p>
          </table:table-cell>
          <table:table-cell office:value-type="float" office:value="0.32073" calcext:value-type="float">
            <text:p>0.3207</text:p>
          </table:table-cell>
          <table:table-cell table:number-columns-repeated="4"/>
          <table:table-cell table:style-name="ce1" office:value-type="float" office:value="0.08162" calcext:value-type="float">
            <text:p>0.0816</text:p>
          </table:table-cell>
          <table:table-cell table:number-columns-repeated="16"/>
        </table:table-row>
        <table:table-row table:style-name="ro1">
          <table:table-cell office:value-type="float" office:value="-91" calcext:value-type="float">
            <text:p>-91</text:p>
          </table:table-cell>
          <table:table-cell office:value-type="float" office:value="0.04083" calcext:value-type="float">
            <text:p>0.0408</text:p>
          </table:table-cell>
          <table:table-cell office:value-type="float" office:value="1.28063" calcext:value-type="float">
            <text:p>1.2806</text:p>
          </table:table-cell>
          <table:table-cell office:value-type="float" office:value="0.32029" calcext:value-type="float">
            <text:p>0.3203</text:p>
          </table:table-cell>
          <table:table-cell table:number-columns-repeated="4"/>
          <table:table-cell table:style-name="ce1" office:value-type="float" office:value="0.04083" calcext:value-type="float">
            <text:p>0.0408</text:p>
          </table:table-cell>
          <table:table-cell table:number-columns-repeated="16"/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0" calcext:value-type="float">
            <text:p>0.0000</text:p>
          </table:table-cell>
          <table:table-cell office:value-type="float" office:value="1.28" calcext:value-type="float">
            <text:p>1.2800</text:p>
          </table:table-cell>
          <table:table-cell office:value-type="float" office:value="0.32" calcext:value-type="float">
            <text:p>0.3200</text:p>
          </table:table-cell>
          <table:table-cell table:number-columns-repeated="4"/>
          <table:table-cell table:style-name="ce1" office:value-type="float" office:value="0" calcext:value-type="float">
            <text:p>0.0000</text:p>
          </table:table-cell>
          <table:table-cell table:number-columns-repeated="16"/>
        </table:table-row>
        <table:table-row table:style-name="ro1">
          <table:table-cell office:value-type="float" office:value="-89" calcext:value-type="float">
            <text:p>-89</text:p>
          </table:table-cell>
          <table:table-cell office:value-type="float" office:value="-0.04083" calcext:value-type="float">
            <text:p>-0.0408</text:p>
          </table:table-cell>
          <table:table-cell office:value-type="float" office:value="1.28063" calcext:value-type="float">
            <text:p>1.2806</text:p>
          </table:table-cell>
          <table:table-cell office:value-type="float" office:value="0.32029" calcext:value-type="float">
            <text:p>0.3203</text:p>
          </table:table-cell>
          <table:table-cell table:number-columns-repeated="4"/>
          <table:table-cell table:style-name="ce1" office:value-type="float" office:value="-0.04083" calcext:value-type="float">
            <text:p>-0.0408</text:p>
          </table:table-cell>
          <table:table-cell table:number-columns-repeated="16"/>
        </table:table-row>
        <table:table-row table:style-name="ro1">
          <table:table-cell office:value-type="float" office:value="-88" calcext:value-type="float">
            <text:p>-88</text:p>
          </table:table-cell>
          <table:table-cell office:value-type="float" office:value="-0.08161" calcext:value-type="float">
            <text:p>-0.0816</text:p>
          </table:table-cell>
          <table:table-cell office:value-type="float" office:value="1.28086" calcext:value-type="float">
            <text:p>1.2809</text:p>
          </table:table-cell>
          <table:table-cell office:value-type="float" office:value="0.32073" calcext:value-type="float">
            <text:p>0.3207</text:p>
          </table:table-cell>
          <table:table-cell table:number-columns-repeated="4"/>
          <table:table-cell table:style-name="ce1" office:value-type="float" office:value="-0.08161" calcext:value-type="float">
            <text:p>-0.0816</text:p>
          </table:table-cell>
          <table:table-cell table:number-columns-repeated="16"/>
        </table:table-row>
        <table:table-row table:style-name="ro1">
          <table:table-cell office:value-type="float" office:value="-87" calcext:value-type="float">
            <text:p>-87</text:p>
          </table:table-cell>
          <table:table-cell office:value-type="float" office:value="-0.1223" calcext:value-type="float">
            <text:p>-0.1223</text:p>
          </table:table-cell>
          <table:table-cell office:value-type="float" office:value="1.28071" calcext:value-type="float">
            <text:p>1.2807</text:p>
          </table:table-cell>
          <table:table-cell office:value-type="float" office:value="0.32134" calcext:value-type="float">
            <text:p>0.3213</text:p>
          </table:table-cell>
          <table:table-cell table:number-columns-repeated="4"/>
          <table:table-cell table:style-name="ce1" office:value-type="float" office:value="-0.1223" calcext:value-type="float">
            <text:p>-0.1223</text:p>
          </table:table-cell>
          <table:table-cell table:number-columns-repeated="16"/>
        </table:table-row>
        <table:table-row table:style-name="ro1">
          <table:table-cell office:value-type="float" office:value="-86" calcext:value-type="float">
            <text:p>-86</text:p>
          </table:table-cell>
          <table:table-cell office:value-type="float" office:value="-0.16283" calcext:value-type="float">
            <text:p>-0.1628</text:p>
          </table:table-cell>
          <table:table-cell office:value-type="float" office:value="1.28016" calcext:value-type="float">
            <text:p>1.2802</text:p>
          </table:table-cell>
          <table:table-cell office:value-type="float" office:value="0.3221" calcext:value-type="float">
            <text:p>0.3221</text:p>
          </table:table-cell>
          <table:table-cell table:number-columns-repeated="4"/>
          <table:table-cell table:style-name="ce1" office:value-type="float" office:value="-0.16283" calcext:value-type="float">
            <text:p>-0.1628</text:p>
          </table:table-cell>
          <table:table-cell table:number-columns-repeated="16"/>
        </table:table-row>
        <table:table-row table:style-name="ro1">
          <table:table-cell office:value-type="float" office:value="-85" calcext:value-type="float">
            <text:p>-85</text:p>
          </table:table-cell>
          <table:table-cell office:value-type="float" office:value="-0.20317" calcext:value-type="float">
            <text:p>-0.2032</text:p>
          </table:table-cell>
          <table:table-cell office:value-type="float" office:value="1.27923" calcext:value-type="float">
            <text:p>1.2792</text:p>
          </table:table-cell>
          <table:table-cell office:value-type="float" office:value="0.32302" calcext:value-type="float">
            <text:p>0.3230</text:p>
          </table:table-cell>
          <table:table-cell table:number-columns-repeated="4"/>
          <table:table-cell table:style-name="ce1" office:value-type="float" office:value="-0.20317" calcext:value-type="float">
            <text:p>-0.2032</text:p>
          </table:table-cell>
          <table:table-cell table:number-columns-repeated="16"/>
        </table:table-row>
        <table:table-row table:style-name="ro1">
          <table:table-cell office:value-type="float" office:value="-84" calcext:value-type="float">
            <text:p>-84</text:p>
          </table:table-cell>
          <table:table-cell office:value-type="float" office:value="-0.24326" calcext:value-type="float">
            <text:p>-0.2433</text:p>
          </table:table-cell>
          <table:table-cell office:value-type="float" office:value="1.2779" calcext:value-type="float">
            <text:p>1.2779</text:p>
          </table:table-cell>
          <table:table-cell office:value-type="float" office:value="0.32408" calcext:value-type="float">
            <text:p>0.3241</text:p>
          </table:table-cell>
          <table:table-cell table:number-columns-repeated="4"/>
          <table:table-cell table:style-name="ce1" office:value-type="float" office:value="-0.24326" calcext:value-type="float">
            <text:p>-0.2433</text:p>
          </table:table-cell>
          <table:table-cell table:number-columns-repeated="16"/>
        </table:table-row>
        <table:table-row table:style-name="ro1">
          <table:table-cell office:value-type="float" office:value="-83" calcext:value-type="float">
            <text:p>-83</text:p>
          </table:table-cell>
          <table:table-cell office:value-type="float" office:value="-0.28305" calcext:value-type="float">
            <text:p>-0.2831</text:p>
          </table:table-cell>
          <table:table-cell office:value-type="float" office:value="1.27619" calcext:value-type="float">
            <text:p>1.2762</text:p>
          </table:table-cell>
          <table:table-cell office:value-type="float" office:value="0.32529" calcext:value-type="float">
            <text:p>0.3253</text:p>
          </table:table-cell>
          <table:table-cell table:number-columns-repeated="4"/>
          <table:table-cell table:style-name="ce1" office:value-type="float" office:value="-0.28305" calcext:value-type="float">
            <text:p>-0.2831</text:p>
          </table:table-cell>
          <table:table-cell table:number-columns-repeated="16"/>
        </table:table-row>
        <table:table-row table:style-name="ro1">
          <table:table-cell office:value-type="float" office:value="-82" calcext:value-type="float">
            <text:p>-82</text:p>
          </table:table-cell>
          <table:table-cell office:value-type="float" office:value="-0.3225" calcext:value-type="float">
            <text:p>-0.3225</text:p>
          </table:table-cell>
          <table:table-cell office:value-type="float" office:value="1.27408" calcext:value-type="float">
            <text:p>1.2741</text:p>
          </table:table-cell>
          <table:table-cell office:value-type="float" office:value="0.32664" calcext:value-type="float">
            <text:p>0.3266</text:p>
          </table:table-cell>
          <table:table-cell table:number-columns-repeated="4"/>
          <table:table-cell table:style-name="ce1" office:value-type="float" office:value="-0.3225" calcext:value-type="float">
            <text:p>-0.3225</text:p>
          </table:table-cell>
          <table:table-cell table:number-columns-repeated="16"/>
        </table:table-row>
        <table:table-row table:style-name="ro1">
          <table:table-cell office:value-type="float" office:value="-81" calcext:value-type="float">
            <text:p>-81</text:p>
          </table:table-cell>
          <table:table-cell office:value-type="float" office:value="-0.36155" calcext:value-type="float">
            <text:p>-0.3616</text:p>
          </table:table-cell>
          <table:table-cell office:value-type="float" office:value="1.27159" calcext:value-type="float">
            <text:p>1.2716</text:p>
          </table:table-cell>
          <table:table-cell office:value-type="float" office:value="0.32812" calcext:value-type="float">
            <text:p>0.3281</text:p>
          </table:table-cell>
          <table:table-cell table:number-columns-repeated="4"/>
          <table:table-cell table:style-name="ce1" office:value-type="float" office:value="-0.36155" calcext:value-type="float">
            <text:p>-0.3616</text:p>
          </table:table-cell>
          <table:table-cell table:number-columns-repeated="16"/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-0.40016" calcext:value-type="float">
            <text:p>-0.4002</text:p>
          </table:table-cell>
          <table:table-cell office:value-type="float" office:value="1.26872" calcext:value-type="float">
            <text:p>1.2687</text:p>
          </table:table-cell>
          <table:table-cell office:value-type="float" office:value="0.32973" calcext:value-type="float">
            <text:p>0.3297</text:p>
          </table:table-cell>
          <table:table-cell table:number-columns-repeated="4"/>
          <table:table-cell table:style-name="ce1" office:value-type="float" office:value="-0.40016" calcext:value-type="float">
            <text:p>-0.4002</text:p>
          </table:table-cell>
          <table:table-cell table:number-columns-repeated="16"/>
        </table:table-row>
        <table:table-row table:style-name="ro1">
          <table:table-cell office:value-type="float" office:value="-79" calcext:value-type="float">
            <text:p>-79</text:p>
          </table:table-cell>
          <table:table-cell office:value-type="float" office:value="-0.43829" calcext:value-type="float">
            <text:p>-0.4383</text:p>
          </table:table-cell>
          <table:table-cell office:value-type="float" office:value="1.26545" calcext:value-type="float">
            <text:p>1.2655</text:p>
          </table:table-cell>
          <table:table-cell office:value-type="float" office:value="0.33146" calcext:value-type="float">
            <text:p>0.3315</text:p>
          </table:table-cell>
          <table:table-cell table:number-columns-repeated="4"/>
          <table:table-cell table:style-name="ce1" office:value-type="float" office:value="-0.43829" calcext:value-type="float">
            <text:p>-0.4383</text:p>
          </table:table-cell>
          <table:table-cell table:number-columns-repeated="16"/>
        </table:table-row>
        <table:table-row table:style-name="ro1">
          <table:table-cell office:value-type="float" office:value="-78" calcext:value-type="float">
            <text:p>-78</text:p>
          </table:table-cell>
          <table:table-cell office:value-type="float" office:value="-0.47588" calcext:value-type="float">
            <text:p>-0.4759</text:p>
          </table:table-cell>
          <table:table-cell office:value-type="float" office:value="1.2618" calcext:value-type="float">
            <text:p>1.2618</text:p>
          </table:table-cell>
          <table:table-cell office:value-type="float" office:value="0.33329" calcext:value-type="float">
            <text:p>0.3333</text:p>
          </table:table-cell>
          <table:table-cell table:number-columns-repeated="4"/>
          <table:table-cell table:style-name="ce1" office:value-type="float" office:value="-0.47588" calcext:value-type="float">
            <text:p>-0.4759</text:p>
          </table:table-cell>
          <table:table-cell table:number-columns-repeated="16"/>
        </table:table-row>
        <table:table-row table:style-name="ro1">
          <table:table-cell office:value-type="float" office:value="-77" calcext:value-type="float">
            <text:p>-77</text:p>
          </table:table-cell>
          <table:table-cell office:value-type="float" office:value="-0.51289" calcext:value-type="float">
            <text:p>-0.5129</text:p>
          </table:table-cell>
          <table:table-cell office:value-type="float" office:value="1.25777" calcext:value-type="float">
            <text:p>1.2578</text:p>
          </table:table-cell>
          <table:table-cell office:value-type="float" office:value="0.33523" calcext:value-type="float">
            <text:p>0.3352</text:p>
          </table:table-cell>
          <table:table-cell table:number-columns-repeated="4"/>
          <table:table-cell table:style-name="ce1" office:value-type="float" office:value="-0.51289" calcext:value-type="float">
            <text:p>-0.5129</text:p>
          </table:table-cell>
          <table:table-cell table:number-columns-repeated="16"/>
        </table:table-row>
        <table:table-row table:style-name="ro1">
          <table:table-cell office:value-type="float" office:value="-76" calcext:value-type="float">
            <text:p>-76</text:p>
          </table:table-cell>
          <table:table-cell office:value-type="float" office:value="-0.54928" calcext:value-type="float">
            <text:p>-0.5493</text:p>
          </table:table-cell>
          <table:table-cell office:value-type="float" office:value="1.25335" calcext:value-type="float">
            <text:p>1.2534</text:p>
          </table:table-cell>
          <table:table-cell office:value-type="float" office:value="0.33725" calcext:value-type="float">
            <text:p>0.3373</text:p>
          </table:table-cell>
          <table:table-cell table:number-columns-repeated="4"/>
          <table:table-cell table:style-name="ce1" office:value-type="float" office:value="-0.54928" calcext:value-type="float">
            <text:p>-0.5493</text:p>
          </table:table-cell>
          <table:table-cell table:number-columns-repeated="16"/>
        </table:table-row>
        <table:table-row table:style-name="ro1">
          <table:table-cell office:value-type="float" office:value="-75" calcext:value-type="float">
            <text:p>-75</text:p>
          </table:table-cell>
          <table:table-cell office:value-type="float" office:value="-0.585" calcext:value-type="float">
            <text:p>-0.5850</text:p>
          </table:table-cell>
          <table:table-cell office:value-type="float" office:value="1.24855" calcext:value-type="float">
            <text:p>1.2486</text:p>
          </table:table-cell>
          <table:table-cell office:value-type="float" office:value="0.33935" calcext:value-type="float">
            <text:p>0.3394</text:p>
          </table:table-cell>
          <table:table-cell table:number-columns-repeated="4"/>
          <table:table-cell table:style-name="ce1" office:value-type="float" office:value="-0.585" calcext:value-type="float">
            <text:p>-0.5850</text:p>
          </table:table-cell>
          <table:table-cell table:number-columns-repeated="16"/>
        </table:table-row>
        <table:table-row table:style-name="ro1">
          <table:table-cell office:value-type="float" office:value="-74" calcext:value-type="float">
            <text:p>-74</text:p>
          </table:table-cell>
          <table:table-cell office:value-type="float" office:value="-0.62001" calcext:value-type="float">
            <text:p>-0.6200</text:p>
          </table:table-cell>
          <table:table-cell office:value-type="float" office:value="1.24337" calcext:value-type="float">
            <text:p>1.2434</text:p>
          </table:table-cell>
          <table:table-cell office:value-type="float" office:value="0.34153" calcext:value-type="float">
            <text:p>0.3415</text:p>
          </table:table-cell>
          <table:table-cell table:number-columns-repeated="4"/>
          <table:table-cell table:style-name="ce1" office:value-type="float" office:value="-0.62001" calcext:value-type="float">
            <text:p>-0.6200</text:p>
          </table:table-cell>
          <table:table-cell table:number-columns-repeated="16"/>
        </table:table-row>
        <table:table-row table:style-name="ro1">
          <table:table-cell office:value-type="float" office:value="-73" calcext:value-type="float">
            <text:p>-73</text:p>
          </table:table-cell>
          <table:table-cell office:value-type="float" office:value="-0.65426" calcext:value-type="float">
            <text:p>-0.6543</text:p>
          </table:table-cell>
          <table:table-cell office:value-type="float" office:value="1.23781" calcext:value-type="float">
            <text:p>1.2378</text:p>
          </table:table-cell>
          <table:table-cell office:value-type="float" office:value="0.34375" calcext:value-type="float">
            <text:p>0.3438</text:p>
          </table:table-cell>
          <table:table-cell table:number-columns-repeated="4"/>
          <table:table-cell table:style-name="ce1" office:value-type="float" office:value="-0.65426" calcext:value-type="float">
            <text:p>-0.6543</text:p>
          </table:table-cell>
          <table:table-cell table:number-columns-repeated="16"/>
        </table:table-row>
        <table:table-row table:style-name="ro1">
          <table:table-cell office:value-type="float" office:value="-72" calcext:value-type="float">
            <text:p>-72</text:p>
          </table:table-cell>
          <table:table-cell office:value-type="float" office:value="-0.68771" calcext:value-type="float">
            <text:p>-0.6877</text:p>
          </table:table-cell>
          <table:table-cell office:value-type="float" office:value="1.23188" calcext:value-type="float">
            <text:p>1.2319</text:p>
          </table:table-cell>
          <table:table-cell office:value-type="float" office:value="0.34602" calcext:value-type="float">
            <text:p>0.3460</text:p>
          </table:table-cell>
          <table:table-cell table:number-columns-repeated="4"/>
          <table:table-cell table:style-name="ce1" office:value-type="float" office:value="-0.68771" calcext:value-type="float">
            <text:p>-0.6877</text:p>
          </table:table-cell>
          <table:table-cell table:number-columns-repeated="16"/>
        </table:table-row>
        <table:table-row table:style-name="ro1">
          <table:table-cell office:value-type="float" office:value="-71" calcext:value-type="float">
            <text:p>-71</text:p>
          </table:table-cell>
          <table:table-cell office:value-type="float" office:value="-0.72032" calcext:value-type="float">
            <text:p>-0.7203</text:p>
          </table:table-cell>
          <table:table-cell office:value-type="float" office:value="1.22557" calcext:value-type="float">
            <text:p>1.2256</text:p>
          </table:table-cell>
          <table:table-cell office:value-type="float" office:value="0.34833" calcext:value-type="float">
            <text:p>0.3483</text:p>
          </table:table-cell>
          <table:table-cell table:number-columns-repeated="4"/>
          <table:table-cell table:style-name="ce1" office:value-type="float" office:value="-0.72032" calcext:value-type="float">
            <text:p>-0.7203</text:p>
          </table:table-cell>
          <table:table-cell table:number-columns-repeated="16"/>
        </table:table-row>
        <table:table-row table:style-name="ro1">
          <table:table-cell office:value-type="float" office:value="-70" calcext:value-type="float">
            <text:p>-70</text:p>
          </table:table-cell>
          <table:table-cell office:value-type="float" office:value="-0.75206" calcext:value-type="float">
            <text:p>-0.7521</text:p>
          </table:table-cell>
          <table:table-cell office:value-type="float" office:value="1.21888" calcext:value-type="float">
            <text:p>1.2189</text:p>
          </table:table-cell>
          <table:table-cell office:value-type="float" office:value="0.35065" calcext:value-type="float">
            <text:p>0.3507</text:p>
          </table:table-cell>
          <table:table-cell table:number-columns-repeated="4"/>
          <table:table-cell table:style-name="ce1" office:value-type="float" office:value="-0.75206" calcext:value-type="float">
            <text:p>-0.7521</text:p>
          </table:table-cell>
          <table:table-cell table:number-columns-repeated="16"/>
        </table:table-row>
        <table:table-row table:style-name="ro1">
          <table:table-cell office:value-type="float" office:value="-69" calcext:value-type="float">
            <text:p>-69</text:p>
          </table:table-cell>
          <table:table-cell office:value-type="float" office:value="-0.78288" calcext:value-type="float">
            <text:p>-0.7829</text:p>
          </table:table-cell>
          <table:table-cell office:value-type="float" office:value="1.21183" calcext:value-type="float">
            <text:p>1.2118</text:p>
          </table:table-cell>
          <table:table-cell office:value-type="float" office:value="0.35297" calcext:value-type="float">
            <text:p>0.3530</text:p>
          </table:table-cell>
          <table:table-cell table:number-columns-repeated="4"/>
          <table:table-cell table:style-name="ce1" office:value-type="float" office:value="-0.78288" calcext:value-type="float">
            <text:p>-0.7829</text:p>
          </table:table-cell>
          <table:table-cell table:number-columns-repeated="16"/>
        </table:table-row>
        <table:table-row table:style-name="ro1">
          <table:table-cell office:value-type="float" office:value="-68" calcext:value-type="float">
            <text:p>-68</text:p>
          </table:table-cell>
          <table:table-cell office:value-type="float" office:value="-0.81275" calcext:value-type="float">
            <text:p>-0.8128</text:p>
          </table:table-cell>
          <table:table-cell office:value-type="float" office:value="1.2044" calcext:value-type="float">
            <text:p>1.2044</text:p>
          </table:table-cell>
          <table:table-cell office:value-type="float" office:value="0.35529" calcext:value-type="float">
            <text:p>0.3553</text:p>
          </table:table-cell>
          <table:table-cell table:number-columns-repeated="4"/>
          <table:table-cell table:style-name="ce1" office:value-type="float" office:value="-0.81275" calcext:value-type="float">
            <text:p>-0.8128</text:p>
          </table:table-cell>
          <table:table-cell table:number-columns-repeated="16"/>
        </table:table-row>
        <table:table-row table:style-name="ro1">
          <table:table-cell office:value-type="float" office:value="-67" calcext:value-type="float">
            <text:p>-67</text:p>
          </table:table-cell>
          <table:table-cell office:value-type="float" office:value="-0.84163" calcext:value-type="float">
            <text:p>-0.8416</text:p>
          </table:table-cell>
          <table:table-cell office:value-type="float" office:value="1.19661" calcext:value-type="float">
            <text:p>1.1966</text:p>
          </table:table-cell>
          <table:table-cell office:value-type="float" office:value="0.35758" calcext:value-type="float">
            <text:p>0.3576</text:p>
          </table:table-cell>
          <table:table-cell table:number-columns-repeated="4"/>
          <table:table-cell table:style-name="ce1" office:value-type="float" office:value="-0.84163" calcext:value-type="float">
            <text:p>-0.8416</text:p>
          </table:table-cell>
          <table:table-cell table:number-columns-repeated="16"/>
        </table:table-row>
        <table:table-row table:style-name="ro1">
          <table:table-cell office:value-type="float" office:value="-66" calcext:value-type="float">
            <text:p>-66</text:p>
          </table:table-cell>
          <table:table-cell office:value-type="float" office:value="-0.86948" calcext:value-type="float">
            <text:p>-0.8695</text:p>
          </table:table-cell>
          <table:table-cell office:value-type="float" office:value="1.18845" calcext:value-type="float">
            <text:p>1.1885</text:p>
          </table:table-cell>
          <table:table-cell office:value-type="float" office:value="0.35984" calcext:value-type="float">
            <text:p>0.3598</text:p>
          </table:table-cell>
          <table:table-cell table:number-columns-repeated="4"/>
          <table:table-cell table:style-name="ce1" office:value-type="float" office:value="-0.86948" calcext:value-type="float">
            <text:p>-0.8695</text:p>
          </table:table-cell>
          <table:table-cell table:number-columns-repeated="16"/>
        </table:table-row>
        <table:table-row table:style-name="ro1">
          <table:table-cell office:value-type="float" office:value="-65" calcext:value-type="float">
            <text:p>-65</text:p>
          </table:table-cell>
          <table:table-cell office:value-type="float" office:value="-0.89627" calcext:value-type="float">
            <text:p>-0.8963</text:p>
          </table:table-cell>
          <table:table-cell office:value-type="float" office:value="1.17994" calcext:value-type="float">
            <text:p>1.1799</text:p>
          </table:table-cell>
          <table:table-cell office:value-type="float" office:value="0.36204" calcext:value-type="float">
            <text:p>0.3620</text:p>
          </table:table-cell>
          <table:table-cell table:number-columns-repeated="4"/>
          <table:table-cell table:style-name="ce1" office:value-type="float" office:value="-0.89627" calcext:value-type="float">
            <text:p>-0.8963</text:p>
          </table:table-cell>
          <table:table-cell table:number-columns-repeated="16"/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0.92197" calcext:value-type="float">
            <text:p>-0.9220</text:p>
          </table:table-cell>
          <table:table-cell office:value-type="float" office:value="1.17106" calcext:value-type="float">
            <text:p>1.1711</text:p>
          </table:table-cell>
          <table:table-cell office:value-type="float" office:value="0.36418" calcext:value-type="float">
            <text:p>0.3642</text:p>
          </table:table-cell>
          <table:table-cell table:number-columns-repeated="4"/>
          <table:table-cell table:style-name="ce1" office:value-type="float" office:value="-0.92197" calcext:value-type="float">
            <text:p>-0.9220</text:p>
          </table:table-cell>
          <table:table-cell table:number-columns-repeated="16"/>
        </table:table-row>
        <table:table-row table:style-name="ro1">
          <table:table-cell office:value-type="float" office:value="-63" calcext:value-type="float">
            <text:p>-63</text:p>
          </table:table-cell>
          <table:table-cell office:value-type="float" office:value="-0.94655" calcext:value-type="float">
            <text:p>-0.9466</text:p>
          </table:table-cell>
          <table:table-cell office:value-type="float" office:value="1.16183" calcext:value-type="float">
            <text:p>1.1618</text:p>
          </table:table-cell>
          <table:table-cell office:value-type="float" office:value="0.36623" calcext:value-type="float">
            <text:p>0.3662</text:p>
          </table:table-cell>
          <table:table-cell table:number-columns-repeated="4"/>
          <table:table-cell table:style-name="ce1" office:value-type="float" office:value="-0.94655" calcext:value-type="float">
            <text:p>-0.9466</text:p>
          </table:table-cell>
          <table:table-cell table:number-columns-repeated="16"/>
        </table:table-row>
        <table:table-row table:style-name="ro1">
          <table:table-cell office:value-type="float" office:value="-62" calcext:value-type="float">
            <text:p>-62</text:p>
          </table:table-cell>
          <table:table-cell office:value-type="float" office:value="-0.96997" calcext:value-type="float">
            <text:p>-0.9700</text:p>
          </table:table-cell>
          <table:table-cell office:value-type="float" office:value="1.15224" calcext:value-type="float">
            <text:p>1.1522</text:p>
          </table:table-cell>
          <table:table-cell office:value-type="float" office:value="0.36819" calcext:value-type="float">
            <text:p>0.3682</text:p>
          </table:table-cell>
          <table:table-cell table:number-columns-repeated="4"/>
          <table:table-cell table:style-name="ce1" office:value-type="float" office:value="-0.96997" calcext:value-type="float">
            <text:p>-0.9700</text:p>
          </table:table-cell>
          <table:table-cell table:number-columns-repeated="16"/>
        </table:table-row>
        <table:table-row table:style-name="ro1">
          <table:table-cell office:value-type="float" office:value="-61" calcext:value-type="float">
            <text:p>-61</text:p>
          </table:table-cell>
          <table:table-cell office:value-type="float" office:value="-0.99222" calcext:value-type="float">
            <text:p>-0.9922</text:p>
          </table:table-cell>
          <table:table-cell office:value-type="float" office:value="1.1423" calcext:value-type="float">
            <text:p>1.1423</text:p>
          </table:table-cell>
          <table:table-cell office:value-type="float" office:value="0.37003" calcext:value-type="float">
            <text:p>0.3700</text:p>
          </table:table-cell>
          <table:table-cell table:number-columns-repeated="4"/>
          <table:table-cell table:style-name="ce1" office:value-type="float" office:value="-0.99222" calcext:value-type="float">
            <text:p>-0.9922</text:p>
          </table:table-cell>
          <table:table-cell table:number-columns-repeated="16"/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-1.01325" calcext:value-type="float">
            <text:p>-1.0133</text:p>
          </table:table-cell>
          <table:table-cell office:value-type="float" office:value="1.13201" calcext:value-type="float">
            <text:p>1.1320</text:p>
          </table:table-cell>
          <table:table-cell office:value-type="float" office:value="0.37174" calcext:value-type="float">
            <text:p>0.3717</text:p>
          </table:table-cell>
          <table:table-cell table:number-columns-repeated="4"/>
          <table:table-cell table:style-name="ce1" office:value-type="float" office:value="-1.01325" calcext:value-type="float">
            <text:p>-1.0133</text:p>
          </table:table-cell>
          <table:table-cell table:number-columns-repeated="16"/>
        </table:table-row>
        <table:table-row table:style-name="ro1">
          <table:table-cell office:value-type="float" office:value="-59" calcext:value-type="float">
            <text:p>-59</text:p>
          </table:table-cell>
          <table:table-cell office:value-type="float" office:value="-1.03305" calcext:value-type="float">
            <text:p>-1.0331</text:p>
          </table:table-cell>
          <table:table-cell office:value-type="float" office:value="1.12138" calcext:value-type="float">
            <text:p>1.1214</text:p>
          </table:table-cell>
          <table:table-cell office:value-type="float" office:value="0.37332" calcext:value-type="float">
            <text:p>0.3733</text:p>
          </table:table-cell>
          <table:table-cell table:number-columns-repeated="4"/>
          <table:table-cell table:style-name="ce1" office:value-type="float" office:value="-1.03305" calcext:value-type="float">
            <text:p>-1.0331</text:p>
          </table:table-cell>
          <table:table-cell table:number-columns-repeated="16"/>
        </table:table-row>
        <table:table-row table:style-name="ro1">
          <table:table-cell office:value-type="float" office:value="-58" calcext:value-type="float">
            <text:p>-58</text:p>
          </table:table-cell>
          <table:table-cell office:value-type="float" office:value="-1.05159" calcext:value-type="float">
            <text:p>-1.0516</text:p>
          </table:table-cell>
          <table:table-cell office:value-type="float" office:value="1.11041" calcext:value-type="float">
            <text:p>1.1104</text:p>
          </table:table-cell>
          <table:table-cell office:value-type="float" office:value="0.37473" calcext:value-type="float">
            <text:p>0.3747</text:p>
          </table:table-cell>
          <table:table-cell table:number-columns-repeated="4"/>
          <table:table-cell table:style-name="ce1" office:value-type="float" office:value="-1.05159" calcext:value-type="float">
            <text:p>-1.0516</text:p>
          </table:table-cell>
          <table:table-cell table:number-columns-repeated="16"/>
        </table:table-row>
        <table:table-row table:style-name="ro1">
          <table:table-cell office:value-type="float" office:value="-57" calcext:value-type="float">
            <text:p>-57</text:p>
          </table:table-cell>
          <table:table-cell office:value-type="float" office:value="-1.06885" calcext:value-type="float">
            <text:p>-1.0689</text:p>
          </table:table-cell>
          <table:table-cell office:value-type="float" office:value="1.0991" calcext:value-type="float">
            <text:p>1.0991</text:p>
          </table:table-cell>
          <table:table-cell office:value-type="float" office:value="0.37598" calcext:value-type="float">
            <text:p>0.3760</text:p>
          </table:table-cell>
          <table:table-cell table:number-columns-repeated="4"/>
          <table:table-cell table:style-name="ce1" office:value-type="float" office:value="-1.06885" calcext:value-type="float">
            <text:p>-1.0689</text:p>
          </table:table-cell>
          <table:table-cell table:number-columns-repeated="16"/>
        </table:table-row>
        <table:table-row table:style-name="ro1">
          <table:table-cell office:value-type="float" office:value="-56" calcext:value-type="float">
            <text:p>-56</text:p>
          </table:table-cell>
          <table:table-cell office:value-type="float" office:value="-1.08481" calcext:value-type="float">
            <text:p>-1.0848</text:p>
          </table:table-cell>
          <table:table-cell office:value-type="float" office:value="1.08745" calcext:value-type="float">
            <text:p>1.0875</text:p>
          </table:table-cell>
          <table:table-cell office:value-type="float" office:value="0.37704" calcext:value-type="float">
            <text:p>0.3770</text:p>
          </table:table-cell>
          <table:table-cell table:number-columns-repeated="4"/>
          <table:table-cell table:style-name="ce1" office:value-type="float" office:value="-1.08481" calcext:value-type="float">
            <text:p>-1.0848</text:p>
          </table:table-cell>
          <table:table-cell table:number-columns-repeated="16"/>
        </table:table-row>
        <table:table-row table:style-name="ro1">
          <table:table-cell office:value-type="float" office:value="-55" calcext:value-type="float">
            <text:p>-55</text:p>
          </table:table-cell>
          <table:table-cell office:value-type="float" office:value="-1.09944" calcext:value-type="float">
            <text:p>-1.0994</text:p>
          </table:table-cell>
          <table:table-cell office:value-type="float" office:value="1.07547" calcext:value-type="float">
            <text:p>1.0755</text:p>
          </table:table-cell>
          <table:table-cell office:value-type="float" office:value="0.3779" calcext:value-type="float">
            <text:p>0.3779</text:p>
          </table:table-cell>
          <table:table-cell table:number-columns-repeated="4"/>
          <table:table-cell table:style-name="ce1" office:value-type="float" office:value="-1.09944" calcext:value-type="float">
            <text:p>-1.0994</text:p>
          </table:table-cell>
          <table:table-cell table:number-columns-repeated="16"/>
        </table:table-row>
        <table:table-row table:style-name="ro1">
          <table:table-cell office:value-type="float" office:value="-54" calcext:value-type="float">
            <text:p>-54</text:p>
          </table:table-cell>
          <table:table-cell office:value-type="float" office:value="-1.11274" calcext:value-type="float">
            <text:p>-1.1127</text:p>
          </table:table-cell>
          <table:table-cell office:value-type="float" office:value="1.06317" calcext:value-type="float">
            <text:p>1.0632</text:p>
          </table:table-cell>
          <table:table-cell office:value-type="float" office:value="0.37854" calcext:value-type="float">
            <text:p>0.3785</text:p>
          </table:table-cell>
          <table:table-cell table:number-columns-repeated="4"/>
          <table:table-cell table:style-name="ce1" office:value-type="float" office:value="-1.11274" calcext:value-type="float">
            <text:p>-1.1127</text:p>
          </table:table-cell>
          <table:table-cell table:number-columns-repeated="16"/>
        </table:table-row>
        <table:table-row table:style-name="ro1">
          <table:table-cell office:value-type="float" office:value="-53" calcext:value-type="float">
            <text:p>-53</text:p>
          </table:table-cell>
          <table:table-cell office:value-type="float" office:value="-1.12468" calcext:value-type="float">
            <text:p>-1.1247</text:p>
          </table:table-cell>
          <table:table-cell office:value-type="float" office:value="1.05054" calcext:value-type="float">
            <text:p>1.0505</text:p>
          </table:table-cell>
          <table:table-cell office:value-type="float" office:value="0.37896" calcext:value-type="float">
            <text:p>0.3790</text:p>
          </table:table-cell>
          <table:table-cell table:number-columns-repeated="4"/>
          <table:table-cell table:style-name="ce1" office:value-type="float" office:value="-1.12468" calcext:value-type="float">
            <text:p>-1.1247</text:p>
          </table:table-cell>
          <table:table-cell table:number-columns-repeated="16"/>
        </table:table-row>
        <table:table-row table:style-name="ro1">
          <table:table-cell office:value-type="float" office:value="-52" calcext:value-type="float">
            <text:p>-52</text:p>
          </table:table-cell>
          <table:table-cell office:value-type="float" office:value="-1.13525" calcext:value-type="float">
            <text:p>-1.1353</text:p>
          </table:table-cell>
          <table:table-cell office:value-type="float" office:value="1.03759" calcext:value-type="float">
            <text:p>1.0376</text:p>
          </table:table-cell>
          <table:table-cell office:value-type="float" office:value="0.37914" calcext:value-type="float">
            <text:p>0.3791</text:p>
          </table:table-cell>
          <table:table-cell table:number-columns-repeated="4"/>
          <table:table-cell table:style-name="ce1" office:value-type="float" office:value="-1.13525" calcext:value-type="float">
            <text:p>-1.1353</text:p>
          </table:table-cell>
          <table:table-cell table:number-columns-repeated="16"/>
        </table:table-row>
        <table:table-row table:style-name="ro1">
          <table:table-cell office:value-type="float" office:value="-51" calcext:value-type="float">
            <text:p>-51</text:p>
          </table:table-cell>
          <table:table-cell office:value-type="float" office:value="-1.14443" calcext:value-type="float">
            <text:p>-1.1444</text:p>
          </table:table-cell>
          <table:table-cell office:value-type="float" office:value="1.02433" calcext:value-type="float">
            <text:p>1.0243</text:p>
          </table:table-cell>
          <table:table-cell office:value-type="float" office:value="0.37907" calcext:value-type="float">
            <text:p>0.3791</text:p>
          </table:table-cell>
          <table:table-cell table:number-columns-repeated="4"/>
          <table:table-cell table:style-name="ce1" office:value-type="float" office:value="-1.14443" calcext:value-type="float">
            <text:p>-1.1444</text:p>
          </table:table-cell>
          <table:table-cell table:number-columns-repeated="16"/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-1.15223" calcext:value-type="float">
            <text:p>-1.1522</text:p>
          </table:table-cell>
          <table:table-cell office:value-type="float" office:value="1.01075" calcext:value-type="float">
            <text:p>1.0108</text:p>
          </table:table-cell>
          <table:table-cell office:value-type="float" office:value="0.37873" calcext:value-type="float">
            <text:p>0.3787</text:p>
          </table:table-cell>
          <table:table-cell table:number-columns-repeated="4"/>
          <table:table-cell table:style-name="ce1" office:value-type="float" office:value="-1.15223" calcext:value-type="float">
            <text:p>-1.1522</text:p>
          </table:table-cell>
          <table:table-cell table:number-columns-repeated="16"/>
        </table:table-row>
        <table:table-row table:style-name="ro1">
          <table:table-cell office:value-type="float" office:value="-49" calcext:value-type="float">
            <text:p>-49</text:p>
          </table:table-cell>
          <table:table-cell office:value-type="float" office:value="-1.15861" calcext:value-type="float">
            <text:p>-1.1586</text:p>
          </table:table-cell>
          <table:table-cell office:value-type="float" office:value="0.99686" calcext:value-type="float">
            <text:p>0.9969</text:p>
          </table:table-cell>
          <table:table-cell office:value-type="float" office:value="0.37812" calcext:value-type="float">
            <text:p>0.3781</text:p>
          </table:table-cell>
          <table:table-cell table:number-columns-repeated="4"/>
          <table:table-cell table:style-name="ce1" office:value-type="float" office:value="-1.15861" calcext:value-type="float">
            <text:p>-1.1586</text:p>
          </table:table-cell>
          <table:table-cell table:number-columns-repeated="16"/>
        </table:table-row>
        <table:table-row table:style-name="ro1">
          <table:table-cell office:value-type="float" office:value="-48" calcext:value-type="float">
            <text:p>-48</text:p>
          </table:table-cell>
          <table:table-cell office:value-type="float" office:value="-1.16359" calcext:value-type="float">
            <text:p>-1.1636</text:p>
          </table:table-cell>
          <table:table-cell office:value-type="float" office:value="0.98267" calcext:value-type="float">
            <text:p>0.9827</text:p>
          </table:table-cell>
          <table:table-cell office:value-type="float" office:value="0.37722" calcext:value-type="float">
            <text:p>0.3772</text:p>
          </table:table-cell>
          <table:table-cell table:number-columns-repeated="4"/>
          <table:table-cell table:style-name="ce1" office:value-type="float" office:value="-1.16359" calcext:value-type="float">
            <text:p>-1.1636</text:p>
          </table:table-cell>
          <table:table-cell table:number-columns-repeated="16"/>
        </table:table-row>
        <table:table-row table:style-name="ro1">
          <table:table-cell office:value-type="float" office:value="-47" calcext:value-type="float">
            <text:p>-47</text:p>
          </table:table-cell>
          <table:table-cell office:value-type="float" office:value="-1.16715" calcext:value-type="float">
            <text:p>-1.1672</text:p>
          </table:table-cell>
          <table:table-cell office:value-type="float" office:value="0.96819" calcext:value-type="float">
            <text:p>0.9682</text:p>
          </table:table-cell>
          <table:table-cell office:value-type="float" office:value="0.37602" calcext:value-type="float">
            <text:p>0.3760</text:p>
          </table:table-cell>
          <table:table-cell table:number-columns-repeated="4"/>
          <table:table-cell table:style-name="ce1" office:value-type="float" office:value="-1.16715" calcext:value-type="float">
            <text:p>-1.1672</text:p>
          </table:table-cell>
          <table:table-cell table:number-columns-repeated="16"/>
        </table:table-row>
        <table:table-row table:style-name="ro1">
          <table:table-cell office:value-type="float" office:value="-46" calcext:value-type="float">
            <text:p>-46</text:p>
          </table:table-cell>
          <table:table-cell office:value-type="float" office:value="-1.16929" calcext:value-type="float">
            <text:p>-1.1693</text:p>
          </table:table-cell>
          <table:table-cell office:value-type="float" office:value="0.9534" calcext:value-type="float">
            <text:p>0.9534</text:p>
          </table:table-cell>
          <table:table-cell office:value-type="float" office:value="0.37452" calcext:value-type="float">
            <text:p>0.3745</text:p>
          </table:table-cell>
          <table:table-cell table:number-columns-repeated="4"/>
          <table:table-cell table:style-name="ce1" office:value-type="float" office:value="-1.16929" calcext:value-type="float">
            <text:p>-1.1693</text:p>
          </table:table-cell>
          <table:table-cell table:number-columns-repeated="16"/>
        </table:table-row>
        <table:table-row table:style-name="ro1">
          <table:table-cell office:value-type="float" office:value="-45" calcext:value-type="float">
            <text:p>-45</text:p>
          </table:table-cell>
          <table:table-cell office:value-type="float" office:value="-1.17" calcext:value-type="float">
            <text:p>-1.1700</text:p>
          </table:table-cell>
          <table:table-cell office:value-type="float" office:value="0.93833" calcext:value-type="float">
            <text:p>0.9383</text:p>
          </table:table-cell>
          <table:table-cell office:value-type="float" office:value="0.3727" calcext:value-type="float">
            <text:p>0.3727</text:p>
          </table:table-cell>
          <table:table-cell table:number-columns-repeated="4"/>
          <table:table-cell table:style-name="ce1" office:value-type="float" office:value="-1.17" calcext:value-type="float">
            <text:p>-1.1700</text:p>
          </table:table-cell>
          <table:table-cell table:number-columns-repeated="16"/>
        </table:table-row>
        <table:table-row table:style-name="ro1">
          <table:table-cell office:value-type="float" office:value="-44" calcext:value-type="float">
            <text:p>-44</text:p>
          </table:table-cell>
          <table:table-cell office:value-type="float" office:value="-1.16892" calcext:value-type="float">
            <text:p>-1.1689</text:p>
          </table:table-cell>
          <table:table-cell office:value-type="float" office:value="0.91577" calcext:value-type="float">
            <text:p>0.9158</text:p>
          </table:table-cell>
          <table:table-cell office:value-type="float" office:value="0.35792" calcext:value-type="float">
            <text:p>0.3579</text:p>
          </table:table-cell>
          <table:table-cell table:number-columns-repeated="4"/>
          <table:table-cell table:style-name="ce1" office:value-type="float" office:value="-1.16892" calcext:value-type="float">
            <text:p>-1.1689</text:p>
          </table:table-cell>
          <table:table-cell table:number-columns-repeated="16"/>
        </table:table-row>
        <table:table-row table:style-name="ro1">
          <table:table-cell office:value-type="float" office:value="-43" calcext:value-type="float">
            <text:p>-43</text:p>
          </table:table-cell>
          <table:table-cell office:value-type="float" office:value="-1.16567" calcext:value-type="float">
            <text:p>-1.1657</text:p>
          </table:table-cell>
          <table:table-cell office:value-type="float" office:value="0.89228" calcext:value-type="float">
            <text:p>0.8923</text:p>
          </table:table-cell>
          <table:table-cell office:value-type="float" office:value="0.3426" calcext:value-type="float">
            <text:p>0.3426</text:p>
          </table:table-cell>
          <table:table-cell table:number-columns-repeated="4"/>
          <table:table-cell table:style-name="ce1" office:value-type="float" office:value="-1.16567" calcext:value-type="float">
            <text:p>-1.1657</text:p>
          </table:table-cell>
          <table:table-cell table:number-columns-repeated="16"/>
        </table:table-row>
        <table:table-row table:style-name="ro1">
          <table:table-cell office:value-type="float" office:value="-42" calcext:value-type="float">
            <text:p>-42</text:p>
          </table:table-cell>
          <table:table-cell office:value-type="float" office:value="-1.16028" calcext:value-type="float">
            <text:p>-1.1603</text:p>
          </table:table-cell>
          <table:table-cell office:value-type="float" office:value="0.86795" calcext:value-type="float">
            <text:p>0.8680</text:p>
          </table:table-cell>
          <table:table-cell office:value-type="float" office:value="0.32683" calcext:value-type="float">
            <text:p>0.3268</text:p>
          </table:table-cell>
          <table:table-cell table:number-columns-repeated="4"/>
          <table:table-cell table:style-name="ce1" office:value-type="float" office:value="-1.16028" calcext:value-type="float">
            <text:p>-1.1603</text:p>
          </table:table-cell>
          <table:table-cell table:number-columns-repeated="16"/>
        </table:table-row>
        <table:table-row table:style-name="ro1">
          <table:table-cell office:value-type="float" office:value="-41" calcext:value-type="float">
            <text:p>-41</text:p>
          </table:table-cell>
          <table:table-cell office:value-type="float" office:value="-1.15275" calcext:value-type="float">
            <text:p>-1.1528</text:p>
          </table:table-cell>
          <table:table-cell office:value-type="float" office:value="0.84285" calcext:value-type="float">
            <text:p>0.8429</text:p>
          </table:table-cell>
          <table:table-cell office:value-type="float" office:value="0.31066" calcext:value-type="float">
            <text:p>0.3107</text:p>
          </table:table-cell>
          <table:table-cell table:number-columns-repeated="4"/>
          <table:table-cell table:style-name="ce1" office:value-type="float" office:value="-1.15275" calcext:value-type="float">
            <text:p>-1.1528</text:p>
          </table:table-cell>
          <table:table-cell table:number-columns-repeated="16"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-1.14313" calcext:value-type="float">
            <text:p>-1.1431</text:p>
          </table:table-cell>
          <table:table-cell office:value-type="float" office:value="0.81706" calcext:value-type="float">
            <text:p>0.8171</text:p>
          </table:table-cell>
          <table:table-cell office:value-type="float" office:value="0.29418" calcext:value-type="float">
            <text:p>0.2942</text:p>
          </table:table-cell>
          <table:table-cell table:number-columns-repeated="4"/>
          <table:table-cell table:style-name="ce1" office:value-type="float" office:value="-1.14313" calcext:value-type="float">
            <text:p>-1.1431</text:p>
          </table:table-cell>
          <table:table-cell table:number-columns-repeated="16"/>
        </table:table-row>
        <table:table-row table:style-name="ro1">
          <table:table-cell office:value-type="float" office:value="-39" calcext:value-type="float">
            <text:p>-39</text:p>
          </table:table-cell>
          <table:table-cell office:value-type="float" office:value="-1.13145" calcext:value-type="float">
            <text:p>-1.1315</text:p>
          </table:table-cell>
          <table:table-cell office:value-type="float" office:value="0.79065" calcext:value-type="float">
            <text:p>0.7907</text:p>
          </table:table-cell>
          <table:table-cell office:value-type="float" office:value="0.27745" calcext:value-type="float">
            <text:p>0.2775</text:p>
          </table:table-cell>
          <table:table-cell table:number-columns-repeated="4"/>
          <table:table-cell table:style-name="ce1" office:value-type="float" office:value="-1.13145" calcext:value-type="float">
            <text:p>-1.1315</text:p>
          </table:table-cell>
          <table:table-cell table:number-columns-repeated="16"/>
        </table:table-row>
        <table:table-row table:style-name="ro1">
          <table:table-cell office:value-type="float" office:value="-38" calcext:value-type="float">
            <text:p>-38</text:p>
          </table:table-cell>
          <table:table-cell office:value-type="float" office:value="-1.11775" calcext:value-type="float">
            <text:p>-1.1178</text:p>
          </table:table-cell>
          <table:table-cell office:value-type="float" office:value="0.7637" calcext:value-type="float">
            <text:p>0.7637</text:p>
          </table:table-cell>
          <table:table-cell office:value-type="float" office:value="0.26054" calcext:value-type="float">
            <text:p>0.2605</text:p>
          </table:table-cell>
          <table:table-cell table:number-columns-repeated="4"/>
          <table:table-cell table:style-name="ce1" office:value-type="float" office:value="-1.11775" calcext:value-type="float">
            <text:p>-1.1178</text:p>
          </table:table-cell>
          <table:table-cell table:number-columns-repeated="16"/>
        </table:table-row>
        <table:table-row table:style-name="ro1">
          <table:table-cell office:value-type="float" office:value="-37" calcext:value-type="float">
            <text:p>-37</text:p>
          </table:table-cell>
          <table:table-cell office:value-type="float" office:value="-1.10209" calcext:value-type="float">
            <text:p>-1.1021</text:p>
          </table:table-cell>
          <table:table-cell office:value-type="float" office:value="0.73628" calcext:value-type="float">
            <text:p>0.7363</text:p>
          </table:table-cell>
          <table:table-cell office:value-type="float" office:value="0.24352" calcext:value-type="float">
            <text:p>0.2435</text:p>
          </table:table-cell>
          <table:table-cell table:number-columns-repeated="4"/>
          <table:table-cell table:style-name="ce1" office:value-type="float" office:value="-1.10209" calcext:value-type="float">
            <text:p>-1.1021</text:p>
          </table:table-cell>
          <table:table-cell table:number-columns-repeated="16"/>
        </table:table-row>
        <table:table-row table:style-name="ro1">
          <table:table-cell office:value-type="float" office:value="-36" calcext:value-type="float">
            <text:p>-36</text:p>
          </table:table-cell>
          <table:table-cell office:value-type="float" office:value="-1.08454" calcext:value-type="float">
            <text:p>-1.0845</text:p>
          </table:table-cell>
          <table:table-cell office:value-type="float" office:value="0.70847" calcext:value-type="float">
            <text:p>0.7085</text:p>
          </table:table-cell>
          <table:table-cell office:value-type="float" office:value="0.22645" calcext:value-type="float">
            <text:p>0.2265</text:p>
          </table:table-cell>
          <table:table-cell table:number-columns-repeated="4"/>
          <table:table-cell table:style-name="ce1" office:value-type="float" office:value="-1.08454" calcext:value-type="float">
            <text:p>-1.0845</text:p>
          </table:table-cell>
          <table:table-cell table:number-columns-repeated="16"/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float" office:value="-1.06515" calcext:value-type="float">
            <text:p>-1.0652</text:p>
          </table:table-cell>
          <table:table-cell office:value-type="float" office:value="0.68034" calcext:value-type="float">
            <text:p>0.6803</text:p>
          </table:table-cell>
          <table:table-cell office:value-type="float" office:value="0.20941" calcext:value-type="float">
            <text:p>0.2094</text:p>
          </table:table-cell>
          <table:table-cell table:number-columns-repeated="4"/>
          <table:table-cell table:style-name="ce1" office:value-type="float" office:value="-1.06515" calcext:value-type="float">
            <text:p>-1.0652</text:p>
          </table:table-cell>
          <table:table-cell table:number-columns-repeated="16"/>
        </table:table-row>
        <table:table-row table:style-name="ro1">
          <table:table-cell office:value-type="float" office:value="-34" calcext:value-type="float">
            <text:p>-34</text:p>
          </table:table-cell>
          <table:table-cell office:value-type="float" office:value="-1.04401" calcext:value-type="float">
            <text:p>-1.0440</text:p>
          </table:table-cell>
          <table:table-cell office:value-type="float" office:value="0.65196" calcext:value-type="float">
            <text:p>0.6520</text:p>
          </table:table-cell>
          <table:table-cell office:value-type="float" office:value="0.19245" calcext:value-type="float">
            <text:p>0.1925</text:p>
          </table:table-cell>
          <table:table-cell table:number-columns-repeated="4"/>
          <table:table-cell table:style-name="ce1" office:value-type="float" office:value="-1.04401" calcext:value-type="float">
            <text:p>-1.0440</text:p>
          </table:table-cell>
          <table:table-cell table:number-columns-repeated="16"/>
        </table:table-row>
        <table:table-row table:style-name="ro1">
          <table:table-cell office:value-type="float" office:value="-33" calcext:value-type="float">
            <text:p>-33</text:p>
          </table:table-cell>
          <table:table-cell office:value-type="float" office:value="-1.0212" calcext:value-type="float">
            <text:p>-1.0212</text:p>
          </table:table-cell>
          <table:table-cell office:value-type="float" office:value="0.6234" calcext:value-type="float">
            <text:p>0.6234</text:p>
          </table:table-cell>
          <table:table-cell office:value-type="float" office:value="0.17564" calcext:value-type="float">
            <text:p>0.1756</text:p>
          </table:table-cell>
          <table:table-cell table:number-columns-repeated="4"/>
          <table:table-cell table:style-name="ce1" office:value-type="float" office:value="-1.0212" calcext:value-type="float">
            <text:p>-1.0212</text:p>
          </table:table-cell>
          <table:table-cell table:number-columns-repeated="16"/>
        </table:table-row>
        <table:table-row table:style-name="ro1">
          <table:table-cell office:value-type="float" office:value="-32" calcext:value-type="float">
            <text:p>-32</text:p>
          </table:table-cell>
          <table:table-cell office:value-type="float" office:value="-0.99682" calcext:value-type="float">
            <text:p>-0.9968</text:p>
          </table:table-cell>
          <table:table-cell office:value-type="float" office:value="0.59473" calcext:value-type="float">
            <text:p>0.5947</text:p>
          </table:table-cell>
          <table:table-cell office:value-type="float" office:value="0.15902" calcext:value-type="float">
            <text:p>0.1590</text:p>
          </table:table-cell>
          <table:table-cell table:number-columns-repeated="4"/>
          <table:table-cell table:style-name="ce1" office:value-type="float" office:value="-0.99682" calcext:value-type="float">
            <text:p>-0.9968</text:p>
          </table:table-cell>
          <table:table-cell table:number-columns-repeated="16"/>
        </table:table-row>
        <table:table-row table:style-name="ro1">
          <table:table-cell office:value-type="float" office:value="-31" calcext:value-type="float">
            <text:p>-31</text:p>
          </table:table-cell>
          <table:table-cell office:value-type="float" office:value="-0.97095" calcext:value-type="float">
            <text:p>-0.9710</text:p>
          </table:table-cell>
          <table:table-cell office:value-type="float" office:value="0.56604" calcext:value-type="float">
            <text:p>0.5660</text:p>
          </table:table-cell>
          <table:table-cell office:value-type="float" office:value="0.14266" calcext:value-type="float">
            <text:p>0.1427</text:p>
          </table:table-cell>
          <table:table-cell table:number-columns-repeated="4"/>
          <table:table-cell table:style-name="ce1" office:value-type="float" office:value="-0.97095" calcext:value-type="float">
            <text:p>-0.9710</text:p>
          </table:table-cell>
          <table:table-cell table:number-columns-repeated="16"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-0.94369" calcext:value-type="float">
            <text:p>-0.9437</text:p>
          </table:table-cell>
          <table:table-cell office:value-type="float" office:value="0.53737" calcext:value-type="float">
            <text:p>0.5374</text:p>
          </table:table-cell>
          <table:table-cell office:value-type="float" office:value="0.12659" calcext:value-type="float">
            <text:p>0.1266</text:p>
          </table:table-cell>
          <table:table-cell table:number-columns-repeated="4"/>
          <table:table-cell table:style-name="ce1" office:value-type="float" office:value="-0.94369" calcext:value-type="float">
            <text:p>-0.9437</text:p>
          </table:table-cell>
          <table:table-cell table:number-columns-repeated="16"/>
        </table:table-row>
        <table:table-row table:style-name="ro1">
          <table:table-cell office:value-type="float" office:value="-29" calcext:value-type="float">
            <text:p>-29</text:p>
          </table:table-cell>
          <table:table-cell office:value-type="float" office:value="-0.91517" calcext:value-type="float">
            <text:p>-0.9152</text:p>
          </table:table-cell>
          <table:table-cell office:value-type="float" office:value="0.50882" calcext:value-type="float">
            <text:p>0.5088</text:p>
          </table:table-cell>
          <table:table-cell office:value-type="float" office:value="0.11088" calcext:value-type="float">
            <text:p>0.1109</text:p>
          </table:table-cell>
          <table:table-cell table:number-columns-repeated="4"/>
          <table:table-cell table:style-name="ce1" office:value-type="float" office:value="-0.91517" calcext:value-type="float">
            <text:p>-0.9152</text:p>
          </table:table-cell>
          <table:table-cell table:number-columns-repeated="16"/>
        </table:table-row>
        <table:table-row table:style-name="ro1">
          <table:table-cell office:value-type="float" office:value="-28" calcext:value-type="float">
            <text:p>-28</text:p>
          </table:table-cell>
          <table:table-cell office:value-type="float" office:value="-0.88548" calcext:value-type="float">
            <text:p>-0.8855</text:p>
          </table:table-cell>
          <table:table-cell office:value-type="float" office:value="0.48043" calcext:value-type="float">
            <text:p>0.4804</text:p>
          </table:table-cell>
          <table:table-cell office:value-type="float" office:value="0.09555" calcext:value-type="float">
            <text:p>0.0956</text:p>
          </table:table-cell>
          <table:table-cell table:number-columns-repeated="4"/>
          <table:table-cell table:style-name="ce1" office:value-type="float" office:value="-0.88548" calcext:value-type="float">
            <text:p>-0.8855</text:p>
          </table:table-cell>
          <table:table-cell table:number-columns-repeated="16"/>
        </table:table-row>
        <table:table-row table:style-name="ro1">
          <table:table-cell office:value-type="float" office:value="-27" calcext:value-type="float">
            <text:p>-27</text:p>
          </table:table-cell>
          <table:table-cell office:value-type="float" office:value="-0.85475" calcext:value-type="float">
            <text:p>-0.8548</text:p>
          </table:table-cell>
          <table:table-cell office:value-type="float" office:value="0.45229" calcext:value-type="float">
            <text:p>0.4523</text:p>
          </table:table-cell>
          <table:table-cell office:value-type="float" office:value="0.08064" calcext:value-type="float">
            <text:p>0.0806</text:p>
          </table:table-cell>
          <table:table-cell table:number-columns-repeated="4"/>
          <table:table-cell table:style-name="ce1" office:value-type="float" office:value="-0.85475" calcext:value-type="float">
            <text:p>-0.8548</text:p>
          </table:table-cell>
          <table:table-cell table:number-columns-repeated="16"/>
        </table:table-row>
        <table:table-row table:style-name="ro1">
          <table:table-cell office:value-type="float" office:value="-26" calcext:value-type="float">
            <text:p>-26</text:p>
          </table:table-cell>
          <table:table-cell office:value-type="float" office:value="-0.8231" calcext:value-type="float">
            <text:p>-0.8231</text:p>
          </table:table-cell>
          <table:table-cell office:value-type="float" office:value="0.42445" calcext:value-type="float">
            <text:p>0.4245</text:p>
          </table:table-cell>
          <table:table-cell office:value-type="float" office:value="0.06619" calcext:value-type="float">
            <text:p>0.0662</text:p>
          </table:table-cell>
          <table:table-cell table:number-columns-repeated="4"/>
          <table:table-cell table:style-name="ce1" office:value-type="float" office:value="-0.8231" calcext:value-type="float">
            <text:p>-0.8231</text:p>
          </table:table-cell>
          <table:table-cell table:number-columns-repeated="16"/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-0.79065" calcext:value-type="float">
            <text:p>-0.7907</text:p>
          </table:table-cell>
          <table:table-cell office:value-type="float" office:value="0.39699" calcext:value-type="float">
            <text:p>0.3970</text:p>
          </table:table-cell>
          <table:table-cell office:value-type="float" office:value="0.05222" calcext:value-type="float">
            <text:p>0.0522</text:p>
          </table:table-cell>
          <table:table-cell table:number-columns-repeated="4"/>
          <table:table-cell table:style-name="ce1" office:value-type="float" office:value="-0.79065" calcext:value-type="float">
            <text:p>-0.7907</text:p>
          </table:table-cell>
          <table:table-cell table:number-columns-repeated="16"/>
        </table:table-row>
        <table:table-row table:style-name="ro1">
          <table:table-cell office:value-type="float" office:value="-24" calcext:value-type="float">
            <text:p>-24</text:p>
          </table:table-cell>
          <table:table-cell office:value-type="float" office:value="-0.75753" calcext:value-type="float">
            <text:p>-0.7575</text:p>
          </table:table-cell>
          <table:table-cell office:value-type="float" office:value="0.36996" calcext:value-type="float">
            <text:p>0.3700</text:p>
          </table:table-cell>
          <table:table-cell office:value-type="float" office:value="0.03874" calcext:value-type="float">
            <text:p>0.0387</text:p>
          </table:table-cell>
          <table:table-cell table:number-columns-repeated="4"/>
          <table:table-cell table:style-name="ce1" office:value-type="float" office:value="-0.75753" calcext:value-type="float">
            <text:p>-0.7575</text:p>
          </table:table-cell>
          <table:table-cell table:number-columns-repeated="16"/>
        </table:table-row>
        <table:table-row table:style-name="ro1">
          <table:table-cell office:value-type="float" office:value="-23" calcext:value-type="float">
            <text:p>-23</text:p>
          </table:table-cell>
          <table:table-cell office:value-type="float" office:value="-0.72387" calcext:value-type="float">
            <text:p>-0.7239</text:p>
          </table:table-cell>
          <table:table-cell office:value-type="float" office:value="0.34345" calcext:value-type="float">
            <text:p>0.3435</text:p>
          </table:table-cell>
          <table:table-cell office:value-type="float" office:value="0.02578" calcext:value-type="float">
            <text:p>0.0258</text:p>
          </table:table-cell>
          <table:table-cell table:number-columns-repeated="4"/>
          <table:table-cell table:style-name="ce1" office:value-type="float" office:value="-0.72387" calcext:value-type="float">
            <text:p>-0.7239</text:p>
          </table:table-cell>
          <table:table-cell table:number-columns-repeated="16"/>
        </table:table-row>
        <table:table-row table:style-name="ro1">
          <table:table-cell office:value-type="float" office:value="-22" calcext:value-type="float">
            <text:p>-22</text:p>
          </table:table-cell>
          <table:table-cell office:value-type="float" office:value="-0.68981" calcext:value-type="float">
            <text:p>-0.6898</text:p>
          </table:table-cell>
          <table:table-cell office:value-type="float" office:value="0.3175" calcext:value-type="float">
            <text:p>0.3175</text:p>
          </table:table-cell>
          <table:table-cell office:value-type="float" office:value="0.01333" calcext:value-type="float">
            <text:p>0.0133</text:p>
          </table:table-cell>
          <table:table-cell table:number-columns-repeated="4"/>
          <table:table-cell table:style-name="ce1" office:value-type="float" office:value="-0.68981" calcext:value-type="float">
            <text:p>-0.6898</text:p>
          </table:table-cell>
          <table:table-cell table:number-columns-repeated="16"/>
        </table:table-row>
        <table:table-row table:style-name="ro1">
          <table:table-cell office:value-type="float" office:value="-21" calcext:value-type="float">
            <text:p>-21</text:p>
          </table:table-cell>
          <table:table-cell office:value-type="float" office:value="-0.65547" calcext:value-type="float">
            <text:p>-0.6555</text:p>
          </table:table-cell>
          <table:table-cell office:value-type="float" office:value="0.29218" calcext:value-type="float">
            <text:p>0.2922</text:p>
          </table:table-cell>
          <table:table-cell office:value-type="float" office:value="0.00141" calcext:value-type="float">
            <text:p>0.0014</text:p>
          </table:table-cell>
          <table:table-cell table:number-columns-repeated="4"/>
          <table:table-cell table:style-name="ce1" office:value-type="float" office:value="-0.65547" calcext:value-type="float">
            <text:p>-0.6555</text:p>
          </table:table-cell>
          <table:table-cell table:number-columns-repeated="16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-0.621" calcext:value-type="float">
            <text:p>-0.6210</text:p>
          </table:table-cell>
          <table:table-cell office:value-type="float" office:value="0.26756" calcext:value-type="float">
            <text:p>0.2676</text:p>
          </table:table-cell>
          <table:table-cell office:value-type="float" office:value="-0.01" calcext:value-type="float">
            <text:p>-0.0100</text:p>
          </table:table-cell>
          <table:table-cell table:formula="of:=[.C183]+[.B183]^2/(3.14159*[$Settings.$B$15]*[$Settings.$B$16])" office:value-type="float" office:value="0.271666839963306" calcext:value-type="float">
            <text:p>0.2717</text:p>
          </table:table-cell>
          <table:table-cell table:formula="of:=IF([.B183]&gt;0;[.B183]/[.E183];0)" office:value-type="float" office:value="0" calcext:value-type="float">
            <text:p>0.0000</text:p>
          </table:table-cell>
          <table:table-cell table:number-columns-repeated="2"/>
          <table:table-cell table:style-name="ce1" office:value-type="float" office:value="-0.621" calcext:value-type="float">
            <text:p>-0.6210</text:p>
          </table:table-cell>
          <table:table-cell table:number-columns-repeated="16"/>
        </table:table-row>
        <table:table-row table:style-name="ro1">
          <table:table-cell office:value-type="float" office:value="-19.9" calcext:value-type="float">
            <text:p>-19.9</text:p>
          </table:table-cell>
          <table:table-cell office:value-type="float" office:value="-0.62652" calcext:value-type="float">
            <text:p>-0.6265</text:p>
          </table:table-cell>
          <table:table-cell office:value-type="float" office:value="0.26513" calcext:value-type="float">
            <text:p>0.2651</text:p>
          </table:table-cell>
          <table:table-cell office:value-type="float" office:value="-0.0104" calcext:value-type="float">
            <text:p>-0.0104</text:p>
          </table:table-cell>
          <table:table-cell table:formula="of:=[.C184]+[.B184]^2/(3.14159*[$Settings.$B$15]*[$Settings.$B$16])" office:value-type="float" office:value="0.269310174942601" calcext:value-type="float">
            <text:p>0.2693</text:p>
          </table:table-cell>
          <table:table-cell table:style-name="ce2" table:formula="of:=IF([.B184]&gt;0;[.B184]/[.E184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62652" calcext:value-type="float">
            <text:p>-0.6265</text:p>
          </table:table-cell>
          <table:table-cell table:number-columns-repeated="16"/>
        </table:table-row>
        <table:table-row table:style-name="ro1">
          <table:table-cell office:value-type="float" office:value="-19.8" calcext:value-type="float">
            <text:p>-19.8</text:p>
          </table:table-cell>
          <table:table-cell office:value-type="float" office:value="-0.63199" calcext:value-type="float">
            <text:p>-0.6320</text:p>
          </table:table-cell>
          <table:table-cell office:value-type="float" office:value="0.26272" calcext:value-type="float">
            <text:p>0.2627</text:p>
          </table:table-cell>
          <table:table-cell office:value-type="float" office:value="-0.0108" calcext:value-type="float">
            <text:p>-0.0108</text:p>
          </table:table-cell>
          <table:table-cell table:formula="of:=[.C185]+[.B185]^2/(3.14159*[$Settings.$B$15]*[$Settings.$B$16])" office:value-type="float" office:value="0.266973485846829" calcext:value-type="float">
            <text:p>0.2670</text:p>
          </table:table-cell>
          <table:table-cell table:style-name="ce2" table:formula="of:=IF([.B185]&gt;0;[.B185]/[.E185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63199" calcext:value-type="float">
            <text:p>-0.6320</text:p>
          </table:table-cell>
          <table:table-cell table:number-columns-repeated="16"/>
        </table:table-row>
        <table:table-row table:style-name="ro1">
          <table:table-cell office:value-type="float" office:value="-19.7" calcext:value-type="float">
            <text:p>-19.7</text:p>
          </table:table-cell>
          <table:table-cell office:value-type="float" office:value="-0.63739" calcext:value-type="float">
            <text:p>-0.6374</text:p>
          </table:table-cell>
          <table:table-cell office:value-type="float" office:value="0.26031" calcext:value-type="float">
            <text:p>0.2603</text:p>
          </table:table-cell>
          <table:table-cell office:value-type="float" office:value="-0.0112" calcext:value-type="float">
            <text:p>-0.0112</text:p>
          </table:table-cell>
          <table:table-cell table:formula="of:=[.C186]+[.B186]^2/(3.14159*[$Settings.$B$15]*[$Settings.$B$16])" office:value-type="float" office:value="0.264636483683595" calcext:value-type="float">
            <text:p>0.2646</text:p>
          </table:table-cell>
          <table:table-cell table:style-name="ce2" table:formula="of:=IF([.B186]&gt;0;[.B186]/[.E186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63739" calcext:value-type="float">
            <text:p>-0.6374</text:p>
          </table:table-cell>
          <table:table-cell table:number-columns-repeated="16"/>
        </table:table-row>
        <table:table-row table:style-name="ro1">
          <table:table-cell office:value-type="float" office:value="-19.6" calcext:value-type="float">
            <text:p>-19.6</text:p>
          </table:table-cell>
          <table:table-cell office:value-type="float" office:value="-0.64273" calcext:value-type="float">
            <text:p>-0.6427</text:p>
          </table:table-cell>
          <table:table-cell office:value-type="float" office:value="0.25791" calcext:value-type="float">
            <text:p>0.2579</text:p>
          </table:table-cell>
          <table:table-cell office:value-type="float" office:value="-0.0116" calcext:value-type="float">
            <text:p>-0.0116</text:p>
          </table:table-cell>
          <table:table-cell table:formula="of:=[.C187]+[.B187]^2/(3.14159*[$Settings.$B$15]*[$Settings.$B$16])" office:value-type="float" office:value="0.262309281192626" calcext:value-type="float">
            <text:p>0.2623</text:p>
          </table:table-cell>
          <table:table-cell table:style-name="ce2" table:formula="of:=IF([.B187]&gt;0;[.B187]/[.E187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64273" calcext:value-type="float">
            <text:p>-0.6427</text:p>
          </table:table-cell>
          <table:table-cell table:number-columns-repeated="16"/>
        </table:table-row>
        <table:table-row table:style-name="ro1">
          <table:table-cell office:value-type="float" office:value="-19.5" calcext:value-type="float">
            <text:p>-19.5</text:p>
          </table:table-cell>
          <table:table-cell office:value-type="float" office:value="-0.64801" calcext:value-type="float">
            <text:p>-0.6480</text:p>
          </table:table-cell>
          <table:table-cell office:value-type="float" office:value="0.25552" calcext:value-type="float">
            <text:p>0.2555</text:p>
          </table:table-cell>
          <table:table-cell office:value-type="float" office:value="-0.012" calcext:value-type="float">
            <text:p>-0.0120</text:p>
          </table:table-cell>
          <table:table-cell table:formula="of:=[.C188]+[.B188]^2/(3.14159*[$Settings.$B$15]*[$Settings.$B$16])" office:value-type="float" office:value="0.259991857901542" calcext:value-type="float">
            <text:p>0.2600</text:p>
          </table:table-cell>
          <table:table-cell table:style-name="ce2" table:formula="of:=IF([.B188]&gt;0;[.B188]/[.E188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64801" calcext:value-type="float">
            <text:p>-0.6480</text:p>
          </table:table-cell>
          <table:table-cell table:number-columns-repeated="16"/>
        </table:table-row>
        <table:table-row table:style-name="ro1">
          <table:table-cell office:value-type="float" office:value="-19.4" calcext:value-type="float">
            <text:p>-19.4</text:p>
          </table:table-cell>
          <table:table-cell office:value-type="float" office:value="-0.65322" calcext:value-type="float">
            <text:p>-0.6532</text:p>
          </table:table-cell>
          <table:table-cell office:value-type="float" office:value="0.25314" calcext:value-type="float">
            <text:p>0.2531</text:p>
          </table:table-cell>
          <table:table-cell office:value-type="float" office:value="-0.0124" calcext:value-type="float">
            <text:p>-0.0124</text:p>
          </table:table-cell>
          <table:table-cell table:formula="of:=[.C189]+[.B189]^2/(3.14159*[$Settings.$B$15]*[$Settings.$B$16])" office:value-type="float" office:value="0.257684054439083" calcext:value-type="float">
            <text:p>0.2577</text:p>
          </table:table-cell>
          <table:table-cell table:style-name="ce2" table:formula="of:=IF([.B189]&gt;0;[.B189]/[.E189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65322" calcext:value-type="float">
            <text:p>-0.6532</text:p>
          </table:table-cell>
          <table:table-cell table:number-columns-repeated="16"/>
        </table:table-row>
        <table:table-row table:style-name="ro1">
          <table:table-cell office:value-type="float" office:value="-19.3" calcext:value-type="float">
            <text:p>-19.3</text:p>
          </table:table-cell>
          <table:table-cell office:value-type="float" office:value="-0.65838" calcext:value-type="float">
            <text:p>-0.6584</text:p>
          </table:table-cell>
          <table:table-cell office:value-type="float" office:value="0.25077" calcext:value-type="float">
            <text:p>0.2508</text:p>
          </table:table-cell>
          <table:table-cell office:value-type="float" office:value="-0.0128" calcext:value-type="float">
            <text:p>-0.0128</text:p>
          </table:table-cell>
          <table:table-cell table:formula="of:=[.C190]+[.B190]^2/(3.14159*[$Settings.$B$15]*[$Settings.$B$16])" office:value-type="float" office:value="0.25538612795172" calcext:value-type="float">
            <text:p>0.2554</text:p>
          </table:table-cell>
          <table:table-cell table:style-name="ce2" table:formula="of:=IF([.B190]&gt;0;[.B190]/[.E190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65838" calcext:value-type="float">
            <text:p>-0.6584</text:p>
          </table:table-cell>
          <table:table-cell table:number-columns-repeated="16"/>
        </table:table-row>
        <table:table-row table:style-name="ro1">
          <table:table-cell office:value-type="float" office:value="-19.2" calcext:value-type="float">
            <text:p>-19.2</text:p>
          </table:table-cell>
          <table:table-cell office:value-type="float" office:value="-0.66347" calcext:value-type="float">
            <text:p>-0.6635</text:p>
          </table:table-cell>
          <table:table-cell office:value-type="float" office:value="0.2484" calcext:value-type="float">
            <text:p>0.2484</text:p>
          </table:table-cell>
          <table:table-cell office:value-type="float" office:value="-0.0132" calcext:value-type="float">
            <text:p>-0.0132</text:p>
          </table:table-cell>
          <table:table-cell table:formula="of:=[.C191]+[.B191]^2/(3.14159*[$Settings.$B$15]*[$Settings.$B$16])" office:value-type="float" office:value="0.25308777932801" calcext:value-type="float">
            <text:p>0.2531</text:p>
          </table:table-cell>
          <table:table-cell table:style-name="ce2" table:formula="of:=IF([.B191]&gt;0;[.B191]/[.E191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66347" calcext:value-type="float">
            <text:p>-0.6635</text:p>
          </table:table-cell>
          <table:table-cell table:number-columns-repeated="16"/>
        </table:table-row>
        <table:table-row table:style-name="ro1">
          <table:table-cell office:value-type="float" office:value="-19.1" calcext:value-type="float">
            <text:p>-19.1</text:p>
          </table:table-cell>
          <table:table-cell office:value-type="float" office:value="-0.6685" calcext:value-type="float">
            <text:p>-0.6685</text:p>
          </table:table-cell>
          <table:table-cell office:value-type="float" office:value="0.24604" calcext:value-type="float">
            <text:p>0.2460</text:p>
          </table:table-cell>
          <table:table-cell office:value-type="float" office:value="-0.0136" calcext:value-type="float">
            <text:p>-0.0136</text:p>
          </table:table-cell>
          <table:table-cell table:formula="of:=[.C192]+[.B192]^2/(3.14159*[$Settings.$B$15]*[$Settings.$B$16])" office:value-type="float" office:value="0.250799128182925" calcext:value-type="float">
            <text:p>0.2508</text:p>
          </table:table-cell>
          <table:table-cell table:style-name="ce2" table:formula="of:=IF([.B192]&gt;0;[.B192]/[.E192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6685" calcext:value-type="float">
            <text:p>-0.6685</text:p>
          </table:table-cell>
          <table:table-cell table:number-columns-repeated="16"/>
        </table:table-row>
        <table:table-row table:style-name="ro1">
          <table:table-cell office:value-type="float" office:value="-19" calcext:value-type="float">
            <text:p>-19</text:p>
          </table:table-cell>
          <table:table-cell office:value-type="float" office:value="-0.67347" calcext:value-type="float">
            <text:p>-0.6735</text:p>
          </table:table-cell>
          <table:table-cell office:value-type="float" office:value="0.24369" calcext:value-type="float">
            <text:p>0.2437</text:p>
          </table:table-cell>
          <table:table-cell office:value-type="float" office:value="-0.014" calcext:value-type="float">
            <text:p>-0.0140</text:p>
          </table:table-cell>
          <table:table-cell table:formula="of:=[.C193]+[.B193]^2/(3.14159*[$Settings.$B$15]*[$Settings.$B$16])" office:value-type="float" office:value="0.248520155232557" calcext:value-type="float">
            <text:p>0.2485</text:p>
          </table:table-cell>
          <table:table-cell table:style-name="ce2" table:formula="of:=IF([.B193]&gt;0;[.B193]/[.E193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67347" calcext:value-type="float">
            <text:p>-0.6735</text:p>
          </table:table-cell>
          <table:table-cell table:number-columns-repeated="16"/>
        </table:table-row>
        <table:table-row table:style-name="ro1">
          <table:table-cell office:value-type="float" office:value="-18.9" calcext:value-type="float">
            <text:p>-18.9</text:p>
          </table:table-cell>
          <table:table-cell office:value-type="float" office:value="-0.67838" calcext:value-type="float">
            <text:p>-0.6784</text:p>
          </table:table-cell>
          <table:table-cell office:value-type="float" office:value="0.24135" calcext:value-type="float">
            <text:p>0.2414</text:p>
          </table:table-cell>
          <table:table-cell office:value-type="float" office:value="-0.0144" calcext:value-type="float">
            <text:p>-0.0144</text:p>
          </table:table-cell>
          <table:table-cell table:formula="of:=[.C194]+[.B194]^2/(3.14159*[$Settings.$B$15]*[$Settings.$B$16])" office:value-type="float" office:value="0.246250841423023" calcext:value-type="float">
            <text:p>0.2463</text:p>
          </table:table-cell>
          <table:table-cell table:style-name="ce2" table:formula="of:=IF([.B194]&gt;0;[.B194]/[.E194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67838" calcext:value-type="float">
            <text:p>-0.6784</text:p>
          </table:table-cell>
          <table:table-cell table:number-columns-repeated="16"/>
        </table:table-row>
        <table:table-row table:style-name="ro1">
          <table:table-cell office:value-type="float" office:value="-18.8" calcext:value-type="float">
            <text:p>-18.8</text:p>
          </table:table-cell>
          <table:table-cell office:value-type="float" office:value="-0.68322" calcext:value-type="float">
            <text:p>-0.6832</text:p>
          </table:table-cell>
          <table:table-cell office:value-type="float" office:value="0.23901" calcext:value-type="float">
            <text:p>0.2390</text:p>
          </table:table-cell>
          <table:table-cell office:value-type="float" office:value="-0.0148" calcext:value-type="float">
            <text:p>-0.0148</text:p>
          </table:table-cell>
          <table:table-cell table:formula="of:=[.C195]+[.B195]^2/(3.14159*[$Settings.$B$15]*[$Settings.$B$16])" office:value-type="float" office:value="0.24398102241193" calcext:value-type="float">
            <text:p>0.2440</text:p>
          </table:table-cell>
          <table:table-cell table:style-name="ce2" table:formula="of:=IF([.B195]&gt;0;[.B195]/[.E195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68322" calcext:value-type="float">
            <text:p>-0.6832</text:p>
          </table:table-cell>
          <table:table-cell table:number-columns-repeated="16"/>
        </table:table-row>
        <table:table-row table:style-name="ro1">
          <table:table-cell office:value-type="float" office:value="-18.7" calcext:value-type="float">
            <text:p>-18.7</text:p>
          </table:table-cell>
          <table:table-cell office:value-type="float" office:value="-0.68801" calcext:value-type="float">
            <text:p>-0.6880</text:p>
          </table:table-cell>
          <table:table-cell office:value-type="float" office:value="0.23668" calcext:value-type="float">
            <text:p>0.2367</text:p>
          </table:table-cell>
          <table:table-cell office:value-type="float" office:value="-0.0152" calcext:value-type="float">
            <text:p>-0.0152</text:p>
          </table:table-cell>
          <table:table-cell table:formula="of:=[.C196]+[.B196]^2/(3.14159*[$Settings.$B$15]*[$Settings.$B$16])" office:value-type="float" office:value="0.241720969622316" calcext:value-type="float">
            <text:p>0.2417</text:p>
          </table:table-cell>
          <table:table-cell table:style-name="ce2" table:formula="of:=IF([.B196]&gt;0;[.B196]/[.E196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68801" calcext:value-type="float">
            <text:p>-0.6880</text:p>
          </table:table-cell>
          <table:table-cell table:number-columns-repeated="16"/>
        </table:table-row>
        <table:table-row table:style-name="ro1">
          <table:table-cell office:value-type="float" office:value="-18.6" calcext:value-type="float">
            <text:p>-18.6</text:p>
          </table:table-cell>
          <table:table-cell office:value-type="float" office:value="-0.69273" calcext:value-type="float">
            <text:p>-0.6927</text:p>
          </table:table-cell>
          <table:table-cell office:value-type="float" office:value="0.23437" calcext:value-type="float">
            <text:p>0.2344</text:p>
          </table:table-cell>
          <table:table-cell office:value-type="float" office:value="-0.0156" calcext:value-type="float">
            <text:p>-0.0156</text:p>
          </table:table-cell>
          <table:table-cell table:formula="of:=[.C197]+[.B197]^2/(3.14159*[$Settings.$B$15]*[$Settings.$B$16])" office:value-type="float" office:value="0.239480372660778" calcext:value-type="float">
            <text:p>0.2395</text:p>
          </table:table-cell>
          <table:table-cell table:style-name="ce2" table:formula="of:=IF([.B197]&gt;0;[.B197]/[.E197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69273" calcext:value-type="float">
            <text:p>-0.6927</text:p>
          </table:table-cell>
          <table:table-cell table:number-columns-repeated="16"/>
        </table:table-row>
        <table:table-row table:style-name="ro1">
          <table:table-cell office:value-type="float" office:value="-18.5" calcext:value-type="float">
            <text:p>-18.5</text:p>
          </table:table-cell>
          <table:table-cell office:value-type="float" office:value="-0.69739" calcext:value-type="float">
            <text:p>-0.6974</text:p>
          </table:table-cell>
          <table:table-cell office:value-type="float" office:value="0.23206" calcext:value-type="float">
            <text:p>0.2321</text:p>
          </table:table-cell>
          <table:table-cell office:value-type="float" office:value="-0.016" calcext:value-type="float">
            <text:p>-0.0160</text:p>
          </table:table-cell>
          <table:table-cell table:formula="of:=[.C198]+[.B198]^2/(3.14159*[$Settings.$B$15]*[$Settings.$B$16])" office:value-type="float" office:value="0.237239358950418" calcext:value-type="float">
            <text:p>0.2372</text:p>
          </table:table-cell>
          <table:table-cell table:style-name="ce2" table:formula="of:=IF([.B198]&gt;0;[.B198]/[.E198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69739" calcext:value-type="float">
            <text:p>-0.6974</text:p>
          </table:table-cell>
          <table:table-cell table:number-columns-repeated="16"/>
        </table:table-row>
        <table:table-row table:style-name="ro1">
          <table:table-cell office:value-type="float" office:value="-18.4" calcext:value-type="float">
            <text:p>-18.4</text:p>
          </table:table-cell>
          <table:table-cell office:value-type="float" office:value="-0.70199" calcext:value-type="float">
            <text:p>-0.7020</text:p>
          </table:table-cell>
          <table:table-cell office:value-type="float" office:value="0.22976" calcext:value-type="float">
            <text:p>0.2298</text:p>
          </table:table-cell>
          <table:table-cell office:value-type="float" office:value="-0.0164" calcext:value-type="float">
            <text:p>-0.0164</text:p>
          </table:table-cell>
          <table:table-cell table:formula="of:=[.C199]+[.B199]^2/(3.14159*[$Settings.$B$15]*[$Settings.$B$16])" office:value-type="float" office:value="0.235007910625827" calcext:value-type="float">
            <text:p>0.2350</text:p>
          </table:table-cell>
          <table:table-cell table:style-name="ce2" table:formula="of:=IF([.B199]&gt;0;[.B199]/[.E199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70199" calcext:value-type="float">
            <text:p>-0.7020</text:p>
          </table:table-cell>
          <table:table-cell table:number-columns-repeated="16"/>
        </table:table-row>
        <table:table-row table:style-name="ro1">
          <table:table-cell office:value-type="float" office:value="-18.3" calcext:value-type="float">
            <text:p>-18.3</text:p>
          </table:table-cell>
          <table:table-cell office:value-type="float" office:value="-0.70652" calcext:value-type="float">
            <text:p>-0.7065</text:p>
          </table:table-cell>
          <table:table-cell office:value-type="float" office:value="0.22746" calcext:value-type="float">
            <text:p>0.2275</text:p>
          </table:table-cell>
          <table:table-cell office:value-type="float" office:value="-0.0168" calcext:value-type="float">
            <text:p>-0.0168</text:p>
          </table:table-cell>
          <table:table-cell table:formula="of:=[.C200]+[.B200]^2/(3.14159*[$Settings.$B$15]*[$Settings.$B$16])" office:value-type="float" office:value="0.232775859570467" calcext:value-type="float">
            <text:p>0.2328</text:p>
          </table:table-cell>
          <table:table-cell table:style-name="ce2" table:formula="of:=IF([.B200]&gt;0;[.B200]/[.E200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70652" calcext:value-type="float">
            <text:p>-0.7065</text:p>
          </table:table-cell>
          <table:table-cell table:number-columns-repeated="16"/>
        </table:table-row>
        <table:table-row table:style-name="ro1">
          <table:table-cell office:value-type="float" office:value="-18.2" calcext:value-type="float">
            <text:p>-18.2</text:p>
          </table:table-cell>
          <table:table-cell office:value-type="float" office:value="-0.711" calcext:value-type="float">
            <text:p>-0.7110</text:p>
          </table:table-cell>
          <table:table-cell office:value-type="float" office:value="0.22518" calcext:value-type="float">
            <text:p>0.2252</text:p>
          </table:table-cell>
          <table:table-cell office:value-type="float" office:value="-0.0172" calcext:value-type="float">
            <text:p>-0.0172</text:p>
          </table:table-cell>
          <table:table-cell table:formula="of:=[.C201]+[.B201]^2/(3.14159*[$Settings.$B$15]*[$Settings.$B$16])" office:value-type="float" office:value="0.230563488387101" calcext:value-type="float">
            <text:p>0.2306</text:p>
          </table:table-cell>
          <table:table-cell table:style-name="ce2" table:formula="of:=IF([.B201]&gt;0;[.B201]/[.E201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711" calcext:value-type="float">
            <text:p>-0.7110</text:p>
          </table:table-cell>
          <table:table-cell table:number-columns-repeated="16"/>
        </table:table-row>
        <table:table-row table:style-name="ro1">
          <table:table-cell office:value-type="float" office:value="-18.1" calcext:value-type="float">
            <text:p>-18.1</text:p>
          </table:table-cell>
          <table:table-cell office:value-type="float" office:value="-0.71541" calcext:value-type="float">
            <text:p>-0.7154</text:p>
          </table:table-cell>
          <table:table-cell office:value-type="float" office:value="0.2229" calcext:value-type="float">
            <text:p>0.2229</text:p>
          </table:table-cell>
          <table:table-cell office:value-type="float" office:value="-0.0176" calcext:value-type="float">
            <text:p>-0.0176</text:p>
          </table:table-cell>
          <table:table-cell table:formula="of:=[.C202]+[.B202]^2/(3.14159*[$Settings.$B$15]*[$Settings.$B$16])" office:value-type="float" office:value="0.228350478011599" calcext:value-type="float">
            <text:p>0.2284</text:p>
          </table:table-cell>
          <table:table-cell table:style-name="ce2" table:formula="of:=IF([.B202]&gt;0;[.B202]/[.E202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71541" calcext:value-type="float">
            <text:p>-0.7154</text:p>
          </table:table-cell>
          <table:table-cell table:number-columns-repeated="16"/>
        </table:table-row>
        <table:table-row table:style-name="ro1">
          <table:table-cell office:value-type="float" office:value="-18" calcext:value-type="float">
            <text:p>-18</text:p>
          </table:table-cell>
          <table:table-cell office:value-type="float" office:value="-0.71977" calcext:value-type="float">
            <text:p>-0.7198</text:p>
          </table:table-cell>
          <table:table-cell office:value-type="float" office:value="0.22064" calcext:value-type="float">
            <text:p>0.2206</text:p>
          </table:table-cell>
          <table:table-cell office:value-type="float" office:value="-0.018" calcext:value-type="float">
            <text:p>-0.0180</text:p>
          </table:table-cell>
          <table:table-cell table:formula="of:=[.C203]+[.B203]^2/(3.14159*[$Settings.$B$15]*[$Settings.$B$16])" office:value-type="float" office:value="0.226157115319257" calcext:value-type="float">
            <text:p>0.2262</text:p>
          </table:table-cell>
          <table:table-cell table:style-name="ce2" table:formula="of:=IF([.B203]&gt;0;[.B203]/[.E203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71977" calcext:value-type="float">
            <text:p>-0.7198</text:p>
          </table:table-cell>
          <table:table-cell table:number-columns-repeated="16"/>
        </table:table-row>
        <table:table-row table:style-name="ro1">
          <table:table-cell office:value-type="float" office:value="-17.9" calcext:value-type="float">
            <text:p>-17.9</text:p>
          </table:table-cell>
          <table:table-cell office:value-type="float" office:value="-0.72406" calcext:value-type="float">
            <text:p>-0.7241</text:p>
          </table:table-cell>
          <table:table-cell office:value-type="float" office:value="0.21838" calcext:value-type="float">
            <text:p>0.2184</text:p>
          </table:table-cell>
          <table:table-cell office:value-type="float" office:value="-0.0184" calcext:value-type="float">
            <text:p>-0.0184</text:p>
          </table:table-cell>
          <table:table-cell table:formula="of:=[.C204]+[.B204]^2/(3.14159*[$Settings.$B$15]*[$Settings.$B$16])" office:value-type="float" office:value="0.223963077944633" calcext:value-type="float">
            <text:p>0.2240</text:p>
          </table:table-cell>
          <table:table-cell table:style-name="ce2" table:formula="of:=IF([.B204]&gt;0;[.B204]/[.E204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72406" calcext:value-type="float">
            <text:p>-0.7241</text:p>
          </table:table-cell>
          <table:table-cell table:number-columns-repeated="16"/>
        </table:table-row>
        <table:table-row table:style-name="ro1">
          <table:table-cell office:value-type="float" office:value="-17.8" calcext:value-type="float">
            <text:p>-17.8</text:p>
          </table:table-cell>
          <table:table-cell office:value-type="float" office:value="-0.72828" calcext:value-type="float">
            <text:p>-0.7283</text:p>
          </table:table-cell>
          <table:table-cell office:value-type="float" office:value="0.21613" calcext:value-type="float">
            <text:p>0.2161</text:p>
          </table:table-cell>
          <table:table-cell office:value-type="float" office:value="-0.0188" calcext:value-type="float">
            <text:p>-0.0188</text:p>
          </table:table-cell>
          <table:table-cell table:formula="of:=[.C205]+[.B205]^2/(3.14159*[$Settings.$B$15]*[$Settings.$B$16])" office:value-type="float" office:value="0.221778346699664" calcext:value-type="float">
            <text:p>0.2218</text:p>
          </table:table-cell>
          <table:table-cell table:style-name="ce2" table:formula="of:=IF([.B205]&gt;0;[.B205]/[.E205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72828" calcext:value-type="float">
            <text:p>-0.7283</text:p>
          </table:table-cell>
          <table:table-cell table:number-columns-repeated="16"/>
        </table:table-row>
        <table:table-row table:style-name="ro1">
          <table:table-cell office:value-type="float" office:value="-17.7" calcext:value-type="float">
            <text:p>-17.7</text:p>
          </table:table-cell>
          <table:table-cell office:value-type="float" office:value="-0.73245" calcext:value-type="float">
            <text:p>-0.7325</text:p>
          </table:table-cell>
          <table:table-cell office:value-type="float" office:value="0.21389" calcext:value-type="float">
            <text:p>0.2139</text:p>
          </table:table-cell>
          <table:table-cell office:value-type="float" office:value="-0.0192" calcext:value-type="float">
            <text:p>-0.0192</text:p>
          </table:table-cell>
          <table:table-cell table:formula="of:=[.C206]+[.B206]^2/(3.14159*[$Settings.$B$15]*[$Settings.$B$16])" office:value-type="float" office:value="0.219603214710835" calcext:value-type="float">
            <text:p>0.2196</text:p>
          </table:table-cell>
          <table:table-cell table:style-name="ce2" table:formula="of:=IF([.B206]&gt;0;[.B206]/[.E206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73245" calcext:value-type="float">
            <text:p>-0.7325</text:p>
          </table:table-cell>
          <table:table-cell table:number-columns-repeated="16"/>
        </table:table-row>
        <table:table-row table:style-name="ro1">
          <table:table-cell office:value-type="float" office:value="-17.6" calcext:value-type="float">
            <text:p>-17.6</text:p>
          </table:table-cell>
          <table:table-cell office:value-type="float" office:value="-0.73656" calcext:value-type="float">
            <text:p>-0.7366</text:p>
          </table:table-cell>
          <table:table-cell office:value-type="float" office:value="0.21166" calcext:value-type="float">
            <text:p>0.2117</text:p>
          </table:table-cell>
          <table:table-cell office:value-type="float" office:value="-0.0196" calcext:value-type="float">
            <text:p>-0.0196</text:p>
          </table:table-cell>
          <table:table-cell table:formula="of:=[.C207]+[.B207]^2/(3.14159*[$Settings.$B$15]*[$Settings.$B$16])" office:value-type="float" office:value="0.217437511776461" calcext:value-type="float">
            <text:p>0.2174</text:p>
          </table:table-cell>
          <table:table-cell table:style-name="ce2" table:formula="of:=IF([.B207]&gt;0;[.B207]/[.E207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73656" calcext:value-type="float">
            <text:p>-0.7366</text:p>
          </table:table-cell>
          <table:table-cell table:number-columns-repeated="16"/>
        </table:table-row>
        <table:table-row table:style-name="ro1">
          <table:table-cell office:value-type="float" office:value="-17.5" calcext:value-type="float">
            <text:p>-17.5</text:p>
          </table:table-cell>
          <table:table-cell office:value-type="float" office:value="-0.7406" calcext:value-type="float">
            <text:p>-0.7406</text:p>
          </table:table-cell>
          <table:table-cell office:value-type="float" office:value="0.20944" calcext:value-type="float">
            <text:p>0.2094</text:p>
          </table:table-cell>
          <table:table-cell office:value-type="float" office:value="-0.02" calcext:value-type="float">
            <text:p>-0.0200</text:p>
          </table:table-cell>
          <table:table-cell table:formula="of:=[.C208]+[.B208]^2/(3.14159*[$Settings.$B$15]*[$Settings.$B$16])" office:value-type="float" office:value="0.215281064399937" calcext:value-type="float">
            <text:p>0.2153</text:p>
          </table:table-cell>
          <table:table-cell table:style-name="ce2" table:formula="of:=IF([.B208]&gt;0;[.B208]/[.E208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7406" calcext:value-type="float">
            <text:p>-0.7406</text:p>
          </table:table-cell>
          <table:table-cell table:number-columns-repeated="16"/>
        </table:table-row>
        <table:table-row table:style-name="ro1">
          <table:table-cell office:value-type="float" office:value="-17.4" calcext:value-type="float">
            <text:p>-17.4</text:p>
          </table:table-cell>
          <table:table-cell office:value-type="float" office:value="-0.74458" calcext:value-type="float">
            <text:p>-0.7446</text:p>
          </table:table-cell>
          <table:table-cell office:value-type="float" office:value="0.20722" calcext:value-type="float">
            <text:p>0.2072</text:p>
          </table:table-cell>
          <table:table-cell office:value-type="float" office:value="-0.0204" calcext:value-type="float">
            <text:p>-0.0204</text:p>
          </table:table-cell>
          <table:table-cell table:formula="of:=[.C209]+[.B209]^2/(3.14159*[$Settings.$B$15]*[$Settings.$B$16])" office:value-type="float" office:value="0.213124013096717" calcext:value-type="float">
            <text:p>0.2131</text:p>
          </table:table-cell>
          <table:table-cell table:style-name="ce2" table:formula="of:=IF([.B209]&gt;0;[.B209]/[.E209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74458" calcext:value-type="float">
            <text:p>-0.7446</text:p>
          </table:table-cell>
          <table:table-cell table:number-columns-repeated="16"/>
        </table:table-row>
        <table:table-row table:style-name="ro1">
          <table:table-cell office:value-type="float" office:value="-17.3" calcext:value-type="float">
            <text:p>-17.3</text:p>
          </table:table-cell>
          <table:table-cell office:value-type="float" office:value="-0.7485" calcext:value-type="float">
            <text:p>-0.7485</text:p>
          </table:table-cell>
          <table:table-cell office:value-type="float" office:value="0.20502" calcext:value-type="float">
            <text:p>0.2050</text:p>
          </table:table-cell>
          <table:table-cell office:value-type="float" office:value="-0.0208" calcext:value-type="float">
            <text:p>-0.0208</text:p>
          </table:table-cell>
          <table:table-cell table:formula="of:=[.C210]+[.B210]^2/(3.14159*[$Settings.$B$15]*[$Settings.$B$16])" office:value-type="float" office:value="0.210986342608363" calcext:value-type="float">
            <text:p>0.2110</text:p>
          </table:table-cell>
          <table:table-cell table:style-name="ce2" table:formula="of:=IF([.B210]&gt;0;[.B210]/[.E210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7485" calcext:value-type="float">
            <text:p>-0.7485</text:p>
          </table:table-cell>
          <table:table-cell table:number-columns-repeated="16"/>
        </table:table-row>
        <table:table-row table:style-name="ro1">
          <table:table-cell office:value-type="float" office:value="-17.2" calcext:value-type="float">
            <text:p>-17.2</text:p>
          </table:table-cell>
          <table:table-cell office:value-type="float" office:value="-0.75236" calcext:value-type="float">
            <text:p>-0.7524</text:p>
          </table:table-cell>
          <table:table-cell office:value-type="float" office:value="0.20283" calcext:value-type="float">
            <text:p>0.2028</text:p>
          </table:table-cell>
          <table:table-cell office:value-type="float" office:value="-0.0212" calcext:value-type="float">
            <text:p>-0.0212</text:p>
          </table:table-cell>
          <table:table-cell table:formula="of:=[.C211]+[.B211]^2/(3.14159*[$Settings.$B$15]*[$Settings.$B$16])" office:value-type="float" office:value="0.208858037906461" calcext:value-type="float">
            <text:p>0.2089</text:p>
          </table:table-cell>
          <table:table-cell table:style-name="ce2" table:formula="of:=IF([.B211]&gt;0;[.B211]/[.E211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75236" calcext:value-type="float">
            <text:p>-0.7524</text:p>
          </table:table-cell>
          <table:table-cell table:number-columns-repeated="16"/>
        </table:table-row>
        <table:table-row table:style-name="ro1">
          <table:table-cell office:value-type="float" office:value="-17.1" calcext:value-type="float">
            <text:p>-17.1</text:p>
          </table:table-cell>
          <table:table-cell office:value-type="float" office:value="-0.75615" calcext:value-type="float">
            <text:p>-0.7562</text:p>
          </table:table-cell>
          <table:table-cell office:value-type="float" office:value="0.20064" calcext:value-type="float">
            <text:p>0.2006</text:p>
          </table:table-cell>
          <table:table-cell office:value-type="float" office:value="-0.0216" calcext:value-type="float">
            <text:p>-0.0216</text:p>
          </table:table-cell>
          <table:table-cell table:formula="of:=[.C212]+[.B212]^2/(3.14159*[$Settings.$B$15]*[$Settings.$B$16])" office:value-type="float" office:value="0.206728923140889" calcext:value-type="float">
            <text:p>0.2067</text:p>
          </table:table-cell>
          <table:table-cell table:style-name="ce2" table:formula="of:=IF([.B212]&gt;0;[.B212]/[.E212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75615" calcext:value-type="float">
            <text:p>-0.7562</text:p>
          </table:table-cell>
          <table:table-cell table:number-columns-repeated="16"/>
        </table:table-row>
        <table:table-row table:style-name="ro1">
          <table:table-cell office:value-type="float" office:value="-17" calcext:value-type="float">
            <text:p>-17</text:p>
          </table:table-cell>
          <table:table-cell office:value-type="float" office:value="-0.75989" calcext:value-type="float">
            <text:p>-0.7599</text:p>
          </table:table-cell>
          <table:table-cell office:value-type="float" office:value="0.19846" calcext:value-type="float">
            <text:p>0.1985</text:p>
          </table:table-cell>
          <table:table-cell office:value-type="float" office:value="-0.022" calcext:value-type="float">
            <text:p>-0.0220</text:p>
          </table:table-cell>
          <table:table-cell table:formula="of:=[.C213]+[.B213]^2/(3.14159*[$Settings.$B$15]*[$Settings.$B$16])" office:value-type="float" office:value="0.204609305050179" calcext:value-type="float">
            <text:p>0.2046</text:p>
          </table:table-cell>
          <table:table-cell table:style-name="ce2" table:formula="of:=IF([.B213]&gt;0;[.B213]/[.E213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75989" calcext:value-type="float">
            <text:p>-0.7599</text:p>
          </table:table-cell>
          <table:table-cell table:number-columns-repeated="16"/>
        </table:table-row>
        <table:table-row table:style-name="ro1">
          <table:table-cell office:value-type="float" office:value="-16.9" calcext:value-type="float">
            <text:p>-16.9</text:p>
          </table:table-cell>
          <table:table-cell office:value-type="float" office:value="-0.76356" calcext:value-type="float">
            <text:p>-0.7636</text:p>
          </table:table-cell>
          <table:table-cell office:value-type="float" office:value="0.1963" calcext:value-type="float">
            <text:p>0.1963</text:p>
          </table:table-cell>
          <table:table-cell office:value-type="float" office:value="-0.0224" calcext:value-type="float">
            <text:p>-0.0224</text:p>
          </table:table-cell>
          <table:table-cell table:formula="of:=[.C214]+[.B214]^2/(3.14159*[$Settings.$B$15]*[$Settings.$B$16])" office:value-type="float" office:value="0.202508846423647" calcext:value-type="float">
            <text:p>0.2025</text:p>
          </table:table-cell>
          <table:table-cell table:style-name="ce2" table:formula="of:=IF([.B214]&gt;0;[.B214]/[.E214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76356" calcext:value-type="float">
            <text:p>-0.7636</text:p>
          </table:table-cell>
          <table:table-cell table:number-columns-repeated="16"/>
        </table:table-row>
        <table:table-row table:style-name="ro1">
          <table:table-cell office:value-type="float" office:value="-16.8" calcext:value-type="float">
            <text:p>-16.8</text:p>
          </table:table-cell>
          <table:table-cell office:value-type="float" office:value="-0.76717" calcext:value-type="float">
            <text:p>-0.7672</text:p>
          </table:table-cell>
          <table:table-cell office:value-type="float" office:value="0.19414" calcext:value-type="float">
            <text:p>0.1941</text:p>
          </table:table-cell>
          <table:table-cell office:value-type="float" office:value="-0.0228" calcext:value-type="float">
            <text:p>-0.0228</text:p>
          </table:table-cell>
          <table:table-cell table:formula="of:=[.C215]+[.B215]^2/(3.14159*[$Settings.$B$15]*[$Settings.$B$16])" office:value-type="float" office:value="0.200407694243056" calcext:value-type="float">
            <text:p>0.2004</text:p>
          </table:table-cell>
          <table:table-cell table:style-name="ce2" table:formula="of:=IF([.B215]&gt;0;[.B215]/[.E215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76717" calcext:value-type="float">
            <text:p>-0.7672</text:p>
          </table:table-cell>
          <table:table-cell table:number-columns-repeated="16"/>
        </table:table-row>
        <table:table-row table:style-name="ro1">
          <table:table-cell office:value-type="float" office:value="-16.7" calcext:value-type="float">
            <text:p>-16.7</text:p>
          </table:table-cell>
          <table:table-cell office:value-type="float" office:value="-0.77072" calcext:value-type="float">
            <text:p>-0.7707</text:p>
          </table:table-cell>
          <table:table-cell office:value-type="float" office:value="0.19199" calcext:value-type="float">
            <text:p>0.1920</text:p>
          </table:table-cell>
          <table:table-cell office:value-type="float" office:value="-0.0232" calcext:value-type="float">
            <text:p>-0.0232</text:p>
          </table:table-cell>
          <table:table-cell table:formula="of:=[.C216]+[.B216]^2/(3.14159*[$Settings.$B$15]*[$Settings.$B$16])" office:value-type="float" office:value="0.198315834668464" calcext:value-type="float">
            <text:p>0.1983</text:p>
          </table:table-cell>
          <table:table-cell table:style-name="ce2" table:formula="of:=IF([.B216]&gt;0;[.B216]/[.E216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77072" calcext:value-type="float">
            <text:p>-0.7707</text:p>
          </table:table-cell>
          <table:table-cell table:number-columns-repeated="16"/>
        </table:table-row>
        <table:table-row table:style-name="ro1">
          <table:table-cell office:value-type="float" office:value="-16.6" calcext:value-type="float">
            <text:p>-16.6</text:p>
          </table:table-cell>
          <table:table-cell office:value-type="float" office:value="-0.77421" calcext:value-type="float">
            <text:p>-0.7742</text:p>
          </table:table-cell>
          <table:table-cell office:value-type="float" office:value="0.18985" calcext:value-type="float">
            <text:p>0.1899</text:p>
          </table:table-cell>
          <table:table-cell office:value-type="float" office:value="-0.0236" calcext:value-type="float">
            <text:p>-0.0236</text:p>
          </table:table-cell>
          <table:table-cell table:formula="of:=[.C217]+[.B217]^2/(3.14159*[$Settings.$B$15]*[$Settings.$B$16])" office:value-type="float" office:value="0.196233254089955" calcext:value-type="float">
            <text:p>0.1962</text:p>
          </table:table-cell>
          <table:table-cell table:style-name="ce2" table:formula="of:=IF([.B217]&gt;0;[.B217]/[.E217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77421" calcext:value-type="float">
            <text:p>-0.7742</text:p>
          </table:table-cell>
          <table:table-cell table:number-columns-repeated="16"/>
        </table:table-row>
        <table:table-row table:style-name="ro1">
          <table:table-cell office:value-type="float" office:value="-16.5" calcext:value-type="float">
            <text:p>-16.5</text:p>
          </table:table-cell>
          <table:table-cell office:value-type="float" office:value="-0.77764" calcext:value-type="float">
            <text:p>-0.7776</text:p>
          </table:table-cell>
          <table:table-cell office:value-type="float" office:value="0.18773" calcext:value-type="float">
            <text:p>0.1877</text:p>
          </table:table-cell>
          <table:table-cell office:value-type="float" office:value="-0.024" calcext:value-type="float">
            <text:p>-0.0240</text:p>
          </table:table-cell>
          <table:table-cell table:formula="of:=[.C218]+[.B218]^2/(3.14159*[$Settings.$B$15]*[$Settings.$B$16])" office:value-type="float" office:value="0.19416993912764" calcext:value-type="float">
            <text:p>0.1942</text:p>
          </table:table-cell>
          <table:table-cell table:style-name="ce2" table:formula="of:=IF([.B218]&gt;0;[.B218]/[.E218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77764" calcext:value-type="float">
            <text:p>-0.7776</text:p>
          </table:table-cell>
          <table:table-cell table:number-columns-repeated="16"/>
        </table:table-row>
        <table:table-row table:style-name="ro1">
          <table:table-cell office:value-type="float" office:value="-16.4" calcext:value-type="float">
            <text:p>-16.4</text:p>
          </table:table-cell>
          <table:table-cell office:value-type="float" office:value="-0.781" calcext:value-type="float">
            <text:p>-0.7810</text:p>
          </table:table-cell>
          <table:table-cell office:value-type="float" office:value="0.18561" calcext:value-type="float">
            <text:p>0.1856</text:p>
          </table:table-cell>
          <table:table-cell office:value-type="float" office:value="-0.0244" calcext:value-type="float">
            <text:p>-0.0244</text:p>
          </table:table-cell>
          <table:table-cell table:formula="of:=[.C219]+[.B219]^2/(3.14159*[$Settings.$B$15]*[$Settings.$B$16])" office:value-type="float" office:value="0.192105710287179" calcext:value-type="float">
            <text:p>0.1921</text:p>
          </table:table-cell>
          <table:table-cell table:style-name="ce2" table:formula="of:=IF([.B219]&gt;0;[.B219]/[.E219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781" calcext:value-type="float">
            <text:p>-0.7810</text:p>
          </table:table-cell>
          <table:table-cell table:number-columns-repeated="16"/>
        </table:table-row>
        <table:table-row table:style-name="ro1">
          <table:table-cell office:value-type="float" office:value="-16.3" calcext:value-type="float">
            <text:p>-16.3</text:p>
          </table:table-cell>
          <table:table-cell office:value-type="float" office:value="-0.7843" calcext:value-type="float">
            <text:p>-0.7843</text:p>
          </table:table-cell>
          <table:table-cell office:value-type="float" office:value="0.1835" calcext:value-type="float">
            <text:p>0.1835</text:p>
          </table:table-cell>
          <table:table-cell office:value-type="float" office:value="-0.0248" calcext:value-type="float">
            <text:p>-0.0248</text:p>
          </table:table-cell>
          <table:table-cell table:formula="of:=[.C220]+[.B220]^2/(3.14159*[$Settings.$B$15]*[$Settings.$B$16])" office:value-type="float" office:value="0.190050719585365" calcext:value-type="float">
            <text:p>0.1901</text:p>
          </table:table-cell>
          <table:table-cell table:style-name="ce2" table:formula="of:=IF([.B220]&gt;0;[.B220]/[.E220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7843" calcext:value-type="float">
            <text:p>-0.7843</text:p>
          </table:table-cell>
          <table:table-cell table:number-columns-repeated="16"/>
        </table:table-row>
        <table:table-row table:style-name="ro1">
          <table:table-cell office:value-type="float" office:value="-16.2" calcext:value-type="float">
            <text:p>-16.2</text:p>
          </table:table-cell>
          <table:table-cell office:value-type="float" office:value="-0.78754" calcext:value-type="float">
            <text:p>-0.7875</text:p>
          </table:table-cell>
          <table:table-cell office:value-type="float" office:value="0.1814" calcext:value-type="float">
            <text:p>0.1814</text:p>
          </table:table-cell>
          <table:table-cell office:value-type="float" office:value="-0.0252" calcext:value-type="float">
            <text:p>-0.0252</text:p>
          </table:table-cell>
          <table:table-cell table:formula="of:=[.C221]+[.B221]^2/(3.14159*[$Settings.$B$15]*[$Settings.$B$16])" office:value-type="float" office:value="0.188004954370729" calcext:value-type="float">
            <text:p>0.1880</text:p>
          </table:table-cell>
          <table:table-cell table:style-name="ce2" table:formula="of:=IF([.B221]&gt;0;[.B221]/[.E221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78754" calcext:value-type="float">
            <text:p>-0.7875</text:p>
          </table:table-cell>
          <table:table-cell table:number-columns-repeated="16"/>
        </table:table-row>
        <table:table-row table:style-name="ro1">
          <table:table-cell office:value-type="float" office:value="-16.1" calcext:value-type="float">
            <text:p>-16.1</text:p>
          </table:table-cell>
          <table:table-cell office:value-type="float" office:value="-0.79072" calcext:value-type="float">
            <text:p>-0.7907</text:p>
          </table:table-cell>
          <table:table-cell office:value-type="float" office:value="0.17931" calcext:value-type="float">
            <text:p>0.1793</text:p>
          </table:table-cell>
          <table:table-cell office:value-type="float" office:value="-0.0256" calcext:value-type="float">
            <text:p>-0.0256</text:p>
          </table:table-cell>
          <table:table-cell table:formula="of:=[.C222]+[.B222]^2/(3.14159*[$Settings.$B$15]*[$Settings.$B$16])" office:value-type="float" office:value="0.185968402221826" calcext:value-type="float">
            <text:p>0.1860</text:p>
          </table:table-cell>
          <table:table-cell table:style-name="ce2" table:formula="of:=IF([.B222]&gt;0;[.B222]/[.E222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79072" calcext:value-type="float">
            <text:p>-0.7907</text:p>
          </table:table-cell>
          <table:table-cell table:number-columns-repeated="16"/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-0.79384" calcext:value-type="float">
            <text:p>-0.7938</text:p>
          </table:table-cell>
          <table:table-cell office:value-type="float" office:value="0.17723" calcext:value-type="float">
            <text:p>0.1772</text:p>
          </table:table-cell>
          <table:table-cell office:value-type="float" office:value="-0.026" calcext:value-type="float">
            <text:p>-0.0260</text:p>
          </table:table-cell>
          <table:table-cell table:formula="of:=[.C223]+[.B223]^2/(3.14159*[$Settings.$B$15]*[$Settings.$B$16])" office:value-type="float" office:value="0.183941050947238" calcext:value-type="float">
            <text:p>0.1839</text:p>
          </table:table-cell>
          <table:table-cell table:style-name="ce2" table:formula="of:=IF([.B223]&gt;0;[.B223]/[.E223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79384" calcext:value-type="float">
            <text:p>-0.7938</text:p>
          </table:table-cell>
          <table:table-cell table:number-columns-repeated="16"/>
        </table:table-row>
        <table:table-row table:style-name="ro1">
          <table:table-cell office:value-type="float" office:value="-15.9" calcext:value-type="float">
            <text:p>-15.9</text:p>
          </table:table-cell>
          <table:table-cell office:value-type="float" office:value="-0.7969" calcext:value-type="float">
            <text:p>-0.7969</text:p>
          </table:table-cell>
          <table:table-cell office:value-type="float" office:value="0.17516" calcext:value-type="float">
            <text:p>0.1752</text:p>
          </table:table-cell>
          <table:table-cell office:value-type="float" office:value="-0.0264" calcext:value-type="float">
            <text:p>-0.0264</text:p>
          </table:table-cell>
          <table:table-cell table:formula="of:=[.C224]+[.B224]^2/(3.14159*[$Settings.$B$15]*[$Settings.$B$16])" office:value-type="float" office:value="0.181922888585575" calcext:value-type="float">
            <text:p>0.1819</text:p>
          </table:table-cell>
          <table:table-cell table:style-name="ce2" table:formula="of:=IF([.B224]&gt;0;[.B224]/[.E224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7969" calcext:value-type="float">
            <text:p>-0.7969</text:p>
          </table:table-cell>
          <table:table-cell table:number-columns-repeated="16"/>
        </table:table-row>
        <table:table-row table:style-name="ro1">
          <table:table-cell office:value-type="float" office:value="-15.8" calcext:value-type="float">
            <text:p>-15.8</text:p>
          </table:table-cell>
          <table:table-cell office:value-type="float" office:value="-0.79989" calcext:value-type="float">
            <text:p>-0.7999</text:p>
          </table:table-cell>
          <table:table-cell office:value-type="float" office:value="0.1731" calcext:value-type="float">
            <text:p>0.1731</text:p>
          </table:table-cell>
          <table:table-cell office:value-type="float" office:value="-0.0268" calcext:value-type="float">
            <text:p>-0.0268</text:p>
          </table:table-cell>
          <table:table-cell table:formula="of:=[.C225]+[.B225]^2/(3.14159*[$Settings.$B$15]*[$Settings.$B$16])" office:value-type="float" office:value="0.179913733037656" calcext:value-type="float">
            <text:p>0.1799</text:p>
          </table:table-cell>
          <table:table-cell table:style-name="ce2" table:formula="of:=IF([.B225]&gt;0;[.B225]/[.E225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79989" calcext:value-type="float">
            <text:p>-0.7999</text:p>
          </table:table-cell>
          <table:table-cell table:number-columns-repeated="16"/>
        </table:table-row>
        <table:table-row table:style-name="ro1">
          <table:table-cell office:value-type="float" office:value="-15.7" calcext:value-type="float">
            <text:p>-15.7</text:p>
          </table:table-cell>
          <table:table-cell office:value-type="float" office:value="-0.80282" calcext:value-type="float">
            <text:p>-0.8028</text:p>
          </table:table-cell>
          <table:table-cell office:value-type="float" office:value="0.17105" calcext:value-type="float">
            <text:p>0.1711</text:p>
          </table:table-cell>
          <table:table-cell office:value-type="float" office:value="-0.0272" calcext:value-type="float">
            <text:p>-0.0272</text:p>
          </table:table-cell>
          <table:table-cell table:formula="of:=[.C226]+[.B226]^2/(3.14159*[$Settings.$B$15]*[$Settings.$B$16])" office:value-type="float" office:value="0.177913741919724" calcext:value-type="float">
            <text:p>0.1779</text:p>
          </table:table-cell>
          <table:table-cell table:style-name="ce2" table:formula="of:=IF([.B226]&gt;0;[.B226]/[.E226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80282" calcext:value-type="float">
            <text:p>-0.8028</text:p>
          </table:table-cell>
          <table:table-cell table:number-columns-repeated="16"/>
        </table:table-row>
        <table:table-row table:style-name="ro1">
          <table:table-cell office:value-type="float" office:value="-15.6" calcext:value-type="float">
            <text:p>-15.6</text:p>
          </table:table-cell>
          <table:table-cell office:value-type="float" office:value="-0.80569" calcext:value-type="float">
            <text:p>-0.8057</text:p>
          </table:table-cell>
          <table:table-cell office:value-type="float" office:value="0.16901" calcext:value-type="float">
            <text:p>0.1690</text:p>
          </table:table-cell>
          <table:table-cell office:value-type="float" office:value="-0.0276" calcext:value-type="float">
            <text:p>-0.0276</text:p>
          </table:table-cell>
          <table:table-cell table:formula="of:=[.C227]+[.B227]^2/(3.14159*[$Settings.$B$15]*[$Settings.$B$16])" office:value-type="float" office:value="0.175922903998804" calcext:value-type="float">
            <text:p>0.1759</text:p>
          </table:table-cell>
          <table:table-cell table:style-name="ce2" table:formula="of:=IF([.B227]&gt;0;[.B227]/[.E227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80569" calcext:value-type="float">
            <text:p>-0.8057</text:p>
          </table:table-cell>
          <table:table-cell table:number-columns-repeated="16"/>
        </table:table-row>
        <table:table-row table:style-name="ro1">
          <table:table-cell office:value-type="float" office:value="-15.5" calcext:value-type="float">
            <text:p>-15.5</text:p>
          </table:table-cell>
          <table:table-cell office:value-type="float" office:value="-0.8085" calcext:value-type="float">
            <text:p>-0.8085</text:p>
          </table:table-cell>
          <table:table-cell office:value-type="float" office:value="0.16698" calcext:value-type="float">
            <text:p>0.1670</text:p>
          </table:table-cell>
          <table:table-cell office:value-type="float" office:value="-0.028" calcext:value-type="float">
            <text:p>-0.0280</text:p>
          </table:table-cell>
          <table:table-cell table:formula="of:=[.C228]+[.B228]^2/(3.14159*[$Settings.$B$15]*[$Settings.$B$16])" office:value-type="float" office:value="0.173941208271952" calcext:value-type="float">
            <text:p>0.1739</text:p>
          </table:table-cell>
          <table:table-cell table:style-name="ce2" table:formula="of:=IF([.B228]&gt;0;[.B228]/[.E228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8085" calcext:value-type="float">
            <text:p>-0.8085</text:p>
          </table:table-cell>
          <table:table-cell table:number-columns-repeated="16"/>
        </table:table-row>
        <table:table-row table:style-name="ro1">
          <table:table-cell office:value-type="float" office:value="-15.4" calcext:value-type="float">
            <text:p>-15.4</text:p>
          </table:table-cell>
          <table:table-cell office:value-type="float" office:value="-0.81125" calcext:value-type="float">
            <text:p>-0.8113</text:p>
          </table:table-cell>
          <table:table-cell office:value-type="float" office:value="0.16496" calcext:value-type="float">
            <text:p>0.1650</text:p>
          </table:table-cell>
          <table:table-cell office:value-type="float" office:value="-0.0284" calcext:value-type="float">
            <text:p>-0.0284</text:p>
          </table:table-cell>
          <table:table-cell table:formula="of:=[.C229]+[.B229]^2/(3.14159*[$Settings.$B$15]*[$Settings.$B$16])" office:value-type="float" office:value="0.171968643966248" calcext:value-type="float">
            <text:p>0.1720</text:p>
          </table:table-cell>
          <table:table-cell table:style-name="ce2" table:formula="of:=IF([.B229]&gt;0;[.B229]/[.E229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81125" calcext:value-type="float">
            <text:p>-0.8113</text:p>
          </table:table-cell>
          <table:table-cell table:number-columns-repeated="16"/>
        </table:table-row>
        <table:table-row table:style-name="ro1">
          <table:table-cell office:value-type="float" office:value="-15.3" calcext:value-type="float">
            <text:p>-15.3</text:p>
          </table:table-cell>
          <table:table-cell office:value-type="float" office:value="-0.81393" calcext:value-type="float">
            <text:p>-0.8139</text:p>
          </table:table-cell>
          <table:table-cell office:value-type="float" office:value="0.16295" calcext:value-type="float">
            <text:p>0.1630</text:p>
          </table:table-cell>
          <table:table-cell office:value-type="float" office:value="-0.0288" calcext:value-type="float">
            <text:p>-0.0288</text:p>
          </table:table-cell>
          <table:table-cell table:formula="of:=[.C230]+[.B230]^2/(3.14159*[$Settings.$B$15]*[$Settings.$B$16])" office:value-type="float" office:value="0.170005027180636" calcext:value-type="float">
            <text:p>0.1700</text:p>
          </table:table-cell>
          <table:table-cell table:style-name="ce2" table:formula="of:=IF([.B230]&gt;0;[.B230]/[.E230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81393" calcext:value-type="float">
            <text:p>-0.8139</text:p>
          </table:table-cell>
          <table:table-cell table:number-columns-repeated="16"/>
        </table:table-row>
        <table:table-row table:style-name="ro1">
          <table:table-cell office:value-type="float" office:value="-15.2" calcext:value-type="float">
            <text:p>-15.2</text:p>
          </table:table-cell>
          <table:table-cell office:value-type="float" office:value="-0.81656" calcext:value-type="float">
            <text:p>-0.8166</text:p>
          </table:table-cell>
          <table:table-cell office:value-type="float" office:value="0.16095" calcext:value-type="float">
            <text:p>0.1610</text:p>
          </table:table-cell>
          <table:table-cell office:value-type="float" office:value="-0.0292" calcext:value-type="float">
            <text:p>-0.0292</text:p>
          </table:table-cell>
          <table:table-cell table:formula="of:=[.C231]+[.B231]^2/(3.14159*[$Settings.$B$15]*[$Settings.$B$16])" office:value-type="float" office:value="0.168050693758421" calcext:value-type="float">
            <text:p>0.1681</text:p>
          </table:table-cell>
          <table:table-cell table:style-name="ce2" table:formula="of:=IF([.B231]&gt;0;[.B231]/[.E231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81656" calcext:value-type="float">
            <text:p>-0.8166</text:p>
          </table:table-cell>
          <table:table-cell table:number-columns-repeated="16"/>
        </table:table-row>
        <table:table-row table:style-name="ro1">
          <table:table-cell office:value-type="float" office:value="-15.1" calcext:value-type="float">
            <text:p>-15.1</text:p>
          </table:table-cell>
          <table:table-cell office:value-type="float" office:value="-0.81912" calcext:value-type="float">
            <text:p>-0.8191</text:p>
          </table:table-cell>
          <table:table-cell office:value-type="float" office:value="0.15896" calcext:value-type="float">
            <text:p>0.1590</text:p>
          </table:table-cell>
          <table:table-cell office:value-type="float" office:value="-0.0296" calcext:value-type="float">
            <text:p>-0.0296</text:p>
          </table:table-cell>
          <table:table-cell table:formula="of:=[.C232]+[.B232]^2/(3.14159*[$Settings.$B$15]*[$Settings.$B$16])" office:value-type="float" office:value="0.166105286367965" calcext:value-type="float">
            <text:p>0.1661</text:p>
          </table:table-cell>
          <table:table-cell table:style-name="ce2" table:formula="of:=IF([.B232]&gt;0;[.B232]/[.E232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81912" calcext:value-type="float">
            <text:p>-0.8191</text:p>
          </table:table-cell>
          <table:table-cell table:number-columns-repeated="16"/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-0.82162" calcext:value-type="float">
            <text:p>-0.8216</text:p>
          </table:table-cell>
          <table:table-cell office:value-type="float" office:value="0.15698" calcext:value-type="float">
            <text:p>0.1570</text:p>
          </table:table-cell>
          <table:table-cell office:value-type="float" office:value="-0.03" calcext:value-type="float">
            <text:p>-0.0300</text:p>
          </table:table-cell>
          <table:table-cell table:formula="of:=[.C233]+[.B233]^2/(3.14159*[$Settings.$B$15]*[$Settings.$B$16])" office:value-type="float" office:value="0.16416896855296" calcext:value-type="float">
            <text:p>0.1642</text:p>
          </table:table-cell>
          <table:table-cell table:style-name="ce2" table:formula="of:=IF([.B233]&gt;0;[.B233]/[.E233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82162" calcext:value-type="float">
            <text:p>-0.8216</text:p>
          </table:table-cell>
          <table:table-cell table:number-columns-repeated="16"/>
        </table:table-row>
        <table:table-row table:style-name="ro1">
          <table:table-cell office:value-type="float" office:value="-14.9" calcext:value-type="float">
            <text:p>-14.9</text:p>
          </table:table-cell>
          <table:table-cell office:value-type="float" office:value="-0.82406" calcext:value-type="float">
            <text:p>-0.8241</text:p>
          </table:table-cell>
          <table:table-cell office:value-type="float" office:value="0.15502" calcext:value-type="float">
            <text:p>0.1550</text:p>
          </table:table-cell>
          <table:table-cell office:value-type="float" office:value="-0.0304" calcext:value-type="float">
            <text:p>-0.0304</text:p>
          </table:table-cell>
          <table:table-cell table:formula="of:=[.C234]+[.B234]^2/(3.14159*[$Settings.$B$15]*[$Settings.$B$16])" office:value-type="float" office:value="0.162251730728957" calcext:value-type="float">
            <text:p>0.1623</text:p>
          </table:table-cell>
          <table:table-cell table:style-name="ce2" table:formula="of:=IF([.B234]&gt;0;[.B234]/[.E234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82406" calcext:value-type="float">
            <text:p>-0.8241</text:p>
          </table:table-cell>
          <table:table-cell table:number-columns-repeated="16"/>
        </table:table-row>
        <table:table-row table:style-name="ro1">
          <table:table-cell office:value-type="float" office:value="-14.8" calcext:value-type="float">
            <text:p>-14.8</text:p>
          </table:table-cell>
          <table:table-cell office:value-type="float" office:value="-0.82643" calcext:value-type="float">
            <text:p>-0.8264</text:p>
          </table:table-cell>
          <table:table-cell office:value-type="float" office:value="0.15306" calcext:value-type="float">
            <text:p>0.1531</text:p>
          </table:table-cell>
          <table:table-cell office:value-type="float" office:value="-0.0308" calcext:value-type="float">
            <text:p>-0.0308</text:p>
          </table:table-cell>
          <table:table-cell table:formula="of:=[.C235]+[.B235]^2/(3.14159*[$Settings.$B$15]*[$Settings.$B$16])" office:value-type="float" office:value="0.160333387521024" calcext:value-type="float">
            <text:p>0.1603</text:p>
          </table:table-cell>
          <table:table-cell table:style-name="ce2" table:formula="of:=IF([.B235]&gt;0;[.B235]/[.E235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82643" calcext:value-type="float">
            <text:p>-0.8264</text:p>
          </table:table-cell>
          <table:table-cell table:number-columns-repeated="16"/>
        </table:table-row>
        <table:table-row table:style-name="ro1">
          <table:table-cell office:value-type="float" office:value="-14.7" calcext:value-type="float">
            <text:p>-14.7</text:p>
          </table:table-cell>
          <table:table-cell office:value-type="float" office:value="-0.82875" calcext:value-type="float">
            <text:p>-0.8288</text:p>
          </table:table-cell>
          <table:table-cell office:value-type="float" office:value="0.15111" calcext:value-type="float">
            <text:p>0.1511</text:p>
          </table:table-cell>
          <table:table-cell office:value-type="float" office:value="-0.0312" calcext:value-type="float">
            <text:p>-0.0312</text:p>
          </table:table-cell>
          <table:table-cell table:formula="of:=[.C236]+[.B236]^2/(3.14159*[$Settings.$B$15]*[$Settings.$B$16])" office:value-type="float" office:value="0.158424281351658" calcext:value-type="float">
            <text:p>0.1584</text:p>
          </table:table-cell>
          <table:table-cell table:style-name="ce2" table:formula="of:=IF([.B236]&gt;0;[.B236]/[.E236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82875" calcext:value-type="float">
            <text:p>-0.8288</text:p>
          </table:table-cell>
          <table:table-cell table:number-columns-repeated="16"/>
        </table:table-row>
        <table:table-row table:style-name="ro1">
          <table:table-cell office:value-type="float" office:value="-14.6" calcext:value-type="float">
            <text:p>-14.6</text:p>
          </table:table-cell>
          <table:table-cell office:value-type="float" office:value="-0.831" calcext:value-type="float">
            <text:p>-0.8310</text:p>
          </table:table-cell>
          <table:table-cell office:value-type="float" office:value="0.14918" calcext:value-type="float">
            <text:p>0.1492</text:p>
          </table:table-cell>
          <table:table-cell office:value-type="float" office:value="-0.0316" calcext:value-type="float">
            <text:p>-0.0316</text:p>
          </table:table-cell>
          <table:table-cell table:formula="of:=[.C237]+[.B237]^2/(3.14159*[$Settings.$B$15]*[$Settings.$B$16])" office:value-type="float" office:value="0.156534050819027" calcext:value-type="float">
            <text:p>0.1565</text:p>
          </table:table-cell>
          <table:table-cell table:style-name="ce2" table:formula="of:=IF([.B237]&gt;0;[.B237]/[.E237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831" calcext:value-type="float">
            <text:p>-0.8310</text:p>
          </table:table-cell>
          <table:table-cell table:number-columns-repeated="16"/>
        </table:table-row>
        <table:table-row table:style-name="ro1">
          <table:table-cell office:value-type="float" office:value="-14.5" calcext:value-type="float">
            <text:p>-14.5</text:p>
          </table:table-cell>
          <table:table-cell office:value-type="float" office:value="-0.83319" calcext:value-type="float">
            <text:p>-0.8332</text:p>
          </table:table-cell>
          <table:table-cell office:value-type="float" office:value="0.14725" calcext:value-type="float">
            <text:p>0.1473</text:p>
          </table:table-cell>
          <table:table-cell office:value-type="float" office:value="-0.032" calcext:value-type="float">
            <text:p>-0.0320</text:p>
          </table:table-cell>
          <table:table-cell table:formula="of:=[.C238]+[.B238]^2/(3.14159*[$Settings.$B$15]*[$Settings.$B$16])" office:value-type="float" office:value="0.154642863317638" calcext:value-type="float">
            <text:p>0.1546</text:p>
          </table:table-cell>
          <table:table-cell table:style-name="ce2" table:formula="of:=IF([.B238]&gt;0;[.B238]/[.E238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83319" calcext:value-type="float">
            <text:p>-0.8332</text:p>
          </table:table-cell>
          <table:table-cell table:number-columns-repeated="16"/>
        </table:table-row>
        <table:table-row table:style-name="ro1">
          <table:table-cell office:value-type="float" office:value="-14.4" calcext:value-type="float">
            <text:p>-14.4</text:p>
          </table:table-cell>
          <table:table-cell office:value-type="float" office:value="-0.83532" calcext:value-type="float">
            <text:p>-0.8353</text:p>
          </table:table-cell>
          <table:table-cell office:value-type="float" office:value="0.14534" calcext:value-type="float">
            <text:p>0.1453</text:p>
          </table:table-cell>
          <table:table-cell office:value-type="float" office:value="-0.0324" calcext:value-type="float">
            <text:p>-0.0324</text:p>
          </table:table-cell>
          <table:table-cell table:formula="of:=[.C239]+[.B239]^2/(3.14159*[$Settings.$B$15]*[$Settings.$B$16])" office:value-type="float" office:value="0.152770710451515" calcext:value-type="float">
            <text:p>0.1528</text:p>
          </table:table-cell>
          <table:table-cell table:style-name="ce2" table:formula="of:=IF([.B239]&gt;0;[.B239]/[.E239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83532" calcext:value-type="float">
            <text:p>-0.8353</text:p>
          </table:table-cell>
          <table:table-cell table:number-columns-repeated="16"/>
        </table:table-row>
        <table:table-row table:style-name="ro1">
          <table:table-cell office:value-type="float" office:value="-14.3" calcext:value-type="float">
            <text:p>-14.3</text:p>
          </table:table-cell>
          <table:table-cell office:value-type="float" office:value="-0.83739" calcext:value-type="float">
            <text:p>-0.8374</text:p>
          </table:table-cell>
          <table:table-cell office:value-type="float" office:value="0.14344" calcext:value-type="float">
            <text:p>0.1434</text:p>
          </table:table-cell>
          <table:table-cell office:value-type="float" office:value="-0.0328" calcext:value-type="float">
            <text:p>-0.0328</text:p>
          </table:table-cell>
          <table:table-cell table:formula="of:=[.C240]+[.B240]^2/(3.14159*[$Settings.$B$15]*[$Settings.$B$16])" office:value-type="float" office:value="0.150907584054708" calcext:value-type="float">
            <text:p>0.1509</text:p>
          </table:table-cell>
          <table:table-cell table:style-name="ce2" table:formula="of:=IF([.B240]&gt;0;[.B240]/[.E240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83739" calcext:value-type="float">
            <text:p>-0.8374</text:p>
          </table:table-cell>
          <table:table-cell table:number-columns-repeated="16"/>
        </table:table-row>
        <table:table-row table:style-name="ro1">
          <table:table-cell office:value-type="float" office:value="-14.2" calcext:value-type="float">
            <text:p>-14.2</text:p>
          </table:table-cell>
          <table:table-cell office:value-type="float" office:value="-0.83939" calcext:value-type="float">
            <text:p>-0.8394</text:p>
          </table:table-cell>
          <table:table-cell office:value-type="float" office:value="0.14154" calcext:value-type="float">
            <text:p>0.1415</text:p>
          </table:table-cell>
          <table:table-cell office:value-type="float" office:value="-0.0332" calcext:value-type="float">
            <text:p>-0.0332</text:p>
          </table:table-cell>
          <table:table-cell table:formula="of:=[.C241]+[.B241]^2/(3.14159*[$Settings.$B$15]*[$Settings.$B$16])" office:value-type="float" office:value="0.149043297410465" calcext:value-type="float">
            <text:p>0.1490</text:p>
          </table:table-cell>
          <table:table-cell table:style-name="ce2" table:formula="of:=IF([.B241]&gt;0;[.B241]/[.E241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83939" calcext:value-type="float">
            <text:p>-0.8394</text:p>
          </table:table-cell>
          <table:table-cell table:number-columns-repeated="16"/>
        </table:table-row>
        <table:table-row table:style-name="ro1">
          <table:table-cell office:value-type="float" office:value="-14.1" calcext:value-type="float">
            <text:p>-14.1</text:p>
          </table:table-cell>
          <table:table-cell office:value-type="float" office:value="-0.84134" calcext:value-type="float">
            <text:p>-0.8413</text:p>
          </table:table-cell>
          <table:table-cell office:value-type="float" office:value="0.13966" calcext:value-type="float">
            <text:p>0.1397</text:p>
          </table:table-cell>
          <table:table-cell office:value-type="float" office:value="-0.0336" calcext:value-type="float">
            <text:p>-0.0336</text:p>
          </table:table-cell>
          <table:table-cell table:formula="of:=[.C242]+[.B242]^2/(3.14159*[$Settings.$B$15]*[$Settings.$B$16])" office:value-type="float" office:value="0.147198199959225" calcext:value-type="float">
            <text:p>0.1472</text:p>
          </table:table-cell>
          <table:table-cell table:style-name="ce2" table:formula="of:=IF([.B242]&gt;0;[.B242]/[.E242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84134" calcext:value-type="float">
            <text:p>-0.8413</text:p>
          </table:table-cell>
          <table:table-cell table:number-columns-repeated="16"/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-0.84322" calcext:value-type="float">
            <text:p>-0.8432</text:p>
          </table:table-cell>
          <table:table-cell office:value-type="float" office:value="0.13779" calcext:value-type="float">
            <text:p>0.1378</text:p>
          </table:table-cell>
          <table:table-cell office:value-type="float" office:value="-0.034" calcext:value-type="float">
            <text:p>-0.0340</text:p>
          </table:table-cell>
          <table:table-cell table:formula="of:=[.C243]+[.B243]^2/(3.14159*[$Settings.$B$15]*[$Settings.$B$16])" office:value-type="float" office:value="0.14536192627582" calcext:value-type="float">
            <text:p>0.1454</text:p>
          </table:table-cell>
          <table:table-cell table:style-name="ce2" table:formula="of:=IF([.B243]&gt;0;[.B243]/[.E243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84322" calcext:value-type="float">
            <text:p>-0.8432</text:p>
          </table:table-cell>
          <table:table-cell table:number-columns-repeated="16"/>
        </table:table-row>
        <table:table-row table:style-name="ro1">
          <table:table-cell office:value-type="float" office:value="-13.9" calcext:value-type="float">
            <text:p>-13.9</text:p>
          </table:table-cell>
          <table:table-cell office:value-type="float" office:value="-0.84504" calcext:value-type="float">
            <text:p>-0.8450</text:p>
          </table:table-cell>
          <table:table-cell office:value-type="float" office:value="0.13593" calcext:value-type="float">
            <text:p>0.1359</text:p>
          </table:table-cell>
          <table:table-cell office:value-type="float" office:value="-0.0344" calcext:value-type="float">
            <text:p>-0.0344</text:p>
          </table:table-cell>
          <table:table-cell table:formula="of:=[.C244]+[.B244]^2/(3.14159*[$Settings.$B$15]*[$Settings.$B$16])" office:value-type="float" office:value="0.143534647933575" calcext:value-type="float">
            <text:p>0.1435</text:p>
          </table:table-cell>
          <table:table-cell table:style-name="ce2" table:formula="of:=IF([.B244]&gt;0;[.B244]/[.E244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84504" calcext:value-type="float">
            <text:p>-0.8450</text:p>
          </table:table-cell>
          <table:table-cell table:number-columns-repeated="16"/>
        </table:table-row>
        <table:table-row table:style-name="ro1">
          <table:table-cell office:value-type="float" office:value="-13.8" calcext:value-type="float">
            <text:p>-13.8</text:p>
          </table:table-cell>
          <table:table-cell office:value-type="float" office:value="-0.8468" calcext:value-type="float">
            <text:p>-0.8468</text:p>
          </table:table-cell>
          <table:table-cell office:value-type="float" office:value="0.13409" calcext:value-type="float">
            <text:p>0.1341</text:p>
          </table:table-cell>
          <table:table-cell office:value-type="float" office:value="-0.0348" calcext:value-type="float">
            <text:p>-0.0348</text:p>
          </table:table-cell>
          <table:table-cell table:formula="of:=[.C245]+[.B245]^2/(3.14159*[$Settings.$B$15]*[$Settings.$B$16])" office:value-type="float" office:value="0.141726357955013" calcext:value-type="float">
            <text:p>0.1417</text:p>
          </table:table-cell>
          <table:table-cell table:style-name="ce2" table:formula="of:=IF([.B245]&gt;0;[.B245]/[.E245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8468" calcext:value-type="float">
            <text:p>-0.8468</text:p>
          </table:table-cell>
          <table:table-cell table:number-columns-repeated="16"/>
        </table:table-row>
        <table:table-row table:style-name="ro1">
          <table:table-cell office:value-type="float" office:value="-13.7" calcext:value-type="float">
            <text:p>-13.7</text:p>
          </table:table-cell>
          <table:table-cell office:value-type="float" office:value="-0.8485" calcext:value-type="float">
            <text:p>-0.8485</text:p>
          </table:table-cell>
          <table:table-cell office:value-type="float" office:value="0.13225" calcext:value-type="float">
            <text:p>0.1323</text:p>
          </table:table-cell>
          <table:table-cell office:value-type="float" office:value="-0.0352" calcext:value-type="float">
            <text:p>-0.0352</text:p>
          </table:table-cell>
          <table:table-cell table:formula="of:=[.C246]+[.B246]^2/(3.14159*[$Settings.$B$15]*[$Settings.$B$16])" office:value-type="float" office:value="0.139917049592683" calcext:value-type="float">
            <text:p>0.1399</text:p>
          </table:table-cell>
          <table:table-cell table:style-name="ce2" table:formula="of:=IF([.B246]&gt;0;[.B246]/[.E246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8485" calcext:value-type="float">
            <text:p>-0.8485</text:p>
          </table:table-cell>
          <table:table-cell table:number-columns-repeated="16"/>
        </table:table-row>
        <table:table-row table:style-name="ro1">
          <table:table-cell office:value-type="float" office:value="-13.6" calcext:value-type="float">
            <text:p>-13.6</text:p>
          </table:table-cell>
          <table:table-cell office:value-type="float" office:value="-0.85014" calcext:value-type="float">
            <text:p>-0.8501</text:p>
          </table:table-cell>
          <table:table-cell office:value-type="float" office:value="0.13042" calcext:value-type="float">
            <text:p>0.1304</text:p>
          </table:table-cell>
          <table:table-cell office:value-type="float" office:value="-0.0356" calcext:value-type="float">
            <text:p>-0.0356</text:p>
          </table:table-cell>
          <table:table-cell table:formula="of:=[.C247]+[.B247]^2/(3.14159*[$Settings.$B$15]*[$Settings.$B$16])" office:value-type="float" office:value="0.13811671632916" calcext:value-type="float">
            <text:p>0.1381</text:p>
          </table:table-cell>
          <table:table-cell table:style-name="ce2" table:formula="of:=IF([.B247]&gt;0;[.B247]/[.E247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85014" calcext:value-type="float">
            <text:p>-0.8501</text:p>
          </table:table-cell>
          <table:table-cell table:number-columns-repeated="16"/>
        </table:table-row>
        <table:table-row table:style-name="ro1">
          <table:table-cell office:value-type="float" office:value="-13.5" calcext:value-type="float">
            <text:p>-13.5</text:p>
          </table:table-cell>
          <table:table-cell office:value-type="float" office:value="-0.85171" calcext:value-type="float">
            <text:p>-0.8517</text:p>
          </table:table-cell>
          <table:table-cell office:value-type="float" office:value="0.12861" calcext:value-type="float">
            <text:p>0.1286</text:p>
          </table:table-cell>
          <table:table-cell office:value-type="float" office:value="-0.036" calcext:value-type="float">
            <text:p>-0.0360</text:p>
          </table:table-cell>
          <table:table-cell table:formula="of:=[.C248]+[.B248]^2/(3.14159*[$Settings.$B$15]*[$Settings.$B$16])" office:value-type="float" office:value="0.136335170472207" calcext:value-type="float">
            <text:p>0.1363</text:p>
          </table:table-cell>
          <table:table-cell table:style-name="ce2" table:formula="of:=IF([.B248]&gt;0;[.B248]/[.E248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85171" calcext:value-type="float">
            <text:p>-0.8517</text:p>
          </table:table-cell>
          <table:table-cell table:number-columns-repeated="16"/>
        </table:table-row>
        <table:table-row table:style-name="ro1">
          <table:table-cell office:value-type="float" office:value="-13.4" calcext:value-type="float">
            <text:p>-13.4</text:p>
          </table:table-cell>
          <table:table-cell office:value-type="float" office:value="-0.85322" calcext:value-type="float">
            <text:p>-0.8532</text:p>
          </table:table-cell>
          <table:table-cell office:value-type="float" office:value="0.12681" calcext:value-type="float">
            <text:p>0.1268</text:p>
          </table:table-cell>
          <table:table-cell office:value-type="float" office:value="-0.0364" calcext:value-type="float">
            <text:p>-0.0364</text:p>
          </table:table-cell>
          <table:table-cell table:formula="of:=[.C249]+[.B249]^2/(3.14159*[$Settings.$B$15]*[$Settings.$B$16])" office:value-type="float" office:value="0.13456258672394" calcext:value-type="float">
            <text:p>0.1346</text:p>
          </table:table-cell>
          <table:table-cell table:style-name="ce2" table:formula="of:=IF([.B249]&gt;0;[.B249]/[.E249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85322" calcext:value-type="float">
            <text:p>-0.8532</text:p>
          </table:table-cell>
          <table:table-cell table:number-columns-repeated="16"/>
        </table:table-row>
        <table:table-row table:style-name="ro1">
          <table:table-cell office:value-type="float" office:value="-13.3" calcext:value-type="float">
            <text:p>-13.3</text:p>
          </table:table-cell>
          <table:table-cell office:value-type="float" office:value="-0.85467" calcext:value-type="float">
            <text:p>-0.8547</text:p>
          </table:table-cell>
          <table:table-cell office:value-type="float" office:value="0.12502" calcext:value-type="float">
            <text:p>0.1250</text:p>
          </table:table-cell>
          <table:table-cell office:value-type="float" office:value="-0.0368" calcext:value-type="float">
            <text:p>-0.0368</text:p>
          </table:table-cell>
          <table:table-cell table:formula="of:=[.C250]+[.B250]^2/(3.14159*[$Settings.$B$15]*[$Settings.$B$16])" office:value-type="float" office:value="0.132798959295353" calcext:value-type="float">
            <text:p>0.1328</text:p>
          </table:table-cell>
          <table:table-cell table:style-name="ce2" table:formula="of:=IF([.B250]&gt;0;[.B250]/[.E250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85467" calcext:value-type="float">
            <text:p>-0.8547</text:p>
          </table:table-cell>
          <table:table-cell table:number-columns-repeated="16"/>
        </table:table-row>
        <table:table-row table:style-name="ro1">
          <table:table-cell office:value-type="float" office:value="-13.2" calcext:value-type="float">
            <text:p>-13.2</text:p>
          </table:table-cell>
          <table:table-cell office:value-type="float" office:value="-0.85606" calcext:value-type="float">
            <text:p>-0.8561</text:p>
          </table:table-cell>
          <table:table-cell office:value-type="float" office:value="0.12324" calcext:value-type="float">
            <text:p>0.1232</text:p>
          </table:table-cell>
          <table:table-cell office:value-type="float" office:value="-0.0372" calcext:value-type="float">
            <text:p>-0.0372</text:p>
          </table:table-cell>
          <table:table-cell table:formula="of:=[.C251]+[.B251]^2/(3.14159*[$Settings.$B$15]*[$Settings.$B$16])" office:value-type="float" office:value="0.131044282627465" calcext:value-type="float">
            <text:p>0.1310</text:p>
          </table:table-cell>
          <table:table-cell table:style-name="ce2" table:formula="of:=IF([.B251]&gt;0;[.B251]/[.E251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85606" calcext:value-type="float">
            <text:p>-0.8561</text:p>
          </table:table-cell>
          <table:table-cell table:number-columns-repeated="16"/>
        </table:table-row>
        <table:table-row table:style-name="ro1">
          <table:table-cell office:value-type="float" office:value="-13.1" calcext:value-type="float">
            <text:p>-13.1</text:p>
          </table:table-cell>
          <table:table-cell office:value-type="float" office:value="-0.85739" calcext:value-type="float">
            <text:p>-0.8574</text:p>
          </table:table-cell>
          <table:table-cell office:value-type="float" office:value="0.12147" calcext:value-type="float">
            <text:p>0.1215</text:p>
          </table:table-cell>
          <table:table-cell office:value-type="float" office:value="-0.0376" calcext:value-type="float">
            <text:p>-0.0376</text:p>
          </table:table-cell>
          <table:table-cell table:formula="of:=[.C252]+[.B252]^2/(3.14159*[$Settings.$B$15]*[$Settings.$B$16])" office:value-type="float" office:value="0.129298551391325" calcext:value-type="float">
            <text:p>0.1293</text:p>
          </table:table-cell>
          <table:table-cell table:style-name="ce2" table:formula="of:=IF([.B252]&gt;0;[.B252]/[.E252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85739" calcext:value-type="float">
            <text:p>-0.8574</text:p>
          </table:table-cell>
          <table:table-cell table:number-columns-repeated="16"/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-0.85865" calcext:value-type="float">
            <text:p>-0.8587</text:p>
          </table:table-cell>
          <table:table-cell office:value-type="float" office:value="0.11971" calcext:value-type="float">
            <text:p>0.1197</text:p>
          </table:table-cell>
          <table:table-cell office:value-type="float" office:value="-0.038" calcext:value-type="float">
            <text:p>-0.0380</text:p>
          </table:table-cell>
          <table:table-cell table:formula="of:=[.C253]+[.B253]^2/(3.14159*[$Settings.$B$15]*[$Settings.$B$16])" office:value-type="float" office:value="0.127561577605031" calcext:value-type="float">
            <text:p>0.1276</text:p>
          </table:table-cell>
          <table:table-cell table:style-name="ce2" table:formula="of:=IF([.B253]&gt;0;[.B253]/[.E253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85865" calcext:value-type="float">
            <text:p>-0.8587</text:p>
          </table:table-cell>
          <table:table-cell table:number-columns-repeated="16"/>
        </table:table-row>
        <table:table-row table:style-name="ro1">
          <table:table-cell office:value-type="float" office:value="-12.9" calcext:value-type="float">
            <text:p>-12.9</text:p>
          </table:table-cell>
          <table:table-cell office:value-type="float" office:value="-0.85986" calcext:value-type="float">
            <text:p>-0.8599</text:p>
          </table:table-cell>
          <table:table-cell office:value-type="float" office:value="0.11797" calcext:value-type="float">
            <text:p>0.1180</text:p>
          </table:table-cell>
          <table:table-cell office:value-type="float" office:value="-0.0384" calcext:value-type="float">
            <text:p>-0.0384</text:p>
          </table:table-cell>
          <table:table-cell table:formula="of:=[.C254]+[.B254]^2/(3.14159*[$Settings.$B$15]*[$Settings.$B$16])" office:value-type="float" office:value="0.125843721907919" calcext:value-type="float">
            <text:p>0.1258</text:p>
          </table:table-cell>
          <table:table-cell table:style-name="ce2" table:formula="of:=IF([.B254]&gt;0;[.B254]/[.E254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85986" calcext:value-type="float">
            <text:p>-0.8599</text:p>
          </table:table-cell>
          <table:table-cell table:number-columns-repeated="16"/>
        </table:table-row>
        <table:table-row table:style-name="ro1">
          <table:table-cell office:value-type="float" office:value="-12.8" calcext:value-type="float">
            <text:p>-12.8</text:p>
          </table:table-cell>
          <table:table-cell office:value-type="float" office:value="-0.861" calcext:value-type="float">
            <text:p>-0.8610</text:p>
          </table:table-cell>
          <table:table-cell office:value-type="float" office:value="0.11623" calcext:value-type="float">
            <text:p>0.1162</text:p>
          </table:table-cell>
          <table:table-cell office:value-type="float" office:value="-0.0388" calcext:value-type="float">
            <text:p>-0.0388</text:p>
          </table:table-cell>
          <table:table-cell table:formula="of:=[.C255]+[.B255]^2/(3.14159*[$Settings.$B$15]*[$Settings.$B$16])" office:value-type="float" office:value="0.124124613665138" calcext:value-type="float">
            <text:p>0.1241</text:p>
          </table:table-cell>
          <table:table-cell table:style-name="ce2" table:formula="of:=IF([.B255]&gt;0;[.B255]/[.E255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861" calcext:value-type="float">
            <text:p>-0.8610</text:p>
          </table:table-cell>
          <table:table-cell table:number-columns-repeated="16"/>
        </table:table-row>
        <table:table-row table:style-name="ro1">
          <table:table-cell office:value-type="float" office:value="-12.7" calcext:value-type="float">
            <text:p>-12.7</text:p>
          </table:table-cell>
          <table:table-cell office:value-type="float" office:value="-0.86208" calcext:value-type="float">
            <text:p>-0.8621</text:p>
          </table:table-cell>
          <table:table-cell office:value-type="float" office:value="0.11451" calcext:value-type="float">
            <text:p>0.1145</text:p>
          </table:table-cell>
          <table:table-cell office:value-type="float" office:value="-0.0392" calcext:value-type="float">
            <text:p>-0.0392</text:p>
          </table:table-cell>
          <table:table-cell table:formula="of:=[.C256]+[.B256]^2/(3.14159*[$Settings.$B$15]*[$Settings.$B$16])" office:value-type="float" office:value="0.122424431389157" calcext:value-type="float">
            <text:p>0.1224</text:p>
          </table:table-cell>
          <table:table-cell table:style-name="ce2" table:formula="of:=IF([.B256]&gt;0;[.B256]/[.E256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86208" calcext:value-type="float">
            <text:p>-0.8621</text:p>
          </table:table-cell>
          <table:table-cell table:number-columns-repeated="16"/>
        </table:table-row>
        <table:table-row table:style-name="ro1">
          <table:table-cell office:value-type="float" office:value="-12.6" calcext:value-type="float">
            <text:p>-12.6</text:p>
          </table:table-cell>
          <table:table-cell office:value-type="float" office:value="-0.8631" calcext:value-type="float">
            <text:p>-0.8631</text:p>
          </table:table-cell>
          <table:table-cell office:value-type="float" office:value="0.1128" calcext:value-type="float">
            <text:p>0.1128</text:p>
          </table:table-cell>
          <table:table-cell office:value-type="float" office:value="-0.0396" calcext:value-type="float">
            <text:p>-0.0396</text:p>
          </table:table-cell>
          <table:table-cell table:formula="of:=[.C257]+[.B257]^2/(3.14159*[$Settings.$B$15]*[$Settings.$B$16])" office:value-type="float" office:value="0.120733170939493" calcext:value-type="float">
            <text:p>0.1207</text:p>
          </table:table-cell>
          <table:table-cell table:style-name="ce2" table:formula="of:=IF([.B257]&gt;0;[.B257]/[.E257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8631" calcext:value-type="float">
            <text:p>-0.8631</text:p>
          </table:table-cell>
          <table:table-cell table:number-columns-repeated="16"/>
        </table:table-row>
        <table:table-row table:style-name="ro1">
          <table:table-cell office:value-type="float" office:value="-12.5" calcext:value-type="float">
            <text:p>-12.5</text:p>
          </table:table-cell>
          <table:table-cell office:value-type="float" office:value="-0.86406" calcext:value-type="float">
            <text:p>-0.8641</text:p>
          </table:table-cell>
          <table:table-cell office:value-type="float" office:value="0.1111" calcext:value-type="float">
            <text:p>0.1111</text:p>
          </table:table-cell>
          <table:table-cell office:value-type="float" office:value="-0.04" calcext:value-type="float">
            <text:p>-0.0400</text:p>
          </table:table-cell>
          <table:table-cell table:formula="of:=[.C258]+[.B258]^2/(3.14159*[$Settings.$B$15]*[$Settings.$B$16])" office:value-type="float" office:value="0.119050828405693" calcext:value-type="float">
            <text:p>0.1191</text:p>
          </table:table-cell>
          <table:table-cell table:style-name="ce2" table:formula="of:=IF([.B258]&gt;0;[.B258]/[.E258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86406" calcext:value-type="float">
            <text:p>-0.8641</text:p>
          </table:table-cell>
          <table:table-cell table:number-columns-repeated="16"/>
        </table:table-row>
        <table:table-row table:style-name="ro1">
          <table:table-cell office:value-type="float" office:value="-12.4" calcext:value-type="float">
            <text:p>-12.4</text:p>
          </table:table-cell>
          <table:table-cell office:value-type="float" office:value="-0.86495" calcext:value-type="float">
            <text:p>-0.8650</text:p>
          </table:table-cell>
          <table:table-cell office:value-type="float" office:value="0.10942" calcext:value-type="float">
            <text:p>0.1094</text:p>
          </table:table-cell>
          <table:table-cell office:value-type="float" office:value="-0.0404" calcext:value-type="float">
            <text:p>-0.0404</text:p>
          </table:table-cell>
          <table:table-cell table:formula="of:=[.C259]+[.B259]^2/(3.14159*[$Settings.$B$15]*[$Settings.$B$16])" office:value-type="float" office:value="0.11738721588253" calcext:value-type="float">
            <text:p>0.1174</text:p>
          </table:table-cell>
          <table:table-cell table:style-name="ce2" table:formula="of:=IF([.B259]&gt;0;[.B259]/[.E259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86495" calcext:value-type="float">
            <text:p>-0.8650</text:p>
          </table:table-cell>
          <table:table-cell table:number-columns-repeated="16"/>
        </table:table-row>
        <table:table-row table:style-name="ro1">
          <table:table-cell office:value-type="float" office:value="-12.3" calcext:value-type="float">
            <text:p>-12.3</text:p>
          </table:table-cell>
          <table:table-cell office:value-type="float" office:value="-0.86578" calcext:value-type="float">
            <text:p>-0.8658</text:p>
          </table:table-cell>
          <table:table-cell office:value-type="float" office:value="0.10774" calcext:value-type="float">
            <text:p>0.1077</text:p>
          </table:table-cell>
          <table:table-cell office:value-type="float" office:value="-0.0408" calcext:value-type="float">
            <text:p>-0.0408</text:p>
          </table:table-cell>
          <table:table-cell table:formula="of:=[.C260]+[.B260]^2/(3.14159*[$Settings.$B$15]*[$Settings.$B$16])" office:value-type="float" office:value="0.115722513788711" calcext:value-type="float">
            <text:p>0.1157</text:p>
          </table:table-cell>
          <table:table-cell table:style-name="ce2" table:formula="of:=IF([.B260]&gt;0;[.B260]/[.E260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86578" calcext:value-type="float">
            <text:p>-0.8658</text:p>
          </table:table-cell>
          <table:table-cell table:number-columns-repeated="16"/>
        </table:table-row>
        <table:table-row table:style-name="ro1">
          <table:table-cell office:value-type="float" office:value="-12.2" calcext:value-type="float">
            <text:p>-12.2</text:p>
          </table:table-cell>
          <table:table-cell office:value-type="float" office:value="-0.86656" calcext:value-type="float">
            <text:p>-0.8666</text:p>
          </table:table-cell>
          <table:table-cell office:value-type="float" office:value="0.10608" calcext:value-type="float">
            <text:p>0.1061</text:p>
          </table:table-cell>
          <table:table-cell office:value-type="float" office:value="-0.0412" calcext:value-type="float">
            <text:p>-0.0412</text:p>
          </table:table-cell>
          <table:table-cell table:formula="of:=[.C261]+[.B261]^2/(3.14159*[$Settings.$B$15]*[$Settings.$B$16])" office:value-type="float" office:value="0.114076903507778" calcext:value-type="float">
            <text:p>0.1141</text:p>
          </table:table-cell>
          <table:table-cell table:style-name="ce2" table:formula="of:=IF([.B261]&gt;0;[.B261]/[.E261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86656" calcext:value-type="float">
            <text:p>-0.8666</text:p>
          </table:table-cell>
          <table:table-cell table:number-columns-repeated="16"/>
        </table:table-row>
        <table:table-row table:style-name="ro1">
          <table:table-cell office:value-type="float" office:value="-12.1" calcext:value-type="float">
            <text:p>-12.1</text:p>
          </table:table-cell>
          <table:table-cell office:value-type="float" office:value="-0.86727" calcext:value-type="float">
            <text:p>-0.8673</text:p>
          </table:table-cell>
          <table:table-cell office:value-type="float" office:value="0.10443" calcext:value-type="float">
            <text:p>0.1044</text:p>
          </table:table-cell>
          <table:table-cell office:value-type="float" office:value="-0.0416" calcext:value-type="float">
            <text:p>-0.0416</text:p>
          </table:table-cell>
          <table:table-cell table:formula="of:=[.C262]+[.B262]^2/(3.14159*[$Settings.$B$15]*[$Settings.$B$16])" office:value-type="float" office:value="0.112440013107786" calcext:value-type="float">
            <text:p>0.1124</text:p>
          </table:table-cell>
          <table:table-cell table:style-name="ce2" table:formula="of:=IF([.B262]&gt;0;[.B262]/[.E262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86727" calcext:value-type="float">
            <text:p>-0.8673</text:p>
          </table:table-cell>
          <table:table-cell table:number-columns-repeated="16"/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-0.86791" calcext:value-type="float">
            <text:p>-0.8679</text:p>
          </table:table-cell>
          <table:table-cell office:value-type="float" office:value="0.10279" calcext:value-type="float">
            <text:p>0.1028</text:p>
          </table:table-cell>
          <table:table-cell office:value-type="float" office:value="-0.042" calcext:value-type="float">
            <text:p>-0.0420</text:p>
          </table:table-cell>
          <table:table-cell table:formula="of:=[.C263]+[.B263]^2/(3.14159*[$Settings.$B$15]*[$Settings.$B$16])" office:value-type="float" office:value="0.110811839413089" calcext:value-type="float">
            <text:p>0.1108</text:p>
          </table:table-cell>
          <table:table-cell table:style-name="ce2" table:formula="of:=IF([.B263]&gt;0;[.B263]/[.E263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86791" calcext:value-type="float">
            <text:p>-0.8679</text:p>
          </table:table-cell>
          <table:table-cell table:number-columns-repeated="16"/>
        </table:table-row>
        <table:table-row table:style-name="ro1">
          <table:table-cell office:value-type="float" office:value="-11.9" calcext:value-type="float">
            <text:p>-11.9</text:p>
          </table:table-cell>
          <table:table-cell office:value-type="float" office:value="-0.8685" calcext:value-type="float">
            <text:p>-0.8685</text:p>
          </table:table-cell>
          <table:table-cell office:value-type="float" office:value="0.10117" calcext:value-type="float">
            <text:p>0.1012</text:p>
          </table:table-cell>
          <table:table-cell office:value-type="float" office:value="-0.0424" calcext:value-type="float">
            <text:p>-0.0424</text:p>
          </table:table-cell>
          <table:table-cell table:formula="of:=[.C264]+[.B264]^2/(3.14159*[$Settings.$B$15]*[$Settings.$B$16])" office:value-type="float" office:value="0.10920274951655" calcext:value-type="float">
            <text:p>0.1092</text:p>
          </table:table-cell>
          <table:table-cell table:style-name="ce2" table:formula="of:=IF([.B264]&gt;0;[.B264]/[.E264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8685" calcext:value-type="float">
            <text:p>-0.8685</text:p>
          </table:table-cell>
          <table:table-cell table:number-columns-repeated="16"/>
        </table:table-row>
        <table:table-row table:style-name="ro1">
          <table:table-cell office:value-type="float" office:value="-11.8" calcext:value-type="float">
            <text:p>-11.8</text:p>
          </table:table-cell>
          <table:table-cell office:value-type="float" office:value="-0.86902" calcext:value-type="float">
            <text:p>-0.8690</text:p>
          </table:table-cell>
          <table:table-cell office:value-type="float" office:value="0.09955" calcext:value-type="float">
            <text:p>0.0996</text:p>
          </table:table-cell>
          <table:table-cell office:value-type="float" office:value="-0.0428" calcext:value-type="float">
            <text:p>-0.0428</text:p>
          </table:table-cell>
          <table:table-cell table:formula="of:=[.C265]+[.B265]^2/(3.14159*[$Settings.$B$15]*[$Settings.$B$16])" office:value-type="float" office:value="0.107592371347781" calcext:value-type="float">
            <text:p>0.1076</text:p>
          </table:table-cell>
          <table:table-cell table:style-name="ce2" table:formula="of:=IF([.B265]&gt;0;[.B265]/[.E265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86902" calcext:value-type="float">
            <text:p>-0.8690</text:p>
          </table:table-cell>
          <table:table-cell table:number-columns-repeated="16"/>
        </table:table-row>
        <table:table-row table:style-name="ro1">
          <table:table-cell office:value-type="float" office:value="-11.7" calcext:value-type="float">
            <text:p>-11.7</text:p>
          </table:table-cell>
          <table:table-cell office:value-type="float" office:value="-0.86949" calcext:value-type="float">
            <text:p>-0.8695</text:p>
          </table:table-cell>
          <table:table-cell office:value-type="float" office:value="0.09795" calcext:value-type="float">
            <text:p>0.0980</text:p>
          </table:table-cell>
          <table:table-cell office:value-type="float" office:value="-0.0432" calcext:value-type="float">
            <text:p>-0.0432</text:p>
          </table:table-cell>
          <table:table-cell table:formula="of:=[.C266]+[.B266]^2/(3.14159*[$Settings.$B$15]*[$Settings.$B$16])" office:value-type="float" office:value="0.106001072958092" calcext:value-type="float">
            <text:p>0.1060</text:p>
          </table:table-cell>
          <table:table-cell table:style-name="ce2" table:formula="of:=IF([.B266]&gt;0;[.B266]/[.E266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86949" calcext:value-type="float">
            <text:p>-0.8695</text:p>
          </table:table-cell>
          <table:table-cell table:number-columns-repeated="16"/>
        </table:table-row>
        <table:table-row table:style-name="ro1">
          <table:table-cell office:value-type="float" office:value="-11.6" calcext:value-type="float">
            <text:p>-11.6</text:p>
          </table:table-cell>
          <table:table-cell office:value-type="float" office:value="-0.86989" calcext:value-type="float">
            <text:p>-0.8699</text:p>
          </table:table-cell>
          <table:table-cell office:value-type="float" office:value="0.09636" calcext:value-type="float">
            <text:p>0.0964</text:p>
          </table:table-cell>
          <table:table-cell office:value-type="float" office:value="-0.0436" calcext:value-type="float">
            <text:p>-0.0436</text:p>
          </table:table-cell>
          <table:table-cell table:formula="of:=[.C267]+[.B267]^2/(3.14159*[$Settings.$B$15]*[$Settings.$B$16])" office:value-type="float" office:value="0.104418482289875" calcext:value-type="float">
            <text:p>0.1044</text:p>
          </table:table-cell>
          <table:table-cell table:style-name="ce2" table:formula="of:=IF([.B267]&gt;0;[.B267]/[.E267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86989" calcext:value-type="float">
            <text:p>-0.8699</text:p>
          </table:table-cell>
          <table:table-cell table:number-columns-repeated="16"/>
        </table:table-row>
        <table:table-row table:style-name="ro1">
          <table:table-cell office:value-type="float" office:value="-11.5" calcext:value-type="float">
            <text:p>-11.5</text:p>
          </table:table-cell>
          <table:table-cell office:value-type="float" office:value="-0.87023" calcext:value-type="float">
            <text:p>-0.8702</text:p>
          </table:table-cell>
          <table:table-cell office:value-type="float" office:value="0.09479" calcext:value-type="float">
            <text:p>0.0948</text:p>
          </table:table-cell>
          <table:table-cell office:value-type="float" office:value="-0.044" calcext:value-type="float">
            <text:p>-0.0440</text:p>
          </table:table-cell>
          <table:table-cell table:formula="of:=[.C268]+[.B268]^2/(3.14159*[$Settings.$B$15]*[$Settings.$B$16])" office:value-type="float" office:value="0.102854782901276" calcext:value-type="float">
            <text:p>0.1029</text:p>
          </table:table-cell>
          <table:table-cell table:style-name="ce2" table:formula="of:=IF([.B268]&gt;0;[.B268]/[.E268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87023" calcext:value-type="float">
            <text:p>-0.8702</text:p>
          </table:table-cell>
          <table:table-cell table:number-columns-repeated="16"/>
        </table:table-row>
        <table:table-row table:style-name="ro1">
          <table:table-cell office:value-type="float" office:value="-11.4" calcext:value-type="float">
            <text:p>-11.4</text:p>
          </table:table-cell>
          <table:table-cell office:value-type="float" office:value="-0.87051" calcext:value-type="float">
            <text:p>-0.8705</text:p>
          </table:table-cell>
          <table:table-cell office:value-type="float" office:value="0.09322" calcext:value-type="float">
            <text:p>0.0932</text:p>
          </table:table-cell>
          <table:table-cell office:value-type="float" office:value="-0.0444" calcext:value-type="float">
            <text:p>-0.0444</text:p>
          </table:table-cell>
          <table:table-cell table:formula="of:=[.C269]+[.B269]^2/(3.14159*[$Settings.$B$15]*[$Settings.$B$16])" office:value-type="float" office:value="0.101289973488811" calcext:value-type="float">
            <text:p>0.1013</text:p>
          </table:table-cell>
          <table:table-cell table:style-name="ce2" table:formula="of:=IF([.B269]&gt;0;[.B269]/[.E269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87051" calcext:value-type="float">
            <text:p>-0.8705</text:p>
          </table:table-cell>
          <table:table-cell table:number-columns-repeated="16"/>
        </table:table-row>
        <table:table-row table:style-name="ro1">
          <table:table-cell office:value-type="float" office:value="-11.3" calcext:value-type="float">
            <text:p>-11.3</text:p>
          </table:table-cell>
          <table:table-cell office:value-type="float" office:value="-0.87072" calcext:value-type="float">
            <text:p>-0.8707</text:p>
          </table:table-cell>
          <table:table-cell office:value-type="float" office:value="0.09167" calcext:value-type="float">
            <text:p>0.0917</text:p>
          </table:table-cell>
          <table:table-cell office:value-type="float" office:value="-0.0448" calcext:value-type="float">
            <text:p>-0.0448</text:p>
          </table:table-cell>
          <table:table-cell table:formula="of:=[.C270]+[.B270]^2/(3.14159*[$Settings.$B$15]*[$Settings.$B$16])" office:value-type="float" office:value="0.0997438675252835" calcext:value-type="float">
            <text:p>0.0997</text:p>
          </table:table-cell>
          <table:table-cell table:style-name="ce2" table:formula="of:=IF([.B270]&gt;0;[.B270]/[.E270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87072" calcext:value-type="float">
            <text:p>-0.8707</text:p>
          </table:table-cell>
          <table:table-cell table:number-columns-repeated="16"/>
        </table:table-row>
        <table:table-row table:style-name="ro1">
          <table:table-cell office:value-type="float" office:value="-11.2" calcext:value-type="float">
            <text:p>-11.2</text:p>
          </table:table-cell>
          <table:table-cell office:value-type="float" office:value="-0.87088" calcext:value-type="float">
            <text:p>-0.8709</text:p>
          </table:table-cell>
          <table:table-cell office:value-type="float" office:value="0.09013" calcext:value-type="float">
            <text:p>0.0901</text:p>
          </table:table-cell>
          <table:table-cell office:value-type="float" office:value="-0.0452" calcext:value-type="float">
            <text:p>-0.0452</text:p>
          </table:table-cell>
          <table:table-cell table:formula="of:=[.C271]+[.B271]^2/(3.14159*[$Settings.$B$15]*[$Settings.$B$16])" office:value-type="float" office:value="0.0982068350406587" calcext:value-type="float">
            <text:p>0.0982</text:p>
          </table:table-cell>
          <table:table-cell table:style-name="ce2" table:formula="of:=IF([.B271]&gt;0;[.B271]/[.E271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87088" calcext:value-type="float">
            <text:p>-0.8709</text:p>
          </table:table-cell>
          <table:table-cell table:number-columns-repeated="16"/>
        </table:table-row>
        <table:table-row table:style-name="ro1">
          <table:table-cell office:value-type="float" office:value="-11.1" calcext:value-type="float">
            <text:p>-11.1</text:p>
          </table:table-cell>
          <table:table-cell office:value-type="float" office:value="-0.87097" calcext:value-type="float">
            <text:p>-0.8710</text:p>
          </table:table-cell>
          <table:table-cell office:value-type="float" office:value="0.08861" calcext:value-type="float">
            <text:p>0.0886</text:p>
          </table:table-cell>
          <table:table-cell office:value-type="float" office:value="-0.0456" calcext:value-type="float">
            <text:p>-0.0456</text:p>
          </table:table-cell>
          <table:table-cell table:formula="of:=[.C272]+[.B272]^2/(3.14159*[$Settings.$B$15]*[$Settings.$B$16])" office:value-type="float" office:value="0.0966885045076685" calcext:value-type="float">
            <text:p>0.0967</text:p>
          </table:table-cell>
          <table:table-cell table:style-name="ce2" table:formula="of:=IF([.B272]&gt;0;[.B272]/[.E272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87097" calcext:value-type="float">
            <text:p>-0.8710</text:p>
          </table:table-cell>
          <table:table-cell table:number-columns-repeated="16"/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-0.871" calcext:value-type="float">
            <text:p>-0.8710</text:p>
          </table:table-cell>
          <table:table-cell office:value-type="float" office:value="0.08709" calcext:value-type="float">
            <text:p>0.0871</text:p>
          </table:table-cell>
          <table:table-cell office:value-type="float" office:value="-0.046" calcext:value-type="float">
            <text:p>-0.0460</text:p>
          </table:table-cell>
          <table:table-cell table:formula="of:=[.C273]+[.B273]^2/(3.14159*[$Settings.$B$15]*[$Settings.$B$16])" office:value-type="float" office:value="0.0951690610350095" calcext:value-type="float">
            <text:p>0.0952</text:p>
          </table:table-cell>
          <table:table-cell table:style-name="ce2" table:formula="of:=IF([.B273]&gt;0;[.B273]/[.E273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871" calcext:value-type="float">
            <text:p>-0.8710</text:p>
          </table:table-cell>
          <table:table-cell table:number-columns-repeated="16"/>
        </table:table-row>
        <table:table-row table:style-name="ro1">
          <table:table-cell office:value-type="float" office:value="-10.9" calcext:value-type="float">
            <text:p>-10.9</text:p>
          </table:table-cell>
          <table:table-cell office:value-type="float" office:value="-0.99098" calcext:value-type="float">
            <text:p>-0.9910</text:p>
          </table:table-cell>
          <table:table-cell office:value-type="float" office:value="0.08619" calcext:value-type="float">
            <text:p>0.0862</text:p>
          </table:table-cell>
          <table:table-cell office:value-type="float" office:value="-0.0464" calcext:value-type="float">
            <text:p>-0.0464</text:p>
          </table:table-cell>
          <table:table-cell table:formula="of:=[.C274]+[.B274]^2/(3.14159*[$Settings.$B$15]*[$Settings.$B$16])" office:value-type="float" office:value="0.0966481377615702" calcext:value-type="float">
            <text:p>0.0966</text:p>
          </table:table-cell>
          <table:table-cell table:style-name="ce2" table:formula="of:=IF([.B274]&gt;0;[.B274]/[.E274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99098" calcext:value-type="float">
            <text:p>-0.9910</text:p>
          </table:table-cell>
          <table:table-cell table:number-columns-repeated="16"/>
        </table:table-row>
        <table:table-row table:style-name="ro1">
          <table:table-cell office:value-type="float" office:value="-10.8" calcext:value-type="float">
            <text:p>-10.8</text:p>
          </table:table-cell>
          <table:table-cell office:value-type="float" office:value="-0.99091" calcext:value-type="float">
            <text:p>-0.9909</text:p>
          </table:table-cell>
          <table:table-cell office:value-type="float" office:value="0.08529" calcext:value-type="float">
            <text:p>0.0853</text:p>
          </table:table-cell>
          <table:table-cell office:value-type="float" office:value="-0.0468" calcext:value-type="float">
            <text:p>-0.0468</text:p>
          </table:table-cell>
          <table:table-cell table:formula="of:=[.C275]+[.B275]^2/(3.14159*[$Settings.$B$15]*[$Settings.$B$16])" office:value-type="float" office:value="0.095746660347722" calcext:value-type="float">
            <text:p>0.0957</text:p>
          </table:table-cell>
          <table:table-cell table:style-name="ce2" table:formula="of:=IF([.B275]&gt;0;[.B275]/[.E275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99091" calcext:value-type="float">
            <text:p>-0.9909</text:p>
          </table:table-cell>
          <table:table-cell table:number-columns-repeated="16"/>
        </table:table-row>
        <table:table-row table:style-name="ro1">
          <table:table-cell office:value-type="float" office:value="-10.7" calcext:value-type="float">
            <text:p>-10.7</text:p>
          </table:table-cell>
          <table:table-cell office:value-type="float" office:value="-0.99077" calcext:value-type="float">
            <text:p>-0.9908</text:p>
          </table:table-cell>
          <table:table-cell office:value-type="float" office:value="0.08439" calcext:value-type="float">
            <text:p>0.0844</text:p>
          </table:table-cell>
          <table:table-cell office:value-type="float" office:value="-0.0472" calcext:value-type="float">
            <text:p>-0.0472</text:p>
          </table:table-cell>
          <table:table-cell table:formula="of:=[.C276]+[.B276]^2/(3.14159*[$Settings.$B$15]*[$Settings.$B$16])" office:value-type="float" office:value="0.0948437058331175" calcext:value-type="float">
            <text:p>0.0948</text:p>
          </table:table-cell>
          <table:table-cell table:style-name="ce2" table:formula="of:=IF([.B276]&gt;0;[.B276]/[.E276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99077" calcext:value-type="float">
            <text:p>-0.9908</text:p>
          </table:table-cell>
          <table:table-cell table:number-columns-repeated="16"/>
        </table:table-row>
        <table:table-row table:style-name="ro1">
          <table:table-cell office:value-type="float" office:value="-10.6" calcext:value-type="float">
            <text:p>-10.6</text:p>
          </table:table-cell>
          <table:table-cell office:value-type="float" office:value="-0.99053" calcext:value-type="float">
            <text:p>-0.9905</text:p>
          </table:table-cell>
          <table:table-cell office:value-type="float" office:value="0.0835" calcext:value-type="float">
            <text:p>0.0835</text:p>
          </table:table-cell>
          <table:table-cell office:value-type="float" office:value="-0.0476" calcext:value-type="float">
            <text:p>-0.0476</text:p>
          </table:table-cell>
          <table:table-cell table:formula="of:=[.C277]+[.B277]^2/(3.14159*[$Settings.$B$15]*[$Settings.$B$16])" office:value-type="float" office:value="0.0939486419221624" calcext:value-type="float">
            <text:p>0.0939</text:p>
          </table:table-cell>
          <table:table-cell table:style-name="ce2" table:formula="of:=IF([.B277]&gt;0;[.B277]/[.E277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99053" calcext:value-type="float">
            <text:p>-0.9905</text:p>
          </table:table-cell>
          <table:table-cell table:number-columns-repeated="16"/>
        </table:table-row>
        <table:table-row table:style-name="ro1">
          <table:table-cell office:value-type="float" office:value="-10.5" calcext:value-type="float">
            <text:p>-10.5</text:p>
          </table:table-cell>
          <table:table-cell office:value-type="float" office:value="-0.9902" calcext:value-type="float">
            <text:p>-0.9902</text:p>
          </table:table-cell>
          <table:table-cell office:value-type="float" office:value="0.08261" calcext:value-type="float">
            <text:p>0.0826</text:p>
          </table:table-cell>
          <table:table-cell office:value-type="float" office:value="-0.048" calcext:value-type="float">
            <text:p>-0.0480</text:p>
          </table:table-cell>
          <table:table-cell table:formula="of:=[.C278]+[.B278]^2/(3.14159*[$Settings.$B$15]*[$Settings.$B$16])" office:value-type="float" office:value="0.0930516810477487" calcext:value-type="float">
            <text:p>0.0931</text:p>
          </table:table-cell>
          <table:table-cell table:style-name="ce2" table:formula="of:=IF([.B278]&gt;0;[.B278]/[.E278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9902" calcext:value-type="float">
            <text:p>-0.9902</text:p>
          </table:table-cell>
          <table:table-cell table:number-columns-repeated="16"/>
        </table:table-row>
        <table:table-row table:style-name="ro1">
          <table:table-cell office:value-type="float" office:value="-10.4" calcext:value-type="float">
            <text:p>-10.4</text:p>
          </table:table-cell>
          <table:table-cell office:value-type="float" office:value="-0.98976" calcext:value-type="float">
            <text:p>-0.9898</text:p>
          </table:table-cell>
          <table:table-cell office:value-type="float" office:value="0.08173" calcext:value-type="float">
            <text:p>0.0817</text:p>
          </table:table-cell>
          <table:table-cell office:value-type="float" office:value="-0.0484" calcext:value-type="float">
            <text:p>-0.0484</text:p>
          </table:table-cell>
          <table:table-cell table:formula="of:=[.C279]+[.B279]^2/(3.14159*[$Settings.$B$15]*[$Settings.$B$16])" office:value-type="float" office:value="0.0921624034898759" calcext:value-type="float">
            <text:p>0.0922</text:p>
          </table:table-cell>
          <table:table-cell table:style-name="ce2" table:formula="of:=IF([.B279]&gt;0;[.B279]/[.E279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98976" calcext:value-type="float">
            <text:p>-0.9898</text:p>
          </table:table-cell>
          <table:table-cell table:number-columns-repeated="16"/>
        </table:table-row>
        <table:table-row table:style-name="ro1">
          <table:table-cell office:value-type="float" office:value="-10.3" calcext:value-type="float">
            <text:p>-10.3</text:p>
          </table:table-cell>
          <table:table-cell office:value-type="float" office:value="-0.9892" calcext:value-type="float">
            <text:p>-0.9892</text:p>
          </table:table-cell>
          <table:table-cell office:value-type="float" office:value="0.08086" calcext:value-type="float">
            <text:p>0.0809</text:p>
          </table:table-cell>
          <table:table-cell office:value-type="float" office:value="-0.0488" calcext:value-type="float">
            <text:p>-0.0488</text:p>
          </table:table-cell>
          <table:table-cell table:formula="of:=[.C280]+[.B280]^2/(3.14159*[$Settings.$B$15]*[$Settings.$B$16])" office:value-type="float" office:value="0.0912806016526031" calcext:value-type="float">
            <text:p>0.0913</text:p>
          </table:table-cell>
          <table:table-cell table:style-name="ce2" table:formula="of:=IF([.B280]&gt;0;[.B280]/[.E280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9892" calcext:value-type="float">
            <text:p>-0.9892</text:p>
          </table:table-cell>
          <table:table-cell table:number-columns-repeated="16"/>
        </table:table-row>
        <table:table-row table:style-name="ro1">
          <table:table-cell office:value-type="float" office:value="-10.2" calcext:value-type="float">
            <text:p>-10.2</text:p>
          </table:table-cell>
          <table:table-cell office:value-type="float" office:value="-0.98853" calcext:value-type="float">
            <text:p>-0.9885</text:p>
          </table:table-cell>
          <table:table-cell office:value-type="float" office:value="0.07999" calcext:value-type="float">
            <text:p>0.0800</text:p>
          </table:table-cell>
          <table:table-cell office:value-type="float" office:value="-0.0492" calcext:value-type="float">
            <text:p>-0.0492</text:p>
          </table:table-cell>
          <table:table-cell table:formula="of:=[.C281]+[.B281]^2/(3.14159*[$Settings.$B$15]*[$Settings.$B$16])" office:value-type="float" office:value="0.0903964903734538" calcext:value-type="float">
            <text:p>0.0904</text:p>
          </table:table-cell>
          <table:table-cell table:style-name="ce2" table:formula="of:=IF([.B281]&gt;0;[.B281]/[.E281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98853" calcext:value-type="float">
            <text:p>-0.9885</text:p>
          </table:table-cell>
          <table:table-cell table:number-columns-repeated="16"/>
        </table:table-row>
        <table:table-row table:style-name="ro1">
          <table:table-cell office:value-type="float" office:value="-10.1" calcext:value-type="float">
            <text:p>-10.1</text:p>
          </table:table-cell>
          <table:table-cell office:value-type="float" office:value="-0.98772" calcext:value-type="float">
            <text:p>-0.9877</text:p>
          </table:table-cell>
          <table:table-cell office:value-type="float" office:value="0.07912" calcext:value-type="float">
            <text:p>0.0791</text:p>
          </table:table-cell>
          <table:table-cell office:value-type="float" office:value="-0.0496" calcext:value-type="float">
            <text:p>-0.0496</text:p>
          </table:table-cell>
          <table:table-cell table:formula="of:=[.C282]+[.B282]^2/(3.14159*[$Settings.$B$15]*[$Settings.$B$16])" office:value-type="float" office:value="0.0895094432352948" calcext:value-type="float">
            <text:p>0.0895</text:p>
          </table:table-cell>
          <table:table-cell table:style-name="ce2" table:formula="of:=IF([.B282]&gt;0;[.B282]/[.E282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98772" calcext:value-type="float">
            <text:p>-0.9877</text:p>
          </table:table-cell>
          <table:table-cell table:number-columns-repeated="16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0.98677" calcext:value-type="float">
            <text:p>-0.9868</text:p>
          </table:table-cell>
          <table:table-cell office:value-type="float" office:value="0.07826" calcext:value-type="float">
            <text:p>0.0783</text:p>
          </table:table-cell>
          <table:table-cell office:value-type="float" office:value="-0.05" calcext:value-type="float">
            <text:p>-0.0500</text:p>
          </table:table-cell>
          <table:table-cell table:formula="of:=[.C283]+[.B283]^2/(3.14159*[$Settings.$B$15]*[$Settings.$B$16])" office:value-type="float" office:value="0.0886294674839686" calcext:value-type="float">
            <text:p>0.0886</text:p>
          </table:table-cell>
          <table:table-cell table:style-name="ce2" table:formula="of:=IF([.B283]&gt;0;[.B283]/[.E283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98677" calcext:value-type="float">
            <text:p>-0.9868</text:p>
          </table:table-cell>
          <table:table-cell table:number-columns-repeated="16"/>
        </table:table-row>
        <table:table-row table:style-name="ro1">
          <table:table-cell office:value-type="float" office:value="-9.9" calcext:value-type="float">
            <text:p>-9.9</text:p>
          </table:table-cell>
          <table:table-cell office:value-type="float" office:value="-0.98569" calcext:value-type="float">
            <text:p>-0.9857</text:p>
          </table:table-cell>
          <table:table-cell office:value-type="float" office:value="0.07741" calcext:value-type="float">
            <text:p>0.0774</text:p>
          </table:table-cell>
          <table:table-cell office:value-type="float" office:value="-0.05023" calcext:value-type="float">
            <text:p>-0.0502</text:p>
          </table:table-cell>
          <table:table-cell table:formula="of:=[.C284]+[.B284]^2/(3.14159*[$Settings.$B$15]*[$Settings.$B$16])" office:value-type="float" office:value="0.0877567815564911" calcext:value-type="float">
            <text:p>0.0878</text:p>
          </table:table-cell>
          <table:table-cell table:style-name="ce2" table:formula="of:=IF([.B284]&gt;0;[.B284]/[.E284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98569" calcext:value-type="float">
            <text:p>-0.9857</text:p>
          </table:table-cell>
          <table:table-cell table:number-columns-repeated="16"/>
        </table:table-row>
        <table:table-row table:style-name="ro1">
          <table:table-cell office:value-type="float" office:value="-9.8" calcext:value-type="float">
            <text:p>-9.8</text:p>
          </table:table-cell>
          <table:table-cell office:value-type="float" office:value="-0.98446" calcext:value-type="float">
            <text:p>-0.9845</text:p>
          </table:table-cell>
          <table:table-cell office:value-type="float" office:value="0.07656" calcext:value-type="float">
            <text:p>0.0766</text:p>
          </table:table-cell>
          <table:table-cell office:value-type="float" office:value="-0.05045" calcext:value-type="float">
            <text:p>-0.0505</text:p>
          </table:table-cell>
          <table:table-cell table:formula="of:=[.C285]+[.B285]^2/(3.14159*[$Settings.$B$15]*[$Settings.$B$16])" office:value-type="float" office:value="0.086880975063854" calcext:value-type="float">
            <text:p>0.0869</text:p>
          </table:table-cell>
          <table:table-cell table:style-name="ce2" table:formula="of:=IF([.B285]&gt;0;[.B285]/[.E285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98446" calcext:value-type="float">
            <text:p>-0.9845</text:p>
          </table:table-cell>
          <table:table-cell table:number-columns-repeated="16"/>
        </table:table-row>
        <table:table-row table:style-name="ro1">
          <table:table-cell office:value-type="float" office:value="-9.7" calcext:value-type="float">
            <text:p>-9.7</text:p>
          </table:table-cell>
          <table:table-cell office:value-type="float" office:value="-0.98307" calcext:value-type="float">
            <text:p>-0.9831</text:p>
          </table:table-cell>
          <table:table-cell office:value-type="float" office:value="0.07572" calcext:value-type="float">
            <text:p>0.0757</text:p>
          </table:table-cell>
          <table:table-cell office:value-type="float" office:value="-0.05068" calcext:value-type="float">
            <text:p>-0.0507</text:p>
          </table:table-cell>
          <table:table-cell table:formula="of:=[.C286]+[.B286]^2/(3.14159*[$Settings.$B$15]*[$Settings.$B$16])" office:value-type="float" office:value="0.0860118504120201" calcext:value-type="float">
            <text:p>0.0860</text:p>
          </table:table-cell>
          <table:table-cell table:style-name="ce2" table:formula="of:=IF([.B286]&gt;0;[.B286]/[.E286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98307" calcext:value-type="float">
            <text:p>-0.9831</text:p>
          </table:table-cell>
          <table:table-cell table:number-columns-repeated="16"/>
        </table:table-row>
        <table:table-row table:style-name="ro1">
          <table:table-cell office:value-type="float" office:value="-9.6" calcext:value-type="float">
            <text:p>-9.6</text:p>
          </table:table-cell>
          <table:table-cell office:value-type="float" office:value="-0.98153" calcext:value-type="float">
            <text:p>-0.9815</text:p>
          </table:table-cell>
          <table:table-cell office:value-type="float" office:value="0.07488" calcext:value-type="float">
            <text:p>0.0749</text:p>
          </table:table-cell>
          <table:table-cell office:value-type="float" office:value="-0.0509" calcext:value-type="float">
            <text:p>-0.0509</text:p>
          </table:table-cell>
          <table:table-cell table:formula="of:=[.C287]+[.B287]^2/(3.14159*[$Settings.$B$15]*[$Settings.$B$16])" office:value-type="float" office:value="0.0851396308643072" calcext:value-type="float">
            <text:p>0.0851</text:p>
          </table:table-cell>
          <table:table-cell table:style-name="ce2" table:formula="of:=IF([.B287]&gt;0;[.B287]/[.E287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98153" calcext:value-type="float">
            <text:p>-0.9815</text:p>
          </table:table-cell>
          <table:table-cell table:number-columns-repeated="16"/>
        </table:table-row>
        <table:table-row table:style-name="ro1">
          <table:table-cell office:value-type="float" office:value="-9.5" calcext:value-type="float">
            <text:p>-9.5</text:p>
          </table:table-cell>
          <table:table-cell office:value-type="float" office:value="-0.97982" calcext:value-type="float">
            <text:p>-0.9798</text:p>
          </table:table-cell>
          <table:table-cell office:value-type="float" office:value="0.07405" calcext:value-type="float">
            <text:p>0.0741</text:p>
          </table:table-cell>
          <table:table-cell office:value-type="float" office:value="-0.05113" calcext:value-type="float">
            <text:p>-0.0511</text:p>
          </table:table-cell>
          <table:table-cell table:formula="of:=[.C288]+[.B288]^2/(3.14159*[$Settings.$B$15]*[$Settings.$B$16])" office:value-type="float" office:value="0.0842739137972395" calcext:value-type="float">
            <text:p>0.0843</text:p>
          </table:table-cell>
          <table:table-cell table:style-name="ce2" table:formula="of:=IF([.B288]&gt;0;[.B288]/[.E288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97982" calcext:value-type="float">
            <text:p>-0.9798</text:p>
          </table:table-cell>
          <table:table-cell table:number-columns-repeated="16"/>
        </table:table-row>
        <table:table-row table:style-name="ro1">
          <table:table-cell office:value-type="float" office:value="-9.4" calcext:value-type="float">
            <text:p>-9.4</text:p>
          </table:table-cell>
          <table:table-cell office:value-type="float" office:value="-0.97795" calcext:value-type="float">
            <text:p>-0.9780</text:p>
          </table:table-cell>
          <table:table-cell office:value-type="float" office:value="0.07322" calcext:value-type="float">
            <text:p>0.0732</text:p>
          </table:table-cell>
          <table:table-cell office:value-type="float" office:value="-0.05135" calcext:value-type="float">
            <text:p>-0.0514</text:p>
          </table:table-cell>
          <table:table-cell table:formula="of:=[.C289]+[.B289]^2/(3.14159*[$Settings.$B$15]*[$Settings.$B$16])" office:value-type="float" office:value="0.0834049260757572" calcext:value-type="float">
            <text:p>0.0834</text:p>
          </table:table-cell>
          <table:table-cell table:style-name="ce2" table:formula="of:=IF([.B289]&gt;0;[.B289]/[.E289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97795" calcext:value-type="float">
            <text:p>-0.9780</text:p>
          </table:table-cell>
          <table:table-cell table:number-columns-repeated="16"/>
        </table:table-row>
        <table:table-row table:style-name="ro1">
          <table:table-cell office:value-type="float" office:value="-9.3" calcext:value-type="float">
            <text:p>-9.3</text:p>
          </table:table-cell>
          <table:table-cell office:value-type="float" office:value="-0.9759" calcext:value-type="float">
            <text:p>-0.9759</text:p>
          </table:table-cell>
          <table:table-cell office:value-type="float" office:value="0.0724" calcext:value-type="float">
            <text:p>0.0724</text:p>
          </table:table-cell>
          <table:table-cell office:value-type="float" office:value="-0.05158" calcext:value-type="float">
            <text:p>-0.0516</text:p>
          </table:table-cell>
          <table:table-cell table:formula="of:=[.C290]+[.B290]^2/(3.14159*[$Settings.$B$15]*[$Settings.$B$16])" office:value-type="float" office:value="0.0825422711039369" calcext:value-type="float">
            <text:p>0.0825</text:p>
          </table:table-cell>
          <table:table-cell table:style-name="ce2" table:formula="of:=IF([.B290]&gt;0;[.B290]/[.E290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9759" calcext:value-type="float">
            <text:p>-0.9759</text:p>
          </table:table-cell>
          <table:table-cell table:number-columns-repeated="16"/>
        </table:table-row>
        <table:table-row table:style-name="ro1">
          <table:table-cell office:value-type="float" office:value="-9.2" calcext:value-type="float">
            <text:p>-9.2</text:p>
          </table:table-cell>
          <table:table-cell office:value-type="float" office:value="-0.97368" calcext:value-type="float">
            <text:p>-0.9737</text:p>
          </table:table-cell>
          <table:table-cell office:value-type="float" office:value="0.07158" calcext:value-type="float">
            <text:p>0.0716</text:p>
          </table:table-cell>
          <table:table-cell office:value-type="float" office:value="-0.0518" calcext:value-type="float">
            <text:p>-0.0518</text:p>
          </table:table-cell>
          <table:table-cell table:formula="of:=[.C291]+[.B291]^2/(3.14159*[$Settings.$B$15]*[$Settings.$B$16])" office:value-type="float" office:value="0.0816761798403432" calcext:value-type="float">
            <text:p>0.0817</text:p>
          </table:table-cell>
          <table:table-cell table:style-name="ce2" table:formula="of:=IF([.B291]&gt;0;[.B291]/[.E291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97368" calcext:value-type="float">
            <text:p>-0.9737</text:p>
          </table:table-cell>
          <table:table-cell table:number-columns-repeated="16"/>
        </table:table-row>
        <table:table-row table:style-name="ro1">
          <table:table-cell office:value-type="float" office:value="-9.1" calcext:value-type="float">
            <text:p>-9.1</text:p>
          </table:table-cell>
          <table:table-cell office:value-type="float" office:value="-0.97128" calcext:value-type="float">
            <text:p>-0.9713</text:p>
          </table:table-cell>
          <table:table-cell office:value-type="float" office:value="0.07077" calcext:value-type="float">
            <text:p>0.0708</text:p>
          </table:table-cell>
          <table:table-cell office:value-type="float" office:value="-0.05203" calcext:value-type="float">
            <text:p>-0.0520</text:p>
          </table:table-cell>
          <table:table-cell table:formula="of:=[.C292]+[.B292]^2/(3.14159*[$Settings.$B$15]*[$Settings.$B$16])" office:value-type="float" office:value="0.0808164695276635" calcext:value-type="float">
            <text:p>0.0808</text:p>
          </table:table-cell>
          <table:table-cell table:style-name="ce2" table:formula="of:=IF([.B292]&gt;0;[.B292]/[.E292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97128" calcext:value-type="float">
            <text:p>-0.9713</text:p>
          </table:table-cell>
          <table:table-cell table:number-columns-repeated="16"/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-0.9687" calcext:value-type="float">
            <text:p>-0.9687</text:p>
          </table:table-cell>
          <table:table-cell office:value-type="float" office:value="0.06996" calcext:value-type="float">
            <text:p>0.0700</text:p>
          </table:table-cell>
          <table:table-cell office:value-type="float" office:value="-0.05225" calcext:value-type="float">
            <text:p>-0.0523</text:p>
          </table:table-cell>
          <table:table-cell table:formula="of:=[.C293]+[.B293]^2/(3.14159*[$Settings.$B$15]*[$Settings.$B$16])" office:value-type="float" office:value="0.0799531677691073" calcext:value-type="float">
            <text:p>0.0800</text:p>
          </table:table-cell>
          <table:table-cell table:style-name="ce2" table:formula="of:=IF([.B293]&gt;0;[.B293]/[.E293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9687" calcext:value-type="float">
            <text:p>-0.9687</text:p>
          </table:table-cell>
          <table:table-cell table:number-columns-repeated="16"/>
        </table:table-row>
        <table:table-row table:style-name="ro1">
          <table:table-cell office:value-type="float" office:value="-8.9" calcext:value-type="float">
            <text:p>-8.9</text:p>
          </table:table-cell>
          <table:table-cell office:value-type="float" office:value="-0.96593" calcext:value-type="float">
            <text:p>-0.9659</text:p>
          </table:table-cell>
          <table:table-cell office:value-type="float" office:value="0.06916" calcext:value-type="float">
            <text:p>0.0692</text:p>
          </table:table-cell>
          <table:table-cell office:value-type="float" office:value="-0.05248" calcext:value-type="float">
            <text:p>-0.0525</text:p>
          </table:table-cell>
          <table:table-cell table:formula="of:=[.C294]+[.B294]^2/(3.14159*[$Settings.$B$15]*[$Settings.$B$16])" office:value-type="float" office:value="0.079096098505826" calcext:value-type="float">
            <text:p>0.0791</text:p>
          </table:table-cell>
          <table:table-cell table:style-name="ce2" table:formula="of:=IF([.B294]&gt;0;[.B294]/[.E294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96593" calcext:value-type="float">
            <text:p>-0.9659</text:p>
          </table:table-cell>
          <table:table-cell table:number-columns-repeated="16"/>
        </table:table-row>
        <table:table-row table:style-name="ro1">
          <table:table-cell office:value-type="float" office:value="-8.8" calcext:value-type="float">
            <text:p>-8.8</text:p>
          </table:table-cell>
          <table:table-cell office:value-type="float" office:value="-0.96297" calcext:value-type="float">
            <text:p>-0.9630</text:p>
          </table:table-cell>
          <table:table-cell office:value-type="float" office:value="0.06836" calcext:value-type="float">
            <text:p>0.0684</text:p>
          </table:table-cell>
          <table:table-cell office:value-type="float" office:value="-0.0527" calcext:value-type="float">
            <text:p>-0.0527</text:p>
          </table:table-cell>
          <table:table-cell table:formula="of:=[.C295]+[.B295]^2/(3.14159*[$Settings.$B$15]*[$Settings.$B$16])" office:value-type="float" office:value="0.0782352953664517" calcext:value-type="float">
            <text:p>0.0782</text:p>
          </table:table-cell>
          <table:table-cell table:style-name="ce2" table:formula="of:=IF([.B295]&gt;0;[.B295]/[.E295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96297" calcext:value-type="float">
            <text:p>-0.9630</text:p>
          </table:table-cell>
          <table:table-cell table:number-columns-repeated="16"/>
        </table:table-row>
        <table:table-row table:style-name="ro1">
          <table:table-cell office:value-type="float" office:value="-8.7" calcext:value-type="float">
            <text:p>-8.7</text:p>
          </table:table-cell>
          <table:table-cell office:value-type="float" office:value="-0.95981" calcext:value-type="float">
            <text:p>-0.9598</text:p>
          </table:table-cell>
          <table:table-cell office:value-type="float" office:value="0.06757" calcext:value-type="float">
            <text:p>0.0676</text:p>
          </table:table-cell>
          <table:table-cell office:value-type="float" office:value="-0.05293" calcext:value-type="float">
            <text:p>-0.0529</text:p>
          </table:table-cell>
          <table:table-cell table:formula="of:=[.C296]+[.B296]^2/(3.14159*[$Settings.$B$15]*[$Settings.$B$16])" office:value-type="float" office:value="0.07738058985746" calcext:value-type="float">
            <text:p>0.0774</text:p>
          </table:table-cell>
          <table:table-cell table:style-name="ce2" table:formula="of:=IF([.B296]&gt;0;[.B296]/[.E296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95981" calcext:value-type="float">
            <text:p>-0.9598</text:p>
          </table:table-cell>
          <table:table-cell table:number-columns-repeated="16"/>
        </table:table-row>
        <table:table-row table:style-name="ro1">
          <table:table-cell office:value-type="float" office:value="-8.6" calcext:value-type="float">
            <text:p>-8.6</text:p>
          </table:table-cell>
          <table:table-cell office:value-type="float" office:value="-0.95646" calcext:value-type="float">
            <text:p>-0.9565</text:p>
          </table:table-cell>
          <table:table-cell office:value-type="float" office:value="0.06679" calcext:value-type="float">
            <text:p>0.0668</text:p>
          </table:table-cell>
          <table:table-cell office:value-type="float" office:value="-0.05315" calcext:value-type="float">
            <text:p>-0.0532</text:p>
          </table:table-cell>
          <table:table-cell table:formula="of:=[.C297]+[.B297]^2/(3.14159*[$Settings.$B$15]*[$Settings.$B$16])" office:value-type="float" office:value="0.0765322260744981" calcext:value-type="float">
            <text:p>0.0765</text:p>
          </table:table-cell>
          <table:table-cell table:style-name="ce2" table:formula="of:=IF([.B297]&gt;0;[.B297]/[.E297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95646" calcext:value-type="float">
            <text:p>-0.9565</text:p>
          </table:table-cell>
          <table:table-cell table:number-columns-repeated="16"/>
        </table:table-row>
        <table:table-row table:style-name="ro1">
          <table:table-cell office:value-type="float" office:value="-8.5" calcext:value-type="float">
            <text:p>-8.5</text:p>
          </table:table-cell>
          <table:table-cell office:value-type="float" office:value="-0.9529" calcext:value-type="float">
            <text:p>-0.9529</text:p>
          </table:table-cell>
          <table:table-cell office:value-type="float" office:value="0.06601" calcext:value-type="float">
            <text:p>0.0660</text:p>
          </table:table-cell>
          <table:table-cell office:value-type="float" office:value="-0.05338" calcext:value-type="float">
            <text:p>-0.0534</text:p>
          </table:table-cell>
          <table:table-cell table:formula="of:=[.C298]+[.B298]^2/(3.14159*[$Settings.$B$15]*[$Settings.$B$16])" office:value-type="float" office:value="0.0756798387713059" calcext:value-type="float">
            <text:p>0.0757</text:p>
          </table:table-cell>
          <table:table-cell table:style-name="ce2" table:formula="of:=IF([.B298]&gt;0;[.B298]/[.E298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9529" calcext:value-type="float">
            <text:p>-0.9529</text:p>
          </table:table-cell>
          <table:table-cell table:number-columns-repeated="16"/>
        </table:table-row>
        <table:table-row table:style-name="ro1">
          <table:table-cell office:value-type="float" office:value="-8.4" calcext:value-type="float">
            <text:p>-8.4</text:p>
          </table:table-cell>
          <table:table-cell office:value-type="float" office:value="-0.94914" calcext:value-type="float">
            <text:p>-0.9491</text:p>
          </table:table-cell>
          <table:table-cell office:value-type="float" office:value="0.06523" calcext:value-type="float">
            <text:p>0.0652</text:p>
          </table:table-cell>
          <table:table-cell office:value-type="float" office:value="-0.0536" calcext:value-type="float">
            <text:p>-0.0536</text:p>
          </table:table-cell>
          <table:table-cell table:formula="of:=[.C299]+[.B299]^2/(3.14159*[$Settings.$B$15]*[$Settings.$B$16])" office:value-type="float" office:value="0.074823677870875" calcext:value-type="float">
            <text:p>0.0748</text:p>
          </table:table-cell>
          <table:table-cell table:style-name="ce2" table:formula="of:=IF([.B299]&gt;0;[.B299]/[.E299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94914" calcext:value-type="float">
            <text:p>-0.9491</text:p>
          </table:table-cell>
          <table:table-cell table:number-columns-repeated="16"/>
        </table:table-row>
        <table:table-row table:style-name="ro1">
          <table:table-cell office:value-type="float" office:value="-8.3" calcext:value-type="float">
            <text:p>-8.3</text:p>
          </table:table-cell>
          <table:table-cell office:value-type="float" office:value="-0.94517" calcext:value-type="float">
            <text:p>-0.9452</text:p>
          </table:table-cell>
          <table:table-cell office:value-type="float" office:value="0.06446" calcext:value-type="float">
            <text:p>0.0645</text:p>
          </table:table-cell>
          <table:table-cell office:value-type="float" office:value="-0.05382" calcext:value-type="float">
            <text:p>-0.0538</text:p>
          </table:table-cell>
          <table:table-cell table:formula="of:=[.C300]+[.B300]^2/(3.14159*[$Settings.$B$15]*[$Settings.$B$16])" office:value-type="float" office:value="0.0739735901125629" calcext:value-type="float">
            <text:p>0.0740</text:p>
          </table:table-cell>
          <table:table-cell table:style-name="ce2" table:formula="of:=IF([.B300]&gt;0;[.B300]/[.E300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94517" calcext:value-type="float">
            <text:p>-0.9452</text:p>
          </table:table-cell>
          <table:table-cell table:number-columns-repeated="16"/>
        </table:table-row>
        <table:table-row table:style-name="ro1">
          <table:table-cell office:value-type="float" office:value="-8.2" calcext:value-type="float">
            <text:p>-8.2</text:p>
          </table:table-cell>
          <table:table-cell office:value-type="float" office:value="-0.94099" calcext:value-type="float">
            <text:p>-0.9410</text:p>
          </table:table-cell>
          <table:table-cell office:value-type="float" office:value="0.0637" calcext:value-type="float">
            <text:p>0.0637</text:p>
          </table:table-cell>
          <table:table-cell office:value-type="float" office:value="-0.05405" calcext:value-type="float">
            <text:p>-0.0541</text:p>
          </table:table-cell>
          <table:table-cell table:formula="of:=[.C301]+[.B301]^2/(3.14159*[$Settings.$B$15]*[$Settings.$B$16])" office:value-type="float" office:value="0.0731296287667296" calcext:value-type="float">
            <text:p>0.0731</text:p>
          </table:table-cell>
          <table:table-cell table:style-name="ce2" table:formula="of:=IF([.B301]&gt;0;[.B301]/[.E301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94099" calcext:value-type="float">
            <text:p>-0.9410</text:p>
          </table:table-cell>
          <table:table-cell table:number-columns-repeated="16"/>
        </table:table-row>
        <table:table-row table:style-name="ro1">
          <table:table-cell office:value-type="float" office:value="-8.1" calcext:value-type="float">
            <text:p>-8.1</text:p>
          </table:table-cell>
          <table:table-cell office:value-type="float" office:value="-0.9366" calcext:value-type="float">
            <text:p>-0.9366</text:p>
          </table:table-cell>
          <table:table-cell office:value-type="float" office:value="0.06294" calcext:value-type="float">
            <text:p>0.0629</text:p>
          </table:table-cell>
          <table:table-cell office:value-type="float" office:value="-0.05427" calcext:value-type="float">
            <text:p>-0.0543</text:p>
          </table:table-cell>
          <table:table-cell table:formula="of:=[.C302]+[.B302]^2/(3.14159*[$Settings.$B$15]*[$Settings.$B$16])" office:value-type="float" office:value="0.0722818499215627" calcext:value-type="float">
            <text:p>0.0723</text:p>
          </table:table-cell>
          <table:table-cell table:style-name="ce2" table:formula="of:=IF([.B302]&gt;0;[.B302]/[.E302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9366" calcext:value-type="float">
            <text:p>-0.9366</text:p>
          </table:table-cell>
          <table:table-cell table:number-columns-repeated="16"/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0.93199" calcext:value-type="float">
            <text:p>-0.9320</text:p>
          </table:table-cell>
          <table:table-cell office:value-type="float" office:value="0.06218" calcext:value-type="float">
            <text:p>0.0622</text:p>
          </table:table-cell>
          <table:table-cell office:value-type="float" office:value="-0.0545" calcext:value-type="float">
            <text:p>-0.0545</text:p>
          </table:table-cell>
          <table:table-cell table:formula="of:=[.C303]+[.B303]^2/(3.14159*[$Settings.$B$15]*[$Settings.$B$16])" office:value-type="float" office:value="0.0714301139795824" calcext:value-type="float">
            <text:p>0.0714</text:p>
          </table:table-cell>
          <table:table-cell table:style-name="ce2" table:formula="of:=IF([.B303]&gt;0;[.B303]/[.E303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93199" calcext:value-type="float">
            <text:p>-0.9320</text:p>
          </table:table-cell>
          <table:table-cell table:number-columns-repeated="16"/>
        </table:table-row>
        <table:table-row table:style-name="ro1">
          <table:table-cell office:value-type="float" office:value="-7.9" calcext:value-type="float">
            <text:p>-7.9</text:p>
          </table:table-cell>
          <table:table-cell office:value-type="float" office:value="-0.92716" calcext:value-type="float">
            <text:p>-0.9272</text:p>
          </table:table-cell>
          <table:table-cell office:value-type="float" office:value="0.06143" calcext:value-type="float">
            <text:p>0.0614</text:p>
          </table:table-cell>
          <table:table-cell office:value-type="float" office:value="-0.05472" calcext:value-type="float">
            <text:p>-0.0547</text:p>
          </table:table-cell>
          <table:table-cell table:formula="of:=[.C304]+[.B304]^2/(3.14159*[$Settings.$B$15]*[$Settings.$B$16])" office:value-type="float" office:value="0.0705844857444339" calcext:value-type="float">
            <text:p>0.0706</text:p>
          </table:table-cell>
          <table:table-cell table:style-name="ce2" table:formula="of:=IF([.B304]&gt;0;[.B304]/[.E304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92716" calcext:value-type="float">
            <text:p>-0.9272</text:p>
          </table:table-cell>
          <table:table-cell table:number-columns-repeated="16"/>
        </table:table-row>
        <table:table-row table:style-name="ro1">
          <table:table-cell office:value-type="float" office:value="-7.8" calcext:value-type="float">
            <text:p>-7.8</text:p>
          </table:table-cell>
          <table:table-cell office:value-type="float" office:value="-0.9221" calcext:value-type="float">
            <text:p>-0.9221</text:p>
          </table:table-cell>
          <table:table-cell office:value-type="float" office:value="0.06069" calcext:value-type="float">
            <text:p>0.0607</text:p>
          </table:table-cell>
          <table:table-cell office:value-type="float" office:value="-0.05495" calcext:value-type="float">
            <text:p>-0.0550</text:p>
          </table:table-cell>
          <table:table-cell table:formula="of:=[.C305]+[.B305]^2/(3.14159*[$Settings.$B$15]*[$Settings.$B$16])" office:value-type="float" office:value="0.0697448367152982" calcext:value-type="float">
            <text:p>0.0697</text:p>
          </table:table-cell>
          <table:table-cell table:style-name="ce2" table:formula="of:=IF([.B305]&gt;0;[.B305]/[.E305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9221" calcext:value-type="float">
            <text:p>-0.9221</text:p>
          </table:table-cell>
          <table:table-cell table:number-columns-repeated="16"/>
        </table:table-row>
        <table:table-row table:style-name="ro1">
          <table:table-cell office:value-type="float" office:value="-7.7" calcext:value-type="float">
            <text:p>-7.7</text:p>
          </table:table-cell>
          <table:table-cell office:value-type="float" office:value="-0.91682" calcext:value-type="float">
            <text:p>-0.9168</text:p>
          </table:table-cell>
          <table:table-cell office:value-type="float" office:value="0.05995" calcext:value-type="float">
            <text:p>0.0600</text:p>
          </table:table-cell>
          <table:table-cell office:value-type="float" office:value="-0.05517" calcext:value-type="float">
            <text:p>-0.0552</text:p>
          </table:table-cell>
          <table:table-cell table:formula="of:=[.C306]+[.B306]^2/(3.14159*[$Settings.$B$15]*[$Settings.$B$16])" office:value-type="float" office:value="0.0689014365250505" calcext:value-type="float">
            <text:p>0.0689</text:p>
          </table:table-cell>
          <table:table-cell table:style-name="ce2" table:formula="of:=IF([.B306]&gt;0;[.B306]/[.E306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91682" calcext:value-type="float">
            <text:p>-0.9168</text:p>
          </table:table-cell>
          <table:table-cell table:number-columns-repeated="16"/>
        </table:table-row>
        <table:table-row table:style-name="ro1">
          <table:table-cell office:value-type="float" office:value="-7.6" calcext:value-type="float">
            <text:p>-7.6</text:p>
          </table:table-cell>
          <table:table-cell office:value-type="float" office:value="-0.91131" calcext:value-type="float">
            <text:p>-0.9113</text:p>
          </table:table-cell>
          <table:table-cell office:value-type="float" office:value="0.05922" calcext:value-type="float">
            <text:p>0.0592</text:p>
          </table:table-cell>
          <table:table-cell office:value-type="float" office:value="-0.0554" calcext:value-type="float">
            <text:p>-0.0554</text:p>
          </table:table-cell>
          <table:table-cell table:formula="of:=[.C307]+[.B307]^2/(3.14159*[$Settings.$B$15]*[$Settings.$B$16])" office:value-type="float" office:value="0.0680641652967447" calcext:value-type="float">
            <text:p>0.0681</text:p>
          </table:table-cell>
          <table:table-cell table:style-name="ce2" table:formula="of:=IF([.B307]&gt;0;[.B307]/[.E307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91131" calcext:value-type="float">
            <text:p>-0.9113</text:p>
          </table:table-cell>
          <table:table-cell table:number-columns-repeated="16"/>
        </table:table-row>
        <table:table-row table:style-name="ro1">
          <table:table-cell office:value-type="float" office:value="-7.5" calcext:value-type="float">
            <text:p>-7.5</text:p>
          </table:table-cell>
          <table:table-cell office:value-type="float" office:value="-0.90557" calcext:value-type="float">
            <text:p>-0.9056</text:p>
          </table:table-cell>
          <table:table-cell office:value-type="float" office:value="0.05849" calcext:value-type="float">
            <text:p>0.0585</text:p>
          </table:table-cell>
          <table:table-cell office:value-type="float" office:value="-0.05562" calcext:value-type="float">
            <text:p>-0.0556</text:p>
          </table:table-cell>
          <table:table-cell table:formula="of:=[.C308]+[.B308]^2/(3.14159*[$Settings.$B$15]*[$Settings.$B$16])" office:value-type="float" office:value="0.067223104006184" calcext:value-type="float">
            <text:p>0.0672</text:p>
          </table:table-cell>
          <table:table-cell table:style-name="ce2" table:formula="of:=IF([.B308]&gt;0;[.B308]/[.E308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90557" calcext:value-type="float">
            <text:p>-0.9056</text:p>
          </table:table-cell>
          <table:table-cell table:number-columns-repeated="16"/>
        </table:table-row>
        <table:table-row table:style-name="ro1">
          <table:table-cell office:value-type="float" office:value="-7.4" calcext:value-type="float">
            <text:p>-7.4</text:p>
          </table:table-cell>
          <table:table-cell office:value-type="float" office:value="-0.89959" calcext:value-type="float">
            <text:p>-0.8996</text:p>
          </table:table-cell>
          <table:table-cell office:value-type="float" office:value="0.05777" calcext:value-type="float">
            <text:p>0.0578</text:p>
          </table:table-cell>
          <table:table-cell office:value-type="float" office:value="-0.05585" calcext:value-type="float">
            <text:p>-0.0559</text:p>
          </table:table-cell>
          <table:table-cell table:formula="of:=[.C309]+[.B309]^2/(3.14159*[$Settings.$B$15]*[$Settings.$B$16])" office:value-type="float" office:value="0.0663881454065942" calcext:value-type="float">
            <text:p>0.0664</text:p>
          </table:table-cell>
          <table:table-cell table:style-name="ce2" table:formula="of:=IF([.B309]&gt;0;[.B309]/[.E309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89959" calcext:value-type="float">
            <text:p>-0.8996</text:p>
          </table:table-cell>
          <table:table-cell table:number-columns-repeated="16"/>
        </table:table-row>
        <table:table-row table:style-name="ro1">
          <table:table-cell office:value-type="float" office:value="-7.3" calcext:value-type="float">
            <text:p>-7.3</text:p>
          </table:table-cell>
          <table:table-cell office:value-type="float" office:value="-0.89338" calcext:value-type="float">
            <text:p>-0.8934</text:p>
          </table:table-cell>
          <table:table-cell office:value-type="float" office:value="0.05705" calcext:value-type="float">
            <text:p>0.0571</text:p>
          </table:table-cell>
          <table:table-cell office:value-type="float" office:value="-0.05607" calcext:value-type="float">
            <text:p>-0.0561</text:p>
          </table:table-cell>
          <table:table-cell table:formula="of:=[.C310]+[.B310]^2/(3.14159*[$Settings.$B$15]*[$Settings.$B$16])" office:value-type="float" office:value="0.0655495714798791" calcext:value-type="float">
            <text:p>0.0655</text:p>
          </table:table-cell>
          <table:table-cell table:style-name="ce2" table:formula="of:=IF([.B310]&gt;0;[.B310]/[.E310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89338" calcext:value-type="float">
            <text:p>-0.8934</text:p>
          </table:table-cell>
          <table:table-cell table:number-columns-repeated="16"/>
        </table:table-row>
        <table:table-row table:style-name="ro1">
          <table:table-cell office:value-type="float" office:value="-7.2" calcext:value-type="float">
            <text:p>-7.2</text:p>
          </table:table-cell>
          <table:table-cell office:value-type="float" office:value="-0.88693" calcext:value-type="float">
            <text:p>-0.8869</text:p>
          </table:table-cell>
          <table:table-cell office:value-type="float" office:value="0.05634" calcext:value-type="float">
            <text:p>0.0563</text:p>
          </table:table-cell>
          <table:table-cell office:value-type="float" office:value="-0.0563" calcext:value-type="float">
            <text:p>-0.0563</text:p>
          </table:table-cell>
          <table:table-cell table:formula="of:=[.C311]+[.B311]^2/(3.14159*[$Settings.$B$15]*[$Settings.$B$16])" office:value-type="float" office:value="0.0647172845828811" calcext:value-type="float">
            <text:p>0.0647</text:p>
          </table:table-cell>
          <table:table-cell table:style-name="ce2" table:formula="of:=IF([.B311]&gt;0;[.B311]/[.E311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88693" calcext:value-type="float">
            <text:p>-0.8869</text:p>
          </table:table-cell>
          <table:table-cell table:number-columns-repeated="16"/>
        </table:table-row>
        <table:table-row table:style-name="ro1">
          <table:table-cell office:value-type="float" office:value="-7.1" calcext:value-type="float">
            <text:p>-7.1</text:p>
          </table:table-cell>
          <table:table-cell office:value-type="float" office:value="-0.88023" calcext:value-type="float">
            <text:p>-0.8802</text:p>
          </table:table-cell>
          <table:table-cell office:value-type="float" office:value="0.05563" calcext:value-type="float">
            <text:p>0.0556</text:p>
          </table:table-cell>
          <table:table-cell office:value-type="float" office:value="-0.05652" calcext:value-type="float">
            <text:p>-0.0565</text:p>
          </table:table-cell>
          <table:table-cell table:formula="of:=[.C312]+[.B312]^2/(3.14159*[$Settings.$B$15]*[$Settings.$B$16])" office:value-type="float" office:value="0.0638811961478495" calcext:value-type="float">
            <text:p>0.0639</text:p>
          </table:table-cell>
          <table:table-cell table:style-name="ce2" table:formula="of:=IF([.B312]&gt;0;[.B312]/[.E312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88023" calcext:value-type="float">
            <text:p>-0.8802</text:p>
          </table:table-cell>
          <table:table-cell table:number-columns-repeated="16"/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-0.8733" calcext:value-type="float">
            <text:p>-0.8733</text:p>
          </table:table-cell>
          <table:table-cell office:value-type="float" office:value="0.05493" calcext:value-type="float">
            <text:p>0.0549</text:p>
          </table:table-cell>
          <table:table-cell office:value-type="float" office:value="-0.05675" calcext:value-type="float">
            <text:p>-0.0568</text:p>
          </table:table-cell>
          <table:table-cell table:formula="of:=[.C313]+[.B313]^2/(3.14159*[$Settings.$B$15]*[$Settings.$B$16])" office:value-type="float" office:value="0.0630517852012169" calcext:value-type="float">
            <text:p>0.0631</text:p>
          </table:table-cell>
          <table:table-cell table:style-name="ce2" table:formula="of:=IF([.B313]&gt;0;[.B313]/[.E313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8733" calcext:value-type="float">
            <text:p>-0.8733</text:p>
          </table:table-cell>
          <table:table-cell table:number-columns-repeated="16"/>
        </table:table-row>
        <table:table-row table:style-name="ro1">
          <table:table-cell office:value-type="float" office:value="-6.9" calcext:value-type="float">
            <text:p>-6.9</text:p>
          </table:table-cell>
          <table:table-cell office:value-type="float" office:value="-0.86611" calcext:value-type="float">
            <text:p>-0.8661</text:p>
          </table:table-cell>
          <table:table-cell office:value-type="float" office:value="0.05423" calcext:value-type="float">
            <text:p>0.0542</text:p>
          </table:table-cell>
          <table:table-cell office:value-type="float" office:value="-0.05697" calcext:value-type="float">
            <text:p>-0.0570</text:p>
          </table:table-cell>
          <table:table-cell table:formula="of:=[.C314]+[.B314]^2/(3.14159*[$Settings.$B$15]*[$Settings.$B$16])" office:value-type="float" office:value="0.0622186001653439" calcext:value-type="float">
            <text:p>0.0622</text:p>
          </table:table-cell>
          <table:table-cell table:style-name="ce2" table:formula="of:=IF([.B314]&gt;0;[.B314]/[.E314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86611" calcext:value-type="float">
            <text:p>-0.8661</text:p>
          </table:table-cell>
          <table:table-cell table:number-columns-repeated="16"/>
        </table:table-row>
        <table:table-row table:style-name="ro1">
          <table:table-cell office:value-type="float" office:value="-6.8" calcext:value-type="float">
            <text:p>-6.8</text:p>
          </table:table-cell>
          <table:table-cell office:value-type="float" office:value="-0.85867" calcext:value-type="float">
            <text:p>-0.8587</text:p>
          </table:table-cell>
          <table:table-cell office:value-type="float" office:value="0.05354" calcext:value-type="float">
            <text:p>0.0535</text:p>
          </table:table-cell>
          <table:table-cell office:value-type="float" office:value="-0.0572" calcext:value-type="float">
            <text:p>-0.0572</text:p>
          </table:table-cell>
          <table:table-cell table:formula="of:=[.C315]+[.B315]^2/(3.14159*[$Settings.$B$15]*[$Settings.$B$16])" office:value-type="float" office:value="0.0613919433731112" calcext:value-type="float">
            <text:p>0.0614</text:p>
          </table:table-cell>
          <table:table-cell table:style-name="ce2" table:formula="of:=IF([.B315]&gt;0;[.B315]/[.E315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85867" calcext:value-type="float">
            <text:p>-0.8587</text:p>
          </table:table-cell>
          <table:table-cell table:number-columns-repeated="16"/>
        </table:table-row>
        <table:table-row table:style-name="ro1">
          <table:table-cell office:value-type="float" office:value="-6.7" calcext:value-type="float">
            <text:p>-6.7</text:p>
          </table:table-cell>
          <table:table-cell office:value-type="float" office:value="-0.85099" calcext:value-type="float">
            <text:p>-0.8510</text:p>
          </table:table-cell>
          <table:table-cell office:value-type="float" office:value="0.05285" calcext:value-type="float">
            <text:p>0.0529</text:p>
          </table:table-cell>
          <table:table-cell office:value-type="float" office:value="-0.05742" calcext:value-type="float">
            <text:p>-0.0574</text:p>
          </table:table-cell>
          <table:table-cell table:formula="of:=[.C316]+[.B316]^2/(3.14159*[$Settings.$B$15]*[$Settings.$B$16])" office:value-type="float" office:value="0.0605621149210286" calcext:value-type="float">
            <text:p>0.0606</text:p>
          </table:table-cell>
          <table:table-cell table:style-name="ce2" table:formula="of:=IF([.B316]&gt;0;[.B316]/[.E316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85099" calcext:value-type="float">
            <text:p>-0.8510</text:p>
          </table:table-cell>
          <table:table-cell table:number-columns-repeated="16"/>
        </table:table-row>
        <table:table-row table:style-name="ro1">
          <table:table-cell office:value-type="float" office:value="-6.6" calcext:value-type="float">
            <text:p>-6.6</text:p>
          </table:table-cell>
          <table:table-cell office:value-type="float" office:value="-0.84304" calcext:value-type="float">
            <text:p>-0.8430</text:p>
          </table:table-cell>
          <table:table-cell office:value-type="float" office:value="0.05217" calcext:value-type="float">
            <text:p>0.0522</text:p>
          </table:table-cell>
          <table:table-cell office:value-type="float" office:value="-0.05765" calcext:value-type="float">
            <text:p>-0.0577</text:p>
          </table:table-cell>
          <table:table-cell table:formula="of:=[.C317]+[.B317]^2/(3.14159*[$Settings.$B$15]*[$Settings.$B$16])" office:value-type="float" office:value="0.0597386939016889" calcext:value-type="float">
            <text:p>0.0597</text:p>
          </table:table-cell>
          <table:table-cell table:style-name="ce2" table:formula="of:=IF([.B317]&gt;0;[.B317]/[.E317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84304" calcext:value-type="float">
            <text:p>-0.8430</text:p>
          </table:table-cell>
          <table:table-cell table:number-columns-repeated="16"/>
        </table:table-row>
        <table:table-row table:style-name="ro1">
          <table:table-cell office:value-type="float" office:value="-6.5" calcext:value-type="float">
            <text:p>-6.5</text:p>
          </table:table-cell>
          <table:table-cell office:value-type="float" office:value="-0.83484" calcext:value-type="float">
            <text:p>-0.8348</text:p>
          </table:table-cell>
          <table:table-cell office:value-type="float" office:value="0.0515" calcext:value-type="float">
            <text:p>0.0515</text:p>
          </table:table-cell>
          <table:table-cell office:value-type="float" office:value="-0.05787" calcext:value-type="float">
            <text:p>-0.0579</text:p>
          </table:table-cell>
          <table:table-cell table:formula="of:=[.C318]+[.B318]^2/(3.14159*[$Settings.$B$15]*[$Settings.$B$16])" office:value-type="float" office:value="0.0589221730856228" calcext:value-type="float">
            <text:p>0.0589</text:p>
          </table:table-cell>
          <table:table-cell table:style-name="ce2" table:formula="of:=IF([.B318]&gt;0;[.B318]/[.E318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83484" calcext:value-type="float">
            <text:p>-0.8348</text:p>
          </table:table-cell>
          <table:table-cell table:number-columns-repeated="16"/>
        </table:table-row>
        <table:table-row table:style-name="ro1">
          <table:table-cell office:value-type="float" office:value="-6.4" calcext:value-type="float">
            <text:p>-6.4</text:p>
          </table:table-cell>
          <table:table-cell office:value-type="float" office:value="-0.82639" calcext:value-type="float">
            <text:p>-0.8264</text:p>
          </table:table-cell>
          <table:table-cell office:value-type="float" office:value="0.05083" calcext:value-type="float">
            <text:p>0.0508</text:p>
          </table:table-cell>
          <table:table-cell office:value-type="float" office:value="-0.0581" calcext:value-type="float">
            <text:p>-0.0581</text:p>
          </table:table-cell>
          <table:table-cell table:formula="of:=[.C319]+[.B319]^2/(3.14159*[$Settings.$B$15]*[$Settings.$B$16])" office:value-type="float" office:value="0.0581026834602809" calcext:value-type="float">
            <text:p>0.0581</text:p>
          </table:table-cell>
          <table:table-cell table:style-name="ce2" table:formula="of:=IF([.B319]&gt;0;[.B319]/[.E319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82639" calcext:value-type="float">
            <text:p>-0.8264</text:p>
          </table:table-cell>
          <table:table-cell table:number-columns-repeated="16"/>
        </table:table-row>
        <table:table-row table:style-name="ro1">
          <table:table-cell office:value-type="float" office:value="-6.3" calcext:value-type="float">
            <text:p>-6.3</text:p>
          </table:table-cell>
          <table:table-cell office:value-type="float" office:value="-0.81767" calcext:value-type="float">
            <text:p>-0.8177</text:p>
          </table:table-cell>
          <table:table-cell office:value-type="float" office:value="0.05016" calcext:value-type="float">
            <text:p>0.0502</text:p>
          </table:table-cell>
          <table:table-cell office:value-type="float" office:value="-0.05833" calcext:value-type="float">
            <text:p>-0.0583</text:p>
          </table:table-cell>
          <table:table-cell table:formula="of:=[.C320]+[.B320]^2/(3.14159*[$Settings.$B$15]*[$Settings.$B$16])" office:value-type="float" office:value="0.0572800116950282" calcext:value-type="float">
            <text:p>0.0573</text:p>
          </table:table-cell>
          <table:table-cell table:style-name="ce2" table:formula="of:=IF([.B320]&gt;0;[.B320]/[.E320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81767" calcext:value-type="float">
            <text:p>-0.8177</text:p>
          </table:table-cell>
          <table:table-cell table:number-columns-repeated="16"/>
        </table:table-row>
        <table:table-row table:style-name="ro1">
          <table:table-cell office:value-type="float" office:value="-6.2" calcext:value-type="float">
            <text:p>-6.2</text:p>
          </table:table-cell>
          <table:table-cell office:value-type="float" office:value="-0.80868" calcext:value-type="float">
            <text:p>-0.8087</text:p>
          </table:table-cell>
          <table:table-cell office:value-type="float" office:value="0.0495" calcext:value-type="float">
            <text:p>0.0495</text:p>
          </table:table-cell>
          <table:table-cell office:value-type="float" office:value="-0.05855" calcext:value-type="float">
            <text:p>-0.0586</text:p>
          </table:table-cell>
          <table:table-cell table:formula="of:=[.C321]+[.B321]^2/(3.14159*[$Settings.$B$15]*[$Settings.$B$16])" office:value-type="float" office:value="0.0564643082273545" calcext:value-type="float">
            <text:p>0.0565</text:p>
          </table:table-cell>
          <table:table-cell table:style-name="ce2" table:formula="of:=IF([.B321]&gt;0;[.B321]/[.E321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80868" calcext:value-type="float">
            <text:p>-0.8087</text:p>
          </table:table-cell>
          <table:table-cell table:number-columns-repeated="16"/>
        </table:table-row>
        <table:table-row table:style-name="ro1">
          <table:table-cell office:value-type="float" office:value="-6.1" calcext:value-type="float">
            <text:p>-6.1</text:p>
          </table:table-cell>
          <table:table-cell office:value-type="float" office:value="-0.79943" calcext:value-type="float">
            <text:p>-0.7994</text:p>
          </table:table-cell>
          <table:table-cell office:value-type="float" office:value="0.04885" calcext:value-type="float">
            <text:p>0.0489</text:p>
          </table:table-cell>
          <table:table-cell office:value-type="float" office:value="-0.05878" calcext:value-type="float">
            <text:p>-0.0588</text:p>
          </table:table-cell>
          <table:table-cell table:formula="of:=[.C322]+[.B322]^2/(3.14159*[$Settings.$B$15]*[$Settings.$B$16])" office:value-type="float" office:value="0.0556558984205034" calcext:value-type="float">
            <text:p>0.0557</text:p>
          </table:table-cell>
          <table:table-cell table:style-name="ce2" table:formula="of:=IF([.B322]&gt;0;[.B322]/[.E322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79943" calcext:value-type="float">
            <text:p>-0.7994</text:p>
          </table:table-cell>
          <table:table-cell table:number-columns-repeated="16"/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-0.78992" calcext:value-type="float">
            <text:p>-0.7899</text:p>
          </table:table-cell>
          <table:table-cell office:value-type="float" office:value="0.0482" calcext:value-type="float">
            <text:p>0.0482</text:p>
          </table:table-cell>
          <table:table-cell office:value-type="float" office:value="-0.059" calcext:value-type="float">
            <text:p>-0.0590</text:p>
          </table:table-cell>
          <table:table-cell table:formula="of:=[.C323]+[.B323]^2/(3.14159*[$Settings.$B$15]*[$Settings.$B$16])" office:value-type="float" office:value="0.0548449359451185" calcext:value-type="float">
            <text:p>0.0548</text:p>
          </table:table-cell>
          <table:table-cell table:style-name="ce2" table:formula="of:=IF([.B323]&gt;0;[.B323]/[.E323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78992" calcext:value-type="float">
            <text:p>-0.7899</text:p>
          </table:table-cell>
          <table:table-cell table:number-columns-repeated="16"/>
        </table:table-row>
        <table:table-row table:style-name="ro1">
          <table:table-cell office:value-type="float" office:value="-5.9" calcext:value-type="float">
            <text:p>-5.9</text:p>
          </table:table-cell>
          <table:table-cell office:value-type="float" office:value="-0.78013" calcext:value-type="float">
            <text:p>-0.7801</text:p>
          </table:table-cell>
          <table:table-cell office:value-type="float" office:value="0.04755" calcext:value-type="float">
            <text:p>0.0476</text:p>
          </table:table-cell>
          <table:table-cell office:value-type="float" office:value="-0.05923" calcext:value-type="float">
            <text:p>-0.0592</text:p>
          </table:table-cell>
          <table:table-cell table:formula="of:=[.C324]+[.B324]^2/(3.14159*[$Settings.$B$15]*[$Settings.$B$16])" office:value-type="float" office:value="0.0540312464707468" calcext:value-type="float">
            <text:p>0.0540</text:p>
          </table:table-cell>
          <table:table-cell table:style-name="ce2" table:formula="of:=IF([.B324]&gt;0;[.B324]/[.E324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78013" calcext:value-type="float">
            <text:p>-0.7801</text:p>
          </table:table-cell>
          <table:table-cell table:number-columns-repeated="16"/>
        </table:table-row>
        <table:table-row table:style-name="ro1">
          <table:table-cell office:value-type="float" office:value="-5.8" calcext:value-type="float">
            <text:p>-5.8</text:p>
          </table:table-cell>
          <table:table-cell office:value-type="float" office:value="-0.77007" calcext:value-type="float">
            <text:p>-0.7701</text:p>
          </table:table-cell>
          <table:table-cell office:value-type="float" office:value="0.04691" calcext:value-type="float">
            <text:p>0.0469</text:p>
          </table:table-cell>
          <table:table-cell office:value-type="float" office:value="-0.05945" calcext:value-type="float">
            <text:p>-0.0595</text:p>
          </table:table-cell>
          <table:table-cell table:formula="of:=[.C325]+[.B325]^2/(3.14159*[$Settings.$B$15]*[$Settings.$B$16])" office:value-type="float" office:value="0.0532251691643664" calcext:value-type="float">
            <text:p>0.0532</text:p>
          </table:table-cell>
          <table:table-cell table:style-name="ce2" table:formula="of:=IF([.B325]&gt;0;[.B325]/[.E325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77007" calcext:value-type="float">
            <text:p>-0.7701</text:p>
          </table:table-cell>
          <table:table-cell table:number-columns-repeated="16"/>
        </table:table-row>
        <table:table-row table:style-name="ro1">
          <table:table-cell office:value-type="float" office:value="-5.7" calcext:value-type="float">
            <text:p>-5.7</text:p>
          </table:table-cell>
          <table:table-cell office:value-type="float" office:value="-0.75973" calcext:value-type="float">
            <text:p>-0.7597</text:p>
          </table:table-cell>
          <table:table-cell office:value-type="float" office:value="0.04628" calcext:value-type="float">
            <text:p>0.0463</text:p>
          </table:table-cell>
          <table:table-cell office:value-type="float" office:value="-0.05968" calcext:value-type="float">
            <text:p>-0.0597</text:p>
          </table:table-cell>
          <table:table-cell table:formula="of:=[.C326]+[.B326]^2/(3.14159*[$Settings.$B$15]*[$Settings.$B$16])" office:value-type="float" office:value="0.0524267157669257" calcext:value-type="float">
            <text:p>0.0524</text:p>
          </table:table-cell>
          <table:table-cell table:style-name="ce2" table:formula="of:=IF([.B326]&gt;0;[.B326]/[.E326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75973" calcext:value-type="float">
            <text:p>-0.7597</text:p>
          </table:table-cell>
          <table:table-cell table:number-columns-repeated="16"/>
        </table:table-row>
        <table:table-row table:style-name="ro1">
          <table:table-cell office:value-type="float" office:value="-5.6" calcext:value-type="float">
            <text:p>-5.6</text:p>
          </table:table-cell>
          <table:table-cell office:value-type="float" office:value="-0.74912" calcext:value-type="float">
            <text:p>-0.7491</text:p>
          </table:table-cell>
          <table:table-cell office:value-type="float" office:value="0.04565" calcext:value-type="float">
            <text:p>0.0457</text:p>
          </table:table-cell>
          <table:table-cell office:value-type="float" office:value="-0.0599" calcext:value-type="float">
            <text:p>-0.0599</text:p>
          </table:table-cell>
          <table:table-cell table:formula="of:=[.C327]+[.B327]^2/(3.14159*[$Settings.$B$15]*[$Settings.$B$16])" office:value-type="float" office:value="0.0516262308233427" calcext:value-type="float">
            <text:p>0.0516</text:p>
          </table:table-cell>
          <table:table-cell table:style-name="ce2" table:formula="of:=IF([.B327]&gt;0;[.B327]/[.E327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74912" calcext:value-type="float">
            <text:p>-0.7491</text:p>
          </table:table-cell>
          <table:table-cell table:number-columns-repeated="16"/>
        </table:table-row>
        <table:table-row table:style-name="ro1">
          <table:table-cell office:value-type="float" office:value="-5.5" calcext:value-type="float">
            <text:p>-5.5</text:p>
          </table:table-cell>
          <table:table-cell office:value-type="float" office:value="-0.73823" calcext:value-type="float">
            <text:p>-0.7382</text:p>
          </table:table-cell>
          <table:table-cell office:value-type="float" office:value="0.04503" calcext:value-type="float">
            <text:p>0.0450</text:p>
          </table:table-cell>
          <table:table-cell office:value-type="float" office:value="-0.06013" calcext:value-type="float">
            <text:p>-0.0601</text:p>
          </table:table-cell>
          <table:table-cell table:formula="of:=[.C328]+[.B328]^2/(3.14159*[$Settings.$B$15]*[$Settings.$B$16])" office:value-type="float" office:value="0.0508337401424049" calcext:value-type="float">
            <text:p>0.0508</text:p>
          </table:table-cell>
          <table:table-cell table:style-name="ce2" table:formula="of:=IF([.B328]&gt;0;[.B328]/[.E328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73823" calcext:value-type="float">
            <text:p>-0.7382</text:p>
          </table:table-cell>
          <table:table-cell table:number-columns-repeated="16"/>
        </table:table-row>
        <table:table-row table:style-name="ro1">
          <table:table-cell office:value-type="float" office:value="-5.4" calcext:value-type="float">
            <text:p>-5.4</text:p>
          </table:table-cell>
          <table:table-cell office:value-type="float" office:value="-0.72706" calcext:value-type="float">
            <text:p>-0.7271</text:p>
          </table:table-cell>
          <table:table-cell office:value-type="float" office:value="0.04441" calcext:value-type="float">
            <text:p>0.0444</text:p>
          </table:table-cell>
          <table:table-cell office:value-type="float" office:value="-0.06035" calcext:value-type="float">
            <text:p>-0.0604</text:p>
          </table:table-cell>
          <table:table-cell table:formula="of:=[.C329]+[.B329]^2/(3.14159*[$Settings.$B$15]*[$Settings.$B$16])" office:value-type="float" office:value="0.0500394385567638" calcext:value-type="float">
            <text:p>0.0500</text:p>
          </table:table-cell>
          <table:table-cell table:style-name="ce2" table:formula="of:=IF([.B329]&gt;0;[.B329]/[.E329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72706" calcext:value-type="float">
            <text:p>-0.7271</text:p>
          </table:table-cell>
          <table:table-cell table:number-columns-repeated="16"/>
        </table:table-row>
        <table:table-row table:style-name="ro1">
          <table:table-cell office:value-type="float" office:value="-5.3" calcext:value-type="float">
            <text:p>-5.3</text:p>
          </table:table-cell>
          <table:table-cell office:value-type="float" office:value="-0.71561" calcext:value-type="float">
            <text:p>-0.7156</text:p>
          </table:table-cell>
          <table:table-cell office:value-type="float" office:value="0.04379" calcext:value-type="float">
            <text:p>0.0438</text:p>
          </table:table-cell>
          <table:table-cell office:value-type="float" office:value="-0.06058" calcext:value-type="float">
            <text:p>-0.0606</text:p>
          </table:table-cell>
          <table:table-cell table:formula="of:=[.C330]+[.B330]^2/(3.14159*[$Settings.$B$15]*[$Settings.$B$16])" office:value-type="float" office:value="0.049243525908542" calcext:value-type="float">
            <text:p>0.0492</text:p>
          </table:table-cell>
          <table:table-cell table:style-name="ce2" table:formula="of:=IF([.B330]&gt;0;[.B330]/[.E330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71561" calcext:value-type="float">
            <text:p>-0.7156</text:p>
          </table:table-cell>
          <table:table-cell table:number-columns-repeated="16"/>
        </table:table-row>
        <table:table-row table:style-name="ro1">
          <table:table-cell office:value-type="float" office:value="-5.2" calcext:value-type="float">
            <text:p>-5.2</text:p>
          </table:table-cell>
          <table:table-cell office:value-type="float" office:value="-0.70387" calcext:value-type="float">
            <text:p>-0.7039</text:p>
          </table:table-cell>
          <table:table-cell office:value-type="float" office:value="0.04319" calcext:value-type="float">
            <text:p>0.0432</text:p>
          </table:table-cell>
          <table:table-cell office:value-type="float" office:value="-0.0608" calcext:value-type="float">
            <text:p>-0.0608</text:p>
          </table:table-cell>
          <table:table-cell table:formula="of:=[.C331]+[.B331]^2/(3.14159*[$Settings.$B$15]*[$Settings.$B$16])" office:value-type="float" office:value="0.0484660571325984" calcext:value-type="float">
            <text:p>0.0485</text:p>
          </table:table-cell>
          <table:table-cell table:style-name="ce2" table:formula="of:=IF([.B331]&gt;0;[.B331]/[.E331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70387" calcext:value-type="float">
            <text:p>-0.7039</text:p>
          </table:table-cell>
          <table:table-cell table:number-columns-repeated="16"/>
        </table:table-row>
        <table:table-row table:style-name="ro1">
          <table:table-cell office:value-type="float" office:value="-5.1" calcext:value-type="float">
            <text:p>-5.1</text:p>
          </table:table-cell>
          <table:table-cell office:value-type="float" office:value="-0.69185" calcext:value-type="float">
            <text:p>-0.6919</text:p>
          </table:table-cell>
          <table:table-cell office:value-type="float" office:value="0.04258" calcext:value-type="float">
            <text:p>0.0426</text:p>
          </table:table-cell>
          <table:table-cell office:value-type="float" office:value="-0.06103" calcext:value-type="float">
            <text:p>-0.0610</text:p>
          </table:table-cell>
          <table:table-cell table:formula="of:=[.C332]+[.B332]^2/(3.14159*[$Settings.$B$15]*[$Settings.$B$16])" office:value-type="float" office:value="0.0476773971248282" calcext:value-type="float">
            <text:p>0.0477</text:p>
          </table:table-cell>
          <table:table-cell table:style-name="ce2" table:formula="of:=IF([.B332]&gt;0;[.B332]/[.E332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69185" calcext:value-type="float">
            <text:p>-0.6919</text:p>
          </table:table-cell>
          <table:table-cell table:number-columns-repeated="16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0.67953" calcext:value-type="float">
            <text:p>-0.6795</text:p>
          </table:table-cell>
          <table:table-cell office:value-type="float" office:value="0.04198" calcext:value-type="float">
            <text:p>0.0420</text:p>
          </table:table-cell>
          <table:table-cell office:value-type="float" office:value="-0.06125" calcext:value-type="float">
            <text:p>-0.0613</text:p>
          </table:table-cell>
          <table:table-cell table:formula="of:=[.C333]+[.B333]^2/(3.14159*[$Settings.$B$15]*[$Settings.$B$16])" office:value-type="float" office:value="0.0468974714673204" calcext:value-type="float">
            <text:p>0.0469</text:p>
          </table:table-cell>
          <table:table-cell table:style-name="ce2" table:formula="of:=IF([.B333]&gt;0;[.B333]/[.E333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67953" calcext:value-type="float">
            <text:p>-0.6795</text:p>
          </table:table-cell>
          <table:table-cell table:number-columns-repeated="16"/>
        </table:table-row>
        <table:table-row table:style-name="ro1">
          <table:table-cell office:value-type="float" office:value="-4.9" calcext:value-type="float">
            <text:p>-4.9</text:p>
          </table:table-cell>
          <table:table-cell office:value-type="float" office:value="-0.66693" calcext:value-type="float">
            <text:p>-0.6669</text:p>
          </table:table-cell>
          <table:table-cell office:value-type="float" office:value="0.04139" calcext:value-type="float">
            <text:p>0.0414</text:p>
          </table:table-cell>
          <table:table-cell office:value-type="float" office:value="-0.06148" calcext:value-type="float">
            <text:p>-0.0615</text:p>
          </table:table-cell>
          <table:table-cell table:formula="of:=[.C334]+[.B334]^2/(3.14159*[$Settings.$B$15]*[$Settings.$B$16])" office:value-type="float" office:value="0.0461268004124115" calcext:value-type="float">
            <text:p>0.0461</text:p>
          </table:table-cell>
          <table:table-cell table:style-name="ce2" table:formula="of:=IF([.B334]&gt;0;[.B334]/[.E334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66693" calcext:value-type="float">
            <text:p>-0.6669</text:p>
          </table:table-cell>
          <table:table-cell table:number-columns-repeated="16"/>
        </table:table-row>
        <table:table-row table:style-name="ro1">
          <table:table-cell office:value-type="float" office:value="-4.8" calcext:value-type="float">
            <text:p>-4.8</text:p>
          </table:table-cell>
          <table:table-cell office:value-type="float" office:value="-0.65403" calcext:value-type="float">
            <text:p>-0.6540</text:p>
          </table:table-cell>
          <table:table-cell office:value-type="float" office:value="0.0408" calcext:value-type="float">
            <text:p>0.0408</text:p>
          </table:table-cell>
          <table:table-cell office:value-type="float" office:value="-0.0617" calcext:value-type="float">
            <text:p>-0.0617</text:p>
          </table:table-cell>
          <table:table-cell table:formula="of:=[.C335]+[.B335]^2/(3.14159*[$Settings.$B$15]*[$Settings.$B$16])" office:value-type="float" office:value="0.0453553307813265" calcext:value-type="float">
            <text:p>0.0454</text:p>
          </table:table-cell>
          <table:table-cell table:style-name="ce2" table:formula="of:=IF([.B335]&gt;0;[.B335]/[.E335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65403" calcext:value-type="float">
            <text:p>-0.6540</text:p>
          </table:table-cell>
          <table:table-cell table:number-columns-repeated="16"/>
        </table:table-row>
        <table:table-row table:style-name="ro1">
          <table:table-cell office:value-type="float" office:value="-4.7" calcext:value-type="float">
            <text:p>-4.7</text:p>
          </table:table-cell>
          <table:table-cell office:value-type="float" office:value="-0.64084" calcext:value-type="float">
            <text:p>-0.6408</text:p>
          </table:table-cell>
          <table:table-cell office:value-type="float" office:value="0.04022" calcext:value-type="float">
            <text:p>0.0402</text:p>
          </table:table-cell>
          <table:table-cell office:value-type="float" office:value="-0.06193" calcext:value-type="float">
            <text:p>-0.0619</text:p>
          </table:table-cell>
          <table:table-cell table:formula="of:=[.C336]+[.B336]^2/(3.14159*[$Settings.$B$15]*[$Settings.$B$16])" office:value-type="float" office:value="0.0445934463428027" calcext:value-type="float">
            <text:p>0.0446</text:p>
          </table:table-cell>
          <table:table-cell table:style-name="ce2" table:formula="of:=IF([.B336]&gt;0;[.B336]/[.E336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64084" calcext:value-type="float">
            <text:p>-0.6408</text:p>
          </table:table-cell>
          <table:table-cell table:number-columns-repeated="16"/>
        </table:table-row>
        <table:table-row table:style-name="ro1">
          <table:table-cell office:value-type="float" office:value="-4.6" calcext:value-type="float">
            <text:p>-4.6</text:p>
          </table:table-cell>
          <table:table-cell office:value-type="float" office:value="-0.62735" calcext:value-type="float">
            <text:p>-0.6274</text:p>
          </table:table-cell>
          <table:table-cell office:value-type="float" office:value="0.03964" calcext:value-type="float">
            <text:p>0.0396</text:p>
          </table:table-cell>
          <table:table-cell office:value-type="float" office:value="-0.06215" calcext:value-type="float">
            <text:p>-0.0622</text:p>
          </table:table-cell>
          <table:table-cell table:formula="of:=[.C337]+[.B337]^2/(3.14159*[$Settings.$B$15]*[$Settings.$B$16])" office:value-type="float" office:value="0.0438312578877302" calcext:value-type="float">
            <text:p>0.0438</text:p>
          </table:table-cell>
          <table:table-cell table:style-name="ce2" table:formula="of:=IF([.B337]&gt;0;[.B337]/[.E337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62735" calcext:value-type="float">
            <text:p>-0.6274</text:p>
          </table:table-cell>
          <table:table-cell table:number-columns-repeated="16"/>
        </table:table-row>
        <table:table-row table:style-name="ro1">
          <table:table-cell office:value-type="float" office:value="-4.5" calcext:value-type="float">
            <text:p>-4.5</text:p>
          </table:table-cell>
          <table:table-cell office:value-type="float" office:value="-0.61357" calcext:value-type="float">
            <text:p>-0.6136</text:p>
          </table:table-cell>
          <table:table-cell office:value-type="float" office:value="0.03906" calcext:value-type="float">
            <text:p>0.0391</text:p>
          </table:table-cell>
          <table:table-cell office:value-type="float" office:value="-0.06238" calcext:value-type="float">
            <text:p>-0.0624</text:p>
          </table:table-cell>
          <table:table-cell table:formula="of:=[.C338]+[.B338]^2/(3.14159*[$Settings.$B$15]*[$Settings.$B$16])" office:value-type="float" office:value="0.0430691546863192" calcext:value-type="float">
            <text:p>0.0431</text:p>
          </table:table-cell>
          <table:table-cell table:style-name="ce2" table:formula="of:=IF([.B338]&gt;0;[.B338]/[.E338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61357" calcext:value-type="float">
            <text:p>-0.6136</text:p>
          </table:table-cell>
          <table:table-cell table:number-columns-repeated="16"/>
        </table:table-row>
        <table:table-row table:style-name="ro1">
          <table:table-cell office:value-type="float" office:value="-4.4" calcext:value-type="float">
            <text:p>-4.4</text:p>
          </table:table-cell>
          <table:table-cell office:value-type="float" office:value="-0.59948" calcext:value-type="float">
            <text:p>-0.5995</text:p>
          </table:table-cell>
          <table:table-cell office:value-type="float" office:value="0.03849" calcext:value-type="float">
            <text:p>0.0385</text:p>
          </table:table-cell>
          <table:table-cell office:value-type="float" office:value="-0.0626" calcext:value-type="float">
            <text:p>-0.0626</text:p>
          </table:table-cell>
          <table:table-cell table:formula="of:=[.C339]+[.B339]^2/(3.14159*[$Settings.$B$15]*[$Settings.$B$16])" office:value-type="float" office:value="0.0423171367130114" calcext:value-type="float">
            <text:p>0.0423</text:p>
          </table:table-cell>
          <table:table-cell table:style-name="ce2" table:formula="of:=IF([.B339]&gt;0;[.B339]/[.E339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59948" calcext:value-type="float">
            <text:p>-0.5995</text:p>
          </table:table-cell>
          <table:table-cell table:number-columns-repeated="16"/>
        </table:table-row>
        <table:table-row table:style-name="ro1">
          <table:table-cell office:value-type="float" office:value="-4.3" calcext:value-type="float">
            <text:p>-4.3</text:p>
          </table:table-cell>
          <table:table-cell office:value-type="float" office:value="-0.58509" calcext:value-type="float">
            <text:p>-0.5851</text:p>
          </table:table-cell>
          <table:table-cell office:value-type="float" office:value="0.03792" calcext:value-type="float">
            <text:p>0.0379</text:p>
          </table:table-cell>
          <table:table-cell office:value-type="float" office:value="-0.06283" calcext:value-type="float">
            <text:p>-0.0628</text:p>
          </table:table-cell>
          <table:table-cell table:formula="of:=[.C340]+[.B340]^2/(3.14159*[$Settings.$B$15]*[$Settings.$B$16])" office:value-type="float" office:value="0.041565607676455" calcext:value-type="float">
            <text:p>0.0416</text:p>
          </table:table-cell>
          <table:table-cell table:style-name="ce2" table:formula="of:=IF([.B340]&gt;0;[.B340]/[.E340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58509" calcext:value-type="float">
            <text:p>-0.5851</text:p>
          </table:table-cell>
          <table:table-cell table:number-columns-repeated="16"/>
        </table:table-row>
        <table:table-row table:style-name="ro1">
          <table:table-cell office:value-type="float" office:value="-4.2" calcext:value-type="float">
            <text:p>-4.2</text:p>
          </table:table-cell>
          <table:table-cell office:value-type="float" office:value="-0.5704" calcext:value-type="float">
            <text:p>-0.5704</text:p>
          </table:table-cell>
          <table:table-cell office:value-type="float" office:value="0.03736" calcext:value-type="float">
            <text:p>0.0374</text:p>
          </table:table-cell>
          <table:table-cell office:value-type="float" office:value="-0.06305" calcext:value-type="float">
            <text:p>-0.0631</text:p>
          </table:table-cell>
          <table:table-cell table:formula="of:=[.C341]+[.B341]^2/(3.14159*[$Settings.$B$15]*[$Settings.$B$16])" office:value-type="float" office:value="0.0408248434170528" calcext:value-type="float">
            <text:p>0.0408</text:p>
          </table:table-cell>
          <table:table-cell table:style-name="ce2" table:formula="of:=IF([.B341]&gt;0;[.B341]/[.E341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5704" calcext:value-type="float">
            <text:p>-0.5704</text:p>
          </table:table-cell>
          <table:table-cell table:number-columns-repeated="16"/>
        </table:table-row>
        <table:table-row table:style-name="ro1">
          <table:table-cell office:value-type="float" office:value="-4.1" calcext:value-type="float">
            <text:p>-4.1</text:p>
          </table:table-cell>
          <table:table-cell office:value-type="float" office:value="-0.5554" calcext:value-type="float">
            <text:p>-0.5554</text:p>
          </table:table-cell>
          <table:table-cell office:value-type="float" office:value="0.0368" calcext:value-type="float">
            <text:p>0.0368</text:p>
          </table:table-cell>
          <table:table-cell office:value-type="float" office:value="-0.06328" calcext:value-type="float">
            <text:p>-0.0633</text:p>
          </table:table-cell>
          <table:table-cell table:formula="of:=[.C342]+[.B342]^2/(3.14159*[$Settings.$B$15]*[$Settings.$B$16])" office:value-type="float" office:value="0.0400850072314285" calcext:value-type="float">
            <text:p>0.0401</text:p>
          </table:table-cell>
          <table:table-cell table:style-name="ce2" table:formula="of:=IF([.B342]&gt;0;[.B342]/[.E342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5554" calcext:value-type="float">
            <text:p>-0.5554</text:p>
          </table:table-cell>
          <table:table-cell table:number-columns-repeated="16"/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0.5401" calcext:value-type="float">
            <text:p>-0.5401</text:p>
          </table:table-cell>
          <table:table-cell office:value-type="float" office:value="0.03625" calcext:value-type="float">
            <text:p>0.0363</text:p>
          </table:table-cell>
          <table:table-cell office:value-type="float" office:value="-0.0635" calcext:value-type="float">
            <text:p>-0.0635</text:p>
          </table:table-cell>
          <table:table-cell table:formula="of:=[.C343]+[.B343]^2/(3.14159*[$Settings.$B$15]*[$Settings.$B$16])" office:value-type="float" office:value="0.0393565112710639" calcext:value-type="float">
            <text:p>0.0394</text:p>
          </table:table-cell>
          <table:table-cell table:style-name="ce2" table:formula="of:=IF([.B343]&gt;0;[.B343]/[.E343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5401" calcext:value-type="float">
            <text:p>-0.5401</text:p>
          </table:table-cell>
          <table:table-cell table:number-columns-repeated="16"/>
        </table:table-row>
        <table:table-row table:style-name="ro1">
          <table:table-cell office:value-type="float" office:value="-3.9" calcext:value-type="float">
            <text:p>-3.9</text:p>
          </table:table-cell>
          <table:table-cell office:value-type="float" office:value="-0.52448" calcext:value-type="float">
            <text:p>-0.5245</text:p>
          </table:table-cell>
          <table:table-cell office:value-type="float" office:value="0.0357" calcext:value-type="float">
            <text:p>0.0357</text:p>
          </table:table-cell>
          <table:table-cell office:value-type="float" office:value="-0.06373" calcext:value-type="float">
            <text:p>-0.0637</text:p>
          </table:table-cell>
          <table:table-cell table:formula="of:=[.C344]+[.B344]^2/(3.14159*[$Settings.$B$15]*[$Settings.$B$16])" office:value-type="float" office:value="0.0386294254001926" calcext:value-type="float">
            <text:p>0.0386</text:p>
          </table:table-cell>
          <table:table-cell table:style-name="ce2" table:formula="of:=IF([.B344]&gt;0;[.B344]/[.E344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52448" calcext:value-type="float">
            <text:p>-0.5245</text:p>
          </table:table-cell>
          <table:table-cell table:number-columns-repeated="16"/>
        </table:table-row>
        <table:table-row table:style-name="ro1">
          <table:table-cell office:value-type="float" office:value="-3.8" calcext:value-type="float">
            <text:p>-3.8</text:p>
          </table:table-cell>
          <table:table-cell office:value-type="float" office:value="-0.50856" calcext:value-type="float">
            <text:p>-0.5086</text:p>
          </table:table-cell>
          <table:table-cell office:value-type="float" office:value="0.03516" calcext:value-type="float">
            <text:p>0.0352</text:p>
          </table:table-cell>
          <table:table-cell office:value-type="float" office:value="-0.06395" calcext:value-type="float">
            <text:p>-0.0640</text:p>
          </table:table-cell>
          <table:table-cell table:formula="of:=[.C345]+[.B345]^2/(3.14159*[$Settings.$B$15]*[$Settings.$B$16])" office:value-type="float" office:value="0.0379142856279831" calcext:value-type="float">
            <text:p>0.0379</text:p>
          </table:table-cell>
          <table:table-cell table:style-name="ce2" table:formula="of:=IF([.B345]&gt;0;[.B345]/[.E345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50856" calcext:value-type="float">
            <text:p>-0.5086</text:p>
          </table:table-cell>
          <table:table-cell table:number-columns-repeated="16"/>
        </table:table-row>
        <table:table-row table:style-name="ro1">
          <table:table-cell office:value-type="float" office:value="-3.7" calcext:value-type="float">
            <text:p>-3.7</text:p>
          </table:table-cell>
          <table:table-cell office:value-type="float" office:value="-0.49232" calcext:value-type="float">
            <text:p>-0.4923</text:p>
          </table:table-cell>
          <table:table-cell office:value-type="float" office:value="0.03462" calcext:value-type="float">
            <text:p>0.0346</text:p>
          </table:table-cell>
          <table:table-cell office:value-type="float" office:value="-0.06418" calcext:value-type="float">
            <text:p>-0.0642</text:p>
          </table:table-cell>
          <table:table-cell table:formula="of:=[.C346]+[.B346]^2/(3.14159*[$Settings.$B$15]*[$Settings.$B$16])" office:value-type="float" office:value="0.0372011874027545" calcext:value-type="float">
            <text:p>0.0372</text:p>
          </table:table-cell>
          <table:table-cell table:style-name="ce2" table:formula="of:=IF([.B346]&gt;0;[.B346]/[.E346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49232" calcext:value-type="float">
            <text:p>-0.4923</text:p>
          </table:table-cell>
          <table:table-cell table:number-columns-repeated="16"/>
        </table:table-row>
        <table:table-row table:style-name="ro1">
          <table:table-cell office:value-type="float" office:value="-3.6" calcext:value-type="float">
            <text:p>-3.6</text:p>
          </table:table-cell>
          <table:table-cell office:value-type="float" office:value="-0.47577" calcext:value-type="float">
            <text:p>-0.4758</text:p>
          </table:table-cell>
          <table:table-cell office:value-type="float" office:value="0.03408" calcext:value-type="float">
            <text:p>0.0341</text:p>
          </table:table-cell>
          <table:table-cell office:value-type="float" office:value="-0.0644" calcext:value-type="float">
            <text:p>-0.0644</text:p>
          </table:table-cell>
          <table:table-cell table:formula="of:=[.C347]+[.B347]^2/(3.14159*[$Settings.$B$15]*[$Settings.$B$16])" office:value-type="float" office:value="0.0364905641129947" calcext:value-type="float">
            <text:p>0.0365</text:p>
          </table:table-cell>
          <table:table-cell table:style-name="ce2" table:formula="of:=IF([.B347]&gt;0;[.B347]/[.E347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47577" calcext:value-type="float">
            <text:p>-0.4758</text:p>
          </table:table-cell>
          <table:table-cell table:number-columns-repeated="16"/>
        </table:table-row>
        <table:table-row table:style-name="ro1">
          <table:table-cell office:value-type="float" office:value="-3.5" calcext:value-type="float">
            <text:p>-3.5</text:p>
          </table:table-cell>
          <table:table-cell office:value-type="float" office:value="-0.4589" calcext:value-type="float">
            <text:p>-0.4589</text:p>
          </table:table-cell>
          <table:table-cell office:value-type="float" office:value="0.03355" calcext:value-type="float">
            <text:p>0.0336</text:p>
          </table:table-cell>
          <table:table-cell office:value-type="float" office:value="-0.06463" calcext:value-type="float">
            <text:p>-0.0646</text:p>
          </table:table-cell>
          <table:table-cell table:formula="of:=[.C348]+[.B348]^2/(3.14159*[$Settings.$B$15]*[$Settings.$B$16])" office:value-type="float" office:value="0.0357926458376287" calcext:value-type="float">
            <text:p>0.0358</text:p>
          </table:table-cell>
          <table:table-cell table:style-name="ce2" table:formula="of:=IF([.B348]&gt;0;[.B348]/[.E348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4589" calcext:value-type="float">
            <text:p>-0.4589</text:p>
          </table:table-cell>
          <table:table-cell table:number-columns-repeated="16"/>
        </table:table-row>
        <table:table-row table:style-name="ro1">
          <table:table-cell office:value-type="float" office:value="-3.4" calcext:value-type="float">
            <text:p>-3.4</text:p>
          </table:table-cell>
          <table:table-cell office:value-type="float" office:value="-0.44171" calcext:value-type="float">
            <text:p>-0.4417</text:p>
          </table:table-cell>
          <table:table-cell office:value-type="float" office:value="0.03303" calcext:value-type="float">
            <text:p>0.0330</text:p>
          </table:table-cell>
          <table:table-cell office:value-type="float" office:value="-0.06485" calcext:value-type="float">
            <text:p>-0.0649</text:p>
          </table:table-cell>
          <table:table-cell table:formula="of:=[.C349]+[.B349]^2/(3.14159*[$Settings.$B$15]*[$Settings.$B$16])" office:value-type="float" office:value="0.0351077775145368" calcext:value-type="float">
            <text:p>0.0351</text:p>
          </table:table-cell>
          <table:table-cell table:style-name="ce2" table:formula="of:=IF([.B349]&gt;0;[.B349]/[.E349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44171" calcext:value-type="float">
            <text:p>-0.4417</text:p>
          </table:table-cell>
          <table:table-cell table:number-columns-repeated="16"/>
        </table:table-row>
        <table:table-row table:style-name="ro1">
          <table:table-cell office:value-type="float" office:value="-3.3" calcext:value-type="float">
            <text:p>-3.3</text:p>
          </table:table-cell>
          <table:table-cell office:value-type="float" office:value="-0.42421" calcext:value-type="float">
            <text:p>-0.4242</text:p>
          </table:table-cell>
          <table:table-cell office:value-type="float" office:value="0.0325" calcext:value-type="float">
            <text:p>0.0325</text:p>
          </table:table-cell>
          <table:table-cell office:value-type="float" office:value="-0.06508" calcext:value-type="float">
            <text:p>-0.0651</text:p>
          </table:table-cell>
          <table:table-cell table:formula="of:=[.C350]+[.B350]^2/(3.14159*[$Settings.$B$15]*[$Settings.$B$16])" office:value-type="float" office:value="0.0344164009750403" calcext:value-type="float">
            <text:p>0.0344</text:p>
          </table:table-cell>
          <table:table-cell table:style-name="ce2" table:formula="of:=IF([.B350]&gt;0;[.B350]/[.E350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42421" calcext:value-type="float">
            <text:p>-0.4242</text:p>
          </table:table-cell>
          <table:table-cell table:number-columns-repeated="16"/>
        </table:table-row>
        <table:table-row table:style-name="ro1">
          <table:table-cell office:value-type="float" office:value="-3.2" calcext:value-type="float">
            <text:p>-3.2</text:p>
          </table:table-cell>
          <table:table-cell office:value-type="float" office:value="-0.40638" calcext:value-type="float">
            <text:p>-0.4064</text:p>
          </table:table-cell>
          <table:table-cell office:value-type="float" office:value="0.03198" calcext:value-type="float">
            <text:p>0.0320</text:p>
          </table:table-cell>
          <table:table-cell office:value-type="float" office:value="-0.0653" calcext:value-type="float">
            <text:p>-0.0653</text:p>
          </table:table-cell>
          <table:table-cell table:formula="of:=[.C351]+[.B351]^2/(3.14159*[$Settings.$B$15]*[$Settings.$B$16])" office:value-type="float" office:value="0.0337386897444987" calcext:value-type="float">
            <text:p>0.0337</text:p>
          </table:table-cell>
          <table:table-cell table:style-name="ce2" table:formula="of:=IF([.B351]&gt;0;[.B351]/[.E351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40638" calcext:value-type="float">
            <text:p>-0.4064</text:p>
          </table:table-cell>
          <table:table-cell table:number-columns-repeated="16"/>
        </table:table-row>
        <table:table-row table:style-name="ro1">
          <table:table-cell office:value-type="float" office:value="-3.1" calcext:value-type="float">
            <text:p>-3.1</text:p>
          </table:table-cell>
          <table:table-cell office:value-type="float" office:value="-0.38823" calcext:value-type="float">
            <text:p>-0.3882</text:p>
          </table:table-cell>
          <table:table-cell office:value-type="float" office:value="0.03147" calcext:value-type="float">
            <text:p>0.0315</text:p>
          </table:table-cell>
          <table:table-cell office:value-type="float" office:value="-0.06553" calcext:value-type="float">
            <text:p>-0.0655</text:p>
          </table:table-cell>
          <table:table-cell table:formula="of:=[.C352]+[.B352]^2/(3.14159*[$Settings.$B$15]*[$Settings.$B$16])" office:value-type="float" office:value="0.0330751024696139" calcext:value-type="float">
            <text:p>0.0331</text:p>
          </table:table-cell>
          <table:table-cell table:style-name="ce2" table:formula="of:=IF([.B352]&gt;0;[.B352]/[.E352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38823" calcext:value-type="float">
            <text:p>-0.3882</text:p>
          </table:table-cell>
          <table:table-cell table:number-columns-repeated="16"/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-0.36975" calcext:value-type="float">
            <text:p>-0.3698</text:p>
          </table:table-cell>
          <table:table-cell office:value-type="float" office:value="0.03096" calcext:value-type="float">
            <text:p>0.0310</text:p>
          </table:table-cell>
          <table:table-cell office:value-type="float" office:value="-0.06575" calcext:value-type="float">
            <text:p>-0.0658</text:p>
          </table:table-cell>
          <table:table-cell table:formula="of:=[.C353]+[.B353]^2/(3.14159*[$Settings.$B$15]*[$Settings.$B$16])" office:value-type="float" office:value="0.0324159315069218" calcext:value-type="float">
            <text:p>0.0324</text:p>
          </table:table-cell>
          <table:table-cell table:style-name="ce2" table:formula="of:=IF([.B353]&gt;0;[.B353]/[.E353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36975" calcext:value-type="float">
            <text:p>-0.3698</text:p>
          </table:table-cell>
          <table:table-cell table:number-columns-repeated="16"/>
        </table:table-row>
        <table:table-row table:style-name="ro1">
          <table:table-cell office:value-type="float" office:value="-2.9" calcext:value-type="float">
            <text:p>-2.9</text:p>
          </table:table-cell>
          <table:table-cell office:value-type="float" office:value="-0.35095" calcext:value-type="float">
            <text:p>-0.3510</text:p>
          </table:table-cell>
          <table:table-cell office:value-type="float" office:value="0.03045" calcext:value-type="float">
            <text:p>0.0305</text:p>
          </table:table-cell>
          <table:table-cell office:value-type="float" office:value="-0.06597" calcext:value-type="float">
            <text:p>-0.0660</text:p>
          </table:table-cell>
          <table:table-cell table:formula="of:=[.C354]+[.B354]^2/(3.14159*[$Settings.$B$15]*[$Settings.$B$16])" office:value-type="float" office:value="0.0317616412687022" calcext:value-type="float">
            <text:p>0.0318</text:p>
          </table:table-cell>
          <table:table-cell table:style-name="ce2" table:formula="of:=IF([.B354]&gt;0;[.B354]/[.E354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35095" calcext:value-type="float">
            <text:p>-0.3510</text:p>
          </table:table-cell>
          <table:table-cell table:number-columns-repeated="16"/>
        </table:table-row>
        <table:table-row table:style-name="ro1">
          <table:table-cell office:value-type="float" office:value="-2.8" calcext:value-type="float">
            <text:p>-2.8</text:p>
          </table:table-cell>
          <table:table-cell office:value-type="float" office:value="-0.33182" calcext:value-type="float">
            <text:p>-0.3318</text:p>
          </table:table-cell>
          <table:table-cell office:value-type="float" office:value="0.02995" calcext:value-type="float">
            <text:p>0.0300</text:p>
          </table:table-cell>
          <table:table-cell office:value-type="float" office:value="-0.0662" calcext:value-type="float">
            <text:p>-0.0662</text:p>
          </table:table-cell>
          <table:table-cell table:formula="of:=[.C355]+[.B355]^2/(3.14159*[$Settings.$B$15]*[$Settings.$B$16])" office:value-type="float" office:value="0.0311225454805495" calcext:value-type="float">
            <text:p>0.0311</text:p>
          </table:table-cell>
          <table:table-cell table:style-name="ce2" table:formula="of:=IF([.B355]&gt;0;[.B355]/[.E355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33182" calcext:value-type="float">
            <text:p>-0.3318</text:p>
          </table:table-cell>
          <table:table-cell table:number-columns-repeated="16"/>
        </table:table-row>
        <table:table-row table:style-name="ro1">
          <table:table-cell office:value-type="float" office:value="-2.7" calcext:value-type="float">
            <text:p>-2.7</text:p>
          </table:table-cell>
          <table:table-cell office:value-type="float" office:value="-0.31237" calcext:value-type="float">
            <text:p>-0.3124</text:p>
          </table:table-cell>
          <table:table-cell office:value-type="float" office:value="0.02945" calcext:value-type="float">
            <text:p>0.0295</text:p>
          </table:table-cell>
          <table:table-cell office:value-type="float" office:value="-0.06643" calcext:value-type="float">
            <text:p>-0.0664</text:p>
          </table:table-cell>
          <table:table-cell table:formula="of:=[.C356]+[.B356]^2/(3.14159*[$Settings.$B$15]*[$Settings.$B$16])" office:value-type="float" office:value="0.0304891140434371" calcext:value-type="float">
            <text:p>0.0305</text:p>
          </table:table-cell>
          <table:table-cell table:style-name="ce2" table:formula="of:=IF([.B356]&gt;0;[.B356]/[.E356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31237" calcext:value-type="float">
            <text:p>-0.3124</text:p>
          </table:table-cell>
          <table:table-cell table:number-columns-repeated="16"/>
        </table:table-row>
        <table:table-row table:style-name="ro1">
          <table:table-cell office:value-type="float" office:value="-2.6" calcext:value-type="float">
            <text:p>-2.6</text:p>
          </table:table-cell>
          <table:table-cell office:value-type="float" office:value="-0.29258" calcext:value-type="float">
            <text:p>-0.2926</text:p>
          </table:table-cell>
          <table:table-cell office:value-type="float" office:value="0.02895" calcext:value-type="float">
            <text:p>0.0290</text:p>
          </table:table-cell>
          <table:table-cell office:value-type="float" office:value="-0.06665" calcext:value-type="float">
            <text:p>-0.0667</text:p>
          </table:table-cell>
          <table:table-cell table:formula="of:=[.C357]+[.B357]^2/(3.14159*[$Settings.$B$15]*[$Settings.$B$16])" office:value-type="float" office:value="0.0298616200118883" calcext:value-type="float">
            <text:p>0.0299</text:p>
          </table:table-cell>
          <table:table-cell table:style-name="ce2" table:formula="of:=IF([.B357]&gt;0;[.B357]/[.E357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29258" calcext:value-type="float">
            <text:p>-0.2926</text:p>
          </table:table-cell>
          <table:table-cell table:number-columns-repeated="16"/>
        </table:table-row>
        <table:table-row table:style-name="ro1">
          <table:table-cell office:value-type="float" office:value="-2.5" calcext:value-type="float">
            <text:p>-2.5</text:p>
          </table:table-cell>
          <table:table-cell office:value-type="float" office:value="-0.27246" calcext:value-type="float">
            <text:p>-0.2725</text:p>
          </table:table-cell>
          <table:table-cell office:value-type="float" office:value="0.02846" calcext:value-type="float">
            <text:p>0.0285</text:p>
          </table:table-cell>
          <table:table-cell office:value-type="float" office:value="-0.06687" calcext:value-type="float">
            <text:p>-0.0669</text:p>
          </table:table-cell>
          <table:table-cell table:formula="of:=[.C358]+[.B358]^2/(3.14159*[$Settings.$B$15]*[$Settings.$B$16])" office:value-type="float" office:value="0.0292505513482357" calcext:value-type="float">
            <text:p>0.0293</text:p>
          </table:table-cell>
          <table:table-cell table:style-name="ce2" table:formula="of:=IF([.B358]&gt;0;[.B358]/[.E358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27246" calcext:value-type="float">
            <text:p>-0.2725</text:p>
          </table:table-cell>
          <table:table-cell table:number-columns-repeated="16"/>
        </table:table-row>
        <table:table-row table:style-name="ro1">
          <table:table-cell office:value-type="float" office:value="-2.4" calcext:value-type="float">
            <text:p>-2.4</text:p>
          </table:table-cell>
          <table:table-cell office:value-type="float" office:value="-0.252" calcext:value-type="float">
            <text:p>-0.2520</text:p>
          </table:table-cell>
          <table:table-cell office:value-type="float" office:value="0.02797" calcext:value-type="float">
            <text:p>0.0280</text:p>
          </table:table-cell>
          <table:table-cell office:value-type="float" office:value="-0.0671" calcext:value-type="float">
            <text:p>-0.0671</text:p>
          </table:table-cell>
          <table:table-cell table:formula="of:=[.C359]+[.B359]^2/(3.14159*[$Settings.$B$15]*[$Settings.$B$16])" office:value-type="float" office:value="0.0286462786244973" calcext:value-type="float">
            <text:p>0.0286</text:p>
          </table:table-cell>
          <table:table-cell table:style-name="ce2" table:formula="of:=IF([.B359]&gt;0;[.B359]/[.E359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252" calcext:value-type="float">
            <text:p>-0.2520</text:p>
          </table:table-cell>
          <table:table-cell table:number-columns-repeated="16"/>
        </table:table-row>
        <table:table-row table:style-name="ro1">
          <table:table-cell office:value-type="float" office:value="-2.3" calcext:value-type="float">
            <text:p>-2.3</text:p>
          </table:table-cell>
          <table:table-cell office:value-type="float" office:value="-0.239" calcext:value-type="float">
            <text:p>-0.2390</text:p>
          </table:table-cell>
          <table:table-cell office:value-type="float" office:value="0.02748" calcext:value-type="float">
            <text:p>0.0275</text:p>
          </table:table-cell>
          <table:table-cell office:value-type="float" office:value="-0.06732" calcext:value-type="float">
            <text:p>-0.0673</text:p>
          </table:table-cell>
          <table:table-cell table:formula="of:=[.C360]+[.B360]^2/(3.14159*[$Settings.$B$15]*[$Settings.$B$16])" office:value-type="float" office:value="0.0280883035920558" calcext:value-type="float">
            <text:p>0.0281</text:p>
          </table:table-cell>
          <table:table-cell table:style-name="ce2" table:formula="of:=IF([.B360]&gt;0;[.B360]/[.E360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239" calcext:value-type="float">
            <text:p>-0.2390</text:p>
          </table:table-cell>
          <table:table-cell table:number-columns-repeated="16"/>
        </table:table-row>
        <table:table-row table:style-name="ro1">
          <table:table-cell office:value-type="float" office:value="-2.2" calcext:value-type="float">
            <text:p>-2.2</text:p>
          </table:table-cell>
          <table:table-cell office:value-type="float" office:value="-0.226" calcext:value-type="float">
            <text:p>-0.2260</text:p>
          </table:table-cell>
          <table:table-cell office:value-type="float" office:value="0.027" calcext:value-type="float">
            <text:p>0.0270</text:p>
          </table:table-cell>
          <table:table-cell office:value-type="float" office:value="-0.06755" calcext:value-type="float">
            <text:p>-0.0676</text:p>
          </table:table-cell>
          <table:table-cell table:formula="of:=[.C361]+[.B361]^2/(3.14159*[$Settings.$B$15]*[$Settings.$B$16])" office:value-type="float" office:value="0.0275439280521672" calcext:value-type="float">
            <text:p>0.0275</text:p>
          </table:table-cell>
          <table:table-cell table:style-name="ce2" table:formula="of:=IF([.B361]&gt;0;[.B361]/[.E361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226" calcext:value-type="float">
            <text:p>-0.2260</text:p>
          </table:table-cell>
          <table:table-cell table:number-columns-repeated="16"/>
        </table:table-row>
        <table:table-row table:style-name="ro1">
          <table:table-cell office:value-type="float" office:value="-2.1" calcext:value-type="float">
            <text:p>-2.1</text:p>
          </table:table-cell>
          <table:table-cell office:value-type="float" office:value="-0.213" calcext:value-type="float">
            <text:p>-0.2130</text:p>
          </table:table-cell>
          <table:table-cell office:value-type="float" office:value="0.02652" calcext:value-type="float">
            <text:p>0.0265</text:p>
          </table:table-cell>
          <table:table-cell office:value-type="float" office:value="-0.06777" calcext:value-type="float">
            <text:p>-0.0678</text:p>
          </table:table-cell>
          <table:table-cell table:formula="of:=[.C362]+[.B362]^2/(3.14159*[$Settings.$B$15]*[$Settings.$B$16])" office:value-type="float" office:value="0.0270031520048315" calcext:value-type="float">
            <text:p>0.0270</text:p>
          </table:table-cell>
          <table:table-cell table:style-name="ce2" table:formula="of:=IF([.B362]&gt;0;[.B362]/[.E362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213" calcext:value-type="float">
            <text:p>-0.2130</text:p>
          </table:table-cell>
          <table:table-cell table:number-columns-repeated="16"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-0.2" calcext:value-type="float">
            <text:p>-0.2000</text:p>
          </table:table-cell>
          <table:table-cell office:value-type="float" office:value="0.02605" calcext:value-type="float">
            <text:p>0.0261</text:p>
          </table:table-cell>
          <table:table-cell office:value-type="float" office:value="-0.068" calcext:value-type="float">
            <text:p>-0.0680</text:p>
          </table:table-cell>
          <table:table-cell table:formula="of:=[.C363]+[.B363]^2/(3.14159*[$Settings.$B$15]*[$Settings.$B$16])" office:value-type="float" office:value="0.0264759754500487" calcext:value-type="float">
            <text:p>0.0265</text:p>
          </table:table-cell>
          <table:table-cell table:style-name="ce2" table:formula="of:=IF([.B363]&gt;0;[.B363]/[.E363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2" calcext:value-type="float">
            <text:p>-0.2000</text:p>
          </table:table-cell>
          <table:table-cell table:number-columns-repeated="16"/>
        </table:table-row>
        <table:table-row table:style-name="ro1">
          <table:table-cell office:value-type="float" office:value="-1.9" calcext:value-type="float">
            <text:p>-1.9</text:p>
          </table:table-cell>
          <table:table-cell office:value-type="float" office:value="-0.187" calcext:value-type="float">
            <text:p>-0.1870</text:p>
          </table:table-cell>
          <table:table-cell office:value-type="float" office:value="0.02558" calcext:value-type="float">
            <text:p>0.0256</text:p>
          </table:table-cell>
          <table:table-cell office:value-type="float" office:value="-0.06822" calcext:value-type="float">
            <text:p>-0.0682</text:p>
          </table:table-cell>
          <table:table-cell table:formula="of:=[.C364]+[.B364]^2/(3.14159*[$Settings.$B$15]*[$Settings.$B$16])" office:value-type="float" office:value="0.0259523983878188" calcext:value-type="float">
            <text:p>0.0260</text:p>
          </table:table-cell>
          <table:table-cell table:style-name="ce2" table:formula="of:=IF([.B364]&gt;0;[.B364]/[.E364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187" calcext:value-type="float">
            <text:p>-0.1870</text:p>
          </table:table-cell>
          <table:table-cell table:number-columns-repeated="16"/>
        </table:table-row>
        <table:table-row table:style-name="ro1">
          <table:table-cell office:value-type="float" office:value="-1.8" calcext:value-type="float">
            <text:p>-1.8</text:p>
          </table:table-cell>
          <table:table-cell office:value-type="float" office:value="-0.174" calcext:value-type="float">
            <text:p>-0.1740</text:p>
          </table:table-cell>
          <table:table-cell office:value-type="float" office:value="0.02511" calcext:value-type="float">
            <text:p>0.0251</text:p>
          </table:table-cell>
          <table:table-cell office:value-type="float" office:value="-0.06845" calcext:value-type="float">
            <text:p>-0.0685</text:p>
          </table:table-cell>
          <table:table-cell table:formula="of:=[.C365]+[.B365]^2/(3.14159*[$Settings.$B$15]*[$Settings.$B$16])" office:value-type="float" office:value="0.0254324208181418" calcext:value-type="float">
            <text:p>0.0254</text:p>
          </table:table-cell>
          <table:table-cell table:style-name="ce2" table:formula="of:=IF([.B365]&gt;0;[.B365]/[.E365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174" calcext:value-type="float">
            <text:p>-0.1740</text:p>
          </table:table-cell>
          <table:table-cell table:number-columns-repeated="16"/>
        </table:table-row>
        <table:table-row table:style-name="ro1">
          <table:table-cell office:value-type="float" office:value="-1.7" calcext:value-type="float">
            <text:p>-1.7</text:p>
          </table:table-cell>
          <table:table-cell office:value-type="float" office:value="-0.161" calcext:value-type="float">
            <text:p>-0.1610</text:p>
          </table:table-cell>
          <table:table-cell office:value-type="float" office:value="0.02465" calcext:value-type="float">
            <text:p>0.0247</text:p>
          </table:table-cell>
          <table:table-cell office:value-type="float" office:value="-0.06867" calcext:value-type="float">
            <text:p>-0.0687</text:p>
          </table:table-cell>
          <table:table-cell table:formula="of:=[.C366]+[.B366]^2/(3.14159*[$Settings.$B$15]*[$Settings.$B$16])" office:value-type="float" office:value="0.0249260427410178" calcext:value-type="float">
            <text:p>0.0249</text:p>
          </table:table-cell>
          <table:table-cell table:style-name="ce2" table:formula="of:=IF([.B366]&gt;0;[.B366]/[.E366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161" calcext:value-type="float">
            <text:p>-0.1610</text:p>
          </table:table-cell>
          <table:table-cell table:number-columns-repeated="16"/>
        </table:table-row>
        <table:table-row table:style-name="ro1">
          <table:table-cell office:value-type="float" office:value="-1.6" calcext:value-type="float">
            <text:p>-1.6</text:p>
          </table:table-cell>
          <table:table-cell office:value-type="float" office:value="-0.148" calcext:value-type="float">
            <text:p>-0.1480</text:p>
          </table:table-cell>
          <table:table-cell office:value-type="float" office:value="0.02419" calcext:value-type="float">
            <text:p>0.0242</text:p>
          </table:table-cell>
          <table:table-cell office:value-type="float" office:value="-0.0689" calcext:value-type="float">
            <text:p>-0.0689</text:p>
          </table:table-cell>
          <table:table-cell table:formula="of:=[.C367]+[.B367]^2/(3.14159*[$Settings.$B$15]*[$Settings.$B$16])" office:value-type="float" office:value="0.0244232641564467" calcext:value-type="float">
            <text:p>0.0244</text:p>
          </table:table-cell>
          <table:table-cell table:style-name="ce2" table:formula="of:=IF([.B367]&gt;0;[.B367]/[.E367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148" calcext:value-type="float">
            <text:p>-0.1480</text:p>
          </table:table-cell>
          <table:table-cell table:number-columns-repeated="16"/>
        </table:table-row>
        <table:table-row table:style-name="ro1">
          <table:table-cell office:value-type="float" office:value="-1.5" calcext:value-type="float">
            <text:p>-1.5</text:p>
          </table:table-cell>
          <table:table-cell office:value-type="float" office:value="-0.135" calcext:value-type="float">
            <text:p>-0.1350</text:p>
          </table:table-cell>
          <table:table-cell office:value-type="float" office:value="0.02373" calcext:value-type="float">
            <text:p>0.0237</text:p>
          </table:table-cell>
          <table:table-cell office:value-type="float" office:value="-0.06912" calcext:value-type="float">
            <text:p>-0.0691</text:p>
          </table:table-cell>
          <table:table-cell table:formula="of:=[.C368]+[.B368]^2/(3.14159*[$Settings.$B$15]*[$Settings.$B$16])" office:value-type="float" office:value="0.0239240850644284" calcext:value-type="float">
            <text:p>0.0239</text:p>
          </table:table-cell>
          <table:table-cell table:style-name="ce2" table:formula="of:=IF([.B368]&gt;0;[.B368]/[.E368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135" calcext:value-type="float">
            <text:p>-0.1350</text:p>
          </table:table-cell>
          <table:table-cell table:number-columns-repeated="16"/>
        </table:table-row>
        <table:table-row table:style-name="ro1">
          <table:table-cell office:value-type="float" office:value="-1.4" calcext:value-type="float">
            <text:p>-1.4</text:p>
          </table:table-cell>
          <table:table-cell office:value-type="float" office:value="-0.122" calcext:value-type="float">
            <text:p>-0.1220</text:p>
          </table:table-cell>
          <table:table-cell office:value-type="float" office:value="0.02327" calcext:value-type="float">
            <text:p>0.0233</text:p>
          </table:table-cell>
          <table:table-cell office:value-type="float" office:value="-0.06935" calcext:value-type="float">
            <text:p>-0.0694</text:p>
          </table:table-cell>
          <table:table-cell table:formula="of:=[.C369]+[.B369]^2/(3.14159*[$Settings.$B$15]*[$Settings.$B$16])" office:value-type="float" office:value="0.0234285054649631" calcext:value-type="float">
            <text:p>0.0234</text:p>
          </table:table-cell>
          <table:table-cell table:style-name="ce2" table:formula="of:=IF([.B369]&gt;0;[.B369]/[.E369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122" calcext:value-type="float">
            <text:p>-0.1220</text:p>
          </table:table-cell>
          <table:table-cell table:number-columns-repeated="16"/>
        </table:table-row>
        <table:table-row table:style-name="ro1">
          <table:table-cell office:value-type="float" office:value="-1.3" calcext:value-type="float">
            <text:p>-1.3</text:p>
          </table:table-cell>
          <table:table-cell office:value-type="float" office:value="-0.109" calcext:value-type="float">
            <text:p>-0.1090</text:p>
          </table:table-cell>
          <table:table-cell office:value-type="float" office:value="0.02282" calcext:value-type="float">
            <text:p>0.0228</text:p>
          </table:table-cell>
          <table:table-cell office:value-type="float" office:value="-0.06957" calcext:value-type="float">
            <text:p>-0.0696</text:p>
          </table:table-cell>
          <table:table-cell table:formula="of:=[.C370]+[.B370]^2/(3.14159*[$Settings.$B$15]*[$Settings.$B$16])" office:value-type="float" office:value="0.0229465253580507" calcext:value-type="float">
            <text:p>0.0229</text:p>
          </table:table-cell>
          <table:table-cell table:style-name="ce2" table:formula="of:=IF([.B370]&gt;0;[.B370]/[.E370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109" calcext:value-type="float">
            <text:p>-0.1090</text:p>
          </table:table-cell>
          <table:table-cell table:number-columns-repeated="16"/>
        </table:table-row>
        <table:table-row table:style-name="ro1">
          <table:table-cell office:value-type="float" office:value="-1.2" calcext:value-type="float">
            <text:p>-1.2</text:p>
          </table:table-cell>
          <table:table-cell office:value-type="float" office:value="-0.096" calcext:value-type="float">
            <text:p>-0.0960</text:p>
          </table:table-cell>
          <table:table-cell office:value-type="float" office:value="0.02237" calcext:value-type="float">
            <text:p>0.0224</text:p>
          </table:table-cell>
          <table:table-cell office:value-type="float" office:value="-0.0698" calcext:value-type="float">
            <text:p>-0.0698</text:p>
          </table:table-cell>
          <table:table-cell table:formula="of:=[.C371]+[.B371]^2/(3.14159*[$Settings.$B$15]*[$Settings.$B$16])" office:value-type="float" office:value="0.0224681447436912" calcext:value-type="float">
            <text:p>0.0225</text:p>
          </table:table-cell>
          <table:table-cell table:style-name="ce2" table:formula="of:=IF([.B371]&gt;0;[.B371]/[.E371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096" calcext:value-type="float">
            <text:p>-0.0960</text:p>
          </table:table-cell>
          <table:table-cell table:number-columns-repeated="16"/>
        </table:table-row>
        <table:table-row table:style-name="ro1">
          <table:table-cell office:value-type="float" office:value="-1.1" calcext:value-type="float">
            <text:p>-1.1</text:p>
          </table:table-cell>
          <table:table-cell office:value-type="float" office:value="-0.083" calcext:value-type="float">
            <text:p>-0.0830</text:p>
          </table:table-cell>
          <table:table-cell office:value-type="float" office:value="0.02193" calcext:value-type="float">
            <text:p>0.0219</text:p>
          </table:table-cell>
          <table:table-cell office:value-type="float" office:value="-0.07002" calcext:value-type="float">
            <text:p>-0.0700</text:p>
          </table:table-cell>
          <table:table-cell table:formula="of:=[.C372]+[.B372]^2/(3.14159*[$Settings.$B$15]*[$Settings.$B$16])" office:value-type="float" office:value="0.0220033636218846" calcext:value-type="float">
            <text:p>0.0220</text:p>
          </table:table-cell>
          <table:table-cell table:style-name="ce2" table:formula="of:=IF([.B372]&gt;0;[.B372]/[.E372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083" calcext:value-type="float">
            <text:p>-0.0830</text:p>
          </table:table-cell>
          <table:table-cell table:number-columns-repeated="16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0.07" calcext:value-type="float">
            <text:p>-0.0700</text:p>
          </table:table-cell>
          <table:table-cell office:value-type="float" office:value="0.02149" calcext:value-type="float">
            <text:p>0.0215</text:p>
          </table:table-cell>
          <table:table-cell office:value-type="float" office:value="-0.07025" calcext:value-type="float">
            <text:p>-0.0703</text:p>
          </table:table-cell>
          <table:table-cell table:formula="of:=[.C373]+[.B373]^2/(3.14159*[$Settings.$B$15]*[$Settings.$B$16])" office:value-type="float" office:value="0.021542181992631" calcext:value-type="float">
            <text:p>0.0215</text:p>
          </table:table-cell>
          <table:table-cell table:style-name="ce2" table:formula="of:=IF([.B373]&gt;0;[.B373]/[.E373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07" calcext:value-type="float">
            <text:p>-0.0700</text:p>
          </table:table-cell>
          <table:table-cell table:number-columns-repeated="16"/>
        </table:table-row>
        <table:table-row table:style-name="ro1">
          <table:table-cell office:value-type="float" office:value="-0.9" calcext:value-type="float">
            <text:p>-0.9</text:p>
          </table:table-cell>
          <table:table-cell office:value-type="float" office:value="-0.057" calcext:value-type="float">
            <text:p>-0.0570</text:p>
          </table:table-cell>
          <table:table-cell office:value-type="float" office:value="0.02105" calcext:value-type="float">
            <text:p>0.0211</text:p>
          </table:table-cell>
          <table:table-cell office:value-type="float" office:value="-0.07047" calcext:value-type="float">
            <text:p>-0.0705</text:p>
          </table:table-cell>
          <table:table-cell table:formula="of:=[.C374]+[.B374]^2/(3.14159*[$Settings.$B$15]*[$Settings.$B$16])" office:value-type="float" office:value="0.0210845998559302" calcext:value-type="float">
            <text:p>0.0211</text:p>
          </table:table-cell>
          <table:table-cell table:style-name="ce2" table:formula="of:=IF([.B374]&gt;0;[.B374]/[.E374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057" calcext:value-type="float">
            <text:p>-0.0570</text:p>
          </table:table-cell>
          <table:table-cell table:number-columns-repeated="16"/>
        </table:table-row>
        <table:table-row table:style-name="ro1">
          <table:table-cell office:value-type="float" office:value="-0.8" calcext:value-type="float">
            <text:p>-0.8</text:p>
          </table:table-cell>
          <table:table-cell office:value-type="float" office:value="-0.044" calcext:value-type="float">
            <text:p>-0.0440</text:p>
          </table:table-cell>
          <table:table-cell office:value-type="float" office:value="0.02061" calcext:value-type="float">
            <text:p>0.0206</text:p>
          </table:table-cell>
          <table:table-cell office:value-type="float" office:value="-0.0707" calcext:value-type="float">
            <text:p>-0.0707</text:p>
          </table:table-cell>
          <table:table-cell table:formula="of:=[.C375]+[.B375]^2/(3.14159*[$Settings.$B$15]*[$Settings.$B$16])" office:value-type="float" office:value="0.0206306172117824" calcext:value-type="float">
            <text:p>0.0206</text:p>
          </table:table-cell>
          <table:table-cell table:style-name="ce2" table:formula="of:=IF([.B375]&gt;0;[.B375]/[.E375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044" calcext:value-type="float">
            <text:p>-0.0440</text:p>
          </table:table-cell>
          <table:table-cell table:number-columns-repeated="16"/>
        </table:table-row>
        <table:table-row table:style-name="ro1">
          <table:table-cell office:value-type="float" office:value="-0.7" calcext:value-type="float">
            <text:p>-0.7</text:p>
          </table:table-cell>
          <table:table-cell office:value-type="float" office:value="-0.031" calcext:value-type="float">
            <text:p>-0.0310</text:p>
          </table:table-cell>
          <table:table-cell office:value-type="float" office:value="0.02018" calcext:value-type="float">
            <text:p>0.0202</text:p>
          </table:table-cell>
          <table:table-cell office:value-type="float" office:value="-0.07092" calcext:value-type="float">
            <text:p>-0.0709</text:p>
          </table:table-cell>
          <table:table-cell table:formula="of:=[.C376]+[.B376]^2/(3.14159*[$Settings.$B$15]*[$Settings.$B$16])" office:value-type="float" office:value="0.0201902340601874" calcext:value-type="float">
            <text:p>0.0202</text:p>
          </table:table-cell>
          <table:table-cell table:style-name="ce2" table:formula="of:=IF([.B376]&gt;0;[.B376]/[.E376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031" calcext:value-type="float">
            <text:p>-0.0310</text:p>
          </table:table-cell>
          <table:table-cell table:number-columns-repeated="16"/>
        </table:table-row>
        <table:table-row table:style-name="ro1">
          <table:table-cell office:value-type="float" office:value="-0.6" calcext:value-type="float">
            <text:p>-0.6</text:p>
          </table:table-cell>
          <table:table-cell office:value-type="float" office:value="-0.018" calcext:value-type="float">
            <text:p>-0.0180</text:p>
          </table:table-cell>
          <table:table-cell office:value-type="float" office:value="0.01974" calcext:value-type="float">
            <text:p>0.0197</text:p>
          </table:table-cell>
          <table:table-cell office:value-type="float" office:value="-0.07115" calcext:value-type="float">
            <text:p>-0.0712</text:p>
          </table:table-cell>
          <table:table-cell table:formula="of:=[.C377]+[.B377]^2/(3.14159*[$Settings.$B$15]*[$Settings.$B$16])" office:value-type="float" office:value="0.0197434504011454" calcext:value-type="float">
            <text:p>0.0197</text:p>
          </table:table-cell>
          <table:table-cell table:style-name="ce2" table:formula="of:=IF([.B377]&gt;0;[.B377]/[.E377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018" calcext:value-type="float">
            <text:p>-0.0180</text:p>
          </table:table-cell>
          <table:table-cell table:number-columns-repeated="16"/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-0.005" calcext:value-type="float">
            <text:p>-0.0050</text:p>
          </table:table-cell>
          <table:table-cell office:value-type="float" office:value="0.01932" calcext:value-type="float">
            <text:p>0.0193</text:p>
          </table:table-cell>
          <table:table-cell office:value-type="float" office:value="-0.07137" calcext:value-type="float">
            <text:p>-0.0714</text:p>
          </table:table-cell>
          <table:table-cell table:formula="of:=[.C378]+[.B378]^2/(3.14159*[$Settings.$B$15]*[$Settings.$B$16])" office:value-type="float" office:value="0.0193202662346563" calcext:value-type="float">
            <text:p>0.0193</text:p>
          </table:table-cell>
          <table:table-cell table:style-name="ce2" table:formula="of:=IF([.B378]&gt;0;[.B378]/[.E378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005" calcext:value-type="float">
            <text:p>-0.0050</text:p>
          </table:table-cell>
          <table:table-cell table:number-columns-repeated="16"/>
        </table:table-row>
        <table:table-row table:style-name="ro1">
          <table:table-cell office:value-type="float" office:value="-0.4" calcext:value-type="float">
            <text:p>-0.4</text:p>
          </table:table-cell>
          <table:table-cell office:value-type="float" office:value="0.008" calcext:value-type="float">
            <text:p>0.0080</text:p>
          </table:table-cell>
          <table:table-cell office:value-type="float" office:value="0.01889" calcext:value-type="float">
            <text:p>0.0189</text:p>
          </table:table-cell>
          <table:table-cell office:value-type="float" office:value="-0.0716" calcext:value-type="float">
            <text:p>-0.0716</text:p>
          </table:table-cell>
          <table:table-cell table:formula="of:=[.C379]+[.B379]^2/(3.14159*[$Settings.$B$15]*[$Settings.$B$16])" office:value-type="float" office:value="0.0188906815607201" calcext:value-type="float">
            <text:p>0.0189</text:p>
          </table:table-cell>
          <table:table-cell table:style-name="ce2" table:formula="of:=IF([.B379]&gt;0;[.B379]/[.E379];0)" office:value-type="float" office:value="0.423489220030823" calcext:value-type="float">
            <text:p>0.4</text:p>
          </table:table-cell>
          <table:table-cell table:number-columns-repeated="2"/>
          <table:table-cell table:style-name="ce1" office:value-type="float" office:value="0.008" calcext:value-type="float">
            <text:p>0.0080</text:p>
          </table:table-cell>
          <table:table-cell table:number-columns-repeated="16"/>
        </table:table-row>
        <table:table-row table:style-name="ro1">
          <table:table-cell office:value-type="float" office:value="-0.3" calcext:value-type="float">
            <text:p>-0.3</text:p>
          </table:table-cell>
          <table:table-cell office:value-type="float" office:value="0.021" calcext:value-type="float">
            <text:p>0.0210</text:p>
          </table:table-cell>
          <table:table-cell office:value-type="float" office:value="0.01847" calcext:value-type="float">
            <text:p>0.0185</text:p>
          </table:table-cell>
          <table:table-cell office:value-type="float" office:value="-0.07182" calcext:value-type="float">
            <text:p>-0.0718</text:p>
          </table:table-cell>
          <table:table-cell table:formula="of:=[.C380]+[.B380]^2/(3.14159*[$Settings.$B$15]*[$Settings.$B$16])" office:value-type="float" office:value="0.0184746963793368" calcext:value-type="float">
            <text:p>0.0185</text:p>
          </table:table-cell>
          <table:table-cell table:style-name="ce2" table:formula="of:=IF([.B380]&gt;0;[.B380]/[.E380];0)" office:value-type="float" office:value="1.13668985778233" calcext:value-type="float">
            <text:p>1.1</text:p>
          </table:table-cell>
          <table:table-cell table:formula="of:=SQRT(2*[$Settings.$B$12]*[$Settings.$B$14]/([$Settings.$B$11]*[.B380]*[$Settings.$B$13]))*3.6" office:value-type="float" office:value="610.050151531859" calcext:value-type="float">
            <text:p>610.0502</text:p>
          </table:table-cell>
          <table:table-cell/>
          <table:table-cell table:style-name="ce1" office:value-type="float" office:value="0.021" calcext:value-type="float">
            <text:p>0.0210</text:p>
          </table:table-cell>
          <table:table-cell table:number-columns-repeated="16"/>
        </table:table-row>
        <table:table-row table:style-name="ro1">
          <table:table-cell office:value-type="float" office:value="-0.2" calcext:value-type="float">
            <text:p>-0.2</text:p>
          </table:table-cell>
          <table:table-cell office:value-type="float" office:value="0.034" calcext:value-type="float">
            <text:p>0.0340</text:p>
          </table:table-cell>
          <table:table-cell office:value-type="float" office:value="0.01805" calcext:value-type="float">
            <text:p>0.0181</text:p>
          </table:table-cell>
          <table:table-cell office:value-type="float" office:value="-0.07205" calcext:value-type="float">
            <text:p>-0.0721</text:p>
          </table:table-cell>
          <table:table-cell table:formula="of:=[.C381]+[.B381]^2/(3.14159*[$Settings.$B$15]*[$Settings.$B$16])" office:value-type="float" office:value="0.0180623106905064" calcext:value-type="float">
            <text:p>0.0181</text:p>
          </table:table-cell>
          <table:table-cell table:style-name="ce2" table:formula="of:=IF([.B381]&gt;0;[.B381]/[.E381];0)" office:value-type="float" office:value="1.88237266995249" calcext:value-type="float">
            <text:p>1.9</text:p>
          </table:table-cell>
          <table:table-cell table:formula="of:=SQRT(2*[$Settings.$B$12]*[$Settings.$B$14]/([$Settings.$B$11]*[.B381]*[$Settings.$B$13]))*3.6" office:value-type="float" office:value="479.441615628042" calcext:value-type="float">
            <text:p>479.4416</text:p>
          </table:table-cell>
          <table:table-cell/>
          <table:table-cell table:style-name="ce1" office:value-type="float" office:value="0.034" calcext:value-type="float">
            <text:p>0.0340</text:p>
          </table:table-cell>
          <table:table-cell table:number-columns-repeated="16"/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0.047" calcext:value-type="float">
            <text:p>0.0470</text:p>
          </table:table-cell>
          <table:table-cell office:value-type="float" office:value="0.01763" calcext:value-type="float">
            <text:p>0.0176</text:p>
          </table:table-cell>
          <table:table-cell office:value-type="float" office:value="-0.07227" calcext:value-type="float">
            <text:p>-0.0723</text:p>
          </table:table-cell>
          <table:table-cell table:formula="of:=[.C382]+[.B382]^2/(3.14159*[$Settings.$B$15]*[$Settings.$B$16])" office:value-type="float" office:value="0.0176535244942289" calcext:value-type="float">
            <text:p>0.0177</text:p>
          </table:table-cell>
          <table:table-cell table:style-name="ce2" table:formula="of:=IF([.B382]&gt;0;[.B382]/[.E382];0)" office:value-type="float" office:value="2.66235787733858" calcext:value-type="float">
            <text:p>2.7</text:p>
          </table:table-cell>
          <table:table-cell table:formula="of:=SQRT(2*[$Settings.$B$12]*[$Settings.$B$14]/([$Settings.$B$11]*[.B382]*[$Settings.$B$13]))*3.6" office:value-type="float" office:value="407.780315675543" calcext:value-type="float">
            <text:p>407.7803</text:p>
          </table:table-cell>
          <table:table-cell/>
          <table:table-cell table:style-name="ce1" office:value-type="float" office:value="0.047" calcext:value-type="float">
            <text:p>0.0470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00</text:p>
          </table:table-cell>
          <table:table-cell office:value-type="float" office:value="0.01722" calcext:value-type="float">
            <text:p>0.0172</text:p>
          </table:table-cell>
          <table:table-cell office:value-type="float" office:value="-0.0725" calcext:value-type="float">
            <text:p>-0.0725</text:p>
          </table:table-cell>
          <table:table-cell table:formula="of:=[.C383]+[.B383]^2/(3.14159*[$Settings.$B$15]*[$Settings.$B$16])" office:value-type="float" office:value="0.0172583377905044" calcext:value-type="float">
            <text:p>0.0173</text:p>
          </table:table-cell>
          <table:table-cell table:style-name="ce2" table:formula="of:=IF([.B383]&gt;0;[.B383]/[.E383];0)" office:value-type="float" office:value="3.47658046379254" calcext:value-type="float">
            <text:p>3.5</text:p>
          </table:table-cell>
          <table:table-cell table:formula="of:=SQRT(2*[$Settings.$B$12]*[$Settings.$B$14]/([$Settings.$B$11]*[.B383]*[$Settings.$B$13]))*3.6" office:value-type="float" office:value="360.910536815449" calcext:value-type="float">
            <text:p>360.9105</text:p>
          </table:table-cell>
          <table:table-cell/>
          <table:table-cell table:style-name="ce1" office:value-type="float" office:value="0.06" calcext:value-type="float">
            <text:p>0.0600</text:p>
          </table:table-cell>
          <table:table-cell table:number-columns-repeated="16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073" calcext:value-type="float">
            <text:p>0.0730</text:p>
          </table:table-cell>
          <table:table-cell office:value-type="float" office:value="0.0168" calcext:value-type="float">
            <text:p>0.0168</text:p>
          </table:table-cell>
          <table:table-cell office:value-type="float" office:value="-0.07272" calcext:value-type="float">
            <text:p>-0.0727</text:p>
          </table:table-cell>
          <table:table-cell table:formula="of:=[.C384]+[.B384]^2/(3.14159*[$Settings.$B$15]*[$Settings.$B$16])" office:value-type="float" office:value="0.0168567505793327" calcext:value-type="float">
            <text:p>0.0169</text:p>
          </table:table-cell>
          <table:table-cell table:style-name="ce2" table:formula="of:=IF([.B384]&gt;0;[.B384]/[.E384];0)" office:value-type="float" office:value="4.33060925096097" calcext:value-type="float">
            <text:p>4.3</text:p>
          </table:table-cell>
          <table:table-cell table:formula="of:=SQRT(2*[$Settings.$B$12]*[$Settings.$B$14]/([$Settings.$B$11]*[.B384]*[$Settings.$B$13]))*3.6" office:value-type="float" office:value="327.200347804872" calcext:value-type="float">
            <text:p>327.2003</text:p>
          </table:table-cell>
          <table:table-cell/>
          <table:table-cell table:style-name="ce1" office:value-type="float" office:value="0.073" calcext:value-type="float">
            <text:p>0.0730</text:p>
          </table:table-cell>
          <table:table-cell table:number-columns-repeated="16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086" calcext:value-type="float">
            <text:p>0.0860</text:p>
          </table:table-cell>
          <table:table-cell office:value-type="float" office:value="0.01639" calcext:value-type="float">
            <text:p>0.0164</text:p>
          </table:table-cell>
          <table:table-cell office:value-type="float" office:value="-0.07295" calcext:value-type="float">
            <text:p>-0.0730</text:p>
          </table:table-cell>
          <table:table-cell table:formula="of:=[.C385]+[.B385]^2/(3.14159*[$Settings.$B$15]*[$Settings.$B$16])" office:value-type="float" office:value="0.016468762860714" calcext:value-type="float">
            <text:p>0.0165</text:p>
          </table:table-cell>
          <table:table-cell table:style-name="ce2" table:formula="of:=IF([.B385]&gt;0;[.B385]/[.E385];0)" office:value-type="float" office:value="5.22200730724903" calcext:value-type="float">
            <text:p>5.2</text:p>
          </table:table-cell>
          <table:table-cell table:formula="of:=SQRT(2*[$Settings.$B$12]*[$Settings.$B$14]/([$Settings.$B$11]*[.B385]*[$Settings.$B$13]))*3.6" office:value-type="float" office:value="301.457408289103" calcext:value-type="float">
            <text:p>301.4574</text:p>
          </table:table-cell>
          <table:table-cell/>
          <table:table-cell table:style-name="ce1" office:value-type="float" office:value="0.086" calcext:value-type="float">
            <text:p>0.0860</text:p>
          </table:table-cell>
          <table:table-cell table:number-columns-repeated="16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099" calcext:value-type="float">
            <text:p>0.0990</text:p>
          </table:table-cell>
          <table:table-cell office:value-type="float" office:value="0.01599" calcext:value-type="float">
            <text:p>0.0160</text:p>
          </table:table-cell>
          <table:table-cell office:value-type="float" office:value="-0.07317" calcext:value-type="float">
            <text:p>-0.0732</text:p>
          </table:table-cell>
          <table:table-cell table:formula="of:=[.C386]+[.B386]^2/(3.14159*[$Settings.$B$15]*[$Settings.$B$16])" office:value-type="float" office:value="0.0160943746346482" calcext:value-type="float">
            <text:p>0.0161</text:p>
          </table:table-cell>
          <table:table-cell table:style-name="ce2" table:formula="of:=IF([.B386]&gt;0;[.B386]/[.E386];0)" office:value-type="float" office:value="6.15121756808565" calcext:value-type="float">
            <text:p>6.2</text:p>
          </table:table-cell>
          <table:table-cell table:formula="of:=SQRT(2*[$Settings.$B$12]*[$Settings.$B$14]/([$Settings.$B$11]*[.B386]*[$Settings.$B$13]))*3.6" office:value-type="float" office:value="280.968471847596" calcext:value-type="float">
            <text:p>280.9685</text:p>
          </table:table-cell>
          <table:table-cell table:formula="of:=[.F386]" office:value-type="float" office:value="6.15121756808565" calcext:value-type="float">
            <text:p>6.2</text:p>
          </table:table-cell>
          <table:table-cell table:style-name="ce1" office:value-type="float" office:value="0.099" calcext:value-type="float">
            <text:p>0.0990</text:p>
          </table:table-cell>
          <table:table-cell table:number-columns-repeated="1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112" calcext:value-type="float">
            <text:p>0.1120</text:p>
          </table:table-cell>
          <table:table-cell office:value-type="float" office:value="0.01558" calcext:value-type="float">
            <text:p>0.0156</text:p>
          </table:table-cell>
          <table:table-cell office:value-type="float" office:value="-0.0734" calcext:value-type="float">
            <text:p>-0.0734</text:p>
          </table:table-cell>
          <table:table-cell table:formula="of:=[.C387]+[.B387]^2/(3.14159*[$Settings.$B$15]*[$Settings.$B$16])" office:value-type="float" office:value="0.0157135859011353" calcext:value-type="float">
            <text:p>0.0157</text:p>
          </table:table-cell>
          <table:table-cell table:style-name="ce2" table:formula="of:=IF([.B387]&gt;0;[.B387]/[.E387];0)" office:value-type="float" office:value="7.12759014426543" calcext:value-type="float">
            <text:p>7.1</text:p>
          </table:table-cell>
          <table:table-cell table:formula="of:=SQRT(2*[$Settings.$B$12]*[$Settings.$B$14]/([$Settings.$B$11]*[.B387]*[$Settings.$B$13]))*3.6" office:value-type="float" office:value="264.159464404568" calcext:value-type="float">
            <text:p>264.1595</text:p>
          </table:table-cell>
          <table:table-cell table:formula="of:=[.F387]" office:value-type="float" office:value="7.12759014426543" calcext:value-type="float">
            <text:p>7.1</text:p>
          </table:table-cell>
          <table:table-cell table:style-name="ce1" office:value-type="float" office:value="0.112" calcext:value-type="float">
            <text:p>0.1120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125" calcext:value-type="float">
            <text:p>0.1250</text:p>
          </table:table-cell>
          <table:table-cell office:value-type="float" office:value="0.01518" calcext:value-type="float">
            <text:p>0.0152</text:p>
          </table:table-cell>
          <table:table-cell office:value-type="float" office:value="-0.07362" calcext:value-type="float">
            <text:p>-0.0736</text:p>
          </table:table-cell>
          <table:table-cell table:formula="of:=[.C388]+[.B388]^2/(3.14159*[$Settings.$B$15]*[$Settings.$B$16])" office:value-type="float" office:value="0.0153463966601753" calcext:value-type="float">
            <text:p>0.0153</text:p>
          </table:table-cell>
          <table:table-cell table:style-name="ce2" table:formula="of:=IF([.B388]&gt;0;[.B388]/[.E388];0)" office:value-type="float" office:value="8.14523453081216" calcext:value-type="float">
            <text:p>8.1</text:p>
          </table:table-cell>
          <table:table-cell table:formula="of:=SQRT(2*[$Settings.$B$12]*[$Settings.$B$14]/([$Settings.$B$11]*[.B388]*[$Settings.$B$13]))*3.6" office:value-type="float" office:value="250.046154700526" calcext:value-type="float">
            <text:p>250.0462</text:p>
          </table:table-cell>
          <table:table-cell table:formula="of:=[.F388]" office:value-type="float" office:value="8.14523453081216" calcext:value-type="float">
            <text:p>8.1</text:p>
          </table:table-cell>
          <table:table-cell table:style-name="ce1" office:value-type="float" office:value="0.125" calcext:value-type="float">
            <text:p>0.1250</text:p>
          </table:table-cell>
          <table:table-cell table:number-columns-repeated="1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138" calcext:value-type="float">
            <text:p>0.1380</text:p>
          </table:table-cell>
          <table:table-cell office:value-type="float" office:value="0.01478" calcext:value-type="float">
            <text:p>0.0148</text:p>
          </table:table-cell>
          <table:table-cell office:value-type="float" office:value="-0.07385" calcext:value-type="float">
            <text:p>-0.0739</text:p>
          </table:table-cell>
          <table:table-cell table:formula="of:=[.C389]+[.B389]^2/(3.14159*[$Settings.$B$15]*[$Settings.$B$16])" office:value-type="float" office:value="0.0149828069117682" calcext:value-type="float">
            <text:p>0.0150</text:p>
          </table:table-cell>
          <table:table-cell table:style-name="ce2" table:formula="of:=IF([.B389]&gt;0;[.B389]/[.E389];0)" office:value-type="float" office:value="9.21055719483434" calcext:value-type="float">
            <text:p>9.2</text:p>
          </table:table-cell>
          <table:table-cell table:formula="of:=SQRT(2*[$Settings.$B$12]*[$Settings.$B$14]/([$Settings.$B$11]*[.B389]*[$Settings.$B$13]))*3.6" office:value-type="float" office:value="237.977360618898" calcext:value-type="float">
            <text:p>237.9774</text:p>
          </table:table-cell>
          <table:table-cell table:formula="of:=[.F389]" office:value-type="float" office:value="9.21055719483434" calcext:value-type="float">
            <text:p>9.2</text:p>
          </table:table-cell>
          <table:table-cell table:style-name="ce1" office:value-type="float" office:value="0.138" calcext:value-type="float">
            <text:p>0.1380</text:p>
          </table:table-cell>
          <table:table-cell table:number-columns-repeated="1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151" calcext:value-type="float">
            <text:p>0.1510</text:p>
          </table:table-cell>
          <table:table-cell office:value-type="float" office:value="0.01438" calcext:value-type="float">
            <text:p>0.0144</text:p>
          </table:table-cell>
          <table:table-cell office:value-type="float" office:value="-0.07407" calcext:value-type="float">
            <text:p>-0.0741</text:p>
          </table:table-cell>
          <table:table-cell table:formula="of:=[.C390]+[.B390]^2/(3.14159*[$Settings.$B$15]*[$Settings.$B$16])" office:value-type="float" office:value="0.014622816655914" calcext:value-type="float">
            <text:p>0.0146</text:p>
          </table:table-cell>
          <table:table-cell table:style-name="ce2" table:formula="of:=IF([.B390]&gt;0;[.B390]/[.E390];0)" office:value-type="float" office:value="10.3263279266331" calcext:value-type="float">
            <text:p>10.3</text:p>
          </table:table-cell>
          <table:table-cell table:formula="of:=SQRT(2*[$Settings.$B$12]*[$Settings.$B$14]/([$Settings.$B$11]*[.B390]*[$Settings.$B$13]))*3.6" office:value-type="float" office:value="227.502782678054" calcext:value-type="float">
            <text:p>227.5028</text:p>
          </table:table-cell>
          <table:table-cell table:formula="of:=[.F390]" office:value-type="float" office:value="10.3263279266331" calcext:value-type="float">
            <text:p>10.3</text:p>
          </table:table-cell>
          <table:table-cell table:style-name="ce1" office:value-type="float" office:value="0.151" calcext:value-type="float">
            <text:p>0.1510</text:p>
          </table:table-cell>
          <table:table-cell table:number-columns-repeated="16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164" calcext:value-type="float">
            <text:p>0.1640</text:p>
          </table:table-cell>
          <table:table-cell office:value-type="float" office:value="0.01398" calcext:value-type="float">
            <text:p>0.0140</text:p>
          </table:table-cell>
          <table:table-cell office:value-type="float" office:value="-0.0743" calcext:value-type="float">
            <text:p>-0.0743</text:p>
          </table:table-cell>
          <table:table-cell table:formula="of:=[.C391]+[.B391]^2/(3.14159*[$Settings.$B$15]*[$Settings.$B$16])" office:value-type="float" office:value="0.0142664258926127" calcext:value-type="float">
            <text:p>0.0143</text:p>
          </table:table-cell>
          <table:table-cell table:style-name="ce2" table:formula="of:=IF([.B391]&gt;0;[.B391]/[.E391];0)" office:value-type="float" office:value="11.4955211091042" calcext:value-type="float">
            <text:p>11.5</text:p>
          </table:table-cell>
          <table:table-cell table:formula="of:=SQRT(2*[$Settings.$B$12]*[$Settings.$B$14]/([$Settings.$B$11]*[.B391]*[$Settings.$B$13]))*3.6" office:value-type="float" office:value="218.299762229418" calcext:value-type="float">
            <text:p>218.2998</text:p>
          </table:table-cell>
          <table:table-cell table:formula="of:=[.F391]" office:value-type="float" office:value="11.4955211091042" calcext:value-type="float">
            <text:p>11.5</text:p>
          </table:table-cell>
          <table:table-cell table:style-name="ce1" office:value-type="float" office:value="0.164" calcext:value-type="float">
            <text:p>0.1640</text:p>
          </table:table-cell>
          <table:table-cell table:number-columns-repeated="16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177" calcext:value-type="float">
            <text:p>0.1770</text:p>
          </table:table-cell>
          <table:table-cell office:value-type="float" office:value="0.01359" calcext:value-type="float">
            <text:p>0.0136</text:p>
          </table:table-cell>
          <table:table-cell office:value-type="float" office:value="-0.07452" calcext:value-type="float">
            <text:p>-0.0745</text:p>
          </table:table-cell>
          <table:table-cell table:formula="of:=[.C392]+[.B392]^2/(3.14159*[$Settings.$B$15]*[$Settings.$B$16])" office:value-type="float" office:value="0.0139236346218644" calcext:value-type="float">
            <text:p>0.0139</text:p>
          </table:table-cell>
          <table:table-cell table:style-name="ce2" table:formula="of:=IF([.B392]&gt;0;[.B392]/[.E392];0)" office:value-type="float" office:value="12.7121979861534" calcext:value-type="float">
            <text:p>12.7</text:p>
          </table:table-cell>
          <table:table-cell table:formula="of:=SQRT(2*[$Settings.$B$12]*[$Settings.$B$14]/([$Settings.$B$11]*[.B392]*[$Settings.$B$13]))*3.6" office:value-type="float" office:value="210.130238536151" calcext:value-type="float">
            <text:p>210.1302</text:p>
          </table:table-cell>
          <table:table-cell table:formula="of:=[.F392]" office:value-type="float" office:value="12.7121979861534" calcext:value-type="float">
            <text:p>12.7</text:p>
          </table:table-cell>
          <table:table-cell table:style-name="ce1" office:value-type="float" office:value="0.177" calcext:value-type="float">
            <text:p>0.1770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9" calcext:value-type="float">
            <text:p>0.1900</text:p>
          </table:table-cell>
          <table:table-cell office:value-type="float" office:value="0.01319" calcext:value-type="float">
            <text:p>0.0132</text:p>
          </table:table-cell>
          <table:table-cell office:value-type="float" office:value="-0.07475" calcext:value-type="float">
            <text:p>-0.0748</text:p>
          </table:table-cell>
          <table:table-cell table:formula="of:=[.C393]+[.B393]^2/(3.14159*[$Settings.$B$15]*[$Settings.$B$16])" office:value-type="float" office:value="0.0135744428436689" calcext:value-type="float">
            <text:p>0.0136</text:p>
          </table:table-cell>
          <table:table-cell table:style-name="ce2" table:formula="of:=IF([.B393]&gt;0;[.B393]/[.E393];0)" office:value-type="float" office:value="13.9968912306861" calcext:value-type="float">
            <text:p>14.0</text:p>
          </table:table-cell>
          <table:table-cell table:formula="of:=SQRT(2*[$Settings.$B$12]*[$Settings.$B$14]/([$Settings.$B$11]*[.B393]*[$Settings.$B$13]))*3.6" office:value-type="float" office:value="202.814212819009" calcext:value-type="float">
            <text:p>202.8142</text:p>
          </table:table-cell>
          <table:table-cell table:formula="of:=[.F393]" office:value-type="float" office:value="13.9968912306861" calcext:value-type="float">
            <text:p>14.0</text:p>
          </table:table-cell>
          <table:table-cell table:style-name="ce1" office:value-type="float" office:value="0.19" calcext:value-type="float">
            <text:p>0.1900</text:p>
          </table:table-cell>
          <table:table-cell table:number-columns-repeated="16"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0.203" calcext:value-type="float">
            <text:p>0.2030</text:p>
          </table:table-cell>
          <table:table-cell office:value-type="float" office:value="0.0128" calcext:value-type="float">
            <text:p>0.0128</text:p>
          </table:table-cell>
          <table:table-cell office:value-type="float" office:value="-0.07497" calcext:value-type="float">
            <text:p>-0.0750</text:p>
          </table:table-cell>
          <table:table-cell table:formula="of:=[.C394]+[.B394]^2/(3.14159*[$Settings.$B$15]*[$Settings.$B$16])" office:value-type="float" office:value="0.0132388505580264" calcext:value-type="float">
            <text:p>0.0132</text:p>
          </table:table-cell>
          <table:table-cell table:style-name="ce2" table:formula="of:=IF([.B394]&gt;0;[.B394]/[.E394];0)" office:value-type="float" office:value="15.3336574886349" calcext:value-type="float">
            <text:p>15.3</text:p>
          </table:table-cell>
          <table:table-cell table:formula="of:=SQRT(2*[$Settings.$B$12]*[$Settings.$B$14]/([$Settings.$B$11]*[.B394]*[$Settings.$B$13]))*3.6" office:value-type="float" office:value="196.212724301101" calcext:value-type="float">
            <text:p>196.2127</text:p>
          </table:table-cell>
          <table:table-cell table:formula="of:=[.F394]" office:value-type="float" office:value="15.3336574886349" calcext:value-type="float">
            <text:p>15.3</text:p>
          </table:table-cell>
          <table:table-cell table:style-name="ce1" office:value-type="float" office:value="0.203" calcext:value-type="float">
            <text:p>0.2030</text:p>
          </table:table-cell>
          <table:table-cell table:number-columns-repeated="16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216" calcext:value-type="float">
            <text:p>0.2160</text:p>
          </table:table-cell>
          <table:table-cell office:value-type="float" office:value="0.01242" calcext:value-type="float">
            <text:p>0.0124</text:p>
          </table:table-cell>
          <table:table-cell office:value-type="float" office:value="-0.0752" calcext:value-type="float">
            <text:p>-0.0752</text:p>
          </table:table-cell>
          <table:table-cell table:formula="of:=[.C395]+[.B395]^2/(3.14159*[$Settings.$B$15]*[$Settings.$B$16])" office:value-type="float" office:value="0.0129168577649368" calcext:value-type="float">
            <text:p>0.0129</text:p>
          </table:table-cell>
          <table:table-cell table:style-name="ce2" table:formula="of:=IF([.B395]&gt;0;[.B395]/[.E395];0)" office:value-type="float" office:value="16.7223332431777" calcext:value-type="float">
            <text:p>16.7</text:p>
          </table:table-cell>
          <table:table-cell table:formula="of:=SQRT(2*[$Settings.$B$12]*[$Settings.$B$14]/([$Settings.$B$11]*[.B395]*[$Settings.$B$13]))*3.6" office:value-type="float" office:value="190.216554648479" calcext:value-type="float">
            <text:p>190.2166</text:p>
          </table:table-cell>
          <table:table-cell table:formula="of:=[.F395]" office:value-type="float" office:value="16.7223332431777" calcext:value-type="float">
            <text:p>16.7</text:p>
          </table:table-cell>
          <table:table-cell table:style-name="ce1" office:value-type="float" office:value="0.216" calcext:value-type="float">
            <text:p>0.2160</text:p>
          </table:table-cell>
          <table:table-cell table:number-columns-repeated="16"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0.229" calcext:value-type="float">
            <text:p>0.2290</text:p>
          </table:table-cell>
          <table:table-cell office:value-type="float" office:value="0.01204" calcext:value-type="float">
            <text:p>0.0120</text:p>
          </table:table-cell>
          <table:table-cell office:value-type="float" office:value="-0.07542" calcext:value-type="float">
            <text:p>-0.0754</text:p>
          </table:table-cell>
          <table:table-cell table:formula="of:=[.C396]+[.B396]^2/(3.14159*[$Settings.$B$15]*[$Settings.$B$16])" office:value-type="float" office:value="0.0125984644644001" calcext:value-type="float">
            <text:p>0.0126</text:p>
          </table:table-cell>
          <table:table-cell table:style-name="ce2" table:formula="of:=IF([.B396]&gt;0;[.B396]/[.E396];0)" office:value-type="float" office:value="18.1768183453701" calcext:value-type="float">
            <text:p>18.2</text:p>
          </table:table-cell>
          <table:table-cell table:formula="of:=SQRT(2*[$Settings.$B$12]*[$Settings.$B$14]/([$Settings.$B$11]*[.B396]*[$Settings.$B$13]))*3.6" office:value-type="float" office:value="184.738513834374" calcext:value-type="float">
            <text:p>184.7385</text:p>
          </table:table-cell>
          <table:table-cell table:formula="of:=[.F396]" office:value-type="float" office:value="18.1768183453701" calcext:value-type="float">
            <text:p>18.2</text:p>
          </table:table-cell>
          <table:table-cell table:style-name="ce1" office:value-type="float" office:value="0.229" calcext:value-type="float">
            <text:p>0.2290</text:p>
          </table:table-cell>
          <table:table-cell table:number-columns-repeated="16"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0.242" calcext:value-type="float">
            <text:p>0.2420</text:p>
          </table:table-cell>
          <table:table-cell office:value-type="float" office:value="0.01168" calcext:value-type="float">
            <text:p>0.0117</text:p>
          </table:table-cell>
          <table:table-cell office:value-type="float" office:value="-0.07565" calcext:value-type="float">
            <text:p>-0.0757</text:p>
          </table:table-cell>
          <table:table-cell table:formula="of:=[.C397]+[.B397]^2/(3.14159*[$Settings.$B$15]*[$Settings.$B$16])" office:value-type="float" office:value="0.0123036706564163" calcext:value-type="float">
            <text:p>0.0123</text:p>
          </table:table-cell>
          <table:table-cell table:style-name="ce2" table:formula="of:=IF([.B397]&gt;0;[.B397]/[.E397];0)" office:value-type="float" office:value="19.6689270021868" calcext:value-type="float">
            <text:p>19.7</text:p>
          </table:table-cell>
          <table:table-cell table:formula="of:=SQRT(2*[$Settings.$B$12]*[$Settings.$B$14]/([$Settings.$B$11]*[.B397]*[$Settings.$B$13]))*3.6" office:value-type="float" office:value="179.708038413746" calcext:value-type="float">
            <text:p>179.7080</text:p>
          </table:table-cell>
          <table:table-cell table:formula="of:=[.F397]" office:value-type="float" office:value="19.6689270021868" calcext:value-type="float">
            <text:p>19.7</text:p>
          </table:table-cell>
          <table:table-cell table:style-name="ce1" office:value-type="float" office:value="0.242" calcext:value-type="float">
            <text:p>0.2420</text:p>
          </table:table-cell>
          <table:table-cell table:number-columns-repeated="16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0.255" calcext:value-type="float">
            <text:p>0.2550</text:p>
          </table:table-cell>
          <table:table-cell office:value-type="float" office:value="0.01132" calcext:value-type="float">
            <text:p>0.0113</text:p>
          </table:table-cell>
          <table:table-cell office:value-type="float" office:value="-0.07587" calcext:value-type="float">
            <text:p>-0.0759</text:p>
          </table:table-cell>
          <table:table-cell table:formula="of:=[.C398]+[.B398]^2/(3.14159*[$Settings.$B$15]*[$Settings.$B$16])" office:value-type="float" office:value="0.0120124763409854" calcext:value-type="float">
            <text:p>0.0120</text:p>
          </table:table-cell>
          <table:table-cell table:style-name="ce2" table:formula="of:=IF([.B398]&gt;0;[.B398]/[.E398];0)" office:value-type="float" office:value="21.2279294261721" calcext:value-type="float">
            <text:p>21.2</text:p>
          </table:table-cell>
          <table:table-cell table:formula="of:=SQRT(2*[$Settings.$B$12]*[$Settings.$B$14]/([$Settings.$B$11]*[.B398]*[$Settings.$B$13]))*3.6" office:value-type="float" office:value="175.067325257467" calcext:value-type="float">
            <text:p>175.0673</text:p>
          </table:table-cell>
          <table:table-cell table:formula="of:=[.F398]" office:value-type="float" office:value="21.2279294261721" calcext:value-type="float">
            <text:p>21.2</text:p>
          </table:table-cell>
          <table:table-cell table:style-name="ce1" office:value-type="float" office:value="0.255" calcext:value-type="float">
            <text:p>0.2550</text:p>
          </table:table-cell>
          <table:table-cell table:number-columns-repeated="16"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0.268" calcext:value-type="float">
            <text:p>0.2680</text:p>
          </table:table-cell>
          <table:table-cell office:value-type="float" office:value="0.01097" calcext:value-type="float">
            <text:p>0.0110</text:p>
          </table:table-cell>
          <table:table-cell office:value-type="float" office:value="-0.0761" calcext:value-type="float">
            <text:p>-0.0761</text:p>
          </table:table-cell>
          <table:table-cell table:formula="of:=[.C399]+[.B399]^2/(3.14159*[$Settings.$B$15]*[$Settings.$B$16])" office:value-type="float" office:value="0.0117348815181074" calcext:value-type="float">
            <text:p>0.0117</text:p>
          </table:table-cell>
          <table:table-cell table:style-name="ce2" table:formula="of:=IF([.B399]&gt;0;[.B399]/[.E399];0)" office:value-type="float" office:value="22.8378956861614" calcext:value-type="float">
            <text:p>22.8</text:p>
          </table:table-cell>
          <table:table-cell table:formula="of:=SQRT(2*[$Settings.$B$12]*[$Settings.$B$14]/([$Settings.$B$11]*[.B399]*[$Settings.$B$13]))*3.6" office:value-type="float" office:value="170.768510229677" calcext:value-type="float">
            <text:p>170.7685</text:p>
          </table:table-cell>
          <table:table-cell table:formula="of:=[.F399]" office:value-type="float" office:value="22.8378956861614" calcext:value-type="float">
            <text:p>22.8</text:p>
          </table:table-cell>
          <table:table-cell table:style-name="ce1" office:value-type="float" office:value="0.268" calcext:value-type="float">
            <text:p>0.2680</text:p>
          </table:table-cell>
          <table:table-cell table:number-columns-repeated="16"/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0.281" calcext:value-type="float">
            <text:p>0.2810</text:p>
          </table:table-cell>
          <table:table-cell office:value-type="float" office:value="0.01062" calcext:value-type="float">
            <text:p>0.0106</text:p>
          </table:table-cell>
          <table:table-cell office:value-type="float" office:value="-0.07632" calcext:value-type="float">
            <text:p>-0.0763</text:p>
          </table:table-cell>
          <table:table-cell table:formula="of:=[.C400]+[.B400]^2/(3.14159*[$Settings.$B$15]*[$Settings.$B$16])" office:value-type="float" office:value="0.0114608861877823" calcext:value-type="float">
            <text:p>0.0115</text:p>
          </table:table-cell>
          <table:table-cell table:style-name="ce2" table:formula="of:=IF([.B400]&gt;0;[.B400]/[.E400];0)" office:value-type="float" office:value="24.5181738476344" calcext:value-type="float">
            <text:p>24.5</text:p>
          </table:table-cell>
          <table:table-cell table:formula="of:=SQRT(2*[$Settings.$B$12]*[$Settings.$B$14]/([$Settings.$B$11]*[.B400]*[$Settings.$B$13]))*3.6" office:value-type="float" office:value="166.771573645006" calcext:value-type="float">
            <text:p>166.7716</text:p>
          </table:table-cell>
          <table:table-cell table:formula="of:=[.F400]" office:value-type="float" office:value="24.5181738476344" calcext:value-type="float">
            <text:p>24.5</text:p>
          </table:table-cell>
          <table:table-cell table:style-name="ce1" office:value-type="float" office:value="0.281" calcext:value-type="float">
            <text:p>0.2810</text:p>
          </table:table-cell>
          <table:table-cell table:number-columns-repeated="16"/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0.294" calcext:value-type="float">
            <text:p>0.2940</text:p>
          </table:table-cell>
          <table:table-cell office:value-type="float" office:value="0.01029" calcext:value-type="float">
            <text:p>0.0103</text:p>
          </table:table-cell>
          <table:table-cell office:value-type="float" office:value="-0.07655" calcext:value-type="float">
            <text:p>-0.0766</text:p>
          </table:table-cell>
          <table:table-cell table:formula="of:=[.C401]+[.B401]^2/(3.14159*[$Settings.$B$15]*[$Settings.$B$16])" office:value-type="float" office:value="0.0112104903500102" calcext:value-type="float">
            <text:p>0.0112</text:p>
          </table:table-cell>
          <table:table-cell table:style-name="ce2" table:formula="of:=IF([.B401]&gt;0;[.B401]/[.E401];0)" office:value-type="float" office:value="26.2254362495154" calcext:value-type="float">
            <text:p>26.2</text:p>
          </table:table-cell>
          <table:table-cell table:formula="of:=SQRT(2*[$Settings.$B$12]*[$Settings.$B$14]/([$Settings.$B$11]*[.B401]*[$Settings.$B$13]))*3.6" office:value-type="float" office:value="163.042761127267" calcext:value-type="float">
            <text:p>163.0428</text:p>
          </table:table-cell>
          <table:table-cell table:formula="of:=[.F401]" office:value-type="float" office:value="26.2254362495154" calcext:value-type="float">
            <text:p>26.2</text:p>
          </table:table-cell>
          <table:table-cell table:style-name="ce1" office:value-type="float" office:value="0.294" calcext:value-type="float">
            <text:p>0.2940</text:p>
          </table:table-cell>
          <table:table-cell table:number-columns-repeated="16"/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0.307" calcext:value-type="float">
            <text:p>0.3070</text:p>
          </table:table-cell>
          <table:table-cell office:value-type="float" office:value="0.00996" calcext:value-type="float">
            <text:p>0.0100</text:p>
          </table:table-cell>
          <table:table-cell office:value-type="float" office:value="-0.07677" calcext:value-type="float">
            <text:p>-0.0768</text:p>
          </table:table-cell>
          <table:table-cell table:formula="of:=[.C402]+[.B402]^2/(3.14159*[$Settings.$B$15]*[$Settings.$B$16])" office:value-type="float" office:value="0.010963694004791" calcext:value-type="float">
            <text:p>0.0110</text:p>
          </table:table-cell>
          <table:table-cell table:style-name="ce2" table:formula="of:=IF([.B402]&gt;0;[.B402]/[.E402];0)" office:value-type="float" office:value="28.0015111572656" calcext:value-type="float">
            <text:p>28.0</text:p>
          </table:table-cell>
          <table:table-cell table:formula="of:=SQRT(2*[$Settings.$B$12]*[$Settings.$B$14]/([$Settings.$B$11]*[.B402]*[$Settings.$B$13]))*3.6" office:value-type="float" office:value="159.553376394166" calcext:value-type="float">
            <text:p>159.5534</text:p>
          </table:table-cell>
          <table:table-cell table:formula="of:=[.F402]" office:value-type="float" office:value="28.0015111572656" calcext:value-type="float">
            <text:p>28.0</text:p>
          </table:table-cell>
          <table:table-cell table:style-name="ce1" office:value-type="float" office:value="0.307" calcext:value-type="float">
            <text:p>0.3070</text:p>
          </table:table-cell>
          <table:table-cell table:number-columns-repeated="1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7" office:value-type="float" office:value="0.23" calcext:value-type="float">
            <text:p>0.2300</text:p>
          </table:table-cell>
          <table:table-cell office:value-type="float" office:value="0.00964" calcext:value-type="float">
            <text:p>0.0096</text:p>
          </table:table-cell>
          <table:table-cell office:value-type="float" office:value="-0.077" calcext:value-type="float">
            <text:p>-0.0770</text:p>
          </table:table-cell>
          <table:table-cell table:formula="of:=[.C403]+[.B403]^2/(3.14159*[$Settings.$B$15]*[$Settings.$B$16])" office:value-type="float" office:value="0.0102033525326894" calcext:value-type="float">
            <text:p>0.0102</text:p>
          </table:table-cell>
          <table:table-cell table:style-name="ce2" table:formula="of:=IF([.B403]&gt;0;[.B403]/[.E403];0)" office:value-type="float" office:value="22.5416106385748" calcext:value-type="float">
            <text:p>22.5</text:p>
          </table:table-cell>
          <table:table-cell table:formula="of:=SQRT(2*[$Settings.$B$12]*[$Settings.$B$14]/([$Settings.$B$11]*[.B403]*[$Settings.$B$13]))*3.6" office:value-type="float" office:value="184.336470890278" calcext:value-type="float">
            <text:p>184.3365</text:p>
          </table:table-cell>
          <table:table-cell table:formula="of:=[.F403]" office:value-type="float" office:value="22.5416106385748" calcext:value-type="float">
            <text:p>22.5</text:p>
          </table:table-cell>
          <table:table-cell table:style-name="ce1" office:value-type="float" office:value="0.32" calcext:value-type="float">
            <text:p>0.3200</text:p>
          </table:table-cell>
          <table:table-cell table:number-columns-repeated="16"/>
        </table:table-row>
        <table:table-row table:style-name="ro1">
          <table:table-cell office:value-type="float" office:value="2.1" calcext:value-type="float">
            <text:p>2.1</text:p>
          </table:table-cell>
          <table:table-cell table:style-name="ce7" office:value-type="float" office:value="0.25" calcext:value-type="float">
            <text:p>0.2500</text:p>
          </table:table-cell>
          <table:table-cell office:value-type="float" office:value="0.00933" calcext:value-type="float">
            <text:p>0.0093</text:p>
          </table:table-cell>
          <table:table-cell office:value-type="float" office:value="-0.07722" calcext:value-type="float">
            <text:p>-0.0772</text:p>
          </table:table-cell>
          <table:table-cell table:formula="of:=[.C404]+[.B404]^2/(3.14159*[$Settings.$B$15]*[$Settings.$B$16])" office:value-type="float" office:value="0.00999558664070106" calcext:value-type="float">
            <text:p>0.0100</text:p>
          </table:table-cell>
          <table:table-cell table:style-name="ce2" table:formula="of:=IF([.B404]&gt;0;[.B404]/[.E404];0)" office:value-type="float" office:value="25.0110382698324" calcext:value-type="float">
            <text:p>25.0</text:p>
          </table:table-cell>
          <table:table-cell table:formula="of:=SQRT(2*[$Settings.$B$12]*[$Settings.$B$14]/([$Settings.$B$11]*[.B404]*[$Settings.$B$13]))*3.6" office:value-type="float" office:value="176.809331598363" calcext:value-type="float">
            <text:p>176.8093</text:p>
          </table:table-cell>
          <table:table-cell table:formula="of:=[.F404]" office:value-type="float" office:value="25.0110382698324" calcext:value-type="float">
            <text:p>25.0</text:p>
          </table:table-cell>
          <table:table-cell table:style-name="ce1" office:value-type="float" office:value="0.333" calcext:value-type="float">
            <text:p>0.3330</text:p>
          </table:table-cell>
          <table:table-cell table:number-columns-repeated="16"/>
        </table:table-row>
        <table:table-row table:style-name="ro1">
          <table:table-cell office:value-type="float" office:value="2.2" calcext:value-type="float">
            <text:p>2.2</text:p>
          </table:table-cell>
          <table:table-cell table:style-name="ce7" office:value-type="float" office:value="0.27" calcext:value-type="float">
            <text:p>0.2700</text:p>
          </table:table-cell>
          <table:table-cell office:value-type="float" office:value="0.00902" calcext:value-type="float">
            <text:p>0.0090</text:p>
          </table:table-cell>
          <table:table-cell office:value-type="float" office:value="-0.07745" calcext:value-type="float">
            <text:p>-0.0775</text:p>
          </table:table-cell>
          <table:table-cell table:formula="of:=[.C405]+[.B405]^2/(3.14159*[$Settings.$B$15]*[$Settings.$B$16])" office:value-type="float" office:value="0.00979634025771372" calcext:value-type="float">
            <text:p>0.0098</text:p>
          </table:table-cell>
          <table:table-cell table:style-name="ce2" table:formula="of:=IF([.B405]&gt;0;[.B405]/[.E405];0)" office:value-type="float" office:value="27.5613129900628" calcext:value-type="float">
            <text:p>27.6</text:p>
          </table:table-cell>
          <table:table-cell table:formula="of:=SQRT(2*[$Settings.$B$12]*[$Settings.$B$14]/([$Settings.$B$11]*[.B405]*[$Settings.$B$13]))*3.6" office:value-type="float" office:value="170.134858655921" calcext:value-type="float">
            <text:p>170.1349</text:p>
          </table:table-cell>
          <table:table-cell table:formula="of:=[.F405]" office:value-type="float" office:value="27.5613129900628" calcext:value-type="float">
            <text:p>27.6</text:p>
          </table:table-cell>
          <table:table-cell table:style-name="ce1" office:value-type="float" office:value="0.346" calcext:value-type="float">
            <text:p>0.3460</text:p>
          </table:table-cell>
          <table:table-cell table:number-columns-repeated="16"/>
        </table:table-row>
        <table:table-row table:style-name="ro1">
          <table:table-cell office:value-type="float" office:value="2.3" calcext:value-type="float">
            <text:p>2.3</text:p>
          </table:table-cell>
          <table:table-cell table:style-name="ce7" office:value-type="float" office:value="0.3" calcext:value-type="float">
            <text:p>0.3000</text:p>
          </table:table-cell>
          <table:table-cell table:style-name="ce7" office:value-type="float" office:value="0.00902" calcext:value-type="float">
            <text:p>0.0090</text:p>
          </table:table-cell>
          <table:table-cell office:value-type="float" office:value="-0.07767" calcext:value-type="float">
            <text:p>-0.0777</text:p>
          </table:table-cell>
          <table:table-cell table:formula="of:=[.C406]+[.B406]^2/(3.14159*[$Settings.$B$15]*[$Settings.$B$16])" office:value-type="float" office:value="0.00997844476260953" calcext:value-type="float">
            <text:p>0.0100</text:p>
          </table:table-cell>
          <table:table-cell table:style-name="ce2" table:formula="of:=IF([.B406]&gt;0;[.B406]/[.E406];0)" office:value-type="float" office:value="30.0648054017533" calcext:value-type="float">
            <text:p>30.1</text:p>
          </table:table-cell>
          <table:table-cell table:formula="of:=SQRT(2*[$Settings.$B$12]*[$Settings.$B$14]/([$Settings.$B$11]*[.B406]*[$Settings.$B$13]))*3.6" office:value-type="float" office:value="161.404098823057" calcext:value-type="float">
            <text:p>161.4041</text:p>
          </table:table-cell>
          <table:table-cell table:formula="of:=[.F406]" office:value-type="float" office:value="30.0648054017533" calcext:value-type="float">
            <text:p>30.1</text:p>
          </table:table-cell>
          <table:table-cell table:style-name="ce1" office:value-type="float" office:value="0.359" calcext:value-type="float">
            <text:p>0.3590</text:p>
          </table:table-cell>
          <table:table-cell table:number-columns-repeated="16"/>
        </table:table-row>
        <table:table-row table:style-name="ro1">
          <table:table-cell office:value-type="float" office:value="2.4" calcext:value-type="float">
            <text:p>2.4</text:p>
          </table:table-cell>
          <table:table-cell table:style-name="ce7" office:value-type="float" office:value="0.32" calcext:value-type="float">
            <text:p>0.3200</text:p>
          </table:table-cell>
          <table:table-cell table:style-name="ce7" office:value-type="float" office:value="0.0089" calcext:value-type="float">
            <text:p>0.0089</text:p>
          </table:table-cell>
          <table:table-cell office:value-type="float" office:value="-0.0779" calcext:value-type="float">
            <text:p>-0.0779</text:p>
          </table:table-cell>
          <table:table-cell table:formula="of:=[.C407]+[.B407]^2/(3.14159*[$Settings.$B$15]*[$Settings.$B$16])" office:value-type="float" office:value="0.00999049715212462" calcext:value-type="float">
            <text:p>0.0100</text:p>
          </table:table-cell>
          <table:table-cell table:style-name="ce2" table:formula="of:=IF([.B407]&gt;0;[.B407]/[.E407];0)" office:value-type="float" office:value="32.0304380380057" calcext:value-type="float">
            <text:p>32.0</text:p>
          </table:table-cell>
          <table:table-cell table:formula="of:=SQRT(2*[$Settings.$B$12]*[$Settings.$B$14]/([$Settings.$B$11]*[.B407]*[$Settings.$B$13]))*3.6" office:value-type="float" office:value="156.278846687829" calcext:value-type="float">
            <text:p>156.2788</text:p>
          </table:table-cell>
          <table:table-cell table:formula="of:=[.F407]" office:value-type="float" office:value="32.0304380380057" calcext:value-type="float">
            <text:p>32.0</text:p>
          </table:table-cell>
          <table:table-cell table:style-name="ce1" office:value-type="float" office:value="0.372" calcext:value-type="float">
            <text:p>0.3720</text:p>
          </table:table-cell>
          <table:table-cell table:number-columns-repeated="16"/>
        </table:table-row>
        <table:table-row table:style-name="ro1">
          <table:table-cell office:value-type="float" office:value="2.5" calcext:value-type="float">
            <text:p>2.5</text:p>
          </table:table-cell>
          <table:table-cell table:style-name="ce7" office:value-type="float" office:value="0.34" calcext:value-type="float">
            <text:p>0.3400</text:p>
          </table:table-cell>
          <table:table-cell table:style-name="ce7" office:value-type="float" office:value="0.0087" calcext:value-type="float">
            <text:p>0.0087</text:p>
          </table:table-cell>
          <table:table-cell office:value-type="float" office:value="-0.07813" calcext:value-type="float">
            <text:p>-0.0781</text:p>
          </table:table-cell>
          <table:table-cell table:formula="of:=[.C408]+[.B408]^2/(3.14159*[$Settings.$B$15]*[$Settings.$B$16])" office:value-type="float" office:value="0.00993106905064069" calcext:value-type="float">
            <text:p>0.0099</text:p>
          </table:table-cell>
          <table:table-cell table:style-name="ce2" table:formula="of:=IF([.B408]&gt;0;[.B408]/[.E408];0)" office:value-type="float" office:value="34.2359919426867" calcext:value-type="float">
            <text:p>34.2</text:p>
          </table:table-cell>
          <table:table-cell table:formula="of:=SQRT(2*[$Settings.$B$12]*[$Settings.$B$14]/([$Settings.$B$11]*[.B408]*[$Settings.$B$13]))*3.6" office:value-type="float" office:value="151.612751045559" calcext:value-type="float">
            <text:p>151.6128</text:p>
          </table:table-cell>
          <table:table-cell table:formula="of:=[.F408]" office:value-type="float" office:value="34.2359919426867" calcext:value-type="float">
            <text:p>34.2</text:p>
          </table:table-cell>
          <table:table-cell table:style-name="ce1" office:value-type="float" office:value="0.39034" calcext:value-type="float">
            <text:p>0.3903</text:p>
          </table:table-cell>
          <table:table-cell table:number-columns-repeated="16"/>
        </table:table-row>
        <table:table-row table:style-name="ro1">
          <table:table-cell office:value-type="float" office:value="2.6" calcext:value-type="float">
            <text:p>2.6</text:p>
          </table:table-cell>
          <table:table-cell table:style-name="ce7" office:value-type="float" office:value="0.36" calcext:value-type="float">
            <text:p>0.3600</text:p>
          </table:table-cell>
          <table:table-cell table:style-name="ce7" office:value-type="float" office:value="0.0083" calcext:value-type="float">
            <text:p>0.0083</text:p>
          </table:table-cell>
          <table:table-cell office:value-type="float" office:value="-0.07835" calcext:value-type="float">
            <text:p>-0.0784</text:p>
          </table:table-cell>
          <table:table-cell table:formula="of:=[.C409]+[.B409]^2/(3.14159*[$Settings.$B$15]*[$Settings.$B$16])" office:value-type="float" office:value="0.00968016045815773" calcext:value-type="float">
            <text:p>0.0097</text:p>
          </table:table-cell>
          <table:table-cell table:style-name="ce2" table:formula="of:=IF([.B409]&gt;0;[.B409]/[.E409];0)" office:value-type="float" office:value="37.1894661825175" calcext:value-type="float">
            <text:p>37.2</text:p>
          </table:table-cell>
          <table:table-cell table:formula="of:=SQRT(2*[$Settings.$B$12]*[$Settings.$B$14]/([$Settings.$B$11]*[.B409]*[$Settings.$B$13]))*3.6" office:value-type="float" office:value="147.341109665302" calcext:value-type="float">
            <text:p>147.3411</text:p>
          </table:table-cell>
          <table:table-cell table:formula="of:=[.F409]" office:value-type="float" office:value="37.1894661825175" calcext:value-type="float">
            <text:p>37.2</text:p>
          </table:table-cell>
          <table:table-cell table:style-name="ce1" office:value-type="float" office:value="0.40841" calcext:value-type="float">
            <text:p>0.4084</text:p>
          </table:table-cell>
          <table:table-cell table:number-columns-repeated="16"/>
        </table:table-row>
        <table:table-row table:style-name="ro1">
          <table:table-cell office:value-type="float" office:value="2.7" calcext:value-type="float">
            <text:p>2.7</text:p>
          </table:table-cell>
          <table:table-cell table:style-name="ce7" office:value-type="float" office:value="0.38" calcext:value-type="float">
            <text:p>0.3800</text:p>
          </table:table-cell>
          <table:table-cell table:style-name="ce7" office:value-type="float" office:value="0.0078" calcext:value-type="float">
            <text:p>0.0078</text:p>
          </table:table-cell>
          <table:table-cell office:value-type="float" office:value="-0.07858" calcext:value-type="float">
            <text:p>-0.0786</text:p>
          </table:table-cell>
          <table:table-cell table:formula="of:=[.C410]+[.B410]^2/(3.14159*[$Settings.$B$15]*[$Settings.$B$16])" office:value-type="float" office:value="0.00933777137467574" calcext:value-type="float">
            <text:p>0.0093</text:p>
          </table:table-cell>
          <table:table-cell table:style-name="ce2" table:formula="of:=IF([.B410]&gt;0;[.B410]/[.E410];0)" office:value-type="float" office:value="40.6949350923893" calcext:value-type="float">
            <text:p>40.7</text:p>
          </table:table-cell>
          <table:table-cell table:formula="of:=SQRT(2*[$Settings.$B$12]*[$Settings.$B$14]/([$Settings.$B$11]*[.B410]*[$Settings.$B$13]))*3.6" office:value-type="float" office:value="143.411305205333" calcext:value-type="float">
            <text:p>143.4113</text:p>
          </table:table-cell>
          <table:table-cell table:formula="of:=[.F410]" office:value-type="float" office:value="40.6949350923893" calcext:value-type="float">
            <text:p>40.7</text:p>
          </table:table-cell>
          <table:table-cell table:style-name="ce1" office:value-type="float" office:value="0.42622" calcext:value-type="float">
            <text:p>0.4262</text:p>
          </table:table-cell>
          <table:table-cell table:number-columns-repeated="16"/>
        </table:table-row>
        <table:table-row table:style-name="ro1">
          <table:table-cell office:value-type="float" office:value="2.8" calcext:value-type="float">
            <text:p>2.8</text:p>
          </table:table-cell>
          <table:table-cell table:style-name="ce7" office:value-type="float" office:value="0.4" calcext:value-type="float">
            <text:p>0.4000</text:p>
          </table:table-cell>
          <table:table-cell office:value-type="float" office:value="0.00736" calcext:value-type="float">
            <text:p>0.0074</text:p>
          </table:table-cell>
          <table:table-cell office:value-type="float" office:value="-0.0788" calcext:value-type="float">
            <text:p>-0.0788</text:p>
          </table:table-cell>
          <table:table-cell table:formula="of:=[.C411]+[.B411]^2/(3.14159*[$Settings.$B$15]*[$Settings.$B$16])" office:value-type="float" office:value="0.00906390180019472" calcext:value-type="float">
            <text:p>0.0091</text:p>
          </table:table-cell>
          <table:table-cell table:style-name="ce2" table:formula="of:=IF([.B411]&gt;0;[.B411]/[.E411];0)" office:value-type="float" office:value="44.1311047733777" calcext:value-type="float">
            <text:p>44.1</text:p>
          </table:table-cell>
          <table:table-cell table:formula="of:=SQRT(2*[$Settings.$B$12]*[$Settings.$B$14]/([$Settings.$B$11]*[.B411]*[$Settings.$B$13]))*3.6" office:value-type="float" office:value="139.780049855701" calcext:value-type="float">
            <text:p>139.7800</text:p>
          </table:table-cell>
          <table:table-cell table:formula="of:=[.F411]" office:value-type="float" office:value="44.1311047733777" calcext:value-type="float">
            <text:p>44.1</text:p>
          </table:table-cell>
          <table:table-cell table:style-name="ce1" office:value-type="float" office:value="0.44376" calcext:value-type="float">
            <text:p>0.4438</text:p>
          </table:table-cell>
          <table:table-cell table:number-columns-repeated="16"/>
        </table:table-row>
        <table:table-row table:style-name="ro1">
          <table:table-cell office:value-type="float" office:value="2.9" calcext:value-type="float">
            <text:p>2.9</text:p>
          </table:table-cell>
          <table:table-cell table:style-name="ce7" office:value-type="float" office:value="0.42" calcext:value-type="float">
            <text:p>0.4200</text:p>
          </table:table-cell>
          <table:table-cell office:value-type="float" office:value="0.0071" calcext:value-type="float">
            <text:p>0.0071</text:p>
          </table:table-cell>
          <table:table-cell office:value-type="float" office:value="-0.07903" calcext:value-type="float">
            <text:p>-0.0790</text:p>
          </table:table-cell>
          <table:table-cell table:formula="of:=[.C412]+[.B412]^2/(3.14159*[$Settings.$B$15]*[$Settings.$B$16])" office:value-type="float" office:value="0.00897855173471468" calcext:value-type="float">
            <text:p>0.0090</text:p>
          </table:table-cell>
          <table:table-cell table:style-name="ce2" table:formula="of:=IF([.B412]&gt;0;[.B412]/[.E412];0)" office:value-type="float" office:value="46.7781455639568" calcext:value-type="float">
            <text:p>46.8</text:p>
          </table:table-cell>
          <table:table-cell table:formula="of:=SQRT(2*[$Settings.$B$12]*[$Settings.$B$14]/([$Settings.$B$11]*[.B412]*[$Settings.$B$13]))*3.6" office:value-type="float" office:value="136.411360850929" calcext:value-type="float">
            <text:p>136.4114</text:p>
          </table:table-cell>
          <table:table-cell table:formula="of:=[.F412]" office:value-type="float" office:value="46.7781455639568" calcext:value-type="float">
            <text:p>46.8</text:p>
          </table:table-cell>
          <table:table-cell table:style-name="ce1" office:value-type="float" office:value="0.46103" calcext:value-type="float">
            <text:p>0.4610</text:p>
          </table:table-cell>
          <table:table-cell table:number-columns-repeated="1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7" office:value-type="float" office:value="0.44" calcext:value-type="float">
            <text:p>0.4400</text:p>
          </table:table-cell>
          <table:table-cell office:value-type="float" office:value="0.00686" calcext:value-type="float">
            <text:p>0.0069</text:p>
          </table:table-cell>
          <table:table-cell office:value-type="float" office:value="-0.07925" calcext:value-type="float">
            <text:p>-0.0793</text:p>
          </table:table-cell>
          <table:table-cell table:formula="of:=[.C413]+[.B413]^2/(3.14159*[$Settings.$B$15]*[$Settings.$B$16])" office:value-type="float" office:value="0.00892172117823561" calcext:value-type="float">
            <text:p>0.0089</text:p>
          </table:table-cell>
          <table:table-cell table:style-name="ce2" table:formula="of:=IF([.B413]&gt;0;[.B413]/[.E413];0)" office:value-type="float" office:value="49.3178380280895" calcext:value-type="float">
            <text:p>49.3</text:p>
          </table:table-cell>
          <table:table-cell table:formula="of:=SQRT(2*[$Settings.$B$12]*[$Settings.$B$14]/([$Settings.$B$11]*[.B413]*[$Settings.$B$13]))*3.6" office:value-type="float" office:value="133.275048260295" calcext:value-type="float">
            <text:p>133.2750</text:p>
          </table:table-cell>
          <table:table-cell table:formula="of:=[.F413]" office:value-type="float" office:value="49.3178380280895" calcext:value-type="float">
            <text:p>49.3</text:p>
          </table:table-cell>
          <table:table-cell table:style-name="ce1" office:value-type="float" office:value="0.47804" calcext:value-type="float">
            <text:p>0.4780</text:p>
          </table:table-cell>
          <table:table-cell table:number-columns-repeated="16"/>
        </table:table-row>
        <table:table-row table:style-name="ro1">
          <table:table-cell office:value-type="float" office:value="3.1" calcext:value-type="float">
            <text:p>3.1</text:p>
          </table:table-cell>
          <table:table-cell table:style-name="ce7" office:value-type="float" office:value="0.6" calcext:value-type="float">
            <text:p>0.6000</text:p>
          </table:table-cell>
          <table:table-cell office:value-type="float" office:value="0.00662" calcext:value-type="float">
            <text:p>0.0066</text:p>
          </table:table-cell>
          <table:table-cell office:value-type="float" office:value="-0.07948" calcext:value-type="float">
            <text:p>-0.0795</text:p>
          </table:table-cell>
          <table:table-cell table:formula="of:=[.C414]+[.B414]^2/(3.14159*[$Settings.$B$15]*[$Settings.$B$16])" office:value-type="float" office:value="0.0104537790504381" calcext:value-type="float">
            <text:p>0.0105</text:p>
          </table:table-cell>
          <table:table-cell table:style-name="ce2" table:formula="of:=IF([.B414]&gt;0;[.B414]/[.E414];0)" office:value-type="float" office:value="57.3955119105807" calcext:value-type="float">
            <text:p>57.4</text:p>
          </table:table-cell>
          <table:table-cell table:formula="of:=SQRT(2*[$Settings.$B$12]*[$Settings.$B$14]/([$Settings.$B$11]*[.B414]*[$Settings.$B$13]))*3.6" office:value-type="float" office:value="114.129932789087" calcext:value-type="float">
            <text:p>114.1299</text:p>
          </table:table-cell>
          <table:table-cell table:formula="of:=[.F414]" office:value-type="float" office:value="57.3955119105807" calcext:value-type="float">
            <text:p>57.4</text:p>
          </table:table-cell>
          <table:table-cell table:style-name="ce1" office:value-type="float" office:value="0.49479" calcext:value-type="float">
            <text:p>0.4948</text:p>
          </table:table-cell>
          <table:table-cell table:number-columns-repeated="16"/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0.51128" calcext:value-type="float">
            <text:p>0.5113</text:p>
          </table:table-cell>
          <table:table-cell office:value-type="float" office:value="0.00639" calcext:value-type="float">
            <text:p>0.0064</text:p>
          </table:table-cell>
          <table:table-cell office:value-type="float" office:value="-0.0797" calcext:value-type="float">
            <text:p>-0.0797</text:p>
          </table:table-cell>
          <table:table-cell table:formula="of:=[.C415]+[.B415]^2/(3.14159*[$Settings.$B$15]*[$Settings.$B$16])" office:value-type="float" office:value="0.00917382665058557" calcext:value-type="float">
            <text:p>0.0092</text:p>
          </table:table-cell>
          <table:table-cell table:style-name="ce2" table:formula="of:=IF([.B415]&gt;0;[.B415]/[.E415];0)" office:value-type="float" office:value="55.7324679736961" calcext:value-type="float">
            <text:p>55.7</text:p>
          </table:table-cell>
          <table:table-cell table:formula="of:=SQRT(2*[$Settings.$B$12]*[$Settings.$B$14]/([$Settings.$B$11]*[.B415]*[$Settings.$B$13]))*3.6" office:value-type="float" office:value="123.636238723247" calcext:value-type="float">
            <text:p>123.6362</text:p>
          </table:table-cell>
          <table:table-cell table:formula="of:=[.F415]" office:value-type="float" office:value="55.7324679736961" calcext:value-type="float">
            <text:p>55.7</text:p>
          </table:table-cell>
          <table:table-cell table:style-name="ce1" office:value-type="float" office:value="0.51128" calcext:value-type="float">
            <text:p>0.5113</text:p>
          </table:table-cell>
          <table:table-cell table:number-columns-repeated="16"/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0.5275" calcext:value-type="float">
            <text:p>0.5275</text:p>
          </table:table-cell>
          <table:table-cell office:value-type="float" office:value="0.00617" calcext:value-type="float">
            <text:p>0.0062</text:p>
          </table:table-cell>
          <table:table-cell office:value-type="float" office:value="-0.07993" calcext:value-type="float">
            <text:p>-0.0799</text:p>
          </table:table-cell>
          <table:table-cell table:formula="of:=[.C416]+[.B416]^2/(3.14159*[$Settings.$B$15]*[$Settings.$B$16])" office:value-type="float" office:value="0.00913325828306521" calcext:value-type="float">
            <text:p>0.0091</text:p>
          </table:table-cell>
          <table:table-cell table:style-name="ce2" table:formula="of:=IF([.B416]&gt;0;[.B416]/[.E416];0)" office:value-type="float" office:value="57.7559490437367" calcext:value-type="float">
            <text:p>57.8</text:p>
          </table:table-cell>
          <table:table-cell table:formula="of:=SQRT(2*[$Settings.$B$12]*[$Settings.$B$14]/([$Settings.$B$11]*[.B416]*[$Settings.$B$13]))*3.6" office:value-type="float" office:value="121.720563634488" calcext:value-type="float">
            <text:p>121.7206</text:p>
          </table:table-cell>
          <table:table-cell table:formula="of:=[.F416]" office:value-type="float" office:value="57.7559490437367" calcext:value-type="float">
            <text:p>57.8</text:p>
          </table:table-cell>
          <table:table-cell table:style-name="ce1" office:value-type="float" office:value="0.5275" calcext:value-type="float">
            <text:p>0.5275</text:p>
          </table:table-cell>
          <table:table-cell table:number-columns-repeated="16"/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0.54347" calcext:value-type="float">
            <text:p>0.5435</text:p>
          </table:table-cell>
          <table:table-cell office:value-type="float" office:value="0.00596" calcext:value-type="float">
            <text:p>0.0060</text:p>
          </table:table-cell>
          <table:table-cell office:value-type="float" office:value="-0.08015" calcext:value-type="float">
            <text:p>-0.0802</text:p>
          </table:table-cell>
          <table:table-cell table:formula="of:=[.C417]+[.B417]^2/(3.14159*[$Settings.$B$15]*[$Settings.$B$16])" office:value-type="float" office:value="0.00910539889896485" calcext:value-type="float">
            <text:p>0.0091</text:p>
          </table:table-cell>
          <table:table-cell table:style-name="ce2" table:formula="of:=IF([.B417]&gt;0;[.B417]/[.E417];0)" office:value-type="float" office:value="59.6865668413258" calcext:value-type="float">
            <text:p>59.7</text:p>
          </table:table-cell>
          <table:table-cell table:formula="of:=SQRT(2*[$Settings.$B$12]*[$Settings.$B$14]/([$Settings.$B$11]*[.B417]*[$Settings.$B$13]))*3.6" office:value-type="float" office:value="119.918834486197" calcext:value-type="float">
            <text:p>119.9188</text:p>
          </table:table-cell>
          <table:table-cell table:formula="of:=[.F417]" office:value-type="float" office:value="59.6865668413258" calcext:value-type="float">
            <text:p>59.7</text:p>
          </table:table-cell>
          <table:table-cell table:style-name="ce1" office:value-type="float" office:value="0.54347" calcext:value-type="float">
            <text:p>0.5435</text:p>
          </table:table-cell>
          <table:table-cell table:number-columns-repeated="16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55918" calcext:value-type="float">
            <text:p>0.5592</text:p>
          </table:table-cell>
          <table:table-cell office:value-type="float" office:value="0.00575" calcext:value-type="float">
            <text:p>0.0058</text:p>
          </table:table-cell>
          <table:table-cell office:value-type="float" office:value="-0.08038" calcext:value-type="float">
            <text:p>-0.0804</text:p>
          </table:table-cell>
          <table:table-cell table:formula="of:=[.C418]+[.B418]^2/(3.14159*[$Settings.$B$15]*[$Settings.$B$16])" office:value-type="float" office:value="0.00907987429269585" calcext:value-type="float">
            <text:p>0.0091</text:p>
          </table:table-cell>
          <table:table-cell table:style-name="ce2" table:formula="of:=IF([.B418]&gt;0;[.B418]/[.E418];0)" office:value-type="float" office:value="61.5845530427467" calcext:value-type="float">
            <text:p>61.6</text:p>
          </table:table-cell>
          <table:table-cell table:formula="of:=SQRT(2*[$Settings.$B$12]*[$Settings.$B$14]/([$Settings.$B$11]*[.B418]*[$Settings.$B$13]))*3.6" office:value-type="float" office:value="118.222291176504" calcext:value-type="float">
            <text:p>118.2223</text:p>
          </table:table-cell>
          <table:table-cell table:formula="of:=[.F418]" office:value-type="float" office:value="61.5845530427467" calcext:value-type="float">
            <text:p>61.6</text:p>
          </table:table-cell>
          <table:table-cell table:style-name="ce1" office:value-type="float" office:value="0.55918" calcext:value-type="float">
            <text:p>0.5592</text:p>
          </table:table-cell>
          <table:table-cell table:number-columns-repeated="16"/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0.57463" calcext:value-type="float">
            <text:p>0.5746</text:p>
          </table:table-cell>
          <table:table-cell office:value-type="float" office:value="0.00555" calcext:value-type="float">
            <text:p>0.0056</text:p>
          </table:table-cell>
          <table:table-cell office:value-type="float" office:value="-0.0806" calcext:value-type="float">
            <text:p>-0.0806</text:p>
          </table:table-cell>
          <table:table-cell table:formula="of:=[.C419]+[.B419]^2/(3.14159*[$Settings.$B$15]*[$Settings.$B$16])" office:value-type="float" office:value="0.00906642347335971" calcext:value-type="float">
            <text:p>0.0091</text:p>
          </table:table-cell>
          <table:table-cell table:style-name="ce2" table:formula="of:=IF([.B419]&gt;0;[.B419]/[.E419];0)" office:value-type="float" office:value="63.3800088522736" calcext:value-type="float">
            <text:p>63.4</text:p>
          </table:table-cell>
          <table:table-cell table:formula="of:=SQRT(2*[$Settings.$B$12]*[$Settings.$B$14]/([$Settings.$B$11]*[.B419]*[$Settings.$B$13]))*3.6" office:value-type="float" office:value="116.622148716915" calcext:value-type="float">
            <text:p>116.6221</text:p>
          </table:table-cell>
          <table:table-cell table:formula="of:=[.F419]" office:value-type="float" office:value="63.3800088522736" calcext:value-type="float">
            <text:p>63.4</text:p>
          </table:table-cell>
          <table:table-cell table:style-name="ce1" office:value-type="float" office:value="0.57463" calcext:value-type="float">
            <text:p>0.5746</text:p>
          </table:table-cell>
          <table:table-cell table:number-columns-repeated="16"/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0.58983" calcext:value-type="float">
            <text:p>0.5898</text:p>
          </table:table-cell>
          <table:table-cell office:value-type="float" office:value="0.00535" calcext:value-type="float">
            <text:p>0.0054</text:p>
          </table:table-cell>
          <table:table-cell office:value-type="float" office:value="-0.08083" calcext:value-type="float">
            <text:p>-0.0808</text:p>
          </table:table-cell>
          <table:table-cell table:formula="of:=[.C420]+[.B420]^2/(3.14159*[$Settings.$B$15]*[$Settings.$B$16])" office:value-type="float" office:value="0.00905491539493391" calcext:value-type="float">
            <text:p>0.0091</text:p>
          </table:table-cell>
          <table:table-cell table:style-name="ce2" table:formula="of:=IF([.B420]&gt;0;[.B420]/[.E420];0)" office:value-type="float" office:value="65.1392060857908" calcext:value-type="float">
            <text:p>65.1</text:p>
          </table:table-cell>
          <table:table-cell table:formula="of:=SQRT(2*[$Settings.$B$12]*[$Settings.$B$14]/([$Settings.$B$11]*[.B420]*[$Settings.$B$13]))*3.6" office:value-type="float" office:value="115.109656449517" calcext:value-type="float">
            <text:p>115.1097</text:p>
          </table:table-cell>
          <table:table-cell table:formula="of:=[.F420]" office:value-type="float" office:value="65.1392060857908" calcext:value-type="float">
            <text:p>65.1</text:p>
          </table:table-cell>
          <table:table-cell table:style-name="ce1" office:value-type="float" office:value="0.58983" calcext:value-type="float">
            <text:p>0.5898</text:p>
          </table:table-cell>
          <table:table-cell table:number-columns-repeated="16"/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0.60477" calcext:value-type="float">
            <text:p>0.6048</text:p>
          </table:table-cell>
          <table:table-cell office:value-type="float" office:value="0.00516" calcext:value-type="float">
            <text:p>0.0052</text:p>
          </table:table-cell>
          <table:table-cell office:value-type="float" office:value="-0.08105" calcext:value-type="float">
            <text:p>-0.0811</text:p>
          </table:table-cell>
          <table:table-cell table:formula="of:=[.C421]+[.B421]^2/(3.14159*[$Settings.$B$15]*[$Settings.$B$16])" office:value-type="float" office:value="0.00905497844176053" calcext:value-type="float">
            <text:p>0.0091</text:p>
          </table:table-cell>
          <table:table-cell table:style-name="ce2" table:formula="of:=IF([.B421]&gt;0;[.B421]/[.E421];0)" office:value-type="float" office:value="66.788673643978" calcext:value-type="float">
            <text:p>66.8</text:p>
          </table:table-cell>
          <table:table-cell table:formula="of:=SQRT(2*[$Settings.$B$12]*[$Settings.$B$14]/([$Settings.$B$11]*[.B421]*[$Settings.$B$13]))*3.6" office:value-type="float" office:value="113.678953495894" calcext:value-type="float">
            <text:p>113.6790</text:p>
          </table:table-cell>
          <table:table-cell table:formula="of:=[.F421]" office:value-type="float" office:value="66.788673643978" calcext:value-type="float">
            <text:p>66.8</text:p>
          </table:table-cell>
          <table:table-cell table:style-name="ce1" office:value-type="float" office:value="0.60477" calcext:value-type="float">
            <text:p>0.6048</text:p>
          </table:table-cell>
          <table:table-cell table:number-columns-repeated="16"/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0.61946" calcext:value-type="float">
            <text:p>0.6195</text:p>
          </table:table-cell>
          <table:table-cell office:value-type="float" office:value="0.00498" calcext:value-type="float">
            <text:p>0.0050</text:p>
          </table:table-cell>
          <table:table-cell office:value-type="float" office:value="-0.08128" calcext:value-type="float">
            <text:p>-0.0813</text:p>
          </table:table-cell>
          <table:table-cell table:formula="of:=[.C422]+[.B422]^2/(3.14159*[$Settings.$B$15]*[$Settings.$B$16])" office:value-type="float" office:value="0.00906649635129504" calcext:value-type="float">
            <text:p>0.0091</text:p>
          </table:table-cell>
          <table:table-cell table:style-name="ce2" table:formula="of:=IF([.B422]&gt;0;[.B422]/[.E422];0)" office:value-type="float" office:value="68.3240775706613" calcext:value-type="float">
            <text:p>68.3</text:p>
          </table:table-cell>
          <table:table-cell table:formula="of:=SQRT(2*[$Settings.$B$12]*[$Settings.$B$14]/([$Settings.$B$11]*[.B422]*[$Settings.$B$13]))*3.6" office:value-type="float" office:value="112.322963333378" calcext:value-type="float">
            <text:p>112.3230</text:p>
          </table:table-cell>
          <table:table-cell table:formula="of:=[.F422]" office:value-type="float" office:value="68.3240775706613" calcext:value-type="float">
            <text:p>68.3</text:p>
          </table:table-cell>
          <table:table-cell table:style-name="ce1" office:value-type="float" office:value="0.61946" calcext:value-type="float">
            <text:p>0.6195</text:p>
          </table:table-cell>
          <table:table-cell table:number-columns-repeated="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339" calcext:value-type="float">
            <text:p>0.6339</text:p>
          </table:table-cell>
          <table:table-cell office:value-type="float" office:value="0.00481" calcext:value-type="float">
            <text:p>0.0048</text:p>
          </table:table-cell>
          <table:table-cell office:value-type="float" office:value="-0.0815" calcext:value-type="float">
            <text:p>-0.0815</text:p>
          </table:table-cell>
          <table:table-cell table:formula="of:=[.C423]+[.B423]^2/(3.14159*[$Settings.$B$15]*[$Settings.$B$16])" office:value-type="float" office:value="0.00908923446431139" calcext:value-type="float">
            <text:p>0.0091</text:p>
          </table:table-cell>
          <table:table-cell table:style-name="ce2" table:formula="of:=IF([.B423]&gt;0;[.B423]/[.E423];0)" office:value-type="float" office:value="69.7418470707285" calcext:value-type="float">
            <text:p>69.7</text:p>
          </table:table-cell>
          <table:table-cell table:formula="of:=SQRT(2*[$Settings.$B$12]*[$Settings.$B$14]/([$Settings.$B$11]*[.B423]*[$Settings.$B$13]))*3.6" office:value-type="float" office:value="111.036256335296" calcext:value-type="float">
            <text:p>111.0363</text:p>
          </table:table-cell>
          <table:table-cell table:formula="of:=[.F423]" office:value-type="float" office:value="69.7418470707285" calcext:value-type="float">
            <text:p>69.7</text:p>
          </table:table-cell>
          <table:table-cell table:style-name="ce1" office:value-type="float" office:value="0.6339" calcext:value-type="float">
            <text:p>0.6339</text:p>
          </table:table-cell>
          <table:table-cell table:number-columns-repeated="16"/>
        </table:table-row>
        <table:table-row table:style-name="ro1">
          <table:table-cell office:value-type="float" office:value="4.1" calcext:value-type="float">
            <text:p>4.1</text:p>
          </table:table-cell>
          <table:table-cell table:style-name="ce7" office:value-type="float" office:value="0.62" calcext:value-type="float">
            <text:p>0.6200</text:p>
          </table:table-cell>
          <table:table-cell office:value-type="float" office:value="0.00464" calcext:value-type="float">
            <text:p>0.0046</text:p>
          </table:table-cell>
          <table:table-cell office:value-type="float" office:value="-0.08173" calcext:value-type="float">
            <text:p>-0.0817</text:p>
          </table:table-cell>
          <table:table-cell table:formula="of:=[.C424]+[.B424]^2/(3.14159*[$Settings.$B$15]*[$Settings.$B$16])" office:value-type="float" office:value="0.00873362407496782" calcext:value-type="float">
            <text:p>0.0087</text:p>
          </table:table-cell>
          <table:table-cell table:style-name="ce2" table:formula="of:=IF([.B424]&gt;0;[.B424]/[.E424];0)" office:value-type="float" office:value="70.9900030821151" calcext:value-type="float">
            <text:p>71.0</text:p>
          </table:table-cell>
          <table:table-cell table:formula="of:=SQRT(2*[$Settings.$B$12]*[$Settings.$B$14]/([$Settings.$B$11]*[.B424]*[$Settings.$B$13]))*3.6" office:value-type="float" office:value="112.274037839054" calcext:value-type="float">
            <text:p>112.2740</text:p>
          </table:table-cell>
          <table:table-cell table:formula="of:=[.F424]" office:value-type="float" office:value="70.9900030821151" calcext:value-type="float">
            <text:p>71.0</text:p>
          </table:table-cell>
          <table:table-cell table:style-name="ce1" office:value-type="float" office:value="0.64809" calcext:value-type="float">
            <text:p>0.6481</text:p>
          </table:table-cell>
          <table:table-cell table:number-columns-repeated="16"/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0.66203" calcext:value-type="float">
            <text:p>0.6620</text:p>
          </table:table-cell>
          <table:table-cell office:value-type="float" office:value="0.00448" calcext:value-type="float">
            <text:p>0.0045</text:p>
          </table:table-cell>
          <table:table-cell office:value-type="float" office:value="-0.08195" calcext:value-type="float">
            <text:p>-0.0820</text:p>
          </table:table-cell>
          <table:table-cell table:formula="of:=[.C425]+[.B425]^2/(3.14159*[$Settings.$B$15]*[$Settings.$B$16])" office:value-type="float" office:value="0.0091474526314847" calcext:value-type="float">
            <text:p>0.0091</text:p>
          </table:table-cell>
          <table:table-cell table:style-name="ce2" table:formula="of:=IF([.B425]&gt;0;[.B425]/[.E425];0)" office:value-type="float" office:value="72.3731542179681" calcext:value-type="float">
            <text:p>72.4</text:p>
          </table:table-cell>
          <table:table-cell table:formula="of:=SQRT(2*[$Settings.$B$12]*[$Settings.$B$14]/([$Settings.$B$11]*[.B425]*[$Settings.$B$13]))*3.6" office:value-type="float" office:value="108.651656437041" calcext:value-type="float">
            <text:p>108.6517</text:p>
          </table:table-cell>
          <table:table-cell table:formula="of:=[.F425]" office:value-type="float" office:value="72.3731542179681" calcext:value-type="float">
            <text:p>72.4</text:p>
          </table:table-cell>
          <table:table-cell table:style-name="ce1" office:value-type="float" office:value="0.66203" calcext:value-type="float">
            <text:p>0.6620</text:p>
          </table:table-cell>
          <table:table-cell table:number-columns-repeated="16"/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0.67572" calcext:value-type="float">
            <text:p>0.6757</text:p>
          </table:table-cell>
          <table:table-cell office:value-type="float" office:value="0.00433" calcext:value-type="float">
            <text:p>0.0043</text:p>
          </table:table-cell>
          <table:table-cell office:value-type="float" office:value="-0.08218" calcext:value-type="float">
            <text:p>-0.0822</text:p>
          </table:table-cell>
          <table:table-cell table:formula="of:=[.C426]+[.B426]^2/(3.14159*[$Settings.$B$15]*[$Settings.$B$16])" office:value-type="float" office:value="0.00919248333478877" calcext:value-type="float">
            <text:p>0.0092</text:p>
          </table:table-cell>
          <table:table-cell table:style-name="ce2" table:formula="of:=IF([.B426]&gt;0;[.B426]/[.E426];0)" office:value-type="float" office:value="73.5078841473393" calcext:value-type="float">
            <text:p>73.5</text:p>
          </table:table-cell>
          <table:table-cell table:formula="of:=SQRT(2*[$Settings.$B$12]*[$Settings.$B$14]/([$Settings.$B$11]*[.B426]*[$Settings.$B$13]))*3.6" office:value-type="float" office:value="107.545390294407" calcext:value-type="float">
            <text:p>107.5454</text:p>
          </table:table-cell>
          <table:table-cell table:formula="of:=[.F426]" office:value-type="float" office:value="73.5078841473393" calcext:value-type="float">
            <text:p>73.5</text:p>
          </table:table-cell>
          <table:table-cell table:style-name="ce1" office:value-type="float" office:value="0.67572" calcext:value-type="float">
            <text:p>0.6757</text:p>
          </table:table-cell>
          <table:table-cell table:number-columns-repeated="16"/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0.68916" calcext:value-type="float">
            <text:p>0.6892</text:p>
          </table:table-cell>
          <table:table-cell office:value-type="float" office:value="0.00418" calcext:value-type="float">
            <text:p>0.0042</text:p>
          </table:table-cell>
          <table:table-cell office:value-type="float" office:value="-0.0824" calcext:value-type="float">
            <text:p>-0.0824</text:p>
          </table:table-cell>
          <table:table-cell table:formula="of:=[.C427]+[.B427]^2/(3.14159*[$Settings.$B$15]*[$Settings.$B$16])" office:value-type="float" office:value="0.00923783553986895" calcext:value-type="float">
            <text:p>0.0092</text:p>
          </table:table-cell>
          <table:table-cell table:style-name="ce2" table:formula="of:=IF([.B427]&gt;0;[.B427]/[.E427];0)" office:value-type="float" office:value="74.6018909977019" calcext:value-type="float">
            <text:p>74.6</text:p>
          </table:table-cell>
          <table:table-cell table:formula="of:=SQRT(2*[$Settings.$B$12]*[$Settings.$B$14]/([$Settings.$B$11]*[.B427]*[$Settings.$B$13]))*3.6" office:value-type="float" office:value="106.491551774657" calcext:value-type="float">
            <text:p>106.4916</text:p>
          </table:table-cell>
          <table:table-cell table:formula="of:=[.F427]" office:value-type="float" office:value="74.6018909977019" calcext:value-type="float">
            <text:p>74.6</text:p>
          </table:table-cell>
          <table:table-cell table:style-name="ce1" office:value-type="float" office:value="0.68916" calcext:value-type="float">
            <text:p>0.6892</text:p>
          </table:table-cell>
          <table:table-cell table:number-columns-repeated="16"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0.70236" calcext:value-type="float">
            <text:p>0.7024</text:p>
          </table:table-cell>
          <table:table-cell office:value-type="float" office:value="0.00404" calcext:value-type="float">
            <text:p>0.0040</text:p>
          </table:table-cell>
          <table:table-cell office:value-type="float" office:value="-0.08263" calcext:value-type="float">
            <text:p>-0.0826</text:p>
          </table:table-cell>
          <table:table-cell table:formula="of:=[.C428]+[.B428]^2/(3.14159*[$Settings.$B$15]*[$Settings.$B$16])" office:value-type="float" office:value="0.00929344414809203" calcext:value-type="float">
            <text:p>0.0093</text:p>
          </table:table-cell>
          <table:table-cell table:style-name="ce2" table:formula="of:=IF([.B428]&gt;0;[.B428]/[.E428];0)" office:value-type="float" office:value="75.5758563572147" calcext:value-type="float">
            <text:p>75.6</text:p>
          </table:table-cell>
          <table:table-cell table:formula="of:=SQRT(2*[$Settings.$B$12]*[$Settings.$B$14]/([$Settings.$B$11]*[.B428]*[$Settings.$B$13]))*3.6" office:value-type="float" office:value="105.486115933532" calcext:value-type="float">
            <text:p>105.4861</text:p>
          </table:table-cell>
          <table:table-cell table:formula="of:=[.F428]" office:value-type="float" office:value="75.5758563572147" calcext:value-type="float">
            <text:p>75.6</text:p>
          </table:table-cell>
          <table:table-cell table:style-name="ce1" office:value-type="float" office:value="0.70236" calcext:value-type="float">
            <text:p>0.7024</text:p>
          </table:table-cell>
          <table:table-cell table:number-columns-repeated="16"/>
        </table:table-row>
        <table:table-row table:style-name="ro1">
          <table:table-cell office:value-type="float" office:value="4.6" calcext:value-type="float">
            <text:p>4.6</text:p>
          </table:table-cell>
          <table:table-cell table:style-name="ce7" office:value-type="float" office:value="0.67" calcext:value-type="float">
            <text:p>0.6700</text:p>
          </table:table-cell>
          <table:table-cell office:value-type="float" office:value="0.00391" calcext:value-type="float">
            <text:p>0.0039</text:p>
          </table:table-cell>
          <table:table-cell office:value-type="float" office:value="-0.08285" calcext:value-type="float">
            <text:p>-0.0829</text:p>
          </table:table-cell>
          <table:table-cell table:formula="of:=[.C429]+[.B429]^2/(3.14159*[$Settings.$B$15]*[$Settings.$B$16])" office:value-type="float" office:value="0.00869050948817132" calcext:value-type="float">
            <text:p>0.0087</text:p>
          </table:table-cell>
          <table:table-cell table:style-name="ce2" table:formula="of:=IF([.B429]&gt;0;[.B429]/[.E429];0)" office:value-type="float" office:value="77.0955950179836" calcext:value-type="float">
            <text:p>77.1</text:p>
          </table:table-cell>
          <table:table-cell table:formula="of:=SQRT(2*[$Settings.$B$12]*[$Settings.$B$14]/([$Settings.$B$11]*[.B429]*[$Settings.$B$13]))*3.6" office:value-type="float" office:value="108.003488991908" calcext:value-type="float">
            <text:p>108.0035</text:p>
          </table:table-cell>
          <table:table-cell table:formula="of:=[.F429]" office:value-type="float" office:value="77.0955950179836" calcext:value-type="float">
            <text:p>77.1</text:p>
          </table:table-cell>
          <table:table-cell table:style-name="ce1" office:value-type="float" office:value="0.71531" calcext:value-type="float">
            <text:p>0.7153</text:p>
          </table:table-cell>
          <table:table-cell table:number-columns-repeated="16"/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0.72803" calcext:value-type="float">
            <text:p>0.7280</text:p>
          </table:table-cell>
          <table:table-cell office:value-type="float" office:value="0.00378" calcext:value-type="float">
            <text:p>0.0038</text:p>
          </table:table-cell>
          <table:table-cell office:value-type="float" office:value="-0.08308" calcext:value-type="float">
            <text:p>-0.0831</text:p>
          </table:table-cell>
          <table:table-cell table:formula="of:=[.C430]+[.B430]^2/(3.14159*[$Settings.$B$15]*[$Settings.$B$16])" office:value-type="float" office:value="0.0094244694977409" calcext:value-type="float">
            <text:p>0.0094</text:p>
          </table:table-cell>
          <table:table-cell table:style-name="ce2" table:formula="of:=IF([.B430]&gt;0;[.B430]/[.E430];0)" office:value-type="float" office:value="77.2489104213784" calcext:value-type="float">
            <text:p>77.2</text:p>
          </table:table-cell>
          <table:table-cell table:formula="of:=SQRT(2*[$Settings.$B$12]*[$Settings.$B$14]/([$Settings.$B$11]*[.B430]*[$Settings.$B$13]))*3.6" office:value-type="float" office:value="103.609731644487" calcext:value-type="float">
            <text:p>103.6097</text:p>
          </table:table-cell>
          <table:table-cell table:formula="of:=[.F430]" office:value-type="float" office:value="77.2489104213784" calcext:value-type="float">
            <text:p>77.2</text:p>
          </table:table-cell>
          <table:table-cell table:style-name="ce1" office:value-type="float" office:value="0.72803" calcext:value-type="float">
            <text:p>0.7280</text:p>
          </table:table-cell>
          <table:table-cell table:number-columns-repeated="16"/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0.7405" calcext:value-type="float">
            <text:p>0.7405</text:p>
          </table:table-cell>
          <table:table-cell office:value-type="float" office:value="0.00366" calcext:value-type="float">
            <text:p>0.0037</text:p>
          </table:table-cell>
          <table:table-cell office:value-type="float" office:value="-0.0833" calcext:value-type="float">
            <text:p>-0.0833</text:p>
          </table:table-cell>
          <table:table-cell table:formula="of:=[.C431]+[.B431]^2/(3.14159*[$Settings.$B$15]*[$Settings.$B$16])" office:value-type="float" office:value="0.0094994871193389" calcext:value-type="float">
            <text:p>0.0095</text:p>
          </table:table-cell>
          <table:table-cell table:style-name="ce2" table:formula="of:=IF([.B431]&gt;0;[.B431]/[.E431];0)" office:value-type="float" office:value="77.9515768269744" calcext:value-type="float">
            <text:p>78.0</text:p>
          </table:table-cell>
          <table:table-cell table:formula="of:=SQRT(2*[$Settings.$B$12]*[$Settings.$B$14]/([$Settings.$B$11]*[.B431]*[$Settings.$B$13]))*3.6" office:value-type="float" office:value="102.733635082505" calcext:value-type="float">
            <text:p>102.7336</text:p>
          </table:table-cell>
          <table:table-cell table:formula="of:=[.F431]" office:value-type="float" office:value="77.9515768269744" calcext:value-type="float">
            <text:p>78.0</text:p>
          </table:table-cell>
          <table:table-cell table:style-name="ce1" office:value-type="float" office:value="0.7405" calcext:value-type="float">
            <text:p>0.7405</text:p>
          </table:table-cell>
          <table:table-cell table:number-columns-repeated="16"/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0.75273" calcext:value-type="float">
            <text:p>0.7527</text:p>
          </table:table-cell>
          <table:table-cell office:value-type="float" office:value="0.00355" calcext:value-type="float">
            <text:p>0.0036</text:p>
          </table:table-cell>
          <table:table-cell office:value-type="float" office:value="-0.08353" calcext:value-type="float">
            <text:p>-0.0835</text:p>
          </table:table-cell>
          <table:table-cell table:formula="of:=[.C432]+[.B432]^2/(3.14159*[$Settings.$B$15]*[$Settings.$B$16])" office:value-type="float" office:value="0.0095839683718191" calcext:value-type="float">
            <text:p>0.0096</text:p>
          </table:table-cell>
          <table:table-cell table:style-name="ce2" table:formula="of:=IF([.B432]&gt;0;[.B432]/[.E432];0)" office:value-type="float" office:value="78.5405346509013" calcext:value-type="float">
            <text:p>78.5</text:p>
          </table:table-cell>
          <table:table-cell table:formula="of:=SQRT(2*[$Settings.$B$12]*[$Settings.$B$14]/([$Settings.$B$11]*[.B432]*[$Settings.$B$13]))*3.6" office:value-type="float" office:value="101.895633593515" calcext:value-type="float">
            <text:p>101.8956</text:p>
          </table:table-cell>
          <table:table-cell table:formula="of:=[.F432]" office:value-type="float" office:value="78.5405346509013" calcext:value-type="float">
            <text:p>78.5</text:p>
          </table:table-cell>
          <table:table-cell table:style-name="ce1" office:value-type="float" office:value="0.75273" calcext:value-type="float">
            <text:p>0.7527</text:p>
          </table:table-cell>
          <table:table-cell table:number-columns-repeated="1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7" office:value-type="float" office:value="0.7" calcext:value-type="float">
            <text:p>0.7000</text:p>
          </table:table-cell>
          <table:table-cell office:value-type="float" office:value="0.00344" calcext:value-type="float">
            <text:p>0.0034</text:p>
          </table:table-cell>
          <table:table-cell office:value-type="float" office:value="-0.08375" calcext:value-type="float">
            <text:p>-0.0838</text:p>
          </table:table-cell>
          <table:table-cell table:formula="of:=[.C433]+[.B433]^2/(3.14159*[$Settings.$B$15]*[$Settings.$B$16])" office:value-type="float" office:value="0.00865819926309634" calcext:value-type="float">
            <text:p>0.0087</text:p>
          </table:table-cell>
          <table:table-cell table:style-name="ce2" table:formula="of:=IF([.B433]&gt;0;[.B433]/[.E433];0)" office:value-type="float" office:value="80.8482201355189" calcext:value-type="float">
            <text:p>80.8</text:p>
          </table:table-cell>
          <table:table-cell table:formula="of:=SQRT(2*[$Settings.$B$12]*[$Settings.$B$14]/([$Settings.$B$11]*[.B433]*[$Settings.$B$13]))*3.6" office:value-type="float" office:value="105.663785761827" calcext:value-type="float">
            <text:p>105.6638</text:p>
          </table:table-cell>
          <table:table-cell table:formula="of:=[.F433]" office:value-type="float" office:value="80.8482201355189" calcext:value-type="float">
            <text:p>80.8</text:p>
          </table:table-cell>
          <table:table-cell table:style-name="ce1" office:value-type="float" office:value="0.76472" calcext:value-type="float">
            <text:p>0.7647</text:p>
          </table:table-cell>
          <table:table-cell table:number-columns-repeated="16"/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0.77647" calcext:value-type="float">
            <text:p>0.7765</text:p>
          </table:table-cell>
          <table:table-cell office:value-type="float" office:value="0.00334" calcext:value-type="float">
            <text:p>0.0033</text:p>
          </table:table-cell>
          <table:table-cell office:value-type="float" office:value="-0.08398" calcext:value-type="float">
            <text:p>-0.0840</text:p>
          </table:table-cell>
          <table:table-cell table:formula="of:=[.C434]+[.B434]^2/(3.14159*[$Settings.$B$15]*[$Settings.$B$16])" office:value-type="float" office:value="0.00976057525596937" calcext:value-type="float">
            <text:p>0.0098</text:p>
          </table:table-cell>
          <table:table-cell table:style-name="ce2" table:formula="of:=IF([.B434]&gt;0;[.B434]/[.E434];0)" office:value-type="float" office:value="79.551663671168" calcext:value-type="float">
            <text:p>79.6</text:p>
          </table:table-cell>
          <table:table-cell table:formula="of:=SQRT(2*[$Settings.$B$12]*[$Settings.$B$14]/([$Settings.$B$11]*[.B434]*[$Settings.$B$13]))*3.6" office:value-type="float" office:value="100.325849621056" calcext:value-type="float">
            <text:p>100.3258</text:p>
          </table:table-cell>
          <table:table-cell table:formula="of:=[.F434]" office:value-type="float" office:value="79.551663671168" calcext:value-type="float">
            <text:p>79.6</text:p>
          </table:table-cell>
          <table:table-cell table:style-name="ce1" office:value-type="float" office:value="0.77647" calcext:value-type="float">
            <text:p>0.7765</text:p>
          </table:table-cell>
          <table:table-cell table:number-columns-repeated="16"/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0.78799" calcext:value-type="float">
            <text:p>0.7880</text:p>
          </table:table-cell>
          <table:table-cell office:value-type="float" office:value="0.00324" calcext:value-type="float">
            <text:p>0.0032</text:p>
          </table:table-cell>
          <table:table-cell office:value-type="float" office:value="-0.0842" calcext:value-type="float">
            <text:p>-0.0842</text:p>
          </table:table-cell>
          <table:table-cell table:formula="of:=[.C435]+[.B435]^2/(3.14159*[$Settings.$B$15]*[$Settings.$B$16])" office:value-type="float" office:value="0.00985250466311332" calcext:value-type="float">
            <text:p>0.0099</text:p>
          </table:table-cell>
          <table:table-cell table:style-name="ce2" table:formula="of:=IF([.B435]&gt;0;[.B435]/[.E435];0)" office:value-type="float" office:value="79.9786477595029" calcext:value-type="float">
            <text:p>80.0</text:p>
          </table:table-cell>
          <table:table-cell table:formula="of:=SQRT(2*[$Settings.$B$12]*[$Settings.$B$14]/([$Settings.$B$11]*[.B435]*[$Settings.$B$13]))*3.6" office:value-type="float" office:value="99.5897939107573" calcext:value-type="float">
            <text:p>99.5898</text:p>
          </table:table-cell>
          <table:table-cell table:formula="of:=[.F435]" office:value-type="float" office:value="79.9786477595029" calcext:value-type="float">
            <text:p>80.0</text:p>
          </table:table-cell>
          <table:table-cell table:style-name="ce1" office:value-type="float" office:value="0.78799" calcext:value-type="float">
            <text:p>0.7880</text:p>
          </table:table-cell>
          <table:table-cell table:number-columns-repeated="16"/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0.79927" calcext:value-type="float">
            <text:p>0.7993</text:p>
          </table:table-cell>
          <table:table-cell office:value-type="float" office:value="0.00315" calcext:value-type="float">
            <text:p>0.0032</text:p>
          </table:table-cell>
          <table:table-cell office:value-type="float" office:value="-0.08443" calcext:value-type="float">
            <text:p>-0.0844</text:p>
          </table:table-cell>
          <table:table-cell table:formula="of:=[.C436]+[.B436]^2/(3.14159*[$Settings.$B$15]*[$Settings.$B$16])" office:value-type="float" office:value="0.0099531743926954" calcext:value-type="float">
            <text:p>0.0100</text:p>
          </table:table-cell>
          <table:table-cell table:style-name="ce2" table:formula="of:=IF([.B436]&gt;0;[.B436]/[.E436];0)" office:value-type="float" office:value="80.3030237857162" calcext:value-type="float">
            <text:p>80.3</text:p>
          </table:table-cell>
          <table:table-cell table:formula="of:=SQRT(2*[$Settings.$B$12]*[$Settings.$B$14]/([$Settings.$B$11]*[.B436]*[$Settings.$B$13]))*3.6" office:value-type="float" office:value="98.8845474991596" calcext:value-type="float">
            <text:p>98.8845</text:p>
          </table:table-cell>
          <table:table-cell table:formula="of:=[.F436]" office:value-type="float" office:value="80.3030237857162" calcext:value-type="float">
            <text:p>80.3</text:p>
          </table:table-cell>
          <table:table-cell table:style-name="ce1" office:value-type="float" office:value="0.79927" calcext:value-type="float">
            <text:p>0.7993</text:p>
          </table:table-cell>
          <table:table-cell table:number-columns-repeated="16"/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0.81032" calcext:value-type="float">
            <text:p>0.8103</text:p>
          </table:table-cell>
          <table:table-cell office:value-type="float" office:value="0.00307" calcext:value-type="float">
            <text:p>0.0031</text:p>
          </table:table-cell>
          <table:table-cell office:value-type="float" office:value="-0.08465" calcext:value-type="float">
            <text:p>-0.0847</text:p>
          </table:table-cell>
          <table:table-cell table:formula="of:=[.C437]+[.B437]^2/(3.14159*[$Settings.$B$15]*[$Settings.$B$16])" office:value-type="float" office:value="0.0100625840517533" calcext:value-type="float">
            <text:p>0.0101</text:p>
          </table:table-cell>
          <table:table-cell table:style-name="ce2" table:formula="of:=IF([.B437]&gt;0;[.B437]/[.E437];0)" office:value-type="float" office:value="80.5280230040725" calcext:value-type="float">
            <text:p>80.5</text:p>
          </table:table-cell>
          <table:table-cell table:formula="of:=SQRT(2*[$Settings.$B$12]*[$Settings.$B$14]/([$Settings.$B$11]*[.B437]*[$Settings.$B$13]))*3.6" office:value-type="float" office:value="98.2080092461807" calcext:value-type="float">
            <text:p>98.2080</text:p>
          </table:table-cell>
          <table:table-cell table:formula="of:=[.F437]" office:value-type="float" office:value="80.5280230040725" calcext:value-type="float">
            <text:p>80.5</text:p>
          </table:table-cell>
          <table:table-cell table:style-name="ce1" office:value-type="float" office:value="0.81032" calcext:value-type="float">
            <text:p>0.8103</text:p>
          </table:table-cell>
          <table:table-cell table:number-columns-repeated="16"/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0.82114" calcext:value-type="float">
            <text:p>0.8211</text:p>
          </table:table-cell>
          <table:table-cell office:value-type="float" office:value="0.00299" calcext:value-type="float">
            <text:p>0.0030</text:p>
          </table:table-cell>
          <table:table-cell office:value-type="float" office:value="-0.08488" calcext:value-type="float">
            <text:p>-0.0849</text:p>
          </table:table-cell>
          <table:table-cell table:formula="of:=[.C438]+[.B438]^2/(3.14159*[$Settings.$B$15]*[$Settings.$B$16])" office:value-type="float" office:value="0.010170571247796" calcext:value-type="float">
            <text:p>0.0102</text:p>
          </table:table-cell>
          <table:table-cell table:style-name="ce2" table:formula="of:=IF([.B438]&gt;0;[.B438]/[.E438];0)" office:value-type="float" office:value="80.7368612827865" calcext:value-type="float">
            <text:p>80.7</text:p>
          </table:table-cell>
          <table:table-cell table:formula="of:=SQRT(2*[$Settings.$B$12]*[$Settings.$B$14]/([$Settings.$B$11]*[.B438]*[$Settings.$B$13]))*3.6" office:value-type="float" office:value="97.5588298328283" calcext:value-type="float">
            <text:p>97.5588</text:p>
          </table:table-cell>
          <table:table-cell table:formula="of:=[.F438]" office:value-type="float" office:value="80.7368612827865" calcext:value-type="float">
            <text:p>80.7</text:p>
          </table:table-cell>
          <table:table-cell table:style-name="ce1" office:value-type="float" office:value="0.82114" calcext:value-type="float">
            <text:p>0.8211</text:p>
          </table:table-cell>
          <table:table-cell table:number-columns-repeated="16"/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0.83173" calcext:value-type="float">
            <text:p>0.8317</text:p>
          </table:table-cell>
          <table:table-cell office:value-type="float" office:value="0.00292" calcext:value-type="float">
            <text:p>0.0029</text:p>
          </table:table-cell>
          <table:table-cell office:value-type="float" office:value="-0.0851" calcext:value-type="float">
            <text:p>-0.0851</text:p>
          </table:table-cell>
          <table:table-cell table:formula="of:=[.C439]+[.B439]^2/(3.14159*[$Settings.$B$15]*[$Settings.$B$16])" office:value-type="float" office:value="0.0102869769684478" calcext:value-type="float">
            <text:p>0.0103</text:p>
          </table:table-cell>
          <table:table-cell table:style-name="ce2" table:formula="of:=IF([.B439]&gt;0;[.B439]/[.E439];0)" office:value-type="float" office:value="80.8527133433937" calcext:value-type="float">
            <text:p>80.9</text:p>
          </table:table-cell>
          <table:table-cell table:formula="of:=SQRT(2*[$Settings.$B$12]*[$Settings.$B$14]/([$Settings.$B$11]*[.B439]*[$Settings.$B$13]))*3.6" office:value-type="float" office:value="96.9357563889892" calcext:value-type="float">
            <text:p>96.9358</text:p>
          </table:table-cell>
          <table:table-cell table:formula="of:=[.F439]" office:value-type="float" office:value="80.8527133433937" calcext:value-type="float">
            <text:p>80.9</text:p>
          </table:table-cell>
          <table:table-cell table:style-name="ce1" office:value-type="float" office:value="0.83173" calcext:value-type="float">
            <text:p>0.8317</text:p>
          </table:table-cell>
          <table:table-cell table:number-columns-repeated="16"/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0.84209" calcext:value-type="float">
            <text:p>0.8421</text:p>
          </table:table-cell>
          <table:table-cell office:value-type="float" office:value="0.00286" calcext:value-type="float">
            <text:p>0.0029</text:p>
          </table:table-cell>
          <table:table-cell office:value-type="float" office:value="-0.08533" calcext:value-type="float">
            <text:p>-0.0853</text:p>
          </table:table-cell>
          <table:table-cell table:formula="of:=[.C440]+[.B440]^2/(3.14159*[$Settings.$B$15]*[$Settings.$B$16])" office:value-type="float" office:value="0.0104116455814481" calcext:value-type="float">
            <text:p>0.0104</text:p>
          </table:table-cell>
          <table:table-cell table:style-name="ce2" table:formula="of:=IF([.B440]&gt;0;[.B440]/[.E440];0)" office:value-type="float" office:value="80.8796259354498" calcext:value-type="float">
            <text:p>80.9</text:p>
          </table:table-cell>
          <table:table-cell table:formula="of:=SQRT(2*[$Settings.$B$12]*[$Settings.$B$14]/([$Settings.$B$11]*[.B440]*[$Settings.$B$13]))*3.6" office:value-type="float" office:value="96.3376241527044" calcext:value-type="float">
            <text:p>96.3376</text:p>
          </table:table-cell>
          <table:table-cell table:formula="of:=[.F440]" office:value-type="float" office:value="80.8796259354498" calcext:value-type="float">
            <text:p>80.9</text:p>
          </table:table-cell>
          <table:table-cell table:style-name="ce1" office:value-type="float" office:value="0.84209" calcext:value-type="float">
            <text:p>0.8421</text:p>
          </table:table-cell>
          <table:table-cell table:number-columns-repeated="16"/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0.85222" calcext:value-type="float">
            <text:p>0.8522</text:p>
          </table:table-cell>
          <table:table-cell office:value-type="float" office:value="0.0028" calcext:value-type="float">
            <text:p>0.0028</text:p>
          </table:table-cell>
          <table:table-cell office:value-type="float" office:value="-0.08555" calcext:value-type="float">
            <text:p>-0.0856</text:p>
          </table:table-cell>
          <table:table-cell table:formula="of:=[.C441]+[.B441]^2/(3.14159*[$Settings.$B$15]*[$Settings.$B$16])" office:value-type="float" office:value="0.0105344248346516" calcext:value-type="float">
            <text:p>0.0105</text:p>
          </table:table-cell>
          <table:table-cell table:style-name="ce2" table:formula="of:=IF([.B441]&gt;0;[.B441]/[.E441];0)" office:value-type="float" office:value="80.8985790279442" calcext:value-type="float">
            <text:p>80.9</text:p>
          </table:table-cell>
          <table:table-cell table:formula="of:=SQRT(2*[$Settings.$B$12]*[$Settings.$B$14]/([$Settings.$B$11]*[.B441]*[$Settings.$B$13]))*3.6" office:value-type="float" office:value="95.7633490056214" calcext:value-type="float">
            <text:p>95.7633</text:p>
          </table:table-cell>
          <table:table-cell table:formula="of:=[.F441]" office:value-type="float" office:value="80.8985790279442" calcext:value-type="float">
            <text:p>80.9</text:p>
          </table:table-cell>
          <table:table-cell table:style-name="ce1" office:value-type="float" office:value="0.85222" calcext:value-type="float">
            <text:p>0.8522</text:p>
          </table:table-cell>
          <table:table-cell table:number-columns-repeated="16"/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0.86212" calcext:value-type="float">
            <text:p>0.8621</text:p>
          </table:table-cell>
          <table:table-cell office:value-type="float" office:value="0.00274" calcext:value-type="float">
            <text:p>0.0027</text:p>
          </table:table-cell>
          <table:table-cell office:value-type="float" office:value="-0.08578" calcext:value-type="float">
            <text:p>-0.0858</text:p>
          </table:table-cell>
          <table:table-cell table:formula="of:=[.C442]+[.B442]^2/(3.14159*[$Settings.$B$15]*[$Settings.$B$16])" office:value-type="float" office:value="0.0106551658560281" calcext:value-type="float">
            <text:p>0.0107</text:p>
          </table:table-cell>
          <table:table-cell table:style-name="ce2" table:formula="of:=IF([.B442]&gt;0;[.B442]/[.E442];0)" office:value-type="float" office:value="80.9109883082918" calcext:value-type="float">
            <text:p>80.9</text:p>
          </table:table-cell>
          <table:table-cell table:formula="of:=SQRT(2*[$Settings.$B$12]*[$Settings.$B$14]/([$Settings.$B$11]*[.B442]*[$Settings.$B$13]))*3.6" office:value-type="float" office:value="95.2119207785018" calcext:value-type="float">
            <text:p>95.2119</text:p>
          </table:table-cell>
          <table:table-cell table:formula="of:=[.F442]" office:value-type="float" office:value="80.9109883082918" calcext:value-type="float">
            <text:p>80.9</text:p>
          </table:table-cell>
          <table:table-cell table:style-name="ce1" office:value-type="float" office:value="0.86212" calcext:value-type="float">
            <text:p>0.8621</text:p>
          </table:table-cell>
          <table:table-cell table:number-columns-repeated="16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7" office:value-type="float" office:value="0.75" calcext:value-type="float">
            <text:p>0.7500</text:p>
          </table:table-cell>
          <table:table-cell office:value-type="float" office:value="0.0027" calcext:value-type="float">
            <text:p>0.0027</text:p>
          </table:table-cell>
          <table:table-cell office:value-type="float" office:value="-0.086" calcext:value-type="float">
            <text:p>-0.0860</text:p>
          </table:table-cell>
          <table:table-cell table:formula="of:=[.C443]+[.B443]^2/(3.14159*[$Settings.$B$15]*[$Settings.$B$16])" office:value-type="float" office:value="0.00869027976630957" calcext:value-type="float">
            <text:p>0.0087</text:p>
          </table:table-cell>
          <table:table-cell table:style-name="ce2" table:formula="of:=IF([.B443]&gt;0;[.B443]/[.E443];0)" office:value-type="float" office:value="86.3033205107615" calcext:value-type="float">
            <text:p>86.3</text:p>
          </table:table-cell>
          <table:table-cell table:formula="of:=SQRT(2*[$Settings.$B$12]*[$Settings.$B$14]/([$Settings.$B$11]*[.B443]*[$Settings.$B$13]))*3.6" office:value-type="float" office:value="102.080915193552" calcext:value-type="float">
            <text:p>102.0809</text:p>
          </table:table-cell>
          <table:table-cell table:formula="of:=[.F443]" office:value-type="float" office:value="86.3033205107615" calcext:value-type="float">
            <text:p>86.3</text:p>
          </table:table-cell>
          <table:table-cell table:style-name="ce1" office:value-type="float" office:value="0.8718" calcext:value-type="float">
            <text:p>0.8718</text:p>
          </table:table-cell>
          <table:table-cell table:number-columns-repeated="16"/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0.88126" calcext:value-type="float">
            <text:p>0.8813</text:p>
          </table:table-cell>
          <table:table-cell office:value-type="float" office:value="0.00265" calcext:value-type="float">
            <text:p>0.0027</text:p>
          </table:table-cell>
          <table:table-cell office:value-type="float" office:value="-0.08623" calcext:value-type="float">
            <text:p>-0.0862</text:p>
          </table:table-cell>
          <table:table-cell table:formula="of:=[.C444]+[.B444]^2/(3.14159*[$Settings.$B$15]*[$Settings.$B$16])" office:value-type="float" office:value="0.0109205176988588" calcext:value-type="float">
            <text:p>0.0109</text:p>
          </table:table-cell>
          <table:table-cell table:style-name="ce2" table:formula="of:=IF([.B444]&gt;0;[.B444]/[.E444];0)" office:value-type="float" office:value="80.6976394619181" calcext:value-type="float">
            <text:p>80.7</text:p>
          </table:table-cell>
          <table:table-cell table:formula="of:=SQRT(2*[$Settings.$B$12]*[$Settings.$B$14]/([$Settings.$B$11]*[.B444]*[$Settings.$B$13]))*3.6" office:value-type="float" office:value="94.1722957008203" calcext:value-type="float">
            <text:p>94.1723</text:p>
          </table:table-cell>
          <table:table-cell table:formula="of:=[.F444]" office:value-type="float" office:value="80.6976394619181" calcext:value-type="float">
            <text:p>80.7</text:p>
          </table:table-cell>
          <table:table-cell table:style-name="ce1" office:value-type="float" office:value="0.88126" calcext:value-type="float">
            <text:p>0.8813</text:p>
          </table:table-cell>
          <table:table-cell table:number-columns-repeated="16"/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0.89049" calcext:value-type="float">
            <text:p>0.8905</text:p>
          </table:table-cell>
          <table:table-cell office:value-type="float" office:value="0.00262" calcext:value-type="float">
            <text:p>0.0026</text:p>
          </table:table-cell>
          <table:table-cell office:value-type="float" office:value="-0.08645" calcext:value-type="float">
            <text:p>-0.0865</text:p>
          </table:table-cell>
          <table:table-cell table:formula="of:=[.C445]+[.B445]^2/(3.14159*[$Settings.$B$15]*[$Settings.$B$16])" office:value-type="float" office:value="0.011064669801195" calcext:value-type="float">
            <text:p>0.0111</text:p>
          </table:table-cell>
          <table:table-cell table:style-name="ce2" table:formula="of:=IF([.B445]&gt;0;[.B445]/[.E445];0)" office:value-type="float" office:value="80.4804857261832" calcext:value-type="float">
            <text:p>80.5</text:p>
          </table:table-cell>
          <table:table-cell table:formula="of:=SQRT(2*[$Settings.$B$12]*[$Settings.$B$14]/([$Settings.$B$11]*[.B445]*[$Settings.$B$13]))*3.6" office:value-type="float" office:value="93.6829727455072" calcext:value-type="float">
            <text:p>93.6830</text:p>
          </table:table-cell>
          <table:table-cell table:formula="of:=[.F445]" office:value-type="float" office:value="80.4804857261832" calcext:value-type="float">
            <text:p>80.5</text:p>
          </table:table-cell>
          <table:table-cell table:style-name="ce1" office:value-type="float" office:value="0.89049" calcext:value-type="float">
            <text:p>0.8905</text:p>
          </table:table-cell>
          <table:table-cell table:number-columns-repeated="16"/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0.89951" calcext:value-type="float">
            <text:p>0.8995</text:p>
          </table:table-cell>
          <table:table-cell office:value-type="float" office:value="0.00259" calcext:value-type="float">
            <text:p>0.0026</text:p>
          </table:table-cell>
          <table:table-cell office:value-type="float" office:value="-0.08667" calcext:value-type="float">
            <text:p>-0.0867</text:p>
          </table:table-cell>
          <table:table-cell table:formula="of:=[.C446]+[.B446]^2/(3.14159*[$Settings.$B$15]*[$Settings.$B$16])" office:value-type="float" office:value="0.0112066126617299" calcext:value-type="float">
            <text:p>0.0112</text:p>
          </table:table-cell>
          <table:table-cell table:style-name="ce2" table:formula="of:=IF([.B446]&gt;0;[.B446]/[.E446];0)" office:value-type="float" office:value="80.2660025068763" calcext:value-type="float">
            <text:p>80.3</text:p>
          </table:table-cell>
          <table:table-cell table:formula="of:=SQRT(2*[$Settings.$B$12]*[$Settings.$B$14]/([$Settings.$B$11]*[.B446]*[$Settings.$B$13]))*3.6" office:value-type="float" office:value="93.2120777574241" calcext:value-type="float">
            <text:p>93.2121</text:p>
          </table:table-cell>
          <table:table-cell table:formula="of:=[.F446]" office:value-type="float" office:value="80.2660025068763" calcext:value-type="float">
            <text:p>80.3</text:p>
          </table:table-cell>
          <table:table-cell table:style-name="ce1" office:value-type="float" office:value="0.89951" calcext:value-type="float">
            <text:p>0.8995</text:p>
          </table:table-cell>
          <table:table-cell table:number-columns-repeated="16"/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0.9083" calcext:value-type="float">
            <text:p>0.9083</text:p>
          </table:table-cell>
          <table:table-cell office:value-type="float" office:value="0.00256" calcext:value-type="float">
            <text:p>0.0026</text:p>
          </table:table-cell>
          <table:table-cell office:value-type="float" office:value="-0.0869" calcext:value-type="float">
            <text:p>-0.0869</text:p>
          </table:table-cell>
          <table:table-cell table:formula="of:=[.C447]+[.B447]^2/(3.14159*[$Settings.$B$15]*[$Settings.$B$16])" office:value-type="float" office:value="0.0113458383302978" calcext:value-type="float">
            <text:p>0.0113</text:p>
          </table:table-cell>
          <table:table-cell table:style-name="ce2" table:formula="of:=IF([.B447]&gt;0;[.B447]/[.E447];0)" office:value-type="float" office:value="80.0557855274991" calcext:value-type="float">
            <text:p>80.1</text:p>
          </table:table-cell>
          <table:table-cell table:formula="of:=SQRT(2*[$Settings.$B$12]*[$Settings.$B$14]/([$Settings.$B$11]*[.B447]*[$Settings.$B$13]))*3.6" office:value-type="float" office:value="92.7599550702331" calcext:value-type="float">
            <text:p>92.7600</text:p>
          </table:table-cell>
          <table:table-cell table:formula="of:=[.F447]" office:value-type="float" office:value="80.0557855274991" calcext:value-type="float">
            <text:p>80.1</text:p>
          </table:table-cell>
          <table:table-cell table:style-name="ce1" office:value-type="float" office:value="0.9083" calcext:value-type="float">
            <text:p>0.9083</text:p>
          </table:table-cell>
          <table:table-cell table:number-columns-repeated="16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0.91688" calcext:value-type="float">
            <text:p>0.9169</text:p>
          </table:table-cell>
          <table:table-cell office:value-type="float" office:value="0.00254" calcext:value-type="float">
            <text:p>0.0025</text:p>
          </table:table-cell>
          <table:table-cell office:value-type="float" office:value="-0.08713" calcext:value-type="float">
            <text:p>-0.0871</text:p>
          </table:table-cell>
          <table:table-cell table:formula="of:=[.C448]+[.B448]^2/(3.14159*[$Settings.$B$15]*[$Settings.$B$16])" office:value-type="float" office:value="0.0114926081918246" calcext:value-type="float">
            <text:p>0.0115</text:p>
          </table:table-cell>
          <table:table-cell table:style-name="ce2" table:formula="of:=IF([.B448]&gt;0;[.B448]/[.E448];0)" office:value-type="float" office:value="79.7799755021869" calcext:value-type="float">
            <text:p>79.8</text:p>
          </table:table-cell>
          <table:table-cell table:formula="of:=SQRT(2*[$Settings.$B$12]*[$Settings.$B$14]/([$Settings.$B$11]*[.B448]*[$Settings.$B$13]))*3.6" office:value-type="float" office:value="92.3249193488574" calcext:value-type="float">
            <text:p>92.3249</text:p>
          </table:table-cell>
          <table:table-cell table:formula="of:=[.F448]" office:value-type="float" office:value="79.7799755021869" calcext:value-type="float">
            <text:p>79.8</text:p>
          </table:table-cell>
          <table:table-cell table:style-name="ce1" office:value-type="float" office:value="0.91688" calcext:value-type="float">
            <text:p>0.9169</text:p>
          </table:table-cell>
          <table:table-cell table:number-columns-repeated="16"/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0.92525" calcext:value-type="float">
            <text:p>0.9253</text:p>
          </table:table-cell>
          <table:table-cell office:value-type="float" office:value="0.00253" calcext:value-type="float">
            <text:p>0.0025</text:p>
          </table:table-cell>
          <table:table-cell office:value-type="float" office:value="-0.08735" calcext:value-type="float">
            <text:p>-0.0874</text:p>
          </table:table-cell>
          <table:table-cell table:formula="of:=[.C449]+[.B449]^2/(3.14159*[$Settings.$B$15]*[$Settings.$B$16])" office:value-type="float" office:value="0.0116468071179254" calcext:value-type="float">
            <text:p>0.0116</text:p>
          </table:table-cell>
          <table:table-cell table:style-name="ce2" table:formula="of:=IF([.B449]&gt;0;[.B449]/[.E449];0)" office:value-type="float" office:value="79.4423734017167" calcext:value-type="float">
            <text:p>79.4</text:p>
          </table:table-cell>
          <table:table-cell table:formula="of:=SQRT(2*[$Settings.$B$12]*[$Settings.$B$14]/([$Settings.$B$11]*[.B449]*[$Settings.$B$13]))*3.6" office:value-type="float" office:value="91.9063756256496" calcext:value-type="float">
            <text:p>91.9064</text:p>
          </table:table-cell>
          <table:table-cell table:formula="of:=[.F449]" office:value-type="float" office:value="79.4423734017167" calcext:value-type="float">
            <text:p>79.4</text:p>
          </table:table-cell>
          <table:table-cell table:style-name="ce1" office:value-type="float" office:value="0.92525" calcext:value-type="float">
            <text:p>0.9253</text:p>
          </table:table-cell>
          <table:table-cell table:number-columns-repeated="16"/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0.93339" calcext:value-type="float">
            <text:p>0.9334</text:p>
          </table:table-cell>
          <table:table-cell office:value-type="float" office:value="0.00252" calcext:value-type="float">
            <text:p>0.0025</text:p>
          </table:table-cell>
          <table:table-cell office:value-type="float" office:value="-0.08758" calcext:value-type="float">
            <text:p>-0.0876</text:p>
          </table:table-cell>
          <table:table-cell table:formula="of:=[.C450]+[.B450]^2/(3.14159*[$Settings.$B$15]*[$Settings.$B$16])" office:value-type="float" office:value="0.0117979251925578" calcext:value-type="float">
            <text:p>0.0118</text:p>
          </table:table-cell>
          <table:table-cell table:style-name="ce2" table:formula="of:=IF([.B450]&gt;0;[.B450]/[.E450];0)" office:value-type="float" office:value="79.1147582957037" calcext:value-type="float">
            <text:p>79.1</text:p>
          </table:table-cell>
          <table:table-cell table:formula="of:=SQRT(2*[$Settings.$B$12]*[$Settings.$B$14]/([$Settings.$B$11]*[.B450]*[$Settings.$B$13]))*3.6" office:value-type="float" office:value="91.5047449493265" calcext:value-type="float">
            <text:p>91.5047</text:p>
          </table:table-cell>
          <table:table-cell table:formula="of:=[.F450]" office:value-type="float" office:value="79.1147582957037" calcext:value-type="float">
            <text:p>79.1</text:p>
          </table:table-cell>
          <table:table-cell table:style-name="ce1" office:value-type="float" office:value="0.93339" calcext:value-type="float">
            <text:p>0.9334</text:p>
          </table:table-cell>
          <table:table-cell table:number-columns-repeated="16"/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0.94133" calcext:value-type="float">
            <text:p>0.9413</text:p>
          </table:table-cell>
          <table:table-cell office:value-type="float" office:value="0.00251" calcext:value-type="float">
            <text:p>0.0025</text:p>
          </table:table-cell>
          <table:table-cell office:value-type="float" office:value="-0.0878" calcext:value-type="float">
            <text:p>-0.0878</text:p>
          </table:table-cell>
          <table:table-cell table:formula="of:=[.C451]+[.B451]^2/(3.14159*[$Settings.$B$15]*[$Settings.$B$16])" office:value-type="float" office:value="0.0119464442546572" calcext:value-type="float">
            <text:p>0.0119</text:p>
          </table:table-cell>
          <table:table-cell table:style-name="ce2" table:formula="of:=IF([.B451]&gt;0;[.B451]/[.E451];0)" office:value-type="float" office:value="78.7958307873097" calcext:value-type="float">
            <text:p>78.8</text:p>
          </table:table-cell>
          <table:table-cell table:formula="of:=SQRT(2*[$Settings.$B$12]*[$Settings.$B$14]/([$Settings.$B$11]*[.B451]*[$Settings.$B$13]))*3.6" office:value-type="float" office:value="91.1180122120463" calcext:value-type="float">
            <text:p>91.1180</text:p>
          </table:table-cell>
          <table:table-cell table:formula="of:=[.F451]" office:value-type="float" office:value="78.7958307873097" calcext:value-type="float">
            <text:p>78.8</text:p>
          </table:table-cell>
          <table:table-cell table:style-name="ce1" office:value-type="float" office:value="0.94133" calcext:value-type="float">
            <text:p>0.9413</text:p>
          </table:table-cell>
          <table:table-cell table:number-columns-repeated="16"/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0.94906" calcext:value-type="float">
            <text:p>0.9491</text:p>
          </table:table-cell>
          <table:table-cell office:value-type="float" office:value="0.00251" calcext:value-type="float">
            <text:p>0.0025</text:p>
          </table:table-cell>
          <table:table-cell office:value-type="float" office:value="-0.08803" calcext:value-type="float">
            <text:p>-0.0880</text:p>
          </table:table-cell>
          <table:table-cell table:formula="of:=[.C452]+[.B452]^2/(3.14159*[$Settings.$B$15]*[$Settings.$B$16])" office:value-type="float" office:value="0.0121020606976764" calcext:value-type="float">
            <text:p>0.0121</text:p>
          </table:table-cell>
          <table:table-cell table:style-name="ce2" table:formula="of:=IF([.B452]&gt;0;[.B452]/[.E452];0)" office:value-type="float" office:value="78.4213551484023" calcext:value-type="float">
            <text:p>78.4</text:p>
          </table:table-cell>
          <table:table-cell table:formula="of:=SQRT(2*[$Settings.$B$12]*[$Settings.$B$14]/([$Settings.$B$11]*[.B452]*[$Settings.$B$13]))*3.6" office:value-type="float" office:value="90.7461799229925" calcext:value-type="float">
            <text:p>90.7462</text:p>
          </table:table-cell>
          <table:table-cell table:formula="of:=[.F452]" office:value-type="float" office:value="78.4213551484023" calcext:value-type="float">
            <text:p>78.4</text:p>
          </table:table-cell>
          <table:table-cell table:style-name="ce1" office:value-type="float" office:value="0.94906" calcext:value-type="float">
            <text:p>0.9491</text:p>
          </table:table-cell>
          <table:table-cell table:number-columns-repeated="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95657" calcext:value-type="float">
            <text:p>0.9566</text:p>
          </table:table-cell>
          <table:table-cell office:value-type="float" office:value="0.00252" calcext:value-type="float">
            <text:p>0.0025</text:p>
          </table:table-cell>
          <table:table-cell office:value-type="float" office:value="-0.08825" calcext:value-type="float">
            <text:p>-0.0883</text:p>
          </table:table-cell>
          <table:table-cell table:formula="of:=[.C453]+[.B453]^2/(3.14159*[$Settings.$B$15]*[$Settings.$B$16])" office:value-type="float" office:value="0.0122644670599899" calcext:value-type="float">
            <text:p>0.0123</text:p>
          </table:table-cell>
          <table:table-cell table:style-name="ce2" table:formula="of:=IF([.B453]&gt;0;[.B453]/[.E453];0)" office:value-type="float" office:value="77.9952357751115" calcext:value-type="float">
            <text:p>78.0</text:p>
          </table:table-cell>
          <table:table-cell table:formula="of:=SQRT(2*[$Settings.$B$12]*[$Settings.$B$14]/([$Settings.$B$11]*[.B453]*[$Settings.$B$13]))*3.6" office:value-type="float" office:value="90.3892553361924" calcext:value-type="float">
            <text:p>90.3893</text:p>
          </table:table-cell>
          <table:table-cell table:formula="of:=[.F453]" office:value-type="float" office:value="77.9952357751115" calcext:value-type="float">
            <text:p>78.0</text:p>
          </table:table-cell>
          <table:table-cell table:style-name="ce1" office:value-type="float" office:value="0.95657" calcext:value-type="float">
            <text:p>0.9566</text:p>
          </table:table-cell>
          <table:table-cell table:number-columns-repeated="16"/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float" office:value="0.96388" calcext:value-type="float">
            <text:p>0.9639</text:p>
          </table:table-cell>
          <table:table-cell office:value-type="float" office:value="0.00253" calcext:value-type="float">
            <text:p>0.0025</text:p>
          </table:table-cell>
          <table:table-cell office:value-type="float" office:value="-0.08848" calcext:value-type="float">
            <text:p>-0.0885</text:p>
          </table:table-cell>
          <table:table-cell table:formula="of:=[.C454]+[.B454]^2/(3.14159*[$Settings.$B$15]*[$Settings.$B$16])" office:value-type="float" office:value="0.0124239683570591" calcext:value-type="float">
            <text:p>0.0124</text:p>
          </table:table-cell>
          <table:table-cell table:style-name="ce2" table:formula="of:=IF([.B454]&gt;0;[.B454]/[.E454];0)" office:value-type="float" office:value="77.5822967588567" calcext:value-type="float">
            <text:p>77.6</text:p>
          </table:table-cell>
          <table:table-cell table:formula="of:=SQRT(2*[$Settings.$B$12]*[$Settings.$B$14]/([$Settings.$B$11]*[.B454]*[$Settings.$B$13]))*3.6" office:value-type="float" office:value="90.0458500411017" calcext:value-type="float">
            <text:p>90.0459</text:p>
          </table:table-cell>
          <table:table-cell table:formula="of:=[.F454]" office:value-type="float" office:value="77.5822967588567" calcext:value-type="float">
            <text:p>77.6</text:p>
          </table:table-cell>
          <table:table-cell table:style-name="ce1" office:value-type="float" office:value="0.96388" calcext:value-type="float">
            <text:p>0.9639</text:p>
          </table:table-cell>
          <table:table-cell table:number-columns-repeated="16"/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0.97099" calcext:value-type="float">
            <text:p>0.9710</text:p>
          </table:table-cell>
          <table:table-cell office:value-type="float" office:value="0.00255" calcext:value-type="float">
            <text:p>0.0026</text:p>
          </table:table-cell>
          <table:table-cell office:value-type="float" office:value="-0.0887" calcext:value-type="float">
            <text:p>-0.0887</text:p>
          </table:table-cell>
          <table:table-cell table:formula="of:=[.C455]+[.B455]^2/(3.14159*[$Settings.$B$15]*[$Settings.$B$16])" office:value-type="float" office:value="0.0125904711724676" calcext:value-type="float">
            <text:p>0.0126</text:p>
          </table:table-cell>
          <table:table-cell table:style-name="ce2" table:formula="of:=IF([.B455]&gt;0;[.B455]/[.E455];0)" office:value-type="float" office:value="77.1210216598823" calcext:value-type="float">
            <text:p>77.1</text:p>
          </table:table-cell>
          <table:table-cell table:formula="of:=SQRT(2*[$Settings.$B$12]*[$Settings.$B$14]/([$Settings.$B$11]*[.B455]*[$Settings.$B$13]))*3.6" office:value-type="float" office:value="89.7155673883745" calcext:value-type="float">
            <text:p>89.7156</text:p>
          </table:table-cell>
          <table:table-cell table:formula="of:=[.F455]" office:value-type="float" office:value="77.1210216598823" calcext:value-type="float">
            <text:p>77.1</text:p>
          </table:table-cell>
          <table:table-cell table:style-name="ce1" office:value-type="float" office:value="0.97099" calcext:value-type="float">
            <text:p>0.9710</text:p>
          </table:table-cell>
          <table:table-cell table:number-columns-repeated="16"/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float" office:value="0.97788" calcext:value-type="float">
            <text:p>0.9779</text:p>
          </table:table-cell>
          <table:table-cell office:value-type="float" office:value="0.00257" calcext:value-type="float">
            <text:p>0.0026</text:p>
          </table:table-cell>
          <table:table-cell office:value-type="float" office:value="-0.08892" calcext:value-type="float">
            <text:p>-0.0889</text:p>
          </table:table-cell>
          <table:table-cell table:formula="of:=[.C456]+[.B456]^2/(3.14159*[$Settings.$B$15]*[$Settings.$B$16])" office:value-type="float" office:value="0.0127534680885193" calcext:value-type="float">
            <text:p>0.0128</text:p>
          </table:table-cell>
          <table:table-cell table:style-name="ce2" table:formula="of:=IF([.B456]&gt;0;[.B456]/[.E456];0)" office:value-type="float" office:value="76.6756142888135" calcext:value-type="float">
            <text:p>76.7</text:p>
          </table:table-cell>
          <table:table-cell table:formula="of:=SQRT(2*[$Settings.$B$12]*[$Settings.$B$14]/([$Settings.$B$11]*[.B456]*[$Settings.$B$13]))*3.6" office:value-type="float" office:value="89.3989472797179" calcext:value-type="float">
            <text:p>89.3989</text:p>
          </table:table-cell>
          <table:table-cell table:formula="of:=[.F456]" office:value-type="float" office:value="76.6756142888135" calcext:value-type="float">
            <text:p>76.7</text:p>
          </table:table-cell>
          <table:table-cell table:style-name="ce1" office:value-type="float" office:value="0.97788" calcext:value-type="float">
            <text:p>0.9779</text:p>
          </table:table-cell>
          <table:table-cell table:number-columns-repeated="16"/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0.98458" calcext:value-type="float">
            <text:p>0.9846</text:p>
          </table:table-cell>
          <table:table-cell office:value-type="float" office:value="0.00259" calcext:value-type="float">
            <text:p>0.0026</text:p>
          </table:table-cell>
          <table:table-cell office:value-type="float" office:value="-0.08915" calcext:value-type="float">
            <text:p>-0.0892</text:p>
          </table:table-cell>
          <table:table-cell table:formula="of:=[.C457]+[.B457]^2/(3.14159*[$Settings.$B$15]*[$Settings.$B$16])" office:value-type="float" office:value="0.0129134913519545" calcext:value-type="float">
            <text:p>0.0129</text:p>
          </table:table-cell>
          <table:table-cell table:style-name="ce2" table:formula="of:=IF([.B457]&gt;0;[.B457]/[.E457];0)" office:value-type="float" office:value="76.2442915835445" calcext:value-type="float">
            <text:p>76.2</text:p>
          </table:table-cell>
          <table:table-cell table:formula="of:=SQRT(2*[$Settings.$B$12]*[$Settings.$B$14]/([$Settings.$B$11]*[.B457]*[$Settings.$B$13]))*3.6" office:value-type="float" office:value="89.094251154858" calcext:value-type="float">
            <text:p>89.0943</text:p>
          </table:table-cell>
          <table:table-cell table:formula="of:=[.F457]" office:value-type="float" office:value="76.2442915835445" calcext:value-type="float">
            <text:p>76.2</text:p>
          </table:table-cell>
          <table:table-cell table:style-name="ce1" office:value-type="float" office:value="0.98458" calcext:value-type="float">
            <text:p>0.9846</text:p>
          </table:table-cell>
          <table:table-cell table:number-columns-repeated="16"/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0.99108" calcext:value-type="float">
            <text:p>0.9911</text:p>
          </table:table-cell>
          <table:table-cell office:value-type="float" office:value="0.00262" calcext:value-type="float">
            <text:p>0.0026</text:p>
          </table:table-cell>
          <table:table-cell office:value-type="float" office:value="-0.08938" calcext:value-type="float">
            <text:p>-0.0894</text:p>
          </table:table-cell>
          <table:table-cell table:formula="of:=[.C458]+[.B458]^2/(3.14159*[$Settings.$B$15]*[$Settings.$B$16])" office:value-type="float" office:value="0.0130802485338215" calcext:value-type="float">
            <text:p>0.0131</text:p>
          </table:table-cell>
          <table:table-cell table:style-name="ce2" table:formula="of:=IF([.B458]&gt;0;[.B458]/[.E458];0)" office:value-type="float" office:value="75.7692025069226" calcext:value-type="float">
            <text:p>75.8</text:p>
          </table:table-cell>
          <table:table-cell table:formula="of:=SQRT(2*[$Settings.$B$12]*[$Settings.$B$14]/([$Settings.$B$11]*[.B458]*[$Settings.$B$13]))*3.6" office:value-type="float" office:value="88.8016081356846" calcext:value-type="float">
            <text:p>88.8016</text:p>
          </table:table-cell>
          <table:table-cell table:formula="of:=[.F458]" office:value-type="float" office:value="75.7692025069226" calcext:value-type="float">
            <text:p>75.8</text:p>
          </table:table-cell>
          <table:table-cell table:style-name="ce1" office:value-type="float" office:value="0.99108" calcext:value-type="float">
            <text:p>0.9911</text:p>
          </table:table-cell>
          <table:table-cell table:number-columns-repeated="16"/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0.99737" calcext:value-type="float">
            <text:p>0.9974</text:p>
          </table:table-cell>
          <table:table-cell office:value-type="float" office:value="0.00266" calcext:value-type="float">
            <text:p>0.0027</text:p>
          </table:table-cell>
          <table:table-cell office:value-type="float" office:value="-0.0896" calcext:value-type="float">
            <text:p>-0.0896</text:p>
          </table:table-cell>
          <table:table-cell table:formula="of:=[.C459]+[.B459]^2/(3.14159*[$Settings.$B$15]*[$Settings.$B$16])" office:value-type="float" office:value="0.0132534441402754" calcext:value-type="float">
            <text:p>0.0133</text:p>
          </table:table-cell>
          <table:table-cell table:style-name="ce2" table:formula="of:=IF([.B459]&gt;0;[.B459]/[.E459];0)" office:value-type="float" office:value="75.2536464819081" calcext:value-type="float">
            <text:p>75.3</text:p>
          </table:table-cell>
          <table:table-cell table:formula="of:=SQRT(2*[$Settings.$B$12]*[$Settings.$B$14]/([$Settings.$B$11]*[.B459]*[$Settings.$B$13]))*3.6" office:value-type="float" office:value="88.5211477457691" calcext:value-type="float">
            <text:p>88.5211</text:p>
          </table:table-cell>
          <table:table-cell table:formula="of:=[.F459]" office:value-type="float" office:value="75.2536464819081" calcext:value-type="float">
            <text:p>75.3</text:p>
          </table:table-cell>
          <table:table-cell table:style-name="ce1" office:value-type="float" office:value="0.99737" calcext:value-type="float">
            <text:p>0.9974</text:p>
          </table:table-cell>
          <table:table-cell table:number-columns-repeated="16"/>
        </table:table-row>
        <table:table-row table:style-name="ro1">
          <table:table-cell office:value-type="float" office:value="7.7" calcext:value-type="float">
            <text:p>7.7</text:p>
          </table:table-cell>
          <table:table-cell table:style-name="ce7" office:value-type="float" office:value="1.082" calcext:value-type="float">
            <text:p>1.0820</text:p>
          </table:table-cell>
          <table:table-cell office:value-type="float" office:value="0" calcext:value-type="float">
            <text:p>0.0000</text:p>
          </table:table-cell>
          <table:table-cell office:value-type="float" office:value="-0.08983" calcext:value-type="float">
            <text:p>-0.0898</text:p>
          </table:table-cell>
          <table:table-cell table:formula="of:=[.C460]+[.B460]^2/(3.14159*[$Settings.$B$15]*[$Settings.$B$16])" office:value-type="float" office:value="0.0124674920695698" calcext:value-type="float">
            <text:p>0.0125</text:p>
          </table:table-cell>
          <table:table-cell table:style-name="ce2" table:formula="of:=IF([.B460]&gt;0;[.B460]/[.E460];0)" office:value-type="float" office:value="86.7856978743068" calcext:value-type="float">
            <text:p>86.8</text:p>
          </table:table-cell>
          <table:table-cell table:formula="of:=SQRT(2*[$Settings.$B$12]*[$Settings.$B$14]/([$Settings.$B$11]*[.B460]*[$Settings.$B$13]))*3.6" office:value-type="float" office:value="84.9887724185579" calcext:value-type="float">
            <text:p>84.9888</text:p>
          </table:table-cell>
          <table:table-cell table:formula="of:=[.F460]" office:value-type="float" office:value="86.7856978743068" calcext:value-type="float">
            <text:p>86.8</text:p>
          </table:table-cell>
          <table:table-cell table:style-name="ce1" office:value-type="float" office:value="1.00347" calcext:value-type="float">
            <text:p>1.0035</text:p>
          </table:table-cell>
          <table:table-cell table:number-columns-repeated="16"/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1.00938" calcext:value-type="float">
            <text:p>1.0094</text:p>
          </table:table-cell>
          <table:table-cell office:value-type="float" office:value="0.00275" calcext:value-type="float">
            <text:p>0.0028</text:p>
          </table:table-cell>
          <table:table-cell office:value-type="float" office:value="-0.09005" calcext:value-type="float">
            <text:p>-0.0901</text:p>
          </table:table-cell>
          <table:table-cell table:formula="of:=[.C461]+[.B461]^2/(3.14159*[$Settings.$B$15]*[$Settings.$B$16])" office:value-type="float" office:value="0.0136001057171495" calcext:value-type="float">
            <text:p>0.0136</text:p>
          </table:table-cell>
          <table:table-cell table:style-name="ce2" table:formula="of:=IF([.B461]&gt;0;[.B461]/[.E461];0)" office:value-type="float" office:value="74.2185407226054" calcext:value-type="float">
            <text:p>74.2</text:p>
          </table:table-cell>
          <table:table-cell table:formula="of:=SQRT(2*[$Settings.$B$12]*[$Settings.$B$14]/([$Settings.$B$11]*[.B461]*[$Settings.$B$13]))*3.6" office:value-type="float" office:value="87.9929421390104" calcext:value-type="float">
            <text:p>87.9929</text:p>
          </table:table-cell>
          <table:table-cell table:formula="of:=[.F461]" office:value-type="float" office:value="74.2185407226054" calcext:value-type="float">
            <text:p>74.2</text:p>
          </table:table-cell>
          <table:table-cell table:style-name="ce1" office:value-type="float" office:value="1.00938" calcext:value-type="float">
            <text:p>1.0094</text:p>
          </table:table-cell>
          <table:table-cell table:number-columns-repeated="16"/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1.01509" calcext:value-type="float">
            <text:p>1.0151</text:p>
          </table:table-cell>
          <table:table-cell office:value-type="float" office:value="0.0028" calcext:value-type="float">
            <text:p>0.0028</text:p>
          </table:table-cell>
          <table:table-cell office:value-type="float" office:value="-0.09027" calcext:value-type="float">
            <text:p>-0.0903</text:p>
          </table:table-cell>
          <table:table-cell table:formula="of:=[.C462]+[.B462]^2/(3.14159*[$Settings.$B$15]*[$Settings.$B$16])" office:value-type="float" office:value="0.0137732096797882" calcext:value-type="float">
            <text:p>0.0138</text:p>
          </table:table-cell>
          <table:table-cell table:style-name="ce2" table:formula="of:=IF([.B462]&gt;0;[.B462]/[.E462];0)" office:value-type="float" office:value="73.7003228441093" calcext:value-type="float">
            <text:p>73.7</text:p>
          </table:table-cell>
          <table:table-cell table:formula="of:=SQRT(2*[$Settings.$B$12]*[$Settings.$B$14]/([$Settings.$B$11]*[.B462]*[$Settings.$B$13]))*3.6" office:value-type="float" office:value="87.7451078265746" calcext:value-type="float">
            <text:p>87.7451</text:p>
          </table:table-cell>
          <table:table-cell table:formula="of:=[.F462]" office:value-type="float" office:value="73.7003228441093" calcext:value-type="float">
            <text:p>73.7</text:p>
          </table:table-cell>
          <table:table-cell table:style-name="ce1" office:value-type="float" office:value="1.01509" calcext:value-type="float">
            <text:p>1.0151</text:p>
          </table:table-cell>
          <table:table-cell table:number-columns-repeated="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02061" calcext:value-type="float">
            <text:p>1.0206</text:p>
          </table:table-cell>
          <table:table-cell office:value-type="float" office:value="0.00285" calcext:value-type="float">
            <text:p>0.0029</text:p>
          </table:table-cell>
          <table:table-cell office:value-type="float" office:value="-0.0905" calcext:value-type="float">
            <text:p>-0.0905</text:p>
          </table:table-cell>
          <table:table-cell table:formula="of:=[.C463]+[.B463]^2/(3.14159*[$Settings.$B$15]*[$Settings.$B$16])" office:value-type="float" office:value="0.0139428775146538" calcext:value-type="float">
            <text:p>0.0139</text:p>
          </table:table-cell>
          <table:table-cell table:style-name="ce2" table:formula="of:=IF([.B463]&gt;0;[.B463]/[.E463];0)" office:value-type="float" office:value="73.1993807538903" calcext:value-type="float">
            <text:p>73.2</text:p>
          </table:table-cell>
          <table:table-cell table:formula="of:=SQRT(2*[$Settings.$B$12]*[$Settings.$B$14]/([$Settings.$B$11]*[.B463]*[$Settings.$B$13]))*3.6" office:value-type="float" office:value="87.5075000813484" calcext:value-type="float">
            <text:p>87.5075</text:p>
          </table:table-cell>
          <table:table-cell table:formula="of:=[.F463]" office:value-type="float" office:value="73.1993807538903" calcext:value-type="float">
            <text:p>73.2</text:p>
          </table:table-cell>
          <table:table-cell table:style-name="ce1" office:value-type="float" office:value="1.02061" calcext:value-type="float">
            <text:p>1.0206</text:p>
          </table:table-cell>
          <table:table-cell table:number-columns-repeated="16"/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float" office:value="1.02594" calcext:value-type="float">
            <text:p>1.0259</text:p>
          </table:table-cell>
          <table:table-cell office:value-type="float" office:value="0.00291" calcext:value-type="float">
            <text:p>0.0029</text:p>
          </table:table-cell>
          <table:table-cell office:value-type="float" office:value="-0.09073" calcext:value-type="float">
            <text:p>-0.0907</text:p>
          </table:table-cell>
          <table:table-cell table:formula="of:=[.C464]+[.B464]^2/(3.14159*[$Settings.$B$15]*[$Settings.$B$16])" office:value-type="float" office:value="0.0141190422072887" calcext:value-type="float">
            <text:p>0.0141</text:p>
          </table:table-cell>
          <table:table-cell table:style-name="ce2" table:formula="of:=IF([.B464]&gt;0;[.B464]/[.E464];0)" office:value-type="float" office:value="72.6635691669212" calcext:value-type="float">
            <text:p>72.7</text:p>
          </table:table-cell>
          <table:table-cell table:formula="of:=SQRT(2*[$Settings.$B$12]*[$Settings.$B$14]/([$Settings.$B$11]*[.B464]*[$Settings.$B$13]))*3.6" office:value-type="float" office:value="87.2798930389889" calcext:value-type="float">
            <text:p>87.2799</text:p>
          </table:table-cell>
          <table:table-cell table:formula="of:=[.F464]" office:value-type="float" office:value="72.6635691669212" calcext:value-type="float">
            <text:p>72.7</text:p>
          </table:table-cell>
          <table:table-cell table:style-name="ce1" office:value-type="float" office:value="1.02594" calcext:value-type="float">
            <text:p>1.0259</text:p>
          </table:table-cell>
          <table:table-cell table:number-columns-repeated="16"/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1.03108" calcext:value-type="float">
            <text:p>1.0311</text:p>
          </table:table-cell>
          <table:table-cell office:value-type="float" office:value="0.00298" calcext:value-type="float">
            <text:p>0.0030</text:p>
          </table:table-cell>
          <table:table-cell office:value-type="float" office:value="-0.09095" calcext:value-type="float">
            <text:p>-0.0910</text:p>
          </table:table-cell>
          <table:table-cell table:formula="of:=[.C465]+[.B465]^2/(3.14159*[$Settings.$B$15]*[$Settings.$B$16])" office:value-type="float" office:value="0.014301639049892" calcext:value-type="float">
            <text:p>0.0143</text:p>
          </table:table-cell>
          <table:table-cell table:style-name="ce2" table:formula="of:=IF([.B465]&gt;0;[.B465]/[.E465];0)" office:value-type="float" office:value="72.0952330290974" calcext:value-type="float">
            <text:p>72.1</text:p>
          </table:table-cell>
          <table:table-cell table:formula="of:=SQRT(2*[$Settings.$B$12]*[$Settings.$B$14]/([$Settings.$B$11]*[.B465]*[$Settings.$B$13]))*3.6" office:value-type="float" office:value="87.0620733032063" calcext:value-type="float">
            <text:p>87.0621</text:p>
          </table:table-cell>
          <table:table-cell table:formula="of:=[.F465]" office:value-type="float" office:value="72.0952330290974" calcext:value-type="float">
            <text:p>72.1</text:p>
          </table:table-cell>
          <table:table-cell table:style-name="ce1" office:value-type="float" office:value="1.03108" calcext:value-type="float">
            <text:p>1.0311</text:p>
          </table:table-cell>
          <table:table-cell table:number-columns-repeated="16"/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float" office:value="1.03603" calcext:value-type="float">
            <text:p>1.0360</text:p>
          </table:table-cell>
          <table:table-cell office:value-type="float" office:value="0.00305" calcext:value-type="float">
            <text:p>0.0031</text:p>
          </table:table-cell>
          <table:table-cell office:value-type="float" office:value="-0.09117" calcext:value-type="float">
            <text:p>-0.0912</text:p>
          </table:table-cell>
          <table:table-cell table:formula="of:=[.C466]+[.B466]^2/(3.14159*[$Settings.$B$15]*[$Settings.$B$16])" office:value-type="float" office:value="0.01448060564132" calcext:value-type="float">
            <text:p>0.0145</text:p>
          </table:table-cell>
          <table:table-cell table:style-name="ce2" table:formula="of:=IF([.B466]&gt;0;[.B466]/[.E466];0)" office:value-type="float" office:value="71.546040660324" calcext:value-type="float">
            <text:p>71.5</text:p>
          </table:table-cell>
          <table:table-cell table:formula="of:=SQRT(2*[$Settings.$B$12]*[$Settings.$B$14]/([$Settings.$B$11]*[.B466]*[$Settings.$B$13]))*3.6" office:value-type="float" office:value="86.8538393432929" calcext:value-type="float">
            <text:p>86.8538</text:p>
          </table:table-cell>
          <table:table-cell table:formula="of:=[.F466]" office:value-type="float" office:value="71.546040660324" calcext:value-type="float">
            <text:p>71.5</text:p>
          </table:table-cell>
          <table:table-cell table:style-name="ce1" office:value-type="float" office:value="1.03603" calcext:value-type="float">
            <text:p>1.0360</text:p>
          </table:table-cell>
          <table:table-cell table:number-columns-repeated="16"/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1.0408" calcext:value-type="float">
            <text:p>1.0408</text:p>
          </table:table-cell>
          <table:table-cell office:value-type="float" office:value="0.00312" calcext:value-type="float">
            <text:p>0.0031</text:p>
          </table:table-cell>
          <table:table-cell office:value-type="float" office:value="-0.0914" calcext:value-type="float">
            <text:p>-0.0914</text:p>
          </table:table-cell>
          <table:table-cell table:formula="of:=[.C467]+[.B467]^2/(3.14159*[$Settings.$B$15]*[$Settings.$B$16])" office:value-type="float" office:value="0.0146561035636455" calcext:value-type="float">
            <text:p>0.0147</text:p>
          </table:table-cell>
          <table:table-cell table:style-name="ce2" table:formula="of:=IF([.B467]&gt;0;[.B467]/[.E467];0)" office:value-type="float" office:value="71.0147820312695" calcext:value-type="float">
            <text:p>71.0</text:p>
          </table:table-cell>
          <table:table-cell table:formula="of:=SQRT(2*[$Settings.$B$12]*[$Settings.$B$14]/([$Settings.$B$11]*[.B467]*[$Settings.$B$13]))*3.6" office:value-type="float" office:value="86.6545846440884" calcext:value-type="float">
            <text:p>86.6546</text:p>
          </table:table-cell>
          <table:table-cell table:formula="of:=[.F467]" office:value-type="float" office:value="71.0147820312695" calcext:value-type="float">
            <text:p>71.0</text:p>
          </table:table-cell>
          <table:table-cell table:style-name="ce1" office:value-type="float" office:value="1.0408" calcext:value-type="float">
            <text:p>1.0408</text:p>
          </table:table-cell>
          <table:table-cell table:number-columns-repeated="16"/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1.04539" calcext:value-type="float">
            <text:p>1.0454</text:p>
          </table:table-cell>
          <table:table-cell office:value-type="float" office:value="0.00321" calcext:value-type="float">
            <text:p>0.0032</text:p>
          </table:table-cell>
          <table:table-cell office:value-type="float" office:value="-0.09162" calcext:value-type="float">
            <text:p>-0.0916</text:p>
          </table:table-cell>
          <table:table-cell table:formula="of:=[.C468]+[.B468]^2/(3.14159*[$Settings.$B$15]*[$Settings.$B$16])" office:value-type="float" office:value="0.0148480779554903" calcext:value-type="float">
            <text:p>0.0148</text:p>
          </table:table-cell>
          <table:table-cell table:style-name="ce2" table:formula="of:=IF([.B468]&gt;0;[.B468]/[.E468];0)" office:value-type="float" office:value="70.4057456550094" calcext:value-type="float">
            <text:p>70.4</text:p>
          </table:table-cell>
          <table:table-cell table:formula="of:=SQRT(2*[$Settings.$B$12]*[$Settings.$B$14]/([$Settings.$B$11]*[.B468]*[$Settings.$B$13]))*3.6" office:value-type="float" office:value="86.4641379689437" calcext:value-type="float">
            <text:p>86.4641</text:p>
          </table:table-cell>
          <table:table-cell table:formula="of:=[.F468]" office:value-type="float" office:value="70.4057456550094" calcext:value-type="float">
            <text:p>70.4</text:p>
          </table:table-cell>
          <table:table-cell table:style-name="ce1" office:value-type="float" office:value="1.04539" calcext:value-type="float">
            <text:p>1.0454</text:p>
          </table:table-cell>
          <table:table-cell table:number-columns-repeated="16"/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1.0498" calcext:value-type="float">
            <text:p>1.0498</text:p>
          </table:table-cell>
          <table:table-cell office:value-type="float" office:value="0.00329" calcext:value-type="float">
            <text:p>0.0033</text:p>
          </table:table-cell>
          <table:table-cell office:value-type="float" office:value="-0.09185" calcext:value-type="float">
            <text:p>-0.0919</text:p>
          </table:table-cell>
          <table:table-cell table:formula="of:=[.C469]+[.B469]^2/(3.14159*[$Settings.$B$15]*[$Settings.$B$16])" office:value-type="float" office:value="0.0150264760257167" calcext:value-type="float">
            <text:p>0.0150</text:p>
          </table:table-cell>
          <table:table-cell table:style-name="ce2" table:formula="of:=IF([.B469]&gt;0;[.B469]/[.E469];0)" office:value-type="float" office:value="69.8633530711622" calcext:value-type="float">
            <text:p>69.9</text:p>
          </table:table-cell>
          <table:table-cell table:formula="of:=SQRT(2*[$Settings.$B$12]*[$Settings.$B$14]/([$Settings.$B$11]*[.B469]*[$Settings.$B$13]))*3.6" office:value-type="float" office:value="86.2823375592339" calcext:value-type="float">
            <text:p>86.2823</text:p>
          </table:table-cell>
          <table:table-cell table:formula="of:=[.F469]" office:value-type="float" office:value="69.8633530711622" calcext:value-type="float">
            <text:p>69.9</text:p>
          </table:table-cell>
          <table:table-cell table:style-name="ce1" office:value-type="float" office:value="1.0498" calcext:value-type="float">
            <text:p>1.0498</text:p>
          </table:table-cell>
          <table:table-cell table:number-columns-repeated="16"/>
        </table:table-row>
        <table:table-row table:style-name="ro1">
          <table:table-cell office:value-type="float" office:value="8.7" calcext:value-type="float">
            <text:p>8.7</text:p>
          </table:table-cell>
          <table:table-cell office:value-type="float" office:value="1.05403" calcext:value-type="float">
            <text:p>1.0540</text:p>
          </table:table-cell>
          <table:table-cell office:value-type="float" office:value="0.00338" calcext:value-type="float">
            <text:p>0.0034</text:p>
          </table:table-cell>
          <table:table-cell office:value-type="float" office:value="-0.09208" calcext:value-type="float">
            <text:p>-0.0921</text:p>
          </table:table-cell>
          <table:table-cell table:formula="of:=[.C470]+[.B470]^2/(3.14159*[$Settings.$B$15]*[$Settings.$B$16])" office:value-type="float" office:value="0.015211247053428" calcext:value-type="float">
            <text:p>0.0152</text:p>
          </table:table-cell>
          <table:table-cell table:style-name="ce2" table:formula="of:=IF([.B470]&gt;0;[.B470]/[.E470];0)" office:value-type="float" office:value="69.2928065856682" calcext:value-type="float">
            <text:p>69.3</text:p>
          </table:table-cell>
          <table:table-cell table:formula="of:=SQRT(2*[$Settings.$B$12]*[$Settings.$B$14]/([$Settings.$B$11]*[.B470]*[$Settings.$B$13]))*3.6" office:value-type="float" office:value="86.1090307272103" calcext:value-type="float">
            <text:p>86.1090</text:p>
          </table:table-cell>
          <table:table-cell table:formula="of:=[.F470]" office:value-type="float" office:value="69.2928065856682" calcext:value-type="float">
            <text:p>69.3</text:p>
          </table:table-cell>
          <table:table-cell table:style-name="ce1" office:value-type="float" office:value="1.05403" calcext:value-type="float">
            <text:p>1.0540</text:p>
          </table:table-cell>
          <table:table-cell table:number-columns-repeated="16"/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1.05809" calcext:value-type="float">
            <text:p>1.0581</text:p>
          </table:table-cell>
          <table:table-cell office:value-type="float" office:value="0.00348" calcext:value-type="float">
            <text:p>0.0035</text:p>
          </table:table-cell>
          <table:table-cell office:value-type="float" office:value="-0.0923" calcext:value-type="float">
            <text:p>-0.0923</text:p>
          </table:table-cell>
          <table:table-cell table:formula="of:=[.C471]+[.B471]^2/(3.14159*[$Settings.$B$15]*[$Settings.$B$16])" office:value-type="float" office:value="0.015402567747085" calcext:value-type="float">
            <text:p>0.0154</text:p>
          </table:table-cell>
          <table:table-cell table:style-name="ce2" table:formula="of:=IF([.B471]&gt;0;[.B471]/[.E471];0)" office:value-type="float" office:value="68.6956887561977" calcext:value-type="float">
            <text:p>68.7</text:p>
          </table:table-cell>
          <table:table-cell table:formula="of:=SQRT(2*[$Settings.$B$12]*[$Settings.$B$14]/([$Settings.$B$11]*[.B471]*[$Settings.$B$13]))*3.6" office:value-type="float" office:value="85.9436673483636" calcext:value-type="float">
            <text:p>85.9437</text:p>
          </table:table-cell>
          <table:table-cell table:formula="of:=[.F471]" office:value-type="float" office:value="68.6956887561977" calcext:value-type="float">
            <text:p>68.7</text:p>
          </table:table-cell>
          <table:table-cell table:style-name="ce1" office:value-type="float" office:value="1.05809" calcext:value-type="float">
            <text:p>1.0581</text:p>
          </table:table-cell>
          <table:table-cell table:number-columns-repeated="16"/>
        </table:table-row>
        <table:table-row table:style-name="ro1">
          <table:table-cell office:value-type="float" office:value="8.9" calcext:value-type="float">
            <text:p>8.9</text:p>
          </table:table-cell>
          <table:table-cell office:value-type="float" office:value="1.06197" calcext:value-type="float">
            <text:p>1.0620</text:p>
          </table:table-cell>
          <table:table-cell office:value-type="float" office:value="0.00358" calcext:value-type="float">
            <text:p>0.0036</text:p>
          </table:table-cell>
          <table:table-cell office:value-type="float" office:value="-0.09252" calcext:value-type="float">
            <text:p>-0.0925</text:p>
          </table:table-cell>
          <table:table-cell table:formula="of:=[.C472]+[.B472]^2/(3.14159*[$Settings.$B$15]*[$Settings.$B$16])" office:value-type="float" office:value="0.0155901678178101" calcext:value-type="float">
            <text:p>0.0156</text:p>
          </table:table-cell>
          <table:table-cell table:style-name="ce2" table:formula="of:=IF([.B472]&gt;0;[.B472]/[.E472];0)" office:value-type="float" office:value="68.1179325591872" calcext:value-type="float">
            <text:p>68.1</text:p>
          </table:table-cell>
          <table:table-cell table:formula="of:=SQRT(2*[$Settings.$B$12]*[$Settings.$B$14]/([$Settings.$B$11]*[.B472]*[$Settings.$B$13]))*3.6" office:value-type="float" office:value="85.7865223397487" calcext:value-type="float">
            <text:p>85.7865</text:p>
          </table:table-cell>
          <table:table-cell table:formula="of:=[.F472]" office:value-type="float" office:value="68.1179325591872" calcext:value-type="float">
            <text:p>68.1</text:p>
          </table:table-cell>
          <table:table-cell table:style-name="ce1" office:value-type="float" office:value="1.06197" calcext:value-type="float">
            <text:p>1.0620</text:p>
          </table:table-cell>
          <table:table-cell table:number-columns-repeated="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06568" calcext:value-type="float">
            <text:p>1.0657</text:p>
          </table:table-cell>
          <table:table-cell office:value-type="float" office:value="0.00369" calcext:value-type="float">
            <text:p>0.0037</text:p>
          </table:table-cell>
          <table:table-cell office:value-type="float" office:value="-0.09275" calcext:value-type="float">
            <text:p>-0.0928</text:p>
          </table:table-cell>
          <table:table-cell table:formula="of:=[.C473]+[.B473]^2/(3.14159*[$Settings.$B$15]*[$Settings.$B$16])" office:value-type="float" office:value="0.0157842296161091" calcext:value-type="float">
            <text:p>0.0158</text:p>
          </table:table-cell>
          <table:table-cell table:style-name="ce2" table:formula="of:=IF([.B473]&gt;0;[.B473]/[.E473];0)" office:value-type="float" office:value="67.5154902024732" calcext:value-type="float">
            <text:p>67.5</text:p>
          </table:table-cell>
          <table:table-cell table:formula="of:=SQRT(2*[$Settings.$B$12]*[$Settings.$B$14]/([$Settings.$B$11]*[.B473]*[$Settings.$B$13]))*3.6" office:value-type="float" office:value="85.6370658981837" calcext:value-type="float">
            <text:p>85.6371</text:p>
          </table:table-cell>
          <table:table-cell table:formula="of:=[.F473]" office:value-type="float" office:value="67.5154902024732" calcext:value-type="float">
            <text:p>67.5</text:p>
          </table:table-cell>
          <table:table-cell table:style-name="ce1" office:value-type="float" office:value="1.06568" calcext:value-type="float">
            <text:p>1.0657</text:p>
          </table:table-cell>
          <table:table-cell table:number-columns-repeated="16"/>
        </table:table-row>
        <table:table-row table:style-name="ro1">
          <table:table-cell office:value-type="float" office:value="9.1" calcext:value-type="float">
            <text:p>9.1</text:p>
          </table:table-cell>
          <table:table-cell office:value-type="float" office:value="1.06922" calcext:value-type="float">
            <text:p>1.0692</text:p>
          </table:table-cell>
          <table:table-cell office:value-type="float" office:value="0.0038" calcext:value-type="float">
            <text:p>0.0038</text:p>
          </table:table-cell>
          <table:table-cell office:value-type="float" office:value="-0.09297" calcext:value-type="float">
            <text:p>-0.0930</text:p>
          </table:table-cell>
          <table:table-cell table:formula="of:=[.C474]+[.B474]^2/(3.14159*[$Settings.$B$15]*[$Settings.$B$16])" office:value-type="float" office:value="0.0159747128425744" calcext:value-type="float">
            <text:p>0.0160</text:p>
          </table:table-cell>
          <table:table-cell table:style-name="ce2" table:formula="of:=IF([.B474]&gt;0;[.B474]/[.E474];0)" office:value-type="float" office:value="66.9320325527484" calcext:value-type="float">
            <text:p>66.9</text:p>
          </table:table-cell>
          <table:table-cell table:formula="of:=SQRT(2*[$Settings.$B$12]*[$Settings.$B$14]/([$Settings.$B$11]*[.B474]*[$Settings.$B$13]))*3.6" office:value-type="float" office:value="85.4951837069761" calcext:value-type="float">
            <text:p>85.4952</text:p>
          </table:table-cell>
          <table:table-cell table:formula="of:=[.F474]" office:value-type="float" office:value="66.9320325527484" calcext:value-type="float">
            <text:p>66.9</text:p>
          </table:table-cell>
          <table:table-cell table:style-name="ce1" office:value-type="float" office:value="1.06922" calcext:value-type="float">
            <text:p>1.0692</text:p>
          </table:table-cell>
          <table:table-cell table:number-columns-repeated="16"/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1.0726" calcext:value-type="float">
            <text:p>1.0726</text:p>
          </table:table-cell>
          <table:table-cell office:value-type="float" office:value="0.00392" calcext:value-type="float">
            <text:p>0.0039</text:p>
          </table:table-cell>
          <table:table-cell office:value-type="float" office:value="-0.0932" calcext:value-type="float">
            <text:p>-0.0932</text:p>
          </table:table-cell>
          <table:table-cell table:formula="of:=[.C475]+[.B475]^2/(3.14159*[$Settings.$B$15]*[$Settings.$B$16])" office:value-type="float" office:value="0.0161718074939712" calcext:value-type="float">
            <text:p>0.0162</text:p>
          </table:table-cell>
          <table:table-cell table:style-name="ce2" table:formula="of:=IF([.B475]&gt;0;[.B475]/[.E475];0)" office:value-type="float" office:value="66.3253010153542" calcext:value-type="float">
            <text:p>66.3</text:p>
          </table:table-cell>
          <table:table-cell table:formula="of:=SQRT(2*[$Settings.$B$12]*[$Settings.$B$14]/([$Settings.$B$11]*[.B475]*[$Settings.$B$13]))*3.6" office:value-type="float" office:value="85.3603702931351" calcext:value-type="float">
            <text:p>85.3604</text:p>
          </table:table-cell>
          <table:table-cell table:formula="of:=[.F475]" office:value-type="float" office:value="66.3253010153542" calcext:value-type="float">
            <text:p>66.3</text:p>
          </table:table-cell>
          <table:table-cell table:style-name="ce1" office:value-type="float" office:value="1.0726" calcext:value-type="float">
            <text:p>1.0726</text:p>
          </table:table-cell>
          <table:table-cell table:number-columns-repeated="16"/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float" office:value="1.07581" calcext:value-type="float">
            <text:p>1.0758</text:p>
          </table:table-cell>
          <table:table-cell office:value-type="float" office:value="0.00404" calcext:value-type="float">
            <text:p>0.0040</text:p>
          </table:table-cell>
          <table:table-cell office:value-type="float" office:value="-0.09342" calcext:value-type="float">
            <text:p>-0.0934</text:p>
          </table:table-cell>
          <table:table-cell table:formula="of:=[.C476]+[.B476]^2/(3.14159*[$Settings.$B$15]*[$Settings.$B$16])" office:value-type="float" office:value="0.0163652498797815" calcext:value-type="float">
            <text:p>0.0164</text:p>
          </table:table-cell>
          <table:table-cell table:style-name="ce2" table:formula="of:=IF([.B476]&gt;0;[.B476]/[.E476];0)" office:value-type="float" office:value="65.73746248318" calcext:value-type="float">
            <text:p>65.7</text:p>
          </table:table-cell>
          <table:table-cell table:formula="of:=SQRT(2*[$Settings.$B$12]*[$Settings.$B$14]/([$Settings.$B$11]*[.B476]*[$Settings.$B$13]))*3.6" office:value-type="float" office:value="85.2329260932335" calcext:value-type="float">
            <text:p>85.2329</text:p>
          </table:table-cell>
          <table:table-cell table:formula="of:=[.F476]" office:value-type="float" office:value="65.73746248318" calcext:value-type="float">
            <text:p>65.7</text:p>
          </table:table-cell>
          <table:table-cell table:style-name="ce1" office:value-type="float" office:value="1.07581" calcext:value-type="float">
            <text:p>1.0758</text:p>
          </table:table-cell>
          <table:table-cell table:number-columns-repeated="16"/>
        </table:table-row>
        <table:table-row table:style-name="ro1">
          <table:table-cell office:value-type="float" office:value="9.4" calcext:value-type="float">
            <text:p>9.4</text:p>
          </table:table-cell>
          <table:table-cell office:value-type="float" office:value="1.07885" calcext:value-type="float">
            <text:p>1.0789</text:p>
          </table:table-cell>
          <table:table-cell office:value-type="float" office:value="0.00417" calcext:value-type="float">
            <text:p>0.0042</text:p>
          </table:table-cell>
          <table:table-cell office:value-type="float" office:value="-0.09365" calcext:value-type="float">
            <text:p>-0.0937</text:p>
          </table:table-cell>
          <table:table-cell table:formula="of:=[.C477]+[.B477]^2/(3.14159*[$Settings.$B$15]*[$Settings.$B$16])" office:value-type="float" office:value="0.0165650051317848" calcext:value-type="float">
            <text:p>0.0166</text:p>
          </table:table-cell>
          <table:table-cell table:style-name="ce2" table:formula="of:=IF([.B477]&gt;0;[.B477]/[.E477];0)" office:value-type="float" office:value="65.1282623468622" calcext:value-type="float">
            <text:p>65.1</text:p>
          </table:table-cell>
          <table:table-cell table:formula="of:=SQRT(2*[$Settings.$B$12]*[$Settings.$B$14]/([$Settings.$B$11]*[.B477]*[$Settings.$B$13]))*3.6" office:value-type="float" office:value="85.1127560591086" calcext:value-type="float">
            <text:p>85.1128</text:p>
          </table:table-cell>
          <table:table-cell table:formula="of:=[.F477]" office:value-type="float" office:value="65.1282623468622" calcext:value-type="float">
            <text:p>65.1</text:p>
          </table:table-cell>
          <table:table-cell table:style-name="ce1" office:value-type="float" office:value="1.07885" calcext:value-type="float">
            <text:p>1.0789</text:p>
          </table:table-cell>
          <table:table-cell table:number-columns-repeated="16"/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1.08174" calcext:value-type="float">
            <text:p>1.0817</text:p>
          </table:table-cell>
          <table:table-cell office:value-type="float" office:value="0.0043" calcext:value-type="float">
            <text:p>0.0043</text:p>
          </table:table-cell>
          <table:table-cell office:value-type="float" office:value="-0.09387" calcext:value-type="float">
            <text:p>-0.0939</text:p>
          </table:table-cell>
          <table:table-cell table:formula="of:=[.C478]+[.B478]^2/(3.14159*[$Settings.$B$15]*[$Settings.$B$16])" office:value-type="float" office:value="0.0167615010187879" calcext:value-type="float">
            <text:p>0.0168</text:p>
          </table:table-cell>
          <table:table-cell table:style-name="ce2" table:formula="of:=IF([.B478]&gt;0;[.B478]/[.E478];0)" office:value-type="float" office:value="64.5371795036424" calcext:value-type="float">
            <text:p>64.5</text:p>
          </table:table-cell>
          <table:table-cell table:formula="of:=SQRT(2*[$Settings.$B$12]*[$Settings.$B$14]/([$Settings.$B$11]*[.B478]*[$Settings.$B$13]))*3.6" office:value-type="float" office:value="84.9989854795572" calcext:value-type="float">
            <text:p>84.9990</text:p>
          </table:table-cell>
          <table:table-cell table:formula="of:=[.F478]" office:value-type="float" office:value="64.5371795036424" calcext:value-type="float">
            <text:p>64.5</text:p>
          </table:table-cell>
          <table:table-cell table:style-name="ce1" office:value-type="float" office:value="1.08174" calcext:value-type="float">
            <text:p>1.0817</text:p>
          </table:table-cell>
          <table:table-cell table:number-columns-repeated="16"/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1.08447" calcext:value-type="float">
            <text:p>1.0845</text:p>
          </table:table-cell>
          <table:table-cell office:value-type="float" office:value="0.00444" calcext:value-type="float">
            <text:p>0.0044</text:p>
          </table:table-cell>
          <table:table-cell office:value-type="float" office:value="-0.0941" calcext:value-type="float">
            <text:p>-0.0941</text:p>
          </table:table-cell>
          <table:table-cell table:formula="of:=[.C479]+[.B479]^2/(3.14159*[$Settings.$B$15]*[$Settings.$B$16])" office:value-type="float" office:value="0.016964478861874" calcext:value-type="float">
            <text:p>0.0170</text:p>
          </table:table-cell>
          <table:table-cell table:style-name="ce2" table:formula="of:=IF([.B479]&gt;0;[.B479]/[.E479];0)" office:value-type="float" office:value="63.9259248002742" calcext:value-type="float">
            <text:p>63.9</text:p>
          </table:table-cell>
          <table:table-cell table:formula="of:=SQRT(2*[$Settings.$B$12]*[$Settings.$B$14]/([$Settings.$B$11]*[.B479]*[$Settings.$B$13]))*3.6" office:value-type="float" office:value="84.8919315956364" calcext:value-type="float">
            <text:p>84.8919</text:p>
          </table:table-cell>
          <table:table-cell table:formula="of:=[.F479]" office:value-type="float" office:value="63.9259248002742" calcext:value-type="float">
            <text:p>63.9</text:p>
          </table:table-cell>
          <table:table-cell table:style-name="ce1" office:value-type="float" office:value="1.08447" calcext:value-type="float">
            <text:p>1.0845</text:p>
          </table:table-cell>
          <table:table-cell table:number-columns-repeated="16"/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1.08705" calcext:value-type="float">
            <text:p>1.0871</text:p>
          </table:table-cell>
          <table:table-cell office:value-type="float" office:value="0.00459" calcext:value-type="float">
            <text:p>0.0046</text:p>
          </table:table-cell>
          <table:table-cell office:value-type="float" office:value="-0.09433" calcext:value-type="float">
            <text:p>-0.0943</text:p>
          </table:table-cell>
          <table:table-cell table:formula="of:=[.C480]+[.B480]^2/(3.14159*[$Settings.$B$15]*[$Settings.$B$16])" office:value-type="float" office:value="0.0171741422783732" calcext:value-type="float">
            <text:p>0.0172</text:p>
          </table:table-cell>
          <table:table-cell table:style-name="ce2" table:formula="of:=IF([.B480]&gt;0;[.B480]/[.E480];0)" office:value-type="float" office:value="63.2957374161785" calcext:value-type="float">
            <text:p>63.3</text:p>
          </table:table-cell>
          <table:table-cell table:formula="of:=SQRT(2*[$Settings.$B$12]*[$Settings.$B$14]/([$Settings.$B$11]*[.B480]*[$Settings.$B$13]))*3.6" office:value-type="float" office:value="84.7911306692952" calcext:value-type="float">
            <text:p>84.7911</text:p>
          </table:table-cell>
          <table:table-cell table:formula="of:=[.F480]" office:value-type="float" office:value="63.2957374161785" calcext:value-type="float">
            <text:p>63.3</text:p>
          </table:table-cell>
          <table:table-cell table:style-name="ce1" office:value-type="float" office:value="1.08705" calcext:value-type="float">
            <text:p>1.0871</text:p>
          </table:table-cell>
          <table:table-cell table:number-columns-repeated="16"/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1.08947" calcext:value-type="float">
            <text:p>1.0895</text:p>
          </table:table-cell>
          <table:table-cell office:value-type="float" office:value="0.00474" calcext:value-type="float">
            <text:p>0.0047</text:p>
          </table:table-cell>
          <table:table-cell office:value-type="float" office:value="-0.09455" calcext:value-type="float">
            <text:p>-0.0946</text:p>
          </table:table-cell>
          <table:table-cell table:formula="of:=[.C481]+[.B481]^2/(3.14159*[$Settings.$B$15]*[$Settings.$B$16])" office:value-type="float" office:value="0.0173802344956089" calcext:value-type="float">
            <text:p>0.0174</text:p>
          </table:table-cell>
          <table:table-cell table:style-name="ce2" table:formula="of:=IF([.B481]&gt;0;[.B481]/[.E481];0)" office:value-type="float" office:value="62.684424670752" calcext:value-type="float">
            <text:p>62.7</text:p>
          </table:table-cell>
          <table:table-cell table:formula="of:=SQRT(2*[$Settings.$B$12]*[$Settings.$B$14]/([$Settings.$B$11]*[.B481]*[$Settings.$B$13]))*3.6" office:value-type="float" office:value="84.6969065921128" calcext:value-type="float">
            <text:p>84.6969</text:p>
          </table:table-cell>
          <table:table-cell table:formula="of:=[.F481]" office:value-type="float" office:value="62.684424670752" calcext:value-type="float">
            <text:p>62.7</text:p>
          </table:table-cell>
          <table:table-cell table:style-name="ce1" office:value-type="float" office:value="1.08947" calcext:value-type="float">
            <text:p>1.0895</text:p>
          </table:table-cell>
          <table:table-cell table:number-columns-repeated="16"/>
        </table:table-row>
        <table:table-row table:style-name="ro1">
          <table:table-cell office:value-type="float" office:value="9.9" calcext:value-type="float">
            <text:p>9.9</text:p>
          </table:table-cell>
          <table:table-cell office:value-type="float" office:value="1.09175" calcext:value-type="float">
            <text:p>1.0918</text:p>
          </table:table-cell>
          <table:table-cell office:value-type="float" office:value="0.0049" calcext:value-type="float">
            <text:p>0.0049</text:p>
          </table:table-cell>
          <table:table-cell office:value-type="float" office:value="-0.09477" calcext:value-type="float">
            <text:p>-0.0948</text:p>
          </table:table-cell>
          <table:table-cell table:formula="of:=[.C482]+[.B482]^2/(3.14159*[$Settings.$B$15]*[$Settings.$B$16])" office:value-type="float" office:value="0.0175931958273647" calcext:value-type="float">
            <text:p>0.0176</text:p>
          </table:table-cell>
          <table:table-cell table:style-name="ce2" table:formula="of:=IF([.B482]&gt;0;[.B482]/[.E482];0)" office:value-type="float" office:value="62.0552406005665" calcext:value-type="float">
            <text:p>62.1</text:p>
          </table:table-cell>
          <table:table-cell table:formula="of:=SQRT(2*[$Settings.$B$12]*[$Settings.$B$14]/([$Settings.$B$11]*[.B482]*[$Settings.$B$13]))*3.6" office:value-type="float" office:value="84.6084202746623" calcext:value-type="float">
            <text:p>84.6084</text:p>
          </table:table-cell>
          <table:table-cell table:formula="of:=[.F482]" office:value-type="float" office:value="62.0552406005665" calcext:value-type="float">
            <text:p>62.1</text:p>
          </table:table-cell>
          <table:table-cell table:style-name="ce1" office:value-type="float" office:value="1.09175" calcext:value-type="float">
            <text:p>1.0918</text:p>
          </table:table-cell>
          <table:table-cell table:number-columns-repeated="16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7" office:value-type="float" office:value="1.095" calcext:value-type="float">
            <text:p>1.0950</text:p>
          </table:table-cell>
          <table:table-cell office:value-type="float" office:value="0" calcext:value-type="float">
            <text:p>0.0000</text:p>
          </table:table-cell>
          <table:table-cell office:value-type="float" office:value="-0.095" calcext:value-type="float">
            <text:p>-0.0950</text:p>
          </table:table-cell>
          <table:table-cell table:formula="of:=[.C483]+[.B483]^2/(3.14159*[$Settings.$B$15]*[$Settings.$B$16])" office:value-type="float" office:value="0.0127688803498655" calcext:value-type="float">
            <text:p>0.0128</text:p>
          </table:table-cell>
          <table:table-cell table:style-name="ce2" table:formula="of:=IF([.B483]&gt;0;[.B483]/[.E483];0)" office:value-type="float" office:value="85.7553653881278" calcext:value-type="float">
            <text:p>85.8</text:p>
          </table:table-cell>
          <table:table-cell table:formula="of:=SQRT(2*[$Settings.$B$12]*[$Settings.$B$14]/([$Settings.$B$11]*[.B483]*[$Settings.$B$13]))*3.6" office:value-type="float" office:value="84.4827665281029" calcext:value-type="float">
            <text:p>84.4828</text:p>
          </table:table-cell>
          <table:table-cell table:formula="of:=[.F483]" office:value-type="float" office:value="85.7553653881278" calcext:value-type="float">
            <text:p>85.8</text:p>
          </table:table-cell>
          <table:table-cell table:style-name="ce1" office:value-type="float" office:value="1.09387" calcext:value-type="float">
            <text:p>1.0939</text:p>
          </table:table-cell>
          <table:table-cell table:number-columns-repeated="16"/>
        </table:table-row>
        <table:table-row table:style-name="ro1">
          <table:table-cell office:value-type="float" office:value="10.1" calcext:value-type="float">
            <text:p>10.1</text:p>
          </table:table-cell>
          <table:table-cell office:value-type="float" office:value="1.09586" calcext:value-type="float">
            <text:p>1.0959</text:p>
          </table:table-cell>
          <table:table-cell office:value-type="float" office:value="0.00523" calcext:value-type="float">
            <text:p>0.0052</text:p>
          </table:table-cell>
          <table:table-cell office:value-type="float" office:value="-0.0953" calcext:value-type="float">
            <text:p>-0.0953</text:p>
          </table:table-cell>
          <table:table-cell table:formula="of:=[.C484]+[.B484]^2/(3.14159*[$Settings.$B$15]*[$Settings.$B$16])" office:value-type="float" office:value="0.0180189452802171" calcext:value-type="float">
            <text:p>0.0180</text:p>
          </table:table-cell>
          <table:table-cell table:style-name="ce2" table:formula="of:=IF([.B484]&gt;0;[.B484]/[.E484];0)" office:value-type="float" office:value="60.8171001664087" calcext:value-type="float">
            <text:p>60.8</text:p>
          </table:table-cell>
          <table:table-cell table:formula="of:=SQRT(2*[$Settings.$B$12]*[$Settings.$B$14]/([$Settings.$B$11]*[.B484]*[$Settings.$B$13]))*3.6" office:value-type="float" office:value="84.4496101763592" calcext:value-type="float">
            <text:p>84.4496</text:p>
          </table:table-cell>
          <table:table-cell table:formula="of:=[.F484]" office:value-type="float" office:value="60.8171001664087" calcext:value-type="float">
            <text:p>60.8</text:p>
          </table:table-cell>
          <table:table-cell table:style-name="ce1" office:value-type="float" office:value="1.09586" calcext:value-type="float">
            <text:p>1.0959</text:p>
          </table:table-cell>
          <table:table-cell table:number-columns-repeated="16"/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1.0977" calcext:value-type="float">
            <text:p>1.0977</text:p>
          </table:table-cell>
          <table:table-cell office:value-type="float" office:value="0.0054" calcext:value-type="float">
            <text:p>0.0054</text:p>
          </table:table-cell>
          <table:table-cell office:value-type="float" office:value="-0.0956" calcext:value-type="float">
            <text:p>-0.0956</text:p>
          </table:table-cell>
          <table:table-cell table:formula="of:=[.C485]+[.B485]^2/(3.14159*[$Settings.$B$15]*[$Settings.$B$16])" office:value-type="float" office:value="0.0182319278047947" calcext:value-type="float">
            <text:p>0.0182</text:p>
          </table:table-cell>
          <table:table-cell table:style-name="ce2" table:formula="of:=IF([.B485]&gt;0;[.B485]/[.E485];0)" office:value-type="float" office:value="60.2075661856956" calcext:value-type="float">
            <text:p>60.2</text:p>
          </table:table-cell>
          <table:table-cell table:formula="of:=SQRT(2*[$Settings.$B$12]*[$Settings.$B$14]/([$Settings.$B$11]*[.B485]*[$Settings.$B$13]))*3.6" office:value-type="float" office:value="84.3788019165226" calcext:value-type="float">
            <text:p>84.3788</text:p>
          </table:table-cell>
          <table:table-cell table:formula="of:=[.F485]" office:value-type="float" office:value="60.2075661856956" calcext:value-type="float">
            <text:p>60.2</text:p>
          </table:table-cell>
          <table:table-cell table:style-name="ce1" office:value-type="float" office:value="1.0977" calcext:value-type="float">
            <text:p>1.0977</text:p>
          </table:table-cell>
          <table:table-cell table:number-columns-repeated="16"/>
        </table:table-row>
        <table:table-row table:style-name="ro1">
          <table:table-cell office:value-type="float" office:value="10.3" calcext:value-type="float">
            <text:p>10.3</text:p>
          </table:table-cell>
          <table:table-cell office:value-type="float" office:value="1.0994" calcext:value-type="float">
            <text:p>1.0994</text:p>
          </table:table-cell>
          <table:table-cell office:value-type="float" office:value="0.00559" calcext:value-type="float">
            <text:p>0.0056</text:p>
          </table:table-cell>
          <table:table-cell office:value-type="float" office:value="-0.0959" calcext:value-type="float">
            <text:p>-0.0959</text:p>
          </table:table-cell>
          <table:table-cell table:formula="of:=[.C486]+[.B486]^2/(3.14159*[$Settings.$B$15]*[$Settings.$B$16])" office:value-type="float" office:value="0.0184617040079" calcext:value-type="float">
            <text:p>0.0185</text:p>
          </table:table-cell>
          <table:table-cell table:style-name="ce2" table:formula="of:=IF([.B486]&gt;0;[.B486]/[.E486];0)" office:value-type="float" office:value="59.5502993401666" calcext:value-type="float">
            <text:p>59.6</text:p>
          </table:table-cell>
          <table:table-cell table:formula="of:=SQRT(2*[$Settings.$B$12]*[$Settings.$B$14]/([$Settings.$B$11]*[.B486]*[$Settings.$B$13]))*3.6" office:value-type="float" office:value="84.3135392923868" calcext:value-type="float">
            <text:p>84.3135</text:p>
          </table:table-cell>
          <table:table-cell table:formula="of:=[.F486]" office:value-type="float" office:value="59.5502993401666" calcext:value-type="float">
            <text:p>59.6</text:p>
          </table:table-cell>
          <table:table-cell table:style-name="ce1" office:value-type="float" office:value="1.0994" calcext:value-type="float">
            <text:p>1.0994</text:p>
          </table:table-cell>
          <table:table-cell table:number-columns-repeated="16"/>
        </table:table-row>
        <table:table-row table:style-name="ro1">
          <table:table-cell office:value-type="float" office:value="10.4" calcext:value-type="float">
            <text:p>10.4</text:p>
          </table:table-cell>
          <table:table-cell office:value-type="float" office:value="1.10098" calcext:value-type="float">
            <text:p>1.1010</text:p>
          </table:table-cell>
          <table:table-cell office:value-type="float" office:value="0.00577" calcext:value-type="float">
            <text:p>0.0058</text:p>
          </table:table-cell>
          <table:table-cell office:value-type="float" office:value="-0.0962" calcext:value-type="float">
            <text:p>-0.0962</text:p>
          </table:table-cell>
          <table:table-cell table:formula="of:=[.C487]+[.B487]^2/(3.14159*[$Settings.$B$15]*[$Settings.$B$16])" office:value-type="float" office:value="0.0186787276684008" calcext:value-type="float">
            <text:p>0.0187</text:p>
          </table:table-cell>
          <table:table-cell table:style-name="ce2" table:formula="of:=IF([.B487]&gt;0;[.B487]/[.E487];0)" office:value-type="float" office:value="58.9429868856942" calcext:value-type="float">
            <text:p>58.9</text:p>
          </table:table-cell>
          <table:table-cell table:formula="of:=SQRT(2*[$Settings.$B$12]*[$Settings.$B$14]/([$Settings.$B$11]*[.B487]*[$Settings.$B$13]))*3.6" office:value-type="float" office:value="84.2530190194195" calcext:value-type="float">
            <text:p>84.2530</text:p>
          </table:table-cell>
          <table:table-cell table:formula="of:=[.F487]" office:value-type="float" office:value="58.9429868856942" calcext:value-type="float">
            <text:p>58.9</text:p>
          </table:table-cell>
          <table:table-cell table:style-name="ce1" office:value-type="float" office:value="1.10098" calcext:value-type="float">
            <text:p>1.1010</text:p>
          </table:table-cell>
          <table:table-cell table:number-columns-repeated="16"/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1.10241" calcext:value-type="float">
            <text:p>1.1024</text:p>
          </table:table-cell>
          <table:table-cell office:value-type="float" office:value="0.00597" calcext:value-type="float">
            <text:p>0.0060</text:p>
          </table:table-cell>
          <table:table-cell office:value-type="float" office:value="-0.0965" calcext:value-type="float">
            <text:p>-0.0965</text:p>
          </table:table-cell>
          <table:table-cell table:formula="of:=[.C488]+[.B488]^2/(3.14159*[$Settings.$B$15]*[$Settings.$B$16])" office:value-type="float" office:value="0.0189122822625768" calcext:value-type="float">
            <text:p>0.0189</text:p>
          </table:table-cell>
          <table:table-cell table:style-name="ce2" table:formula="of:=IF([.B488]&gt;0;[.B488]/[.E488];0)" office:value-type="float" office:value="58.2906909221328" calcext:value-type="float">
            <text:p>58.3</text:p>
          </table:table-cell>
          <table:table-cell table:formula="of:=SQRT(2*[$Settings.$B$12]*[$Settings.$B$14]/([$Settings.$B$11]*[.B488]*[$Settings.$B$13]))*3.6" office:value-type="float" office:value="84.1983565464972" calcext:value-type="float">
            <text:p>84.1984</text:p>
          </table:table-cell>
          <table:table-cell table:formula="of:=[.F488]" office:value-type="float" office:value="58.2906909221328" calcext:value-type="float">
            <text:p>58.3</text:p>
          </table:table-cell>
          <table:table-cell table:style-name="ce1" office:value-type="float" office:value="1.10241" calcext:value-type="float">
            <text:p>1.1024</text:p>
          </table:table-cell>
          <table:table-cell table:number-columns-repeated="16"/>
        </table:table-row>
        <table:table-row table:style-name="ro1">
          <table:table-cell office:value-type="float" office:value="10.6" calcext:value-type="float">
            <text:p>10.6</text:p>
          </table:table-cell>
          <table:table-cell office:value-type="float" office:value="1.10372" calcext:value-type="float">
            <text:p>1.1037</text:p>
          </table:table-cell>
          <table:table-cell office:value-type="float" office:value="0.00617" calcext:value-type="float">
            <text:p>0.0062</text:p>
          </table:table-cell>
          <table:table-cell office:value-type="float" office:value="-0.0968" calcext:value-type="float">
            <text:p>-0.0968</text:p>
          </table:table-cell>
          <table:table-cell table:formula="of:=[.C489]+[.B489]^2/(3.14159*[$Settings.$B$15]*[$Settings.$B$16])" office:value-type="float" office:value="0.0191430593115192" calcext:value-type="float">
            <text:p>0.0191</text:p>
          </table:table-cell>
          <table:table-cell table:style-name="ce2" table:formula="of:=IF([.B489]&gt;0;[.B489]/[.E489];0)" office:value-type="float" office:value="57.6564060132145" calcext:value-type="float">
            <text:p>57.7</text:p>
          </table:table-cell>
          <table:table-cell table:formula="of:=SQRT(2*[$Settings.$B$12]*[$Settings.$B$14]/([$Settings.$B$11]*[.B489]*[$Settings.$B$13]))*3.6" office:value-type="float" office:value="84.1483743974451" calcext:value-type="float">
            <text:p>84.1484</text:p>
          </table:table-cell>
          <table:table-cell table:formula="of:=[.F489]" office:value-type="float" office:value="57.6564060132145" calcext:value-type="float">
            <text:p>57.7</text:p>
          </table:table-cell>
          <table:table-cell table:style-name="ce1" office:value-type="float" office:value="1.10372" calcext:value-type="float">
            <text:p>1.1037</text:p>
          </table:table-cell>
          <table:table-cell table:number-columns-repeated="16"/>
        </table:table-row>
        <table:table-row table:style-name="ro1">
          <table:table-cell office:value-type="float" office:value="10.7" calcext:value-type="float">
            <text:p>10.7</text:p>
          </table:table-cell>
          <table:table-cell office:value-type="float" office:value="1.10491" calcext:value-type="float">
            <text:p>1.1049</text:p>
          </table:table-cell>
          <table:table-cell office:value-type="float" office:value="0.00637" calcext:value-type="float">
            <text:p>0.0064</text:p>
          </table:table-cell>
          <table:table-cell office:value-type="float" office:value="-0.0971" calcext:value-type="float">
            <text:p>-0.0971</text:p>
          </table:table-cell>
          <table:table-cell table:formula="of:=[.C490]+[.B490]^2/(3.14159*[$Settings.$B$15]*[$Settings.$B$16])" office:value-type="float" office:value="0.0193710487707269" calcext:value-type="float">
            <text:p>0.0194</text:p>
          </table:table-cell>
          <table:table-cell table:style-name="ce2" table:formula="of:=IF([.B490]&gt;0;[.B490]/[.E490];0)" office:value-type="float" office:value="57.0392451682696" calcext:value-type="float">
            <text:p>57.0</text:p>
          </table:table-cell>
          <table:table-cell table:formula="of:=SQRT(2*[$Settings.$B$12]*[$Settings.$B$14]/([$Settings.$B$11]*[.B490]*[$Settings.$B$13]))*3.6" office:value-type="float" office:value="84.1030478359593" calcext:value-type="float">
            <text:p>84.1030</text:p>
          </table:table-cell>
          <table:table-cell table:formula="of:=[.F490]" office:value-type="float" office:value="57.0392451682696" calcext:value-type="float">
            <text:p>57.0</text:p>
          </table:table-cell>
          <table:table-cell table:style-name="ce1" office:value-type="float" office:value="1.10491" calcext:value-type="float">
            <text:p>1.1049</text:p>
          </table:table-cell>
          <table:table-cell table:number-columns-repeated="16"/>
        </table:table-row>
        <table:table-row table:style-name="ro1">
          <table:table-cell office:value-type="float" office:value="10.8" calcext:value-type="float">
            <text:p>10.8</text:p>
          </table:table-cell>
          <table:table-cell office:value-type="float" office:value="1.10597" calcext:value-type="float">
            <text:p>1.1060</text:p>
          </table:table-cell>
          <table:table-cell office:value-type="float" office:value="0.00658" calcext:value-type="float">
            <text:p>0.0066</text:p>
          </table:table-cell>
          <table:table-cell office:value-type="float" office:value="-0.0974" calcext:value-type="float">
            <text:p>-0.0974</text:p>
          </table:table-cell>
          <table:table-cell table:formula="of:=[.C491]+[.B491]^2/(3.14159*[$Settings.$B$15]*[$Settings.$B$16])" office:value-type="float" office:value="0.0196060059567065" calcext:value-type="float">
            <text:p>0.0196</text:p>
          </table:table-cell>
          <table:table-cell table:style-name="ce2" table:formula="of:=IF([.B491]&gt;0;[.B491]/[.E491];0)" office:value-type="float" office:value="56.4097553801715" calcext:value-type="float">
            <text:p>56.4</text:p>
          </table:table-cell>
          <table:table-cell table:formula="of:=SQRT(2*[$Settings.$B$12]*[$Settings.$B$14]/([$Settings.$B$11]*[.B491]*[$Settings.$B$13]))*3.6" office:value-type="float" office:value="84.0627345354732" calcext:value-type="float">
            <text:p>84.0627</text:p>
          </table:table-cell>
          <table:table-cell table:formula="of:=[.F491]" office:value-type="float" office:value="56.4097553801715" calcext:value-type="float">
            <text:p>56.4</text:p>
          </table:table-cell>
          <table:table-cell table:style-name="ce1" office:value-type="float" office:value="1.10597" calcext:value-type="float">
            <text:p>1.1060</text:p>
          </table:table-cell>
          <table:table-cell table:number-columns-repeated="16"/>
        </table:table-row>
        <table:table-row table:style-name="ro1">
          <table:table-cell office:value-type="float" office:value="10.9" calcext:value-type="float">
            <text:p>10.9</text:p>
          </table:table-cell>
          <table:table-cell office:value-type="float" office:value="1.10692" calcext:value-type="float">
            <text:p>1.1069</text:p>
          </table:table-cell>
          <table:table-cell office:value-type="float" office:value="0.0068" calcext:value-type="float">
            <text:p>0.0068</text:p>
          </table:table-cell>
          <table:table-cell office:value-type="float" office:value="-0.0977" calcext:value-type="float">
            <text:p>-0.0977</text:p>
          </table:table-cell>
          <table:table-cell table:formula="of:=[.C492]+[.B492]^2/(3.14159*[$Settings.$B$15]*[$Settings.$B$16])" office:value-type="float" office:value="0.0198483935810309" calcext:value-type="float">
            <text:p>0.0198</text:p>
          </table:table-cell>
          <table:table-cell table:style-name="ce2" table:formula="of:=IF([.B492]&gt;0;[.B492]/[.E492];0)" office:value-type="float" office:value="55.7687449858856" calcext:value-type="float">
            <text:p>55.8</text:p>
          </table:table-cell>
          <table:table-cell table:formula="of:=SQRT(2*[$Settings.$B$12]*[$Settings.$B$14]/([$Settings.$B$11]*[.B492]*[$Settings.$B$13]))*3.6" office:value-type="float" office:value="84.0266539064366" calcext:value-type="float">
            <text:p>84.0267</text:p>
          </table:table-cell>
          <table:table-cell table:formula="of:=[.F492]" office:value-type="float" office:value="55.7687449858856" calcext:value-type="float">
            <text:p>55.8</text:p>
          </table:table-cell>
          <table:table-cell table:style-name="ce1" office:value-type="float" office:value="1.10692" calcext:value-type="float">
            <text:p>1.1069</text:p>
          </table:table-cell>
          <table:table-cell table:number-columns-repeated="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10776" calcext:value-type="float">
            <text:p>1.1078</text:p>
          </table:table-cell>
          <table:table-cell office:value-type="float" office:value="0.00703" calcext:value-type="float">
            <text:p>0.0070</text:p>
          </table:table-cell>
          <table:table-cell office:value-type="float" office:value="-0.098" calcext:value-type="float">
            <text:p>-0.0980</text:p>
          </table:table-cell>
          <table:table-cell table:formula="of:=[.C493]+[.B493]^2/(3.14159*[$Settings.$B$15]*[$Settings.$B$16])" office:value-type="float" office:value="0.0200982049665349" calcext:value-type="float">
            <text:p>0.0201</text:p>
          </table:table-cell>
          <table:table-cell table:style-name="ce2" table:formula="of:=IF([.B493]&gt;0;[.B493]/[.E493];0)" office:value-type="float" office:value="55.1173600749176" calcext:value-type="float">
            <text:p>55.1</text:p>
          </table:table-cell>
          <table:table-cell table:formula="of:=SQRT(2*[$Settings.$B$12]*[$Settings.$B$14]/([$Settings.$B$11]*[.B493]*[$Settings.$B$13]))*3.6" office:value-type="float" office:value="83.9947897053534" calcext:value-type="float">
            <text:p>83.9948</text:p>
          </table:table-cell>
          <table:table-cell table:formula="of:=[.F493]" office:value-type="float" office:value="55.1173600749176" calcext:value-type="float">
            <text:p>55.1</text:p>
          </table:table-cell>
          <table:table-cell table:style-name="ce1" office:value-type="float" office:value="1.10776" calcext:value-type="float">
            <text:p>1.1078</text:p>
          </table:table-cell>
          <table:table-cell table:number-columns-repeated="16"/>
        </table:table-row>
        <table:table-row table:style-name="ro1">
          <table:table-cell office:value-type="float" office:value="11.1" calcext:value-type="float">
            <text:p>11.1</text:p>
          </table:table-cell>
          <table:table-cell office:value-type="float" office:value="1.10848" calcext:value-type="float">
            <text:p>1.1085</text:p>
          </table:table-cell>
          <table:table-cell office:value-type="float" office:value="0.00726" calcext:value-type="float">
            <text:p>0.0073</text:p>
          </table:table-cell>
          <table:table-cell office:value-type="float" office:value="-0.0983" calcext:value-type="float">
            <text:p>-0.0983</text:p>
          </table:table-cell>
          <table:table-cell table:formula="of:=[.C494]+[.B494]^2/(3.14159*[$Settings.$B$15]*[$Settings.$B$16])" office:value-type="float" office:value="0.0203451981155004" calcext:value-type="float">
            <text:p>0.0203</text:p>
          </table:table-cell>
          <table:table-cell table:style-name="ce2" table:formula="of:=IF([.B494]&gt;0;[.B494]/[.E494];0)" office:value-type="float" office:value="54.4836178889545" calcext:value-type="float">
            <text:p>54.5</text:p>
          </table:table-cell>
          <table:table-cell table:formula="of:=SQRT(2*[$Settings.$B$12]*[$Settings.$B$14]/([$Settings.$B$11]*[.B494]*[$Settings.$B$13]))*3.6" office:value-type="float" office:value="83.9675063659222" calcext:value-type="float">
            <text:p>83.9675</text:p>
          </table:table-cell>
          <table:table-cell table:formula="of:=[.F494]" office:value-type="float" office:value="54.4836178889545" calcext:value-type="float">
            <text:p>54.5</text:p>
          </table:table-cell>
          <table:table-cell table:style-name="ce1" office:value-type="float" office:value="1.10848" calcext:value-type="float">
            <text:p>1.1085</text:p>
          </table:table-cell>
          <table:table-cell table:number-columns-repeated="16"/>
        </table:table-row>
        <table:table-row table:style-name="ro1">
          <table:table-cell office:value-type="float" office:value="11.2" calcext:value-type="float">
            <text:p>11.2</text:p>
          </table:table-cell>
          <table:table-cell office:value-type="float" office:value="1.1091" calcext:value-type="float">
            <text:p>1.1091</text:p>
          </table:table-cell>
          <table:table-cell office:value-type="float" office:value="0.00749" calcext:value-type="float">
            <text:p>0.0075</text:p>
          </table:table-cell>
          <table:table-cell office:value-type="float" office:value="-0.0986" calcext:value-type="float">
            <text:p>-0.0986</text:p>
          </table:table-cell>
          <table:table-cell table:formula="of:=[.C495]+[.B495]^2/(3.14159*[$Settings.$B$15]*[$Settings.$B$16])" office:value-type="float" office:value="0.0205898399523974" calcext:value-type="float">
            <text:p>0.0206</text:p>
          </table:table-cell>
          <table:table-cell table:style-name="ce2" table:formula="of:=IF([.B495]&gt;0;[.B495]/[.E495];0)" office:value-type="float" office:value="53.8663730540975" calcext:value-type="float">
            <text:p>53.9</text:p>
          </table:table-cell>
          <table:table-cell table:formula="of:=SQRT(2*[$Settings.$B$12]*[$Settings.$B$14]/([$Settings.$B$11]*[.B495]*[$Settings.$B$13]))*3.6" office:value-type="float" office:value="83.9440336711699" calcext:value-type="float">
            <text:p>83.9440</text:p>
          </table:table-cell>
          <table:table-cell table:formula="of:=[.F495]" office:value-type="float" office:value="53.8663730540975" calcext:value-type="float">
            <text:p>53.9</text:p>
          </table:table-cell>
          <table:table-cell table:style-name="ce1" office:value-type="float" office:value="1.1091" calcext:value-type="float">
            <text:p>1.1091</text:p>
          </table:table-cell>
          <table:table-cell table:number-columns-repeated="16"/>
        </table:table-row>
        <table:table-row table:style-name="ro1">
          <table:table-cell office:value-type="float" office:value="11.3" calcext:value-type="float">
            <text:p>11.3</text:p>
          </table:table-cell>
          <table:table-cell office:value-type="float" office:value="1.10962" calcext:value-type="float">
            <text:p>1.1096</text:p>
          </table:table-cell>
          <table:table-cell office:value-type="float" office:value="0.00774" calcext:value-type="float">
            <text:p>0.0077</text:p>
          </table:table-cell>
          <table:table-cell office:value-type="float" office:value="-0.0989" calcext:value-type="float">
            <text:p>-0.0989</text:p>
          </table:table-cell>
          <table:table-cell table:formula="of:=[.C496]+[.B496]^2/(3.14159*[$Settings.$B$15]*[$Settings.$B$16])" office:value-type="float" office:value="0.0208521265156543" calcext:value-type="float">
            <text:p>0.0209</text:p>
          </table:table-cell>
          <table:table-cell table:style-name="ce2" table:formula="of:=IF([.B496]&gt;0;[.B496]/[.E496];0)" office:value-type="float" office:value="53.213757319522" calcext:value-type="float">
            <text:p>53.2</text:p>
          </table:table-cell>
          <table:table-cell table:formula="of:=SQRT(2*[$Settings.$B$12]*[$Settings.$B$14]/([$Settings.$B$11]*[.B496]*[$Settings.$B$13]))*3.6" office:value-type="float" office:value="83.9243620661494" calcext:value-type="float">
            <text:p>83.9244</text:p>
          </table:table-cell>
          <table:table-cell table:formula="of:=[.F496]" office:value-type="float" office:value="53.213757319522" calcext:value-type="float">
            <text:p>53.2</text:p>
          </table:table-cell>
          <table:table-cell table:style-name="ce1" office:value-type="float" office:value="1.10962" calcext:value-type="float">
            <text:p>1.1096</text:p>
          </table:table-cell>
          <table:table-cell table:number-columns-repeated="16"/>
        </table:table-row>
        <table:table-row table:style-name="ro1">
          <table:table-cell office:value-type="float" office:value="11.4" calcext:value-type="float">
            <text:p>11.4</text:p>
          </table:table-cell>
          <table:table-cell office:value-type="float" office:value="1.11005" calcext:value-type="float">
            <text:p>1.1101</text:p>
          </table:table-cell>
          <table:table-cell office:value-type="float" office:value="0.00799" calcext:value-type="float">
            <text:p>0.0080</text:p>
          </table:table-cell>
          <table:table-cell office:value-type="float" office:value="-0.0992" calcext:value-type="float">
            <text:p>-0.0992</text:p>
          </table:table-cell>
          <table:table-cell table:formula="of:=[.C497]+[.B497]^2/(3.14159*[$Settings.$B$15]*[$Settings.$B$16])" office:value-type="float" office:value="0.0211122909086218" calcext:value-type="float">
            <text:p>0.0211</text:p>
          </table:table-cell>
          <table:table-cell table:style-name="ce2" table:formula="of:=IF([.B497]&gt;0;[.B497]/[.E497];0)" office:value-type="float" office:value="52.5783774392138" calcext:value-type="float">
            <text:p>52.6</text:p>
          </table:table-cell>
          <table:table-cell table:formula="of:=SQRT(2*[$Settings.$B$12]*[$Settings.$B$14]/([$Settings.$B$11]*[.B497]*[$Settings.$B$13]))*3.6" office:value-type="float" office:value="83.9081056042034" calcext:value-type="float">
            <text:p>83.9081</text:p>
          </table:table-cell>
          <table:table-cell table:formula="of:=[.F497]" office:value-type="float" office:value="52.5783774392138" calcext:value-type="float">
            <text:p>52.6</text:p>
          </table:table-cell>
          <table:table-cell table:style-name="ce1" office:value-type="float" office:value="1.11005" calcext:value-type="float">
            <text:p>1.1101</text:p>
          </table:table-cell>
          <table:table-cell table:number-columns-repeated="16"/>
        </table:table-row>
        <table:table-row table:style-name="ro1">
          <table:table-cell office:value-type="float" office:value="11.5" calcext:value-type="float">
            <text:p>11.5</text:p>
          </table:table-cell>
          <table:table-cell office:value-type="float" office:value="1.11039" calcext:value-type="float">
            <text:p>1.1104</text:p>
          </table:table-cell>
          <table:table-cell office:value-type="float" office:value="0.00825" calcext:value-type="float">
            <text:p>0.0083</text:p>
          </table:table-cell>
          <table:table-cell office:value-type="float" office:value="-0.0995" calcext:value-type="float">
            <text:p>-0.0995</text:p>
          </table:table-cell>
          <table:table-cell table:formula="of:=[.C498]+[.B498]^2/(3.14159*[$Settings.$B$15]*[$Settings.$B$16])" office:value-type="float" office:value="0.0213803306585124" calcext:value-type="float">
            <text:p>0.0214</text:p>
          </table:table-cell>
          <table:table-cell table:style-name="ce2" table:formula="of:=IF([.B498]&gt;0;[.B498]/[.E498];0)" office:value-type="float" office:value="51.9351182044468" calcext:value-type="float">
            <text:p>51.9</text:p>
          </table:table-cell>
          <table:table-cell table:formula="of:=SQRT(2*[$Settings.$B$12]*[$Settings.$B$14]/([$Settings.$B$11]*[.B498]*[$Settings.$B$13]))*3.6" office:value-type="float" office:value="83.8952583432829" calcext:value-type="float">
            <text:p>83.8953</text:p>
          </table:table-cell>
          <table:table-cell table:formula="of:=[.F498]" office:value-type="float" office:value="51.9351182044468" calcext:value-type="float">
            <text:p>51.9</text:p>
          </table:table-cell>
          <table:table-cell table:style-name="ce1" office:value-type="float" office:value="1.11039" calcext:value-type="float">
            <text:p>1.1104</text:p>
          </table:table-cell>
          <table:table-cell table:number-columns-repeated="16"/>
        </table:table-row>
        <table:table-row table:style-name="ro1">
          <table:table-cell office:value-type="float" office:value="11.6" calcext:value-type="float">
            <text:p>11.6</text:p>
          </table:table-cell>
          <table:table-cell office:value-type="float" office:value="1.11064" calcext:value-type="float">
            <text:p>1.1106</text:p>
          </table:table-cell>
          <table:table-cell office:value-type="float" office:value="0.00851" calcext:value-type="float">
            <text:p>0.0085</text:p>
          </table:table-cell>
          <table:table-cell office:value-type="float" office:value="-0.0998" calcext:value-type="float">
            <text:p>-0.0998</text:p>
          </table:table-cell>
          <table:table-cell table:formula="of:=[.C499]+[.B499]^2/(3.14159*[$Settings.$B$15]*[$Settings.$B$16])" office:value-type="float" office:value="0.0216462438100988" calcext:value-type="float">
            <text:p>0.0216</text:p>
          </table:table-cell>
          <table:table-cell table:style-name="ce2" table:formula="of:=IF([.B499]&gt;0;[.B499]/[.E499];0)" office:value-type="float" office:value="51.3086709058429" calcext:value-type="float">
            <text:p>51.3</text:p>
          </table:table-cell>
          <table:table-cell table:formula="of:=SQRT(2*[$Settings.$B$12]*[$Settings.$B$14]/([$Settings.$B$11]*[.B499]*[$Settings.$B$13]))*3.6" office:value-type="float" office:value="83.885815591808" calcext:value-type="float">
            <text:p>83.8858</text:p>
          </table:table-cell>
          <table:table-cell table:formula="of:=[.F499]" office:value-type="float" office:value="51.3086709058429" calcext:value-type="float">
            <text:p>51.3</text:p>
          </table:table-cell>
          <table:table-cell table:style-name="ce1" office:value-type="float" office:value="1.11064" calcext:value-type="float">
            <text:p>1.1106</text:p>
          </table:table-cell>
          <table:table-cell table:number-columns-repeated="16"/>
        </table:table-row>
        <table:table-row table:style-name="ro1">
          <table:table-cell office:value-type="float" office:value="11.7" calcext:value-type="float">
            <text:p>11.7</text:p>
          </table:table-cell>
          <table:table-cell office:value-type="float" office:value="1.11082" calcext:value-type="float">
            <text:p>1.1108</text:p>
          </table:table-cell>
          <table:table-cell office:value-type="float" office:value="0.00878" calcext:value-type="float">
            <text:p>0.0088</text:p>
          </table:table-cell>
          <table:table-cell office:value-type="float" office:value="-0.1001" calcext:value-type="float">
            <text:p>-0.1001</text:p>
          </table:table-cell>
          <table:table-cell table:formula="of:=[.C500]+[.B500]^2/(3.14159*[$Settings.$B$15]*[$Settings.$B$16])" office:value-type="float" office:value="0.0219205021035035" calcext:value-type="float">
            <text:p>0.0219</text:p>
          </table:table-cell>
          <table:table-cell table:style-name="ce2" table:formula="of:=IF([.B500]&gt;0;[.B500]/[.E500];0)" office:value-type="float" office:value="50.6749341212608" calcext:value-type="float">
            <text:p>50.7</text:p>
          </table:table-cell>
          <table:table-cell table:formula="of:=SQRT(2*[$Settings.$B$12]*[$Settings.$B$14]/([$Settings.$B$11]*[.B500]*[$Settings.$B$13]))*3.6" office:value-type="float" office:value="83.8790187846998" calcext:value-type="float">
            <text:p>83.8790</text:p>
          </table:table-cell>
          <table:table-cell table:formula="of:=[.F500]" office:value-type="float" office:value="50.6749341212608" calcext:value-type="float">
            <text:p>50.7</text:p>
          </table:table-cell>
          <table:table-cell table:style-name="ce1" office:value-type="float" office:value="1.11082" calcext:value-type="float">
            <text:p>1.1108</text:p>
          </table:table-cell>
          <table:table-cell table:number-columns-repeated="16"/>
        </table:table-row>
        <table:table-row table:style-name="ro1">
          <table:table-cell office:value-type="float" office:value="11.8" calcext:value-type="float">
            <text:p>11.8</text:p>
          </table:table-cell>
          <table:table-cell office:value-type="float" office:value="1.11093" calcext:value-type="float">
            <text:p>1.1109</text:p>
          </table:table-cell>
          <table:table-cell office:value-type="float" office:value="0.00906" calcext:value-type="float">
            <text:p>0.0091</text:p>
          </table:table-cell>
          <table:table-cell office:value-type="float" office:value="-0.1004" calcext:value-type="float">
            <text:p>-0.1004</text:p>
          </table:table-cell>
          <table:table-cell table:formula="of:=[.C501]+[.B501]^2/(3.14159*[$Settings.$B$15]*[$Settings.$B$16])" office:value-type="float" office:value="0.0222031047336329" calcext:value-type="float">
            <text:p>0.0222</text:p>
          </table:table-cell>
          <table:table-cell table:style-name="ce2" table:formula="of:=IF([.B501]&gt;0;[.B501]/[.E501];0)" office:value-type="float" office:value="50.0348943684971" calcext:value-type="float">
            <text:p>50.0</text:p>
          </table:table-cell>
          <table:table-cell table:formula="of:=SQRT(2*[$Settings.$B$12]*[$Settings.$B$14]/([$Settings.$B$11]*[.B501]*[$Settings.$B$13]))*3.6" office:value-type="float" office:value="83.8748659935809" calcext:value-type="float">
            <text:p>83.8749</text:p>
          </table:table-cell>
          <table:table-cell table:formula="of:=[.F501]" office:value-type="float" office:value="50.0348943684971" calcext:value-type="float">
            <text:p>50.0</text:p>
          </table:table-cell>
          <table:table-cell table:style-name="ce1" office:value-type="float" office:value="1.11093" calcext:value-type="float">
            <text:p>1.1109</text:p>
          </table:table-cell>
          <table:table-cell table:number-columns-repeated="16"/>
        </table:table-row>
        <table:table-row table:style-name="ro1">
          <table:table-cell office:value-type="float" office:value="11.9" calcext:value-type="float">
            <text:p>11.9</text:p>
          </table:table-cell>
          <table:table-cell office:value-type="float" office:value="1.11099" calcext:value-type="float">
            <text:p>1.1110</text:p>
          </table:table-cell>
          <table:table-cell office:value-type="float" office:value="0.00934" calcext:value-type="float">
            <text:p>0.0093</text:p>
          </table:table-cell>
          <table:table-cell office:value-type="float" office:value="-0.1007" calcext:value-type="float">
            <text:p>-0.1007</text:p>
          </table:table-cell>
          <table:table-cell table:formula="of:=[.C502]+[.B502]^2/(3.14159*[$Settings.$B$15]*[$Settings.$B$16])" office:value-type="float" office:value="0.0224845244586909" calcext:value-type="float">
            <text:p>0.0225</text:p>
          </table:table-cell>
          <table:table-cell table:style-name="ce2" table:formula="of:=IF([.B502]&gt;0;[.B502]/[.E502];0)" office:value-type="float" office:value="49.4113185289348" calcext:value-type="float">
            <text:p>49.4</text:p>
          </table:table-cell>
          <table:table-cell table:formula="of:=SQRT(2*[$Settings.$B$12]*[$Settings.$B$14]/([$Settings.$B$11]*[.B502]*[$Settings.$B$13]))*3.6" office:value-type="float" office:value="83.8726010947485" calcext:value-type="float">
            <text:p>83.8726</text:p>
          </table:table-cell>
          <table:table-cell table:formula="of:=[.F502]" office:value-type="float" office:value="49.4113185289348" calcext:value-type="float">
            <text:p>49.4</text:p>
          </table:table-cell>
          <table:table-cell table:style-name="ce1" office:value-type="float" office:value="1.11099" calcext:value-type="float">
            <text:p>1.1110</text:p>
          </table:table-cell>
          <table:table-cell table:number-columns-repeated="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111" calcext:value-type="float">
            <text:p>1.1110</text:p>
          </table:table-cell>
          <table:table-cell office:value-type="float" office:value="0.00963" calcext:value-type="float">
            <text:p>0.0096</text:p>
          </table:table-cell>
          <table:table-cell office:value-type="float" office:value="-0.101" calcext:value-type="float">
            <text:p>-0.1010</text:p>
          </table:table-cell>
          <table:table-cell table:formula="of:=[.C503]+[.B503]^2/(3.14159*[$Settings.$B$15]*[$Settings.$B$16])" office:value-type="float" office:value="0.0227747610869884" calcext:value-type="float">
            <text:p>0.0228</text:p>
          </table:table-cell>
          <table:table-cell table:style-name="ce2" table:formula="of:=IF([.B503]&gt;0;[.B503]/[.E503];0)" office:value-type="float" office:value="48.7820704575791" calcext:value-type="float">
            <text:p>48.8</text:p>
          </table:table-cell>
          <table:table-cell table:formula="of:=SQRT(2*[$Settings.$B$12]*[$Settings.$B$14]/([$Settings.$B$11]*[.B503]*[$Settings.$B$13]))*3.6" office:value-type="float" office:value="83.8722236294478" calcext:value-type="float">
            <text:p>83.8722</text:p>
          </table:table-cell>
          <table:table-cell table:formula="of:=[.F503]" office:value-type="float" office:value="48.7820704575791" calcext:value-type="float">
            <text:p>48.8</text:p>
          </table:table-cell>
          <table:table-cell table:style-name="ce1" office:value-type="float" office:value="1.111" calcext:value-type="float">
            <text:p>1.1110</text:p>
          </table:table-cell>
          <table:table-cell table:number-columns-repeated="16"/>
        </table:table-row>
        <table:table-row table:style-name="ro1">
          <table:table-cell office:value-type="float" office:value="12.1" calcext:value-type="float">
            <text:p>12.1</text:p>
          </table:table-cell>
          <table:table-cell office:value-type="float" office:value="0.99096" calcext:value-type="float">
            <text:p>0.9910</text:p>
          </table:table-cell>
          <table:table-cell office:value-type="float" office:value="0.01085" calcext:value-type="float">
            <text:p>0.0109</text:p>
          </table:table-cell>
          <table:table-cell office:value-type="float" office:value="-0.1013" calcext:value-type="float">
            <text:p>-0.1013</text:p>
          </table:table-cell>
          <table:table-cell table:formula="of:=[.C504]+[.B504]^2/(3.14159*[$Settings.$B$15]*[$Settings.$B$16])" office:value-type="float" office:value="0.0213077156326785" calcext:value-type="float">
            <text:p>0.0213</text:p>
          </table:table-cell>
          <table:table-cell table:style-name="ce2" table:formula="of:=IF([.B504]&gt;0;[.B504]/[.E504];0)" office:value-type="float" office:value="46.5070971043099" calcext:value-type="float">
            <text:p>46.5</text:p>
          </table:table-cell>
          <table:table-cell table:formula="of:=SQRT(2*[$Settings.$B$12]*[$Settings.$B$14]/([$Settings.$B$11]*[.B504]*[$Settings.$B$13]))*3.6" office:value-type="float" office:value="88.806984674795" calcext:value-type="float">
            <text:p>88.8070</text:p>
          </table:table-cell>
          <table:table-cell table:formula="of:=[.F504]" office:value-type="float" office:value="46.5070971043099" calcext:value-type="float">
            <text:p>46.5</text:p>
          </table:table-cell>
          <table:table-cell table:style-name="ce1" office:value-type="float" office:value="0.99096" calcext:value-type="float">
            <text:p>0.9910</text:p>
          </table:table-cell>
          <table:table-cell table:number-columns-repeated="16"/>
        </table:table-row>
        <table:table-row table:style-name="ro1">
          <table:table-cell office:value-type="float" office:value="12.2" calcext:value-type="float">
            <text:p>12.2</text:p>
          </table:table-cell>
          <table:table-cell office:value-type="float" office:value="0.99084" calcext:value-type="float">
            <text:p>0.9908</text:p>
          </table:table-cell>
          <table:table-cell office:value-type="float" office:value="0.01209" calcext:value-type="float">
            <text:p>0.0121</text:p>
          </table:table-cell>
          <table:table-cell office:value-type="float" office:value="-0.1016" calcext:value-type="float">
            <text:p>-0.1016</text:p>
          </table:table-cell>
          <table:table-cell table:formula="of:=[.C505]+[.B505]^2/(3.14159*[$Settings.$B$15]*[$Settings.$B$16])" office:value-type="float" office:value="0.0225451830382378" calcext:value-type="float">
            <text:p>0.0225</text:p>
          </table:table-cell>
          <table:table-cell table:style-name="ce2" table:formula="of:=IF([.B505]&gt;0;[.B505]/[.E505];0)" office:value-type="float" office:value="43.9490776508439" calcext:value-type="float">
            <text:p>43.9</text:p>
          </table:table-cell>
          <table:table-cell table:formula="of:=SQRT(2*[$Settings.$B$12]*[$Settings.$B$14]/([$Settings.$B$11]*[.B505]*[$Settings.$B$13]))*3.6" office:value-type="float" office:value="88.8123621905997" calcext:value-type="float">
            <text:p>88.8124</text:p>
          </table:table-cell>
          <table:table-cell table:formula="of:=[.F505]" office:value-type="float" office:value="43.9490776508439" calcext:value-type="float">
            <text:p>43.9</text:p>
          </table:table-cell>
          <table:table-cell table:style-name="ce1" office:value-type="float" office:value="0.99084" calcext:value-type="float">
            <text:p>0.9908</text:p>
          </table:table-cell>
          <table:table-cell table:number-columns-repeated="16"/>
        </table:table-row>
        <table:table-row table:style-name="ro1">
          <table:table-cell office:value-type="float" office:value="12.3" calcext:value-type="float">
            <text:p>12.3</text:p>
          </table:table-cell>
          <table:table-cell office:value-type="float" office:value="0.99065" calcext:value-type="float">
            <text:p>0.9907</text:p>
          </table:table-cell>
          <table:table-cell office:value-type="float" office:value="0.01335" calcext:value-type="float">
            <text:p>0.0134</text:p>
          </table:table-cell>
          <table:table-cell office:value-type="float" office:value="-0.1019" calcext:value-type="float">
            <text:p>-0.1019</text:p>
          </table:table-cell>
          <table:table-cell table:formula="of:=[.C506]+[.B506]^2/(3.14159*[$Settings.$B$15]*[$Settings.$B$16])" office:value-type="float" office:value="0.0238011737242888" calcext:value-type="float">
            <text:p>0.0238</text:p>
          </table:table-cell>
          <table:table-cell table:style-name="ce2" table:formula="of:=IF([.B506]&gt;0;[.B506]/[.E506];0)" office:value-type="float" office:value="41.6218969482607" calcext:value-type="float">
            <text:p>41.6</text:p>
          </table:table-cell>
          <table:table-cell table:formula="of:=SQRT(2*[$Settings.$B$12]*[$Settings.$B$14]/([$Settings.$B$11]*[.B506]*[$Settings.$B$13]))*3.6" office:value-type="float" office:value="88.8208785888217" calcext:value-type="float">
            <text:p>88.8209</text:p>
          </table:table-cell>
          <table:table-cell table:formula="of:=[.F506]" office:value-type="float" office:value="41.6218969482607" calcext:value-type="float">
            <text:p>41.6</text:p>
          </table:table-cell>
          <table:table-cell table:style-name="ce1" office:value-type="float" office:value="0.99065" calcext:value-type="float">
            <text:p>0.9907</text:p>
          </table:table-cell>
          <table:table-cell table:number-columns-repeated="16"/>
        </table:table-row>
        <table:table-row table:style-name="ro1">
          <table:table-cell office:value-type="float" office:value="12.4" calcext:value-type="float">
            <text:p>12.4</text:p>
          </table:table-cell>
          <table:table-cell office:value-type="float" office:value="0.99037" calcext:value-type="float">
            <text:p>0.9904</text:p>
          </table:table-cell>
          <table:table-cell office:value-type="float" office:value="0.01462" calcext:value-type="float">
            <text:p>0.0146</text:p>
          </table:table-cell>
          <table:table-cell office:value-type="float" office:value="-0.1022" calcext:value-type="float">
            <text:p>-0.1022</text:p>
          </table:table-cell>
          <table:table-cell table:formula="of:=[.C507]+[.B507]^2/(3.14159*[$Settings.$B$15]*[$Settings.$B$16])" office:value-type="float" office:value="0.0250652666630864" calcext:value-type="float">
            <text:p>0.0251</text:p>
          </table:table-cell>
          <table:table-cell table:style-name="ce2" table:formula="of:=IF([.B507]&gt;0;[.B507]/[.E507];0)" office:value-type="float" office:value="39.5116482625942" calcext:value-type="float">
            <text:p>39.5</text:p>
          </table:table-cell>
          <table:table-cell table:formula="of:=SQRT(2*[$Settings.$B$12]*[$Settings.$B$14]/([$Settings.$B$11]*[.B507]*[$Settings.$B$13]))*3.6" office:value-type="float" office:value="88.8334335371926" calcext:value-type="float">
            <text:p>88.8334</text:p>
          </table:table-cell>
          <table:table-cell table:formula="of:=[.F507]" office:value-type="float" office:value="39.5116482625942" calcext:value-type="float">
            <text:p>39.5</text:p>
          </table:table-cell>
          <table:table-cell table:style-name="ce1" office:value-type="float" office:value="0.99037" calcext:value-type="float">
            <text:p>0.9904</text:p>
          </table:table-cell>
          <table:table-cell table:number-columns-repeated="16"/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0.99002" calcext:value-type="float">
            <text:p>0.9900</text:p>
          </table:table-cell>
          <table:table-cell office:value-type="float" office:value="0.01591" calcext:value-type="float">
            <text:p>0.0159</text:p>
          </table:table-cell>
          <table:table-cell office:value-type="float" office:value="-0.1025" calcext:value-type="float">
            <text:p>-0.1025</text:p>
          </table:table-cell>
          <table:table-cell table:formula="of:=[.C508]+[.B508]^2/(3.14159*[$Settings.$B$15]*[$Settings.$B$16])" office:value-type="float" office:value="0.0263478851847731" calcext:value-type="float">
            <text:p>0.0263</text:p>
          </table:table-cell>
          <table:table-cell table:style-name="ce2" table:formula="of:=IF([.B508]&gt;0;[.B508]/[.E508];0)" office:value-type="float" office:value="37.5749322215868" calcext:value-type="float">
            <text:p>37.6</text:p>
          </table:table-cell>
          <table:table-cell table:formula="of:=SQRT(2*[$Settings.$B$12]*[$Settings.$B$14]/([$Settings.$B$11]*[.B508]*[$Settings.$B$13]))*3.6" office:value-type="float" office:value="88.8491347120554" calcext:value-type="float">
            <text:p>88.8491</text:p>
          </table:table-cell>
          <table:table-cell table:formula="of:=[.F508]" office:value-type="float" office:value="37.5749322215868" calcext:value-type="float">
            <text:p>37.6</text:p>
          </table:table-cell>
          <table:table-cell table:style-name="ce1" office:value-type="float" office:value="0.99002" calcext:value-type="float">
            <text:p>0.9900</text:p>
          </table:table-cell>
          <table:table-cell table:number-columns-repeated="16"/>
        </table:table-row>
        <table:table-row table:style-name="ro1">
          <table:table-cell office:value-type="float" office:value="12.6" calcext:value-type="float">
            <text:p>12.6</text:p>
          </table:table-cell>
          <table:table-cell office:value-type="float" office:value="0.98959" calcext:value-type="float">
            <text:p>0.9896</text:p>
          </table:table-cell>
          <table:table-cell office:value-type="float" office:value="0.01722" calcext:value-type="float">
            <text:p>0.0172</text:p>
          </table:table-cell>
          <table:table-cell office:value-type="float" office:value="-0.1028" calcext:value-type="float">
            <text:p>-0.1028</text:p>
          </table:table-cell>
          <table:table-cell table:formula="of:=[.C509]+[.B509]^2/(3.14159*[$Settings.$B$15]*[$Settings.$B$16])" office:value-type="float" office:value="0.0276488200832209" calcext:value-type="float">
            <text:p>0.0276</text:p>
          </table:table-cell>
          <table:table-cell table:style-name="ce2" table:formula="of:=IF([.B509]&gt;0;[.B509]/[.E509];0)" office:value-type="float" office:value="35.7914007549475" calcext:value-type="float">
            <text:p>35.8</text:p>
          </table:table-cell>
          <table:table-cell table:formula="of:=SQRT(2*[$Settings.$B$12]*[$Settings.$B$14]/([$Settings.$B$11]*[.B509]*[$Settings.$B$13]))*3.6" office:value-type="float" office:value="88.8684361290928" calcext:value-type="float">
            <text:p>88.8684</text:p>
          </table:table-cell>
          <table:table-cell table:formula="of:=[.F509]" office:value-type="float" office:value="35.7914007549475" calcext:value-type="float">
            <text:p>35.8</text:p>
          </table:table-cell>
          <table:table-cell table:style-name="ce1" office:value-type="float" office:value="0.98959" calcext:value-type="float">
            <text:p>0.9896</text:p>
          </table:table-cell>
          <table:table-cell table:number-columns-repeated="16"/>
        </table:table-row>
        <table:table-row table:style-name="ro1">
          <table:table-cell office:value-type="float" office:value="12.7" calcext:value-type="float">
            <text:p>12.7</text:p>
          </table:table-cell>
          <table:table-cell office:value-type="float" office:value="0.98909" calcext:value-type="float">
            <text:p>0.9891</text:p>
          </table:table-cell>
          <table:table-cell office:value-type="float" office:value="0.01855" calcext:value-type="float">
            <text:p>0.0186</text:p>
          </table:table-cell>
          <table:table-cell office:value-type="float" office:value="-0.1031" calcext:value-type="float">
            <text:p>-0.1031</text:p>
          </table:table-cell>
          <table:table-cell table:formula="of:=[.C510]+[.B510]^2/(3.14159*[$Settings.$B$15]*[$Settings.$B$16])" office:value-type="float" office:value="0.0289682842194271" calcext:value-type="float">
            <text:p>0.0290</text:p>
          </table:table-cell>
          <table:table-cell table:style-name="ce2" table:formula="of:=IF([.B510]&gt;0;[.B510]/[.E510];0)" office:value-type="float" office:value="34.1438931110971" calcext:value-type="float">
            <text:p>34.1</text:p>
          </table:table-cell>
          <table:table-cell table:formula="of:=SQRT(2*[$Settings.$B$12]*[$Settings.$B$14]/([$Settings.$B$11]*[.B510]*[$Settings.$B$13]))*3.6" office:value-type="float" office:value="88.8908954623894" calcext:value-type="float">
            <text:p>88.8909</text:p>
          </table:table-cell>
          <table:table-cell table:formula="of:=[.F510]" office:value-type="float" office:value="34.1438931110971" calcext:value-type="float">
            <text:p>34.1</text:p>
          </table:table-cell>
          <table:table-cell table:style-name="ce1" office:value-type="float" office:value="0.98909" calcext:value-type="float">
            <text:p>0.9891</text:p>
          </table:table-cell>
          <table:table-cell table:number-columns-repeated="16"/>
        </table:table-row>
        <table:table-row table:style-name="ro1">
          <table:table-cell office:value-type="float" office:value="12.8" calcext:value-type="float">
            <text:p>12.8</text:p>
          </table:table-cell>
          <table:table-cell office:value-type="float" office:value="0.9885" calcext:value-type="float">
            <text:p>0.9885</text:p>
          </table:table-cell>
          <table:table-cell office:value-type="float" office:value="0.0199" calcext:value-type="float">
            <text:p>0.0199</text:p>
          </table:table-cell>
          <table:table-cell office:value-type="float" office:value="-0.1034" calcext:value-type="float">
            <text:p>-0.1034</text:p>
          </table:table-cell>
          <table:table-cell table:formula="of:=[.C511]+[.B511]^2/(3.14159*[$Settings.$B$15]*[$Settings.$B$16])" office:value-type="float" office:value="0.0303058587487707" calcext:value-type="float">
            <text:p>0.0303</text:p>
          </table:table-cell>
          <table:table-cell table:style-name="ce2" table:formula="of:=IF([.B511]&gt;0;[.B511]/[.E511];0)" office:value-type="float" office:value="32.6174555287959" calcext:value-type="float">
            <text:p>32.6</text:p>
          </table:table-cell>
          <table:table-cell table:formula="of:=SQRT(2*[$Settings.$B$12]*[$Settings.$B$14]/([$Settings.$B$11]*[.B511]*[$Settings.$B$13]))*3.6" office:value-type="float" office:value="88.9174193900229" calcext:value-type="float">
            <text:p>88.9174</text:p>
          </table:table-cell>
          <table:table-cell table:formula="of:=[.F511]" office:value-type="float" office:value="32.6174555287959" calcext:value-type="float">
            <text:p>32.6</text:p>
          </table:table-cell>
          <table:table-cell table:style-name="ce1" office:value-type="float" office:value="0.9885" calcext:value-type="float">
            <text:p>0.9885</text:p>
          </table:table-cell>
          <table:table-cell table:number-columns-repeated="16"/>
        </table:table-row>
        <table:table-row table:style-name="ro1">
          <table:table-cell office:value-type="float" office:value="12.9" calcext:value-type="float">
            <text:p>12.9</text:p>
          </table:table-cell>
          <table:table-cell office:value-type="float" office:value="0.98784" calcext:value-type="float">
            <text:p>0.9878</text:p>
          </table:table-cell>
          <table:table-cell office:value-type="float" office:value="0.02126" calcext:value-type="float">
            <text:p>0.0213</text:p>
          </table:table-cell>
          <table:table-cell office:value-type="float" office:value="-0.1037" calcext:value-type="float">
            <text:p>-0.1037</text:p>
          </table:table-cell>
          <table:table-cell table:formula="of:=[.C512]+[.B512]^2/(3.14159*[$Settings.$B$15]*[$Settings.$B$16])" office:value-type="float" office:value="0.0316519678554751" calcext:value-type="float">
            <text:p>0.0317</text:p>
          </table:table-cell>
          <table:table-cell table:style-name="ce2" table:formula="of:=IF([.B512]&gt;0;[.B512]/[.E512];0)" office:value-type="float" office:value="31.2094339445352" calcext:value-type="float">
            <text:p>31.2</text:p>
          </table:table-cell>
          <table:table-cell table:formula="of:=SQRT(2*[$Settings.$B$12]*[$Settings.$B$14]/([$Settings.$B$11]*[.B512]*[$Settings.$B$13]))*3.6" office:value-type="float" office:value="88.9471183786079" calcext:value-type="float">
            <text:p>88.9471</text:p>
          </table:table-cell>
          <table:table-cell table:formula="of:=[.F512]" office:value-type="float" office:value="31.2094339445352" calcext:value-type="float">
            <text:p>31.2</text:p>
          </table:table-cell>
          <table:table-cell table:style-name="ce1" office:value-type="float" office:value="0.98784" calcext:value-type="float">
            <text:p>0.9878</text:p>
          </table:table-cell>
          <table:table-cell table:number-columns-repeated="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98709" calcext:value-type="float">
            <text:p>0.9871</text:p>
          </table:table-cell>
          <table:table-cell office:value-type="float" office:value="0.02265" calcext:value-type="float">
            <text:p>0.0227</text:p>
          </table:table-cell>
          <table:table-cell office:value-type="float" office:value="-0.104" calcext:value-type="float">
            <text:p>-0.1040</text:p>
          </table:table-cell>
          <table:table-cell table:formula="of:=[.C513]+[.B513]^2/(3.14159*[$Settings.$B$15]*[$Settings.$B$16])" office:value-type="float" office:value="0.0330261940111833" calcext:value-type="float">
            <text:p>0.0330</text:p>
          </table:table-cell>
          <table:table-cell table:style-name="ce2" table:formula="of:=IF([.B513]&gt;0;[.B513]/[.E513];0)" office:value-type="float" office:value="29.8880942704374" calcext:value-type="float">
            <text:p>29.9</text:p>
          </table:table-cell>
          <table:table-cell table:formula="of:=SQRT(2*[$Settings.$B$12]*[$Settings.$B$14]/([$Settings.$B$11]*[.B513]*[$Settings.$B$13]))*3.6" office:value-type="float" office:value="88.9809033788685" calcext:value-type="float">
            <text:p>88.9809</text:p>
          </table:table-cell>
          <table:table-cell table:formula="of:=[.F513]" office:value-type="float" office:value="29.8880942704374" calcext:value-type="float">
            <text:p>29.9</text:p>
          </table:table-cell>
          <table:table-cell table:style-name="ce1" office:value-type="float" office:value="0.98709" calcext:value-type="float">
            <text:p>0.9871</text:p>
          </table:table-cell>
          <table:table-cell table:number-columns-repeated="16"/>
        </table:table-row>
        <table:table-row table:style-name="ro1">
          <table:table-cell office:value-type="float" office:value="13.1" calcext:value-type="float">
            <text:p>13.1</text:p>
          </table:table-cell>
          <table:table-cell office:value-type="float" office:value="0.98627" calcext:value-type="float">
            <text:p>0.9863</text:p>
          </table:table-cell>
          <table:table-cell office:value-type="float" office:value="0.02405" calcext:value-type="float">
            <text:p>0.0241</text:p>
          </table:table-cell>
          <table:table-cell office:value-type="float" office:value="-0.1043" calcext:value-type="float">
            <text:p>-0.1043</text:p>
          </table:table-cell>
          <table:table-cell table:formula="of:=[.C514]+[.B514]^2/(3.14159*[$Settings.$B$15]*[$Settings.$B$16])" office:value-type="float" office:value="0.034408961651444" calcext:value-type="float">
            <text:p>0.0344</text:p>
          </table:table-cell>
          <table:table-cell table:style-name="ce2" table:formula="of:=IF([.B514]&gt;0;[.B514]/[.E514];0)" office:value-type="float" office:value="28.6631724023154" calcext:value-type="float">
            <text:p>28.7</text:p>
          </table:table-cell>
          <table:table-cell table:formula="of:=SQRT(2*[$Settings.$B$12]*[$Settings.$B$14]/([$Settings.$B$11]*[.B514]*[$Settings.$B$13]))*3.6" office:value-type="float" office:value="89.0178857372258" calcext:value-type="float">
            <text:p>89.0179</text:p>
          </table:table-cell>
          <table:table-cell table:formula="of:=[.F514]" office:value-type="float" office:value="28.6631724023154" calcext:value-type="float">
            <text:p>28.7</text:p>
          </table:table-cell>
          <table:table-cell table:style-name="ce1" office:value-type="float" office:value="0.98627" calcext:value-type="float">
            <text:p>0.9863</text:p>
          </table:table-cell>
          <table:table-cell table:number-columns-repeated="16"/>
        </table:table-row>
        <table:table-row table:style-name="ro1">
          <table:table-cell office:value-type="float" office:value="13.2" calcext:value-type="float">
            <text:p>13.2</text:p>
          </table:table-cell>
          <table:table-cell office:value-type="float" office:value="0.98537" calcext:value-type="float">
            <text:p>0.9854</text:p>
          </table:table-cell>
          <table:table-cell office:value-type="float" office:value="0.02547" calcext:value-type="float">
            <text:p>0.0255</text:p>
          </table:table-cell>
          <table:table-cell office:value-type="float" office:value="-0.1046" calcext:value-type="float">
            <text:p>-0.1046</text:p>
          </table:table-cell>
          <table:table-cell table:formula="of:=[.C515]+[.B515]^2/(3.14159*[$Settings.$B$15]*[$Settings.$B$16])" office:value-type="float" office:value="0.0358100645711265" calcext:value-type="float">
            <text:p>0.0358</text:p>
          </table:table-cell>
          <table:table-cell table:style-name="ce2" table:formula="of:=IF([.B515]&gt;0;[.B515]/[.E515];0)" office:value-type="float" office:value="27.5165658537935" calcext:value-type="float">
            <text:p>27.5</text:p>
          </table:table-cell>
          <table:table-cell table:formula="of:=SQRT(2*[$Settings.$B$12]*[$Settings.$B$14]/([$Settings.$B$11]*[.B515]*[$Settings.$B$13]))*3.6" office:value-type="float" office:value="89.0585292578087" calcext:value-type="float">
            <text:p>89.0585</text:p>
          </table:table-cell>
          <table:table-cell table:formula="of:=[.F515]" office:value-type="float" office:value="27.5165658537935" calcext:value-type="float">
            <text:p>27.5</text:p>
          </table:table-cell>
          <table:table-cell table:style-name="ce1" office:value-type="float" office:value="0.98537" calcext:value-type="float">
            <text:p>0.9854</text:p>
          </table:table-cell>
          <table:table-cell table:number-columns-repeated="16"/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0.9844" calcext:value-type="float">
            <text:p>0.9844</text:p>
          </table:table-cell>
          <table:table-cell office:value-type="float" office:value="0.0269" calcext:value-type="float">
            <text:p>0.0269</text:p>
          </table:table-cell>
          <table:table-cell office:value-type="float" office:value="-0.1049" calcext:value-type="float">
            <text:p>-0.1049</text:p>
          </table:table-cell>
          <table:table-cell table:formula="of:=[.C516]+[.B516]^2/(3.14159*[$Settings.$B$15]*[$Settings.$B$16])" office:value-type="float" office:value="0.0372197170348171" calcext:value-type="float">
            <text:p>0.0372</text:p>
          </table:table-cell>
          <table:table-cell table:style-name="ce2" table:formula="of:=IF([.B516]&gt;0;[.B516]/[.E516];0)" office:value-type="float" office:value="26.4483472316338" calcext:value-type="float">
            <text:p>26.4</text:p>
          </table:table-cell>
          <table:table-cell table:formula="of:=SQRT(2*[$Settings.$B$12]*[$Settings.$B$14]/([$Settings.$B$11]*[.B516]*[$Settings.$B$13]))*3.6" office:value-type="float" office:value="89.1023963357678" calcext:value-type="float">
            <text:p>89.1024</text:p>
          </table:table-cell>
          <table:table-cell table:formula="of:=[.F516]" office:value-type="float" office:value="26.4483472316338" calcext:value-type="float">
            <text:p>26.4</text:p>
          </table:table-cell>
          <table:table-cell table:style-name="ce1" office:value-type="float" office:value="0.9844" calcext:value-type="float">
            <text:p>0.9844</text:p>
          </table:table-cell>
          <table:table-cell table:number-columns-repeated="16"/>
        </table:table-row>
        <table:table-row table:style-name="ro1">
          <table:table-cell office:value-type="float" office:value="13.4" calcext:value-type="float">
            <text:p>13.4</text:p>
          </table:table-cell>
          <table:table-cell office:value-type="float" office:value="0.98334" calcext:value-type="float">
            <text:p>0.9833</text:p>
          </table:table-cell>
          <table:table-cell office:value-type="float" office:value="0.02836" calcext:value-type="float">
            <text:p>0.0284</text:p>
          </table:table-cell>
          <table:table-cell office:value-type="float" office:value="-0.1052" calcext:value-type="float">
            <text:p>-0.1052</text:p>
          </table:table-cell>
          <table:table-cell table:formula="of:=[.C517]+[.B517]^2/(3.14159*[$Settings.$B$15]*[$Settings.$B$16])" office:value-type="float" office:value="0.0386575044981171" calcext:value-type="float">
            <text:p>0.0387</text:p>
          </table:table-cell>
          <table:table-cell table:style-name="ce2" table:formula="of:=IF([.B517]&gt;0;[.B517]/[.E517];0)" office:value-type="float" office:value="25.4372343162476" calcext:value-type="float">
            <text:p>25.4</text:p>
          </table:table-cell>
          <table:table-cell table:formula="of:=SQRT(2*[$Settings.$B$12]*[$Settings.$B$14]/([$Settings.$B$11]*[.B517]*[$Settings.$B$13]))*3.6" office:value-type="float" office:value="89.1504077564954" calcext:value-type="float">
            <text:p>89.1504</text:p>
          </table:table-cell>
          <table:table-cell table:formula="of:=[.F517]" office:value-type="float" office:value="25.4372343162476" calcext:value-type="float">
            <text:p>25.4</text:p>
          </table:table-cell>
          <table:table-cell table:style-name="ce1" office:value-type="float" office:value="0.98334" calcext:value-type="float">
            <text:p>0.9833</text:p>
          </table:table-cell>
          <table:table-cell table:number-columns-repeated="16"/>
        </table:table-row>
        <table:table-row table:style-name="ro1">
          <table:table-cell office:value-type="float" office:value="13.5" calcext:value-type="float">
            <text:p>13.5</text:p>
          </table:table-cell>
          <table:table-cell office:value-type="float" office:value="0.98221" calcext:value-type="float">
            <text:p>0.9822</text:p>
          </table:table-cell>
          <table:table-cell office:value-type="float" office:value="0.02983" calcext:value-type="float">
            <text:p>0.0298</text:p>
          </table:table-cell>
          <table:table-cell office:value-type="float" office:value="-0.1055" calcext:value-type="float">
            <text:p>-0.1055</text:p>
          </table:table-cell>
          <table:table-cell table:formula="of:=[.C518]+[.B518]^2/(3.14159*[$Settings.$B$15]*[$Settings.$B$16])" office:value-type="float" office:value="0.040103851449822" calcext:value-type="float">
            <text:p>0.0401</text:p>
          </table:table-cell>
          <table:table-cell table:style-name="ce2" table:formula="of:=IF([.B518]&gt;0;[.B518]/[.E518];0)" office:value-type="float" office:value="24.4916626331748" calcext:value-type="float">
            <text:p>24.5</text:p>
          </table:table-cell>
          <table:table-cell table:formula="of:=SQRT(2*[$Settings.$B$12]*[$Settings.$B$14]/([$Settings.$B$11]*[.B518]*[$Settings.$B$13]))*3.6" office:value-type="float" office:value="89.2016753076937" calcext:value-type="float">
            <text:p>89.2017</text:p>
          </table:table-cell>
          <table:table-cell table:formula="of:=[.F518]" office:value-type="float" office:value="24.4916626331748" calcext:value-type="float">
            <text:p>24.5</text:p>
          </table:table-cell>
          <table:table-cell table:style-name="ce1" office:value-type="float" office:value="0.98221" calcext:value-type="float">
            <text:p>0.9822</text:p>
          </table:table-cell>
          <table:table-cell table:number-columns-repeated="16"/>
        </table:table-row>
        <table:table-row table:style-name="ro1">
          <table:table-cell office:value-type="float" office:value="13.6" calcext:value-type="float">
            <text:p>13.6</text:p>
          </table:table-cell>
          <table:table-cell office:value-type="float" office:value="0.981" calcext:value-type="float">
            <text:p>0.9810</text:p>
          </table:table-cell>
          <table:table-cell office:value-type="float" office:value="0.03132" calcext:value-type="float">
            <text:p>0.0313</text:p>
          </table:table-cell>
          <table:table-cell office:value-type="float" office:value="-0.1058" calcext:value-type="float">
            <text:p>-0.1058</text:p>
          </table:table-cell>
          <table:table-cell table:formula="of:=[.C519]+[.B519]^2/(3.14159*[$Settings.$B$15]*[$Settings.$B$16])" office:value-type="float" office:value="0.0415685540021075" calcext:value-type="float">
            <text:p>0.0416</text:p>
          </table:table-cell>
          <table:table-cell table:style-name="ce2" table:formula="of:=IF([.B519]&gt;0;[.B519]/[.E519];0)" office:value-type="float" office:value="23.5995700006853" calcext:value-type="float">
            <text:p>23.6</text:p>
          </table:table-cell>
          <table:table-cell table:formula="of:=SQRT(2*[$Settings.$B$12]*[$Settings.$B$14]/([$Settings.$B$11]*[.B519]*[$Settings.$B$13]))*3.6" office:value-type="float" office:value="89.2566706008758" calcext:value-type="float">
            <text:p>89.2567</text:p>
          </table:table-cell>
          <table:table-cell table:formula="of:=[.F519]" office:value-type="float" office:value="23.5995700006853" calcext:value-type="float">
            <text:p>23.6</text:p>
          </table:table-cell>
          <table:table-cell table:style-name="ce1" office:value-type="float" office:value="0.981" calcext:value-type="float">
            <text:p>0.9810</text:p>
          </table:table-cell>
          <table:table-cell table:number-columns-repeated="16"/>
        </table:table-row>
        <table:table-row table:style-name="ro1">
          <table:table-cell office:value-type="float" office:value="13.7" calcext:value-type="float">
            <text:p>13.7</text:p>
          </table:table-cell>
          <table:table-cell office:value-type="float" office:value="0.97971" calcext:value-type="float">
            <text:p>0.9797</text:p>
          </table:table-cell>
          <table:table-cell office:value-type="float" office:value="0.03283" calcext:value-type="float">
            <text:p>0.0328</text:p>
          </table:table-cell>
          <table:table-cell office:value-type="float" office:value="-0.1061" calcext:value-type="float">
            <text:p>-0.1061</text:p>
          </table:table-cell>
          <table:table-cell table:formula="of:=[.C520]+[.B520]^2/(3.14159*[$Settings.$B$15]*[$Settings.$B$16])" office:value-type="float" office:value="0.043051618340137" calcext:value-type="float">
            <text:p>0.0431</text:p>
          </table:table-cell>
          <table:table-cell table:style-name="ce2" table:formula="of:=IF([.B520]&gt;0;[.B520]/[.E520];0)" office:value-type="float" office:value="22.7566358193466" calcext:value-type="float">
            <text:p>22.8</text:p>
          </table:table-cell>
          <table:table-cell table:formula="of:=SQRT(2*[$Settings.$B$12]*[$Settings.$B$14]/([$Settings.$B$11]*[.B520]*[$Settings.$B$13]))*3.6" office:value-type="float" office:value="89.3154141208812" calcext:value-type="float">
            <text:p>89.3154</text:p>
          </table:table-cell>
          <table:table-cell table:formula="of:=[.F520]" office:value-type="float" office:value="22.7566358193466" calcext:value-type="float">
            <text:p>22.8</text:p>
          </table:table-cell>
          <table:table-cell table:style-name="ce1" office:value-type="float" office:value="0.97971" calcext:value-type="float">
            <text:p>0.9797</text:p>
          </table:table-cell>
          <table:table-cell table:number-columns-repeated="16"/>
        </table:table-row>
        <table:table-row table:style-name="ro1">
          <table:table-cell office:value-type="float" office:value="13.8" calcext:value-type="float">
            <text:p>13.8</text:p>
          </table:table-cell>
          <table:table-cell office:value-type="float" office:value="0.97834" calcext:value-type="float">
            <text:p>0.9783</text:p>
          </table:table-cell>
          <table:table-cell office:value-type="float" office:value="0.03436" calcext:value-type="float">
            <text:p>0.0344</text:p>
          </table:table-cell>
          <table:table-cell office:value-type="float" office:value="-0.1064" calcext:value-type="float">
            <text:p>-0.1064</text:p>
          </table:table-cell>
          <table:table-cell table:formula="of:=[.C521]+[.B521]^2/(3.14159*[$Settings.$B$15]*[$Settings.$B$16])" office:value-type="float" office:value="0.0445530510580106" calcext:value-type="float">
            <text:p>0.0446</text:p>
          </table:table-cell>
          <table:table-cell table:style-name="ce2" table:formula="of:=IF([.B521]&gt;0;[.B521]/[.E521];0)" office:value-type="float" office:value="21.9589899404677" calcext:value-type="float">
            <text:p>22.0</text:p>
          </table:table-cell>
          <table:table-cell table:formula="of:=SQRT(2*[$Settings.$B$12]*[$Settings.$B$14]/([$Settings.$B$11]*[.B521]*[$Settings.$B$13]))*3.6" office:value-type="float" office:value="89.3779278228869" calcext:value-type="float">
            <text:p>89.3779</text:p>
          </table:table-cell>
          <table:table-cell table:formula="of:=[.F521]" office:value-type="float" office:value="21.9589899404677" calcext:value-type="float">
            <text:p>22.0</text:p>
          </table:table-cell>
          <table:table-cell table:style-name="ce1" office:value-type="float" office:value="0.97834" calcext:value-type="float">
            <text:p>0.9783</text:p>
          </table:table-cell>
          <table:table-cell table:number-columns-repeated="16"/>
        </table:table-row>
        <table:table-row table:style-name="ro1">
          <table:table-cell office:value-type="float" office:value="13.9" calcext:value-type="float">
            <text:p>13.9</text:p>
          </table:table-cell>
          <table:table-cell office:value-type="float" office:value="0.9769" calcext:value-type="float">
            <text:p>0.9769</text:p>
          </table:table-cell>
          <table:table-cell office:value-type="float" office:value="0.0359" calcext:value-type="float">
            <text:p>0.0359</text:p>
          </table:table-cell>
          <table:table-cell office:value-type="float" office:value="-0.1067" calcext:value-type="float">
            <text:p>-0.1067</text:p>
          </table:table-cell>
          <table:table-cell table:formula="of:=[.C522]+[.B522]^2/(3.14159*[$Settings.$B$15]*[$Settings.$B$16])" office:value-type="float" office:value="0.0460630672254083" calcext:value-type="float">
            <text:p>0.0461</text:p>
          </table:table-cell>
          <table:table-cell table:style-name="ce2" table:formula="of:=IF([.B522]&gt;0;[.B522]/[.E522];0)" office:value-type="float" office:value="21.2078799533598" calcext:value-type="float">
            <text:p>21.2</text:p>
          </table:table-cell>
          <table:table-cell table:formula="of:=SQRT(2*[$Settings.$B$12]*[$Settings.$B$14]/([$Settings.$B$11]*[.B522]*[$Settings.$B$13]))*3.6" office:value-type="float" office:value="89.4437773580791" calcext:value-type="float">
            <text:p>89.4438</text:p>
          </table:table-cell>
          <table:table-cell table:formula="of:=[.F522]" office:value-type="float" office:value="21.2078799533598" calcext:value-type="float">
            <text:p>21.2</text:p>
          </table:table-cell>
          <table:table-cell table:style-name="ce1" office:value-type="float" office:value="0.9769" calcext:value-type="float">
            <text:p>0.9769</text:p>
          </table:table-cell>
          <table:table-cell table:number-columns-repeated="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97537" calcext:value-type="float">
            <text:p>0.9754</text:p>
          </table:table-cell>
          <table:table-cell office:value-type="float" office:value="0.03746" calcext:value-type="float">
            <text:p>0.0375</text:p>
          </table:table-cell>
          <table:table-cell office:value-type="float" office:value="-0.107" calcext:value-type="float">
            <text:p>-0.1070</text:p>
          </table:table-cell>
          <table:table-cell table:formula="of:=[.C523]+[.B523]^2/(3.14159*[$Settings.$B$15]*[$Settings.$B$16])" office:value-type="float" office:value="0.0475912577951444" calcext:value-type="float">
            <text:p>0.0476</text:p>
          </table:table-cell>
          <table:table-cell table:style-name="ce2" table:formula="of:=IF([.B523]&gt;0;[.B523]/[.E523];0)" office:value-type="float" office:value="20.4947304439496" calcext:value-type="float">
            <text:p>20.5</text:p>
          </table:table-cell>
          <table:table-cell table:formula="of:=SQRT(2*[$Settings.$B$12]*[$Settings.$B$14]/([$Settings.$B$11]*[.B523]*[$Settings.$B$13]))*3.6" office:value-type="float" office:value="89.5139022106308" calcext:value-type="float">
            <text:p>89.5139</text:p>
          </table:table-cell>
          <table:table-cell table:formula="of:=[.F523]" office:value-type="float" office:value="20.4947304439496" calcext:value-type="float">
            <text:p>20.5</text:p>
          </table:table-cell>
          <table:table-cell table:style-name="ce1" office:value-type="float" office:value="0.97537" calcext:value-type="float">
            <text:p>0.9754</text:p>
          </table:table-cell>
          <table:table-cell table:number-columns-repeated="16"/>
        </table:table-row>
        <table:table-row table:style-name="ro1">
          <table:table-cell office:value-type="float" office:value="14.1" calcext:value-type="float">
            <text:p>14.1</text:p>
          </table:table-cell>
          <table:table-cell office:value-type="float" office:value="0.97377" calcext:value-type="float">
            <text:p>0.9738</text:p>
          </table:table-cell>
          <table:table-cell office:value-type="float" office:value="0.03904" calcext:value-type="float">
            <text:p>0.0390</text:p>
          </table:table-cell>
          <table:table-cell office:value-type="float" office:value="-0.1073" calcext:value-type="float">
            <text:p>-0.1073</text:p>
          </table:table-cell>
          <table:table-cell table:formula="of:=[.C524]+[.B524]^2/(3.14159*[$Settings.$B$15]*[$Settings.$B$16])" office:value-type="float" office:value="0.0491380463635961" calcext:value-type="float">
            <text:p>0.0491</text:p>
          </table:table-cell>
          <table:table-cell table:style-name="ce2" table:formula="of:=IF([.B524]&gt;0;[.B524]/[.E524];0)" office:value-type="float" office:value="19.8170271726842" calcext:value-type="float">
            <text:p>19.8</text:p>
          </table:table-cell>
          <table:table-cell table:formula="of:=SQRT(2*[$Settings.$B$12]*[$Settings.$B$14]/([$Settings.$B$11]*[.B524]*[$Settings.$B$13]))*3.6" office:value-type="float" office:value="89.5874121050404" calcext:value-type="float">
            <text:p>89.5874</text:p>
          </table:table-cell>
          <table:table-cell table:formula="of:=[.F524]" office:value-type="float" office:value="19.8170271726842" calcext:value-type="float">
            <text:p>19.8</text:p>
          </table:table-cell>
          <table:table-cell table:style-name="ce1" office:value-type="float" office:value="0.97377" calcext:value-type="float">
            <text:p>0.9738</text:p>
          </table:table-cell>
          <table:table-cell table:number-columns-repeated="16"/>
        </table:table-row>
        <table:table-row table:style-name="ro1">
          <table:table-cell office:value-type="float" office:value="14.2" calcext:value-type="float">
            <text:p>14.2</text:p>
          </table:table-cell>
          <table:table-cell office:value-type="float" office:value="0.97209" calcext:value-type="float">
            <text:p>0.9721</text:p>
          </table:table-cell>
          <table:table-cell office:value-type="float" office:value="0.04064" calcext:value-type="float">
            <text:p>0.0406</text:p>
          </table:table-cell>
          <table:table-cell office:value-type="float" office:value="-0.1076" calcext:value-type="float">
            <text:p>-0.1076</text:p>
          </table:table-cell>
          <table:table-cell table:formula="of:=[.C525]+[.B525]^2/(3.14159*[$Settings.$B$15]*[$Settings.$B$16])" office:value-type="float" office:value="0.0507032330428484" calcext:value-type="float">
            <text:p>0.0507</text:p>
          </table:table-cell>
          <table:table-cell table:style-name="ce2" table:formula="of:=IF([.B525]&gt;0;[.B525]/[.E525];0)" office:value-type="float" office:value="19.1721502094059" calcext:value-type="float">
            <text:p>19.2</text:p>
          </table:table-cell>
          <table:table-cell table:formula="of:=SQRT(2*[$Settings.$B$12]*[$Settings.$B$14]/([$Settings.$B$11]*[.B525]*[$Settings.$B$13]))*3.6" office:value-type="float" office:value="89.6647927388621" calcext:value-type="float">
            <text:p>89.6648</text:p>
          </table:table-cell>
          <table:table-cell table:formula="of:=[.F525]" office:value-type="float" office:value="19.1721502094059" calcext:value-type="float">
            <text:p>19.2</text:p>
          </table:table-cell>
          <table:table-cell table:style-name="ce1" office:value-type="float" office:value="0.97209" calcext:value-type="float">
            <text:p>0.9721</text:p>
          </table:table-cell>
          <table:table-cell table:number-columns-repeated="16"/>
        </table:table-row>
        <table:table-row table:style-name="ro1">
          <table:table-cell office:value-type="float" office:value="14.3" calcext:value-type="float">
            <text:p>14.3</text:p>
          </table:table-cell>
          <table:table-cell office:value-type="float" office:value="0.97034" calcext:value-type="float">
            <text:p>0.9703</text:p>
          </table:table-cell>
          <table:table-cell office:value-type="float" office:value="0.04225" calcext:value-type="float">
            <text:p>0.0423</text:p>
          </table:table-cell>
          <table:table-cell office:value-type="float" office:value="-0.1079" calcext:value-type="float">
            <text:p>-0.1079</text:p>
          </table:table-cell>
          <table:table-cell table:formula="of:=[.C526]+[.B526]^2/(3.14159*[$Settings.$B$15]*[$Settings.$B$16])" office:value-type="float" office:value="0.0522770330900104" calcext:value-type="float">
            <text:p>0.0523</text:p>
          </table:table-cell>
          <table:table-cell table:style-name="ce2" table:formula="of:=IF([.B526]&gt;0;[.B526]/[.E526];0)" office:value-type="float" office:value="18.5614971364054" calcext:value-type="float">
            <text:p>18.6</text:p>
          </table:table-cell>
          <table:table-cell table:formula="of:=SQRT(2*[$Settings.$B$12]*[$Settings.$B$14]/([$Settings.$B$11]*[.B526]*[$Settings.$B$13]))*3.6" office:value-type="float" office:value="89.7456111648909" calcext:value-type="float">
            <text:p>89.7456</text:p>
          </table:table-cell>
          <table:table-cell table:formula="of:=[.F526]" office:value-type="float" office:value="18.5614971364054" calcext:value-type="float">
            <text:p>18.6</text:p>
          </table:table-cell>
          <table:table-cell table:style-name="ce1" office:value-type="float" office:value="0.97034" calcext:value-type="float">
            <text:p>0.9703</text:p>
          </table:table-cell>
          <table:table-cell table:number-columns-repeated="16"/>
        </table:table-row>
        <table:table-row table:style-name="ro1">
          <table:table-cell office:value-type="float" office:value="14.4" calcext:value-type="float">
            <text:p>14.4</text:p>
          </table:table-cell>
          <table:table-cell office:value-type="float" office:value="0.9685" calcext:value-type="float">
            <text:p>0.9685</text:p>
          </table:table-cell>
          <table:table-cell office:value-type="float" office:value="0.04388" calcext:value-type="float">
            <text:p>0.0439</text:p>
          </table:table-cell>
          <table:table-cell office:value-type="float" office:value="-0.1082" calcext:value-type="float">
            <text:p>-0.1082</text:p>
          </table:table-cell>
          <table:table-cell table:formula="of:=[.C527]+[.B527]^2/(3.14159*[$Settings.$B$15]*[$Settings.$B$16])" office:value-type="float" office:value="0.0538690417708981" calcext:value-type="float">
            <text:p>0.0539</text:p>
          </table:table-cell>
          <table:table-cell table:style-name="ce2" table:formula="of:=IF([.B527]&gt;0;[.B527]/[.E527];0)" office:value-type="float" office:value="17.9787864822058" calcext:value-type="float">
            <text:p>18.0</text:p>
          </table:table-cell>
          <table:table-cell table:formula="of:=SQRT(2*[$Settings.$B$12]*[$Settings.$B$14]/([$Settings.$B$11]*[.B527]*[$Settings.$B$13]))*3.6" office:value-type="float" office:value="89.8308220929696" calcext:value-type="float">
            <text:p>89.8308</text:p>
          </table:table-cell>
          <table:table-cell table:formula="of:=[.F527]" office:value-type="float" office:value="17.9787864822058" calcext:value-type="float">
            <text:p>18.0</text:p>
          </table:table-cell>
          <table:table-cell table:style-name="ce1" office:value-type="float" office:value="0.9685" calcext:value-type="float">
            <text:p>0.9685</text:p>
          </table:table-cell>
          <table:table-cell table:number-columns-repeated="16"/>
        </table:table-row>
        <table:table-row table:style-name="ro1">
          <table:table-cell office:value-type="float" office:value="14.5" calcext:value-type="float">
            <text:p>14.5</text:p>
          </table:table-cell>
          <table:table-cell office:value-type="float" office:value="0.96659" calcext:value-type="float">
            <text:p>0.9666</text:p>
          </table:table-cell>
          <table:table-cell office:value-type="float" office:value="0.04553" calcext:value-type="float">
            <text:p>0.0455</text:p>
          </table:table-cell>
          <table:table-cell office:value-type="float" office:value="-0.1085" calcext:value-type="float">
            <text:p>-0.1085</text:p>
          </table:table-cell>
          <table:table-cell table:formula="of:=[.C528]+[.B528]^2/(3.14159*[$Settings.$B$15]*[$Settings.$B$16])" office:value-type="float" office:value="0.0554796814060921" calcext:value-type="float">
            <text:p>0.0555</text:p>
          </table:table-cell>
          <table:table-cell table:style-name="ce2" table:formula="of:=IF([.B528]&gt;0;[.B528]/[.E528];0)" office:value-type="float" office:value="17.4224143957298" calcext:value-type="float">
            <text:p>17.4</text:p>
          </table:table-cell>
          <table:table-cell table:formula="of:=SQRT(2*[$Settings.$B$12]*[$Settings.$B$14]/([$Settings.$B$11]*[.B528]*[$Settings.$B$13]))*3.6" office:value-type="float" office:value="89.9195319875774" calcext:value-type="float">
            <text:p>89.9195</text:p>
          </table:table-cell>
          <table:table-cell table:formula="of:=[.F528]" office:value-type="float" office:value="17.4224143957298" calcext:value-type="float">
            <text:p>17.4</text:p>
          </table:table-cell>
          <table:table-cell table:style-name="ce1" office:value-type="float" office:value="0.96659" calcext:value-type="float">
            <text:p>0.9666</text:p>
          </table:table-cell>
          <table:table-cell table:number-columns-repeated="16"/>
        </table:table-row>
        <table:table-row table:style-name="ro1">
          <table:table-cell office:value-type="float" office:value="14.6" calcext:value-type="float">
            <text:p>14.6</text:p>
          </table:table-cell>
          <table:table-cell office:value-type="float" office:value="0.96459" calcext:value-type="float">
            <text:p>0.9646</text:p>
          </table:table-cell>
          <table:table-cell office:value-type="float" office:value="0.0472" calcext:value-type="float">
            <text:p>0.0472</text:p>
          </table:table-cell>
          <table:table-cell office:value-type="float" office:value="-0.1088" calcext:value-type="float">
            <text:p>-0.1088</text:p>
          </table:table-cell>
          <table:table-cell table:formula="of:=[.C529]+[.B529]^2/(3.14159*[$Settings.$B$15]*[$Settings.$B$16])" office:value-type="float" office:value="0.0571085496426108" calcext:value-type="float">
            <text:p>0.0571</text:p>
          </table:table-cell>
          <table:table-cell table:style-name="ce2" table:formula="of:=IF([.B529]&gt;0;[.B529]/[.E529];0)" office:value-type="float" office:value="16.8904657189943" calcext:value-type="float">
            <text:p>16.9</text:p>
          </table:table-cell>
          <table:table-cell table:formula="of:=SQRT(2*[$Settings.$B$12]*[$Settings.$B$14]/([$Settings.$B$11]*[.B529]*[$Settings.$B$13]))*3.6" office:value-type="float" office:value="90.0127041851038" calcext:value-type="float">
            <text:p>90.0127</text:p>
          </table:table-cell>
          <table:table-cell table:formula="of:=[.F529]" office:value-type="float" office:value="16.8904657189943" calcext:value-type="float">
            <text:p>16.9</text:p>
          </table:table-cell>
          <table:table-cell table:style-name="ce1" office:value-type="float" office:value="0.96459" calcext:value-type="float">
            <text:p>0.9646</text:p>
          </table:table-cell>
          <table:table-cell table:number-columns-repeated="16"/>
        </table:table-row>
        <table:table-row table:style-name="ro1">
          <table:table-cell office:value-type="float" office:value="14.7" calcext:value-type="float">
            <text:p>14.7</text:p>
          </table:table-cell>
          <table:table-cell office:value-type="float" office:value="0.96252" calcext:value-type="float">
            <text:p>0.9625</text:p>
          </table:table-cell>
          <table:table-cell office:value-type="float" office:value="0.04888" calcext:value-type="float">
            <text:p>0.0489</text:p>
          </table:table-cell>
          <table:table-cell office:value-type="float" office:value="-0.1091" calcext:value-type="float">
            <text:p>-0.1091</text:p>
          </table:table-cell>
          <table:table-cell table:formula="of:=[.C530]+[.B530]^2/(3.14159*[$Settings.$B$15]*[$Settings.$B$16])" office:value-type="float" office:value="0.058746067987422" calcext:value-type="float">
            <text:p>0.0587</text:p>
          </table:table-cell>
          <table:table-cell table:style-name="ce2" table:formula="of:=IF([.B530]&gt;0;[.B530]/[.E530];0)" office:value-type="float" office:value="16.3844157230418" calcext:value-type="float">
            <text:p>16.4</text:p>
          </table:table-cell>
          <table:table-cell table:formula="of:=SQRT(2*[$Settings.$B$12]*[$Settings.$B$14]/([$Settings.$B$11]*[.B530]*[$Settings.$B$13]))*3.6" office:value-type="float" office:value="90.1094430719267" calcext:value-type="float">
            <text:p>90.1094</text:p>
          </table:table-cell>
          <table:table-cell table:formula="of:=[.F530]" office:value-type="float" office:value="16.3844157230418" calcext:value-type="float">
            <text:p>16.4</text:p>
          </table:table-cell>
          <table:table-cell table:style-name="ce1" office:value-type="float" office:value="0.96252" calcext:value-type="float">
            <text:p>0.9625</text:p>
          </table:table-cell>
          <table:table-cell table:number-columns-repeated="16"/>
        </table:table-row>
        <table:table-row table:style-name="ro1">
          <table:table-cell office:value-type="float" office:value="14.8" calcext:value-type="float">
            <text:p>14.8</text:p>
          </table:table-cell>
          <table:table-cell office:value-type="float" office:value="0.96037" calcext:value-type="float">
            <text:p>0.9604</text:p>
          </table:table-cell>
          <table:table-cell office:value-type="float" office:value="0.05058" calcext:value-type="float">
            <text:p>0.0506</text:p>
          </table:table-cell>
          <table:table-cell office:value-type="float" office:value="-0.1094" calcext:value-type="float">
            <text:p>-0.1094</text:p>
          </table:table-cell>
          <table:table-cell table:formula="of:=[.C531]+[.B531]^2/(3.14159*[$Settings.$B$15]*[$Settings.$B$16])" office:value-type="float" office:value="0.0604020411510155" calcext:value-type="float">
            <text:p>0.0604</text:p>
          </table:table-cell>
          <table:table-cell table:style-name="ce2" table:formula="of:=IF([.B531]&gt;0;[.B531]/[.E531];0)" office:value-type="float" office:value="15.89962825261" calcext:value-type="float">
            <text:p>15.9</text:p>
          </table:table-cell>
          <table:table-cell table:formula="of:=SQRT(2*[$Settings.$B$12]*[$Settings.$B$14]/([$Settings.$B$11]*[.B531]*[$Settings.$B$13]))*3.6" office:value-type="float" office:value="90.2102516113485" calcext:value-type="float">
            <text:p>90.2103</text:p>
          </table:table-cell>
          <table:table-cell table:formula="of:=[.F531]" office:value-type="float" office:value="15.89962825261" calcext:value-type="float">
            <text:p>15.9</text:p>
          </table:table-cell>
          <table:table-cell table:style-name="ce1" office:value-type="float" office:value="0.96037" calcext:value-type="float">
            <text:p>0.9604</text:p>
          </table:table-cell>
          <table:table-cell table:number-columns-repeated="16"/>
        </table:table-row>
        <table:table-row table:style-name="ro1">
          <table:table-cell office:value-type="float" office:value="14.9" calcext:value-type="float">
            <text:p>14.9</text:p>
          </table:table-cell>
          <table:table-cell office:value-type="float" office:value="0.95815" calcext:value-type="float">
            <text:p>0.9582</text:p>
          </table:table-cell>
          <table:table-cell office:value-type="float" office:value="0.0523" calcext:value-type="float">
            <text:p>0.0523</text:p>
          </table:table-cell>
          <table:table-cell office:value-type="float" office:value="-0.1097" calcext:value-type="float">
            <text:p>-0.1097</text:p>
          </table:table-cell>
          <table:table-cell table:formula="of:=[.C532]+[.B532]^2/(3.14159*[$Settings.$B$15]*[$Settings.$B$16])" office:value-type="float" office:value="0.0620766841966817" calcext:value-type="float">
            <text:p>0.0621</text:p>
          </table:table-cell>
          <table:table-cell table:style-name="ce2" table:formula="of:=IF([.B532]&gt;0;[.B532]/[.E532];0)" office:value-type="float" office:value="15.4349416757543" calcext:value-type="float">
            <text:p>15.4</text:p>
          </table:table-cell>
          <table:table-cell table:formula="of:=SQRT(2*[$Settings.$B$12]*[$Settings.$B$14]/([$Settings.$B$11]*[.B532]*[$Settings.$B$13]))*3.6" office:value-type="float" office:value="90.3146981437303" calcext:value-type="float">
            <text:p>90.3147</text:p>
          </table:table-cell>
          <table:table-cell table:formula="of:=[.F532]" office:value-type="float" office:value="15.4349416757543" calcext:value-type="float">
            <text:p>15.4</text:p>
          </table:table-cell>
          <table:table-cell table:style-name="ce1" office:value-type="float" office:value="0.95815" calcext:value-type="float">
            <text:p>0.9582</text:p>
          </table:table-cell>
          <table:table-cell table:number-columns-repeated="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95584" calcext:value-type="float">
            <text:p>0.9558</text:p>
          </table:table-cell>
          <table:table-cell office:value-type="float" office:value="0.05404" calcext:value-type="float">
            <text:p>0.0540</text:p>
          </table:table-cell>
          <table:table-cell office:value-type="float" office:value="-0.11" calcext:value-type="float">
            <text:p>-0.1100</text:p>
          </table:table-cell>
          <table:table-cell table:formula="of:=[.C533]+[.B533]^2/(3.14159*[$Settings.$B$15]*[$Settings.$B$16])" office:value-type="float" office:value="0.0637695998852746" calcext:value-type="float">
            <text:p>0.0638</text:p>
          </table:table-cell>
          <table:table-cell table:style-name="ce2" table:formula="of:=IF([.B533]&gt;0;[.B533]/[.E533];0)" office:value-type="float" office:value="14.988960283891" calcext:value-type="float">
            <text:p>15.0</text:p>
          </table:table-cell>
          <table:table-cell table:formula="of:=SQRT(2*[$Settings.$B$12]*[$Settings.$B$14]/([$Settings.$B$11]*[.B533]*[$Settings.$B$13]))*3.6" office:value-type="float" office:value="90.4237650672915" calcext:value-type="float">
            <text:p>90.4238</text:p>
          </table:table-cell>
          <table:table-cell table:formula="of:=[.F533]" office:value-type="float" office:value="14.988960283891" calcext:value-type="float">
            <text:p>15.0</text:p>
          </table:table-cell>
          <table:table-cell table:style-name="ce1" office:value-type="float" office:value="0.95584" calcext:value-type="float">
            <text:p>0.9558</text:p>
          </table:table-cell>
          <table:table-cell table:number-columns-repeated="16"/>
        </table:table-row>
        <table:table-row table:style-name="ro1">
          <table:table-cell office:value-type="float" office:value="15.1" calcext:value-type="float">
            <text:p>15.1</text:p>
          </table:table-cell>
          <table:table-cell office:value-type="float" office:value="0.95346" calcext:value-type="float">
            <text:p>0.9535</text:p>
          </table:table-cell>
          <table:table-cell office:value-type="float" office:value="0.05578" calcext:value-type="float">
            <text:p>0.0558</text:p>
          </table:table-cell>
          <table:table-cell office:value-type="float" office:value="-0.1103" calcext:value-type="float">
            <text:p>-0.1103</text:p>
          </table:table-cell>
          <table:table-cell table:formula="of:=[.C534]+[.B534]^2/(3.14159*[$Settings.$B$15]*[$Settings.$B$16])" office:value-type="float" office:value="0.0654612076471313" calcext:value-type="float">
            <text:p>0.0655</text:p>
          </table:table-cell>
          <table:table-cell table:style-name="ce2" table:formula="of:=IF([.B534]&gt;0;[.B534]/[.E534];0)" office:value-type="float" office:value="14.5652674961273" calcext:value-type="float">
            <text:p>14.6</text:p>
          </table:table-cell>
          <table:table-cell table:formula="of:=SQRT(2*[$Settings.$B$12]*[$Settings.$B$14]/([$Settings.$B$11]*[.B534]*[$Settings.$B$13]))*3.6" office:value-type="float" office:value="90.5365513555622" calcext:value-type="float">
            <text:p>90.5366</text:p>
          </table:table-cell>
          <table:table-cell table:formula="of:=[.F534]" office:value-type="float" office:value="14.5652674961273" calcext:value-type="float">
            <text:p>14.6</text:p>
          </table:table-cell>
          <table:table-cell table:style-name="ce1" office:value-type="float" office:value="0.95346" calcext:value-type="float">
            <text:p>0.9535</text:p>
          </table:table-cell>
          <table:table-cell table:number-columns-repeated="16"/>
        </table:table-row>
        <table:table-row table:style-name="ro1">
          <table:table-cell office:value-type="float" office:value="15.2" calcext:value-type="float">
            <text:p>15.2</text:p>
          </table:table-cell>
          <table:table-cell office:value-type="float" office:value="0.951" calcext:value-type="float">
            <text:p>0.9510</text:p>
          </table:table-cell>
          <table:table-cell office:value-type="float" office:value="0.05754" calcext:value-type="float">
            <text:p>0.0575</text:p>
          </table:table-cell>
          <table:table-cell office:value-type="float" office:value="-0.1106" calcext:value-type="float">
            <text:p>-0.1106</text:p>
          </table:table-cell>
          <table:table-cell table:formula="of:=[.C535]+[.B535]^2/(3.14159*[$Settings.$B$15]*[$Settings.$B$16])" office:value-type="float" office:value="0.0671713155749869" calcext:value-type="float">
            <text:p>0.0672</text:p>
          </table:table-cell>
          <table:table-cell table:style-name="ce2" table:formula="of:=IF([.B535]&gt;0;[.B535]/[.E535];0)" office:value-type="float" office:value="14.1578290057212" calcext:value-type="float">
            <text:p>14.2</text:p>
          </table:table-cell>
          <table:table-cell table:formula="of:=SQRT(2*[$Settings.$B$12]*[$Settings.$B$14]/([$Settings.$B$11]*[.B535]*[$Settings.$B$13]))*3.6" office:value-type="float" office:value="90.653573475483" calcext:value-type="float">
            <text:p>90.6536</text:p>
          </table:table-cell>
          <table:table-cell table:formula="of:=[.F535]" office:value-type="float" office:value="14.1578290057212" calcext:value-type="float">
            <text:p>14.2</text:p>
          </table:table-cell>
          <table:table-cell table:style-name="ce1" office:value-type="float" office:value="0.951" calcext:value-type="float">
            <text:p>0.9510</text:p>
          </table:table-cell>
          <table:table-cell table:number-columns-repeated="16"/>
        </table:table-row>
        <table:table-row table:style-name="ro1">
          <table:table-cell office:value-type="float" office:value="15.3" calcext:value-type="float">
            <text:p>15.3</text:p>
          </table:table-cell>
          <table:table-cell office:value-type="float" office:value="0.94846" calcext:value-type="float">
            <text:p>0.9485</text:p>
          </table:table-cell>
          <table:table-cell office:value-type="float" office:value="0.05931" calcext:value-type="float">
            <text:p>0.0593</text:p>
          </table:table-cell>
          <table:table-cell office:value-type="float" office:value="-0.1109" calcext:value-type="float">
            <text:p>-0.1109</text:p>
          </table:table-cell>
          <table:table-cell table:formula="of:=[.C536]+[.B536]^2/(3.14159*[$Settings.$B$15]*[$Settings.$B$16])" office:value-type="float" office:value="0.0688899362436367" calcext:value-type="float">
            <text:p>0.0689</text:p>
          </table:table-cell>
          <table:table-cell table:style-name="ce2" table:formula="of:=IF([.B536]&gt;0;[.B536]/[.E536];0)" office:value-type="float" office:value="13.7677584233155" calcext:value-type="float">
            <text:p>13.8</text:p>
          </table:table-cell>
          <table:table-cell table:formula="of:=SQRT(2*[$Settings.$B$12]*[$Settings.$B$14]/([$Settings.$B$11]*[.B536]*[$Settings.$B$13]))*3.6" office:value-type="float" office:value="90.7748786028056" calcext:value-type="float">
            <text:p>90.7749</text:p>
          </table:table-cell>
          <table:table-cell table:formula="of:=[.F536]" office:value-type="float" office:value="13.7677584233155" calcext:value-type="float">
            <text:p>13.8</text:p>
          </table:table-cell>
          <table:table-cell table:style-name="ce1" office:value-type="float" office:value="0.94846" calcext:value-type="float">
            <text:p>0.9485</text:p>
          </table:table-cell>
          <table:table-cell table:number-columns-repeated="16"/>
        </table:table-row>
        <table:table-row table:style-name="ro1">
          <table:table-cell office:value-type="float" office:value="15.4" calcext:value-type="float">
            <text:p>15.4</text:p>
          </table:table-cell>
          <table:table-cell office:value-type="float" office:value="0.94584" calcext:value-type="float">
            <text:p>0.9458</text:p>
          </table:table-cell>
          <table:table-cell office:value-type="float" office:value="0.06109" calcext:value-type="float">
            <text:p>0.0611</text:p>
          </table:table-cell>
          <table:table-cell office:value-type="float" office:value="-0.1112" calcext:value-type="float">
            <text:p>-0.1112</text:p>
          </table:table-cell>
          <table:table-cell table:formula="of:=[.C537]+[.B537]^2/(3.14159*[$Settings.$B$15]*[$Settings.$B$16])" office:value-type="float" office:value="0.0706170826368124" calcext:value-type="float">
            <text:p>0.0706</text:p>
          </table:table-cell>
          <table:table-cell table:style-name="ce2" table:formula="of:=IF([.B537]&gt;0;[.B537]/[.E537];0)" office:value-type="float" office:value="13.3939262949237" calcext:value-type="float">
            <text:p>13.4</text:p>
          </table:table-cell>
          <table:table-cell table:formula="of:=SQRT(2*[$Settings.$B$12]*[$Settings.$B$14]/([$Settings.$B$11]*[.B537]*[$Settings.$B$13]))*3.6" office:value-type="float" office:value="90.9005159784694" calcext:value-type="float">
            <text:p>90.9005</text:p>
          </table:table-cell>
          <table:table-cell table:formula="of:=[.F537]" office:value-type="float" office:value="13.3939262949237" calcext:value-type="float">
            <text:p>13.4</text:p>
          </table:table-cell>
          <table:table-cell table:style-name="ce1" office:value-type="float" office:value="0.94584" calcext:value-type="float">
            <text:p>0.9458</text:p>
          </table:table-cell>
          <table:table-cell table:number-columns-repeated="16"/>
        </table:table-row>
        <table:table-row table:style-name="ro1">
          <table:table-cell office:value-type="float" office:value="15.5" calcext:value-type="float">
            <text:p>15.5</text:p>
          </table:table-cell>
          <table:table-cell office:value-type="float" office:value="0.94315" calcext:value-type="float">
            <text:p>0.9432</text:p>
          </table:table-cell>
          <table:table-cell office:value-type="float" office:value="0.06288" calcext:value-type="float">
            <text:p>0.0629</text:p>
          </table:table-cell>
          <table:table-cell office:value-type="float" office:value="-0.1115" calcext:value-type="float">
            <text:p>-0.1115</text:p>
          </table:table-cell>
          <table:table-cell table:formula="of:=[.C538]+[.B538]^2/(3.14159*[$Settings.$B$15]*[$Settings.$B$16])" office:value-type="float" office:value="0.0723529690254901" calcext:value-type="float">
            <text:p>0.0724</text:p>
          </table:table-cell>
          <table:table-cell table:style-name="ce2" table:formula="of:=IF([.B538]&gt;0;[.B538]/[.E538];0)" office:value-type="float" office:value="13.0354014866719" calcext:value-type="float">
            <text:p>13.0</text:p>
          </table:table-cell>
          <table:table-cell table:formula="of:=SQRT(2*[$Settings.$B$12]*[$Settings.$B$14]/([$Settings.$B$11]*[.B538]*[$Settings.$B$13]))*3.6" office:value-type="float" office:value="91.0300543779231" calcext:value-type="float">
            <text:p>91.0301</text:p>
          </table:table-cell>
          <table:table-cell table:formula="of:=[.F538]" office:value-type="float" office:value="13.0354014866719" calcext:value-type="float">
            <text:p>13.0</text:p>
          </table:table-cell>
          <table:table-cell table:style-name="ce1" office:value-type="float" office:value="0.94315" calcext:value-type="float">
            <text:p>0.9432</text:p>
          </table:table-cell>
          <table:table-cell table:number-columns-repeated="16"/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0.94037" calcext:value-type="float">
            <text:p>0.9404</text:p>
          </table:table-cell>
          <table:table-cell office:value-type="float" office:value="0.06469" calcext:value-type="float">
            <text:p>0.0647</text:p>
          </table:table-cell>
          <table:table-cell office:value-type="float" office:value="-0.1118" calcext:value-type="float">
            <text:p>-0.1118</text:p>
          </table:table-cell>
          <table:table-cell table:formula="of:=[.C539]+[.B539]^2/(3.14159*[$Settings.$B$15]*[$Settings.$B$16])" office:value-type="float" office:value="0.0741072068625527" calcext:value-type="float">
            <text:p>0.0741</text:p>
          </table:table-cell>
          <table:table-cell table:style-name="ce2" table:formula="of:=IF([.B539]&gt;0;[.B539]/[.E539];0)" office:value-type="float" office:value="12.6893191608761" calcext:value-type="float">
            <text:p>12.7</text:p>
          </table:table-cell>
          <table:table-cell table:formula="of:=SQRT(2*[$Settings.$B$12]*[$Settings.$B$14]/([$Settings.$B$11]*[.B539]*[$Settings.$B$13]))*3.6" office:value-type="float" office:value="91.1645103873883" calcext:value-type="float">
            <text:p>91.1645</text:p>
          </table:table-cell>
          <table:table-cell table:formula="of:=[.F539]" office:value-type="float" office:value="12.6893191608761" calcext:value-type="float">
            <text:p>12.7</text:p>
          </table:table-cell>
          <table:table-cell table:style-name="ce1" office:value-type="float" office:value="0.94037" calcext:value-type="float">
            <text:p>0.9404</text:p>
          </table:table-cell>
          <table:table-cell table:number-columns-repeated="16"/>
        </table:table-row>
        <table:table-row table:style-name="ro1">
          <table:table-cell office:value-type="float" office:value="15.7" calcext:value-type="float">
            <text:p>15.7</text:p>
          </table:table-cell>
          <table:table-cell office:value-type="float" office:value="0.93752" calcext:value-type="float">
            <text:p>0.9375</text:p>
          </table:table-cell>
          <table:table-cell office:value-type="float" office:value="0.0665" calcext:value-type="float">
            <text:p>0.0665</text:p>
          </table:table-cell>
          <table:table-cell office:value-type="float" office:value="-0.1121" calcext:value-type="float">
            <text:p>-0.1121</text:p>
          </table:table-cell>
          <table:table-cell table:formula="of:=[.C540]+[.B540]^2/(3.14159*[$Settings.$B$15]*[$Settings.$B$16])" office:value-type="float" office:value="0.0758602114911029" calcext:value-type="float">
            <text:p>0.0759</text:p>
          </table:table-cell>
          <table:table-cell table:style-name="ce2" table:formula="of:=IF([.B540]&gt;0;[.B540]/[.E540];0)" office:value-type="float" office:value="12.3585207788401" calcext:value-type="float">
            <text:p>12.4</text:p>
          </table:table-cell>
          <table:table-cell table:formula="of:=SQRT(2*[$Settings.$B$12]*[$Settings.$B$14]/([$Settings.$B$11]*[.B540]*[$Settings.$B$13]))*3.6" office:value-type="float" office:value="91.3029723380922" calcext:value-type="float">
            <text:p>91.3030</text:p>
          </table:table-cell>
          <table:table-cell table:formula="of:=[.F540]" office:value-type="float" office:value="12.3585207788401" calcext:value-type="float">
            <text:p>12.4</text:p>
          </table:table-cell>
          <table:table-cell table:style-name="ce1" office:value-type="float" office:value="0.93752" calcext:value-type="float">
            <text:p>0.9375</text:p>
          </table:table-cell>
          <table:table-cell table:number-columns-repeated="16"/>
        </table:table-row>
        <table:table-row table:style-name="ro1">
          <table:table-cell office:value-type="float" office:value="15.8" calcext:value-type="float">
            <text:p>15.8</text:p>
          </table:table-cell>
          <table:table-cell office:value-type="float" office:value="0.93459" calcext:value-type="float">
            <text:p>0.9346</text:p>
          </table:table-cell>
          <table:table-cell office:value-type="float" office:value="0.06833" calcext:value-type="float">
            <text:p>0.0683</text:p>
          </table:table-cell>
          <table:table-cell office:value-type="float" office:value="-0.1124" calcext:value-type="float">
            <text:p>-0.1124</text:p>
          </table:table-cell>
          <table:table-cell table:formula="of:=[.C541]+[.B541]^2/(3.14159*[$Settings.$B$15]*[$Settings.$B$16])" office:value-type="float" office:value="0.0776317966011932" calcext:value-type="float">
            <text:p>0.0776</text:p>
          </table:table-cell>
          <table:table-cell table:style-name="ce2" table:formula="of:=IF([.B541]&gt;0;[.B541]/[.E541];0)" office:value-type="float" office:value="12.0387526879113" calcext:value-type="float">
            <text:p>12.0</text:p>
          </table:table-cell>
          <table:table-cell table:formula="of:=SQRT(2*[$Settings.$B$12]*[$Settings.$B$14]/([$Settings.$B$11]*[.B541]*[$Settings.$B$13]))*3.6" office:value-type="float" office:value="91.4459806977213" calcext:value-type="float">
            <text:p>91.4460</text:p>
          </table:table-cell>
          <table:table-cell table:formula="of:=[.F541]" office:value-type="float" office:value="12.0387526879113" calcext:value-type="float">
            <text:p>12.0</text:p>
          </table:table-cell>
          <table:table-cell table:style-name="ce1" office:value-type="float" office:value="0.93459" calcext:value-type="float">
            <text:p>0.9346</text:p>
          </table:table-cell>
          <table:table-cell table:number-columns-repeated="16"/>
        </table:table-row>
        <table:table-row table:style-name="ro1">
          <table:table-cell office:value-type="float" office:value="15.9" calcext:value-type="float">
            <text:p>15.9</text:p>
          </table:table-cell>
          <table:table-cell office:value-type="float" office:value="0.93159" calcext:value-type="float">
            <text:p>0.9316</text:p>
          </table:table-cell>
          <table:table-cell office:value-type="float" office:value="0.07017" calcext:value-type="float">
            <text:p>0.0702</text:p>
          </table:table-cell>
          <table:table-cell office:value-type="float" office:value="-0.1127" calcext:value-type="float">
            <text:p>-0.1127</text:p>
          </table:table-cell>
          <table:table-cell table:formula="of:=[.C542]+[.B542]^2/(3.14159*[$Settings.$B$15]*[$Settings.$B$16])" office:value-type="float" office:value="0.0794121755862903" calcext:value-type="float">
            <text:p>0.0794</text:p>
          </table:table-cell>
          <table:table-cell table:style-name="ce2" table:formula="of:=IF([.B542]&gt;0;[.B542]/[.E542];0)" office:value-type="float" office:value="11.7310726361819" calcext:value-type="float">
            <text:p>11.7</text:p>
          </table:table-cell>
          <table:table-cell table:formula="of:=SQRT(2*[$Settings.$B$12]*[$Settings.$B$14]/([$Settings.$B$11]*[.B542]*[$Settings.$B$13]))*3.6" office:value-type="float" office:value="91.5931041288065" calcext:value-type="float">
            <text:p>91.5931</text:p>
          </table:table-cell>
          <table:table-cell table:formula="of:=[.F542]" office:value-type="float" office:value="11.7310726361819" calcext:value-type="float">
            <text:p>11.7</text:p>
          </table:table-cell>
          <table:table-cell table:style-name="ce1" office:value-type="float" office:value="0.93159" calcext:value-type="float">
            <text:p>0.9316</text:p>
          </table:table-cell>
          <table:table-cell table:number-columns-repeated="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9285" calcext:value-type="float">
            <text:p>0.9285</text:p>
          </table:table-cell>
          <table:table-cell office:value-type="float" office:value="0.07202" calcext:value-type="float">
            <text:p>0.0720</text:p>
          </table:table-cell>
          <table:table-cell office:value-type="float" office:value="-0.113" calcext:value-type="float">
            <text:p>-0.1130</text:p>
          </table:table-cell>
          <table:table-cell table:formula="of:=[.C543]+[.B543]^2/(3.14159*[$Settings.$B$15]*[$Settings.$B$16])" office:value-type="float" office:value="0.0812009663421558" calcext:value-type="float">
            <text:p>0.0812</text:p>
          </table:table-cell>
          <table:table-cell table:style-name="ce2" table:formula="of:=IF([.B543]&gt;0;[.B543]/[.E543];0)" office:value-type="float" office:value="11.4345929836301" calcext:value-type="float">
            <text:p>11.4</text:p>
          </table:table-cell>
          <table:table-cell table:formula="of:=SQRT(2*[$Settings.$B$12]*[$Settings.$B$14]/([$Settings.$B$11]*[.B543]*[$Settings.$B$13]))*3.6" office:value-type="float" office:value="91.7453860951722" calcext:value-type="float">
            <text:p>91.7454</text:p>
          </table:table-cell>
          <table:table-cell table:formula="of:=[.F543]" office:value-type="float" office:value="11.4345929836301" calcext:value-type="float">
            <text:p>11.4</text:p>
          </table:table-cell>
          <table:table-cell table:style-name="ce1" office:value-type="float" office:value="0.9285" calcext:value-type="float">
            <text:p>0.9285</text:p>
          </table:table-cell>
          <table:table-cell table:number-columns-repeated="16"/>
        </table:table-row>
        <table:table-row table:style-name="ro1">
          <table:table-cell office:value-type="float" office:value="16.1" calcext:value-type="float">
            <text:p>16.1</text:p>
          </table:table-cell>
          <table:table-cell office:value-type="float" office:value="0.92534" calcext:value-type="float">
            <text:p>0.9253</text:p>
          </table:table-cell>
          <table:table-cell office:value-type="float" office:value="0.07388" calcext:value-type="float">
            <text:p>0.0739</text:p>
          </table:table-cell>
          <table:table-cell office:value-type="float" office:value="-0.1133" calcext:value-type="float">
            <text:p>-0.1133</text:p>
          </table:table-cell>
          <table:table-cell table:formula="of:=[.C544]+[.B544]^2/(3.14159*[$Settings.$B$15]*[$Settings.$B$16])" office:value-type="float" office:value="0.0829985808062186" calcext:value-type="float">
            <text:p>0.0830</text:p>
          </table:table-cell>
          <table:table-cell table:style-name="ce2" table:formula="of:=IF([.B544]&gt;0;[.B544]/[.E544];0)" office:value-type="float" office:value="11.1488653301247" calcext:value-type="float">
            <text:p>11.1</text:p>
          </table:table-cell>
          <table:table-cell table:formula="of:=SQRT(2*[$Settings.$B$12]*[$Settings.$B$14]/([$Settings.$B$11]*[.B544]*[$Settings.$B$13]))*3.6" office:value-type="float" office:value="91.901906038826" calcext:value-type="float">
            <text:p>91.9019</text:p>
          </table:table-cell>
          <table:table-cell table:formula="of:=[.F544]" office:value-type="float" office:value="11.1488653301247" calcext:value-type="float">
            <text:p>11.1</text:p>
          </table:table-cell>
          <table:table-cell table:style-name="ce1" office:value-type="float" office:value="0.92534" calcext:value-type="float">
            <text:p>0.9253</text:p>
          </table:table-cell>
          <table:table-cell table:number-columns-repeated="16"/>
        </table:table-row>
        <table:table-row table:style-name="ro1">
          <table:table-cell office:value-type="float" office:value="16.2" calcext:value-type="float">
            <text:p>16.2</text:p>
          </table:table-cell>
          <table:table-cell office:value-type="float" office:value="0.92209" calcext:value-type="float">
            <text:p>0.9221</text:p>
          </table:table-cell>
          <table:table-cell office:value-type="float" office:value="0.07575" calcext:value-type="float">
            <text:p>0.0758</text:p>
          </table:table-cell>
          <table:table-cell office:value-type="float" office:value="-0.1136" calcext:value-type="float">
            <text:p>-0.1136</text:p>
          </table:table-cell>
          <table:table-cell table:formula="of:=[.C545]+[.B545]^2/(3.14159*[$Settings.$B$15]*[$Settings.$B$16])" office:value-type="float" office:value="0.0848046403203819" calcext:value-type="float">
            <text:p>0.0848</text:p>
          </table:table-cell>
          <table:table-cell table:style-name="ce2" table:formula="of:=IF([.B545]&gt;0;[.B545]/[.E545];0)" office:value-type="float" office:value="10.8731078454723" calcext:value-type="float">
            <text:p>10.9</text:p>
          </table:table-cell>
          <table:table-cell table:formula="of:=SQRT(2*[$Settings.$B$12]*[$Settings.$B$14]/([$Settings.$B$11]*[.B545]*[$Settings.$B$13]))*3.6" office:value-type="float" office:value="92.0637223877463" calcext:value-type="float">
            <text:p>92.0637</text:p>
          </table:table-cell>
          <table:table-cell table:formula="of:=[.F545]" office:value-type="float" office:value="10.8731078454723" calcext:value-type="float">
            <text:p>10.9</text:p>
          </table:table-cell>
          <table:table-cell table:style-name="ce1" office:value-type="float" office:value="0.92209" calcext:value-type="float">
            <text:p>0.9221</text:p>
          </table:table-cell>
          <table:table-cell table:number-columns-repeated="16"/>
        </table:table-row>
        <table:table-row table:style-name="ro1">
          <table:table-cell office:value-type="float" office:value="16.3" calcext:value-type="float">
            <text:p>16.3</text:p>
          </table:table-cell>
          <table:table-cell office:value-type="float" office:value="0.91877" calcext:value-type="float">
            <text:p>0.9188</text:p>
          </table:table-cell>
          <table:table-cell office:value-type="float" office:value="0.07764" calcext:value-type="float">
            <text:p>0.0776</text:p>
          </table:table-cell>
          <table:table-cell office:value-type="float" office:value="-0.1139" calcext:value-type="float">
            <text:p>-0.1139</text:p>
          </table:table-cell>
          <table:table-cell table:formula="of:=[.C546]+[.B546]^2/(3.14159*[$Settings.$B$15]*[$Settings.$B$16])" office:value-type="float" office:value="0.0866295549435228" calcext:value-type="float">
            <text:p>0.0866</text:p>
          </table:table-cell>
          <table:table-cell table:style-name="ce2" table:formula="of:=IF([.B546]&gt;0;[.B546]/[.E546];0)" office:value-type="float" office:value="10.6057338121959" calcext:value-type="float">
            <text:p>10.6</text:p>
          </table:table-cell>
          <table:table-cell table:formula="of:=SQRT(2*[$Settings.$B$12]*[$Settings.$B$14]/([$Settings.$B$11]*[.B546]*[$Settings.$B$13]))*3.6" office:value-type="float" office:value="92.2299097556752" calcext:value-type="float">
            <text:p>92.2299</text:p>
          </table:table-cell>
          <table:table-cell table:formula="of:=[.F546]" office:value-type="float" office:value="10.6057338121959" calcext:value-type="float">
            <text:p>10.6</text:p>
          </table:table-cell>
          <table:table-cell table:style-name="ce1" office:value-type="float" office:value="0.91877" calcext:value-type="float">
            <text:p>0.9188</text:p>
          </table:table-cell>
          <table:table-cell table:number-columns-repeated="16"/>
        </table:table-row>
        <table:table-row table:style-name="ro1">
          <table:table-cell office:value-type="float" office:value="16.4" calcext:value-type="float">
            <text:p>16.4</text:p>
          </table:table-cell>
          <table:table-cell office:value-type="float" office:value="0.91537" calcext:value-type="float">
            <text:p>0.9154</text:p>
          </table:table-cell>
          <table:table-cell office:value-type="float" office:value="0.07954" calcext:value-type="float">
            <text:p>0.0795</text:p>
          </table:table-cell>
          <table:table-cell office:value-type="float" office:value="-0.1142" calcext:value-type="float">
            <text:p>-0.1142</text:p>
          </table:table-cell>
          <table:table-cell table:formula="of:=[.C547]+[.B547]^2/(3.14159*[$Settings.$B$15]*[$Settings.$B$16])" office:value-type="float" office:value="0.0884631445615069" calcext:value-type="float">
            <text:p>0.0885</text:p>
          </table:table-cell>
          <table:table-cell table:style-name="ce2" table:formula="of:=IF([.B547]&gt;0;[.B547]/[.E547];0)" office:value-type="float" office:value="10.3474730017489" calcext:value-type="float">
            <text:p>10.3</text:p>
          </table:table-cell>
          <table:table-cell table:formula="of:=SQRT(2*[$Settings.$B$12]*[$Settings.$B$14]/([$Settings.$B$11]*[.B547]*[$Settings.$B$13]))*3.6" office:value-type="float" office:value="92.4010378487156" calcext:value-type="float">
            <text:p>92.4010</text:p>
          </table:table-cell>
          <table:table-cell table:formula="of:=[.F547]" office:value-type="float" office:value="10.3474730017489" calcext:value-type="float">
            <text:p>10.3</text:p>
          </table:table-cell>
          <table:table-cell table:style-name="ce1" office:value-type="float" office:value="0.91537" calcext:value-type="float">
            <text:p>0.9154</text:p>
          </table:table-cell>
          <table:table-cell table:number-columns-repeated="16"/>
        </table:table-row>
        <table:table-row table:style-name="ro1">
          <table:table-cell office:value-type="float" office:value="16.5" calcext:value-type="float">
            <text:p>16.5</text:p>
          </table:table-cell>
          <table:table-cell office:value-type="float" office:value="0.9119" calcext:value-type="float">
            <text:p>0.9119</text:p>
          </table:table-cell>
          <table:table-cell office:value-type="float" office:value="0.08145" calcext:value-type="float">
            <text:p>0.0815</text:p>
          </table:table-cell>
          <table:table-cell office:value-type="float" office:value="-0.1145" calcext:value-type="float">
            <text:p>-0.1145</text:p>
          </table:table-cell>
          <table:table-cell table:formula="of:=[.C548]+[.B548]^2/(3.14159*[$Settings.$B$15]*[$Settings.$B$16])" office:value-type="float" office:value="0.0903056207765739" calcext:value-type="float">
            <text:p>0.0903</text:p>
          </table:table-cell>
          <table:table-cell table:style-name="ce2" table:formula="of:=IF([.B548]&gt;0;[.B548]/[.E548];0)" office:value-type="float" office:value="10.0979318026742" calcext:value-type="float">
            <text:p>10.1</text:p>
          </table:table-cell>
          <table:table-cell table:formula="of:=SQRT(2*[$Settings.$B$12]*[$Settings.$B$14]/([$Settings.$B$11]*[.B548]*[$Settings.$B$13]))*3.6" office:value-type="float" office:value="92.5766750677655" calcext:value-type="float">
            <text:p>92.5767</text:p>
          </table:table-cell>
          <table:table-cell table:formula="of:=[.F548]" office:value-type="float" office:value="10.0979318026742" calcext:value-type="float">
            <text:p>10.1</text:p>
          </table:table-cell>
          <table:table-cell table:style-name="ce1" office:value-type="float" office:value="0.9119" calcext:value-type="float">
            <text:p>0.9119</text:p>
          </table:table-cell>
          <table:table-cell table:number-columns-repeated="16"/>
        </table:table-row>
        <table:table-row table:style-name="ro1">
          <table:table-cell office:value-type="float" office:value="16.6" calcext:value-type="float">
            <text:p>16.6</text:p>
          </table:table-cell>
          <table:table-cell office:value-type="float" office:value="0.90834" calcext:value-type="float">
            <text:p>0.9083</text:p>
          </table:table-cell>
          <table:table-cell office:value-type="float" office:value="0.08337" calcext:value-type="float">
            <text:p>0.0834</text:p>
          </table:table-cell>
          <table:table-cell office:value-type="float" office:value="-0.1148" calcext:value-type="float">
            <text:p>-0.1148</text:p>
          </table:table-cell>
          <table:table-cell table:formula="of:=[.C549]+[.B549]^2/(3.14159*[$Settings.$B$15]*[$Settings.$B$16])" office:value-type="float" office:value="0.0921566121743394" calcext:value-type="float">
            <text:p>0.0922</text:p>
          </table:table-cell>
          <table:table-cell table:style-name="ce2" table:formula="of:=IF([.B549]&gt;0;[.B549]/[.E549];0)" office:value-type="float" office:value="9.85648211852262" calcext:value-type="float">
            <text:p>9.9</text:p>
          </table:table-cell>
          <table:table-cell table:formula="of:=SQRT(2*[$Settings.$B$12]*[$Settings.$B$14]/([$Settings.$B$11]*[.B549]*[$Settings.$B$13]))*3.6" office:value-type="float" office:value="92.7579126417086" calcext:value-type="float">
            <text:p>92.7579</text:p>
          </table:table-cell>
          <table:table-cell table:formula="of:=[.F549]" office:value-type="float" office:value="9.85648211852262" calcext:value-type="float">
            <text:p>9.9</text:p>
          </table:table-cell>
          <table:table-cell table:style-name="ce1" office:value-type="float" office:value="0.90834" calcext:value-type="float">
            <text:p>0.9083</text:p>
          </table:table-cell>
          <table:table-cell table:number-columns-repeated="16"/>
        </table:table-row>
        <table:table-row table:style-name="ro1">
          <table:table-cell office:value-type="float" office:value="16.7" calcext:value-type="float">
            <text:p>16.7</text:p>
          </table:table-cell>
          <table:table-cell office:value-type="float" office:value="0.90471" calcext:value-type="float">
            <text:p>0.9047</text:p>
          </table:table-cell>
          <table:table-cell office:value-type="float" office:value="0.0853" calcext:value-type="float">
            <text:p>0.0853</text:p>
          </table:table-cell>
          <table:table-cell office:value-type="float" office:value="-0.1151" calcext:value-type="float">
            <text:p>-0.1151</text:p>
          </table:table-cell>
          <table:table-cell table:formula="of:=[.C550]+[.B550]^2/(3.14159*[$Settings.$B$15]*[$Settings.$B$16])" office:value-type="float" office:value="0.0940165246071731" calcext:value-type="float">
            <text:p>0.0940</text:p>
          </table:table-cell>
          <table:table-cell table:style-name="ce2" table:formula="of:=IF([.B550]&gt;0;[.B550]/[.E550];0)" office:value-type="float" office:value="9.62288282597264" calcext:value-type="float">
            <text:p>9.6</text:p>
          </table:table-cell>
          <table:table-cell table:formula="of:=SQRT(2*[$Settings.$B$12]*[$Settings.$B$14]/([$Settings.$B$11]*[.B550]*[$Settings.$B$13]))*3.6" office:value-type="float" office:value="92.9438142837728" calcext:value-type="float">
            <text:p>92.9438</text:p>
          </table:table-cell>
          <table:table-cell table:formula="of:=[.F550]" office:value-type="float" office:value="9.62288282597264" calcext:value-type="float">
            <text:p>9.6</text:p>
          </table:table-cell>
          <table:table-cell table:style-name="ce1" office:value-type="float" office:value="0.90471" calcext:value-type="float">
            <text:p>0.9047</text:p>
          </table:table-cell>
          <table:table-cell table:number-columns-repeated="16"/>
        </table:table-row>
        <table:table-row table:style-name="ro1">
          <table:table-cell office:value-type="float" office:value="16.8" calcext:value-type="float">
            <text:p>16.8</text:p>
          </table:table-cell>
          <table:table-cell office:value-type="float" office:value="0.901" calcext:value-type="float">
            <text:p>0.9010</text:p>
          </table:table-cell>
          <table:table-cell office:value-type="float" office:value="0.08724" calcext:value-type="float">
            <text:p>0.0872</text:p>
          </table:table-cell>
          <table:table-cell office:value-type="float" office:value="-0.1154" calcext:value-type="float">
            <text:p>-0.1154</text:p>
          </table:table-cell>
          <table:table-cell table:formula="of:=[.C551]+[.B551]^2/(3.14159*[$Settings.$B$15]*[$Settings.$B$16])" office:value-type="float" office:value="0.0958851824081243" calcext:value-type="float">
            <text:p>0.0959</text:p>
          </table:table-cell>
          <table:table-cell table:style-name="ce2" table:formula="of:=IF([.B551]&gt;0;[.B551]/[.E551];0)" office:value-type="float" office:value="9.39665522212804" calcext:value-type="float">
            <text:p>9.4</text:p>
          </table:table-cell>
          <table:table-cell table:formula="of:=SQRT(2*[$Settings.$B$12]*[$Settings.$B$14]/([$Settings.$B$11]*[.B551]*[$Settings.$B$13]))*3.6" office:value-type="float" office:value="93.1349726170486" calcext:value-type="float">
            <text:p>93.1350</text:p>
          </table:table-cell>
          <table:table-cell table:formula="of:=[.F551]" office:value-type="float" office:value="9.39665522212804" calcext:value-type="float">
            <text:p>9.4</text:p>
          </table:table-cell>
          <table:table-cell table:style-name="ce1" office:value-type="float" office:value="0.901" calcext:value-type="float">
            <text:p>0.9010</text:p>
          </table:table-cell>
          <table:table-cell table:number-columns-repeated="16"/>
        </table:table-row>
        <table:table-row table:style-name="ro1">
          <table:table-cell office:value-type="float" office:value="16.9" calcext:value-type="float">
            <text:p>16.9</text:p>
          </table:table-cell>
          <table:table-cell office:value-type="float" office:value="0.89721" calcext:value-type="float">
            <text:p>0.8972</text:p>
          </table:table-cell>
          <table:table-cell office:value-type="float" office:value="0.0892" calcext:value-type="float">
            <text:p>0.0892</text:p>
          </table:table-cell>
          <table:table-cell office:value-type="float" office:value="-0.1157" calcext:value-type="float">
            <text:p>-0.1157</text:p>
          </table:table-cell>
          <table:table-cell table:formula="of:=[.C552]+[.B552]^2/(3.14159*[$Settings.$B$15]*[$Settings.$B$16])" office:value-type="float" office:value="0.0977726045416197" calcext:value-type="float">
            <text:p>0.0978</text:p>
          </table:table-cell>
          <table:table-cell table:style-name="ce2" table:formula="of:=IF([.B552]&gt;0;[.B552]/[.E552];0)" office:value-type="float" office:value="9.17649687462378" calcext:value-type="float">
            <text:p>9.2</text:p>
          </table:table-cell>
          <table:table-cell table:formula="of:=SQRT(2*[$Settings.$B$12]*[$Settings.$B$14]/([$Settings.$B$11]*[.B552]*[$Settings.$B$13]))*3.6" office:value-type="float" office:value="93.3314759801204" calcext:value-type="float">
            <text:p>93.3315</text:p>
          </table:table-cell>
          <table:table-cell table:formula="of:=[.F552]" office:value-type="float" office:value="9.17649687462378" calcext:value-type="float">
            <text:p>9.2</text:p>
          </table:table-cell>
          <table:table-cell table:style-name="ce1" office:value-type="float" office:value="0.89721" calcext:value-type="float">
            <text:p>0.8972</text:p>
          </table:table-cell>
          <table:table-cell table:number-columns-repeated="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89334" calcext:value-type="float">
            <text:p>0.8933</text:p>
          </table:table-cell>
          <table:table-cell office:value-type="float" office:value="0.09117" calcext:value-type="float">
            <text:p>0.0912</text:p>
          </table:table-cell>
          <table:table-cell office:value-type="float" office:value="-0.116" calcext:value-type="float">
            <text:p>-0.1160</text:p>
          </table:table-cell>
          <table:table-cell table:formula="of:=[.C553]+[.B553]^2/(3.14159*[$Settings.$B$15]*[$Settings.$B$16])" office:value-type="float" office:value="0.099668810381023" calcext:value-type="float">
            <text:p>0.0997</text:p>
          </table:table-cell>
          <table:table-cell table:style-name="ce2" table:formula="of:=IF([.B553]&gt;0;[.B553]/[.E553];0)" office:value-type="float" office:value="8.96308480641896" calcext:value-type="float">
            <text:p>9.0</text:p>
          </table:table-cell>
          <table:table-cell table:formula="of:=SQRT(2*[$Settings.$B$12]*[$Settings.$B$14]/([$Settings.$B$11]*[.B553]*[$Settings.$B$13]))*3.6" office:value-type="float" office:value="93.5334161597126" calcext:value-type="float">
            <text:p>93.5334</text:p>
          </table:table-cell>
          <table:table-cell table:formula="of:=[.F553]" office:value-type="float" office:value="8.96308480641896" calcext:value-type="float">
            <text:p>9.0</text:p>
          </table:table-cell>
          <table:table-cell table:style-name="ce1" office:value-type="float" office:value="0.89334" calcext:value-type="float">
            <text:p>0.8933</text:p>
          </table:table-cell>
          <table:table-cell table:number-columns-repeated="16"/>
        </table:table-row>
        <table:table-row table:style-name="ro1">
          <table:table-cell office:value-type="float" office:value="17.1" calcext:value-type="float">
            <text:p>17.1</text:p>
          </table:table-cell>
          <table:table-cell office:value-type="float" office:value="0.8894" calcext:value-type="float">
            <text:p>0.8894</text:p>
          </table:table-cell>
          <table:table-cell office:value-type="float" office:value="0.09315" calcext:value-type="float">
            <text:p>0.0932</text:p>
          </table:table-cell>
          <table:table-cell office:value-type="float" office:value="-0.1163" calcext:value-type="float">
            <text:p>-0.1163</text:p>
          </table:table-cell>
          <table:table-cell table:formula="of:=[.C554]+[.B554]^2/(3.14159*[$Settings.$B$15]*[$Settings.$B$16])" office:value-type="float" office:value="0.101574009138852" calcext:value-type="float">
            <text:p>0.1016</text:p>
          </table:table-cell>
          <table:table-cell table:style-name="ce2" table:formula="of:=IF([.B554]&gt;0;[.B554]/[.E554];0)" office:value-type="float" office:value="8.75617697421187" calcext:value-type="float">
            <text:p>8.8</text:p>
          </table:table-cell>
          <table:table-cell table:formula="of:=SQRT(2*[$Settings.$B$12]*[$Settings.$B$14]/([$Settings.$B$11]*[.B554]*[$Settings.$B$13]))*3.6" office:value-type="float" office:value="93.7403615317569" calcext:value-type="float">
            <text:p>93.7404</text:p>
          </table:table-cell>
          <table:table-cell table:formula="of:=[.F554]" office:value-type="float" office:value="8.75617697421187" calcext:value-type="float">
            <text:p>8.8</text:p>
          </table:table-cell>
          <table:table-cell table:style-name="ce1" office:value-type="float" office:value="0.8894" calcext:value-type="float">
            <text:p>0.8894</text:p>
          </table:table-cell>
          <table:table-cell table:number-columns-repeated="16"/>
        </table:table-row>
        <table:table-row table:style-name="ro1">
          <table:table-cell office:value-type="float" office:value="17.2" calcext:value-type="float">
            <text:p>17.2</text:p>
          </table:table-cell>
          <table:table-cell office:value-type="float" office:value="0.88537" calcext:value-type="float">
            <text:p>0.8854</text:p>
          </table:table-cell>
          <table:table-cell office:value-type="float" office:value="0.09514" calcext:value-type="float">
            <text:p>0.0951</text:p>
          </table:table-cell>
          <table:table-cell office:value-type="float" office:value="-0.1166" calcext:value-type="float">
            <text:p>-0.1166</text:p>
          </table:table-cell>
          <table:table-cell table:formula="of:=[.C555]+[.B555]^2/(3.14159*[$Settings.$B$15]*[$Settings.$B$16])" office:value-type="float" office:value="0.103487841287566" calcext:value-type="float">
            <text:p>0.1035</text:p>
          </table:table-cell>
          <table:table-cell table:style-name="ce2" table:formula="of:=IF([.B555]&gt;0;[.B555]/[.E555];0)" office:value-type="float" office:value="8.55530455543838" calcext:value-type="float">
            <text:p>8.6</text:p>
          </table:table-cell>
          <table:table-cell table:formula="of:=SQRT(2*[$Settings.$B$12]*[$Settings.$B$14]/([$Settings.$B$11]*[.B555]*[$Settings.$B$13]))*3.6" office:value-type="float" office:value="93.9534615622138" calcext:value-type="float">
            <text:p>93.9535</text:p>
          </table:table-cell>
          <table:table-cell table:formula="of:=[.F555]" office:value-type="float" office:value="8.55530455543838" calcext:value-type="float">
            <text:p>8.6</text:p>
          </table:table-cell>
          <table:table-cell table:style-name="ce1" office:value-type="float" office:value="0.88537" calcext:value-type="float">
            <text:p>0.8854</text:p>
          </table:table-cell>
          <table:table-cell table:number-columns-repeated="16"/>
        </table:table-row>
        <table:table-row table:style-name="ro1">
          <table:table-cell office:value-type="float" office:value="17.3" calcext:value-type="float">
            <text:p>17.3</text:p>
          </table:table-cell>
          <table:table-cell office:value-type="float" office:value="0.88127" calcext:value-type="float">
            <text:p>0.8813</text:p>
          </table:table-cell>
          <table:table-cell office:value-type="float" office:value="0.09714" calcext:value-type="float">
            <text:p>0.0971</text:p>
          </table:table-cell>
          <table:table-cell office:value-type="float" office:value="-0.1169" calcext:value-type="float">
            <text:p>-0.1169</text:p>
          </table:table-cell>
          <table:table-cell table:formula="of:=[.C556]+[.B556]^2/(3.14159*[$Settings.$B$15]*[$Settings.$B$16])" office:value-type="float" office:value="0.105410705397486" calcext:value-type="float">
            <text:p>0.1054</text:p>
          </table:table-cell>
          <table:table-cell table:style-name="ce2" table:formula="of:=IF([.B556]&gt;0;[.B556]/[.E556];0)" office:value-type="float" office:value="8.3603462919338" calcext:value-type="float">
            <text:p>8.4</text:p>
          </table:table-cell>
          <table:table-cell table:formula="of:=SQRT(2*[$Settings.$B$12]*[$Settings.$B$14]/([$Settings.$B$11]*[.B556]*[$Settings.$B$13]))*3.6" office:value-type="float" office:value="94.1717614005329" calcext:value-type="float">
            <text:p>94.1718</text:p>
          </table:table-cell>
          <table:table-cell table:formula="of:=[.F556]" office:value-type="float" office:value="8.3603462919338" calcext:value-type="float">
            <text:p>8.4</text:p>
          </table:table-cell>
          <table:table-cell table:style-name="ce1" office:value-type="float" office:value="0.88127" calcext:value-type="float">
            <text:p>0.8813</text:p>
          </table:table-cell>
          <table:table-cell table:number-columns-repeated="16"/>
        </table:table-row>
        <table:table-row table:style-name="ro1">
          <table:table-cell office:value-type="float" office:value="17.4" calcext:value-type="float">
            <text:p>17.4</text:p>
          </table:table-cell>
          <table:table-cell office:value-type="float" office:value="0.87709" calcext:value-type="float">
            <text:p>0.8771</text:p>
          </table:table-cell>
          <table:table-cell office:value-type="float" office:value="0.09916" calcext:value-type="float">
            <text:p>0.0992</text:p>
          </table:table-cell>
          <table:table-cell office:value-type="float" office:value="-0.1172" calcext:value-type="float">
            <text:p>-0.1172</text:p>
          </table:table-cell>
          <table:table-cell table:formula="of:=[.C557]+[.B557]^2/(3.14159*[$Settings.$B$15]*[$Settings.$B$16])" office:value-type="float" office:value="0.107352432996386" calcext:value-type="float">
            <text:p>0.1074</text:p>
          </table:table-cell>
          <table:table-cell table:style-name="ce2" table:formula="of:=IF([.B557]&gt;0;[.B557]/[.E557];0)" office:value-type="float" office:value="8.17019210015974" calcext:value-type="float">
            <text:p>8.2</text:p>
          </table:table-cell>
          <table:table-cell table:formula="of:=SQRT(2*[$Settings.$B$12]*[$Settings.$B$14]/([$Settings.$B$11]*[.B557]*[$Settings.$B$13]))*3.6" office:value-type="float" office:value="94.3958946599091" calcext:value-type="float">
            <text:p>94.3959</text:p>
          </table:table-cell>
          <table:table-cell table:formula="of:=[.F557]" office:value-type="float" office:value="8.17019210015974" calcext:value-type="float">
            <text:p>8.2</text:p>
          </table:table-cell>
          <table:table-cell table:style-name="ce1" office:value-type="float" office:value="0.87709" calcext:value-type="float">
            <text:p>0.8771</text:p>
          </table:table-cell>
          <table:table-cell table:number-columns-repeated="16"/>
        </table:table-row>
        <table:table-row table:style-name="ro1">
          <table:table-cell office:value-type="float" office:value="17.5" calcext:value-type="float">
            <text:p>17.5</text:p>
          </table:table-cell>
          <table:table-cell office:value-type="float" office:value="0.87284" calcext:value-type="float">
            <text:p>0.8728</text:p>
          </table:table-cell>
          <table:table-cell office:value-type="float" office:value="0.10118" calcext:value-type="float">
            <text:p>0.1012</text:p>
          </table:table-cell>
          <table:table-cell office:value-type="float" office:value="-0.1175" calcext:value-type="float">
            <text:p>-0.1175</text:p>
          </table:table-cell>
          <table:table-cell table:formula="of:=[.C558]+[.B558]^2/(3.14159*[$Settings.$B$15]*[$Settings.$B$16])" office:value-type="float" office:value="0.109293231354335" calcext:value-type="float">
            <text:p>0.1093</text:p>
          </table:table-cell>
          <table:table-cell table:style-name="ce2" table:formula="of:=IF([.B558]&gt;0;[.B558]/[.E558];0)" office:value-type="float" office:value="7.98622192046095" calcext:value-type="float">
            <text:p>8.0</text:p>
          </table:table-cell>
          <table:table-cell table:formula="of:=SQRT(2*[$Settings.$B$12]*[$Settings.$B$14]/([$Settings.$B$11]*[.B558]*[$Settings.$B$13]))*3.6" office:value-type="float" office:value="94.6254300741072" calcext:value-type="float">
            <text:p>94.6254</text:p>
          </table:table-cell>
          <table:table-cell table:formula="of:=[.F558]" office:value-type="float" office:value="7.98622192046095" calcext:value-type="float">
            <text:p>8.0</text:p>
          </table:table-cell>
          <table:table-cell table:style-name="ce1" office:value-type="float" office:value="0.87284" calcext:value-type="float">
            <text:p>0.8728</text:p>
          </table:table-cell>
          <table:table-cell table:number-columns-repeated="16"/>
        </table:table-row>
        <table:table-row table:style-name="ro1">
          <table:table-cell office:value-type="float" office:value="17.6" calcext:value-type="float">
            <text:p>17.6</text:p>
          </table:table-cell>
          <table:table-cell office:value-type="float" office:value="0.8685" calcext:value-type="float">
            <text:p>0.8685</text:p>
          </table:table-cell>
          <table:table-cell office:value-type="float" office:value="0.10322" calcext:value-type="float">
            <text:p>0.1032</text:p>
          </table:table-cell>
          <table:table-cell office:value-type="float" office:value="-0.1178" calcext:value-type="float">
            <text:p>-0.1178</text:p>
          </table:table-cell>
          <table:table-cell table:formula="of:=[.C559]+[.B559]^2/(3.14159*[$Settings.$B$15]*[$Settings.$B$16])" office:value-type="float" office:value="0.11125274951655" calcext:value-type="float">
            <text:p>0.1113</text:p>
          </table:table-cell>
          <table:table-cell table:style-name="ce2" table:formula="of:=IF([.B559]&gt;0;[.B559]/[.E559];0)" office:value-type="float" office:value="7.80654863609286" calcext:value-type="float">
            <text:p>7.8</text:p>
          </table:table-cell>
          <table:table-cell table:formula="of:=SQRT(2*[$Settings.$B$12]*[$Settings.$B$14]/([$Settings.$B$11]*[.B559]*[$Settings.$B$13]))*3.6" office:value-type="float" office:value="94.8615628300014" calcext:value-type="float">
            <text:p>94.8616</text:p>
          </table:table-cell>
          <table:table-cell table:formula="of:=[.F559]" office:value-type="float" office:value="7.80654863609286" calcext:value-type="float">
            <text:p>7.8</text:p>
          </table:table-cell>
          <table:table-cell table:style-name="ce1" office:value-type="float" office:value="0.8685" calcext:value-type="float">
            <text:p>0.8685</text:p>
          </table:table-cell>
          <table:table-cell table:number-columns-repeated="16"/>
        </table:table-row>
        <table:table-row table:style-name="ro1">
          <table:table-cell office:value-type="float" office:value="17.7" calcext:value-type="float">
            <text:p>17.7</text:p>
          </table:table-cell>
          <table:table-cell office:value-type="float" office:value="0.86409" calcext:value-type="float">
            <text:p>0.8641</text:p>
          </table:table-cell>
          <table:table-cell office:value-type="float" office:value="0.10527" calcext:value-type="float">
            <text:p>0.1053</text:p>
          </table:table-cell>
          <table:table-cell office:value-type="float" office:value="-0.1181" calcext:value-type="float">
            <text:p>-0.1181</text:p>
          </table:table-cell>
          <table:table-cell table:formula="of:=[.C560]+[.B560]^2/(3.14159*[$Settings.$B$15]*[$Settings.$B$16])" office:value-type="float" office:value="0.113221380517798" calcext:value-type="float">
            <text:p>0.1132</text:p>
          </table:table-cell>
          <table:table-cell table:style-name="ce2" table:formula="of:=IF([.B560]&gt;0;[.B560]/[.E560];0)" office:value-type="float" office:value="7.63186242782268" calcext:value-type="float">
            <text:p>7.6</text:p>
          </table:table-cell>
          <table:table-cell table:formula="of:=SQRT(2*[$Settings.$B$12]*[$Settings.$B$14]/([$Settings.$B$11]*[.B560]*[$Settings.$B$13]))*3.6" office:value-type="float" office:value="95.1033241550917" calcext:value-type="float">
            <text:p>95.1033</text:p>
          </table:table-cell>
          <table:table-cell table:formula="of:=[.F560]" office:value-type="float" office:value="7.63186242782268" calcext:value-type="float">
            <text:p>7.6</text:p>
          </table:table-cell>
          <table:table-cell table:style-name="ce1" office:value-type="float" office:value="0.86409" calcext:value-type="float">
            <text:p>0.8641</text:p>
          </table:table-cell>
          <table:table-cell table:number-columns-repeated="16"/>
        </table:table-row>
        <table:table-row table:style-name="ro1">
          <table:table-cell office:value-type="float" office:value="17.8" calcext:value-type="float">
            <text:p>17.8</text:p>
          </table:table-cell>
          <table:table-cell office:value-type="float" office:value="0.85959" calcext:value-type="float">
            <text:p>0.8596</text:p>
          </table:table-cell>
          <table:table-cell office:value-type="float" office:value="0.10733" calcext:value-type="float">
            <text:p>0.1073</text:p>
          </table:table-cell>
          <table:table-cell office:value-type="float" office:value="-0.1184" calcext:value-type="float">
            <text:p>-0.1184</text:p>
          </table:table-cell>
          <table:table-cell table:formula="of:=[.C561]+[.B561]^2/(3.14159*[$Settings.$B$15]*[$Settings.$B$16])" office:value-type="float" office:value="0.115198777914378" calcext:value-type="float">
            <text:p>0.1152</text:p>
          </table:table-cell>
          <table:table-cell table:style-name="ce2" table:formula="of:=IF([.B561]&gt;0;[.B561]/[.E561];0)" office:value-type="float" office:value="7.46179790760365" calcext:value-type="float">
            <text:p>7.5</text:p>
          </table:table-cell>
          <table:table-cell table:formula="of:=SQRT(2*[$Settings.$B$12]*[$Settings.$B$14]/([$Settings.$B$11]*[.B561]*[$Settings.$B$13]))*3.6" office:value-type="float" office:value="95.3519347223967" calcext:value-type="float">
            <text:p>95.3519</text:p>
          </table:table-cell>
          <table:table-cell table:formula="of:=[.F561]" office:value-type="float" office:value="7.46179790760365" calcext:value-type="float">
            <text:p>7.5</text:p>
          </table:table-cell>
          <table:table-cell table:style-name="ce1" office:value-type="float" office:value="0.85959" calcext:value-type="float">
            <text:p>0.8596</text:p>
          </table:table-cell>
          <table:table-cell table:number-columns-repeated="16"/>
        </table:table-row>
        <table:table-row table:style-name="ro1">
          <table:table-cell office:value-type="float" office:value="17.9" calcext:value-type="float">
            <text:p>17.9</text:p>
          </table:table-cell>
          <table:table-cell office:value-type="float" office:value="0.85502" calcext:value-type="float">
            <text:p>0.8550</text:p>
          </table:table-cell>
          <table:table-cell office:value-type="float" office:value="0.1094" calcext:value-type="float">
            <text:p>0.1094</text:p>
          </table:table-cell>
          <table:table-cell office:value-type="float" office:value="-0.1187" calcext:value-type="float">
            <text:p>-0.1187</text:p>
          </table:table-cell>
          <table:table-cell table:formula="of:=[.C562]+[.B562]^2/(3.14159*[$Settings.$B$15]*[$Settings.$B$16])" office:value-type="float" office:value="0.117185331797565" calcext:value-type="float">
            <text:p>0.1172</text:p>
          </table:table-cell>
          <table:table-cell table:style-name="ce2" table:formula="of:=IF([.B562]&gt;0;[.B562]/[.E562];0)" office:value-type="float" office:value="7.29630566287105" calcext:value-type="float">
            <text:p>7.3</text:p>
          </table:table-cell>
          <table:table-cell table:formula="of:=SQRT(2*[$Settings.$B$12]*[$Settings.$B$14]/([$Settings.$B$11]*[.B562]*[$Settings.$B$13]))*3.6" office:value-type="float" office:value="95.6064186063681" calcext:value-type="float">
            <text:p>95.6064</text:p>
          </table:table-cell>
          <table:table-cell table:formula="of:=[.F562]" office:value-type="float" office:value="7.29630566287105" calcext:value-type="float">
            <text:p>7.3</text:p>
          </table:table-cell>
          <table:table-cell table:style-name="ce1" office:value-type="float" office:value="0.85502" calcext:value-type="float">
            <text:p>0.8550</text:p>
          </table:table-cell>
          <table:table-cell table:number-columns-repeated="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85037" calcext:value-type="float">
            <text:p>0.8504</text:p>
          </table:table-cell>
          <table:table-cell office:value-type="float" office:value="0.11149" calcext:value-type="float">
            <text:p>0.1115</text:p>
          </table:table-cell>
          <table:table-cell office:value-type="float" office:value="-0.119" calcext:value-type="float">
            <text:p>-0.1190</text:p>
          </table:table-cell>
          <table:table-cell table:formula="of:=[.C563]+[.B563]^2/(3.14159*[$Settings.$B$15]*[$Settings.$B$16])" office:value-type="float" office:value="0.119190881488357" calcext:value-type="float">
            <text:p>0.1192</text:p>
          </table:table-cell>
          <table:table-cell table:style-name="ce2" table:formula="of:=IF([.B563]&gt;0;[.B563]/[.E563];0)" office:value-type="float" office:value="7.13452228376267" calcext:value-type="float">
            <text:p>7.1</text:p>
          </table:table-cell>
          <table:table-cell table:formula="of:=SQRT(2*[$Settings.$B$12]*[$Settings.$B$14]/([$Settings.$B$11]*[.B563]*[$Settings.$B$13]))*3.6" office:value-type="float" office:value="95.8674601250137" calcext:value-type="float">
            <text:p>95.8675</text:p>
          </table:table-cell>
          <table:table-cell table:formula="of:=[.F563]" office:value-type="float" office:value="7.13452228376267" calcext:value-type="float">
            <text:p>7.1</text:p>
          </table:table-cell>
          <table:table-cell table:style-name="ce1" office:value-type="float" office:value="0.85037" calcext:value-type="float">
            <text:p>0.8504</text:p>
          </table:table-cell>
          <table:table-cell table:number-columns-repeated="16"/>
        </table:table-row>
        <table:table-row table:style-name="ro1">
          <table:table-cell office:value-type="float" office:value="18.1" calcext:value-type="float">
            <text:p>18.1</text:p>
          </table:table-cell>
          <table:table-cell office:value-type="float" office:value="0.84565" calcext:value-type="float">
            <text:p>0.8457</text:p>
          </table:table-cell>
          <table:table-cell office:value-type="float" office:value="0.11358" calcext:value-type="float">
            <text:p>0.1136</text:p>
          </table:table-cell>
          <table:table-cell office:value-type="float" office:value="-0.1193" calcext:value-type="float">
            <text:p>-0.1193</text:p>
          </table:table-cell>
          <table:table-cell table:formula="of:=[.C564]+[.B564]^2/(3.14159*[$Settings.$B$15]*[$Settings.$B$16])" office:value-type="float" office:value="0.121195630868188" calcext:value-type="float">
            <text:p>0.1212</text:p>
          </table:table-cell>
          <table:table-cell table:style-name="ce2" table:formula="of:=IF([.B564]&gt;0;[.B564]/[.E564];0)" office:value-type="float" office:value="6.97756176474486" calcext:value-type="float">
            <text:p>7.0</text:p>
          </table:table-cell>
          <table:table-cell table:formula="of:=SQRT(2*[$Settings.$B$12]*[$Settings.$B$14]/([$Settings.$B$11]*[.B564]*[$Settings.$B$13]))*3.6" office:value-type="float" office:value="96.1346302117831" calcext:value-type="float">
            <text:p>96.1346</text:p>
          </table:table-cell>
          <table:table-cell table:formula="of:=[.F564]" office:value-type="float" office:value="6.97756176474486" calcext:value-type="float">
            <text:p>7.0</text:p>
          </table:table-cell>
          <table:table-cell table:style-name="ce1" office:value-type="float" office:value="0.84565" calcext:value-type="float">
            <text:p>0.8457</text:p>
          </table:table-cell>
          <table:table-cell table:number-columns-repeated="16"/>
        </table:table-row>
        <table:table-row table:style-name="ro1">
          <table:table-cell office:value-type="float" office:value="18.2" calcext:value-type="float">
            <text:p>18.2</text:p>
          </table:table-cell>
          <table:table-cell office:value-type="float" office:value="0.84084" calcext:value-type="float">
            <text:p>0.8408</text:p>
          </table:table-cell>
          <table:table-cell office:value-type="float" office:value="0.11569" calcext:value-type="float">
            <text:p>0.1157</text:p>
          </table:table-cell>
          <table:table-cell office:value-type="float" office:value="-0.1196" calcext:value-type="float">
            <text:p>-0.1196</text:p>
          </table:table-cell>
          <table:table-cell table:formula="of:=[.C565]+[.B565]^2/(3.14159*[$Settings.$B$15]*[$Settings.$B$16])" office:value-type="float" office:value="0.123219242866943" calcext:value-type="float">
            <text:p>0.1232</text:p>
          </table:table-cell>
          <table:table-cell table:style-name="ce2" table:formula="of:=IF([.B565]&gt;0;[.B565]/[.E565];0)" office:value-type="float" office:value="6.82393415538164" calcext:value-type="float">
            <text:p>6.8</text:p>
          </table:table-cell>
          <table:table-cell table:formula="of:=SQRT(2*[$Settings.$B$12]*[$Settings.$B$14]/([$Settings.$B$11]*[.B565]*[$Settings.$B$13]))*3.6" office:value-type="float" office:value="96.4092057308402" calcext:value-type="float">
            <text:p>96.4092</text:p>
          </table:table-cell>
          <table:table-cell table:formula="of:=[.F565]" office:value-type="float" office:value="6.82393415538164" calcext:value-type="float">
            <text:p>6.8</text:p>
          </table:table-cell>
          <table:table-cell table:style-name="ce1" office:value-type="float" office:value="0.84084" calcext:value-type="float">
            <text:p>0.8408</text:p>
          </table:table-cell>
          <table:table-cell table:number-columns-repeated="16"/>
        </table:table-row>
        <table:table-row table:style-name="ro1">
          <table:table-cell office:value-type="float" office:value="18.3" calcext:value-type="float">
            <text:p>18.3</text:p>
          </table:table-cell>
          <table:table-cell office:value-type="float" office:value="0.83596" calcext:value-type="float">
            <text:p>0.8360</text:p>
          </table:table-cell>
          <table:table-cell office:value-type="float" office:value="0.11781" calcext:value-type="float">
            <text:p>0.1178</text:p>
          </table:table-cell>
          <table:table-cell office:value-type="float" office:value="-0.1199" calcext:value-type="float">
            <text:p>-0.1199</text:p>
          </table:table-cell>
          <table:table-cell table:formula="of:=[.C566]+[.B566]^2/(3.14159*[$Settings.$B$15]*[$Settings.$B$16])" office:value-type="float" office:value="0.125252101239517" calcext:value-type="float">
            <text:p>0.1253</text:p>
          </table:table-cell>
          <table:table-cell table:style-name="ce2" table:formula="of:=IF([.B566]&gt;0;[.B566]/[.E566];0)" office:value-type="float" office:value="6.67421936819575" calcext:value-type="float">
            <text:p>6.7</text:p>
          </table:table-cell>
          <table:table-cell table:formula="of:=SQRT(2*[$Settings.$B$12]*[$Settings.$B$14]/([$Settings.$B$11]*[.B566]*[$Settings.$B$13]))*3.6" office:value-type="float" office:value="96.6901954353499" calcext:value-type="float">
            <text:p>96.6902</text:p>
          </table:table-cell>
          <table:table-cell table:formula="of:=[.F566]" office:value-type="float" office:value="6.67421936819575" calcext:value-type="float">
            <text:p>6.7</text:p>
          </table:table-cell>
          <table:table-cell table:style-name="ce1" office:value-type="float" office:value="0.83596" calcext:value-type="float">
            <text:p>0.8360</text:p>
          </table:table-cell>
          <table:table-cell table:number-columns-repeated="16"/>
        </table:table-row>
        <table:table-row table:style-name="ro1">
          <table:table-cell office:value-type="float" office:value="18.4" calcext:value-type="float">
            <text:p>18.4</text:p>
          </table:table-cell>
          <table:table-cell office:value-type="float" office:value="0.831" calcext:value-type="float">
            <text:p>0.8310</text:p>
          </table:table-cell>
          <table:table-cell office:value-type="float" office:value="0.11994" calcext:value-type="float">
            <text:p>0.1199</text:p>
          </table:table-cell>
          <table:table-cell office:value-type="float" office:value="-0.1202" calcext:value-type="float">
            <text:p>-0.1202</text:p>
          </table:table-cell>
          <table:table-cell table:formula="of:=[.C567]+[.B567]^2/(3.14159*[$Settings.$B$15]*[$Settings.$B$16])" office:value-type="float" office:value="0.127294050819027" calcext:value-type="float">
            <text:p>0.1273</text:p>
          </table:table-cell>
          <table:table-cell table:style-name="ce2" table:formula="of:=IF([.B567]&gt;0;[.B567]/[.E567];0)" office:value-type="float" office:value="6.52819196697125" calcext:value-type="float">
            <text:p>6.5</text:p>
          </table:table-cell>
          <table:table-cell table:formula="of:=SQRT(2*[$Settings.$B$12]*[$Settings.$B$14]/([$Settings.$B$11]*[.B567]*[$Settings.$B$13]))*3.6" office:value-type="float" office:value="96.9783241196468" calcext:value-type="float">
            <text:p>96.9783</text:p>
          </table:table-cell>
          <table:table-cell table:formula="of:=[.F567]" office:value-type="float" office:value="6.52819196697125" calcext:value-type="float">
            <text:p>6.5</text:p>
          </table:table-cell>
          <table:table-cell table:style-name="ce1" office:value-type="float" office:value="0.831" calcext:value-type="float">
            <text:p>0.8310</text:p>
          </table:table-cell>
          <table:table-cell table:number-columns-repeated="16"/>
        </table:table-row>
        <table:table-row table:style-name="ro1">
          <table:table-cell office:value-type="float" office:value="18.5" calcext:value-type="float">
            <text:p>18.5</text:p>
          </table:table-cell>
          <table:table-cell office:value-type="float" office:value="0.82596" calcext:value-type="float">
            <text:p>0.8260</text:p>
          </table:table-cell>
          <table:table-cell office:value-type="float" office:value="0.12209" calcext:value-type="float">
            <text:p>0.1221</text:p>
          </table:table-cell>
          <table:table-cell office:value-type="float" office:value="-0.1205" calcext:value-type="float">
            <text:p>-0.1205</text:p>
          </table:table-cell>
          <table:table-cell table:formula="of:=[.C568]+[.B568]^2/(3.14159*[$Settings.$B$15]*[$Settings.$B$16])" office:value-type="float" office:value="0.129355116959531" calcext:value-type="float">
            <text:p>0.1294</text:p>
          </table:table-cell>
          <table:table-cell table:style-name="ce2" table:formula="of:=IF([.B568]&gt;0;[.B568]/[.E568];0)" office:value-type="float" office:value="6.38521319769982" calcext:value-type="float">
            <text:p>6.4</text:p>
          </table:table-cell>
          <table:table-cell table:formula="of:=SQRT(2*[$Settings.$B$12]*[$Settings.$B$14]/([$Settings.$B$11]*[.B568]*[$Settings.$B$13]))*3.6" office:value-type="float" office:value="97.2737545286195" calcext:value-type="float">
            <text:p>97.2738</text:p>
          </table:table-cell>
          <table:table-cell table:formula="of:=[.F568]" office:value-type="float" office:value="6.38521319769982" calcext:value-type="float">
            <text:p>6.4</text:p>
          </table:table-cell>
          <table:table-cell table:style-name="ce1" office:value-type="float" office:value="0.82596" calcext:value-type="float">
            <text:p>0.8260</text:p>
          </table:table-cell>
          <table:table-cell table:number-columns-repeated="16"/>
        </table:table-row>
        <table:table-row table:style-name="ro1">
          <table:table-cell office:value-type="float" office:value="18.6" calcext:value-type="float">
            <text:p>18.6</text:p>
          </table:table-cell>
          <table:table-cell office:value-type="float" office:value="0.82084" calcext:value-type="float">
            <text:p>0.8208</text:p>
          </table:table-cell>
          <table:table-cell office:value-type="float" office:value="0.12424" calcext:value-type="float">
            <text:p>0.1242</text:p>
          </table:table-cell>
          <table:table-cell office:value-type="float" office:value="-0.1208" calcext:value-type="float">
            <text:p>-0.1208</text:p>
          </table:table-cell>
          <table:table-cell table:formula="of:=[.C569]+[.B569]^2/(3.14159*[$Settings.$B$15]*[$Settings.$B$16])" office:value-type="float" office:value="0.131415325424025" calcext:value-type="float">
            <text:p>0.1314</text:p>
          </table:table-cell>
          <table:table-cell table:style-name="ce2" table:formula="of:=IF([.B569]&gt;0;[.B569]/[.E569];0)" office:value-type="float" office:value="6.24615125634302" calcext:value-type="float">
            <text:p>6.2</text:p>
          </table:table-cell>
          <table:table-cell table:formula="of:=SQRT(2*[$Settings.$B$12]*[$Settings.$B$14]/([$Settings.$B$11]*[.B569]*[$Settings.$B$13]))*3.6" office:value-type="float" office:value="97.5766560689149" calcext:value-type="float">
            <text:p>97.5767</text:p>
          </table:table-cell>
          <table:table-cell table:formula="of:=[.F569]" office:value-type="float" office:value="6.24615125634302" calcext:value-type="float">
            <text:p>6.2</text:p>
          </table:table-cell>
          <table:table-cell table:style-name="ce1" office:value-type="float" office:value="0.82084" calcext:value-type="float">
            <text:p>0.8208</text:p>
          </table:table-cell>
          <table:table-cell table:number-columns-repeated="16"/>
        </table:table-row>
        <table:table-row table:style-name="ro1">
          <table:table-cell office:value-type="float" office:value="18.7" calcext:value-type="float">
            <text:p>18.7</text:p>
          </table:table-cell>
          <table:table-cell office:value-type="float" office:value="0.81565" calcext:value-type="float">
            <text:p>0.8157</text:p>
          </table:table-cell>
          <table:table-cell office:value-type="float" office:value="0.12641" calcext:value-type="float">
            <text:p>0.1264</text:p>
          </table:table-cell>
          <table:table-cell office:value-type="float" office:value="-0.1211" calcext:value-type="float">
            <text:p>-0.1211</text:p>
          </table:table-cell>
          <table:table-cell table:formula="of:=[.C570]+[.B570]^2/(3.14159*[$Settings.$B$15]*[$Settings.$B$16])" office:value-type="float" office:value="0.133494876106813" calcext:value-type="float">
            <text:p>0.1335</text:p>
          </table:table-cell>
          <table:table-cell table:style-name="ce2" table:formula="of:=IF([.B570]&gt;0;[.B570]/[.E570];0)" office:value-type="float" office:value="6.10997233592226" calcext:value-type="float">
            <text:p>6.1</text:p>
          </table:table-cell>
          <table:table-cell table:formula="of:=SQRT(2*[$Settings.$B$12]*[$Settings.$B$14]/([$Settings.$B$11]*[.B570]*[$Settings.$B$13]))*3.6" office:value-type="float" office:value="97.8866050683403" calcext:value-type="float">
            <text:p>97.8866</text:p>
          </table:table-cell>
          <table:table-cell table:formula="of:=[.F570]" office:value-type="float" office:value="6.10997233592226" calcext:value-type="float">
            <text:p>6.1</text:p>
          </table:table-cell>
          <table:table-cell table:style-name="ce1" office:value-type="float" office:value="0.81565" calcext:value-type="float">
            <text:p>0.8157</text:p>
          </table:table-cell>
          <table:table-cell table:number-columns-repeated="16"/>
        </table:table-row>
        <table:table-row table:style-name="ro1">
          <table:table-cell office:value-type="float" office:value="18.8" calcext:value-type="float">
            <text:p>18.8</text:p>
          </table:table-cell>
          <table:table-cell office:value-type="float" office:value="0.81037" calcext:value-type="float">
            <text:p>0.8104</text:p>
          </table:table-cell>
          <table:table-cell office:value-type="float" office:value="0.12858" calcext:value-type="float">
            <text:p>0.1286</text:p>
          </table:table-cell>
          <table:table-cell office:value-type="float" office:value="-0.1214" calcext:value-type="float">
            <text:p>-0.1214</text:p>
          </table:table-cell>
          <table:table-cell table:formula="of:=[.C571]+[.B571]^2/(3.14159*[$Settings.$B$15]*[$Settings.$B$16])" office:value-type="float" office:value="0.135573447019443" calcext:value-type="float">
            <text:p>0.1356</text:p>
          </table:table-cell>
          <table:table-cell table:style-name="ce2" table:formula="of:=IF([.B571]&gt;0;[.B571]/[.E571];0)" office:value-type="float" office:value="5.97735041644091" calcext:value-type="float">
            <text:p>6.0</text:p>
          </table:table-cell>
          <table:table-cell table:formula="of:=SQRT(2*[$Settings.$B$12]*[$Settings.$B$14]/([$Settings.$B$11]*[.B571]*[$Settings.$B$13]))*3.6" office:value-type="float" office:value="98.2049794719986" calcext:value-type="float">
            <text:p>98.2050</text:p>
          </table:table-cell>
          <table:table-cell table:formula="of:=[.F571]" office:value-type="float" office:value="5.97735041644091" calcext:value-type="float">
            <text:p>6.0</text:p>
          </table:table-cell>
          <table:table-cell table:style-name="ce1" office:value-type="float" office:value="0.81037" calcext:value-type="float">
            <text:p>0.8104</text:p>
          </table:table-cell>
          <table:table-cell table:number-columns-repeated="16"/>
        </table:table-row>
        <table:table-row table:style-name="ro1">
          <table:table-cell office:value-type="float" office:value="18.9" calcext:value-type="float">
            <text:p>18.9</text:p>
          </table:table-cell>
          <table:table-cell office:value-type="float" office:value="0.80502" calcext:value-type="float">
            <text:p>0.8050</text:p>
          </table:table-cell>
          <table:table-cell office:value-type="float" office:value="0.13077" calcext:value-type="float">
            <text:p>0.1308</text:p>
          </table:table-cell>
          <table:table-cell office:value-type="float" office:value="-0.1217" calcext:value-type="float">
            <text:p>-0.1217</text:p>
          </table:table-cell>
          <table:table-cell table:formula="of:=[.C572]+[.B572]^2/(3.14159*[$Settings.$B$15]*[$Settings.$B$16])" office:value-type="float" office:value="0.137671411439942" calcext:value-type="float">
            <text:p>0.1377</text:p>
          </table:table-cell>
          <table:table-cell table:style-name="ce2" table:formula="of:=IF([.B572]&gt;0;[.B572]/[.E572];0)" office:value-type="float" office:value="5.84740137098968" calcext:value-type="float">
            <text:p>5.8</text:p>
          </table:table-cell>
          <table:table-cell table:formula="of:=SQRT(2*[$Settings.$B$12]*[$Settings.$B$14]/([$Settings.$B$11]*[.B572]*[$Settings.$B$13]))*3.6" office:value-type="float" office:value="98.5307643027309" calcext:value-type="float">
            <text:p>98.5308</text:p>
          </table:table-cell>
          <table:table-cell table:formula="of:=[.F572]" office:value-type="float" office:value="5.84740137098968" calcext:value-type="float">
            <text:p>5.8</text:p>
          </table:table-cell>
          <table:table-cell table:style-name="ce1" office:value-type="float" office:value="0.80502" calcext:value-type="float">
            <text:p>0.8050</text:p>
          </table:table-cell>
          <table:table-cell table:number-columns-repeated="1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79959" calcext:value-type="float">
            <text:p>0.7996</text:p>
          </table:table-cell>
          <table:table-cell office:value-type="float" office:value="0.13297" calcext:value-type="float">
            <text:p>0.1330</text:p>
          </table:table-cell>
          <table:table-cell office:value-type="float" office:value="-0.122" calcext:value-type="float">
            <text:p>-0.1220</text:p>
          </table:table-cell>
          <table:table-cell table:formula="of:=[.C573]+[.B573]^2/(3.14159*[$Settings.$B$15]*[$Settings.$B$16])" office:value-type="float" office:value="0.13977862299356" calcext:value-type="float">
            <text:p>0.1398</text:p>
          </table:table-cell>
          <table:table-cell table:style-name="ce2" table:formula="of:=IF([.B573]&gt;0;[.B573]/[.E573];0)" office:value-type="float" office:value="5.72040261146971" calcext:value-type="float">
            <text:p>5.7</text:p>
          </table:table-cell>
          <table:table-cell table:formula="of:=SQRT(2*[$Settings.$B$12]*[$Settings.$B$14]/([$Settings.$B$11]*[.B573]*[$Settings.$B$13]))*3.6" office:value-type="float" office:value="98.8647584686806" calcext:value-type="float">
            <text:p>98.8648</text:p>
          </table:table-cell>
          <table:table-cell table:formula="of:=[.F573]" office:value-type="float" office:value="5.72040261146971" calcext:value-type="float">
            <text:p>5.7</text:p>
          </table:table-cell>
          <table:table-cell table:style-name="ce1" office:value-type="float" office:value="0.79959" calcext:value-type="float">
            <text:p>0.7996</text:p>
          </table:table-cell>
          <table:table-cell table:number-columns-repeated="16"/>
        </table:table-row>
        <table:table-row table:style-name="ro1">
          <table:table-cell office:value-type="float" office:value="19.1" calcext:value-type="float">
            <text:p>19.1</text:p>
          </table:table-cell>
          <table:table-cell office:value-type="float" office:value="0.79409" calcext:value-type="float">
            <text:p>0.7941</text:p>
          </table:table-cell>
          <table:table-cell office:value-type="float" office:value="0.13519" calcext:value-type="float">
            <text:p>0.1352</text:p>
          </table:table-cell>
          <table:table-cell office:value-type="float" office:value="-0.1223" calcext:value-type="float">
            <text:p>-0.1223</text:p>
          </table:table-cell>
          <table:table-cell table:formula="of:=[.C574]+[.B574]^2/(3.14159*[$Settings.$B$15]*[$Settings.$B$16])" office:value-type="float" office:value="0.141905278567215" calcext:value-type="float">
            <text:p>0.1419</text:p>
          </table:table-cell>
          <table:table-cell table:style-name="ce2" table:formula="of:=IF([.B574]&gt;0;[.B574]/[.E574];0)" office:value-type="float" office:value="5.59591586738522" calcext:value-type="float">
            <text:p>5.6</text:p>
          </table:table-cell>
          <table:table-cell table:formula="of:=SQRT(2*[$Settings.$B$12]*[$Settings.$B$14]/([$Settings.$B$11]*[.B574]*[$Settings.$B$13]))*3.6" office:value-type="float" office:value="99.2065445896679" calcext:value-type="float">
            <text:p>99.2065</text:p>
          </table:table-cell>
          <table:table-cell table:formula="of:=[.F574]" office:value-type="float" office:value="5.59591586738522" calcext:value-type="float">
            <text:p>5.6</text:p>
          </table:table-cell>
          <table:table-cell table:style-name="ce1" office:value-type="float" office:value="0.79409" calcext:value-type="float">
            <text:p>0.7941</text:p>
          </table:table-cell>
          <table:table-cell table:number-columns-repeated="16"/>
        </table:table-row>
        <table:table-row table:style-name="ro1">
          <table:table-cell office:value-type="float" office:value="19.2" calcext:value-type="float">
            <text:p>19.2</text:p>
          </table:table-cell>
          <table:table-cell office:value-type="float" office:value="0.7885" calcext:value-type="float">
            <text:p>0.7885</text:p>
          </table:table-cell>
          <table:table-cell office:value-type="float" office:value="0.13741" calcext:value-type="float">
            <text:p>0.1374</text:p>
          </table:table-cell>
          <table:table-cell office:value-type="float" office:value="-0.1226" calcext:value-type="float">
            <text:p>-0.1226</text:p>
          </table:table-cell>
          <table:table-cell table:formula="of:=[.C575]+[.B575]^2/(3.14159*[$Settings.$B$15]*[$Settings.$B$16])" office:value-type="float" office:value="0.144031066875088" calcext:value-type="float">
            <text:p>0.1440</text:p>
          </table:table-cell>
          <table:table-cell table:style-name="ce2" table:formula="of:=IF([.B575]&gt;0;[.B575]/[.E575];0)" office:value-type="float" office:value="5.4745133609531" calcext:value-type="float">
            <text:p>5.5</text:p>
          </table:table-cell>
          <table:table-cell table:formula="of:=SQRT(2*[$Settings.$B$12]*[$Settings.$B$14]/([$Settings.$B$11]*[.B575]*[$Settings.$B$13]))*3.6" office:value-type="float" office:value="99.5575814755042" calcext:value-type="float">
            <text:p>99.5576</text:p>
          </table:table-cell>
          <table:table-cell table:formula="of:=[.F575]" office:value-type="float" office:value="5.4745133609531" calcext:value-type="float">
            <text:p>5.5</text:p>
          </table:table-cell>
          <table:table-cell table:style-name="ce1" office:value-type="float" office:value="0.7885" calcext:value-type="float">
            <text:p>0.7885</text:p>
          </table:table-cell>
          <table:table-cell table:number-columns-repeated="16"/>
        </table:table-row>
        <table:table-row table:style-name="ro1">
          <table:table-cell office:value-type="float" office:value="19.3" calcext:value-type="float">
            <text:p>19.3</text:p>
          </table:table-cell>
          <table:table-cell office:value-type="float" office:value="0.78284" calcext:value-type="float">
            <text:p>0.7828</text:p>
          </table:table-cell>
          <table:table-cell office:value-type="float" office:value="0.13965" calcext:value-type="float">
            <text:p>0.1397</text:p>
          </table:table-cell>
          <table:table-cell office:value-type="float" office:value="-0.1229" calcext:value-type="float">
            <text:p>-0.1229</text:p>
          </table:table-cell>
          <table:table-cell table:formula="of:=[.C576]+[.B576]^2/(3.14159*[$Settings.$B$15]*[$Settings.$B$16])" office:value-type="float" office:value="0.146176353529778" calcext:value-type="float">
            <text:p>0.1462</text:p>
          </table:table-cell>
          <table:table-cell table:style-name="ce2" table:formula="of:=IF([.B576]&gt;0;[.B576]/[.E576];0)" office:value-type="float" office:value="5.35544895666403" calcext:value-type="float">
            <text:p>5.4</text:p>
          </table:table-cell>
          <table:table-cell table:formula="of:=SQRT(2*[$Settings.$B$12]*[$Settings.$B$14]/([$Settings.$B$11]*[.B576]*[$Settings.$B$13]))*3.6" office:value-type="float" office:value="99.9168381855274" calcext:value-type="float">
            <text:p>99.9168</text:p>
          </table:table-cell>
          <table:table-cell table:formula="of:=[.F576]" office:value-type="float" office:value="5.35544895666403" calcext:value-type="float">
            <text:p>5.4</text:p>
          </table:table-cell>
          <table:table-cell table:style-name="ce1" office:value-type="float" office:value="0.78284" calcext:value-type="float">
            <text:p>0.7828</text:p>
          </table:table-cell>
          <table:table-cell table:number-columns-repeated="16"/>
        </table:table-row>
        <table:table-row table:style-name="ro1">
          <table:table-cell office:value-type="float" office:value="19.4" calcext:value-type="float">
            <text:p>19.4</text:p>
          </table:table-cell>
          <table:table-cell office:value-type="float" office:value="0.77709" calcext:value-type="float">
            <text:p>0.7771</text:p>
          </table:table-cell>
          <table:table-cell office:value-type="float" office:value="0.14189" calcext:value-type="float">
            <text:p>0.1419</text:p>
          </table:table-cell>
          <table:table-cell office:value-type="float" office:value="-0.1232" calcext:value-type="float">
            <text:p>-0.1232</text:p>
          </table:table-cell>
          <table:table-cell table:formula="of:=[.C577]+[.B577]^2/(3.14159*[$Settings.$B$15]*[$Settings.$B$16])" office:value-type="float" office:value="0.148320832821482" calcext:value-type="float">
            <text:p>0.1483</text:p>
          </table:table-cell>
          <table:table-cell table:style-name="ce2" table:formula="of:=IF([.B577]&gt;0;[.B577]/[.E577];0)" office:value-type="float" office:value="5.23925051671804" calcext:value-type="float">
            <text:p>5.2</text:p>
          </table:table-cell>
          <table:table-cell table:formula="of:=SQRT(2*[$Settings.$B$12]*[$Settings.$B$14]/([$Settings.$B$11]*[.B577]*[$Settings.$B$13]))*3.6" office:value-type="float" office:value="100.285819226466" calcext:value-type="float">
            <text:p>100.2858</text:p>
          </table:table-cell>
          <table:table-cell table:formula="of:=[.F577]" office:value-type="float" office:value="5.23925051671804" calcext:value-type="float">
            <text:p>5.2</text:p>
          </table:table-cell>
          <table:table-cell table:style-name="ce1" office:value-type="float" office:value="0.77709" calcext:value-type="float">
            <text:p>0.7771</text:p>
          </table:table-cell>
          <table:table-cell table:number-columns-repeated="16"/>
        </table:table-row>
        <table:table-row table:style-name="ro1">
          <table:table-cell office:value-type="float" office:value="19.5" calcext:value-type="float">
            <text:p>19.5</text:p>
          </table:table-cell>
          <table:table-cell office:value-type="float" office:value="0.77127" calcext:value-type="float">
            <text:p>0.7713</text:p>
          </table:table-cell>
          <table:table-cell office:value-type="float" office:value="0.14415" calcext:value-type="float">
            <text:p>0.1442</text:p>
          </table:table-cell>
          <table:table-cell office:value-type="float" office:value="-0.1235" calcext:value-type="float">
            <text:p>-0.1235</text:p>
          </table:table-cell>
          <table:table-cell table:formula="of:=[.C578]+[.B578]^2/(3.14159*[$Settings.$B$15]*[$Settings.$B$16])" office:value-type="float" office:value="0.150484866354372" calcext:value-type="float">
            <text:p>0.1505</text:p>
          </table:table-cell>
          <table:table-cell table:style-name="ce2" table:formula="of:=IF([.B578]&gt;0;[.B578]/[.E578];0)" office:value-type="float" office:value="5.12523297979853" calcext:value-type="float">
            <text:p>5.1</text:p>
          </table:table-cell>
          <table:table-cell table:formula="of:=SQRT(2*[$Settings.$B$12]*[$Settings.$B$14]/([$Settings.$B$11]*[.B578]*[$Settings.$B$13]))*3.6" office:value-type="float" office:value="100.663486270625" calcext:value-type="float">
            <text:p>100.6635</text:p>
          </table:table-cell>
          <table:table-cell table:formula="of:=[.F578]" office:value-type="float" office:value="5.12523297979853" calcext:value-type="float">
            <text:p>5.1</text:p>
          </table:table-cell>
          <table:table-cell table:style-name="ce1" office:value-type="float" office:value="0.77127" calcext:value-type="float">
            <text:p>0.7713</text:p>
          </table:table-cell>
          <table:table-cell table:number-columns-repeated="16"/>
        </table:table-row>
        <table:table-row table:style-name="ro1">
          <table:table-cell office:value-type="float" office:value="19.6" calcext:value-type="float">
            <text:p>19.6</text:p>
          </table:table-cell>
          <table:table-cell office:value-type="float" office:value="0.76537" calcext:value-type="float">
            <text:p>0.7654</text:p>
          </table:table-cell>
          <table:table-cell office:value-type="float" office:value="0.14642" calcext:value-type="float">
            <text:p>0.1464</text:p>
          </table:table-cell>
          <table:table-cell office:value-type="float" office:value="-0.1238" calcext:value-type="float">
            <text:p>-0.1238</text:p>
          </table:table-cell>
          <table:table-cell table:formula="of:=[.C579]+[.B579]^2/(3.14159*[$Settings.$B$15]*[$Settings.$B$16])" office:value-type="float" office:value="0.152658317144326" calcext:value-type="float">
            <text:p>0.1527</text:p>
          </table:table-cell>
          <table:table-cell table:style-name="ce2" table:formula="of:=IF([.B579]&gt;0;[.B579]/[.E579];0)" office:value-type="float" office:value="5.01361481193589" calcext:value-type="float">
            <text:p>5.0</text:p>
          </table:table-cell>
          <table:table-cell table:formula="of:=SQRT(2*[$Settings.$B$12]*[$Settings.$B$14]/([$Settings.$B$11]*[.B579]*[$Settings.$B$13]))*3.6" office:value-type="float" office:value="101.050733212388" calcext:value-type="float">
            <text:p>101.0507</text:p>
          </table:table-cell>
          <table:table-cell table:formula="of:=[.F579]" office:value-type="float" office:value="5.01361481193589" calcext:value-type="float">
            <text:p>5.0</text:p>
          </table:table-cell>
          <table:table-cell table:style-name="ce1" office:value-type="float" office:value="0.76537" calcext:value-type="float">
            <text:p>0.7654</text:p>
          </table:table-cell>
          <table:table-cell table:number-columns-repeated="16"/>
        </table:table-row>
        <table:table-row table:style-name="ro1">
          <table:table-cell office:value-type="float" office:value="19.7" calcext:value-type="float">
            <text:p>19.7</text:p>
          </table:table-cell>
          <table:table-cell office:value-type="float" office:value="0.7594" calcext:value-type="float">
            <text:p>0.7594</text:p>
          </table:table-cell>
          <table:table-cell office:value-type="float" office:value="0.1487" calcext:value-type="float">
            <text:p>0.1487</text:p>
          </table:table-cell>
          <table:table-cell office:value-type="float" office:value="-0.1241" calcext:value-type="float">
            <text:p>-0.1241</text:p>
          </table:table-cell>
          <table:table-cell table:formula="of:=[.C580]+[.B580]^2/(3.14159*[$Settings.$B$15]*[$Settings.$B$16])" office:value-type="float" office:value="0.154841377092221" calcext:value-type="float">
            <text:p>0.1548</text:p>
          </table:table-cell>
          <table:table-cell table:style-name="ce2" table:formula="of:=IF([.B580]&gt;0;[.B580]/[.E580];0)" office:value-type="float" office:value="4.90437384542062" calcext:value-type="float">
            <text:p>4.9</text:p>
          </table:table-cell>
          <table:table-cell table:formula="of:=SQRT(2*[$Settings.$B$12]*[$Settings.$B$14]/([$Settings.$B$11]*[.B580]*[$Settings.$B$13]))*3.6" office:value-type="float" office:value="101.447159247513" calcext:value-type="float">
            <text:p>101.4472</text:p>
          </table:table-cell>
          <table:table-cell table:formula="of:=[.F580]" office:value-type="float" office:value="4.90437384542062" calcext:value-type="float">
            <text:p>4.9</text:p>
          </table:table-cell>
          <table:table-cell table:style-name="ce1" office:value-type="float" office:value="0.7594" calcext:value-type="float">
            <text:p>0.7594</text:p>
          </table:table-cell>
          <table:table-cell table:number-columns-repeated="16"/>
        </table:table-row>
        <table:table-row table:style-name="ro1">
          <table:table-cell office:value-type="float" office:value="19.8" calcext:value-type="float">
            <text:p>19.8</text:p>
          </table:table-cell>
          <table:table-cell office:value-type="float" office:value="0.75334" calcext:value-type="float">
            <text:p>0.7533</text:p>
          </table:table-cell>
          <table:table-cell office:value-type="float" office:value="0.151" calcext:value-type="float">
            <text:p>0.1510</text:p>
          </table:table-cell>
          <table:table-cell office:value-type="float" office:value="-0.1244" calcext:value-type="float">
            <text:p>-0.1244</text:p>
          </table:table-cell>
          <table:table-cell table:formula="of:=[.C581]+[.B581]^2/(3.14159*[$Settings.$B$15]*[$Settings.$B$16])" office:value-type="float" office:value="0.157043751991721" calcext:value-type="float">
            <text:p>0.1570</text:p>
          </table:table-cell>
          <table:table-cell table:style-name="ce2" table:formula="of:=IF([.B581]&gt;0;[.B581]/[.E581];0)" office:value-type="float" office:value="4.79700714256822" calcext:value-type="float">
            <text:p>4.8</text:p>
          </table:table-cell>
          <table:table-cell table:formula="of:=SQRT(2*[$Settings.$B$12]*[$Settings.$B$14]/([$Settings.$B$11]*[.B581]*[$Settings.$B$13]))*3.6" office:value-type="float" office:value="101.854371398484" calcext:value-type="float">
            <text:p>101.8544</text:p>
          </table:table-cell>
          <table:table-cell table:formula="of:=[.F581]" office:value-type="float" office:value="4.79700714256822" calcext:value-type="float">
            <text:p>4.8</text:p>
          </table:table-cell>
          <table:table-cell table:style-name="ce1" office:value-type="float" office:value="0.75334" calcext:value-type="float">
            <text:p>0.7533</text:p>
          </table:table-cell>
          <table:table-cell table:number-columns-repeated="16"/>
        </table:table-row>
        <table:table-row table:style-name="ro1">
          <table:table-cell office:value-type="float" office:value="19.9" calcext:value-type="float">
            <text:p>19.9</text:p>
          </table:table-cell>
          <table:table-cell office:value-type="float" office:value="0.74721" calcext:value-type="float">
            <text:p>0.7472</text:p>
          </table:table-cell>
          <table:table-cell office:value-type="float" office:value="0.1533" calcext:value-type="float">
            <text:p>0.1533</text:p>
          </table:table-cell>
          <table:table-cell office:value-type="float" office:value="-0.1247" calcext:value-type="float">
            <text:p>-0.1247</text:p>
          </table:table-cell>
          <table:table-cell table:formula="of:=[.C582]+[.B582]^2/(3.14159*[$Settings.$B$15]*[$Settings.$B$16])" office:value-type="float" office:value="0.159245794980736" calcext:value-type="float">
            <text:p>0.1592</text:p>
          </table:table-cell>
          <table:table-cell table:style-name="ce2" table:formula="of:=IF([.B582]&gt;0;[.B582]/[.E582];0)" office:value-type="float" office:value="4.69218041261555" calcext:value-type="float">
            <text:p>4.7</text:p>
          </table:table-cell>
          <table:table-cell table:formula="of:=SQRT(2*[$Settings.$B$12]*[$Settings.$B$14]/([$Settings.$B$11]*[.B582]*[$Settings.$B$13]))*3.6" office:value-type="float" office:value="102.271317082067" calcext:value-type="float">
            <text:p>102.2713</text:p>
          </table:table-cell>
          <table:table-cell table:formula="of:=[.F582]" office:value-type="float" office:value="4.69218041261555" calcext:value-type="float">
            <text:p>4.7</text:p>
          </table:table-cell>
          <table:table-cell table:style-name="ce1" office:value-type="float" office:value="0.74721" calcext:value-type="float">
            <text:p>0.7472</text:p>
          </table:table-cell>
          <table:table-cell table:number-columns-repeated="1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741" calcext:value-type="float">
            <text:p>0.7410</text:p>
          </table:table-cell>
          <table:table-cell office:value-type="float" office:value="0.15562" calcext:value-type="float">
            <text:p>0.1556</text:p>
          </table:table-cell>
          <table:table-cell office:value-type="float" office:value="-0.125" calcext:value-type="float">
            <text:p>-0.1250</text:p>
          </table:table-cell>
          <table:table-cell table:formula="of:=[.C583]+[.B583]^2/(3.14159*[$Settings.$B$15]*[$Settings.$B$16])" office:value-type="float" office:value="0.161467375652205" calcext:value-type="float">
            <text:p>0.1615</text:p>
          </table:table-cell>
          <table:table-cell table:style-name="ce2" table:formula="of:=IF([.B583]&gt;0;[.B583]/[.E583];0)" office:value-type="float" office:value="4.58916234320975" calcext:value-type="float">
            <text:p>4.6</text:p>
          </table:table-cell>
          <table:table-cell table:formula="of:=SQRT(2*[$Settings.$B$12]*[$Settings.$B$14]/([$Settings.$B$11]*[.B583]*[$Settings.$B$13]))*3.6" office:value-type="float" office:value="102.698968762948" calcext:value-type="float">
            <text:p>102.6990</text:p>
          </table:table-cell>
          <table:table-cell table:formula="of:=[.F583]" office:value-type="float" office:value="4.58916234320975" calcext:value-type="float">
            <text:p>4.6</text:p>
          </table:table-cell>
          <table:table-cell table:style-name="ce1" office:value-type="float" office:value="0.741" calcext:value-type="float">
            <text:p>0.7410</text:p>
          </table:table-cell>
          <table:table-cell table:number-columns-repeated="1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76794" calcext:value-type="float">
            <text:p>0.7679</text:p>
          </table:table-cell>
          <table:table-cell office:value-type="float" office:value="0.1794" calcext:value-type="float">
            <text:p>0.1794</text:p>
          </table:table-cell>
          <table:table-cell office:value-type="float" office:value="-0.13069" calcext:value-type="float">
            <text:p>-0.1307</text:p>
          </table:table-cell>
          <table:table-cell table:number-columns-repeated="4"/>
          <table:table-cell table:style-name="ce1" office:value-type="float" office:value="0.76794" calcext:value-type="float">
            <text:p>0.7679</text:p>
          </table:table-cell>
          <table:table-cell table:number-columns-repeated="1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79477" calcext:value-type="float">
            <text:p>0.7948</text:p>
          </table:table-cell>
          <table:table-cell office:value-type="float" office:value="0.2043" calcext:value-type="float">
            <text:p>0.2043</text:p>
          </table:table-cell>
          <table:table-cell office:value-type="float" office:value="-0.13679" calcext:value-type="float">
            <text:p>-0.1368</text:p>
          </table:table-cell>
          <table:table-cell table:number-columns-repeated="4"/>
          <table:table-cell table:style-name="ce1" office:value-type="float" office:value="0.79477" calcext:value-type="float">
            <text:p>0.7948</text:p>
          </table:table-cell>
          <table:table-cell table:number-columns-repeated="1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82139" calcext:value-type="float">
            <text:p>0.8214</text:p>
          </table:table-cell>
          <table:table-cell office:value-type="float" office:value="0.23028" calcext:value-type="float">
            <text:p>0.2303</text:p>
          </table:table-cell>
          <table:table-cell office:value-type="float" office:value="-0.1433" calcext:value-type="float">
            <text:p>-0.1433</text:p>
          </table:table-cell>
          <table:table-cell table:number-columns-repeated="4"/>
          <table:table-cell table:style-name="ce1" office:value-type="float" office:value="0.82139" calcext:value-type="float">
            <text:p>0.8214</text:p>
          </table:table-cell>
          <table:table-cell table:number-columns-repeated="1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84769" calcext:value-type="float">
            <text:p>0.8477</text:p>
          </table:table-cell>
          <table:table-cell office:value-type="float" office:value="0.25729" calcext:value-type="float">
            <text:p>0.2573</text:p>
          </table:table-cell>
          <table:table-cell office:value-type="float" office:value="-0.15024" calcext:value-type="float">
            <text:p>-0.1502</text:p>
          </table:table-cell>
          <table:table-cell table:number-columns-repeated="4"/>
          <table:table-cell table:style-name="ce1" office:value-type="float" office:value="0.84769" calcext:value-type="float">
            <text:p>0.8477</text:p>
          </table:table-cell>
          <table:table-cell table:number-columns-repeated="1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87357" calcext:value-type="float">
            <text:p>0.8736</text:p>
          </table:table-cell>
          <table:table-cell office:value-type="float" office:value="0.28524" calcext:value-type="float">
            <text:p>0.2852</text:p>
          </table:table-cell>
          <table:table-cell office:value-type="float" office:value="-0.15761" calcext:value-type="float">
            <text:p>-0.1576</text:p>
          </table:table-cell>
          <table:table-cell table:number-columns-repeated="4"/>
          <table:table-cell table:style-name="ce1" office:value-type="float" office:value="0.87357" calcext:value-type="float">
            <text:p>0.8736</text:p>
          </table:table-cell>
          <table:table-cell table:number-columns-repeated="1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89893" calcext:value-type="float">
            <text:p>0.8989</text:p>
          </table:table-cell>
          <table:table-cell office:value-type="float" office:value="0.31409" calcext:value-type="float">
            <text:p>0.3141</text:p>
          </table:table-cell>
          <table:table-cell office:value-type="float" office:value="-0.16542" calcext:value-type="float">
            <text:p>-0.1654</text:p>
          </table:table-cell>
          <table:table-cell table:number-columns-repeated="4"/>
          <table:table-cell table:style-name="ce1" office:value-type="float" office:value="0.89893" calcext:value-type="float">
            <text:p>0.8989</text:p>
          </table:table-cell>
          <table:table-cell table:number-columns-repeated="1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92366" calcext:value-type="float">
            <text:p>0.9237</text:p>
          </table:table-cell>
          <table:table-cell office:value-type="float" office:value="0.34376" calcext:value-type="float">
            <text:p>0.3438</text:p>
          </table:table-cell>
          <table:table-cell office:value-type="float" office:value="-0.17365" calcext:value-type="float">
            <text:p>-0.1737</text:p>
          </table:table-cell>
          <table:table-cell table:number-columns-repeated="4"/>
          <table:table-cell table:style-name="ce1" office:value-type="float" office:value="0.92366" calcext:value-type="float">
            <text:p>0.9237</text:p>
          </table:table-cell>
          <table:table-cell table:number-columns-repeated="1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94767" calcext:value-type="float">
            <text:p>0.9477</text:p>
          </table:table-cell>
          <table:table-cell office:value-type="float" office:value="0.37419" calcext:value-type="float">
            <text:p>0.3742</text:p>
          </table:table-cell>
          <table:table-cell office:value-type="float" office:value="-0.18231" calcext:value-type="float">
            <text:p>-0.1823</text:p>
          </table:table-cell>
          <table:table-cell table:number-columns-repeated="4"/>
          <table:table-cell table:style-name="ce1" office:value-type="float" office:value="0.94767" calcext:value-type="float">
            <text:p>0.9477</text:p>
          </table:table-cell>
          <table:table-cell table:number-columns-repeated="1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97087" calcext:value-type="float">
            <text:p>0.9709</text:p>
          </table:table-cell>
          <table:table-cell office:value-type="float" office:value="0.4053" calcext:value-type="float">
            <text:p>0.4053</text:p>
          </table:table-cell>
          <table:table-cell office:value-type="float" office:value="-0.19139" calcext:value-type="float">
            <text:p>-0.1914</text:p>
          </table:table-cell>
          <table:table-cell table:number-columns-repeated="4"/>
          <table:table-cell table:style-name="ce1" office:value-type="float" office:value="0.97087" calcext:value-type="float">
            <text:p>0.9709</text:p>
          </table:table-cell>
          <table:table-cell table:number-columns-repeated="1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99316" calcext:value-type="float">
            <text:p>0.9932</text:p>
          </table:table-cell>
          <table:table-cell office:value-type="float" office:value="0.43704" calcext:value-type="float">
            <text:p>0.4370</text:p>
          </table:table-cell>
          <table:table-cell office:value-type="float" office:value="-0.20086" calcext:value-type="float">
            <text:p>-0.2009</text:p>
          </table:table-cell>
          <table:table-cell table:number-columns-repeated="4"/>
          <table:table-cell table:style-name="ce1" office:value-type="float" office:value="0.99316" calcext:value-type="float">
            <text:p>0.9932</text:p>
          </table:table-cell>
          <table:table-cell table:number-columns-repeated="1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.01445" calcext:value-type="float">
            <text:p>1.0145</text:p>
          </table:table-cell>
          <table:table-cell office:value-type="float" office:value="0.46932" calcext:value-type="float">
            <text:p>0.4693</text:p>
          </table:table-cell>
          <table:table-cell office:value-type="float" office:value="-0.21072" calcext:value-type="float">
            <text:p>-0.2107</text:p>
          </table:table-cell>
          <table:table-cell table:number-columns-repeated="4"/>
          <table:table-cell table:style-name="ce1" office:value-type="float" office:value="1.01445" calcext:value-type="float">
            <text:p>1.0145</text:p>
          </table:table-cell>
          <table:table-cell table:number-columns-repeated="1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.03467" calcext:value-type="float">
            <text:p>1.0347</text:p>
          </table:table-cell>
          <table:table-cell office:value-type="float" office:value="0.50208" calcext:value-type="float">
            <text:p>0.5021</text:p>
          </table:table-cell>
          <table:table-cell office:value-type="float" office:value="-0.22094" calcext:value-type="float">
            <text:p>-0.2209</text:p>
          </table:table-cell>
          <table:table-cell table:number-columns-repeated="4"/>
          <table:table-cell table:style-name="ce1" office:value-type="float" office:value="1.03467" calcext:value-type="float">
            <text:p>1.0347</text:p>
          </table:table-cell>
          <table:table-cell table:number-columns-repeated="1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.05373" calcext:value-type="float">
            <text:p>1.0537</text:p>
          </table:table-cell>
          <table:table-cell office:value-type="float" office:value="0.53526" calcext:value-type="float">
            <text:p>0.5353</text:p>
          </table:table-cell>
          <table:table-cell office:value-type="float" office:value="-0.2315" calcext:value-type="float">
            <text:p>-0.2315</text:p>
          </table:table-cell>
          <table:table-cell table:number-columns-repeated="4"/>
          <table:table-cell table:style-name="ce1" office:value-type="float" office:value="1.05373" calcext:value-type="float">
            <text:p>1.0537</text:p>
          </table:table-cell>
          <table:table-cell table:number-columns-repeated="1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.07155" calcext:value-type="float">
            <text:p>1.0716</text:p>
          </table:table-cell>
          <table:table-cell office:value-type="float" office:value="0.56876" calcext:value-type="float">
            <text:p>0.5688</text:p>
          </table:table-cell>
          <table:table-cell office:value-type="float" office:value="-0.24238" calcext:value-type="float">
            <text:p>-0.2424</text:p>
          </table:table-cell>
          <table:table-cell table:number-columns-repeated="4"/>
          <table:table-cell table:style-name="ce1" office:value-type="float" office:value="1.07155" calcext:value-type="float">
            <text:p>1.0716</text:p>
          </table:table-cell>
          <table:table-cell table:number-columns-repeated="1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.08807" calcext:value-type="float">
            <text:p>1.0881</text:p>
          </table:table-cell>
          <table:table-cell office:value-type="float" office:value="0.60254" calcext:value-type="float">
            <text:p>0.6025</text:p>
          </table:table-cell>
          <table:table-cell office:value-type="float" office:value="-0.25353" calcext:value-type="float">
            <text:p>-0.2535</text:p>
          </table:table-cell>
          <table:table-cell table:number-columns-repeated="4"/>
          <table:table-cell table:style-name="ce1" office:value-type="float" office:value="1.08807" calcext:value-type="float">
            <text:p>1.0881</text:p>
          </table:table-cell>
          <table:table-cell table:number-columns-repeated="1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.10322" calcext:value-type="float">
            <text:p>1.1032</text:p>
          </table:table-cell>
          <table:table-cell office:value-type="float" office:value="0.6365" calcext:value-type="float">
            <text:p>0.6365</text:p>
          </table:table-cell>
          <table:table-cell office:value-type="float" office:value="-0.26494" calcext:value-type="float">
            <text:p>-0.2649</text:p>
          </table:table-cell>
          <table:table-cell table:number-columns-repeated="4"/>
          <table:table-cell table:style-name="ce1" office:value-type="float" office:value="1.10322" calcext:value-type="float">
            <text:p>1.1032</text:p>
          </table:table-cell>
          <table:table-cell table:number-columns-repeated="1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.11694" calcext:value-type="float">
            <text:p>1.1169</text:p>
          </table:table-cell>
          <table:table-cell office:value-type="float" office:value="0.67058" calcext:value-type="float">
            <text:p>0.6706</text:p>
          </table:table-cell>
          <table:table-cell office:value-type="float" office:value="-0.27657" calcext:value-type="float">
            <text:p>-0.2766</text:p>
          </table:table-cell>
          <table:table-cell table:number-columns-repeated="4"/>
          <table:table-cell table:style-name="ce1" office:value-type="float" office:value="1.11694" calcext:value-type="float">
            <text:p>1.1169</text:p>
          </table:table-cell>
          <table:table-cell table:number-columns-repeated="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.12917" calcext:value-type="float">
            <text:p>1.1292</text:p>
          </table:table-cell>
          <table:table-cell office:value-type="float" office:value="0.7047" calcext:value-type="float">
            <text:p>0.7047</text:p>
          </table:table-cell>
          <table:table-cell office:value-type="float" office:value="-0.28838" calcext:value-type="float">
            <text:p>-0.2884</text:p>
          </table:table-cell>
          <table:table-cell table:number-columns-repeated="4"/>
          <table:table-cell table:style-name="ce1" office:value-type="float" office:value="1.12917" calcext:value-type="float">
            <text:p>1.1292</text:p>
          </table:table-cell>
          <table:table-cell table:number-columns-repeated="1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.13987" calcext:value-type="float">
            <text:p>1.1399</text:p>
          </table:table-cell>
          <table:table-cell office:value-type="float" office:value="0.73879" calcext:value-type="float">
            <text:p>0.7388</text:p>
          </table:table-cell>
          <table:table-cell office:value-type="float" office:value="-0.30033" calcext:value-type="float">
            <text:p>-0.3003</text:p>
          </table:table-cell>
          <table:table-cell table:number-columns-repeated="4"/>
          <table:table-cell table:style-name="ce1" office:value-type="float" office:value="1.13987" calcext:value-type="float">
            <text:p>1.1399</text:p>
          </table:table-cell>
          <table:table-cell table:number-columns-repeated="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.149" calcext:value-type="float">
            <text:p>1.1490</text:p>
          </table:table-cell>
          <table:table-cell office:value-type="float" office:value="0.77277" calcext:value-type="float">
            <text:p>0.7728</text:p>
          </table:table-cell>
          <table:table-cell office:value-type="float" office:value="-0.31238" calcext:value-type="float">
            <text:p>-0.3124</text:p>
          </table:table-cell>
          <table:table-cell table:number-columns-repeated="4"/>
          <table:table-cell table:style-name="ce1" office:value-type="float" office:value="1.149" calcext:value-type="float">
            <text:p>1.1490</text:p>
          </table:table-cell>
          <table:table-cell table:number-columns-repeated="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.15652" calcext:value-type="float">
            <text:p>1.1565</text:p>
          </table:table-cell>
          <table:table-cell office:value-type="float" office:value="0.80656" calcext:value-type="float">
            <text:p>0.8066</text:p>
          </table:table-cell>
          <table:table-cell office:value-type="float" office:value="-0.3245" calcext:value-type="float">
            <text:p>-0.3245</text:p>
          </table:table-cell>
          <table:table-cell table:number-columns-repeated="4"/>
          <table:table-cell table:style-name="ce1" office:value-type="float" office:value="1.15652" calcext:value-type="float">
            <text:p>1.1565</text:p>
          </table:table-cell>
          <table:table-cell table:number-columns-repeated="1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.1624" calcext:value-type="float">
            <text:p>1.1624</text:p>
          </table:table-cell>
          <table:table-cell office:value-type="float" office:value="0.84009" calcext:value-type="float">
            <text:p>0.8401</text:p>
          </table:table-cell>
          <table:table-cell office:value-type="float" office:value="-0.33663" calcext:value-type="float">
            <text:p>-0.3366</text:p>
          </table:table-cell>
          <table:table-cell table:number-columns-repeated="4"/>
          <table:table-cell table:style-name="ce1" office:value-type="float" office:value="1.1624" calcext:value-type="float">
            <text:p>1.1624</text:p>
          </table:table-cell>
          <table:table-cell table:number-columns-repeated="1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.16662" calcext:value-type="float">
            <text:p>1.1666</text:p>
          </table:table-cell>
          <table:table-cell office:value-type="float" office:value="0.87328" calcext:value-type="float">
            <text:p>0.8733</text:p>
          </table:table-cell>
          <table:table-cell office:value-type="float" office:value="-0.34874" calcext:value-type="float">
            <text:p>-0.3487</text:p>
          </table:table-cell>
          <table:table-cell table:number-columns-repeated="4"/>
          <table:table-cell table:style-name="ce1" office:value-type="float" office:value="1.16662" calcext:value-type="float">
            <text:p>1.1666</text:p>
          </table:table-cell>
          <table:table-cell table:number-columns-repeated="1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.16915" calcext:value-type="float">
            <text:p>1.1692</text:p>
          </table:table-cell>
          <table:table-cell office:value-type="float" office:value="0.90606" calcext:value-type="float">
            <text:p>0.9061</text:p>
          </table:table-cell>
          <table:table-cell office:value-type="float" office:value="-0.36078" calcext:value-type="float">
            <text:p>-0.3608</text:p>
          </table:table-cell>
          <table:table-cell table:number-columns-repeated="4"/>
          <table:table-cell table:style-name="ce1" office:value-type="float" office:value="1.16915" calcext:value-type="float">
            <text:p>1.1692</text:p>
          </table:table-cell>
          <table:table-cell table:number-columns-repeated="1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.17" calcext:value-type="float">
            <text:p>1.1700</text:p>
          </table:table-cell>
          <table:table-cell office:value-type="float" office:value="0.93833" calcext:value-type="float">
            <text:p>0.9383</text:p>
          </table:table-cell>
          <table:table-cell office:value-type="float" office:value="-0.3727" calcext:value-type="float">
            <text:p>-0.3727</text:p>
          </table:table-cell>
          <table:table-cell table:number-columns-repeated="4"/>
          <table:table-cell table:style-name="ce1" office:value-type="float" office:value="1.17" calcext:value-type="float">
            <text:p>1.1700</text:p>
          </table:table-cell>
          <table:table-cell table:number-columns-repeated="1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.16929" calcext:value-type="float">
            <text:p>1.1693</text:p>
          </table:table-cell>
          <table:table-cell office:value-type="float" office:value="0.9534" calcext:value-type="float">
            <text:p>0.9534</text:p>
          </table:table-cell>
          <table:table-cell office:value-type="float" office:value="-0.37452" calcext:value-type="float">
            <text:p>-0.3745</text:p>
          </table:table-cell>
          <table:table-cell table:number-columns-repeated="4"/>
          <table:table-cell table:style-name="ce1" office:value-type="float" office:value="1.16929" calcext:value-type="float">
            <text:p>1.1693</text:p>
          </table:table-cell>
          <table:table-cell table:number-columns-repeated="1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.16715" calcext:value-type="float">
            <text:p>1.1672</text:p>
          </table:table-cell>
          <table:table-cell office:value-type="float" office:value="0.96819" calcext:value-type="float">
            <text:p>0.9682</text:p>
          </table:table-cell>
          <table:table-cell office:value-type="float" office:value="-0.37602" calcext:value-type="float">
            <text:p>-0.3760</text:p>
          </table:table-cell>
          <table:table-cell table:number-columns-repeated="4"/>
          <table:table-cell table:style-name="ce1" office:value-type="float" office:value="1.16715" calcext:value-type="float">
            <text:p>1.1672</text:p>
          </table:table-cell>
          <table:table-cell table:number-columns-repeated="1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.16359" calcext:value-type="float">
            <text:p>1.1636</text:p>
          </table:table-cell>
          <table:table-cell office:value-type="float" office:value="0.98267" calcext:value-type="float">
            <text:p>0.9827</text:p>
          </table:table-cell>
          <table:table-cell office:value-type="float" office:value="-0.37722" calcext:value-type="float">
            <text:p>-0.3772</text:p>
          </table:table-cell>
          <table:table-cell table:number-columns-repeated="4"/>
          <table:table-cell table:style-name="ce1" office:value-type="float" office:value="1.16359" calcext:value-type="float">
            <text:p>1.1636</text:p>
          </table:table-cell>
          <table:table-cell table:number-columns-repeated="1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.15861" calcext:value-type="float">
            <text:p>1.1586</text:p>
          </table:table-cell>
          <table:table-cell office:value-type="float" office:value="0.99686" calcext:value-type="float">
            <text:p>0.9969</text:p>
          </table:table-cell>
          <table:table-cell office:value-type="float" office:value="-0.37812" calcext:value-type="float">
            <text:p>-0.3781</text:p>
          </table:table-cell>
          <table:table-cell table:number-columns-repeated="4"/>
          <table:table-cell table:style-name="ce1" office:value-type="float" office:value="1.15861" calcext:value-type="float">
            <text:p>1.1586</text:p>
          </table:table-cell>
          <table:table-cell table:number-columns-repeated="1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.15223" calcext:value-type="float">
            <text:p>1.1522</text:p>
          </table:table-cell>
          <table:table-cell office:value-type="float" office:value="1.01075" calcext:value-type="float">
            <text:p>1.0108</text:p>
          </table:table-cell>
          <table:table-cell office:value-type="float" office:value="-0.37873" calcext:value-type="float">
            <text:p>-0.3787</text:p>
          </table:table-cell>
          <table:table-cell table:number-columns-repeated="4"/>
          <table:table-cell table:style-name="ce1" office:value-type="float" office:value="1.15223" calcext:value-type="float">
            <text:p>1.1522</text:p>
          </table:table-cell>
          <table:table-cell table:number-columns-repeated="1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.14443" calcext:value-type="float">
            <text:p>1.1444</text:p>
          </table:table-cell>
          <table:table-cell office:value-type="float" office:value="1.02433" calcext:value-type="float">
            <text:p>1.0243</text:p>
          </table:table-cell>
          <table:table-cell office:value-type="float" office:value="-0.37907" calcext:value-type="float">
            <text:p>-0.3791</text:p>
          </table:table-cell>
          <table:table-cell table:number-columns-repeated="4"/>
          <table:table-cell table:style-name="ce1" office:value-type="float" office:value="1.14443" calcext:value-type="float">
            <text:p>1.1444</text:p>
          </table:table-cell>
          <table:table-cell table:number-columns-repeated="1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.13525" calcext:value-type="float">
            <text:p>1.1353</text:p>
          </table:table-cell>
          <table:table-cell office:value-type="float" office:value="1.03759" calcext:value-type="float">
            <text:p>1.0376</text:p>
          </table:table-cell>
          <table:table-cell office:value-type="float" office:value="-0.37914" calcext:value-type="float">
            <text:p>-0.3791</text:p>
          </table:table-cell>
          <table:table-cell table:number-columns-repeated="4"/>
          <table:table-cell table:style-name="ce1" office:value-type="float" office:value="1.13525" calcext:value-type="float">
            <text:p>1.1353</text:p>
          </table:table-cell>
          <table:table-cell table:number-columns-repeated="1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.12468" calcext:value-type="float">
            <text:p>1.1247</text:p>
          </table:table-cell>
          <table:table-cell office:value-type="float" office:value="1.05054" calcext:value-type="float">
            <text:p>1.0505</text:p>
          </table:table-cell>
          <table:table-cell office:value-type="float" office:value="-0.37896" calcext:value-type="float">
            <text:p>-0.3790</text:p>
          </table:table-cell>
          <table:table-cell table:number-columns-repeated="4"/>
          <table:table-cell table:style-name="ce1" office:value-type="float" office:value="1.12468" calcext:value-type="float">
            <text:p>1.1247</text:p>
          </table:table-cell>
          <table:table-cell table:number-columns-repeated="1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.11274" calcext:value-type="float">
            <text:p>1.1127</text:p>
          </table:table-cell>
          <table:table-cell office:value-type="float" office:value="1.06317" calcext:value-type="float">
            <text:p>1.0632</text:p>
          </table:table-cell>
          <table:table-cell office:value-type="float" office:value="-0.37854" calcext:value-type="float">
            <text:p>-0.3785</text:p>
          </table:table-cell>
          <table:table-cell table:number-columns-repeated="4"/>
          <table:table-cell table:style-name="ce1" office:value-type="float" office:value="1.11274" calcext:value-type="float">
            <text:p>1.1127</text:p>
          </table:table-cell>
          <table:table-cell table:number-columns-repeated="1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.09944" calcext:value-type="float">
            <text:p>1.0994</text:p>
          </table:table-cell>
          <table:table-cell office:value-type="float" office:value="1.07547" calcext:value-type="float">
            <text:p>1.0755</text:p>
          </table:table-cell>
          <table:table-cell office:value-type="float" office:value="-0.3779" calcext:value-type="float">
            <text:p>-0.3779</text:p>
          </table:table-cell>
          <table:table-cell table:number-columns-repeated="4"/>
          <table:table-cell table:style-name="ce1" office:value-type="float" office:value="1.09944" calcext:value-type="float">
            <text:p>1.0994</text:p>
          </table:table-cell>
          <table:table-cell table:number-columns-repeated="1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.08481" calcext:value-type="float">
            <text:p>1.0848</text:p>
          </table:table-cell>
          <table:table-cell office:value-type="float" office:value="1.08745" calcext:value-type="float">
            <text:p>1.0875</text:p>
          </table:table-cell>
          <table:table-cell office:value-type="float" office:value="-0.37704" calcext:value-type="float">
            <text:p>-0.3770</text:p>
          </table:table-cell>
          <table:table-cell table:number-columns-repeated="4"/>
          <table:table-cell table:style-name="ce1" office:value-type="float" office:value="1.08481" calcext:value-type="float">
            <text:p>1.0848</text:p>
          </table:table-cell>
          <table:table-cell table:number-columns-repeated="1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.06885" calcext:value-type="float">
            <text:p>1.0689</text:p>
          </table:table-cell>
          <table:table-cell office:value-type="float" office:value="1.0991" calcext:value-type="float">
            <text:p>1.0991</text:p>
          </table:table-cell>
          <table:table-cell office:value-type="float" office:value="-0.37598" calcext:value-type="float">
            <text:p>-0.3760</text:p>
          </table:table-cell>
          <table:table-cell table:number-columns-repeated="4"/>
          <table:table-cell table:style-name="ce1" office:value-type="float" office:value="1.06885" calcext:value-type="float">
            <text:p>1.0689</text:p>
          </table:table-cell>
          <table:table-cell table:number-columns-repeated="1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.05159" calcext:value-type="float">
            <text:p>1.0516</text:p>
          </table:table-cell>
          <table:table-cell office:value-type="float" office:value="1.11041" calcext:value-type="float">
            <text:p>1.1104</text:p>
          </table:table-cell>
          <table:table-cell office:value-type="float" office:value="-0.37473" calcext:value-type="float">
            <text:p>-0.3747</text:p>
          </table:table-cell>
          <table:table-cell table:number-columns-repeated="4"/>
          <table:table-cell table:style-name="ce1" office:value-type="float" office:value="1.05159" calcext:value-type="float">
            <text:p>1.0516</text:p>
          </table:table-cell>
          <table:table-cell table:number-columns-repeated="16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.03305" calcext:value-type="float">
            <text:p>1.0331</text:p>
          </table:table-cell>
          <table:table-cell office:value-type="float" office:value="1.12138" calcext:value-type="float">
            <text:p>1.1214</text:p>
          </table:table-cell>
          <table:table-cell office:value-type="float" office:value="-0.37332" calcext:value-type="float">
            <text:p>-0.3733</text:p>
          </table:table-cell>
          <table:table-cell table:number-columns-repeated="4"/>
          <table:table-cell table:style-name="ce1" office:value-type="float" office:value="1.03305" calcext:value-type="float">
            <text:p>1.0331</text:p>
          </table:table-cell>
          <table:table-cell table:number-columns-repeated="1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.01325" calcext:value-type="float">
            <text:p>1.0133</text:p>
          </table:table-cell>
          <table:table-cell office:value-type="float" office:value="1.13201" calcext:value-type="float">
            <text:p>1.1320</text:p>
          </table:table-cell>
          <table:table-cell office:value-type="float" office:value="-0.37174" calcext:value-type="float">
            <text:p>-0.3717</text:p>
          </table:table-cell>
          <table:table-cell table:number-columns-repeated="4"/>
          <table:table-cell table:style-name="ce1" office:value-type="float" office:value="1.01325" calcext:value-type="float">
            <text:p>1.0133</text:p>
          </table:table-cell>
          <table:table-cell table:number-columns-repeated="16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99222" calcext:value-type="float">
            <text:p>0.9922</text:p>
          </table:table-cell>
          <table:table-cell office:value-type="float" office:value="1.1423" calcext:value-type="float">
            <text:p>1.1423</text:p>
          </table:table-cell>
          <table:table-cell office:value-type="float" office:value="-0.37003" calcext:value-type="float">
            <text:p>-0.3700</text:p>
          </table:table-cell>
          <table:table-cell table:number-columns-repeated="4"/>
          <table:table-cell table:style-name="ce1" office:value-type="float" office:value="0.99222" calcext:value-type="float">
            <text:p>0.9922</text:p>
          </table:table-cell>
          <table:table-cell table:number-columns-repeated="1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96997" calcext:value-type="float">
            <text:p>0.9700</text:p>
          </table:table-cell>
          <table:table-cell office:value-type="float" office:value="1.15224" calcext:value-type="float">
            <text:p>1.1522</text:p>
          </table:table-cell>
          <table:table-cell office:value-type="float" office:value="-0.36819" calcext:value-type="float">
            <text:p>-0.3682</text:p>
          </table:table-cell>
          <table:table-cell table:number-columns-repeated="4"/>
          <table:table-cell table:style-name="ce1" office:value-type="float" office:value="0.96997" calcext:value-type="float">
            <text:p>0.9700</text:p>
          </table:table-cell>
          <table:table-cell table:number-columns-repeated="16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94655" calcext:value-type="float">
            <text:p>0.9466</text:p>
          </table:table-cell>
          <table:table-cell office:value-type="float" office:value="1.16183" calcext:value-type="float">
            <text:p>1.1618</text:p>
          </table:table-cell>
          <table:table-cell office:value-type="float" office:value="-0.36623" calcext:value-type="float">
            <text:p>-0.3662</text:p>
          </table:table-cell>
          <table:table-cell table:number-columns-repeated="4"/>
          <table:table-cell table:style-name="ce1" office:value-type="float" office:value="0.94655" calcext:value-type="float">
            <text:p>0.9466</text:p>
          </table:table-cell>
          <table:table-cell table:number-columns-repeated="1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92197" calcext:value-type="float">
            <text:p>0.9220</text:p>
          </table:table-cell>
          <table:table-cell office:value-type="float" office:value="1.17106" calcext:value-type="float">
            <text:p>1.1711</text:p>
          </table:table-cell>
          <table:table-cell office:value-type="float" office:value="-0.36418" calcext:value-type="float">
            <text:p>-0.3642</text:p>
          </table:table-cell>
          <table:table-cell table:number-columns-repeated="4"/>
          <table:table-cell table:style-name="ce1" office:value-type="float" office:value="0.92197" calcext:value-type="float">
            <text:p>0.9220</text:p>
          </table:table-cell>
          <table:table-cell table:number-columns-repeated="1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89627" calcext:value-type="float">
            <text:p>0.8963</text:p>
          </table:table-cell>
          <table:table-cell office:value-type="float" office:value="1.17994" calcext:value-type="float">
            <text:p>1.1799</text:p>
          </table:table-cell>
          <table:table-cell office:value-type="float" office:value="-0.36204" calcext:value-type="float">
            <text:p>-0.3620</text:p>
          </table:table-cell>
          <table:table-cell table:number-columns-repeated="4"/>
          <table:table-cell table:style-name="ce1" office:value-type="float" office:value="0.89627" calcext:value-type="float">
            <text:p>0.8963</text:p>
          </table:table-cell>
          <table:table-cell table:number-columns-repeated="16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86948" calcext:value-type="float">
            <text:p>0.8695</text:p>
          </table:table-cell>
          <table:table-cell office:value-type="float" office:value="1.18845" calcext:value-type="float">
            <text:p>1.1885</text:p>
          </table:table-cell>
          <table:table-cell office:value-type="float" office:value="-0.35984" calcext:value-type="float">
            <text:p>-0.3598</text:p>
          </table:table-cell>
          <table:table-cell table:number-columns-repeated="4"/>
          <table:table-cell table:style-name="ce1" office:value-type="float" office:value="0.86948" calcext:value-type="float">
            <text:p>0.8695</text:p>
          </table:table-cell>
          <table:table-cell table:number-columns-repeated="16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84163" calcext:value-type="float">
            <text:p>0.8416</text:p>
          </table:table-cell>
          <table:table-cell office:value-type="float" office:value="1.19661" calcext:value-type="float">
            <text:p>1.1966</text:p>
          </table:table-cell>
          <table:table-cell office:value-type="float" office:value="-0.35758" calcext:value-type="float">
            <text:p>-0.3576</text:p>
          </table:table-cell>
          <table:table-cell table:number-columns-repeated="4"/>
          <table:table-cell table:style-name="ce1" office:value-type="float" office:value="0.84163" calcext:value-type="float">
            <text:p>0.8416</text:p>
          </table:table-cell>
          <table:table-cell table:number-columns-repeated="16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81275" calcext:value-type="float">
            <text:p>0.8128</text:p>
          </table:table-cell>
          <table:table-cell office:value-type="float" office:value="1.2044" calcext:value-type="float">
            <text:p>1.2044</text:p>
          </table:table-cell>
          <table:table-cell office:value-type="float" office:value="-0.35529" calcext:value-type="float">
            <text:p>-0.3553</text:p>
          </table:table-cell>
          <table:table-cell table:number-columns-repeated="4"/>
          <table:table-cell table:style-name="ce1" office:value-type="float" office:value="0.81275" calcext:value-type="float">
            <text:p>0.8128</text:p>
          </table:table-cell>
          <table:table-cell table:number-columns-repeated="16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78288" calcext:value-type="float">
            <text:p>0.7829</text:p>
          </table:table-cell>
          <table:table-cell office:value-type="float" office:value="1.21183" calcext:value-type="float">
            <text:p>1.2118</text:p>
          </table:table-cell>
          <table:table-cell office:value-type="float" office:value="-0.35297" calcext:value-type="float">
            <text:p>-0.3530</text:p>
          </table:table-cell>
          <table:table-cell table:number-columns-repeated="4"/>
          <table:table-cell table:style-name="ce1" office:value-type="float" office:value="0.78288" calcext:value-type="float">
            <text:p>0.7829</text:p>
          </table:table-cell>
          <table:table-cell table:number-columns-repeated="1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75206" calcext:value-type="float">
            <text:p>0.7521</text:p>
          </table:table-cell>
          <table:table-cell office:value-type="float" office:value="1.21888" calcext:value-type="float">
            <text:p>1.2189</text:p>
          </table:table-cell>
          <table:table-cell office:value-type="float" office:value="-0.35065" calcext:value-type="float">
            <text:p>-0.3507</text:p>
          </table:table-cell>
          <table:table-cell table:number-columns-repeated="4"/>
          <table:table-cell table:style-name="ce1" office:value-type="float" office:value="0.75206" calcext:value-type="float">
            <text:p>0.7521</text:p>
          </table:table-cell>
          <table:table-cell table:number-columns-repeated="16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72032" calcext:value-type="float">
            <text:p>0.7203</text:p>
          </table:table-cell>
          <table:table-cell office:value-type="float" office:value="1.22557" calcext:value-type="float">
            <text:p>1.2256</text:p>
          </table:table-cell>
          <table:table-cell office:value-type="float" office:value="-0.34833" calcext:value-type="float">
            <text:p>-0.3483</text:p>
          </table:table-cell>
          <table:table-cell table:number-columns-repeated="4"/>
          <table:table-cell table:style-name="ce1" office:value-type="float" office:value="0.72032" calcext:value-type="float">
            <text:p>0.7203</text:p>
          </table:table-cell>
          <table:table-cell table:number-columns-repeated="1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68771" calcext:value-type="float">
            <text:p>0.6877</text:p>
          </table:table-cell>
          <table:table-cell office:value-type="float" office:value="1.23188" calcext:value-type="float">
            <text:p>1.2319</text:p>
          </table:table-cell>
          <table:table-cell office:value-type="float" office:value="-0.34602" calcext:value-type="float">
            <text:p>-0.3460</text:p>
          </table:table-cell>
          <table:table-cell table:number-columns-repeated="4"/>
          <table:table-cell table:style-name="ce1" office:value-type="float" office:value="0.68771" calcext:value-type="float">
            <text:p>0.6877</text:p>
          </table:table-cell>
          <table:table-cell table:number-columns-repeated="1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65426" calcext:value-type="float">
            <text:p>0.6543</text:p>
          </table:table-cell>
          <table:table-cell office:value-type="float" office:value="1.23781" calcext:value-type="float">
            <text:p>1.2378</text:p>
          </table:table-cell>
          <table:table-cell office:value-type="float" office:value="-0.34375" calcext:value-type="float">
            <text:p>-0.3438</text:p>
          </table:table-cell>
          <table:table-cell table:number-columns-repeated="4"/>
          <table:table-cell table:style-name="ce1" office:value-type="float" office:value="0.65426" calcext:value-type="float">
            <text:p>0.6543</text:p>
          </table:table-cell>
          <table:table-cell table:number-columns-repeated="16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62001" calcext:value-type="float">
            <text:p>0.6200</text:p>
          </table:table-cell>
          <table:table-cell office:value-type="float" office:value="1.24337" calcext:value-type="float">
            <text:p>1.2434</text:p>
          </table:table-cell>
          <table:table-cell office:value-type="float" office:value="-0.34153" calcext:value-type="float">
            <text:p>-0.3415</text:p>
          </table:table-cell>
          <table:table-cell table:number-columns-repeated="4"/>
          <table:table-cell table:style-name="ce1" office:value-type="float" office:value="0.62001" calcext:value-type="float">
            <text:p>0.6200</text:p>
          </table:table-cell>
          <table:table-cell table:number-columns-repeated="16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585" calcext:value-type="float">
            <text:p>0.5850</text:p>
          </table:table-cell>
          <table:table-cell office:value-type="float" office:value="1.24855" calcext:value-type="float">
            <text:p>1.2486</text:p>
          </table:table-cell>
          <table:table-cell office:value-type="float" office:value="-0.33935" calcext:value-type="float">
            <text:p>-0.3394</text:p>
          </table:table-cell>
          <table:table-cell table:number-columns-repeated="4"/>
          <table:table-cell table:style-name="ce1" office:value-type="float" office:value="0.585" calcext:value-type="float">
            <text:p>0.5850</text:p>
          </table:table-cell>
          <table:table-cell table:number-columns-repeated="16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54928" calcext:value-type="float">
            <text:p>0.5493</text:p>
          </table:table-cell>
          <table:table-cell office:value-type="float" office:value="1.25335" calcext:value-type="float">
            <text:p>1.2534</text:p>
          </table:table-cell>
          <table:table-cell office:value-type="float" office:value="-0.33725" calcext:value-type="float">
            <text:p>-0.3373</text:p>
          </table:table-cell>
          <table:table-cell table:number-columns-repeated="4"/>
          <table:table-cell table:style-name="ce1" office:value-type="float" office:value="0.54928" calcext:value-type="float">
            <text:p>0.5493</text:p>
          </table:table-cell>
          <table:table-cell table:number-columns-repeated="16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51289" calcext:value-type="float">
            <text:p>0.5129</text:p>
          </table:table-cell>
          <table:table-cell office:value-type="float" office:value="1.25777" calcext:value-type="float">
            <text:p>1.2578</text:p>
          </table:table-cell>
          <table:table-cell office:value-type="float" office:value="-0.33523" calcext:value-type="float">
            <text:p>-0.3352</text:p>
          </table:table-cell>
          <table:table-cell table:number-columns-repeated="4"/>
          <table:table-cell table:style-name="ce1" office:value-type="float" office:value="0.51289" calcext:value-type="float">
            <text:p>0.5129</text:p>
          </table:table-cell>
          <table:table-cell table:number-columns-repeated="16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47588" calcext:value-type="float">
            <text:p>0.4759</text:p>
          </table:table-cell>
          <table:table-cell office:value-type="float" office:value="1.2618" calcext:value-type="float">
            <text:p>1.2618</text:p>
          </table:table-cell>
          <table:table-cell office:value-type="float" office:value="-0.33329" calcext:value-type="float">
            <text:p>-0.3333</text:p>
          </table:table-cell>
          <table:table-cell table:number-columns-repeated="4"/>
          <table:table-cell table:style-name="ce1" office:value-type="float" office:value="0.47588" calcext:value-type="float">
            <text:p>0.4759</text:p>
          </table:table-cell>
          <table:table-cell table:number-columns-repeated="16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43829" calcext:value-type="float">
            <text:p>0.4383</text:p>
          </table:table-cell>
          <table:table-cell office:value-type="float" office:value="1.26545" calcext:value-type="float">
            <text:p>1.2655</text:p>
          </table:table-cell>
          <table:table-cell office:value-type="float" office:value="-0.33146" calcext:value-type="float">
            <text:p>-0.3315</text:p>
          </table:table-cell>
          <table:table-cell table:number-columns-repeated="4"/>
          <table:table-cell table:style-name="ce1" office:value-type="float" office:value="0.43829" calcext:value-type="float">
            <text:p>0.4383</text:p>
          </table:table-cell>
          <table:table-cell table:number-columns-repeated="1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40016" calcext:value-type="float">
            <text:p>0.4002</text:p>
          </table:table-cell>
          <table:table-cell office:value-type="float" office:value="1.26872" calcext:value-type="float">
            <text:p>1.2687</text:p>
          </table:table-cell>
          <table:table-cell office:value-type="float" office:value="-0.32973" calcext:value-type="float">
            <text:p>-0.3297</text:p>
          </table:table-cell>
          <table:table-cell table:number-columns-repeated="4"/>
          <table:table-cell table:style-name="ce1" office:value-type="float" office:value="0.40016" calcext:value-type="float">
            <text:p>0.4002</text:p>
          </table:table-cell>
          <table:table-cell table:number-columns-repeated="16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36155" calcext:value-type="float">
            <text:p>0.3616</text:p>
          </table:table-cell>
          <table:table-cell office:value-type="float" office:value="1.27159" calcext:value-type="float">
            <text:p>1.2716</text:p>
          </table:table-cell>
          <table:table-cell office:value-type="float" office:value="-0.32812" calcext:value-type="float">
            <text:p>-0.3281</text:p>
          </table:table-cell>
          <table:table-cell table:number-columns-repeated="4"/>
          <table:table-cell table:style-name="ce1" office:value-type="float" office:value="0.36155" calcext:value-type="float">
            <text:p>0.3616</text:p>
          </table:table-cell>
          <table:table-cell table:number-columns-repeated="16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3225" calcext:value-type="float">
            <text:p>0.3225</text:p>
          </table:table-cell>
          <table:table-cell office:value-type="float" office:value="1.27408" calcext:value-type="float">
            <text:p>1.2741</text:p>
          </table:table-cell>
          <table:table-cell office:value-type="float" office:value="-0.32664" calcext:value-type="float">
            <text:p>-0.3266</text:p>
          </table:table-cell>
          <table:table-cell table:number-columns-repeated="4"/>
          <table:table-cell table:style-name="ce1" office:value-type="float" office:value="0.3225" calcext:value-type="float">
            <text:p>0.3225</text:p>
          </table:table-cell>
          <table:table-cell table:number-columns-repeated="16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28305" calcext:value-type="float">
            <text:p>0.2831</text:p>
          </table:table-cell>
          <table:table-cell office:value-type="float" office:value="1.27619" calcext:value-type="float">
            <text:p>1.2762</text:p>
          </table:table-cell>
          <table:table-cell office:value-type="float" office:value="-0.32529" calcext:value-type="float">
            <text:p>-0.3253</text:p>
          </table:table-cell>
          <table:table-cell table:number-columns-repeated="4"/>
          <table:table-cell table:style-name="ce1" office:value-type="float" office:value="0.28305" calcext:value-type="float">
            <text:p>0.2831</text:p>
          </table:table-cell>
          <table:table-cell table:number-columns-repeated="16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24326" calcext:value-type="float">
            <text:p>0.2433</text:p>
          </table:table-cell>
          <table:table-cell office:value-type="float" office:value="1.2779" calcext:value-type="float">
            <text:p>1.2779</text:p>
          </table:table-cell>
          <table:table-cell office:value-type="float" office:value="-0.32408" calcext:value-type="float">
            <text:p>-0.3241</text:p>
          </table:table-cell>
          <table:table-cell table:number-columns-repeated="4"/>
          <table:table-cell table:style-name="ce1" office:value-type="float" office:value="0.24326" calcext:value-type="float">
            <text:p>0.2433</text:p>
          </table:table-cell>
          <table:table-cell table:number-columns-repeated="16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20317" calcext:value-type="float">
            <text:p>0.2032</text:p>
          </table:table-cell>
          <table:table-cell office:value-type="float" office:value="1.27923" calcext:value-type="float">
            <text:p>1.2792</text:p>
          </table:table-cell>
          <table:table-cell office:value-type="float" office:value="-0.32302" calcext:value-type="float">
            <text:p>-0.3230</text:p>
          </table:table-cell>
          <table:table-cell table:number-columns-repeated="4"/>
          <table:table-cell table:style-name="ce1" office:value-type="float" office:value="0.20317" calcext:value-type="float">
            <text:p>0.2032</text:p>
          </table:table-cell>
          <table:table-cell table:number-columns-repeated="16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16283" calcext:value-type="float">
            <text:p>0.1628</text:p>
          </table:table-cell>
          <table:table-cell office:value-type="float" office:value="1.28016" calcext:value-type="float">
            <text:p>1.2802</text:p>
          </table:table-cell>
          <table:table-cell office:value-type="float" office:value="-0.3221" calcext:value-type="float">
            <text:p>-0.3221</text:p>
          </table:table-cell>
          <table:table-cell table:number-columns-repeated="4"/>
          <table:table-cell table:style-name="ce1" office:value-type="float" office:value="0.16283" calcext:value-type="float">
            <text:p>0.1628</text:p>
          </table:table-cell>
          <table:table-cell table:number-columns-repeated="16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1223" calcext:value-type="float">
            <text:p>0.1223</text:p>
          </table:table-cell>
          <table:table-cell office:value-type="float" office:value="1.28071" calcext:value-type="float">
            <text:p>1.2807</text:p>
          </table:table-cell>
          <table:table-cell office:value-type="float" office:value="-0.32134" calcext:value-type="float">
            <text:p>-0.3213</text:p>
          </table:table-cell>
          <table:table-cell table:number-columns-repeated="4"/>
          <table:table-cell table:style-name="ce1" office:value-type="float" office:value="0.1223" calcext:value-type="float">
            <text:p>0.1223</text:p>
          </table:table-cell>
          <table:table-cell table:number-columns-repeated="16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08161" calcext:value-type="float">
            <text:p>0.0816</text:p>
          </table:table-cell>
          <table:table-cell office:value-type="float" office:value="1.28086" calcext:value-type="float">
            <text:p>1.2809</text:p>
          </table:table-cell>
          <table:table-cell office:value-type="float" office:value="-0.32073" calcext:value-type="float">
            <text:p>-0.3207</text:p>
          </table:table-cell>
          <table:table-cell table:number-columns-repeated="4"/>
          <table:table-cell table:style-name="ce1" office:value-type="float" office:value="0.08161" calcext:value-type="float">
            <text:p>0.0816</text:p>
          </table:table-cell>
          <table:table-cell table:number-columns-repeated="1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04083" calcext:value-type="float">
            <text:p>0.0408</text:p>
          </table:table-cell>
          <table:table-cell office:value-type="float" office:value="1.28063" calcext:value-type="float">
            <text:p>1.2806</text:p>
          </table:table-cell>
          <table:table-cell office:value-type="float" office:value="-0.32029" calcext:value-type="float">
            <text:p>-0.3203</text:p>
          </table:table-cell>
          <table:table-cell table:number-columns-repeated="4"/>
          <table:table-cell table:style-name="ce1" office:value-type="float" office:value="0.04083" calcext:value-type="float">
            <text:p>0.0408</text:p>
          </table:table-cell>
          <table:table-cell table:number-columns-repeated="1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0" calcext:value-type="float">
            <text:p>0.0000</text:p>
          </table:table-cell>
          <table:table-cell office:value-type="float" office:value="1.28" calcext:value-type="float">
            <text:p>1.2800</text:p>
          </table:table-cell>
          <table:table-cell office:value-type="float" office:value="-0.32" calcext:value-type="float">
            <text:p>-0.3200</text:p>
          </table:table-cell>
          <table:table-cell table:number-columns-repeated="4"/>
          <table:table-cell table:style-name="ce1" office:value-type="float" office:value="-0" calcext:value-type="float">
            <text:p>0.0000</text:p>
          </table:table-cell>
          <table:table-cell table:number-columns-repeated="1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0.04083" calcext:value-type="float">
            <text:p>-0.0408</text:p>
          </table:table-cell>
          <table:table-cell office:value-type="float" office:value="1.28063" calcext:value-type="float">
            <text:p>1.2806</text:p>
          </table:table-cell>
          <table:table-cell office:value-type="float" office:value="-0.32029" calcext:value-type="float">
            <text:p>-0.3203</text:p>
          </table:table-cell>
          <table:table-cell table:number-columns-repeated="4"/>
          <table:table-cell table:style-name="ce1" office:value-type="float" office:value="-0.04083" calcext:value-type="float">
            <text:p>-0.0408</text:p>
          </table:table-cell>
          <table:table-cell table:number-columns-repeated="16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-0.08162" calcext:value-type="float">
            <text:p>-0.0816</text:p>
          </table:table-cell>
          <table:table-cell office:value-type="float" office:value="1.28086" calcext:value-type="float">
            <text:p>1.2809</text:p>
          </table:table-cell>
          <table:table-cell office:value-type="float" office:value="-0.32073" calcext:value-type="float">
            <text:p>-0.3207</text:p>
          </table:table-cell>
          <table:table-cell table:number-columns-repeated="4"/>
          <table:table-cell table:style-name="ce1" office:value-type="float" office:value="-0.08162" calcext:value-type="float">
            <text:p>-0.0816</text:p>
          </table:table-cell>
          <table:table-cell table:number-columns-repeated="16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-0.1223" calcext:value-type="float">
            <text:p>-0.1223</text:p>
          </table:table-cell>
          <table:table-cell office:value-type="float" office:value="1.28071" calcext:value-type="float">
            <text:p>1.2807</text:p>
          </table:table-cell>
          <table:table-cell office:value-type="float" office:value="-0.32134" calcext:value-type="float">
            <text:p>-0.3213</text:p>
          </table:table-cell>
          <table:table-cell table:number-columns-repeated="4"/>
          <table:table-cell table:style-name="ce1" office:value-type="float" office:value="-0.1223" calcext:value-type="float">
            <text:p>-0.1223</text:p>
          </table:table-cell>
          <table:table-cell table:number-columns-repeated="16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-0.16283" calcext:value-type="float">
            <text:p>-0.1628</text:p>
          </table:table-cell>
          <table:table-cell office:value-type="float" office:value="1.28016" calcext:value-type="float">
            <text:p>1.2802</text:p>
          </table:table-cell>
          <table:table-cell office:value-type="float" office:value="-0.3221" calcext:value-type="float">
            <text:p>-0.3221</text:p>
          </table:table-cell>
          <table:table-cell table:number-columns-repeated="4"/>
          <table:table-cell table:style-name="ce1" office:value-type="float" office:value="-0.16283" calcext:value-type="float">
            <text:p>-0.1628</text:p>
          </table:table-cell>
          <table:table-cell table:number-columns-repeated="16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-0.20317" calcext:value-type="float">
            <text:p>-0.2032</text:p>
          </table:table-cell>
          <table:table-cell office:value-type="float" office:value="1.27923" calcext:value-type="float">
            <text:p>1.2792</text:p>
          </table:table-cell>
          <table:table-cell office:value-type="float" office:value="-0.32302" calcext:value-type="float">
            <text:p>-0.3230</text:p>
          </table:table-cell>
          <table:table-cell table:number-columns-repeated="4"/>
          <table:table-cell table:style-name="ce1" office:value-type="float" office:value="-0.20317" calcext:value-type="float">
            <text:p>-0.2032</text:p>
          </table:table-cell>
          <table:table-cell table:number-columns-repeated="16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-0.24326" calcext:value-type="float">
            <text:p>-0.2433</text:p>
          </table:table-cell>
          <table:table-cell office:value-type="float" office:value="1.2779" calcext:value-type="float">
            <text:p>1.2779</text:p>
          </table:table-cell>
          <table:table-cell office:value-type="float" office:value="-0.32408" calcext:value-type="float">
            <text:p>-0.3241</text:p>
          </table:table-cell>
          <table:table-cell table:number-columns-repeated="4"/>
          <table:table-cell table:style-name="ce1" office:value-type="float" office:value="-0.24326" calcext:value-type="float">
            <text:p>-0.2433</text:p>
          </table:table-cell>
          <table:table-cell table:number-columns-repeated="16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-0.28305" calcext:value-type="float">
            <text:p>-0.2831</text:p>
          </table:table-cell>
          <table:table-cell office:value-type="float" office:value="1.27619" calcext:value-type="float">
            <text:p>1.2762</text:p>
          </table:table-cell>
          <table:table-cell office:value-type="float" office:value="-0.32529" calcext:value-type="float">
            <text:p>-0.3253</text:p>
          </table:table-cell>
          <table:table-cell table:number-columns-repeated="4"/>
          <table:table-cell table:style-name="ce1" office:value-type="float" office:value="-0.28305" calcext:value-type="float">
            <text:p>-0.2831</text:p>
          </table:table-cell>
          <table:table-cell table:number-columns-repeated="16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-0.3225" calcext:value-type="float">
            <text:p>-0.3225</text:p>
          </table:table-cell>
          <table:table-cell office:value-type="float" office:value="1.27408" calcext:value-type="float">
            <text:p>1.2741</text:p>
          </table:table-cell>
          <table:table-cell office:value-type="float" office:value="-0.32664" calcext:value-type="float">
            <text:p>-0.3266</text:p>
          </table:table-cell>
          <table:table-cell table:number-columns-repeated="4"/>
          <table:table-cell table:style-name="ce1" office:value-type="float" office:value="-0.3225" calcext:value-type="float">
            <text:p>-0.3225</text:p>
          </table:table-cell>
          <table:table-cell table:number-columns-repeated="16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-0.36155" calcext:value-type="float">
            <text:p>-0.3616</text:p>
          </table:table-cell>
          <table:table-cell office:value-type="float" office:value="1.27159" calcext:value-type="float">
            <text:p>1.2716</text:p>
          </table:table-cell>
          <table:table-cell office:value-type="float" office:value="-0.32812" calcext:value-type="float">
            <text:p>-0.3281</text:p>
          </table:table-cell>
          <table:table-cell table:number-columns-repeated="4"/>
          <table:table-cell table:style-name="ce1" office:value-type="float" office:value="-0.36155" calcext:value-type="float">
            <text:p>-0.3616</text:p>
          </table:table-cell>
          <table:table-cell table:number-columns-repeated="1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-0.40016" calcext:value-type="float">
            <text:p>-0.4002</text:p>
          </table:table-cell>
          <table:table-cell office:value-type="float" office:value="1.26872" calcext:value-type="float">
            <text:p>1.2687</text:p>
          </table:table-cell>
          <table:table-cell office:value-type="float" office:value="-0.32973" calcext:value-type="float">
            <text:p>-0.3297</text:p>
          </table:table-cell>
          <table:table-cell table:number-columns-repeated="4"/>
          <table:table-cell table:style-name="ce1" office:value-type="float" office:value="-0.40016" calcext:value-type="float">
            <text:p>-0.4002</text:p>
          </table:table-cell>
          <table:table-cell table:number-columns-repeated="16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-0.43829" calcext:value-type="float">
            <text:p>-0.4383</text:p>
          </table:table-cell>
          <table:table-cell office:value-type="float" office:value="1.26545" calcext:value-type="float">
            <text:p>1.2655</text:p>
          </table:table-cell>
          <table:table-cell office:value-type="float" office:value="-0.33146" calcext:value-type="float">
            <text:p>-0.3315</text:p>
          </table:table-cell>
          <table:table-cell table:number-columns-repeated="4"/>
          <table:table-cell table:style-name="ce1" office:value-type="float" office:value="-0.43829" calcext:value-type="float">
            <text:p>-0.4383</text:p>
          </table:table-cell>
          <table:table-cell table:number-columns-repeated="16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-0.47588" calcext:value-type="float">
            <text:p>-0.4759</text:p>
          </table:table-cell>
          <table:table-cell office:value-type="float" office:value="1.2618" calcext:value-type="float">
            <text:p>1.2618</text:p>
          </table:table-cell>
          <table:table-cell office:value-type="float" office:value="-0.33329" calcext:value-type="float">
            <text:p>-0.3333</text:p>
          </table:table-cell>
          <table:table-cell table:number-columns-repeated="4"/>
          <table:table-cell table:style-name="ce1" office:value-type="float" office:value="-0.47588" calcext:value-type="float">
            <text:p>-0.4759</text:p>
          </table:table-cell>
          <table:table-cell table:number-columns-repeated="16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-0.51289" calcext:value-type="float">
            <text:p>-0.5129</text:p>
          </table:table-cell>
          <table:table-cell office:value-type="float" office:value="1.25777" calcext:value-type="float">
            <text:p>1.2578</text:p>
          </table:table-cell>
          <table:table-cell office:value-type="float" office:value="-0.33523" calcext:value-type="float">
            <text:p>-0.3352</text:p>
          </table:table-cell>
          <table:table-cell table:number-columns-repeated="4"/>
          <table:table-cell table:style-name="ce1" office:value-type="float" office:value="-0.51289" calcext:value-type="float">
            <text:p>-0.5129</text:p>
          </table:table-cell>
          <table:table-cell table:number-columns-repeated="16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-0.54928" calcext:value-type="float">
            <text:p>-0.5493</text:p>
          </table:table-cell>
          <table:table-cell office:value-type="float" office:value="1.25335" calcext:value-type="float">
            <text:p>1.2534</text:p>
          </table:table-cell>
          <table:table-cell office:value-type="float" office:value="-0.33725" calcext:value-type="float">
            <text:p>-0.3373</text:p>
          </table:table-cell>
          <table:table-cell table:number-columns-repeated="4"/>
          <table:table-cell table:style-name="ce1" office:value-type="float" office:value="-0.54928" calcext:value-type="float">
            <text:p>-0.5493</text:p>
          </table:table-cell>
          <table:table-cell table:number-columns-repeated="16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-0.585" calcext:value-type="float">
            <text:p>-0.5850</text:p>
          </table:table-cell>
          <table:table-cell office:value-type="float" office:value="1.24855" calcext:value-type="float">
            <text:p>1.2486</text:p>
          </table:table-cell>
          <table:table-cell office:value-type="float" office:value="-0.33935" calcext:value-type="float">
            <text:p>-0.3394</text:p>
          </table:table-cell>
          <table:table-cell table:number-columns-repeated="4"/>
          <table:table-cell table:style-name="ce1" office:value-type="float" office:value="-0.585" calcext:value-type="float">
            <text:p>-0.5850</text:p>
          </table:table-cell>
          <table:table-cell table:number-columns-repeated="16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-0.62001" calcext:value-type="float">
            <text:p>-0.6200</text:p>
          </table:table-cell>
          <table:table-cell office:value-type="float" office:value="1.24337" calcext:value-type="float">
            <text:p>1.2434</text:p>
          </table:table-cell>
          <table:table-cell office:value-type="float" office:value="-0.34153" calcext:value-type="float">
            <text:p>-0.3415</text:p>
          </table:table-cell>
          <table:table-cell table:number-columns-repeated="4"/>
          <table:table-cell table:style-name="ce1" office:value-type="float" office:value="-0.62001" calcext:value-type="float">
            <text:p>-0.6200</text:p>
          </table:table-cell>
          <table:table-cell table:number-columns-repeated="16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-0.65426" calcext:value-type="float">
            <text:p>-0.6543</text:p>
          </table:table-cell>
          <table:table-cell office:value-type="float" office:value="1.23781" calcext:value-type="float">
            <text:p>1.2378</text:p>
          </table:table-cell>
          <table:table-cell office:value-type="float" office:value="-0.34375" calcext:value-type="float">
            <text:p>-0.3438</text:p>
          </table:table-cell>
          <table:table-cell table:number-columns-repeated="4"/>
          <table:table-cell table:style-name="ce1" office:value-type="float" office:value="-0.65426" calcext:value-type="float">
            <text:p>-0.6543</text:p>
          </table:table-cell>
          <table:table-cell table:number-columns-repeated="16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-0.68771" calcext:value-type="float">
            <text:p>-0.6877</text:p>
          </table:table-cell>
          <table:table-cell office:value-type="float" office:value="1.23188" calcext:value-type="float">
            <text:p>1.2319</text:p>
          </table:table-cell>
          <table:table-cell office:value-type="float" office:value="-0.34602" calcext:value-type="float">
            <text:p>-0.3460</text:p>
          </table:table-cell>
          <table:table-cell table:number-columns-repeated="4"/>
          <table:table-cell table:style-name="ce1" office:value-type="float" office:value="-0.68771" calcext:value-type="float">
            <text:p>-0.6877</text:p>
          </table:table-cell>
          <table:table-cell table:number-columns-repeated="16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-0.72032" calcext:value-type="float">
            <text:p>-0.7203</text:p>
          </table:table-cell>
          <table:table-cell office:value-type="float" office:value="1.22557" calcext:value-type="float">
            <text:p>1.2256</text:p>
          </table:table-cell>
          <table:table-cell office:value-type="float" office:value="-0.34833" calcext:value-type="float">
            <text:p>-0.3483</text:p>
          </table:table-cell>
          <table:table-cell table:number-columns-repeated="4"/>
          <table:table-cell table:style-name="ce1" office:value-type="float" office:value="-0.72032" calcext:value-type="float">
            <text:p>-0.7203</text:p>
          </table:table-cell>
          <table:table-cell table:number-columns-repeated="16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-0.75206" calcext:value-type="float">
            <text:p>-0.7521</text:p>
          </table:table-cell>
          <table:table-cell office:value-type="float" office:value="1.21888" calcext:value-type="float">
            <text:p>1.2189</text:p>
          </table:table-cell>
          <table:table-cell office:value-type="float" office:value="-0.35065" calcext:value-type="float">
            <text:p>-0.3507</text:p>
          </table:table-cell>
          <table:table-cell table:number-columns-repeated="4"/>
          <table:table-cell table:style-name="ce1" office:value-type="float" office:value="-0.75206" calcext:value-type="float">
            <text:p>-0.7521</text:p>
          </table:table-cell>
          <table:table-cell table:number-columns-repeated="16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-0.78288" calcext:value-type="float">
            <text:p>-0.7829</text:p>
          </table:table-cell>
          <table:table-cell office:value-type="float" office:value="1.21183" calcext:value-type="float">
            <text:p>1.2118</text:p>
          </table:table-cell>
          <table:table-cell office:value-type="float" office:value="-0.35297" calcext:value-type="float">
            <text:p>-0.3530</text:p>
          </table:table-cell>
          <table:table-cell table:number-columns-repeated="4"/>
          <table:table-cell table:style-name="ce1" office:value-type="float" office:value="-0.78288" calcext:value-type="float">
            <text:p>-0.7829</text:p>
          </table:table-cell>
          <table:table-cell table:number-columns-repeated="16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-0.81275" calcext:value-type="float">
            <text:p>-0.8128</text:p>
          </table:table-cell>
          <table:table-cell office:value-type="float" office:value="1.2044" calcext:value-type="float">
            <text:p>1.2044</text:p>
          </table:table-cell>
          <table:table-cell office:value-type="float" office:value="-0.35529" calcext:value-type="float">
            <text:p>-0.3553</text:p>
          </table:table-cell>
          <table:table-cell table:number-columns-repeated="4"/>
          <table:table-cell table:style-name="ce1" office:value-type="float" office:value="-0.81275" calcext:value-type="float">
            <text:p>-0.8128</text:p>
          </table:table-cell>
          <table:table-cell table:number-columns-repeated="16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-0.84163" calcext:value-type="float">
            <text:p>-0.8416</text:p>
          </table:table-cell>
          <table:table-cell office:value-type="float" office:value="1.19661" calcext:value-type="float">
            <text:p>1.1966</text:p>
          </table:table-cell>
          <table:table-cell office:value-type="float" office:value="-0.35758" calcext:value-type="float">
            <text:p>-0.3576</text:p>
          </table:table-cell>
          <table:table-cell table:number-columns-repeated="4"/>
          <table:table-cell table:style-name="ce1" office:value-type="float" office:value="-0.84163" calcext:value-type="float">
            <text:p>-0.8416</text:p>
          </table:table-cell>
          <table:table-cell table:number-columns-repeated="16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-0.86948" calcext:value-type="float">
            <text:p>-0.8695</text:p>
          </table:table-cell>
          <table:table-cell office:value-type="float" office:value="1.18845" calcext:value-type="float">
            <text:p>1.1885</text:p>
          </table:table-cell>
          <table:table-cell office:value-type="float" office:value="-0.35984" calcext:value-type="float">
            <text:p>-0.3598</text:p>
          </table:table-cell>
          <table:table-cell table:number-columns-repeated="4"/>
          <table:table-cell table:style-name="ce1" office:value-type="float" office:value="-0.86948" calcext:value-type="float">
            <text:p>-0.8695</text:p>
          </table:table-cell>
          <table:table-cell table:number-columns-repeated="16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-0.89627" calcext:value-type="float">
            <text:p>-0.8963</text:p>
          </table:table-cell>
          <table:table-cell office:value-type="float" office:value="1.17994" calcext:value-type="float">
            <text:p>1.1799</text:p>
          </table:table-cell>
          <table:table-cell office:value-type="float" office:value="-0.36204" calcext:value-type="float">
            <text:p>-0.3620</text:p>
          </table:table-cell>
          <table:table-cell table:number-columns-repeated="4"/>
          <table:table-cell table:style-name="ce1" office:value-type="float" office:value="-0.89627" calcext:value-type="float">
            <text:p>-0.8963</text:p>
          </table:table-cell>
          <table:table-cell table:number-columns-repeated="16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-0.92197" calcext:value-type="float">
            <text:p>-0.9220</text:p>
          </table:table-cell>
          <table:table-cell office:value-type="float" office:value="1.17106" calcext:value-type="float">
            <text:p>1.1711</text:p>
          </table:table-cell>
          <table:table-cell office:value-type="float" office:value="-0.36418" calcext:value-type="float">
            <text:p>-0.3642</text:p>
          </table:table-cell>
          <table:table-cell table:number-columns-repeated="4"/>
          <table:table-cell table:style-name="ce1" office:value-type="float" office:value="-0.92197" calcext:value-type="float">
            <text:p>-0.9220</text:p>
          </table:table-cell>
          <table:table-cell table:number-columns-repeated="16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-0.94655" calcext:value-type="float">
            <text:p>-0.9466</text:p>
          </table:table-cell>
          <table:table-cell office:value-type="float" office:value="1.16183" calcext:value-type="float">
            <text:p>1.1618</text:p>
          </table:table-cell>
          <table:table-cell office:value-type="float" office:value="-0.36623" calcext:value-type="float">
            <text:p>-0.3662</text:p>
          </table:table-cell>
          <table:table-cell table:number-columns-repeated="4"/>
          <table:table-cell table:style-name="ce1" office:value-type="float" office:value="-0.94655" calcext:value-type="float">
            <text:p>-0.9466</text:p>
          </table:table-cell>
          <table:table-cell table:number-columns-repeated="16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-0.96997" calcext:value-type="float">
            <text:p>-0.9700</text:p>
          </table:table-cell>
          <table:table-cell office:value-type="float" office:value="1.15224" calcext:value-type="float">
            <text:p>1.1522</text:p>
          </table:table-cell>
          <table:table-cell office:value-type="float" office:value="-0.36819" calcext:value-type="float">
            <text:p>-0.3682</text:p>
          </table:table-cell>
          <table:table-cell table:number-columns-repeated="4"/>
          <table:table-cell table:style-name="ce1" office:value-type="float" office:value="-0.96997" calcext:value-type="float">
            <text:p>-0.9700</text:p>
          </table:table-cell>
          <table:table-cell table:number-columns-repeated="16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-0.99222" calcext:value-type="float">
            <text:p>-0.9922</text:p>
          </table:table-cell>
          <table:table-cell office:value-type="float" office:value="1.1423" calcext:value-type="float">
            <text:p>1.1423</text:p>
          </table:table-cell>
          <table:table-cell office:value-type="float" office:value="-0.37003" calcext:value-type="float">
            <text:p>-0.3700</text:p>
          </table:table-cell>
          <table:table-cell table:number-columns-repeated="4"/>
          <table:table-cell table:style-name="ce1" office:value-type="float" office:value="-0.99222" calcext:value-type="float">
            <text:p>-0.9922</text:p>
          </table:table-cell>
          <table:table-cell table:number-columns-repeated="1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-1.01325" calcext:value-type="float">
            <text:p>-1.0133</text:p>
          </table:table-cell>
          <table:table-cell office:value-type="float" office:value="1.13201" calcext:value-type="float">
            <text:p>1.1320</text:p>
          </table:table-cell>
          <table:table-cell office:value-type="float" office:value="-0.37174" calcext:value-type="float">
            <text:p>-0.3717</text:p>
          </table:table-cell>
          <table:table-cell table:number-columns-repeated="4"/>
          <table:table-cell table:style-name="ce1" office:value-type="float" office:value="-1.01325" calcext:value-type="float">
            <text:p>-1.0133</text:p>
          </table:table-cell>
          <table:table-cell table:number-columns-repeated="16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-1.03305" calcext:value-type="float">
            <text:p>-1.0331</text:p>
          </table:table-cell>
          <table:table-cell office:value-type="float" office:value="1.12138" calcext:value-type="float">
            <text:p>1.1214</text:p>
          </table:table-cell>
          <table:table-cell office:value-type="float" office:value="-0.37332" calcext:value-type="float">
            <text:p>-0.3733</text:p>
          </table:table-cell>
          <table:table-cell table:number-columns-repeated="4"/>
          <table:table-cell table:style-name="ce1" office:value-type="float" office:value="-1.03305" calcext:value-type="float">
            <text:p>-1.0331</text:p>
          </table:table-cell>
          <table:table-cell table:number-columns-repeated="16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-1.05159" calcext:value-type="float">
            <text:p>-1.0516</text:p>
          </table:table-cell>
          <table:table-cell office:value-type="float" office:value="1.11041" calcext:value-type="float">
            <text:p>1.1104</text:p>
          </table:table-cell>
          <table:table-cell office:value-type="float" office:value="-0.37473" calcext:value-type="float">
            <text:p>-0.3747</text:p>
          </table:table-cell>
          <table:table-cell table:number-columns-repeated="4"/>
          <table:table-cell table:style-name="ce1" office:value-type="float" office:value="-1.05159" calcext:value-type="float">
            <text:p>-1.0516</text:p>
          </table:table-cell>
          <table:table-cell table:number-columns-repeated="16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-1.06885" calcext:value-type="float">
            <text:p>-1.0689</text:p>
          </table:table-cell>
          <table:table-cell office:value-type="float" office:value="1.0991" calcext:value-type="float">
            <text:p>1.0991</text:p>
          </table:table-cell>
          <table:table-cell office:value-type="float" office:value="-0.37598" calcext:value-type="float">
            <text:p>-0.3760</text:p>
          </table:table-cell>
          <table:table-cell table:number-columns-repeated="4"/>
          <table:table-cell table:style-name="ce1" office:value-type="float" office:value="-1.06885" calcext:value-type="float">
            <text:p>-1.0689</text:p>
          </table:table-cell>
          <table:table-cell table:number-columns-repeated="16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-1.08481" calcext:value-type="float">
            <text:p>-1.0848</text:p>
          </table:table-cell>
          <table:table-cell office:value-type="float" office:value="1.08745" calcext:value-type="float">
            <text:p>1.0875</text:p>
          </table:table-cell>
          <table:table-cell office:value-type="float" office:value="-0.37704" calcext:value-type="float">
            <text:p>-0.3770</text:p>
          </table:table-cell>
          <table:table-cell table:number-columns-repeated="4"/>
          <table:table-cell table:style-name="ce1" office:value-type="float" office:value="-1.08481" calcext:value-type="float">
            <text:p>-1.0848</text:p>
          </table:table-cell>
          <table:table-cell table:number-columns-repeated="16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-1.09944" calcext:value-type="float">
            <text:p>-1.0994</text:p>
          </table:table-cell>
          <table:table-cell office:value-type="float" office:value="1.07547" calcext:value-type="float">
            <text:p>1.0755</text:p>
          </table:table-cell>
          <table:table-cell office:value-type="float" office:value="-0.3779" calcext:value-type="float">
            <text:p>-0.3779</text:p>
          </table:table-cell>
          <table:table-cell table:number-columns-repeated="4"/>
          <table:table-cell table:style-name="ce1" office:value-type="float" office:value="-1.09944" calcext:value-type="float">
            <text:p>-1.0994</text:p>
          </table:table-cell>
          <table:table-cell table:number-columns-repeated="16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-1.11274" calcext:value-type="float">
            <text:p>-1.1127</text:p>
          </table:table-cell>
          <table:table-cell office:value-type="float" office:value="1.06317" calcext:value-type="float">
            <text:p>1.0632</text:p>
          </table:table-cell>
          <table:table-cell office:value-type="float" office:value="-0.37854" calcext:value-type="float">
            <text:p>-0.3785</text:p>
          </table:table-cell>
          <table:table-cell table:number-columns-repeated="4"/>
          <table:table-cell table:style-name="ce1" office:value-type="float" office:value="-1.11274" calcext:value-type="float">
            <text:p>-1.1127</text:p>
          </table:table-cell>
          <table:table-cell table:number-columns-repeated="16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-1.12468" calcext:value-type="float">
            <text:p>-1.1247</text:p>
          </table:table-cell>
          <table:table-cell office:value-type="float" office:value="1.05054" calcext:value-type="float">
            <text:p>1.0505</text:p>
          </table:table-cell>
          <table:table-cell office:value-type="float" office:value="-0.37896" calcext:value-type="float">
            <text:p>-0.3790</text:p>
          </table:table-cell>
          <table:table-cell table:number-columns-repeated="4"/>
          <table:table-cell table:style-name="ce1" office:value-type="float" office:value="-1.12468" calcext:value-type="float">
            <text:p>-1.1247</text:p>
          </table:table-cell>
          <table:table-cell table:number-columns-repeated="16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-1.13525" calcext:value-type="float">
            <text:p>-1.1353</text:p>
          </table:table-cell>
          <table:table-cell office:value-type="float" office:value="1.03759" calcext:value-type="float">
            <text:p>1.0376</text:p>
          </table:table-cell>
          <table:table-cell office:value-type="float" office:value="-0.37914" calcext:value-type="float">
            <text:p>-0.3791</text:p>
          </table:table-cell>
          <table:table-cell table:number-columns-repeated="4"/>
          <table:table-cell table:style-name="ce1" office:value-type="float" office:value="-1.13525" calcext:value-type="float">
            <text:p>-1.1353</text:p>
          </table:table-cell>
          <table:table-cell table:number-columns-repeated="16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-1.14443" calcext:value-type="float">
            <text:p>-1.1444</text:p>
          </table:table-cell>
          <table:table-cell office:value-type="float" office:value="1.02432" calcext:value-type="float">
            <text:p>1.0243</text:p>
          </table:table-cell>
          <table:table-cell office:value-type="float" office:value="-0.37907" calcext:value-type="float">
            <text:p>-0.3791</text:p>
          </table:table-cell>
          <table:table-cell table:number-columns-repeated="4"/>
          <table:table-cell table:style-name="ce1" office:value-type="float" office:value="-1.14443" calcext:value-type="float">
            <text:p>-1.1444</text:p>
          </table:table-cell>
          <table:table-cell table:number-columns-repeated="16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-1.15223" calcext:value-type="float">
            <text:p>-1.1522</text:p>
          </table:table-cell>
          <table:table-cell office:value-type="float" office:value="1.01075" calcext:value-type="float">
            <text:p>1.0108</text:p>
          </table:table-cell>
          <table:table-cell office:value-type="float" office:value="-0.37873" calcext:value-type="float">
            <text:p>-0.3787</text:p>
          </table:table-cell>
          <table:table-cell table:number-columns-repeated="4"/>
          <table:table-cell table:style-name="ce1" office:value-type="float" office:value="-1.15223" calcext:value-type="float">
            <text:p>-1.1522</text:p>
          </table:table-cell>
          <table:table-cell table:number-columns-repeated="16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-1.15861" calcext:value-type="float">
            <text:p>-1.1586</text:p>
          </table:table-cell>
          <table:table-cell office:value-type="float" office:value="0.99686" calcext:value-type="float">
            <text:p>0.9969</text:p>
          </table:table-cell>
          <table:table-cell office:value-type="float" office:value="-0.37812" calcext:value-type="float">
            <text:p>-0.3781</text:p>
          </table:table-cell>
          <table:table-cell table:number-columns-repeated="4"/>
          <table:table-cell table:style-name="ce1" office:value-type="float" office:value="-1.15861" calcext:value-type="float">
            <text:p>-1.1586</text:p>
          </table:table-cell>
          <table:table-cell table:number-columns-repeated="16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-1.16359" calcext:value-type="float">
            <text:p>-1.1636</text:p>
          </table:table-cell>
          <table:table-cell office:value-type="float" office:value="0.98267" calcext:value-type="float">
            <text:p>0.9827</text:p>
          </table:table-cell>
          <table:table-cell office:value-type="float" office:value="-0.37722" calcext:value-type="float">
            <text:p>-0.3772</text:p>
          </table:table-cell>
          <table:table-cell table:number-columns-repeated="4"/>
          <table:table-cell table:style-name="ce1" office:value-type="float" office:value="-1.16359" calcext:value-type="float">
            <text:p>-1.1636</text:p>
          </table:table-cell>
          <table:table-cell table:number-columns-repeated="16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-1.16715" calcext:value-type="float">
            <text:p>-1.1672</text:p>
          </table:table-cell>
          <table:table-cell office:value-type="float" office:value="0.96819" calcext:value-type="float">
            <text:p>0.9682</text:p>
          </table:table-cell>
          <table:table-cell office:value-type="float" office:value="-0.37602" calcext:value-type="float">
            <text:p>-0.3760</text:p>
          </table:table-cell>
          <table:table-cell table:number-columns-repeated="4"/>
          <table:table-cell table:style-name="ce1" office:value-type="float" office:value="-1.16715" calcext:value-type="float">
            <text:p>-1.1672</text:p>
          </table:table-cell>
          <table:table-cell table:number-columns-repeated="16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-1.16929" calcext:value-type="float">
            <text:p>-1.1693</text:p>
          </table:table-cell>
          <table:table-cell office:value-type="float" office:value="0.9534" calcext:value-type="float">
            <text:p>0.9534</text:p>
          </table:table-cell>
          <table:table-cell office:value-type="float" office:value="-0.37452" calcext:value-type="float">
            <text:p>-0.3745</text:p>
          </table:table-cell>
          <table:table-cell table:number-columns-repeated="4"/>
          <table:table-cell table:style-name="ce1" office:value-type="float" office:value="-1.16929" calcext:value-type="float">
            <text:p>-1.1693</text:p>
          </table:table-cell>
          <table:table-cell table:number-columns-repeated="16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-1.17" calcext:value-type="float">
            <text:p>-1.1700</text:p>
          </table:table-cell>
          <table:table-cell office:value-type="float" office:value="0.93833" calcext:value-type="float">
            <text:p>0.9383</text:p>
          </table:table-cell>
          <table:table-cell office:value-type="float" office:value="-0.3727" calcext:value-type="float">
            <text:p>-0.3727</text:p>
          </table:table-cell>
          <table:table-cell table:number-columns-repeated="4"/>
          <table:table-cell table:style-name="ce1" office:value-type="float" office:value="-1.17" calcext:value-type="float">
            <text:p>-1.1700</text:p>
          </table:table-cell>
          <table:table-cell table:number-columns-repeated="16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-1.16837" calcext:value-type="float">
            <text:p>-1.1684</text:p>
          </table:table-cell>
          <table:table-cell office:value-type="float" office:value="0.92297" calcext:value-type="float">
            <text:p>0.9230</text:p>
          </table:table-cell>
          <table:table-cell office:value-type="float" office:value="-0.3704" calcext:value-type="float">
            <text:p>-0.3704</text:p>
          </table:table-cell>
          <table:table-cell table:number-columns-repeated="4"/>
          <table:table-cell table:style-name="ce1" office:value-type="float" office:value="-1.16837" calcext:value-type="float">
            <text:p>-1.1684</text:p>
          </table:table-cell>
          <table:table-cell table:number-columns-repeated="16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-1.16347" calcext:value-type="float">
            <text:p>-1.1635</text:p>
          </table:table-cell>
          <table:table-cell office:value-type="float" office:value="0.90733" calcext:value-type="float">
            <text:p>0.9073</text:p>
          </table:table-cell>
          <table:table-cell office:value-type="float" office:value="-0.36743" calcext:value-type="float">
            <text:p>-0.3674</text:p>
          </table:table-cell>
          <table:table-cell table:number-columns-repeated="4"/>
          <table:table-cell table:style-name="ce1" office:value-type="float" office:value="-1.16347" calcext:value-type="float">
            <text:p>-1.1635</text:p>
          </table:table-cell>
          <table:table-cell table:number-columns-repeated="16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-1.15533" calcext:value-type="float">
            <text:p>-1.1553</text:p>
          </table:table-cell>
          <table:table-cell office:value-type="float" office:value="0.89141" calcext:value-type="float">
            <text:p>0.8914</text:p>
          </table:table-cell>
          <table:table-cell office:value-type="float" office:value="-0.36376" calcext:value-type="float">
            <text:p>-0.3638</text:p>
          </table:table-cell>
          <table:table-cell table:number-columns-repeated="4"/>
          <table:table-cell table:style-name="ce1" office:value-type="float" office:value="-1.15533" calcext:value-type="float">
            <text:p>-1.1553</text:p>
          </table:table-cell>
          <table:table-cell table:number-columns-repeated="16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-1.14397" calcext:value-type="float">
            <text:p>-1.1440</text:p>
          </table:table-cell>
          <table:table-cell office:value-type="float" office:value="0.87523" calcext:value-type="float">
            <text:p>0.8752</text:p>
          </table:table-cell>
          <table:table-cell office:value-type="float" office:value="-0.35939" calcext:value-type="float">
            <text:p>-0.3594</text:p>
          </table:table-cell>
          <table:table-cell table:number-columns-repeated="4"/>
          <table:table-cell table:style-name="ce1" office:value-type="float" office:value="-1.14397" calcext:value-type="float">
            <text:p>-1.1440</text:p>
          </table:table-cell>
          <table:table-cell table:number-columns-repeated="16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-1.12945" calcext:value-type="float">
            <text:p>-1.1295</text:p>
          </table:table-cell>
          <table:table-cell office:value-type="float" office:value="0.85877" calcext:value-type="float">
            <text:p>0.8588</text:p>
          </table:table-cell>
          <table:table-cell office:value-type="float" office:value="-0.3543" calcext:value-type="float">
            <text:p>-0.3543</text:p>
          </table:table-cell>
          <table:table-cell table:number-columns-repeated="4"/>
          <table:table-cell table:style-name="ce1" office:value-type="float" office:value="-1.12945" calcext:value-type="float">
            <text:p>-1.1295</text:p>
          </table:table-cell>
          <table:table-cell table:number-columns-repeated="16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-1.11182" calcext:value-type="float">
            <text:p>-1.1118</text:p>
          </table:table-cell>
          <table:table-cell office:value-type="float" office:value="0.84206" calcext:value-type="float">
            <text:p>0.8421</text:p>
          </table:table-cell>
          <table:table-cell office:value-type="float" office:value="-0.34849" calcext:value-type="float">
            <text:p>-0.3485</text:p>
          </table:table-cell>
          <table:table-cell table:number-columns-repeated="4"/>
          <table:table-cell table:style-name="ce1" office:value-type="float" office:value="-1.11182" calcext:value-type="float">
            <text:p>-1.1118</text:p>
          </table:table-cell>
          <table:table-cell table:number-columns-repeated="16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-1.09115" calcext:value-type="float">
            <text:p>-1.0912</text:p>
          </table:table-cell>
          <table:table-cell office:value-type="float" office:value="0.82508" calcext:value-type="float">
            <text:p>0.8251</text:p>
          </table:table-cell>
          <table:table-cell office:value-type="float" office:value="-0.34195" calcext:value-type="float">
            <text:p>-0.3420</text:p>
          </table:table-cell>
          <table:table-cell table:number-columns-repeated="4"/>
          <table:table-cell table:style-name="ce1" office:value-type="float" office:value="-1.09115" calcext:value-type="float">
            <text:p>-1.0912</text:p>
          </table:table-cell>
          <table:table-cell table:number-columns-repeated="16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-1.06753" calcext:value-type="float">
            <text:p>-1.0675</text:p>
          </table:table-cell>
          <table:table-cell office:value-type="float" office:value="0.80786" calcext:value-type="float">
            <text:p>0.8079</text:p>
          </table:table-cell>
          <table:table-cell office:value-type="float" office:value="-0.33469" calcext:value-type="float">
            <text:p>-0.3347</text:p>
          </table:table-cell>
          <table:table-cell table:number-columns-repeated="4"/>
          <table:table-cell table:style-name="ce1" office:value-type="float" office:value="-1.06753" calcext:value-type="float">
            <text:p>-1.0675</text:p>
          </table:table-cell>
          <table:table-cell table:number-columns-repeated="16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-1.04103" calcext:value-type="float">
            <text:p>-1.0410</text:p>
          </table:table-cell>
          <table:table-cell office:value-type="float" office:value="0.79039" calcext:value-type="float">
            <text:p>0.7904</text:p>
          </table:table-cell>
          <table:table-cell office:value-type="float" office:value="-0.3267" calcext:value-type="float">
            <text:p>-0.3267</text:p>
          </table:table-cell>
          <table:table-cell table:number-columns-repeated="4"/>
          <table:table-cell table:style-name="ce1" office:value-type="float" office:value="-1.04103" calcext:value-type="float">
            <text:p>-1.0410</text:p>
          </table:table-cell>
          <table:table-cell table:number-columns-repeated="16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-1.01178" calcext:value-type="float">
            <text:p>-1.0118</text:p>
          </table:table-cell>
          <table:table-cell office:value-type="float" office:value="0.77268" calcext:value-type="float">
            <text:p>0.7727</text:p>
          </table:table-cell>
          <table:table-cell office:value-type="float" office:value="-0.318" calcext:value-type="float">
            <text:p>-0.3180</text:p>
          </table:table-cell>
          <table:table-cell table:number-columns-repeated="4"/>
          <table:table-cell table:style-name="ce1" office:value-type="float" office:value="-1.01178" calcext:value-type="float">
            <text:p>-1.0118</text:p>
          </table:table-cell>
          <table:table-cell table:number-columns-repeated="16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-0.97988" calcext:value-type="float">
            <text:p>-0.9799</text:p>
          </table:table-cell>
          <table:table-cell office:value-type="float" office:value="0.75473" calcext:value-type="float">
            <text:p>0.7547</text:p>
          </table:table-cell>
          <table:table-cell office:value-type="float" office:value="-0.3086" calcext:value-type="float">
            <text:p>-0.3086</text:p>
          </table:table-cell>
          <table:table-cell table:number-columns-repeated="4"/>
          <table:table-cell table:style-name="ce1" office:value-type="float" office:value="-0.97988" calcext:value-type="float">
            <text:p>-0.9799</text:p>
          </table:table-cell>
          <table:table-cell table:number-columns-repeated="16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-0.94546" calcext:value-type="float">
            <text:p>-0.9455</text:p>
          </table:table-cell>
          <table:table-cell office:value-type="float" office:value="0.73656" calcext:value-type="float">
            <text:p>0.7366</text:p>
          </table:table-cell>
          <table:table-cell office:value-type="float" office:value="-0.29852" calcext:value-type="float">
            <text:p>-0.2985</text:p>
          </table:table-cell>
          <table:table-cell table:number-columns-repeated="4"/>
          <table:table-cell table:style-name="ce1" office:value-type="float" office:value="-0.94546" calcext:value-type="float">
            <text:p>-0.9455</text:p>
          </table:table-cell>
          <table:table-cell table:number-columns-repeated="16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-0.90866" calcext:value-type="float">
            <text:p>-0.9087</text:p>
          </table:table-cell>
          <table:table-cell office:value-type="float" office:value="0.71815" calcext:value-type="float">
            <text:p>0.7182</text:p>
          </table:table-cell>
          <table:table-cell office:value-type="float" office:value="-0.28779" calcext:value-type="float">
            <text:p>-0.2878</text:p>
          </table:table-cell>
          <table:table-cell table:number-columns-repeated="4"/>
          <table:table-cell table:style-name="ce1" office:value-type="float" office:value="-0.90866" calcext:value-type="float">
            <text:p>-0.9087</text:p>
          </table:table-cell>
          <table:table-cell table:number-columns-repeated="16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-0.86962" calcext:value-type="float">
            <text:p>-0.8696</text:p>
          </table:table-cell>
          <table:table-cell office:value-type="float" office:value="0.69954" calcext:value-type="float">
            <text:p>0.6995</text:p>
          </table:table-cell>
          <table:table-cell office:value-type="float" office:value="-0.27643" calcext:value-type="float">
            <text:p>-0.2764</text:p>
          </table:table-cell>
          <table:table-cell table:number-columns-repeated="4"/>
          <table:table-cell table:style-name="ce1" office:value-type="float" office:value="-0.86962" calcext:value-type="float">
            <text:p>-0.8696</text:p>
          </table:table-cell>
          <table:table-cell table:number-columns-repeated="16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-0.8285" calcext:value-type="float">
            <text:p>-0.8285</text:p>
          </table:table-cell>
          <table:table-cell office:value-type="float" office:value="0.6807" calcext:value-type="float">
            <text:p>0.6807</text:p>
          </table:table-cell>
          <table:table-cell office:value-type="float" office:value="-0.26446" calcext:value-type="float">
            <text:p>-0.2645</text:p>
          </table:table-cell>
          <table:table-cell table:number-columns-repeated="4"/>
          <table:table-cell table:style-name="ce1" office:value-type="float" office:value="-0.8285" calcext:value-type="float">
            <text:p>-0.8285</text:p>
          </table:table-cell>
          <table:table-cell table:number-columns-repeated="16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-0.78546" calcext:value-type="float">
            <text:p>-0.7855</text:p>
          </table:table-cell>
          <table:table-cell office:value-type="float" office:value="0.66166" calcext:value-type="float">
            <text:p>0.6617</text:p>
          </table:table-cell>
          <table:table-cell office:value-type="float" office:value="-0.25194" calcext:value-type="float">
            <text:p>-0.2519</text:p>
          </table:table-cell>
          <table:table-cell table:number-columns-repeated="4"/>
          <table:table-cell table:style-name="ce1" office:value-type="float" office:value="-0.78546" calcext:value-type="float">
            <text:p>-0.7855</text:p>
          </table:table-cell>
          <table:table-cell table:number-columns-repeated="16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-0.74066" calcext:value-type="float">
            <text:p>-0.7407</text:p>
          </table:table-cell>
          <table:table-cell office:value-type="float" office:value="0.64242" calcext:value-type="float">
            <text:p>0.6424</text:p>
          </table:table-cell>
          <table:table-cell office:value-type="float" office:value="-0.23889" calcext:value-type="float">
            <text:p>-0.2389</text:p>
          </table:table-cell>
          <table:table-cell table:number-columns-repeated="4"/>
          <table:table-cell table:style-name="ce1" office:value-type="float" office:value="-0.74066" calcext:value-type="float">
            <text:p>-0.7407</text:p>
          </table:table-cell>
          <table:table-cell table:number-columns-repeated="16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-0.69429" calcext:value-type="float">
            <text:p>-0.6943</text:p>
          </table:table-cell>
          <table:table-cell office:value-type="float" office:value="0.62298" calcext:value-type="float">
            <text:p>0.6230</text:p>
          </table:table-cell>
          <table:table-cell office:value-type="float" office:value="-0.22536" calcext:value-type="float">
            <text:p>-0.2254</text:p>
          </table:table-cell>
          <table:table-cell table:number-columns-repeated="4"/>
          <table:table-cell table:style-name="ce1" office:value-type="float" office:value="-0.69429" calcext:value-type="float">
            <text:p>-0.6943</text:p>
          </table:table-cell>
          <table:table-cell table:number-columns-repeated="16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-0.64652" calcext:value-type="float">
            <text:p>-0.6465</text:p>
          </table:table-cell>
          <table:table-cell office:value-type="float" office:value="0.60336" calcext:value-type="float">
            <text:p>0.6034</text:p>
          </table:table-cell>
          <table:table-cell office:value-type="float" office:value="-0.2114" calcext:value-type="float">
            <text:p>-0.2114</text:p>
          </table:table-cell>
          <table:table-cell table:number-columns-repeated="4"/>
          <table:table-cell table:style-name="ce1" office:value-type="float" office:value="-0.64652" calcext:value-type="float">
            <text:p>-0.6465</text:p>
          </table:table-cell>
          <table:table-cell table:number-columns-repeated="16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-0.59756" calcext:value-type="float">
            <text:p>-0.5976</text:p>
          </table:table-cell>
          <table:table-cell office:value-type="float" office:value="0.58355" calcext:value-type="float">
            <text:p>0.5836</text:p>
          </table:table-cell>
          <table:table-cell office:value-type="float" office:value="-0.19705" calcext:value-type="float">
            <text:p>-0.1971</text:p>
          </table:table-cell>
          <table:table-cell table:number-columns-repeated="4"/>
          <table:table-cell table:style-name="ce1" office:value-type="float" office:value="-0.59756" calcext:value-type="float">
            <text:p>-0.5976</text:p>
          </table:table-cell>
          <table:table-cell table:number-columns-repeated="16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-0.54758" calcext:value-type="float">
            <text:p>-0.5476</text:p>
          </table:table-cell>
          <table:table-cell office:value-type="float" office:value="0.56356" calcext:value-type="float">
            <text:p>0.5636</text:p>
          </table:table-cell>
          <table:table-cell office:value-type="float" office:value="-0.18236" calcext:value-type="float">
            <text:p>-0.1824</text:p>
          </table:table-cell>
          <table:table-cell table:number-columns-repeated="4"/>
          <table:table-cell table:style-name="ce1" office:value-type="float" office:value="-0.54758" calcext:value-type="float">
            <text:p>-0.5476</text:p>
          </table:table-cell>
          <table:table-cell table:number-columns-repeated="16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-0.49679" calcext:value-type="float">
            <text:p>-0.4968</text:p>
          </table:table-cell>
          <table:table-cell office:value-type="float" office:value="0.5434" calcext:value-type="float">
            <text:p>0.5434</text:p>
          </table:table-cell>
          <table:table-cell office:value-type="float" office:value="-0.1674" calcext:value-type="float">
            <text:p>-0.1674</text:p>
          </table:table-cell>
          <table:table-cell table:number-columns-repeated="4"/>
          <table:table-cell table:style-name="ce1" office:value-type="float" office:value="-0.49679" calcext:value-type="float">
            <text:p>-0.4968</text:p>
          </table:table-cell>
          <table:table-cell table:number-columns-repeated="16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-0.44538" calcext:value-type="float">
            <text:p>-0.4454</text:p>
          </table:table-cell>
          <table:table-cell office:value-type="float" office:value="0.52307" calcext:value-type="float">
            <text:p>0.5231</text:p>
          </table:table-cell>
          <table:table-cell office:value-type="float" office:value="-0.15222" calcext:value-type="float">
            <text:p>-0.1522</text:p>
          </table:table-cell>
          <table:table-cell table:number-columns-repeated="4"/>
          <table:table-cell table:style-name="ce1" office:value-type="float" office:value="-0.44538" calcext:value-type="float">
            <text:p>-0.4454</text:p>
          </table:table-cell>
          <table:table-cell table:number-columns-repeated="16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-0.39357" calcext:value-type="float">
            <text:p>-0.3936</text:p>
          </table:table-cell>
          <table:table-cell office:value-type="float" office:value="0.50259" calcext:value-type="float">
            <text:p>0.5026</text:p>
          </table:table-cell>
          <table:table-cell office:value-type="float" office:value="-0.13688" calcext:value-type="float">
            <text:p>-0.1369</text:p>
          </table:table-cell>
          <table:table-cell table:number-columns-repeated="4"/>
          <table:table-cell table:style-name="ce1" office:value-type="float" office:value="-0.39357" calcext:value-type="float">
            <text:p>-0.3936</text:p>
          </table:table-cell>
          <table:table-cell table:number-columns-repeated="16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-0.34155" calcext:value-type="float">
            <text:p>-0.3416</text:p>
          </table:table-cell>
          <table:table-cell office:value-type="float" office:value="0.48195" calcext:value-type="float">
            <text:p>0.4820</text:p>
          </table:table-cell>
          <table:table-cell office:value-type="float" office:value="-0.12145" calcext:value-type="float">
            <text:p>-0.1215</text:p>
          </table:table-cell>
          <table:table-cell table:number-columns-repeated="4"/>
          <table:table-cell table:style-name="ce1" office:value-type="float" office:value="-0.34155" calcext:value-type="float">
            <text:p>-0.3416</text:p>
          </table:table-cell>
          <table:table-cell table:number-columns-repeated="16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-0.37041" calcext:value-type="float">
            <text:p>-0.3704</text:p>
          </table:table-cell>
          <table:table-cell office:value-type="float" office:value="0.46117" calcext:value-type="float">
            <text:p>0.4612</text:p>
          </table:table-cell>
          <table:table-cell office:value-type="float" office:value="-0.12509" calcext:value-type="float">
            <text:p>-0.1251</text:p>
          </table:table-cell>
          <table:table-cell table:number-columns-repeated="4"/>
          <table:table-cell table:style-name="ce1" office:value-type="float" office:value="-0.37041" calcext:value-type="float">
            <text:p>-0.3704</text:p>
          </table:table-cell>
          <table:table-cell table:number-columns-repeated="16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-0.39587" calcext:value-type="float">
            <text:p>-0.3959</text:p>
          </table:table-cell>
          <table:table-cell office:value-type="float" office:value="0.44024" calcext:value-type="float">
            <text:p>0.4402</text:p>
          </table:table-cell>
          <table:table-cell office:value-type="float" office:value="-0.12813" calcext:value-type="float">
            <text:p>-0.1281</text:p>
          </table:table-cell>
          <table:table-cell table:number-columns-repeated="4"/>
          <table:table-cell table:style-name="ce1" office:value-type="float" office:value="-0.39587" calcext:value-type="float">
            <text:p>-0.3959</text:p>
          </table:table-cell>
          <table:table-cell table:number-columns-repeated="16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-0.41794" calcext:value-type="float">
            <text:p>-0.4179</text:p>
          </table:table-cell>
          <table:table-cell office:value-type="float" office:value="0.41918" calcext:value-type="float">
            <text:p>0.4192</text:p>
          </table:table-cell>
          <table:table-cell office:value-type="float" office:value="-0.13056" calcext:value-type="float">
            <text:p>-0.1306</text:p>
          </table:table-cell>
          <table:table-cell table:number-columns-repeated="4"/>
          <table:table-cell table:style-name="ce1" office:value-type="float" office:value="-0.41794" calcext:value-type="float">
            <text:p>-0.4179</text:p>
          </table:table-cell>
          <table:table-cell table:number-columns-repeated="16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-0.43661" calcext:value-type="float">
            <text:p>-0.4366</text:p>
          </table:table-cell>
          <table:table-cell office:value-type="float" office:value="0.39799" calcext:value-type="float">
            <text:p>0.3980</text:p>
          </table:table-cell>
          <table:table-cell office:value-type="float" office:value="-0.13235" calcext:value-type="float">
            <text:p>-0.1324</text:p>
          </table:table-cell>
          <table:table-cell table:number-columns-repeated="4"/>
          <table:table-cell table:style-name="ce1" office:value-type="float" office:value="-0.43661" calcext:value-type="float">
            <text:p>-0.4366</text:p>
          </table:table-cell>
          <table:table-cell table:number-columns-repeated="16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-0.45189" calcext:value-type="float">
            <text:p>-0.4519</text:p>
          </table:table-cell>
          <table:table-cell office:value-type="float" office:value="0.37669" calcext:value-type="float">
            <text:p>0.3767</text:p>
          </table:table-cell>
          <table:table-cell office:value-type="float" office:value="-0.1335" calcext:value-type="float">
            <text:p>-0.1335</text:p>
          </table:table-cell>
          <table:table-cell table:number-columns-repeated="4"/>
          <table:table-cell table:style-name="ce1" office:value-type="float" office:value="-0.45189" calcext:value-type="float">
            <text:p>-0.4519</text:p>
          </table:table-cell>
          <table:table-cell table:number-columns-repeated="16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-0.46377" calcext:value-type="float">
            <text:p>-0.4638</text:p>
          </table:table-cell>
          <table:table-cell office:value-type="float" office:value="0.35526" calcext:value-type="float">
            <text:p>0.3553</text:p>
          </table:table-cell>
          <table:table-cell office:value-type="float" office:value="-0.13399" calcext:value-type="float">
            <text:p>-0.1340</text:p>
          </table:table-cell>
          <table:table-cell table:number-columns-repeated="4"/>
          <table:table-cell table:style-name="ce1" office:value-type="float" office:value="-0.46377" calcext:value-type="float">
            <text:p>-0.4638</text:p>
          </table:table-cell>
          <table:table-cell table:number-columns-repeated="16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-0.47226" calcext:value-type="float">
            <text:p>-0.4723</text:p>
          </table:table-cell>
          <table:table-cell office:value-type="float" office:value="0.33373" calcext:value-type="float">
            <text:p>0.3337</text:p>
          </table:table-cell>
          <table:table-cell office:value-type="float" office:value="-0.13381" calcext:value-type="float">
            <text:p>-0.1338</text:p>
          </table:table-cell>
          <table:table-cell table:number-columns-repeated="4"/>
          <table:table-cell table:style-name="ce1" office:value-type="float" office:value="-0.47226" calcext:value-type="float">
            <text:p>-0.4723</text:p>
          </table:table-cell>
          <table:table-cell table:number-columns-repeated="16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-0.47735" calcext:value-type="float">
            <text:p>-0.4774</text:p>
          </table:table-cell>
          <table:table-cell office:value-type="float" office:value="0.3121" calcext:value-type="float">
            <text:p>0.3121</text:p>
          </table:table-cell>
          <table:table-cell office:value-type="float" office:value="-0.13295" calcext:value-type="float">
            <text:p>-0.1330</text:p>
          </table:table-cell>
          <table:table-cell table:number-columns-repeated="4"/>
          <table:table-cell table:style-name="ce1" office:value-type="float" office:value="-0.47735" calcext:value-type="float">
            <text:p>-0.4774</text:p>
          </table:table-cell>
          <table:table-cell table:number-columns-repeated="16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-0.47905" calcext:value-type="float">
            <text:p>-0.4791</text:p>
          </table:table-cell>
          <table:table-cell office:value-type="float" office:value="0.29037" calcext:value-type="float">
            <text:p>0.2904</text:p>
          </table:table-cell>
          <table:table-cell office:value-type="float" office:value="-0.13141" calcext:value-type="float">
            <text:p>-0.1314</text:p>
          </table:table-cell>
          <table:table-cell table:number-columns-repeated="4"/>
          <table:table-cell table:style-name="ce1" office:value-type="float" office:value="-0.47905" calcext:value-type="float">
            <text:p>-0.4791</text:p>
          </table:table-cell>
          <table:table-cell table:number-columns-repeated="16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-0.54273" calcext:value-type="float">
            <text:p>-0.5427</text:p>
          </table:table-cell>
          <table:table-cell office:value-type="float" office:value="0.26856" calcext:value-type="float">
            <text:p>0.2686</text:p>
          </table:table-cell>
          <table:table-cell office:value-type="float" office:value="-0.14528" calcext:value-type="float">
            <text:p>-0.1453</text:p>
          </table:table-cell>
          <table:table-cell table:number-columns-repeated="4"/>
          <table:table-cell table:style-name="ce1" office:value-type="float" office:value="-0.54273" calcext:value-type="float">
            <text:p>-0.5427</text:p>
          </table:table-cell>
          <table:table-cell table:number-columns-repeated="16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-0.53278" calcext:value-type="float">
            <text:p>-0.5328</text:p>
          </table:table-cell>
          <table:table-cell office:value-type="float" office:value="0.24666" calcext:value-type="float">
            <text:p>0.2467</text:p>
          </table:table-cell>
          <table:table-cell office:value-type="float" office:value="-0.1412" calcext:value-type="float">
            <text:p>-0.1412</text:p>
          </table:table-cell>
          <table:table-cell table:number-columns-repeated="4"/>
          <table:table-cell table:style-name="ce1" office:value-type="float" office:value="-0.53278" calcext:value-type="float">
            <text:p>-0.5328</text:p>
          </table:table-cell>
          <table:table-cell table:number-columns-repeated="16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-0.51259" calcext:value-type="float">
            <text:p>-0.5126</text:p>
          </table:table-cell>
          <table:table-cell office:value-type="float" office:value="0.22468" calcext:value-type="float">
            <text:p>0.2247</text:p>
          </table:table-cell>
          <table:table-cell office:value-type="float" office:value="-0.13472" calcext:value-type="float">
            <text:p>-0.1347</text:p>
          </table:table-cell>
          <table:table-cell table:number-columns-repeated="4"/>
          <table:table-cell table:style-name="ce1" office:value-type="float" office:value="-0.51259" calcext:value-type="float">
            <text:p>-0.5126</text:p>
          </table:table-cell>
          <table:table-cell table:number-columns-repeated="16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-0.48031" calcext:value-type="float">
            <text:p>-0.4803</text:p>
          </table:table-cell>
          <table:table-cell office:value-type="float" office:value="0.20264" calcext:value-type="float">
            <text:p>0.2026</text:p>
          </table:table-cell>
          <table:table-cell office:value-type="float" office:value="-0.12536" calcext:value-type="float">
            <text:p>-0.1254</text:p>
          </table:table-cell>
          <table:table-cell table:number-columns-repeated="4"/>
          <table:table-cell table:style-name="ce1" office:value-type="float" office:value="-0.48031" calcext:value-type="float">
            <text:p>-0.4803</text:p>
          </table:table-cell>
          <table:table-cell table:number-columns-repeated="16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-0.43445" calcext:value-type="float">
            <text:p>-0.4345</text:p>
          </table:table-cell>
          <table:table-cell office:value-type="float" office:value="0.18054" calcext:value-type="float">
            <text:p>0.1805</text:p>
          </table:table-cell>
          <table:table-cell office:value-type="float" office:value="-0.11274" calcext:value-type="float">
            <text:p>-0.1127</text:p>
          </table:table-cell>
          <table:table-cell table:number-columns-repeated="4"/>
          <table:table-cell table:style-name="ce1" office:value-type="float" office:value="-0.43445" calcext:value-type="float">
            <text:p>-0.4345</text:p>
          </table:table-cell>
          <table:table-cell table:number-columns-repeated="16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-0.37374" calcext:value-type="float">
            <text:p>-0.3737</text:p>
          </table:table-cell>
          <table:table-cell office:value-type="float" office:value="0.15838" calcext:value-type="float">
            <text:p>0.1584</text:p>
          </table:table-cell>
          <table:table-cell office:value-type="float" office:value="-0.09653" calcext:value-type="float">
            <text:p>-0.0965</text:p>
          </table:table-cell>
          <table:table-cell table:number-columns-repeated="4"/>
          <table:table-cell table:style-name="ce1" office:value-type="float" office:value="-0.37374" calcext:value-type="float">
            <text:p>-0.3737</text:p>
          </table:table-cell>
          <table:table-cell table:number-columns-repeated="16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-0.29705" calcext:value-type="float">
            <text:p>-0.2971</text:p>
          </table:table-cell>
          <table:table-cell office:value-type="float" office:value="0.13617" calcext:value-type="float">
            <text:p>0.1362</text:p>
          </table:table-cell>
          <table:table-cell office:value-type="float" office:value="-0.07646" calcext:value-type="float">
            <text:p>-0.0765</text:p>
          </table:table-cell>
          <table:table-cell table:number-columns-repeated="4"/>
          <table:table-cell table:style-name="ce1" office:value-type="float" office:value="-0.29705" calcext:value-type="float">
            <text:p>-0.2971</text:p>
          </table:table-cell>
          <table:table-cell table:number-columns-repeated="16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-0.20336" calcext:value-type="float">
            <text:p>-0.2034</text:p>
          </table:table-cell>
          <table:table-cell office:value-type="float" office:value="0.11393" calcext:value-type="float">
            <text:p>0.1139</text:p>
          </table:table-cell>
          <table:table-cell office:value-type="float" office:value="-0.05226" calcext:value-type="float">
            <text:p>-0.0523</text:p>
          </table:table-cell>
          <table:table-cell table:number-columns-repeated="4"/>
          <table:table-cell table:style-name="ce1" office:value-type="float" office:value="-0.20336" calcext:value-type="float">
            <text:p>-0.2034</text:p>
          </table:table-cell>
          <table:table-cell table:number-columns-repeated="16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-0.11" calcext:value-type="float">
            <text:p>-0.1100</text:p>
          </table:table-cell>
          <table:table-cell office:value-type="float" office:value="0.09164" calcext:value-type="float">
            <text:p>0.0916</text:p>
          </table:table-cell>
          <table:table-cell office:value-type="float" office:value="-0.02828" calcext:value-type="float">
            <text:p>-0.0283</text:p>
          </table:table-cell>
          <table:table-cell table:number-columns-repeated="4"/>
          <table:table-cell table:style-name="ce1" office:value-type="float" office:value="-0.11" calcext:value-type="float">
            <text:p>-0.1100</text:p>
          </table:table-cell>
          <table:table-cell table:number-columns-repeated="16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-0.0385" calcext:value-type="float">
            <text:p>-0.0385</text:p>
          </table:table-cell>
          <table:table-cell office:value-type="float" office:value="0.06933" calcext:value-type="float">
            <text:p>0.0693</text:p>
          </table:table-cell>
          <table:table-cell office:value-type="float" office:value="-0.00993" calcext:value-type="float">
            <text:p>-0.0099</text:p>
          </table:table-cell>
          <table:table-cell table:number-columns-repeated="4"/>
          <table:table-cell table:style-name="ce1" office:value-type="float" office:value="-0.0385" calcext:value-type="float">
            <text:p>-0.0385</text:p>
          </table:table-cell>
          <table:table-cell table:number-columns-repeated="16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33" calcext:value-type="float">
            <text:p>0.0330</text:p>
          </table:table-cell>
          <table:table-cell office:value-type="float" office:value="0.047" calcext:value-type="float">
            <text:p>0.0470</text:p>
          </table:table-cell>
          <table:table-cell office:value-type="float" office:value="0.00825" calcext:value-type="float">
            <text:p>0.0083</text:p>
          </table:table-cell>
          <table:table-cell table:number-columns-repeated="4"/>
          <table:table-cell table:style-name="ce1" office:value-type="float" office:value="0.033" calcext:value-type="float">
            <text:p>0.0330</text:p>
          </table:table-cell>
          <table:table-cell table:number-columns-repeated="16"/>
        </table:table-row>
        <table:table-row table:style-name="ro1" table:number-rows-repeated="1047832">
          <table:table-cell table:number-columns-repeated="25"/>
        </table:table-row>
        <table:table-row table:style-name="ro1">
          <table:table-cell table:number-columns-repeated="25"/>
        </table:table-row>
      </table:table>
      <table:table table:name="180-180" table:style-name="ta1">
        <table:shapes>
          <draw:frame draw:z-index="0" draw:style-name="gr1" draw:text-style-name="P1" svg:width="331.16mm" svg:height="186.27mm" svg:x="22.58mm" svg:y="4.53mm">
            <draw:object draw:notify-on-update-of-ranges="B21_ASG29.A23:B21_ASG29.A743 B21_ASG29.B22:B21_ASG29.B22 B21_ASG29.B23:B21_ASG29.B743 B21_ASG29.A23:B21_ASG29.A743 B21_ASG29.C22:B21_ASG29.C22 B21_ASG29.C23:B21_ASG29.C743 B21_ASG29.A23:B21_ASG29.A743 B21_ASG29.D22:B21_ASG29.D22 B21_ASG29.D23:B21_ASG29.D74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20-20" table:style-name="ta1">
        <table:shapes>
          <draw:frame draw:z-index="0" draw:style-name="gr1" draw:text-style-name="P1" svg:width="374.45mm" svg:height="210.62mm" svg:x="22.59mm" svg:y="4.53mm">
            <draw:object draw:notify-on-update-of-ranges="B21_ASG29.A183:B21_ASG29.A583 B21_ASG29.B22:B21_ASG29.B22 B21_ASG29.B183:B21_ASG29.B583 B21_ASG29.A183:B21_ASG29.A583 B21_ASG29.C22:B21_ASG29.C22 B21_ASG29.C183:B21_ASG29.C583 B21_ASG29.A183:B21_ASG29.A583 B21_ASG29.E22:B21_ASG29.E22 B21_ASG29.E183:B21_ASG29.E583 B21_ASG29.A183:B21_ASG29.A583 B21_ASG29.D22:B21_ASG29.D22 B21_ASG29.D183:B21_ASG29.D583 B21_ASG29.A183:B21_ASG29.A583 B21_ASG29.F22:B21_ASG29.F22 B21_ASG29.F183:B21_ASG29.F58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Speed-LD" table:style-name="ta1">
        <table:shapes>
          <draw:frame draw:z-index="0" draw:style-name="gr1" draw:text-style-name="P1" svg:width="356.04mm" svg:height="200.26mm" svg:x="22.59mm" svg:y="4.53mm">
            <draw:object draw:notify-on-update-of-ranges="B21_ASG29.G386:B21_ASG29.G583 B21_ASG29.H386:B21_ASG29.H583 Settings.A19:Settings.A29 Settings.D19:Settings.D29 Settings.A19:Settings.A29 Settings.C19:Settings.C2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alpha-speed" table:style-name="ta1">
        <table:shapes>
          <draw:frame draw:z-index="0" draw:style-name="gr1" draw:text-style-name="P1" svg:width="327.23mm" svg:height="184.06mm" svg:x="15.43mm" svg:y="33.75mm">
            <draw:object draw:notify-on-update-of-ranges="B21_ASG29.G386:B21_ASG29.G583 B21_ASG29.A386:B21_ASG29.A58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4" loext:min-decimal-places="4" number:min-integer-digits="1"/>
    </number:number-style>
    <number:number-style style:name="N112">
      <number:number number:decimal-places="1" loext:min-decimal-places="1" number:min-integer-digits="1"/>
    </number:number-style>
    <number:number-style style:name="N113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scale-to="7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30">00/00/0000</text:date>, <text:time style:data-style-name="N2" text:time-value="08:48:20.8745647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8-30T15:37:59.365482597</dc:date>
    <meta:editing-duration>PT35M55S</meta:editing-duration>
    <meta:editing-cycles>4</meta:editing-cycles>
    <meta:generator>LibreOffice/6.0.7.3$Linux_X86_64 LibreOffice_project/00m0$Build-3</meta:generator>
    <meta:print-date>2019-08-29T16:48:22.054663476</meta:print-date>
    <meta:document-statistic meta:table-count="6" meta:cell-count="4950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-180" chart:maximum="180" chart:interval-major="20" chart:interval-minor-divisor="2" chart:reverse-direction="false" text:line-break="false" loext:try-staggering-first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6" style:family="chart" style:data-style-name="N11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3.117cm" svg:height="18.628cm" xlink:href=".." xlink:type="simple" chart:class="chart:scatter" chart:style-name="ch1">
        <chart:title svg:x="14.093cm" svg:y="0.508cm" chart:style-name="ch2">
          <text:p>B21_ASG29 2019-08-29</text:p>
        </chart:title>
        <chart:legend chart:legend-position="end" svg:x="31.191cm" svg:y="8.517cm" style:legend-expansion="high" chart:style-name="ch3"/>
        <chart:plot-area chart:style-name="ch4" table:cell-range-address="B21_ASG29.A23:B21_ASG29.D743 B21_ASG29.B22:B21_ASG29.D22" chart:data-source-has-labels="row" svg:x="0.662cm" svg:y="1.659cm" svg:width="29.867cm" svg:height="16.597cm">
          <chartooo:coordinate-region svg:x="0.861cm" svg:y="1.858cm" svg:width="29.469cm" svg:height="16.19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B21_ASG29.B23:B21_ASG29.B743" chart:label-cell-address="B21_ASG29.B22:B21_ASG29.B22" chart:class="chart:scatter">
            <chart:domain table:cell-range-address="B21_ASG29.A23:B21_ASG29.A743"/>
            <chart:data-point chart:repeated="721"/>
          </chart:series>
          <chart:series chart:style-name="ch9" chart:values-cell-range-address="B21_ASG29.C23:B21_ASG29.C743" chart:label-cell-address="B21_ASG29.C22:B21_ASG29.C22" chart:class="chart:scatter">
            <chart:data-point chart:repeated="721"/>
          </chart:series>
          <chart:series chart:style-name="ch10" chart:values-cell-range-address="B21_ASG29.D23:B21_ASG29.D743" chart:label-cell-address="B21_ASG29.D22:B21_ASG29.D22" chart:class="chart:scatter">
            <chart:data-point chart:repeated="72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l</text:p>
                <draw:g>
                  <svg:desc>B21_ASG29.B22:B21_ASG29.B22</svg:desc>
                </draw:g>
              </table:table-cell>
              <table:table-cell office:value-type="string">
                <text:p>cd</text:p>
                <draw:g>
                  <svg:desc>B21_ASG29.C22:B21_ASG29.C22</svg:desc>
                </draw:g>
              </table:table-cell>
              <table:table-cell office:value-type="string">
                <text:p>cm:</text:p>
                <draw:g>
                  <svg:desc>B21_ASG29.D22:B21_ASG29.D2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80">
                <text:p>-180</text:p>
                <draw:g>
                  <svg:desc>B21_ASG29.A23:B21_ASG29.A743</svg:desc>
                </draw:g>
              </table:table-cell>
              <table:table-cell office:value-type="float" office:value="0.033">
                <text:p>0.033</text:p>
                <draw:g>
                  <svg:desc>B21_ASG29.B23:B21_ASG29.B743</svg:desc>
                </draw:g>
              </table:table-cell>
              <table:table-cell office:value-type="float" office:value="0.047">
                <text:p>0.047</text:p>
                <draw:g>
                  <svg:desc>B21_ASG29.C23:B21_ASG29.C743</svg:desc>
                </draw:g>
              </table:table-cell>
              <table:table-cell office:value-type="float" office:value="0.00825">
                <text:p>0.00825</text:p>
                <draw:g>
                  <svg:desc>B21_ASG29.D23:B21_ASG29.D7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79">
                <text:p>-179</text:p>
              </table:table-cell>
              <table:table-cell office:value-type="float" office:value="0.1045">
                <text:p>0.1045</text:p>
              </table:table-cell>
              <table:table-cell office:value-type="float" office:value="0.06933">
                <text:p>0.06933</text:p>
              </table:table-cell>
              <table:table-cell office:value-type="float" office:value="0.02642">
                <text:p>0.026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78">
                <text:p>-178</text:p>
              </table:table-cell>
              <table:table-cell office:value-type="float" office:value="0.176">
                <text:p>0.176</text:p>
              </table:table-cell>
              <table:table-cell office:value-type="float" office:value="0.09164">
                <text:p>0.09164</text:p>
              </table:table-cell>
              <table:table-cell office:value-type="float" office:value="0.04477">
                <text:p>0.044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77">
                <text:p>-177</text:p>
              </table:table-cell>
              <table:table-cell office:value-type="float" office:value="0.26292">
                <text:p>0.26292</text:p>
              </table:table-cell>
              <table:table-cell office:value-type="float" office:value="0.11393">
                <text:p>0.11393</text:p>
              </table:table-cell>
              <table:table-cell office:value-type="float" office:value="0.06713">
                <text:p>0.067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76">
                <text:p>-176</text:p>
              </table:table-cell>
              <table:table-cell office:value-type="float" office:value="0.34865">
                <text:p>0.34865</text:p>
              </table:table-cell>
              <table:table-cell office:value-type="float" office:value="0.13617">
                <text:p>0.13617</text:p>
              </table:table-cell>
              <table:table-cell office:value-type="float" office:value="0.08932">
                <text:p>0.089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75">
                <text:p>-175</text:p>
              </table:table-cell>
              <table:table-cell office:value-type="float" office:value="0.4206">
                <text:p>0.4206</text:p>
              </table:table-cell>
              <table:table-cell office:value-type="float" office:value="0.15838">
                <text:p>0.15838</text:p>
              </table:table-cell>
              <table:table-cell office:value-type="float" office:value="0.1082">
                <text:p>0.10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74">
                <text:p>-174</text:p>
              </table:table-cell>
              <table:table-cell office:value-type="float" office:value="0.47949">
                <text:p>0.47949</text:p>
              </table:table-cell>
              <table:table-cell office:value-type="float" office:value="0.18054">
                <text:p>0.18054</text:p>
              </table:table-cell>
              <table:table-cell office:value-type="float" office:value="0.12393">
                <text:p>0.123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73">
                <text:p>-173</text:p>
              </table:table-cell>
              <table:table-cell office:value-type="float" office:value="0.52612">
                <text:p>0.52612</text:p>
              </table:table-cell>
              <table:table-cell office:value-type="float" office:value="0.20264">
                <text:p>0.20264</text:p>
              </table:table-cell>
              <table:table-cell office:value-type="float" office:value="0.13672">
                <text:p>0.136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72">
                <text:p>-172</text:p>
              </table:table-cell>
              <table:table-cell office:value-type="float" office:value="0.56133">
                <text:p>0.56133</text:p>
              </table:table-cell>
              <table:table-cell office:value-type="float" office:value="0.22468">
                <text:p>0.22468</text:p>
              </table:table-cell>
              <table:table-cell office:value-type="float" office:value="0.14679">
                <text:p>0.146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71">
                <text:p>-171</text:p>
              </table:table-cell>
              <table:table-cell office:value-type="float" office:value="0.58612">
                <text:p>0.58612</text:p>
              </table:table-cell>
              <table:table-cell office:value-type="float" office:value="0.24666">
                <text:p>0.24666</text:p>
              </table:table-cell>
              <table:table-cell office:value-type="float" office:value="0.15437">
                <text:p>0.1543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70">
                <text:p>-170</text:p>
              </table:table-cell>
              <table:table-cell office:value-type="float" office:value="0.60163">
                <text:p>0.60163</text:p>
              </table:table-cell>
              <table:table-cell office:value-type="float" office:value="0.26856">
                <text:p>0.26856</text:p>
              </table:table-cell>
              <table:table-cell office:value-type="float" office:value="0.15978">
                <text:p>0.159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69">
                <text:p>-169</text:p>
              </table:table-cell>
              <table:table-cell office:value-type="float" office:value="0.60927">
                <text:p>0.60927</text:p>
              </table:table-cell>
              <table:table-cell office:value-type="float" office:value="0.29037">
                <text:p>0.29037</text:p>
              </table:table-cell>
              <table:table-cell office:value-type="float" office:value="0.16337">
                <text:p>0.1633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68">
                <text:p>-168</text:p>
              </table:table-cell>
              <table:table-cell office:value-type="float" office:value="0.61105">
                <text:p>0.61105</text:p>
              </table:table-cell>
              <table:table-cell office:value-type="float" office:value="0.3121">
                <text:p>0.3121</text:p>
              </table:table-cell>
              <table:table-cell office:value-type="float" office:value="0.16565">
                <text:p>0.1656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67">
                <text:p>-167</text:p>
              </table:table-cell>
              <table:table-cell office:value-type="float" office:value="0.5429">
                <text:p>0.5429</text:p>
              </table:table-cell>
              <table:table-cell office:value-type="float" office:value="0.33373">
                <text:p>0.33373</text:p>
              </table:table-cell>
              <table:table-cell office:value-type="float" office:value="0.15102">
                <text:p>0.151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66">
                <text:p>-166</text:p>
              </table:table-cell>
              <table:table-cell office:value-type="float" office:value="0.53646">
                <text:p>0.53646</text:p>
              </table:table-cell>
              <table:table-cell office:value-type="float" office:value="0.35526">
                <text:p>0.35526</text:p>
              </table:table-cell>
              <table:table-cell office:value-type="float" office:value="0.15162">
                <text:p>0.1516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65">
                <text:p>-165</text:p>
              </table:table-cell>
              <table:table-cell office:value-type="float" office:value="0.52571">
                <text:p>0.52571</text:p>
              </table:table-cell>
              <table:table-cell office:value-type="float" office:value="0.37669">
                <text:p>0.37669</text:p>
              </table:table-cell>
              <table:table-cell office:value-type="float" office:value="0.15132">
                <text:p>0.151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64">
                <text:p>-164</text:p>
              </table:table-cell>
              <table:table-cell office:value-type="float" office:value="0.51067">
                <text:p>0.51067</text:p>
              </table:table-cell>
              <table:table-cell office:value-type="float" office:value="0.39799">
                <text:p>0.39799</text:p>
              </table:table-cell>
              <table:table-cell office:value-type="float" office:value="0.15015">
                <text:p>0.150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63">
                <text:p>-163</text:p>
              </table:table-cell>
              <table:table-cell office:value-type="float" office:value="0.49134">
                <text:p>0.49134</text:p>
              </table:table-cell>
              <table:table-cell office:value-type="float" office:value="0.41918">
                <text:p>0.41918</text:p>
              </table:table-cell>
              <table:table-cell office:value-type="float" office:value="0.14811">
                <text:p>0.148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62">
                <text:p>-162</text:p>
              </table:table-cell>
              <table:table-cell office:value-type="float" office:value="0.46771">
                <text:p>0.46771</text:p>
              </table:table-cell>
              <table:table-cell office:value-type="float" office:value="0.44024">
                <text:p>0.44024</text:p>
              </table:table-cell>
              <table:table-cell office:value-type="float" office:value="0.14521">
                <text:p>0.1452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61">
                <text:p>-161</text:p>
              </table:table-cell>
              <table:table-cell office:value-type="float" office:value="0.43978">
                <text:p>0.43978</text:p>
              </table:table-cell>
              <table:table-cell office:value-type="float" office:value="0.46117">
                <text:p>0.46117</text:p>
              </table:table-cell>
              <table:table-cell office:value-type="float" office:value="0.14149">
                <text:p>0.1414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60">
                <text:p>-160</text:p>
              </table:table-cell>
              <table:table-cell office:value-type="float" office:value="0.40755">
                <text:p>0.40755</text:p>
              </table:table-cell>
              <table:table-cell office:value-type="float" office:value="0.48195">
                <text:p>0.48195</text:p>
              </table:table-cell>
              <table:table-cell office:value-type="float" office:value="0.13695">
                <text:p>0.1369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59">
                <text:p>-159</text:p>
              </table:table-cell>
              <table:table-cell office:value-type="float" office:value="0.45542">
                <text:p>0.45542</text:p>
              </table:table-cell>
              <table:table-cell office:value-type="float" office:value="0.50259">
                <text:p>0.50259</text:p>
              </table:table-cell>
              <table:table-cell office:value-type="float" office:value="0.15132">
                <text:p>0.1513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58">
                <text:p>-158</text:p>
              </table:table-cell>
              <table:table-cell office:value-type="float" office:value="0.50311">
                <text:p>0.50311</text:p>
              </table:table-cell>
              <table:table-cell office:value-type="float" office:value="0.52307">
                <text:p>0.52307</text:p>
              </table:table-cell>
              <table:table-cell office:value-type="float" office:value="0.16561">
                <text:p>0.1656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57">
                <text:p>-157</text:p>
              </table:table-cell>
              <table:table-cell office:value-type="float" office:value="0.55042">
                <text:p>0.55042</text:p>
              </table:table-cell>
              <table:table-cell office:value-type="float" office:value="0.5434">
                <text:p>0.5434</text:p>
              </table:table-cell>
              <table:table-cell office:value-type="float" office:value="0.17975">
                <text:p>0.179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56">
                <text:p>-156</text:p>
              </table:table-cell>
              <table:table-cell office:value-type="float" office:value="0.59716">
                <text:p>0.59716</text:p>
              </table:table-cell>
              <table:table-cell office:value-type="float" office:value="0.56356">
                <text:p>0.56356</text:p>
              </table:table-cell>
              <table:table-cell office:value-type="float" office:value="0.19369">
                <text:p>0.1936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55">
                <text:p>-155</text:p>
              </table:table-cell>
              <table:table-cell office:value-type="float" office:value="0.64316">
                <text:p>0.64316</text:p>
              </table:table-cell>
              <table:table-cell office:value-type="float" office:value="0.58355">
                <text:p>0.58355</text:p>
              </table:table-cell>
              <table:table-cell office:value-type="float" office:value="0.20738">
                <text:p>0.2073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54">
                <text:p>-154</text:p>
              </table:table-cell>
              <table:table-cell office:value-type="float" office:value="0.68823">
                <text:p>0.68823</text:p>
              </table:table-cell>
              <table:table-cell office:value-type="float" office:value="0.60336">
                <text:p>0.60336</text:p>
              </table:table-cell>
              <table:table-cell office:value-type="float" office:value="0.22077">
                <text:p>0.2207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53">
                <text:p>-153</text:p>
              </table:table-cell>
              <table:table-cell office:value-type="float" office:value="0.73219">
                <text:p>0.73219</text:p>
              </table:table-cell>
              <table:table-cell office:value-type="float" office:value="0.62298">
                <text:p>0.62298</text:p>
              </table:table-cell>
              <table:table-cell office:value-type="float" office:value="0.2338">
                <text:p>0.233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52">
                <text:p>-152</text:p>
              </table:table-cell>
              <table:table-cell office:value-type="float" office:value="0.77486">
                <text:p>0.77486</text:p>
              </table:table-cell>
              <table:table-cell office:value-type="float" office:value="0.64242">
                <text:p>0.64242</text:p>
              </table:table-cell>
              <table:table-cell office:value-type="float" office:value="0.24644">
                <text:p>0.2464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51">
                <text:p>-151</text:p>
              </table:table-cell>
              <table:table-cell office:value-type="float" office:value="0.81609">
                <text:p>0.81609</text:p>
              </table:table-cell>
              <table:table-cell office:value-type="float" office:value="0.66166">
                <text:p>0.66166</text:p>
              </table:table-cell>
              <table:table-cell office:value-type="float" office:value="0.25864">
                <text:p>0.2586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50">
                <text:p>-150</text:p>
              </table:table-cell>
              <table:table-cell office:value-type="float" office:value="0.85571">
                <text:p>0.85571</text:p>
              </table:table-cell>
              <table:table-cell office:value-type="float" office:value="0.6807">
                <text:p>0.6807</text:p>
              </table:table-cell>
              <table:table-cell office:value-type="float" office:value="0.27035">
                <text:p>0.2703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49">
                <text:p>-149</text:p>
              </table:table-cell>
              <table:table-cell office:value-type="float" office:value="0.89355">
                <text:p>0.89355</text:p>
              </table:table-cell>
              <table:table-cell office:value-type="float" office:value="0.69954">
                <text:p>0.69954</text:p>
              </table:table-cell>
              <table:table-cell office:value-type="float" office:value="0.28155">
                <text:p>0.2815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48">
                <text:p>-148</text:p>
              </table:table-cell>
              <table:table-cell office:value-type="float" office:value="0.92948">
                <text:p>0.92948</text:p>
              </table:table-cell>
              <table:table-cell office:value-type="float" office:value="0.71815">
                <text:p>0.71815</text:p>
              </table:table-cell>
              <table:table-cell office:value-type="float" office:value="0.2922">
                <text:p>0.292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47">
                <text:p>-147</text:p>
              </table:table-cell>
              <table:table-cell office:value-type="float" office:value="0.96335">
                <text:p>0.96335</text:p>
              </table:table-cell>
              <table:table-cell office:value-type="float" office:value="0.73656">
                <text:p>0.73656</text:p>
              </table:table-cell>
              <table:table-cell office:value-type="float" office:value="0.30227">
                <text:p>0.3022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46">
                <text:p>-146</text:p>
              </table:table-cell>
              <table:table-cell office:value-type="float" office:value="0.99503">
                <text:p>0.99503</text:p>
              </table:table-cell>
              <table:table-cell office:value-type="float" office:value="0.75473">
                <text:p>0.75473</text:p>
              </table:table-cell>
              <table:table-cell office:value-type="float" office:value="0.31174">
                <text:p>0.3117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45">
                <text:p>-145</text:p>
              </table:table-cell>
              <table:table-cell office:value-type="float" office:value="1.02438">
                <text:p>1.02438</text:p>
              </table:table-cell>
              <table:table-cell office:value-type="float" office:value="0.77268">
                <text:p>0.77268</text:p>
              </table:table-cell>
              <table:table-cell office:value-type="float" office:value="0.32058">
                <text:p>0.3205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44">
                <text:p>-144</text:p>
              </table:table-cell>
              <table:table-cell office:value-type="float" office:value="1.05131">
                <text:p>1.05131</text:p>
              </table:table-cell>
              <table:table-cell office:value-type="float" office:value="0.79039">
                <text:p>0.79039</text:p>
              </table:table-cell>
              <table:table-cell office:value-type="float" office:value="0.32878">
                <text:p>0.3287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43">
                <text:p>-143</text:p>
              </table:table-cell>
              <table:table-cell office:value-type="float" office:value="1.07569">
                <text:p>1.07569</text:p>
              </table:table-cell>
              <table:table-cell office:value-type="float" office:value="0.80786">
                <text:p>0.80786</text:p>
              </table:table-cell>
              <table:table-cell office:value-type="float" office:value="0.33632">
                <text:p>0.3363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42">
                <text:p>-142</text:p>
              </table:table-cell>
              <table:table-cell office:value-type="float" office:value="1.09744">
                <text:p>1.09744</text:p>
              </table:table-cell>
              <table:table-cell office:value-type="float" office:value="0.82508">
                <text:p>0.82508</text:p>
              </table:table-cell>
              <table:table-cell office:value-type="float" office:value="0.34319">
                <text:p>0.3431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41">
                <text:p>-141</text:p>
              </table:table-cell>
              <table:table-cell office:value-type="float" office:value="1.11646">
                <text:p>1.11646</text:p>
              </table:table-cell>
              <table:table-cell office:value-type="float" office:value="0.84206">
                <text:p>0.84206</text:p>
              </table:table-cell>
              <table:table-cell office:value-type="float" office:value="0.34939">
                <text:p>0.3493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40">
                <text:p>-140</text:p>
              </table:table-cell>
              <table:table-cell office:value-type="float" office:value="1.13268">
                <text:p>1.13268</text:p>
              </table:table-cell>
              <table:table-cell office:value-type="float" office:value="0.85877">
                <text:p>0.85877</text:p>
              </table:table-cell>
              <table:table-cell office:value-type="float" office:value="0.35492">
                <text:p>0.3549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39">
                <text:p>-139</text:p>
              </table:table-cell>
              <table:table-cell office:value-type="float" office:value="1.14605">
                <text:p>1.14605</text:p>
              </table:table-cell>
              <table:table-cell office:value-type="float" office:value="0.87523">
                <text:p>0.87523</text:p>
              </table:table-cell>
              <table:table-cell office:value-type="float" office:value="0.35978">
                <text:p>0.3597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38">
                <text:p>-138</text:p>
              </table:table-cell>
              <table:table-cell office:value-type="float" office:value="1.15649">
                <text:p>1.15649</text:p>
              </table:table-cell>
              <table:table-cell office:value-type="float" office:value="0.89141">
                <text:p>0.89141</text:p>
              </table:table-cell>
              <table:table-cell office:value-type="float" office:value="0.36398">
                <text:p>0.3639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37">
                <text:p>-137</text:p>
              </table:table-cell>
              <table:table-cell office:value-type="float" office:value="1.16399">
                <text:p>1.16399</text:p>
              </table:table-cell>
              <table:table-cell office:value-type="float" office:value="0.90733">
                <text:p>0.90733</text:p>
              </table:table-cell>
              <table:table-cell office:value-type="float" office:value="0.36752">
                <text:p>0.3675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36">
                <text:p>-136</text:p>
              </table:table-cell>
              <table:table-cell office:value-type="float" office:value="1.1685">
                <text:p>1.1685</text:p>
              </table:table-cell>
              <table:table-cell office:value-type="float" office:value="0.92297">
                <text:p>0.92297</text:p>
              </table:table-cell>
              <table:table-cell office:value-type="float" office:value="0.37042">
                <text:p>0.3704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135">
                <text:p>-135</text:p>
              </table:table-cell>
              <table:table-cell office:value-type="float" office:value="1.17">
                <text:p>1.17</text:p>
              </table:table-cell>
              <table:table-cell office:value-type="float" office:value="0.93833">
                <text:p>0.93833</text:p>
              </table:table-cell>
              <table:table-cell office:value-type="float" office:value="0.3727">
                <text:p>0.372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34">
                <text:p>-134</text:p>
              </table:table-cell>
              <table:table-cell office:value-type="float" office:value="1.16929">
                <text:p>1.16929</text:p>
              </table:table-cell>
              <table:table-cell office:value-type="float" office:value="0.9534">
                <text:p>0.9534</text:p>
              </table:table-cell>
              <table:table-cell office:value-type="float" office:value="0.37452">
                <text:p>0.3745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133">
                <text:p>-133</text:p>
              </table:table-cell>
              <table:table-cell office:value-type="float" office:value="1.16715">
                <text:p>1.16715</text:p>
              </table:table-cell>
              <table:table-cell office:value-type="float" office:value="0.96819">
                <text:p>0.96819</text:p>
              </table:table-cell>
              <table:table-cell office:value-type="float" office:value="0.37602">
                <text:p>0.3760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132">
                <text:p>-132</text:p>
              </table:table-cell>
              <table:table-cell office:value-type="float" office:value="1.16359">
                <text:p>1.16359</text:p>
              </table:table-cell>
              <table:table-cell office:value-type="float" office:value="0.98267">
                <text:p>0.98267</text:p>
              </table:table-cell>
              <table:table-cell office:value-type="float" office:value="0.37722">
                <text:p>0.3772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131">
                <text:p>-131</text:p>
              </table:table-cell>
              <table:table-cell office:value-type="float" office:value="1.15861">
                <text:p>1.15861</text:p>
              </table:table-cell>
              <table:table-cell office:value-type="float" office:value="0.99686">
                <text:p>0.99686</text:p>
              </table:table-cell>
              <table:table-cell office:value-type="float" office:value="0.37812">
                <text:p>0.3781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30">
                <text:p>-130</text:p>
              </table:table-cell>
              <table:table-cell office:value-type="float" office:value="1.15223">
                <text:p>1.15223</text:p>
              </table:table-cell>
              <table:table-cell office:value-type="float" office:value="1.01075">
                <text:p>1.01075</text:p>
              </table:table-cell>
              <table:table-cell office:value-type="float" office:value="0.37873">
                <text:p>0.3787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129">
                <text:p>-129</text:p>
              </table:table-cell>
              <table:table-cell office:value-type="float" office:value="1.14443">
                <text:p>1.14443</text:p>
              </table:table-cell>
              <table:table-cell office:value-type="float" office:value="1.02432">
                <text:p>1.02432</text:p>
              </table:table-cell>
              <table:table-cell office:value-type="float" office:value="0.37907">
                <text:p>0.3790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128">
                <text:p>-128</text:p>
              </table:table-cell>
              <table:table-cell office:value-type="float" office:value="1.13525">
                <text:p>1.13525</text:p>
              </table:table-cell>
              <table:table-cell office:value-type="float" office:value="1.03759">
                <text:p>1.03759</text:p>
              </table:table-cell>
              <table:table-cell office:value-type="float" office:value="0.37914">
                <text:p>0.3791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127">
                <text:p>-127</text:p>
              </table:table-cell>
              <table:table-cell office:value-type="float" office:value="1.12468">
                <text:p>1.12468</text:p>
              </table:table-cell>
              <table:table-cell office:value-type="float" office:value="1.05054">
                <text:p>1.05054</text:p>
              </table:table-cell>
              <table:table-cell office:value-type="float" office:value="0.37896">
                <text:p>0.3789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126">
                <text:p>-126</text:p>
              </table:table-cell>
              <table:table-cell office:value-type="float" office:value="1.11274">
                <text:p>1.11274</text:p>
              </table:table-cell>
              <table:table-cell office:value-type="float" office:value="1.06317">
                <text:p>1.06317</text:p>
              </table:table-cell>
              <table:table-cell office:value-type="float" office:value="0.37854">
                <text:p>0.3785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125">
                <text:p>-125</text:p>
              </table:table-cell>
              <table:table-cell office:value-type="float" office:value="1.09944">
                <text:p>1.09944</text:p>
              </table:table-cell>
              <table:table-cell office:value-type="float" office:value="1.07547">
                <text:p>1.07547</text:p>
              </table:table-cell>
              <table:table-cell office:value-type="float" office:value="0.3779">
                <text:p>0.377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124">
                <text:p>-124</text:p>
              </table:table-cell>
              <table:table-cell office:value-type="float" office:value="1.08481">
                <text:p>1.08481</text:p>
              </table:table-cell>
              <table:table-cell office:value-type="float" office:value="1.08745">
                <text:p>1.08745</text:p>
              </table:table-cell>
              <table:table-cell office:value-type="float" office:value="0.37704">
                <text:p>0.3770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123">
                <text:p>-123</text:p>
              </table:table-cell>
              <table:table-cell office:value-type="float" office:value="1.06885">
                <text:p>1.06885</text:p>
              </table:table-cell>
              <table:table-cell office:value-type="float" office:value="1.0991">
                <text:p>1.0991</text:p>
              </table:table-cell>
              <table:table-cell office:value-type="float" office:value="0.37598">
                <text:p>0.3759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122">
                <text:p>-122</text:p>
              </table:table-cell>
              <table:table-cell office:value-type="float" office:value="1.05159">
                <text:p>1.05159</text:p>
              </table:table-cell>
              <table:table-cell office:value-type="float" office:value="1.11041">
                <text:p>1.11041</text:p>
              </table:table-cell>
              <table:table-cell office:value-type="float" office:value="0.37473">
                <text:p>0.3747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121">
                <text:p>-121</text:p>
              </table:table-cell>
              <table:table-cell office:value-type="float" office:value="1.03305">
                <text:p>1.03305</text:p>
              </table:table-cell>
              <table:table-cell office:value-type="float" office:value="1.12138">
                <text:p>1.12138</text:p>
              </table:table-cell>
              <table:table-cell office:value-type="float" office:value="0.37332">
                <text:p>0.3733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120">
                <text:p>-120</text:p>
              </table:table-cell>
              <table:table-cell office:value-type="float" office:value="1.01325">
                <text:p>1.01325</text:p>
              </table:table-cell>
              <table:table-cell office:value-type="float" office:value="1.13201">
                <text:p>1.13201</text:p>
              </table:table-cell>
              <table:table-cell office:value-type="float" office:value="0.37174">
                <text:p>0.3717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119">
                <text:p>-119</text:p>
              </table:table-cell>
              <table:table-cell office:value-type="float" office:value="0.99222">
                <text:p>0.99222</text:p>
              </table:table-cell>
              <table:table-cell office:value-type="float" office:value="1.1423">
                <text:p>1.1423</text:p>
              </table:table-cell>
              <table:table-cell office:value-type="float" office:value="0.37003">
                <text:p>0.3700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118">
                <text:p>-118</text:p>
              </table:table-cell>
              <table:table-cell office:value-type="float" office:value="0.96997">
                <text:p>0.96997</text:p>
              </table:table-cell>
              <table:table-cell office:value-type="float" office:value="1.15224">
                <text:p>1.15224</text:p>
              </table:table-cell>
              <table:table-cell office:value-type="float" office:value="0.36819">
                <text:p>0.3681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117">
                <text:p>-117</text:p>
              </table:table-cell>
              <table:table-cell office:value-type="float" office:value="0.94655">
                <text:p>0.94655</text:p>
              </table:table-cell>
              <table:table-cell office:value-type="float" office:value="1.16183">
                <text:p>1.16183</text:p>
              </table:table-cell>
              <table:table-cell office:value-type="float" office:value="0.36623">
                <text:p>0.3662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116">
                <text:p>-116</text:p>
              </table:table-cell>
              <table:table-cell office:value-type="float" office:value="0.92197">
                <text:p>0.92197</text:p>
              </table:table-cell>
              <table:table-cell office:value-type="float" office:value="1.17106">
                <text:p>1.17106</text:p>
              </table:table-cell>
              <table:table-cell office:value-type="float" office:value="0.36418">
                <text:p>0.3641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115">
                <text:p>-115</text:p>
              </table:table-cell>
              <table:table-cell office:value-type="float" office:value="0.89627">
                <text:p>0.89627</text:p>
              </table:table-cell>
              <table:table-cell office:value-type="float" office:value="1.17994">
                <text:p>1.17994</text:p>
              </table:table-cell>
              <table:table-cell office:value-type="float" office:value="0.36204">
                <text:p>0.3620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114">
                <text:p>-114</text:p>
              </table:table-cell>
              <table:table-cell office:value-type="float" office:value="0.86948">
                <text:p>0.86948</text:p>
              </table:table-cell>
              <table:table-cell office:value-type="float" office:value="1.18845">
                <text:p>1.18845</text:p>
              </table:table-cell>
              <table:table-cell office:value-type="float" office:value="0.35984">
                <text:p>0.3598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113">
                <text:p>-113</text:p>
              </table:table-cell>
              <table:table-cell office:value-type="float" office:value="0.84163">
                <text:p>0.84163</text:p>
              </table:table-cell>
              <table:table-cell office:value-type="float" office:value="1.19661">
                <text:p>1.19661</text:p>
              </table:table-cell>
              <table:table-cell office:value-type="float" office:value="0.35758">
                <text:p>0.3575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112">
                <text:p>-112</text:p>
              </table:table-cell>
              <table:table-cell office:value-type="float" office:value="0.81275">
                <text:p>0.81275</text:p>
              </table:table-cell>
              <table:table-cell office:value-type="float" office:value="1.2044">
                <text:p>1.2044</text:p>
              </table:table-cell>
              <table:table-cell office:value-type="float" office:value="0.35529">
                <text:p>0.3552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111">
                <text:p>-111</text:p>
              </table:table-cell>
              <table:table-cell office:value-type="float" office:value="0.78288">
                <text:p>0.78288</text:p>
              </table:table-cell>
              <table:table-cell office:value-type="float" office:value="1.21183">
                <text:p>1.21183</text:p>
              </table:table-cell>
              <table:table-cell office:value-type="float" office:value="0.35297">
                <text:p>0.3529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110">
                <text:p>-110</text:p>
              </table:table-cell>
              <table:table-cell office:value-type="float" office:value="0.75206">
                <text:p>0.75206</text:p>
              </table:table-cell>
              <table:table-cell office:value-type="float" office:value="1.21888">
                <text:p>1.21888</text:p>
              </table:table-cell>
              <table:table-cell office:value-type="float" office:value="0.35065">
                <text:p>0.3506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109">
                <text:p>-109</text:p>
              </table:table-cell>
              <table:table-cell office:value-type="float" office:value="0.72032">
                <text:p>0.72032</text:p>
              </table:table-cell>
              <table:table-cell office:value-type="float" office:value="1.22557">
                <text:p>1.22557</text:p>
              </table:table-cell>
              <table:table-cell office:value-type="float" office:value="0.34833">
                <text:p>0.3483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108">
                <text:p>-108</text:p>
              </table:table-cell>
              <table:table-cell office:value-type="float" office:value="0.68771">
                <text:p>0.68771</text:p>
              </table:table-cell>
              <table:table-cell office:value-type="float" office:value="1.23188">
                <text:p>1.23188</text:p>
              </table:table-cell>
              <table:table-cell office:value-type="float" office:value="0.34602">
                <text:p>0.3460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107">
                <text:p>-107</text:p>
              </table:table-cell>
              <table:table-cell office:value-type="float" office:value="0.65426">
                <text:p>0.65426</text:p>
              </table:table-cell>
              <table:table-cell office:value-type="float" office:value="1.23781">
                <text:p>1.23781</text:p>
              </table:table-cell>
              <table:table-cell office:value-type="float" office:value="0.34375">
                <text:p>0.3437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106">
                <text:p>-106</text:p>
              </table:table-cell>
              <table:table-cell office:value-type="float" office:value="0.62001">
                <text:p>0.62001</text:p>
              </table:table-cell>
              <table:table-cell office:value-type="float" office:value="1.24337">
                <text:p>1.24337</text:p>
              </table:table-cell>
              <table:table-cell office:value-type="float" office:value="0.34153">
                <text:p>0.3415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105">
                <text:p>-105</text:p>
              </table:table-cell>
              <table:table-cell office:value-type="float" office:value="0.585">
                <text:p>0.585</text:p>
              </table:table-cell>
              <table:table-cell office:value-type="float" office:value="1.24855">
                <text:p>1.24855</text:p>
              </table:table-cell>
              <table:table-cell office:value-type="float" office:value="0.33935">
                <text:p>0.3393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104">
                <text:p>-104</text:p>
              </table:table-cell>
              <table:table-cell office:value-type="float" office:value="0.54928">
                <text:p>0.54928</text:p>
              </table:table-cell>
              <table:table-cell office:value-type="float" office:value="1.25335">
                <text:p>1.25335</text:p>
              </table:table-cell>
              <table:table-cell office:value-type="float" office:value="0.33725">
                <text:p>0.3372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103">
                <text:p>-103</text:p>
              </table:table-cell>
              <table:table-cell office:value-type="float" office:value="0.51289">
                <text:p>0.51289</text:p>
              </table:table-cell>
              <table:table-cell office:value-type="float" office:value="1.25777">
                <text:p>1.25777</text:p>
              </table:table-cell>
              <table:table-cell office:value-type="float" office:value="0.33523">
                <text:p>0.3352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102">
                <text:p>-102</text:p>
              </table:table-cell>
              <table:table-cell office:value-type="float" office:value="0.47588">
                <text:p>0.47588</text:p>
              </table:table-cell>
              <table:table-cell office:value-type="float" office:value="1.2618">
                <text:p>1.2618</text:p>
              </table:table-cell>
              <table:table-cell office:value-type="float" office:value="0.33329">
                <text:p>0.3332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101">
                <text:p>-101</text:p>
              </table:table-cell>
              <table:table-cell office:value-type="float" office:value="0.43829">
                <text:p>0.43829</text:p>
              </table:table-cell>
              <table:table-cell office:value-type="float" office:value="1.26545">
                <text:p>1.26545</text:p>
              </table:table-cell>
              <table:table-cell office:value-type="float" office:value="0.33146">
                <text:p>0.3314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100">
                <text:p>-100</text:p>
              </table:table-cell>
              <table:table-cell office:value-type="float" office:value="0.40016">
                <text:p>0.40016</text:p>
              </table:table-cell>
              <table:table-cell office:value-type="float" office:value="1.26872">
                <text:p>1.26872</text:p>
              </table:table-cell>
              <table:table-cell office:value-type="float" office:value="0.32973">
                <text:p>0.3297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99">
                <text:p>-99</text:p>
              </table:table-cell>
              <table:table-cell office:value-type="float" office:value="0.36155">
                <text:p>0.36155</text:p>
              </table:table-cell>
              <table:table-cell office:value-type="float" office:value="1.27159">
                <text:p>1.27159</text:p>
              </table:table-cell>
              <table:table-cell office:value-type="float" office:value="0.32812">
                <text:p>0.3281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98">
                <text:p>-98</text:p>
              </table:table-cell>
              <table:table-cell office:value-type="float" office:value="0.3225">
                <text:p>0.3225</text:p>
              </table:table-cell>
              <table:table-cell office:value-type="float" office:value="1.27408">
                <text:p>1.27408</text:p>
              </table:table-cell>
              <table:table-cell office:value-type="float" office:value="0.32664">
                <text:p>0.3266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97">
                <text:p>-97</text:p>
              </table:table-cell>
              <table:table-cell office:value-type="float" office:value="0.28305">
                <text:p>0.28305</text:p>
              </table:table-cell>
              <table:table-cell office:value-type="float" office:value="1.27619">
                <text:p>1.27619</text:p>
              </table:table-cell>
              <table:table-cell office:value-type="float" office:value="0.32529">
                <text:p>0.3252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96">
                <text:p>-96</text:p>
              </table:table-cell>
              <table:table-cell office:value-type="float" office:value="0.24326">
                <text:p>0.24326</text:p>
              </table:table-cell>
              <table:table-cell office:value-type="float" office:value="1.2779">
                <text:p>1.2779</text:p>
              </table:table-cell>
              <table:table-cell office:value-type="float" office:value="0.32408">
                <text:p>0.3240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95">
                <text:p>-95</text:p>
              </table:table-cell>
              <table:table-cell office:value-type="float" office:value="0.20317">
                <text:p>0.20317</text:p>
              </table:table-cell>
              <table:table-cell office:value-type="float" office:value="1.27923">
                <text:p>1.27923</text:p>
              </table:table-cell>
              <table:table-cell office:value-type="float" office:value="0.32302">
                <text:p>0.3230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94">
                <text:p>-94</text:p>
              </table:table-cell>
              <table:table-cell office:value-type="float" office:value="0.16283">
                <text:p>0.16283</text:p>
              </table:table-cell>
              <table:table-cell office:value-type="float" office:value="1.28016">
                <text:p>1.28016</text:p>
              </table:table-cell>
              <table:table-cell office:value-type="float" office:value="0.3221">
                <text:p>0.322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93">
                <text:p>-93</text:p>
              </table:table-cell>
              <table:table-cell office:value-type="float" office:value="0.1223">
                <text:p>0.1223</text:p>
              </table:table-cell>
              <table:table-cell office:value-type="float" office:value="1.28071">
                <text:p>1.28071</text:p>
              </table:table-cell>
              <table:table-cell office:value-type="float" office:value="0.32134">
                <text:p>0.3213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92">
                <text:p>-92</text:p>
              </table:table-cell>
              <table:table-cell office:value-type="float" office:value="0.08162">
                <text:p>0.08162</text:p>
              </table:table-cell>
              <table:table-cell office:value-type="float" office:value="1.28086">
                <text:p>1.28086</text:p>
              </table:table-cell>
              <table:table-cell office:value-type="float" office:value="0.32073">
                <text:p>0.3207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91">
                <text:p>-91</text:p>
              </table:table-cell>
              <table:table-cell office:value-type="float" office:value="0.04083">
                <text:p>0.04083</text:p>
              </table:table-cell>
              <table:table-cell office:value-type="float" office:value="1.28063">
                <text:p>1.28063</text:p>
              </table:table-cell>
              <table:table-cell office:value-type="float" office:value="0.32029">
                <text:p>0.3202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90">
                <text:p>-90</text:p>
              </table:table-cell>
              <table:table-cell office:value-type="float" office:value="0">
                <text:p>0</text:p>
              </table:table-cell>
              <table:table-cell office:value-type="float" office:value="1.28">
                <text:p>1.28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89">
                <text:p>-89</text:p>
              </table:table-cell>
              <table:table-cell office:value-type="float" office:value="-0.04083">
                <text:p>-0.04083</text:p>
              </table:table-cell>
              <table:table-cell office:value-type="float" office:value="1.28063">
                <text:p>1.28063</text:p>
              </table:table-cell>
              <table:table-cell office:value-type="float" office:value="0.32029">
                <text:p>0.3202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88">
                <text:p>-88</text:p>
              </table:table-cell>
              <table:table-cell office:value-type="float" office:value="-0.08161">
                <text:p>-0.08161</text:p>
              </table:table-cell>
              <table:table-cell office:value-type="float" office:value="1.28086">
                <text:p>1.28086</text:p>
              </table:table-cell>
              <table:table-cell office:value-type="float" office:value="0.32073">
                <text:p>0.3207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87">
                <text:p>-87</text:p>
              </table:table-cell>
              <table:table-cell office:value-type="float" office:value="-0.1223">
                <text:p>-0.1223</text:p>
              </table:table-cell>
              <table:table-cell office:value-type="float" office:value="1.28071">
                <text:p>1.28071</text:p>
              </table:table-cell>
              <table:table-cell office:value-type="float" office:value="0.32134">
                <text:p>0.3213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86">
                <text:p>-86</text:p>
              </table:table-cell>
              <table:table-cell office:value-type="float" office:value="-0.16283">
                <text:p>-0.16283</text:p>
              </table:table-cell>
              <table:table-cell office:value-type="float" office:value="1.28016">
                <text:p>1.28016</text:p>
              </table:table-cell>
              <table:table-cell office:value-type="float" office:value="0.3221">
                <text:p>0.322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85">
                <text:p>-85</text:p>
              </table:table-cell>
              <table:table-cell office:value-type="float" office:value="-0.20317">
                <text:p>-0.20317</text:p>
              </table:table-cell>
              <table:table-cell office:value-type="float" office:value="1.27923">
                <text:p>1.27923</text:p>
              </table:table-cell>
              <table:table-cell office:value-type="float" office:value="0.32302">
                <text:p>0.3230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84">
                <text:p>-84</text:p>
              </table:table-cell>
              <table:table-cell office:value-type="float" office:value="-0.24326">
                <text:p>-0.24326</text:p>
              </table:table-cell>
              <table:table-cell office:value-type="float" office:value="1.2779">
                <text:p>1.2779</text:p>
              </table:table-cell>
              <table:table-cell office:value-type="float" office:value="0.32408">
                <text:p>0.3240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83">
                <text:p>-83</text:p>
              </table:table-cell>
              <table:table-cell office:value-type="float" office:value="-0.28305">
                <text:p>-0.28305</text:p>
              </table:table-cell>
              <table:table-cell office:value-type="float" office:value="1.27619">
                <text:p>1.27619</text:p>
              </table:table-cell>
              <table:table-cell office:value-type="float" office:value="0.32529">
                <text:p>0.3252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82">
                <text:p>-82</text:p>
              </table:table-cell>
              <table:table-cell office:value-type="float" office:value="-0.3225">
                <text:p>-0.3225</text:p>
              </table:table-cell>
              <table:table-cell office:value-type="float" office:value="1.27408">
                <text:p>1.27408</text:p>
              </table:table-cell>
              <table:table-cell office:value-type="float" office:value="0.32664">
                <text:p>0.3266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81">
                <text:p>-81</text:p>
              </table:table-cell>
              <table:table-cell office:value-type="float" office:value="-0.36155">
                <text:p>-0.36155</text:p>
              </table:table-cell>
              <table:table-cell office:value-type="float" office:value="1.27159">
                <text:p>1.27159</text:p>
              </table:table-cell>
              <table:table-cell office:value-type="float" office:value="0.32812">
                <text:p>0.3281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80">
                <text:p>-80</text:p>
              </table:table-cell>
              <table:table-cell office:value-type="float" office:value="-0.40016">
                <text:p>-0.40016</text:p>
              </table:table-cell>
              <table:table-cell office:value-type="float" office:value="1.26872">
                <text:p>1.26872</text:p>
              </table:table-cell>
              <table:table-cell office:value-type="float" office:value="0.32973">
                <text:p>0.3297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79">
                <text:p>-79</text:p>
              </table:table-cell>
              <table:table-cell office:value-type="float" office:value="-0.43829">
                <text:p>-0.43829</text:p>
              </table:table-cell>
              <table:table-cell office:value-type="float" office:value="1.26545">
                <text:p>1.26545</text:p>
              </table:table-cell>
              <table:table-cell office:value-type="float" office:value="0.33146">
                <text:p>0.3314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78">
                <text:p>-78</text:p>
              </table:table-cell>
              <table:table-cell office:value-type="float" office:value="-0.47588">
                <text:p>-0.47588</text:p>
              </table:table-cell>
              <table:table-cell office:value-type="float" office:value="1.2618">
                <text:p>1.2618</text:p>
              </table:table-cell>
              <table:table-cell office:value-type="float" office:value="0.33329">
                <text:p>0.3332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77">
                <text:p>-77</text:p>
              </table:table-cell>
              <table:table-cell office:value-type="float" office:value="-0.51289">
                <text:p>-0.51289</text:p>
              </table:table-cell>
              <table:table-cell office:value-type="float" office:value="1.25777">
                <text:p>1.25777</text:p>
              </table:table-cell>
              <table:table-cell office:value-type="float" office:value="0.33523">
                <text:p>0.3352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76">
                <text:p>-76</text:p>
              </table:table-cell>
              <table:table-cell office:value-type="float" office:value="-0.54928">
                <text:p>-0.54928</text:p>
              </table:table-cell>
              <table:table-cell office:value-type="float" office:value="1.25335">
                <text:p>1.25335</text:p>
              </table:table-cell>
              <table:table-cell office:value-type="float" office:value="0.33725">
                <text:p>0.3372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75">
                <text:p>-75</text:p>
              </table:table-cell>
              <table:table-cell office:value-type="float" office:value="-0.585">
                <text:p>-0.585</text:p>
              </table:table-cell>
              <table:table-cell office:value-type="float" office:value="1.24855">
                <text:p>1.24855</text:p>
              </table:table-cell>
              <table:table-cell office:value-type="float" office:value="0.33935">
                <text:p>0.3393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74">
                <text:p>-74</text:p>
              </table:table-cell>
              <table:table-cell office:value-type="float" office:value="-0.62001">
                <text:p>-0.62001</text:p>
              </table:table-cell>
              <table:table-cell office:value-type="float" office:value="1.24337">
                <text:p>1.24337</text:p>
              </table:table-cell>
              <table:table-cell office:value-type="float" office:value="0.34153">
                <text:p>0.3415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73">
                <text:p>-73</text:p>
              </table:table-cell>
              <table:table-cell office:value-type="float" office:value="-0.65426">
                <text:p>-0.65426</text:p>
              </table:table-cell>
              <table:table-cell office:value-type="float" office:value="1.23781">
                <text:p>1.23781</text:p>
              </table:table-cell>
              <table:table-cell office:value-type="float" office:value="0.34375">
                <text:p>0.3437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72">
                <text:p>-72</text:p>
              </table:table-cell>
              <table:table-cell office:value-type="float" office:value="-0.68771">
                <text:p>-0.68771</text:p>
              </table:table-cell>
              <table:table-cell office:value-type="float" office:value="1.23188">
                <text:p>1.23188</text:p>
              </table:table-cell>
              <table:table-cell office:value-type="float" office:value="0.34602">
                <text:p>0.3460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71">
                <text:p>-71</text:p>
              </table:table-cell>
              <table:table-cell office:value-type="float" office:value="-0.72032">
                <text:p>-0.72032</text:p>
              </table:table-cell>
              <table:table-cell office:value-type="float" office:value="1.22557">
                <text:p>1.22557</text:p>
              </table:table-cell>
              <table:table-cell office:value-type="float" office:value="0.34833">
                <text:p>0.3483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70">
                <text:p>-70</text:p>
              </table:table-cell>
              <table:table-cell office:value-type="float" office:value="-0.75206">
                <text:p>-0.75206</text:p>
              </table:table-cell>
              <table:table-cell office:value-type="float" office:value="1.21888">
                <text:p>1.21888</text:p>
              </table:table-cell>
              <table:table-cell office:value-type="float" office:value="0.35065">
                <text:p>0.3506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69">
                <text:p>-69</text:p>
              </table:table-cell>
              <table:table-cell office:value-type="float" office:value="-0.78288">
                <text:p>-0.78288</text:p>
              </table:table-cell>
              <table:table-cell office:value-type="float" office:value="1.21183">
                <text:p>1.21183</text:p>
              </table:table-cell>
              <table:table-cell office:value-type="float" office:value="0.35297">
                <text:p>0.3529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68">
                <text:p>-68</text:p>
              </table:table-cell>
              <table:table-cell office:value-type="float" office:value="-0.81275">
                <text:p>-0.81275</text:p>
              </table:table-cell>
              <table:table-cell office:value-type="float" office:value="1.2044">
                <text:p>1.2044</text:p>
              </table:table-cell>
              <table:table-cell office:value-type="float" office:value="0.35529">
                <text:p>0.3552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67">
                <text:p>-67</text:p>
              </table:table-cell>
              <table:table-cell office:value-type="float" office:value="-0.84163">
                <text:p>-0.84163</text:p>
              </table:table-cell>
              <table:table-cell office:value-type="float" office:value="1.19661">
                <text:p>1.19661</text:p>
              </table:table-cell>
              <table:table-cell office:value-type="float" office:value="0.35758">
                <text:p>0.3575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66">
                <text:p>-66</text:p>
              </table:table-cell>
              <table:table-cell office:value-type="float" office:value="-0.86948">
                <text:p>-0.86948</text:p>
              </table:table-cell>
              <table:table-cell office:value-type="float" office:value="1.18845">
                <text:p>1.18845</text:p>
              </table:table-cell>
              <table:table-cell office:value-type="float" office:value="0.35984">
                <text:p>0.3598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65">
                <text:p>-65</text:p>
              </table:table-cell>
              <table:table-cell office:value-type="float" office:value="-0.89627">
                <text:p>-0.89627</text:p>
              </table:table-cell>
              <table:table-cell office:value-type="float" office:value="1.17994">
                <text:p>1.17994</text:p>
              </table:table-cell>
              <table:table-cell office:value-type="float" office:value="0.36204">
                <text:p>0.3620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64">
                <text:p>-64</text:p>
              </table:table-cell>
              <table:table-cell office:value-type="float" office:value="-0.92197">
                <text:p>-0.92197</text:p>
              </table:table-cell>
              <table:table-cell office:value-type="float" office:value="1.17106">
                <text:p>1.17106</text:p>
              </table:table-cell>
              <table:table-cell office:value-type="float" office:value="0.36418">
                <text:p>0.3641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63">
                <text:p>-63</text:p>
              </table:table-cell>
              <table:table-cell office:value-type="float" office:value="-0.94655">
                <text:p>-0.94655</text:p>
              </table:table-cell>
              <table:table-cell office:value-type="float" office:value="1.16183">
                <text:p>1.16183</text:p>
              </table:table-cell>
              <table:table-cell office:value-type="float" office:value="0.36623">
                <text:p>0.3662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62">
                <text:p>-62</text:p>
              </table:table-cell>
              <table:table-cell office:value-type="float" office:value="-0.96997">
                <text:p>-0.96997</text:p>
              </table:table-cell>
              <table:table-cell office:value-type="float" office:value="1.15224">
                <text:p>1.15224</text:p>
              </table:table-cell>
              <table:table-cell office:value-type="float" office:value="0.36819">
                <text:p>0.3681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61">
                <text:p>-61</text:p>
              </table:table-cell>
              <table:table-cell office:value-type="float" office:value="-0.99222">
                <text:p>-0.99222</text:p>
              </table:table-cell>
              <table:table-cell office:value-type="float" office:value="1.1423">
                <text:p>1.1423</text:p>
              </table:table-cell>
              <table:table-cell office:value-type="float" office:value="0.37003">
                <text:p>0.3700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60">
                <text:p>-60</text:p>
              </table:table-cell>
              <table:table-cell office:value-type="float" office:value="-1.01325">
                <text:p>-1.01325</text:p>
              </table:table-cell>
              <table:table-cell office:value-type="float" office:value="1.13201">
                <text:p>1.13201</text:p>
              </table:table-cell>
              <table:table-cell office:value-type="float" office:value="0.37174">
                <text:p>0.3717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59">
                <text:p>-59</text:p>
              </table:table-cell>
              <table:table-cell office:value-type="float" office:value="-1.03305">
                <text:p>-1.03305</text:p>
              </table:table-cell>
              <table:table-cell office:value-type="float" office:value="1.12138">
                <text:p>1.12138</text:p>
              </table:table-cell>
              <table:table-cell office:value-type="float" office:value="0.37332">
                <text:p>0.3733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58">
                <text:p>-58</text:p>
              </table:table-cell>
              <table:table-cell office:value-type="float" office:value="-1.05159">
                <text:p>-1.05159</text:p>
              </table:table-cell>
              <table:table-cell office:value-type="float" office:value="1.11041">
                <text:p>1.11041</text:p>
              </table:table-cell>
              <table:table-cell office:value-type="float" office:value="0.37473">
                <text:p>0.3747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57">
                <text:p>-57</text:p>
              </table:table-cell>
              <table:table-cell office:value-type="float" office:value="-1.06885">
                <text:p>-1.06885</text:p>
              </table:table-cell>
              <table:table-cell office:value-type="float" office:value="1.0991">
                <text:p>1.0991</text:p>
              </table:table-cell>
              <table:table-cell office:value-type="float" office:value="0.37598">
                <text:p>0.3759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56">
                <text:p>-56</text:p>
              </table:table-cell>
              <table:table-cell office:value-type="float" office:value="-1.08481">
                <text:p>-1.08481</text:p>
              </table:table-cell>
              <table:table-cell office:value-type="float" office:value="1.08745">
                <text:p>1.08745</text:p>
              </table:table-cell>
              <table:table-cell office:value-type="float" office:value="0.37704">
                <text:p>0.3770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55">
                <text:p>-55</text:p>
              </table:table-cell>
              <table:table-cell office:value-type="float" office:value="-1.09944">
                <text:p>-1.09944</text:p>
              </table:table-cell>
              <table:table-cell office:value-type="float" office:value="1.07547">
                <text:p>1.07547</text:p>
              </table:table-cell>
              <table:table-cell office:value-type="float" office:value="0.3779">
                <text:p>0.377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54">
                <text:p>-54</text:p>
              </table:table-cell>
              <table:table-cell office:value-type="float" office:value="-1.11274">
                <text:p>-1.11274</text:p>
              </table:table-cell>
              <table:table-cell office:value-type="float" office:value="1.06317">
                <text:p>1.06317</text:p>
              </table:table-cell>
              <table:table-cell office:value-type="float" office:value="0.37854">
                <text:p>0.3785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53">
                <text:p>-53</text:p>
              </table:table-cell>
              <table:table-cell office:value-type="float" office:value="-1.12468">
                <text:p>-1.12468</text:p>
              </table:table-cell>
              <table:table-cell office:value-type="float" office:value="1.05054">
                <text:p>1.05054</text:p>
              </table:table-cell>
              <table:table-cell office:value-type="float" office:value="0.37896">
                <text:p>0.3789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52">
                <text:p>-52</text:p>
              </table:table-cell>
              <table:table-cell office:value-type="float" office:value="-1.13525">
                <text:p>-1.13525</text:p>
              </table:table-cell>
              <table:table-cell office:value-type="float" office:value="1.03759">
                <text:p>1.03759</text:p>
              </table:table-cell>
              <table:table-cell office:value-type="float" office:value="0.37914">
                <text:p>0.3791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51">
                <text:p>-51</text:p>
              </table:table-cell>
              <table:table-cell office:value-type="float" office:value="-1.14443">
                <text:p>-1.14443</text:p>
              </table:table-cell>
              <table:table-cell office:value-type="float" office:value="1.02433">
                <text:p>1.02433</text:p>
              </table:table-cell>
              <table:table-cell office:value-type="float" office:value="0.37907">
                <text:p>0.3790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50">
                <text:p>-50</text:p>
              </table:table-cell>
              <table:table-cell office:value-type="float" office:value="-1.15223">
                <text:p>-1.15223</text:p>
              </table:table-cell>
              <table:table-cell office:value-type="float" office:value="1.01075">
                <text:p>1.01075</text:p>
              </table:table-cell>
              <table:table-cell office:value-type="float" office:value="0.37873">
                <text:p>0.3787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49">
                <text:p>-49</text:p>
              </table:table-cell>
              <table:table-cell office:value-type="float" office:value="-1.15861">
                <text:p>-1.15861</text:p>
              </table:table-cell>
              <table:table-cell office:value-type="float" office:value="0.99686">
                <text:p>0.99686</text:p>
              </table:table-cell>
              <table:table-cell office:value-type="float" office:value="0.37812">
                <text:p>0.3781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48">
                <text:p>-48</text:p>
              </table:table-cell>
              <table:table-cell office:value-type="float" office:value="-1.16359">
                <text:p>-1.16359</text:p>
              </table:table-cell>
              <table:table-cell office:value-type="float" office:value="0.98267">
                <text:p>0.98267</text:p>
              </table:table-cell>
              <table:table-cell office:value-type="float" office:value="0.37722">
                <text:p>0.3772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47">
                <text:p>-47</text:p>
              </table:table-cell>
              <table:table-cell office:value-type="float" office:value="-1.16715">
                <text:p>-1.16715</text:p>
              </table:table-cell>
              <table:table-cell office:value-type="float" office:value="0.96819">
                <text:p>0.96819</text:p>
              </table:table-cell>
              <table:table-cell office:value-type="float" office:value="0.37602">
                <text:p>0.3760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46">
                <text:p>-46</text:p>
              </table:table-cell>
              <table:table-cell office:value-type="float" office:value="-1.16929">
                <text:p>-1.16929</text:p>
              </table:table-cell>
              <table:table-cell office:value-type="float" office:value="0.9534">
                <text:p>0.9534</text:p>
              </table:table-cell>
              <table:table-cell office:value-type="float" office:value="0.37452">
                <text:p>0.3745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45">
                <text:p>-45</text:p>
              </table:table-cell>
              <table:table-cell office:value-type="float" office:value="-1.17">
                <text:p>-1.17</text:p>
              </table:table-cell>
              <table:table-cell office:value-type="float" office:value="0.93833">
                <text:p>0.93833</text:p>
              </table:table-cell>
              <table:table-cell office:value-type="float" office:value="0.3727">
                <text:p>0.372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44">
                <text:p>-44</text:p>
              </table:table-cell>
              <table:table-cell office:value-type="float" office:value="-1.16892">
                <text:p>-1.16892</text:p>
              </table:table-cell>
              <table:table-cell office:value-type="float" office:value="0.91577">
                <text:p>0.91577</text:p>
              </table:table-cell>
              <table:table-cell office:value-type="float" office:value="0.35792">
                <text:p>0.3579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43">
                <text:p>-43</text:p>
              </table:table-cell>
              <table:table-cell office:value-type="float" office:value="-1.16567">
                <text:p>-1.16567</text:p>
              </table:table-cell>
              <table:table-cell office:value-type="float" office:value="0.89228">
                <text:p>0.89228</text:p>
              </table:table-cell>
              <table:table-cell office:value-type="float" office:value="0.3426">
                <text:p>0.342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42">
                <text:p>-42</text:p>
              </table:table-cell>
              <table:table-cell office:value-type="float" office:value="-1.16028">
                <text:p>-1.16028</text:p>
              </table:table-cell>
              <table:table-cell office:value-type="float" office:value="0.86795">
                <text:p>0.86795</text:p>
              </table:table-cell>
              <table:table-cell office:value-type="float" office:value="0.32683">
                <text:p>0.3268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41">
                <text:p>-41</text:p>
              </table:table-cell>
              <table:table-cell office:value-type="float" office:value="-1.15275">
                <text:p>-1.15275</text:p>
              </table:table-cell>
              <table:table-cell office:value-type="float" office:value="0.84285">
                <text:p>0.84285</text:p>
              </table:table-cell>
              <table:table-cell office:value-type="float" office:value="0.31066">
                <text:p>0.3106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40">
                <text:p>-40</text:p>
              </table:table-cell>
              <table:table-cell office:value-type="float" office:value="-1.14313">
                <text:p>-1.14313</text:p>
              </table:table-cell>
              <table:table-cell office:value-type="float" office:value="0.81706">
                <text:p>0.81706</text:p>
              </table:table-cell>
              <table:table-cell office:value-type="float" office:value="0.29418">
                <text:p>0.2941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39">
                <text:p>-39</text:p>
              </table:table-cell>
              <table:table-cell office:value-type="float" office:value="-1.13145">
                <text:p>-1.13145</text:p>
              </table:table-cell>
              <table:table-cell office:value-type="float" office:value="0.79065">
                <text:p>0.79065</text:p>
              </table:table-cell>
              <table:table-cell office:value-type="float" office:value="0.27745">
                <text:p>0.2774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38">
                <text:p>-38</text:p>
              </table:table-cell>
              <table:table-cell office:value-type="float" office:value="-1.11775">
                <text:p>-1.11775</text:p>
              </table:table-cell>
              <table:table-cell office:value-type="float" office:value="0.7637">
                <text:p>0.7637</text:p>
              </table:table-cell>
              <table:table-cell office:value-type="float" office:value="0.26054">
                <text:p>0.2605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37">
                <text:p>-37</text:p>
              </table:table-cell>
              <table:table-cell office:value-type="float" office:value="-1.10209">
                <text:p>-1.10209</text:p>
              </table:table-cell>
              <table:table-cell office:value-type="float" office:value="0.73628">
                <text:p>0.73628</text:p>
              </table:table-cell>
              <table:table-cell office:value-type="float" office:value="0.24352">
                <text:p>0.2435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36">
                <text:p>-36</text:p>
              </table:table-cell>
              <table:table-cell office:value-type="float" office:value="-1.08454">
                <text:p>-1.08454</text:p>
              </table:table-cell>
              <table:table-cell office:value-type="float" office:value="0.70847">
                <text:p>0.70847</text:p>
              </table:table-cell>
              <table:table-cell office:value-type="float" office:value="0.22645">
                <text:p>0.2264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35">
                <text:p>-35</text:p>
              </table:table-cell>
              <table:table-cell office:value-type="float" office:value="-1.06515">
                <text:p>-1.06515</text:p>
              </table:table-cell>
              <table:table-cell office:value-type="float" office:value="0.68034">
                <text:p>0.68034</text:p>
              </table:table-cell>
              <table:table-cell office:value-type="float" office:value="0.20941">
                <text:p>0.2094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34">
                <text:p>-34</text:p>
              </table:table-cell>
              <table:table-cell office:value-type="float" office:value="-1.04401">
                <text:p>-1.04401</text:p>
              </table:table-cell>
              <table:table-cell office:value-type="float" office:value="0.65196">
                <text:p>0.65196</text:p>
              </table:table-cell>
              <table:table-cell office:value-type="float" office:value="0.19245">
                <text:p>0.1924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33">
                <text:p>-33</text:p>
              </table:table-cell>
              <table:table-cell office:value-type="float" office:value="-1.0212">
                <text:p>-1.0212</text:p>
              </table:table-cell>
              <table:table-cell office:value-type="float" office:value="0.6234">
                <text:p>0.6234</text:p>
              </table:table-cell>
              <table:table-cell office:value-type="float" office:value="0.17564">
                <text:p>0.1756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32">
                <text:p>-32</text:p>
              </table:table-cell>
              <table:table-cell office:value-type="float" office:value="-0.99682">
                <text:p>-0.99682</text:p>
              </table:table-cell>
              <table:table-cell office:value-type="float" office:value="0.59473">
                <text:p>0.59473</text:p>
              </table:table-cell>
              <table:table-cell office:value-type="float" office:value="0.15902">
                <text:p>0.1590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31">
                <text:p>-31</text:p>
              </table:table-cell>
              <table:table-cell office:value-type="float" office:value="-0.97095">
                <text:p>-0.97095</text:p>
              </table:table-cell>
              <table:table-cell office:value-type="float" office:value="0.56604">
                <text:p>0.56604</text:p>
              </table:table-cell>
              <table:table-cell office:value-type="float" office:value="0.14266">
                <text:p>0.1426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30">
                <text:p>-30</text:p>
              </table:table-cell>
              <table:table-cell office:value-type="float" office:value="-0.94369">
                <text:p>-0.94369</text:p>
              </table:table-cell>
              <table:table-cell office:value-type="float" office:value="0.53737">
                <text:p>0.53737</text:p>
              </table:table-cell>
              <table:table-cell office:value-type="float" office:value="0.12659">
                <text:p>0.1265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29">
                <text:p>-29</text:p>
              </table:table-cell>
              <table:table-cell office:value-type="float" office:value="-0.91517">
                <text:p>-0.91517</text:p>
              </table:table-cell>
              <table:table-cell office:value-type="float" office:value="0.50882">
                <text:p>0.50882</text:p>
              </table:table-cell>
              <table:table-cell office:value-type="float" office:value="0.11088">
                <text:p>0.1108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28">
                <text:p>-28</text:p>
              </table:table-cell>
              <table:table-cell office:value-type="float" office:value="-0.88548">
                <text:p>-0.88548</text:p>
              </table:table-cell>
              <table:table-cell office:value-type="float" office:value="0.48043">
                <text:p>0.48043</text:p>
              </table:table-cell>
              <table:table-cell office:value-type="float" office:value="0.09555">
                <text:p>0.0955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27">
                <text:p>-27</text:p>
              </table:table-cell>
              <table:table-cell office:value-type="float" office:value="-0.85475">
                <text:p>-0.85475</text:p>
              </table:table-cell>
              <table:table-cell office:value-type="float" office:value="0.45229">
                <text:p>0.45229</text:p>
              </table:table-cell>
              <table:table-cell office:value-type="float" office:value="0.08064">
                <text:p>0.0806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26">
                <text:p>-26</text:p>
              </table:table-cell>
              <table:table-cell office:value-type="float" office:value="-0.8231">
                <text:p>-0.8231</text:p>
              </table:table-cell>
              <table:table-cell office:value-type="float" office:value="0.42445">
                <text:p>0.42445</text:p>
              </table:table-cell>
              <table:table-cell office:value-type="float" office:value="0.06619">
                <text:p>0.0661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25">
                <text:p>-25</text:p>
              </table:table-cell>
              <table:table-cell office:value-type="float" office:value="-0.79065">
                <text:p>-0.79065</text:p>
              </table:table-cell>
              <table:table-cell office:value-type="float" office:value="0.39699">
                <text:p>0.39699</text:p>
              </table:table-cell>
              <table:table-cell office:value-type="float" office:value="0.05222">
                <text:p>0.0522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24">
                <text:p>-24</text:p>
              </table:table-cell>
              <table:table-cell office:value-type="float" office:value="-0.75753">
                <text:p>-0.75753</text:p>
              </table:table-cell>
              <table:table-cell office:value-type="float" office:value="0.36996">
                <text:p>0.36996</text:p>
              </table:table-cell>
              <table:table-cell office:value-type="float" office:value="0.03874">
                <text:p>0.0387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23">
                <text:p>-23</text:p>
              </table:table-cell>
              <table:table-cell office:value-type="float" office:value="-0.72387">
                <text:p>-0.72387</text:p>
              </table:table-cell>
              <table:table-cell office:value-type="float" office:value="0.34345">
                <text:p>0.34345</text:p>
              </table:table-cell>
              <table:table-cell office:value-type="float" office:value="0.02578">
                <text:p>0.0257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22">
                <text:p>-22</text:p>
              </table:table-cell>
              <table:table-cell office:value-type="float" office:value="-0.68981">
                <text:p>-0.68981</text:p>
              </table:table-cell>
              <table:table-cell office:value-type="float" office:value="0.3175">
                <text:p>0.3175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21">
                <text:p>-21</text:p>
              </table:table-cell>
              <table:table-cell office:value-type="float" office:value="-0.65547">
                <text:p>-0.65547</text:p>
              </table:table-cell>
              <table:table-cell office:value-type="float" office:value="0.29218">
                <text:p>0.29218</text:p>
              </table:table-cell>
              <table:table-cell office:value-type="float" office:value="0.00141">
                <text:p>0.0014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20">
                <text:p>-20</text:p>
              </table:table-cell>
              <table:table-cell office:value-type="float" office:value="-0.621">
                <text:p>-0.621</text:p>
              </table:table-cell>
              <table:table-cell office:value-type="float" office:value="0.26756">
                <text:p>0.26756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19.9">
                <text:p>-19.9</text:p>
              </table:table-cell>
              <table:table-cell office:value-type="float" office:value="-0.62652">
                <text:p>-0.62652</text:p>
              </table:table-cell>
              <table:table-cell office:value-type="float" office:value="0.26513">
                <text:p>0.26513</text:p>
              </table:table-cell>
              <table:table-cell office:value-type="float" office:value="-0.0104">
                <text:p>-0.010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19.8">
                <text:p>-19.8</text:p>
              </table:table-cell>
              <table:table-cell office:value-type="float" office:value="-0.63199">
                <text:p>-0.63199</text:p>
              </table:table-cell>
              <table:table-cell office:value-type="float" office:value="0.26272">
                <text:p>0.26272</text:p>
              </table:table-cell>
              <table:table-cell office:value-type="float" office:value="-0.0108">
                <text:p>-0.010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19.7">
                <text:p>-19.7</text:p>
              </table:table-cell>
              <table:table-cell office:value-type="float" office:value="-0.63739">
                <text:p>-0.63739</text:p>
              </table:table-cell>
              <table:table-cell office:value-type="float" office:value="0.26031">
                <text:p>0.26031</text:p>
              </table:table-cell>
              <table:table-cell office:value-type="float" office:value="-0.0112">
                <text:p>-0.011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19.6">
                <text:p>-19.6</text:p>
              </table:table-cell>
              <table:table-cell office:value-type="float" office:value="-0.64273">
                <text:p>-0.64273</text:p>
              </table:table-cell>
              <table:table-cell office:value-type="float" office:value="0.25791">
                <text:p>0.25791</text:p>
              </table:table-cell>
              <table:table-cell office:value-type="float" office:value="-0.0116">
                <text:p>-0.011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19.5">
                <text:p>-19.5</text:p>
              </table:table-cell>
              <table:table-cell office:value-type="float" office:value="-0.64801">
                <text:p>-0.64801</text:p>
              </table:table-cell>
              <table:table-cell office:value-type="float" office:value="0.25552">
                <text:p>0.25552</text:p>
              </table:table-cell>
              <table:table-cell office:value-type="float" office:value="-0.012">
                <text:p>-0.01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19.4">
                <text:p>-19.4</text:p>
              </table:table-cell>
              <table:table-cell office:value-type="float" office:value="-0.65322">
                <text:p>-0.65322</text:p>
              </table:table-cell>
              <table:table-cell office:value-type="float" office:value="0.25314">
                <text:p>0.25314</text:p>
              </table:table-cell>
              <table:table-cell office:value-type="float" office:value="-0.0124">
                <text:p>-0.012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19.3">
                <text:p>-19.3</text:p>
              </table:table-cell>
              <table:table-cell office:value-type="float" office:value="-0.65838">
                <text:p>-0.65838</text:p>
              </table:table-cell>
              <table:table-cell office:value-type="float" office:value="0.25077">
                <text:p>0.25077</text:p>
              </table:table-cell>
              <table:table-cell office:value-type="float" office:value="-0.0128">
                <text:p>-0.012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19.2">
                <text:p>-19.2</text:p>
              </table:table-cell>
              <table:table-cell office:value-type="float" office:value="-0.66347">
                <text:p>-0.66347</text:p>
              </table:table-cell>
              <table:table-cell office:value-type="float" office:value="0.2484">
                <text:p>0.2484</text:p>
              </table:table-cell>
              <table:table-cell office:value-type="float" office:value="-0.0132">
                <text:p>-0.013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19.1">
                <text:p>-19.1</text:p>
              </table:table-cell>
              <table:table-cell office:value-type="float" office:value="-0.6685">
                <text:p>-0.6685</text:p>
              </table:table-cell>
              <table:table-cell office:value-type="float" office:value="0.24604">
                <text:p>0.24604</text:p>
              </table:table-cell>
              <table:table-cell office:value-type="float" office:value="-0.0136">
                <text:p>-0.013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19">
                <text:p>-19</text:p>
              </table:table-cell>
              <table:table-cell office:value-type="float" office:value="-0.67347">
                <text:p>-0.67347</text:p>
              </table:table-cell>
              <table:table-cell office:value-type="float" office:value="0.24369">
                <text:p>0.24369</text:p>
              </table:table-cell>
              <table:table-cell office:value-type="float" office:value="-0.014">
                <text:p>-0.01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18.9">
                <text:p>-18.9</text:p>
              </table:table-cell>
              <table:table-cell office:value-type="float" office:value="-0.67838">
                <text:p>-0.67838</text:p>
              </table:table-cell>
              <table:table-cell office:value-type="float" office:value="0.24135">
                <text:p>0.24135</text:p>
              </table:table-cell>
              <table:table-cell office:value-type="float" office:value="-0.0144">
                <text:p>-0.014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18.8">
                <text:p>-18.8</text:p>
              </table:table-cell>
              <table:table-cell office:value-type="float" office:value="-0.68322">
                <text:p>-0.68322</text:p>
              </table:table-cell>
              <table:table-cell office:value-type="float" office:value="0.23901">
                <text:p>0.23901</text:p>
              </table:table-cell>
              <table:table-cell office:value-type="float" office:value="-0.0148">
                <text:p>-0.014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18.7">
                <text:p>-18.7</text:p>
              </table:table-cell>
              <table:table-cell office:value-type="float" office:value="-0.68801">
                <text:p>-0.68801</text:p>
              </table:table-cell>
              <table:table-cell office:value-type="float" office:value="0.23668">
                <text:p>0.23668</text:p>
              </table:table-cell>
              <table:table-cell office:value-type="float" office:value="-0.0152">
                <text:p>-0.015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18.6">
                <text:p>-18.6</text:p>
              </table:table-cell>
              <table:table-cell office:value-type="float" office:value="-0.69273">
                <text:p>-0.69273</text:p>
              </table:table-cell>
              <table:table-cell office:value-type="float" office:value="0.23437">
                <text:p>0.23437</text:p>
              </table:table-cell>
              <table:table-cell office:value-type="float" office:value="-0.0156">
                <text:p>-0.015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18.5">
                <text:p>-18.5</text:p>
              </table:table-cell>
              <table:table-cell office:value-type="float" office:value="-0.69739">
                <text:p>-0.69739</text:p>
              </table:table-cell>
              <table:table-cell office:value-type="float" office:value="0.23206">
                <text:p>0.23206</text:p>
              </table:table-cell>
              <table:table-cell office:value-type="float" office:value="-0.016">
                <text:p>-0.01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18.4">
                <text:p>-18.4</text:p>
              </table:table-cell>
              <table:table-cell office:value-type="float" office:value="-0.70199">
                <text:p>-0.70199</text:p>
              </table:table-cell>
              <table:table-cell office:value-type="float" office:value="0.22976">
                <text:p>0.22976</text:p>
              </table:table-cell>
              <table:table-cell office:value-type="float" office:value="-0.0164">
                <text:p>-0.016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18.3">
                <text:p>-18.3</text:p>
              </table:table-cell>
              <table:table-cell office:value-type="float" office:value="-0.70652">
                <text:p>-0.70652</text:p>
              </table:table-cell>
              <table:table-cell office:value-type="float" office:value="0.22746">
                <text:p>0.22746</text:p>
              </table:table-cell>
              <table:table-cell office:value-type="float" office:value="-0.0168">
                <text:p>-0.016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18.2">
                <text:p>-18.2</text:p>
              </table:table-cell>
              <table:table-cell office:value-type="float" office:value="-0.711">
                <text:p>-0.711</text:p>
              </table:table-cell>
              <table:table-cell office:value-type="float" office:value="0.22518">
                <text:p>0.22518</text:p>
              </table:table-cell>
              <table:table-cell office:value-type="float" office:value="-0.0172">
                <text:p>-0.017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18.1">
                <text:p>-18.1</text:p>
              </table:table-cell>
              <table:table-cell office:value-type="float" office:value="-0.71541">
                <text:p>-0.71541</text:p>
              </table:table-cell>
              <table:table-cell office:value-type="float" office:value="0.2229">
                <text:p>0.2229</text:p>
              </table:table-cell>
              <table:table-cell office:value-type="float" office:value="-0.0176">
                <text:p>-0.017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18">
                <text:p>-18</text:p>
              </table:table-cell>
              <table:table-cell office:value-type="float" office:value="-0.71977">
                <text:p>-0.71977</text:p>
              </table:table-cell>
              <table:table-cell office:value-type="float" office:value="0.22064">
                <text:p>0.22064</text:p>
              </table:table-cell>
              <table:table-cell office:value-type="float" office:value="-0.018">
                <text:p>-0.01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17.9">
                <text:p>-17.9</text:p>
              </table:table-cell>
              <table:table-cell office:value-type="float" office:value="-0.72406">
                <text:p>-0.72406</text:p>
              </table:table-cell>
              <table:table-cell office:value-type="float" office:value="0.21838">
                <text:p>0.21838</text:p>
              </table:table-cell>
              <table:table-cell office:value-type="float" office:value="-0.0184">
                <text:p>-0.018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17.8">
                <text:p>-17.8</text:p>
              </table:table-cell>
              <table:table-cell office:value-type="float" office:value="-0.72828">
                <text:p>-0.72828</text:p>
              </table:table-cell>
              <table:table-cell office:value-type="float" office:value="0.21613">
                <text:p>0.21613</text:p>
              </table:table-cell>
              <table:table-cell office:value-type="float" office:value="-0.0188">
                <text:p>-0.018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17.7">
                <text:p>-17.7</text:p>
              </table:table-cell>
              <table:table-cell office:value-type="float" office:value="-0.73245">
                <text:p>-0.73245</text:p>
              </table:table-cell>
              <table:table-cell office:value-type="float" office:value="0.21389">
                <text:p>0.21389</text:p>
              </table:table-cell>
              <table:table-cell office:value-type="float" office:value="-0.0192">
                <text:p>-0.019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17.6">
                <text:p>-17.6</text:p>
              </table:table-cell>
              <table:table-cell office:value-type="float" office:value="-0.73656">
                <text:p>-0.73656</text:p>
              </table:table-cell>
              <table:table-cell office:value-type="float" office:value="0.21166">
                <text:p>0.21166</text:p>
              </table:table-cell>
              <table:table-cell office:value-type="float" office:value="-0.0196">
                <text:p>-0.019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17.5">
                <text:p>-17.5</text:p>
              </table:table-cell>
              <table:table-cell office:value-type="float" office:value="-0.7406">
                <text:p>-0.7406</text:p>
              </table:table-cell>
              <table:table-cell office:value-type="float" office:value="0.20944">
                <text:p>0.20944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17.4">
                <text:p>-17.4</text:p>
              </table:table-cell>
              <table:table-cell office:value-type="float" office:value="-0.74458">
                <text:p>-0.74458</text:p>
              </table:table-cell>
              <table:table-cell office:value-type="float" office:value="0.20722">
                <text:p>0.20722</text:p>
              </table:table-cell>
              <table:table-cell office:value-type="float" office:value="-0.0204">
                <text:p>-0.020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17.3">
                <text:p>-17.3</text:p>
              </table:table-cell>
              <table:table-cell office:value-type="float" office:value="-0.7485">
                <text:p>-0.7485</text:p>
              </table:table-cell>
              <table:table-cell office:value-type="float" office:value="0.20502">
                <text:p>0.20502</text:p>
              </table:table-cell>
              <table:table-cell office:value-type="float" office:value="-0.0208">
                <text:p>-0.020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17.2">
                <text:p>-17.2</text:p>
              </table:table-cell>
              <table:table-cell office:value-type="float" office:value="-0.75236">
                <text:p>-0.75236</text:p>
              </table:table-cell>
              <table:table-cell office:value-type="float" office:value="0.20283">
                <text:p>0.20283</text:p>
              </table:table-cell>
              <table:table-cell office:value-type="float" office:value="-0.0212">
                <text:p>-0.021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17.1">
                <text:p>-17.1</text:p>
              </table:table-cell>
              <table:table-cell office:value-type="float" office:value="-0.75615">
                <text:p>-0.75615</text:p>
              </table:table-cell>
              <table:table-cell office:value-type="float" office:value="0.20064">
                <text:p>0.20064</text:p>
              </table:table-cell>
              <table:table-cell office:value-type="float" office:value="-0.0216">
                <text:p>-0.021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17">
                <text:p>-17</text:p>
              </table:table-cell>
              <table:table-cell office:value-type="float" office:value="-0.75989">
                <text:p>-0.75989</text:p>
              </table:table-cell>
              <table:table-cell office:value-type="float" office:value="0.19846">
                <text:p>0.19846</text:p>
              </table:table-cell>
              <table:table-cell office:value-type="float" office:value="-0.022">
                <text:p>-0.02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16.9">
                <text:p>-16.9</text:p>
              </table:table-cell>
              <table:table-cell office:value-type="float" office:value="-0.76356">
                <text:p>-0.76356</text:p>
              </table:table-cell>
              <table:table-cell office:value-type="float" office:value="0.1963">
                <text:p>0.1963</text:p>
              </table:table-cell>
              <table:table-cell office:value-type="float" office:value="-0.0224">
                <text:p>-0.022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16.8">
                <text:p>-16.8</text:p>
              </table:table-cell>
              <table:table-cell office:value-type="float" office:value="-0.76717">
                <text:p>-0.76717</text:p>
              </table:table-cell>
              <table:table-cell office:value-type="float" office:value="0.19414">
                <text:p>0.19414</text:p>
              </table:table-cell>
              <table:table-cell office:value-type="float" office:value="-0.0228">
                <text:p>-0.022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16.7">
                <text:p>-16.7</text:p>
              </table:table-cell>
              <table:table-cell office:value-type="float" office:value="-0.77072">
                <text:p>-0.77072</text:p>
              </table:table-cell>
              <table:table-cell office:value-type="float" office:value="0.19199">
                <text:p>0.19199</text:p>
              </table:table-cell>
              <table:table-cell office:value-type="float" office:value="-0.0232">
                <text:p>-0.023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16.6">
                <text:p>-16.6</text:p>
              </table:table-cell>
              <table:table-cell office:value-type="float" office:value="-0.77421">
                <text:p>-0.77421</text:p>
              </table:table-cell>
              <table:table-cell office:value-type="float" office:value="0.18985">
                <text:p>0.18985</text:p>
              </table:table-cell>
              <table:table-cell office:value-type="float" office:value="-0.0236">
                <text:p>-0.023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16.5">
                <text:p>-16.5</text:p>
              </table:table-cell>
              <table:table-cell office:value-type="float" office:value="-0.77764">
                <text:p>-0.77764</text:p>
              </table:table-cell>
              <table:table-cell office:value-type="float" office:value="0.18773">
                <text:p>0.18773</text:p>
              </table:table-cell>
              <table:table-cell office:value-type="float" office:value="-0.024">
                <text:p>-0.02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16.4">
                <text:p>-16.4</text:p>
              </table:table-cell>
              <table:table-cell office:value-type="float" office:value="-0.781">
                <text:p>-0.781</text:p>
              </table:table-cell>
              <table:table-cell office:value-type="float" office:value="0.18561">
                <text:p>0.18561</text:p>
              </table:table-cell>
              <table:table-cell office:value-type="float" office:value="-0.0244">
                <text:p>-0.024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16.3">
                <text:p>-16.3</text:p>
              </table:table-cell>
              <table:table-cell office:value-type="float" office:value="-0.7843">
                <text:p>-0.7843</text:p>
              </table:table-cell>
              <table:table-cell office:value-type="float" office:value="0.1835">
                <text:p>0.1835</text:p>
              </table:table-cell>
              <table:table-cell office:value-type="float" office:value="-0.0248">
                <text:p>-0.024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16.2">
                <text:p>-16.2</text:p>
              </table:table-cell>
              <table:table-cell office:value-type="float" office:value="-0.78754">
                <text:p>-0.78754</text:p>
              </table:table-cell>
              <table:table-cell office:value-type="float" office:value="0.1814">
                <text:p>0.1814</text:p>
              </table:table-cell>
              <table:table-cell office:value-type="float" office:value="-0.0252">
                <text:p>-0.025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16.1">
                <text:p>-16.1</text:p>
              </table:table-cell>
              <table:table-cell office:value-type="float" office:value="-0.79072">
                <text:p>-0.79072</text:p>
              </table:table-cell>
              <table:table-cell office:value-type="float" office:value="0.17931">
                <text:p>0.17931</text:p>
              </table:table-cell>
              <table:table-cell office:value-type="float" office:value="-0.0256">
                <text:p>-0.025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16">
                <text:p>-16</text:p>
              </table:table-cell>
              <table:table-cell office:value-type="float" office:value="-0.79384">
                <text:p>-0.79384</text:p>
              </table:table-cell>
              <table:table-cell office:value-type="float" office:value="0.17723">
                <text:p>0.17723</text:p>
              </table:table-cell>
              <table:table-cell office:value-type="float" office:value="-0.026">
                <text:p>-0.02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15.9">
                <text:p>-15.9</text:p>
              </table:table-cell>
              <table:table-cell office:value-type="float" office:value="-0.7969">
                <text:p>-0.7969</text:p>
              </table:table-cell>
              <table:table-cell office:value-type="float" office:value="0.17516">
                <text:p>0.17516</text:p>
              </table:table-cell>
              <table:table-cell office:value-type="float" office:value="-0.0264">
                <text:p>-0.026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15.8">
                <text:p>-15.8</text:p>
              </table:table-cell>
              <table:table-cell office:value-type="float" office:value="-0.79989">
                <text:p>-0.79989</text:p>
              </table:table-cell>
              <table:table-cell office:value-type="float" office:value="0.1731">
                <text:p>0.1731</text:p>
              </table:table-cell>
              <table:table-cell office:value-type="float" office:value="-0.0268">
                <text:p>-0.026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15.7">
                <text:p>-15.7</text:p>
              </table:table-cell>
              <table:table-cell office:value-type="float" office:value="-0.80282">
                <text:p>-0.80282</text:p>
              </table:table-cell>
              <table:table-cell office:value-type="float" office:value="0.17105">
                <text:p>0.17105</text:p>
              </table:table-cell>
              <table:table-cell office:value-type="float" office:value="-0.0272">
                <text:p>-0.027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15.6">
                <text:p>-15.6</text:p>
              </table:table-cell>
              <table:table-cell office:value-type="float" office:value="-0.80569">
                <text:p>-0.80569</text:p>
              </table:table-cell>
              <table:table-cell office:value-type="float" office:value="0.16901">
                <text:p>0.16901</text:p>
              </table:table-cell>
              <table:table-cell office:value-type="float" office:value="-0.0276">
                <text:p>-0.027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15.5">
                <text:p>-15.5</text:p>
              </table:table-cell>
              <table:table-cell office:value-type="float" office:value="-0.8085">
                <text:p>-0.8085</text:p>
              </table:table-cell>
              <table:table-cell office:value-type="float" office:value="0.16698">
                <text:p>0.16698</text:p>
              </table:table-cell>
              <table:table-cell office:value-type="float" office:value="-0.028">
                <text:p>-0.02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15.4">
                <text:p>-15.4</text:p>
              </table:table-cell>
              <table:table-cell office:value-type="float" office:value="-0.81125">
                <text:p>-0.81125</text:p>
              </table:table-cell>
              <table:table-cell office:value-type="float" office:value="0.16496">
                <text:p>0.16496</text:p>
              </table:table-cell>
              <table:table-cell office:value-type="float" office:value="-0.0284">
                <text:p>-0.028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15.3">
                <text:p>-15.3</text:p>
              </table:table-cell>
              <table:table-cell office:value-type="float" office:value="-0.81393">
                <text:p>-0.81393</text:p>
              </table:table-cell>
              <table:table-cell office:value-type="float" office:value="0.16295">
                <text:p>0.16295</text:p>
              </table:table-cell>
              <table:table-cell office:value-type="float" office:value="-0.0288">
                <text:p>-0.028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15.2">
                <text:p>-15.2</text:p>
              </table:table-cell>
              <table:table-cell office:value-type="float" office:value="-0.81656">
                <text:p>-0.81656</text:p>
              </table:table-cell>
              <table:table-cell office:value-type="float" office:value="0.16095">
                <text:p>0.16095</text:p>
              </table:table-cell>
              <table:table-cell office:value-type="float" office:value="-0.0292">
                <text:p>-0.029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15.1">
                <text:p>-15.1</text:p>
              </table:table-cell>
              <table:table-cell office:value-type="float" office:value="-0.81912">
                <text:p>-0.81912</text:p>
              </table:table-cell>
              <table:table-cell office:value-type="float" office:value="0.15896">
                <text:p>0.15896</text:p>
              </table:table-cell>
              <table:table-cell office:value-type="float" office:value="-0.0296">
                <text:p>-0.029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15">
                <text:p>-15</text:p>
              </table:table-cell>
              <table:table-cell office:value-type="float" office:value="-0.82162">
                <text:p>-0.82162</text:p>
              </table:table-cell>
              <table:table-cell office:value-type="float" office:value="0.15698">
                <text:p>0.15698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14.9">
                <text:p>-14.9</text:p>
              </table:table-cell>
              <table:table-cell office:value-type="float" office:value="-0.82406">
                <text:p>-0.82406</text:p>
              </table:table-cell>
              <table:table-cell office:value-type="float" office:value="0.15502">
                <text:p>0.15502</text:p>
              </table:table-cell>
              <table:table-cell office:value-type="float" office:value="-0.0304">
                <text:p>-0.030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14.8">
                <text:p>-14.8</text:p>
              </table:table-cell>
              <table:table-cell office:value-type="float" office:value="-0.82643">
                <text:p>-0.82643</text:p>
              </table:table-cell>
              <table:table-cell office:value-type="float" office:value="0.15306">
                <text:p>0.15306</text:p>
              </table:table-cell>
              <table:table-cell office:value-type="float" office:value="-0.0308">
                <text:p>-0.030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14.7">
                <text:p>-14.7</text:p>
              </table:table-cell>
              <table:table-cell office:value-type="float" office:value="-0.82875">
                <text:p>-0.82875</text:p>
              </table:table-cell>
              <table:table-cell office:value-type="float" office:value="0.15111">
                <text:p>0.15111</text:p>
              </table:table-cell>
              <table:table-cell office:value-type="float" office:value="-0.0312">
                <text:p>-0.031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14.6">
                <text:p>-14.6</text:p>
              </table:table-cell>
              <table:table-cell office:value-type="float" office:value="-0.831">
                <text:p>-0.831</text:p>
              </table:table-cell>
              <table:table-cell office:value-type="float" office:value="0.14918">
                <text:p>0.14918</text:p>
              </table:table-cell>
              <table:table-cell office:value-type="float" office:value="-0.0316">
                <text:p>-0.031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14.5">
                <text:p>-14.5</text:p>
              </table:table-cell>
              <table:table-cell office:value-type="float" office:value="-0.83319">
                <text:p>-0.83319</text:p>
              </table:table-cell>
              <table:table-cell office:value-type="float" office:value="0.14725">
                <text:p>0.14725</text:p>
              </table:table-cell>
              <table:table-cell office:value-type="float" office:value="-0.032">
                <text:p>-0.03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14.4">
                <text:p>-14.4</text:p>
              </table:table-cell>
              <table:table-cell office:value-type="float" office:value="-0.83532">
                <text:p>-0.83532</text:p>
              </table:table-cell>
              <table:table-cell office:value-type="float" office:value="0.14534">
                <text:p>0.14534</text:p>
              </table:table-cell>
              <table:table-cell office:value-type="float" office:value="-0.0324">
                <text:p>-0.032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14.3">
                <text:p>-14.3</text:p>
              </table:table-cell>
              <table:table-cell office:value-type="float" office:value="-0.83739">
                <text:p>-0.83739</text:p>
              </table:table-cell>
              <table:table-cell office:value-type="float" office:value="0.14344">
                <text:p>0.14344</text:p>
              </table:table-cell>
              <table:table-cell office:value-type="float" office:value="-0.0328">
                <text:p>-0.032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14.2">
                <text:p>-14.2</text:p>
              </table:table-cell>
              <table:table-cell office:value-type="float" office:value="-0.83939">
                <text:p>-0.83939</text:p>
              </table:table-cell>
              <table:table-cell office:value-type="float" office:value="0.14154">
                <text:p>0.14154</text:p>
              </table:table-cell>
              <table:table-cell office:value-type="float" office:value="-0.0332">
                <text:p>-0.033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14.1">
                <text:p>-14.1</text:p>
              </table:table-cell>
              <table:table-cell office:value-type="float" office:value="-0.84134">
                <text:p>-0.84134</text:p>
              </table:table-cell>
              <table:table-cell office:value-type="float" office:value="0.13966">
                <text:p>0.13966</text:p>
              </table:table-cell>
              <table:table-cell office:value-type="float" office:value="-0.0336">
                <text:p>-0.033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14">
                <text:p>-14</text:p>
              </table:table-cell>
              <table:table-cell office:value-type="float" office:value="-0.84322">
                <text:p>-0.84322</text:p>
              </table:table-cell>
              <table:table-cell office:value-type="float" office:value="0.13779">
                <text:p>0.13779</text:p>
              </table:table-cell>
              <table:table-cell office:value-type="float" office:value="-0.034">
                <text:p>-0.03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13.9">
                <text:p>-13.9</text:p>
              </table:table-cell>
              <table:table-cell office:value-type="float" office:value="-0.84504">
                <text:p>-0.84504</text:p>
              </table:table-cell>
              <table:table-cell office:value-type="float" office:value="0.13593">
                <text:p>0.13593</text:p>
              </table:table-cell>
              <table:table-cell office:value-type="float" office:value="-0.0344">
                <text:p>-0.034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13.8">
                <text:p>-13.8</text:p>
              </table:table-cell>
              <table:table-cell office:value-type="float" office:value="-0.8468">
                <text:p>-0.8468</text:p>
              </table:table-cell>
              <table:table-cell office:value-type="float" office:value="0.13409">
                <text:p>0.13409</text:p>
              </table:table-cell>
              <table:table-cell office:value-type="float" office:value="-0.0348">
                <text:p>-0.034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13.7">
                <text:p>-13.7</text:p>
              </table:table-cell>
              <table:table-cell office:value-type="float" office:value="-0.8485">
                <text:p>-0.8485</text:p>
              </table:table-cell>
              <table:table-cell office:value-type="float" office:value="0.13225">
                <text:p>0.13225</text:p>
              </table:table-cell>
              <table:table-cell office:value-type="float" office:value="-0.0352">
                <text:p>-0.035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13.6">
                <text:p>-13.6</text:p>
              </table:table-cell>
              <table:table-cell office:value-type="float" office:value="-0.85014">
                <text:p>-0.85014</text:p>
              </table:table-cell>
              <table:table-cell office:value-type="float" office:value="0.13042">
                <text:p>0.13042</text:p>
              </table:table-cell>
              <table:table-cell office:value-type="float" office:value="-0.0356">
                <text:p>-0.035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13.5">
                <text:p>-13.5</text:p>
              </table:table-cell>
              <table:table-cell office:value-type="float" office:value="-0.85171">
                <text:p>-0.85171</text:p>
              </table:table-cell>
              <table:table-cell office:value-type="float" office:value="0.12861">
                <text:p>0.12861</text:p>
              </table:table-cell>
              <table:table-cell office:value-type="float" office:value="-0.036">
                <text:p>-0.03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13.4">
                <text:p>-13.4</text:p>
              </table:table-cell>
              <table:table-cell office:value-type="float" office:value="-0.85322">
                <text:p>-0.85322</text:p>
              </table:table-cell>
              <table:table-cell office:value-type="float" office:value="0.12681">
                <text:p>0.12681</text:p>
              </table:table-cell>
              <table:table-cell office:value-type="float" office:value="-0.0364">
                <text:p>-0.036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13.3">
                <text:p>-13.3</text:p>
              </table:table-cell>
              <table:table-cell office:value-type="float" office:value="-0.85467">
                <text:p>-0.85467</text:p>
              </table:table-cell>
              <table:table-cell office:value-type="float" office:value="0.12502">
                <text:p>0.12502</text:p>
              </table:table-cell>
              <table:table-cell office:value-type="float" office:value="-0.0368">
                <text:p>-0.036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13.2">
                <text:p>-13.2</text:p>
              </table:table-cell>
              <table:table-cell office:value-type="float" office:value="-0.85606">
                <text:p>-0.85606</text:p>
              </table:table-cell>
              <table:table-cell office:value-type="float" office:value="0.12324">
                <text:p>0.12324</text:p>
              </table:table-cell>
              <table:table-cell office:value-type="float" office:value="-0.0372">
                <text:p>-0.037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13.1">
                <text:p>-13.1</text:p>
              </table:table-cell>
              <table:table-cell office:value-type="float" office:value="-0.85739">
                <text:p>-0.85739</text:p>
              </table:table-cell>
              <table:table-cell office:value-type="float" office:value="0.12147">
                <text:p>0.12147</text:p>
              </table:table-cell>
              <table:table-cell office:value-type="float" office:value="-0.0376">
                <text:p>-0.037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13">
                <text:p>-13</text:p>
              </table:table-cell>
              <table:table-cell office:value-type="float" office:value="-0.85865">
                <text:p>-0.85865</text:p>
              </table:table-cell>
              <table:table-cell office:value-type="float" office:value="0.11971">
                <text:p>0.11971</text:p>
              </table:table-cell>
              <table:table-cell office:value-type="float" office:value="-0.038">
                <text:p>-0.03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12.9">
                <text:p>-12.9</text:p>
              </table:table-cell>
              <table:table-cell office:value-type="float" office:value="-0.85986">
                <text:p>-0.85986</text:p>
              </table:table-cell>
              <table:table-cell office:value-type="float" office:value="0.11797">
                <text:p>0.11797</text:p>
              </table:table-cell>
              <table:table-cell office:value-type="float" office:value="-0.0384">
                <text:p>-0.038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12.8">
                <text:p>-12.8</text:p>
              </table:table-cell>
              <table:table-cell office:value-type="float" office:value="-0.861">
                <text:p>-0.861</text:p>
              </table:table-cell>
              <table:table-cell office:value-type="float" office:value="0.11623">
                <text:p>0.11623</text:p>
              </table:table-cell>
              <table:table-cell office:value-type="float" office:value="-0.0388">
                <text:p>-0.038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12.7">
                <text:p>-12.7</text:p>
              </table:table-cell>
              <table:table-cell office:value-type="float" office:value="-0.86208">
                <text:p>-0.86208</text:p>
              </table:table-cell>
              <table:table-cell office:value-type="float" office:value="0.11451">
                <text:p>0.11451</text:p>
              </table:table-cell>
              <table:table-cell office:value-type="float" office:value="-0.0392">
                <text:p>-0.039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12.6">
                <text:p>-12.6</text:p>
              </table:table-cell>
              <table:table-cell office:value-type="float" office:value="-0.8631">
                <text:p>-0.8631</text:p>
              </table:table-cell>
              <table:table-cell office:value-type="float" office:value="0.1128">
                <text:p>0.1128</text:p>
              </table:table-cell>
              <table:table-cell office:value-type="float" office:value="-0.0396">
                <text:p>-0.039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12.5">
                <text:p>-12.5</text:p>
              </table:table-cell>
              <table:table-cell office:value-type="float" office:value="-0.86406">
                <text:p>-0.86406</text:p>
              </table:table-cell>
              <table:table-cell office:value-type="float" office:value="0.1111">
                <text:p>0.1111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12.4">
                <text:p>-12.4</text:p>
              </table:table-cell>
              <table:table-cell office:value-type="float" office:value="-0.86495">
                <text:p>-0.86495</text:p>
              </table:table-cell>
              <table:table-cell office:value-type="float" office:value="0.10942">
                <text:p>0.10942</text:p>
              </table:table-cell>
              <table:table-cell office:value-type="float" office:value="-0.0404">
                <text:p>-0.040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12.3">
                <text:p>-12.3</text:p>
              </table:table-cell>
              <table:table-cell office:value-type="float" office:value="-0.86578">
                <text:p>-0.86578</text:p>
              </table:table-cell>
              <table:table-cell office:value-type="float" office:value="0.10774">
                <text:p>0.10774</text:p>
              </table:table-cell>
              <table:table-cell office:value-type="float" office:value="-0.0408">
                <text:p>-0.040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12.2">
                <text:p>-12.2</text:p>
              </table:table-cell>
              <table:table-cell office:value-type="float" office:value="-0.86656">
                <text:p>-0.86656</text:p>
              </table:table-cell>
              <table:table-cell office:value-type="float" office:value="0.10608">
                <text:p>0.10608</text:p>
              </table:table-cell>
              <table:table-cell office:value-type="float" office:value="-0.0412">
                <text:p>-0.041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12.1">
                <text:p>-12.1</text:p>
              </table:table-cell>
              <table:table-cell office:value-type="float" office:value="-0.86727">
                <text:p>-0.86727</text:p>
              </table:table-cell>
              <table:table-cell office:value-type="float" office:value="0.10443">
                <text:p>0.10443</text:p>
              </table:table-cell>
              <table:table-cell office:value-type="float" office:value="-0.0416">
                <text:p>-0.041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12">
                <text:p>-12</text:p>
              </table:table-cell>
              <table:table-cell office:value-type="float" office:value="-0.86791">
                <text:p>-0.86791</text:p>
              </table:table-cell>
              <table:table-cell office:value-type="float" office:value="0.10279">
                <text:p>0.10279</text:p>
              </table:table-cell>
              <table:table-cell office:value-type="float" office:value="-0.042">
                <text:p>-0.04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11.9">
                <text:p>-11.9</text:p>
              </table:table-cell>
              <table:table-cell office:value-type="float" office:value="-0.8685">
                <text:p>-0.8685</text:p>
              </table:table-cell>
              <table:table-cell office:value-type="float" office:value="0.10117">
                <text:p>0.10117</text:p>
              </table:table-cell>
              <table:table-cell office:value-type="float" office:value="-0.0424">
                <text:p>-0.042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11.8">
                <text:p>-11.8</text:p>
              </table:table-cell>
              <table:table-cell office:value-type="float" office:value="-0.86902">
                <text:p>-0.86902</text:p>
              </table:table-cell>
              <table:table-cell office:value-type="float" office:value="0.09955">
                <text:p>0.09955</text:p>
              </table:table-cell>
              <table:table-cell office:value-type="float" office:value="-0.0428">
                <text:p>-0.042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11.7">
                <text:p>-11.7</text:p>
              </table:table-cell>
              <table:table-cell office:value-type="float" office:value="-0.86949">
                <text:p>-0.86949</text:p>
              </table:table-cell>
              <table:table-cell office:value-type="float" office:value="0.09795">
                <text:p>0.09795</text:p>
              </table:table-cell>
              <table:table-cell office:value-type="float" office:value="-0.0432">
                <text:p>-0.043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11.6">
                <text:p>-11.6</text:p>
              </table:table-cell>
              <table:table-cell office:value-type="float" office:value="-0.86989">
                <text:p>-0.86989</text:p>
              </table:table-cell>
              <table:table-cell office:value-type="float" office:value="0.09636">
                <text:p>0.09636</text:p>
              </table:table-cell>
              <table:table-cell office:value-type="float" office:value="-0.0436">
                <text:p>-0.043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11.5">
                <text:p>-11.5</text:p>
              </table:table-cell>
              <table:table-cell office:value-type="float" office:value="-0.87023">
                <text:p>-0.87023</text:p>
              </table:table-cell>
              <table:table-cell office:value-type="float" office:value="0.09479">
                <text:p>0.09479</text:p>
              </table:table-cell>
              <table:table-cell office:value-type="float" office:value="-0.044">
                <text:p>-0.04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11.4">
                <text:p>-11.4</text:p>
              </table:table-cell>
              <table:table-cell office:value-type="float" office:value="-0.87051">
                <text:p>-0.87051</text:p>
              </table:table-cell>
              <table:table-cell office:value-type="float" office:value="0.09322">
                <text:p>0.09322</text:p>
              </table:table-cell>
              <table:table-cell office:value-type="float" office:value="-0.0444">
                <text:p>-0.044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11.3">
                <text:p>-11.3</text:p>
              </table:table-cell>
              <table:table-cell office:value-type="float" office:value="-0.87072">
                <text:p>-0.87072</text:p>
              </table:table-cell>
              <table:table-cell office:value-type="float" office:value="0.09167">
                <text:p>0.09167</text:p>
              </table:table-cell>
              <table:table-cell office:value-type="float" office:value="-0.0448">
                <text:p>-0.044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11.2">
                <text:p>-11.2</text:p>
              </table:table-cell>
              <table:table-cell office:value-type="float" office:value="-0.87088">
                <text:p>-0.87088</text:p>
              </table:table-cell>
              <table:table-cell office:value-type="float" office:value="0.09013">
                <text:p>0.09013</text:p>
              </table:table-cell>
              <table:table-cell office:value-type="float" office:value="-0.0452">
                <text:p>-0.045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11.1">
                <text:p>-11.1</text:p>
              </table:table-cell>
              <table:table-cell office:value-type="float" office:value="-0.87097">
                <text:p>-0.87097</text:p>
              </table:table-cell>
              <table:table-cell office:value-type="float" office:value="0.08861">
                <text:p>0.08861</text:p>
              </table:table-cell>
              <table:table-cell office:value-type="float" office:value="-0.0456">
                <text:p>-0.045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11">
                <text:p>-11</text:p>
              </table:table-cell>
              <table:table-cell office:value-type="float" office:value="-0.871">
                <text:p>-0.871</text:p>
              </table:table-cell>
              <table:table-cell office:value-type="float" office:value="0.08709">
                <text:p>0.08709</text:p>
              </table:table-cell>
              <table:table-cell office:value-type="float" office:value="-0.046">
                <text:p>-0.04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-10.9">
                <text:p>-10.9</text:p>
              </table:table-cell>
              <table:table-cell office:value-type="float" office:value="-0.99098">
                <text:p>-0.99098</text:p>
              </table:table-cell>
              <table:table-cell office:value-type="float" office:value="0.08619">
                <text:p>0.08619</text:p>
              </table:table-cell>
              <table:table-cell office:value-type="float" office:value="-0.0464">
                <text:p>-0.046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-10.8">
                <text:p>-10.8</text:p>
              </table:table-cell>
              <table:table-cell office:value-type="float" office:value="-0.99091">
                <text:p>-0.99091</text:p>
              </table:table-cell>
              <table:table-cell office:value-type="float" office:value="0.08529">
                <text:p>0.08529</text:p>
              </table:table-cell>
              <table:table-cell office:value-type="float" office:value="-0.0468">
                <text:p>-0.046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10.7">
                <text:p>-10.7</text:p>
              </table:table-cell>
              <table:table-cell office:value-type="float" office:value="-0.99077">
                <text:p>-0.99077</text:p>
              </table:table-cell>
              <table:table-cell office:value-type="float" office:value="0.08439">
                <text:p>0.08439</text:p>
              </table:table-cell>
              <table:table-cell office:value-type="float" office:value="-0.0472">
                <text:p>-0.047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10.6">
                <text:p>-10.6</text:p>
              </table:table-cell>
              <table:table-cell office:value-type="float" office:value="-0.99053">
                <text:p>-0.99053</text:p>
              </table:table-cell>
              <table:table-cell office:value-type="float" office:value="0.0835">
                <text:p>0.0835</text:p>
              </table:table-cell>
              <table:table-cell office:value-type="float" office:value="-0.0476">
                <text:p>-0.047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10.5">
                <text:p>-10.5</text:p>
              </table:table-cell>
              <table:table-cell office:value-type="float" office:value="-0.9902">
                <text:p>-0.9902</text:p>
              </table:table-cell>
              <table:table-cell office:value-type="float" office:value="0.08261">
                <text:p>0.08261</text:p>
              </table:table-cell>
              <table:table-cell office:value-type="float" office:value="-0.048">
                <text:p>-0.04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-10.4">
                <text:p>-10.4</text:p>
              </table:table-cell>
              <table:table-cell office:value-type="float" office:value="-0.98976">
                <text:p>-0.98976</text:p>
              </table:table-cell>
              <table:table-cell office:value-type="float" office:value="0.08173">
                <text:p>0.08173</text:p>
              </table:table-cell>
              <table:table-cell office:value-type="float" office:value="-0.0484">
                <text:p>-0.048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-10.3">
                <text:p>-10.3</text:p>
              </table:table-cell>
              <table:table-cell office:value-type="float" office:value="-0.9892">
                <text:p>-0.9892</text:p>
              </table:table-cell>
              <table:table-cell office:value-type="float" office:value="0.08086">
                <text:p>0.08086</text:p>
              </table:table-cell>
              <table:table-cell office:value-type="float" office:value="-0.0488">
                <text:p>-0.048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-10.2">
                <text:p>-10.2</text:p>
              </table:table-cell>
              <table:table-cell office:value-type="float" office:value="-0.98853">
                <text:p>-0.98853</text:p>
              </table:table-cell>
              <table:table-cell office:value-type="float" office:value="0.07999">
                <text:p>0.07999</text:p>
              </table:table-cell>
              <table:table-cell office:value-type="float" office:value="-0.0492">
                <text:p>-0.049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-10.1">
                <text:p>-10.1</text:p>
              </table:table-cell>
              <table:table-cell office:value-type="float" office:value="-0.98772">
                <text:p>-0.98772</text:p>
              </table:table-cell>
              <table:table-cell office:value-type="float" office:value="0.07912">
                <text:p>0.07912</text:p>
              </table:table-cell>
              <table:table-cell office:value-type="float" office:value="-0.0496">
                <text:p>-0.049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-10">
                <text:p>-10</text:p>
              </table:table-cell>
              <table:table-cell office:value-type="float" office:value="-0.98677">
                <text:p>-0.98677</text:p>
              </table:table-cell>
              <table:table-cell office:value-type="float" office:value="0.07826">
                <text:p>0.07826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-9.9">
                <text:p>-9.9</text:p>
              </table:table-cell>
              <table:table-cell office:value-type="float" office:value="-0.98569">
                <text:p>-0.98569</text:p>
              </table:table-cell>
              <table:table-cell office:value-type="float" office:value="0.07741">
                <text:p>0.07741</text:p>
              </table:table-cell>
              <table:table-cell office:value-type="float" office:value="-0.05023">
                <text:p>-0.0502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-9.8">
                <text:p>-9.8</text:p>
              </table:table-cell>
              <table:table-cell office:value-type="float" office:value="-0.98446">
                <text:p>-0.98446</text:p>
              </table:table-cell>
              <table:table-cell office:value-type="float" office:value="0.07656">
                <text:p>0.07656</text:p>
              </table:table-cell>
              <table:table-cell office:value-type="float" office:value="-0.05045">
                <text:p>-0.0504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-9.7">
                <text:p>-9.7</text:p>
              </table:table-cell>
              <table:table-cell office:value-type="float" office:value="-0.98307">
                <text:p>-0.98307</text:p>
              </table:table-cell>
              <table:table-cell office:value-type="float" office:value="0.07572">
                <text:p>0.07572</text:p>
              </table:table-cell>
              <table:table-cell office:value-type="float" office:value="-0.05068">
                <text:p>-0.0506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-9.6">
                <text:p>-9.6</text:p>
              </table:table-cell>
              <table:table-cell office:value-type="float" office:value="-0.98153">
                <text:p>-0.98153</text:p>
              </table:table-cell>
              <table:table-cell office:value-type="float" office:value="0.07488">
                <text:p>0.07488</text:p>
              </table:table-cell>
              <table:table-cell office:value-type="float" office:value="-0.0509">
                <text:p>-0.050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9.5">
                <text:p>-9.5</text:p>
              </table:table-cell>
              <table:table-cell office:value-type="float" office:value="-0.97982">
                <text:p>-0.97982</text:p>
              </table:table-cell>
              <table:table-cell office:value-type="float" office:value="0.07405">
                <text:p>0.07405</text:p>
              </table:table-cell>
              <table:table-cell office:value-type="float" office:value="-0.05113">
                <text:p>-0.0511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-9.4">
                <text:p>-9.4</text:p>
              </table:table-cell>
              <table:table-cell office:value-type="float" office:value="-0.97795">
                <text:p>-0.97795</text:p>
              </table:table-cell>
              <table:table-cell office:value-type="float" office:value="0.07322">
                <text:p>0.07322</text:p>
              </table:table-cell>
              <table:table-cell office:value-type="float" office:value="-0.05135">
                <text:p>-0.0513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-9.3">
                <text:p>-9.3</text:p>
              </table:table-cell>
              <table:table-cell office:value-type="float" office:value="-0.9759">
                <text:p>-0.9759</text:p>
              </table:table-cell>
              <table:table-cell office:value-type="float" office:value="0.0724">
                <text:p>0.0724</text:p>
              </table:table-cell>
              <table:table-cell office:value-type="float" office:value="-0.05158">
                <text:p>-0.0515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-9.2">
                <text:p>-9.2</text:p>
              </table:table-cell>
              <table:table-cell office:value-type="float" office:value="-0.97368">
                <text:p>-0.97368</text:p>
              </table:table-cell>
              <table:table-cell office:value-type="float" office:value="0.07158">
                <text:p>0.07158</text:p>
              </table:table-cell>
              <table:table-cell office:value-type="float" office:value="-0.0518">
                <text:p>-0.051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9.1">
                <text:p>-9.1</text:p>
              </table:table-cell>
              <table:table-cell office:value-type="float" office:value="-0.97128">
                <text:p>-0.97128</text:p>
              </table:table-cell>
              <table:table-cell office:value-type="float" office:value="0.07077">
                <text:p>0.07077</text:p>
              </table:table-cell>
              <table:table-cell office:value-type="float" office:value="-0.05203">
                <text:p>-0.0520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9">
                <text:p>-9</text:p>
              </table:table-cell>
              <table:table-cell office:value-type="float" office:value="-0.9687">
                <text:p>-0.9687</text:p>
              </table:table-cell>
              <table:table-cell office:value-type="float" office:value="0.06996">
                <text:p>0.06996</text:p>
              </table:table-cell>
              <table:table-cell office:value-type="float" office:value="-0.05225">
                <text:p>-0.0522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8.9">
                <text:p>-8.9</text:p>
              </table:table-cell>
              <table:table-cell office:value-type="float" office:value="-0.96593">
                <text:p>-0.96593</text:p>
              </table:table-cell>
              <table:table-cell office:value-type="float" office:value="0.06916">
                <text:p>0.06916</text:p>
              </table:table-cell>
              <table:table-cell office:value-type="float" office:value="-0.05248">
                <text:p>-0.0524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-8.8">
                <text:p>-8.8</text:p>
              </table:table-cell>
              <table:table-cell office:value-type="float" office:value="-0.96297">
                <text:p>-0.96297</text:p>
              </table:table-cell>
              <table:table-cell office:value-type="float" office:value="0.06836">
                <text:p>0.06836</text:p>
              </table:table-cell>
              <table:table-cell office:value-type="float" office:value="-0.0527">
                <text:p>-0.052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-8.7">
                <text:p>-8.7</text:p>
              </table:table-cell>
              <table:table-cell office:value-type="float" office:value="-0.95981">
                <text:p>-0.95981</text:p>
              </table:table-cell>
              <table:table-cell office:value-type="float" office:value="0.06757">
                <text:p>0.06757</text:p>
              </table:table-cell>
              <table:table-cell office:value-type="float" office:value="-0.05293">
                <text:p>-0.0529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-8.6">
                <text:p>-8.6</text:p>
              </table:table-cell>
              <table:table-cell office:value-type="float" office:value="-0.95646">
                <text:p>-0.95646</text:p>
              </table:table-cell>
              <table:table-cell office:value-type="float" office:value="0.06679">
                <text:p>0.06679</text:p>
              </table:table-cell>
              <table:table-cell office:value-type="float" office:value="-0.05315">
                <text:p>-0.0531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-8.5">
                <text:p>-8.5</text:p>
              </table:table-cell>
              <table:table-cell office:value-type="float" office:value="-0.9529">
                <text:p>-0.9529</text:p>
              </table:table-cell>
              <table:table-cell office:value-type="float" office:value="0.06601">
                <text:p>0.06601</text:p>
              </table:table-cell>
              <table:table-cell office:value-type="float" office:value="-0.05338">
                <text:p>-0.0533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8.4">
                <text:p>-8.4</text:p>
              </table:table-cell>
              <table:table-cell office:value-type="float" office:value="-0.94914">
                <text:p>-0.94914</text:p>
              </table:table-cell>
              <table:table-cell office:value-type="float" office:value="0.06523">
                <text:p>0.06523</text:p>
              </table:table-cell>
              <table:table-cell office:value-type="float" office:value="-0.0536">
                <text:p>-0.053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-8.3">
                <text:p>-8.3</text:p>
              </table:table-cell>
              <table:table-cell office:value-type="float" office:value="-0.94517">
                <text:p>-0.94517</text:p>
              </table:table-cell>
              <table:table-cell office:value-type="float" office:value="0.06446">
                <text:p>0.06446</text:p>
              </table:table-cell>
              <table:table-cell office:value-type="float" office:value="-0.05382">
                <text:p>-0.0538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-8.2">
                <text:p>-8.2</text:p>
              </table:table-cell>
              <table:table-cell office:value-type="float" office:value="-0.94099">
                <text:p>-0.94099</text:p>
              </table:table-cell>
              <table:table-cell office:value-type="float" office:value="0.0637">
                <text:p>0.0637</text:p>
              </table:table-cell>
              <table:table-cell office:value-type="float" office:value="-0.05405">
                <text:p>-0.0540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-8.1">
                <text:p>-8.1</text:p>
              </table:table-cell>
              <table:table-cell office:value-type="float" office:value="-0.9366">
                <text:p>-0.9366</text:p>
              </table:table-cell>
              <table:table-cell office:value-type="float" office:value="0.06294">
                <text:p>0.06294</text:p>
              </table:table-cell>
              <table:table-cell office:value-type="float" office:value="-0.05427">
                <text:p>-0.0542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-8">
                <text:p>-8</text:p>
              </table:table-cell>
              <table:table-cell office:value-type="float" office:value="-0.93199">
                <text:p>-0.93199</text:p>
              </table:table-cell>
              <table:table-cell office:value-type="float" office:value="0.06218">
                <text:p>0.06218</text:p>
              </table:table-cell>
              <table:table-cell office:value-type="float" office:value="-0.0545">
                <text:p>-0.054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7.9">
                <text:p>-7.9</text:p>
              </table:table-cell>
              <table:table-cell office:value-type="float" office:value="-0.92716">
                <text:p>-0.92716</text:p>
              </table:table-cell>
              <table:table-cell office:value-type="float" office:value="0.06143">
                <text:p>0.06143</text:p>
              </table:table-cell>
              <table:table-cell office:value-type="float" office:value="-0.05472">
                <text:p>-0.0547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-7.8">
                <text:p>-7.8</text:p>
              </table:table-cell>
              <table:table-cell office:value-type="float" office:value="-0.9221">
                <text:p>-0.9221</text:p>
              </table:table-cell>
              <table:table-cell office:value-type="float" office:value="0.06069">
                <text:p>0.06069</text:p>
              </table:table-cell>
              <table:table-cell office:value-type="float" office:value="-0.05495">
                <text:p>-0.0549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-7.7">
                <text:p>-7.7</text:p>
              </table:table-cell>
              <table:table-cell office:value-type="float" office:value="-0.91682">
                <text:p>-0.91682</text:p>
              </table:table-cell>
              <table:table-cell office:value-type="float" office:value="0.05995">
                <text:p>0.05995</text:p>
              </table:table-cell>
              <table:table-cell office:value-type="float" office:value="-0.05517">
                <text:p>-0.0551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-7.6">
                <text:p>-7.6</text:p>
              </table:table-cell>
              <table:table-cell office:value-type="float" office:value="-0.91131">
                <text:p>-0.91131</text:p>
              </table:table-cell>
              <table:table-cell office:value-type="float" office:value="0.05922">
                <text:p>0.05922</text:p>
              </table:table-cell>
              <table:table-cell office:value-type="float" office:value="-0.0554">
                <text:p>-0.055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-7.5">
                <text:p>-7.5</text:p>
              </table:table-cell>
              <table:table-cell office:value-type="float" office:value="-0.90557">
                <text:p>-0.90557</text:p>
              </table:table-cell>
              <table:table-cell office:value-type="float" office:value="0.05849">
                <text:p>0.05849</text:p>
              </table:table-cell>
              <table:table-cell office:value-type="float" office:value="-0.05562">
                <text:p>-0.0556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-7.4">
                <text:p>-7.4</text:p>
              </table:table-cell>
              <table:table-cell office:value-type="float" office:value="-0.89959">
                <text:p>-0.89959</text:p>
              </table:table-cell>
              <table:table-cell office:value-type="float" office:value="0.05777">
                <text:p>0.05777</text:p>
              </table:table-cell>
              <table:table-cell office:value-type="float" office:value="-0.05585">
                <text:p>-0.0558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-7.3">
                <text:p>-7.3</text:p>
              </table:table-cell>
              <table:table-cell office:value-type="float" office:value="-0.89338">
                <text:p>-0.89338</text:p>
              </table:table-cell>
              <table:table-cell office:value-type="float" office:value="0.05705">
                <text:p>0.05705</text:p>
              </table:table-cell>
              <table:table-cell office:value-type="float" office:value="-0.05607">
                <text:p>-0.0560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-7.2">
                <text:p>-7.2</text:p>
              </table:table-cell>
              <table:table-cell office:value-type="float" office:value="-0.88693">
                <text:p>-0.88693</text:p>
              </table:table-cell>
              <table:table-cell office:value-type="float" office:value="0.05634">
                <text:p>0.05634</text:p>
              </table:table-cell>
              <table:table-cell office:value-type="float" office:value="-0.0563">
                <text:p>-0.056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-7.1">
                <text:p>-7.1</text:p>
              </table:table-cell>
              <table:table-cell office:value-type="float" office:value="-0.88023">
                <text:p>-0.88023</text:p>
              </table:table-cell>
              <table:table-cell office:value-type="float" office:value="0.05563">
                <text:p>0.05563</text:p>
              </table:table-cell>
              <table:table-cell office:value-type="float" office:value="-0.05652">
                <text:p>-0.0565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-7">
                <text:p>-7</text:p>
              </table:table-cell>
              <table:table-cell office:value-type="float" office:value="-0.8733">
                <text:p>-0.8733</text:p>
              </table:table-cell>
              <table:table-cell office:value-type="float" office:value="0.05493">
                <text:p>0.05493</text:p>
              </table:table-cell>
              <table:table-cell office:value-type="float" office:value="-0.05675">
                <text:p>-0.0567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-6.9">
                <text:p>-6.9</text:p>
              </table:table-cell>
              <table:table-cell office:value-type="float" office:value="-0.86611">
                <text:p>-0.86611</text:p>
              </table:table-cell>
              <table:table-cell office:value-type="float" office:value="0.05423">
                <text:p>0.05423</text:p>
              </table:table-cell>
              <table:table-cell office:value-type="float" office:value="-0.05697">
                <text:p>-0.0569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-6.8">
                <text:p>-6.8</text:p>
              </table:table-cell>
              <table:table-cell office:value-type="float" office:value="-0.85867">
                <text:p>-0.85867</text:p>
              </table:table-cell>
              <table:table-cell office:value-type="float" office:value="0.05354">
                <text:p>0.05354</text:p>
              </table:table-cell>
              <table:table-cell office:value-type="float" office:value="-0.0572">
                <text:p>-0.057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-6.7">
                <text:p>-6.7</text:p>
              </table:table-cell>
              <table:table-cell office:value-type="float" office:value="-0.85099">
                <text:p>-0.85099</text:p>
              </table:table-cell>
              <table:table-cell office:value-type="float" office:value="0.05285">
                <text:p>0.05285</text:p>
              </table:table-cell>
              <table:table-cell office:value-type="float" office:value="-0.05742">
                <text:p>-0.0574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-6.6">
                <text:p>-6.6</text:p>
              </table:table-cell>
              <table:table-cell office:value-type="float" office:value="-0.84304">
                <text:p>-0.84304</text:p>
              </table:table-cell>
              <table:table-cell office:value-type="float" office:value="0.05217">
                <text:p>0.05217</text:p>
              </table:table-cell>
              <table:table-cell office:value-type="float" office:value="-0.05765">
                <text:p>-0.0576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-6.5">
                <text:p>-6.5</text:p>
              </table:table-cell>
              <table:table-cell office:value-type="float" office:value="-0.83484">
                <text:p>-0.83484</text:p>
              </table:table-cell>
              <table:table-cell office:value-type="float" office:value="0.0515">
                <text:p>0.0515</text:p>
              </table:table-cell>
              <table:table-cell office:value-type="float" office:value="-0.05787">
                <text:p>-0.0578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-6.4">
                <text:p>-6.4</text:p>
              </table:table-cell>
              <table:table-cell office:value-type="float" office:value="-0.82639">
                <text:p>-0.82639</text:p>
              </table:table-cell>
              <table:table-cell office:value-type="float" office:value="0.05083">
                <text:p>0.05083</text:p>
              </table:table-cell>
              <table:table-cell office:value-type="float" office:value="-0.0581">
                <text:p>-0.058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-6.3">
                <text:p>-6.3</text:p>
              </table:table-cell>
              <table:table-cell office:value-type="float" office:value="-0.81767">
                <text:p>-0.81767</text:p>
              </table:table-cell>
              <table:table-cell office:value-type="float" office:value="0.05016">
                <text:p>0.05016</text:p>
              </table:table-cell>
              <table:table-cell office:value-type="float" office:value="-0.05833">
                <text:p>-0.0583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-6.2">
                <text:p>-6.2</text:p>
              </table:table-cell>
              <table:table-cell office:value-type="float" office:value="-0.80868">
                <text:p>-0.80868</text:p>
              </table:table-cell>
              <table:table-cell office:value-type="float" office:value="0.0495">
                <text:p>0.0495</text:p>
              </table:table-cell>
              <table:table-cell office:value-type="float" office:value="-0.05855">
                <text:p>-0.0585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-6.1">
                <text:p>-6.1</text:p>
              </table:table-cell>
              <table:table-cell office:value-type="float" office:value="-0.79943">
                <text:p>-0.79943</text:p>
              </table:table-cell>
              <table:table-cell office:value-type="float" office:value="0.04885">
                <text:p>0.04885</text:p>
              </table:table-cell>
              <table:table-cell office:value-type="float" office:value="-0.05878">
                <text:p>-0.0587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-6">
                <text:p>-6</text:p>
              </table:table-cell>
              <table:table-cell office:value-type="float" office:value="-0.78992">
                <text:p>-0.78992</text:p>
              </table:table-cell>
              <table:table-cell office:value-type="float" office:value="0.0482">
                <text:p>0.0482</text:p>
              </table:table-cell>
              <table:table-cell office:value-type="float" office:value="-0.059">
                <text:p>-0.05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-5.9">
                <text:p>-5.9</text:p>
              </table:table-cell>
              <table:table-cell office:value-type="float" office:value="-0.78013">
                <text:p>-0.78013</text:p>
              </table:table-cell>
              <table:table-cell office:value-type="float" office:value="0.04755">
                <text:p>0.04755</text:p>
              </table:table-cell>
              <table:table-cell office:value-type="float" office:value="-0.05923">
                <text:p>-0.0592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-5.8">
                <text:p>-5.8</text:p>
              </table:table-cell>
              <table:table-cell office:value-type="float" office:value="-0.77007">
                <text:p>-0.77007</text:p>
              </table:table-cell>
              <table:table-cell office:value-type="float" office:value="0.04691">
                <text:p>0.04691</text:p>
              </table:table-cell>
              <table:table-cell office:value-type="float" office:value="-0.05945">
                <text:p>-0.0594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-5.7">
                <text:p>-5.7</text:p>
              </table:table-cell>
              <table:table-cell office:value-type="float" office:value="-0.75973">
                <text:p>-0.75973</text:p>
              </table:table-cell>
              <table:table-cell office:value-type="float" office:value="0.04628">
                <text:p>0.04628</text:p>
              </table:table-cell>
              <table:table-cell office:value-type="float" office:value="-0.05968">
                <text:p>-0.0596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-5.6">
                <text:p>-5.6</text:p>
              </table:table-cell>
              <table:table-cell office:value-type="float" office:value="-0.74912">
                <text:p>-0.74912</text:p>
              </table:table-cell>
              <table:table-cell office:value-type="float" office:value="0.04565">
                <text:p>0.04565</text:p>
              </table:table-cell>
              <table:table-cell office:value-type="float" office:value="-0.0599">
                <text:p>-0.059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-5.5">
                <text:p>-5.5</text:p>
              </table:table-cell>
              <table:table-cell office:value-type="float" office:value="-0.73823">
                <text:p>-0.73823</text:p>
              </table:table-cell>
              <table:table-cell office:value-type="float" office:value="0.04503">
                <text:p>0.04503</text:p>
              </table:table-cell>
              <table:table-cell office:value-type="float" office:value="-0.06013">
                <text:p>-0.0601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-5.4">
                <text:p>-5.4</text:p>
              </table:table-cell>
              <table:table-cell office:value-type="float" office:value="-0.72706">
                <text:p>-0.72706</text:p>
              </table:table-cell>
              <table:table-cell office:value-type="float" office:value="0.04441">
                <text:p>0.04441</text:p>
              </table:table-cell>
              <table:table-cell office:value-type="float" office:value="-0.06035">
                <text:p>-0.0603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-5.3">
                <text:p>-5.3</text:p>
              </table:table-cell>
              <table:table-cell office:value-type="float" office:value="-0.71561">
                <text:p>-0.71561</text:p>
              </table:table-cell>
              <table:table-cell office:value-type="float" office:value="0.04379">
                <text:p>0.04379</text:p>
              </table:table-cell>
              <table:table-cell office:value-type="float" office:value="-0.06058">
                <text:p>-0.0605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-5.2">
                <text:p>-5.2</text:p>
              </table:table-cell>
              <table:table-cell office:value-type="float" office:value="-0.70387">
                <text:p>-0.70387</text:p>
              </table:table-cell>
              <table:table-cell office:value-type="float" office:value="0.04319">
                <text:p>0.04319</text:p>
              </table:table-cell>
              <table:table-cell office:value-type="float" office:value="-0.0608">
                <text:p>-0.060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-5.1">
                <text:p>-5.1</text:p>
              </table:table-cell>
              <table:table-cell office:value-type="float" office:value="-0.69185">
                <text:p>-0.69185</text:p>
              </table:table-cell>
              <table:table-cell office:value-type="float" office:value="0.04258">
                <text:p>0.04258</text:p>
              </table:table-cell>
              <table:table-cell office:value-type="float" office:value="-0.06103">
                <text:p>-0.0610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-5">
                <text:p>-5</text:p>
              </table:table-cell>
              <table:table-cell office:value-type="float" office:value="-0.67953">
                <text:p>-0.67953</text:p>
              </table:table-cell>
              <table:table-cell office:value-type="float" office:value="0.04198">
                <text:p>0.04198</text:p>
              </table:table-cell>
              <table:table-cell office:value-type="float" office:value="-0.06125">
                <text:p>-0.0612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-4.9">
                <text:p>-4.9</text:p>
              </table:table-cell>
              <table:table-cell office:value-type="float" office:value="-0.66693">
                <text:p>-0.66693</text:p>
              </table:table-cell>
              <table:table-cell office:value-type="float" office:value="0.04139">
                <text:p>0.04139</text:p>
              </table:table-cell>
              <table:table-cell office:value-type="float" office:value="-0.06148">
                <text:p>-0.0614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-4.8">
                <text:p>-4.8</text:p>
              </table:table-cell>
              <table:table-cell office:value-type="float" office:value="-0.65403">
                <text:p>-0.65403</text:p>
              </table:table-cell>
              <table:table-cell office:value-type="float" office:value="0.0408">
                <text:p>0.0408</text:p>
              </table:table-cell>
              <table:table-cell office:value-type="float" office:value="-0.0617">
                <text:p>-0.061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-4.7">
                <text:p>-4.7</text:p>
              </table:table-cell>
              <table:table-cell office:value-type="float" office:value="-0.64084">
                <text:p>-0.64084</text:p>
              </table:table-cell>
              <table:table-cell office:value-type="float" office:value="0.04022">
                <text:p>0.04022</text:p>
              </table:table-cell>
              <table:table-cell office:value-type="float" office:value="-0.06193">
                <text:p>-0.0619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-4.6">
                <text:p>-4.6</text:p>
              </table:table-cell>
              <table:table-cell office:value-type="float" office:value="-0.62735">
                <text:p>-0.62735</text:p>
              </table:table-cell>
              <table:table-cell office:value-type="float" office:value="0.03964">
                <text:p>0.03964</text:p>
              </table:table-cell>
              <table:table-cell office:value-type="float" office:value="-0.06215">
                <text:p>-0.0621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-4.5">
                <text:p>-4.5</text:p>
              </table:table-cell>
              <table:table-cell office:value-type="float" office:value="-0.61357">
                <text:p>-0.61357</text:p>
              </table:table-cell>
              <table:table-cell office:value-type="float" office:value="0.03906">
                <text:p>0.03906</text:p>
              </table:table-cell>
              <table:table-cell office:value-type="float" office:value="-0.06238">
                <text:p>-0.0623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-4.4">
                <text:p>-4.4</text:p>
              </table:table-cell>
              <table:table-cell office:value-type="float" office:value="-0.59948">
                <text:p>-0.59948</text:p>
              </table:table-cell>
              <table:table-cell office:value-type="float" office:value="0.03849">
                <text:p>0.03849</text:p>
              </table:table-cell>
              <table:table-cell office:value-type="float" office:value="-0.0626">
                <text:p>-0.062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-4.3">
                <text:p>-4.3</text:p>
              </table:table-cell>
              <table:table-cell office:value-type="float" office:value="-0.58509">
                <text:p>-0.58509</text:p>
              </table:table-cell>
              <table:table-cell office:value-type="float" office:value="0.03792">
                <text:p>0.03792</text:p>
              </table:table-cell>
              <table:table-cell office:value-type="float" office:value="-0.06283">
                <text:p>-0.0628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-4.2">
                <text:p>-4.2</text:p>
              </table:table-cell>
              <table:table-cell office:value-type="float" office:value="-0.5704">
                <text:p>-0.5704</text:p>
              </table:table-cell>
              <table:table-cell office:value-type="float" office:value="0.03736">
                <text:p>0.03736</text:p>
              </table:table-cell>
              <table:table-cell office:value-type="float" office:value="-0.06305">
                <text:p>-0.0630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-4.1">
                <text:p>-4.1</text:p>
              </table:table-cell>
              <table:table-cell office:value-type="float" office:value="-0.5554">
                <text:p>-0.5554</text:p>
              </table:table-cell>
              <table:table-cell office:value-type="float" office:value="0.0368">
                <text:p>0.0368</text:p>
              </table:table-cell>
              <table:table-cell office:value-type="float" office:value="-0.06328">
                <text:p>-0.0632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-4">
                <text:p>-4</text:p>
              </table:table-cell>
              <table:table-cell office:value-type="float" office:value="-0.5401">
                <text:p>-0.5401</text:p>
              </table:table-cell>
              <table:table-cell office:value-type="float" office:value="0.03625">
                <text:p>0.03625</text:p>
              </table:table-cell>
              <table:table-cell office:value-type="float" office:value="-0.0635">
                <text:p>-0.063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-3.9">
                <text:p>-3.9</text:p>
              </table:table-cell>
              <table:table-cell office:value-type="float" office:value="-0.52448">
                <text:p>-0.52448</text:p>
              </table:table-cell>
              <table:table-cell office:value-type="float" office:value="0.0357">
                <text:p>0.0357</text:p>
              </table:table-cell>
              <table:table-cell office:value-type="float" office:value="-0.06373">
                <text:p>-0.0637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-3.8">
                <text:p>-3.8</text:p>
              </table:table-cell>
              <table:table-cell office:value-type="float" office:value="-0.50856">
                <text:p>-0.50856</text:p>
              </table:table-cell>
              <table:table-cell office:value-type="float" office:value="0.03516">
                <text:p>0.03516</text:p>
              </table:table-cell>
              <table:table-cell office:value-type="float" office:value="-0.06395">
                <text:p>-0.0639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-3.7">
                <text:p>-3.7</text:p>
              </table:table-cell>
              <table:table-cell office:value-type="float" office:value="-0.49232">
                <text:p>-0.49232</text:p>
              </table:table-cell>
              <table:table-cell office:value-type="float" office:value="0.03462">
                <text:p>0.03462</text:p>
              </table:table-cell>
              <table:table-cell office:value-type="float" office:value="-0.06418">
                <text:p>-0.0641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-3.6">
                <text:p>-3.6</text:p>
              </table:table-cell>
              <table:table-cell office:value-type="float" office:value="-0.47577">
                <text:p>-0.47577</text:p>
              </table:table-cell>
              <table:table-cell office:value-type="float" office:value="0.03408">
                <text:p>0.03408</text:p>
              </table:table-cell>
              <table:table-cell office:value-type="float" office:value="-0.0644">
                <text:p>-0.064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-3.5">
                <text:p>-3.5</text:p>
              </table:table-cell>
              <table:table-cell office:value-type="float" office:value="-0.4589">
                <text:p>-0.4589</text:p>
              </table:table-cell>
              <table:table-cell office:value-type="float" office:value="0.03355">
                <text:p>0.03355</text:p>
              </table:table-cell>
              <table:table-cell office:value-type="float" office:value="-0.06463">
                <text:p>-0.0646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-3.4">
                <text:p>-3.4</text:p>
              </table:table-cell>
              <table:table-cell office:value-type="float" office:value="-0.44171">
                <text:p>-0.44171</text:p>
              </table:table-cell>
              <table:table-cell office:value-type="float" office:value="0.03303">
                <text:p>0.03303</text:p>
              </table:table-cell>
              <table:table-cell office:value-type="float" office:value="-0.06485">
                <text:p>-0.0648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-3.3">
                <text:p>-3.3</text:p>
              </table:table-cell>
              <table:table-cell office:value-type="float" office:value="-0.42421">
                <text:p>-0.42421</text:p>
              </table:table-cell>
              <table:table-cell office:value-type="float" office:value="0.0325">
                <text:p>0.0325</text:p>
              </table:table-cell>
              <table:table-cell office:value-type="float" office:value="-0.06508">
                <text:p>-0.0650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-3.2">
                <text:p>-3.2</text:p>
              </table:table-cell>
              <table:table-cell office:value-type="float" office:value="-0.40638">
                <text:p>-0.40638</text:p>
              </table:table-cell>
              <table:table-cell office:value-type="float" office:value="0.03198">
                <text:p>0.03198</text:p>
              </table:table-cell>
              <table:table-cell office:value-type="float" office:value="-0.0653">
                <text:p>-0.065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-3.1">
                <text:p>-3.1</text:p>
              </table:table-cell>
              <table:table-cell office:value-type="float" office:value="-0.38823">
                <text:p>-0.38823</text:p>
              </table:table-cell>
              <table:table-cell office:value-type="float" office:value="0.03147">
                <text:p>0.03147</text:p>
              </table:table-cell>
              <table:table-cell office:value-type="float" office:value="-0.06553">
                <text:p>-0.0655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-3">
                <text:p>-3</text:p>
              </table:table-cell>
              <table:table-cell office:value-type="float" office:value="-0.36975">
                <text:p>-0.36975</text:p>
              </table:table-cell>
              <table:table-cell office:value-type="float" office:value="0.03096">
                <text:p>0.03096</text:p>
              </table:table-cell>
              <table:table-cell office:value-type="float" office:value="-0.06575">
                <text:p>-0.0657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-2.9">
                <text:p>-2.9</text:p>
              </table:table-cell>
              <table:table-cell office:value-type="float" office:value="-0.35095">
                <text:p>-0.35095</text:p>
              </table:table-cell>
              <table:table-cell office:value-type="float" office:value="0.03045">
                <text:p>0.03045</text:p>
              </table:table-cell>
              <table:table-cell office:value-type="float" office:value="-0.06597">
                <text:p>-0.0659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-2.8">
                <text:p>-2.8</text:p>
              </table:table-cell>
              <table:table-cell office:value-type="float" office:value="-0.33182">
                <text:p>-0.33182</text:p>
              </table:table-cell>
              <table:table-cell office:value-type="float" office:value="0.02995">
                <text:p>0.02995</text:p>
              </table:table-cell>
              <table:table-cell office:value-type="float" office:value="-0.0662">
                <text:p>-0.066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-2.7">
                <text:p>-2.7</text:p>
              </table:table-cell>
              <table:table-cell office:value-type="float" office:value="-0.31237">
                <text:p>-0.31237</text:p>
              </table:table-cell>
              <table:table-cell office:value-type="float" office:value="0.02945">
                <text:p>0.02945</text:p>
              </table:table-cell>
              <table:table-cell office:value-type="float" office:value="-0.06643">
                <text:p>-0.0664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-2.6">
                <text:p>-2.6</text:p>
              </table:table-cell>
              <table:table-cell office:value-type="float" office:value="-0.29258">
                <text:p>-0.29258</text:p>
              </table:table-cell>
              <table:table-cell office:value-type="float" office:value="0.02895">
                <text:p>0.02895</text:p>
              </table:table-cell>
              <table:table-cell office:value-type="float" office:value="-0.06665">
                <text:p>-0.0666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-2.5">
                <text:p>-2.5</text:p>
              </table:table-cell>
              <table:table-cell office:value-type="float" office:value="-0.27246">
                <text:p>-0.27246</text:p>
              </table:table-cell>
              <table:table-cell office:value-type="float" office:value="0.02846">
                <text:p>0.02846</text:p>
              </table:table-cell>
              <table:table-cell office:value-type="float" office:value="-0.06687">
                <text:p>-0.0668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-2.4">
                <text:p>-2.4</text:p>
              </table:table-cell>
              <table:table-cell office:value-type="float" office:value="-0.252">
                <text:p>-0.252</text:p>
              </table:table-cell>
              <table:table-cell office:value-type="float" office:value="0.02797">
                <text:p>0.02797</text:p>
              </table:table-cell>
              <table:table-cell office:value-type="float" office:value="-0.0671">
                <text:p>-0.067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-2.3">
                <text:p>-2.3</text:p>
              </table:table-cell>
              <table:table-cell office:value-type="float" office:value="-0.239">
                <text:p>-0.239</text:p>
              </table:table-cell>
              <table:table-cell office:value-type="float" office:value="0.02748">
                <text:p>0.02748</text:p>
              </table:table-cell>
              <table:table-cell office:value-type="float" office:value="-0.06732">
                <text:p>-0.0673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-2.2">
                <text:p>-2.2</text:p>
              </table:table-cell>
              <table:table-cell office:value-type="float" office:value="-0.226">
                <text:p>-0.226</text:p>
              </table:table-cell>
              <table:table-cell office:value-type="float" office:value="0.027">
                <text:p>0.027</text:p>
              </table:table-cell>
              <table:table-cell office:value-type="float" office:value="-0.06755">
                <text:p>-0.0675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-2.1">
                <text:p>-2.1</text:p>
              </table:table-cell>
              <table:table-cell office:value-type="float" office:value="-0.213">
                <text:p>-0.213</text:p>
              </table:table-cell>
              <table:table-cell office:value-type="float" office:value="0.02652">
                <text:p>0.02652</text:p>
              </table:table-cell>
              <table:table-cell office:value-type="float" office:value="-0.06777">
                <text:p>-0.0677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-2">
                <text:p>-2</text:p>
              </table:table-cell>
              <table:table-cell office:value-type="float" office:value="-0.2">
                <text:p>-0.2</text:p>
              </table:table-cell>
              <table:table-cell office:value-type="float" office:value="0.02605">
                <text:p>0.02605</text:p>
              </table:table-cell>
              <table:table-cell office:value-type="float" office:value="-0.068">
                <text:p>-0.06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-1.9">
                <text:p>-1.9</text:p>
              </table:table-cell>
              <table:table-cell office:value-type="float" office:value="-0.187">
                <text:p>-0.187</text:p>
              </table:table-cell>
              <table:table-cell office:value-type="float" office:value="0.02558">
                <text:p>0.02558</text:p>
              </table:table-cell>
              <table:table-cell office:value-type="float" office:value="-0.06822">
                <text:p>-0.0682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-1.8">
                <text:p>-1.8</text:p>
              </table:table-cell>
              <table:table-cell office:value-type="float" office:value="-0.174">
                <text:p>-0.174</text:p>
              </table:table-cell>
              <table:table-cell office:value-type="float" office:value="0.02511">
                <text:p>0.02511</text:p>
              </table:table-cell>
              <table:table-cell office:value-type="float" office:value="-0.06845">
                <text:p>-0.0684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-1.7">
                <text:p>-1.7</text:p>
              </table:table-cell>
              <table:table-cell office:value-type="float" office:value="-0.161">
                <text:p>-0.161</text:p>
              </table:table-cell>
              <table:table-cell office:value-type="float" office:value="0.02465">
                <text:p>0.02465</text:p>
              </table:table-cell>
              <table:table-cell office:value-type="float" office:value="-0.06867">
                <text:p>-0.0686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-1.6">
                <text:p>-1.6</text:p>
              </table:table-cell>
              <table:table-cell office:value-type="float" office:value="-0.148">
                <text:p>-0.148</text:p>
              </table:table-cell>
              <table:table-cell office:value-type="float" office:value="0.02419">
                <text:p>0.02419</text:p>
              </table:table-cell>
              <table:table-cell office:value-type="float" office:value="-0.0689">
                <text:p>-0.068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-1.5">
                <text:p>-1.5</text:p>
              </table:table-cell>
              <table:table-cell office:value-type="float" office:value="-0.135">
                <text:p>-0.135</text:p>
              </table:table-cell>
              <table:table-cell office:value-type="float" office:value="0.02373">
                <text:p>0.02373</text:p>
              </table:table-cell>
              <table:table-cell office:value-type="float" office:value="-0.06912">
                <text:p>-0.0691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-1.4">
                <text:p>-1.4</text:p>
              </table:table-cell>
              <table:table-cell office:value-type="float" office:value="-0.122">
                <text:p>-0.122</text:p>
              </table:table-cell>
              <table:table-cell office:value-type="float" office:value="0.02327">
                <text:p>0.02327</text:p>
              </table:table-cell>
              <table:table-cell office:value-type="float" office:value="-0.06935">
                <text:p>-0.0693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-1.3">
                <text:p>-1.3</text:p>
              </table:table-cell>
              <table:table-cell office:value-type="float" office:value="-0.109">
                <text:p>-0.109</text:p>
              </table:table-cell>
              <table:table-cell office:value-type="float" office:value="0.02282">
                <text:p>0.02282</text:p>
              </table:table-cell>
              <table:table-cell office:value-type="float" office:value="-0.06957">
                <text:p>-0.0695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-1.2">
                <text:p>-1.2</text:p>
              </table:table-cell>
              <table:table-cell office:value-type="float" office:value="-0.096">
                <text:p>-0.096</text:p>
              </table:table-cell>
              <table:table-cell office:value-type="float" office:value="0.02237">
                <text:p>0.02237</text:p>
              </table:table-cell>
              <table:table-cell office:value-type="float" office:value="-0.0698">
                <text:p>-0.069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-1.1">
                <text:p>-1.1</text:p>
              </table:table-cell>
              <table:table-cell office:value-type="float" office:value="-0.083">
                <text:p>-0.083</text:p>
              </table:table-cell>
              <table:table-cell office:value-type="float" office:value="0.02193">
                <text:p>0.02193</text:p>
              </table:table-cell>
              <table:table-cell office:value-type="float" office:value="-0.07002">
                <text:p>-0.0700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-1">
                <text:p>-1</text:p>
              </table:table-cell>
              <table:table-cell office:value-type="float" office:value="-0.07">
                <text:p>-0.07</text:p>
              </table:table-cell>
              <table:table-cell office:value-type="float" office:value="0.02149">
                <text:p>0.02149</text:p>
              </table:table-cell>
              <table:table-cell office:value-type="float" office:value="-0.07025">
                <text:p>-0.0702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-0.9">
                <text:p>-0.9</text:p>
              </table:table-cell>
              <table:table-cell office:value-type="float" office:value="-0.057">
                <text:p>-0.057</text:p>
              </table:table-cell>
              <table:table-cell office:value-type="float" office:value="0.02105">
                <text:p>0.02105</text:p>
              </table:table-cell>
              <table:table-cell office:value-type="float" office:value="-0.07047">
                <text:p>-0.0704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-0.8">
                <text:p>-0.8</text:p>
              </table:table-cell>
              <table:table-cell office:value-type="float" office:value="-0.044">
                <text:p>-0.044</text:p>
              </table:table-cell>
              <table:table-cell office:value-type="float" office:value="0.02061">
                <text:p>0.02061</text:p>
              </table:table-cell>
              <table:table-cell office:value-type="float" office:value="-0.0707">
                <text:p>-0.070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-0.7">
                <text:p>-0.7</text:p>
              </table:table-cell>
              <table:table-cell office:value-type="float" office:value="-0.031">
                <text:p>-0.031</text:p>
              </table:table-cell>
              <table:table-cell office:value-type="float" office:value="0.02018">
                <text:p>0.02018</text:p>
              </table:table-cell>
              <table:table-cell office:value-type="float" office:value="-0.07092">
                <text:p>-0.0709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-0.6">
                <text:p>-0.6</text:p>
              </table:table-cell>
              <table:table-cell office:value-type="float" office:value="-0.018">
                <text:p>-0.018</text:p>
              </table:table-cell>
              <table:table-cell office:value-type="float" office:value="0.01974">
                <text:p>0.01974</text:p>
              </table:table-cell>
              <table:table-cell office:value-type="float" office:value="-0.07115">
                <text:p>-0.0711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-0.5">
                <text:p>-0.5</text:p>
              </table:table-cell>
              <table:table-cell office:value-type="float" office:value="-0.005">
                <text:p>-0.005</text:p>
              </table:table-cell>
              <table:table-cell office:value-type="float" office:value="0.01932">
                <text:p>0.01932</text:p>
              </table:table-cell>
              <table:table-cell office:value-type="float" office:value="-0.07137">
                <text:p>-0.0713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-0.4">
                <text:p>-0.4</text:p>
              </table:table-cell>
              <table:table-cell office:value-type="float" office:value="0.008">
                <text:p>0.008</text:p>
              </table:table-cell>
              <table:table-cell office:value-type="float" office:value="0.01889">
                <text:p>0.01889</text:p>
              </table:table-cell>
              <table:table-cell office:value-type="float" office:value="-0.0716">
                <text:p>-0.071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-0.3">
                <text:p>-0.3</text:p>
              </table:table-cell>
              <table:table-cell office:value-type="float" office:value="0.021">
                <text:p>0.021</text:p>
              </table:table-cell>
              <table:table-cell office:value-type="float" office:value="0.01847">
                <text:p>0.01847</text:p>
              </table:table-cell>
              <table:table-cell office:value-type="float" office:value="-0.07182">
                <text:p>-0.0718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-0.2">
                <text:p>-0.2</text:p>
              </table:table-cell>
              <table:table-cell office:value-type="float" office:value="0.034">
                <text:p>0.034</text:p>
              </table:table-cell>
              <table:table-cell office:value-type="float" office:value="0.01805">
                <text:p>0.01805</text:p>
              </table:table-cell>
              <table:table-cell office:value-type="float" office:value="-0.07205">
                <text:p>-0.0720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-0.1">
                <text:p>-0.1</text:p>
              </table:table-cell>
              <table:table-cell office:value-type="float" office:value="0.047">
                <text:p>0.047</text:p>
              </table:table-cell>
              <table:table-cell office:value-type="float" office:value="0.01763">
                <text:p>0.01763</text:p>
              </table:table-cell>
              <table:table-cell office:value-type="float" office:value="-0.07227">
                <text:p>-0.0722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">
                <text:p>0</text:p>
              </table:table-cell>
              <table:table-cell office:value-type="float" office:value="0.06">
                <text:p>0.06</text:p>
              </table:table-cell>
              <table:table-cell office:value-type="float" office:value="0.01722">
                <text:p>0.01722</text:p>
              </table:table-cell>
              <table:table-cell office:value-type="float" office:value="-0.0725">
                <text:p>-0.072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1">
                <text:p>0.1</text:p>
              </table:table-cell>
              <table:table-cell office:value-type="float" office:value="0.073">
                <text:p>0.073</text:p>
              </table:table-cell>
              <table:table-cell office:value-type="float" office:value="0.0168">
                <text:p>0.0168</text:p>
              </table:table-cell>
              <table:table-cell office:value-type="float" office:value="-0.07272">
                <text:p>-0.0727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2">
                <text:p>0.2</text:p>
              </table:table-cell>
              <table:table-cell office:value-type="float" office:value="0.086">
                <text:p>0.086</text:p>
              </table:table-cell>
              <table:table-cell office:value-type="float" office:value="0.01639">
                <text:p>0.01639</text:p>
              </table:table-cell>
              <table:table-cell office:value-type="float" office:value="-0.07295">
                <text:p>-0.0729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3">
                <text:p>0.3</text:p>
              </table:table-cell>
              <table:table-cell office:value-type="float" office:value="0.099">
                <text:p>0.099</text:p>
              </table:table-cell>
              <table:table-cell office:value-type="float" office:value="0.01599">
                <text:p>0.01599</text:p>
              </table:table-cell>
              <table:table-cell office:value-type="float" office:value="-0.07317">
                <text:p>-0.0731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4">
                <text:p>0.4</text:p>
              </table:table-cell>
              <table:table-cell office:value-type="float" office:value="0.112">
                <text:p>0.112</text:p>
              </table:table-cell>
              <table:table-cell office:value-type="float" office:value="0.01558">
                <text:p>0.01558</text:p>
              </table:table-cell>
              <table:table-cell office:value-type="float" office:value="-0.0734">
                <text:p>-0.073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5">
                <text:p>0.5</text:p>
              </table:table-cell>
              <table:table-cell office:value-type="float" office:value="0.125">
                <text:p>0.125</text:p>
              </table:table-cell>
              <table:table-cell office:value-type="float" office:value="0.01518">
                <text:p>0.01518</text:p>
              </table:table-cell>
              <table:table-cell office:value-type="float" office:value="-0.07362">
                <text:p>-0.0736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6">
                <text:p>0.6</text:p>
              </table:table-cell>
              <table:table-cell office:value-type="float" office:value="0.138">
                <text:p>0.138</text:p>
              </table:table-cell>
              <table:table-cell office:value-type="float" office:value="0.01478">
                <text:p>0.01478</text:p>
              </table:table-cell>
              <table:table-cell office:value-type="float" office:value="-0.07385">
                <text:p>-0.0738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7">
                <text:p>0.7</text:p>
              </table:table-cell>
              <table:table-cell office:value-type="float" office:value="0.151">
                <text:p>0.151</text:p>
              </table:table-cell>
              <table:table-cell office:value-type="float" office:value="0.01438">
                <text:p>0.01438</text:p>
              </table:table-cell>
              <table:table-cell office:value-type="float" office:value="-0.07407">
                <text:p>-0.0740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8">
                <text:p>0.8</text:p>
              </table:table-cell>
              <table:table-cell office:value-type="float" office:value="0.164">
                <text:p>0.164</text:p>
              </table:table-cell>
              <table:table-cell office:value-type="float" office:value="0.01398">
                <text:p>0.01398</text:p>
              </table:table-cell>
              <table:table-cell office:value-type="float" office:value="-0.0743">
                <text:p>-0.074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9">
                <text:p>0.9</text:p>
              </table:table-cell>
              <table:table-cell office:value-type="float" office:value="0.177">
                <text:p>0.177</text:p>
              </table:table-cell>
              <table:table-cell office:value-type="float" office:value="0.01359">
                <text:p>0.01359</text:p>
              </table:table-cell>
              <table:table-cell office:value-type="float" office:value="-0.07452">
                <text:p>-0.0745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">
                <text:p>1</text:p>
              </table:table-cell>
              <table:table-cell office:value-type="float" office:value="0.19">
                <text:p>0.19</text:p>
              </table:table-cell>
              <table:table-cell office:value-type="float" office:value="0.01319">
                <text:p>0.01319</text:p>
              </table:table-cell>
              <table:table-cell office:value-type="float" office:value="-0.07475">
                <text:p>-0.0747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.1">
                <text:p>1.1</text:p>
              </table:table-cell>
              <table:table-cell office:value-type="float" office:value="0.203">
                <text:p>0.203</text:p>
              </table:table-cell>
              <table:table-cell office:value-type="float" office:value="0.0128">
                <text:p>0.0128</text:p>
              </table:table-cell>
              <table:table-cell office:value-type="float" office:value="-0.07497">
                <text:p>-0.0749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.2">
                <text:p>1.2</text:p>
              </table:table-cell>
              <table:table-cell office:value-type="float" office:value="0.216">
                <text:p>0.216</text:p>
              </table:table-cell>
              <table:table-cell office:value-type="float" office:value="0.01242">
                <text:p>0.01242</text:p>
              </table:table-cell>
              <table:table-cell office:value-type="float" office:value="-0.0752">
                <text:p>-0.075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.3">
                <text:p>1.3</text:p>
              </table:table-cell>
              <table:table-cell office:value-type="float" office:value="0.229">
                <text:p>0.229</text:p>
              </table:table-cell>
              <table:table-cell office:value-type="float" office:value="0.01204">
                <text:p>0.01204</text:p>
              </table:table-cell>
              <table:table-cell office:value-type="float" office:value="-0.07542">
                <text:p>-0.0754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.4">
                <text:p>1.4</text:p>
              </table:table-cell>
              <table:table-cell office:value-type="float" office:value="0.242">
                <text:p>0.242</text:p>
              </table:table-cell>
              <table:table-cell office:value-type="float" office:value="0.01168">
                <text:p>0.01168</text:p>
              </table:table-cell>
              <table:table-cell office:value-type="float" office:value="-0.07565">
                <text:p>-0.0756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.5">
                <text:p>1.5</text:p>
              </table:table-cell>
              <table:table-cell office:value-type="float" office:value="0.255">
                <text:p>0.255</text:p>
              </table:table-cell>
              <table:table-cell office:value-type="float" office:value="0.01132">
                <text:p>0.01132</text:p>
              </table:table-cell>
              <table:table-cell office:value-type="float" office:value="-0.07587">
                <text:p>-0.0758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.6">
                <text:p>1.6</text:p>
              </table:table-cell>
              <table:table-cell office:value-type="float" office:value="0.268">
                <text:p>0.268</text:p>
              </table:table-cell>
              <table:table-cell office:value-type="float" office:value="0.01097">
                <text:p>0.01097</text:p>
              </table:table-cell>
              <table:table-cell office:value-type="float" office:value="-0.0761">
                <text:p>-0.076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.7">
                <text:p>1.7</text:p>
              </table:table-cell>
              <table:table-cell office:value-type="float" office:value="0.281">
                <text:p>0.281</text:p>
              </table:table-cell>
              <table:table-cell office:value-type="float" office:value="0.01062">
                <text:p>0.01062</text:p>
              </table:table-cell>
              <table:table-cell office:value-type="float" office:value="-0.07632">
                <text:p>-0.0763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.8">
                <text:p>1.8</text:p>
              </table:table-cell>
              <table:table-cell office:value-type="float" office:value="0.294">
                <text:p>0.294</text:p>
              </table:table-cell>
              <table:table-cell office:value-type="float" office:value="0.01029">
                <text:p>0.01029</text:p>
              </table:table-cell>
              <table:table-cell office:value-type="float" office:value="-0.07655">
                <text:p>-0.0765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.9">
                <text:p>1.9</text:p>
              </table:table-cell>
              <table:table-cell office:value-type="float" office:value="0.307">
                <text:p>0.307</text:p>
              </table:table-cell>
              <table:table-cell office:value-type="float" office:value="0.00996">
                <text:p>0.00996</text:p>
              </table:table-cell>
              <table:table-cell office:value-type="float" office:value="-0.07677">
                <text:p>-0.0767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">
                <text:p>2</text:p>
              </table:table-cell>
              <table:table-cell office:value-type="float" office:value="0.23">
                <text:p>0.23</text:p>
              </table:table-cell>
              <table:table-cell office:value-type="float" office:value="0.00964">
                <text:p>0.00964</text:p>
              </table:table-cell>
              <table:table-cell office:value-type="float" office:value="-0.077">
                <text:p>-0.07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.1">
                <text:p>2.1</text:p>
              </table:table-cell>
              <table:table-cell office:value-type="float" office:value="0.333">
                <text:p>0.333</text:p>
              </table:table-cell>
              <table:table-cell office:value-type="float" office:value="0.00933">
                <text:p>0.00933</text:p>
              </table:table-cell>
              <table:table-cell office:value-type="float" office:value="-0.07722">
                <text:p>-0.0772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.2">
                <text:p>2.2</text:p>
              </table:table-cell>
              <table:table-cell office:value-type="float" office:value="0.346">
                <text:p>0.346</text:p>
              </table:table-cell>
              <table:table-cell office:value-type="float" office:value="0.00902">
                <text:p>0.00902</text:p>
              </table:table-cell>
              <table:table-cell office:value-type="float" office:value="-0.07745">
                <text:p>-0.0774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.3">
                <text:p>2.3</text:p>
              </table:table-cell>
              <table:table-cell office:value-type="float" office:value="0.359">
                <text:p>0.359</text:p>
              </table:table-cell>
              <table:table-cell office:value-type="float" office:value="0.00873">
                <text:p>0.00873</text:p>
              </table:table-cell>
              <table:table-cell office:value-type="float" office:value="-0.07767">
                <text:p>-0.0776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.4">
                <text:p>2.4</text:p>
              </table:table-cell>
              <table:table-cell office:value-type="float" office:value="0.372">
                <text:p>0.372</text:p>
              </table:table-cell>
              <table:table-cell office:value-type="float" office:value="0.00844">
                <text:p>0.00844</text:p>
              </table:table-cell>
              <table:table-cell office:value-type="float" office:value="-0.0779">
                <text:p>-0.077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.5">
                <text:p>2.5</text:p>
              </table:table-cell>
              <table:table-cell office:value-type="float" office:value="0.39034">
                <text:p>0.39034</text:p>
              </table:table-cell>
              <table:table-cell office:value-type="float" office:value="0.00816">
                <text:p>0.00816</text:p>
              </table:table-cell>
              <table:table-cell office:value-type="float" office:value="-0.07813">
                <text:p>-0.0781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.6">
                <text:p>2.6</text:p>
              </table:table-cell>
              <table:table-cell office:value-type="float" office:value="0.40841">
                <text:p>0.40841</text:p>
              </table:table-cell>
              <table:table-cell office:value-type="float" office:value="0.00788">
                <text:p>0.00788</text:p>
              </table:table-cell>
              <table:table-cell office:value-type="float" office:value="-0.07835">
                <text:p>-0.0783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.7">
                <text:p>2.7</text:p>
              </table:table-cell>
              <table:table-cell office:value-type="float" office:value="0.32">
                <text:p>0.32</text:p>
              </table:table-cell>
              <table:table-cell office:value-type="float" office:value="0.00762">
                <text:p>0.00762</text:p>
              </table:table-cell>
              <table:table-cell office:value-type="float" office:value="-0.07858">
                <text:p>-0.0785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.8">
                <text:p>2.8</text:p>
              </table:table-cell>
              <table:table-cell office:value-type="float" office:value="0.349">
                <text:p>0.349</text:p>
              </table:table-cell>
              <table:table-cell office:value-type="float" office:value="0.00736">
                <text:p>0.00736</text:p>
              </table:table-cell>
              <table:table-cell office:value-type="float" office:value="-0.0788">
                <text:p>-0.078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.9">
                <text:p>2.9</text:p>
              </table:table-cell>
              <table:table-cell office:value-type="float" office:value="0.38">
                <text:p>0.38</text:p>
              </table:table-cell>
              <table:table-cell office:value-type="float" office:value="0.0071">
                <text:p>0.0071</text:p>
              </table:table-cell>
              <table:table-cell office:value-type="float" office:value="-0.07903">
                <text:p>-0.0790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">
                <text:p>3</text:p>
              </table:table-cell>
              <table:table-cell office:value-type="float" office:value="0.415">
                <text:p>0.415</text:p>
              </table:table-cell>
              <table:table-cell office:value-type="float" office:value="0.00686">
                <text:p>0.00686</text:p>
              </table:table-cell>
              <table:table-cell office:value-type="float" office:value="-0.07925">
                <text:p>-0.0792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.1">
                <text:p>3.1</text:p>
              </table:table-cell>
              <table:table-cell office:value-type="float" office:value="0.45">
                <text:p>0.45</text:p>
              </table:table-cell>
              <table:table-cell office:value-type="float" office:value="0.00662">
                <text:p>0.00662</text:p>
              </table:table-cell>
              <table:table-cell office:value-type="float" office:value="-0.07948">
                <text:p>-0.0794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.2">
                <text:p>3.2</text:p>
              </table:table-cell>
              <table:table-cell office:value-type="float" office:value="0.51128">
                <text:p>0.51128</text:p>
              </table:table-cell>
              <table:table-cell office:value-type="float" office:value="0.00639">
                <text:p>0.00639</text:p>
              </table:table-cell>
              <table:table-cell office:value-type="float" office:value="-0.0797">
                <text:p>-0.079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.3">
                <text:p>3.3</text:p>
              </table:table-cell>
              <table:table-cell office:value-type="float" office:value="0.5275">
                <text:p>0.5275</text:p>
              </table:table-cell>
              <table:table-cell office:value-type="float" office:value="0.00617">
                <text:p>0.00617</text:p>
              </table:table-cell>
              <table:table-cell office:value-type="float" office:value="-0.07993">
                <text:p>-0.0799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.4">
                <text:p>3.4</text:p>
              </table:table-cell>
              <table:table-cell office:value-type="float" office:value="0.54347">
                <text:p>0.54347</text:p>
              </table:table-cell>
              <table:table-cell office:value-type="float" office:value="0.00596">
                <text:p>0.00596</text:p>
              </table:table-cell>
              <table:table-cell office:value-type="float" office:value="-0.08015">
                <text:p>-0.0801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.5">
                <text:p>3.5</text:p>
              </table:table-cell>
              <table:table-cell office:value-type="float" office:value="0.55918">
                <text:p>0.55918</text:p>
              </table:table-cell>
              <table:table-cell office:value-type="float" office:value="0.00575">
                <text:p>0.00575</text:p>
              </table:table-cell>
              <table:table-cell office:value-type="float" office:value="-0.08038">
                <text:p>-0.0803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.6">
                <text:p>3.6</text:p>
              </table:table-cell>
              <table:table-cell office:value-type="float" office:value="0.57463">
                <text:p>0.57463</text:p>
              </table:table-cell>
              <table:table-cell office:value-type="float" office:value="0.00555">
                <text:p>0.00555</text:p>
              </table:table-cell>
              <table:table-cell office:value-type="float" office:value="-0.0806">
                <text:p>-0.080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.7">
                <text:p>3.7</text:p>
              </table:table-cell>
              <table:table-cell office:value-type="float" office:value="0.58983">
                <text:p>0.58983</text:p>
              </table:table-cell>
              <table:table-cell office:value-type="float" office:value="0.00535">
                <text:p>0.00535</text:p>
              </table:table-cell>
              <table:table-cell office:value-type="float" office:value="-0.08083">
                <text:p>-0.0808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.8">
                <text:p>3.8</text:p>
              </table:table-cell>
              <table:table-cell office:value-type="float" office:value="0.60477">
                <text:p>0.60477</text:p>
              </table:table-cell>
              <table:table-cell office:value-type="float" office:value="0.00516">
                <text:p>0.00516</text:p>
              </table:table-cell>
              <table:table-cell office:value-type="float" office:value="-0.08105">
                <text:p>-0.0810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.9">
                <text:p>3.9</text:p>
              </table:table-cell>
              <table:table-cell office:value-type="float" office:value="0.61946">
                <text:p>0.61946</text:p>
              </table:table-cell>
              <table:table-cell office:value-type="float" office:value="0.00498">
                <text:p>0.00498</text:p>
              </table:table-cell>
              <table:table-cell office:value-type="float" office:value="-0.08128">
                <text:p>-0.0812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">
                <text:p>4</text:p>
              </table:table-cell>
              <table:table-cell office:value-type="float" office:value="0.6339">
                <text:p>0.6339</text:p>
              </table:table-cell>
              <table:table-cell office:value-type="float" office:value="0.00481">
                <text:p>0.00481</text:p>
              </table:table-cell>
              <table:table-cell office:value-type="float" office:value="-0.0815">
                <text:p>-0.081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.1">
                <text:p>4.1</text:p>
              </table:table-cell>
              <table:table-cell office:value-type="float" office:value="0.62">
                <text:p>0.62</text:p>
              </table:table-cell>
              <table:table-cell office:value-type="float" office:value="0.00464">
                <text:p>0.00464</text:p>
              </table:table-cell>
              <table:table-cell office:value-type="float" office:value="-0.08173">
                <text:p>-0.0817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.2">
                <text:p>4.2</text:p>
              </table:table-cell>
              <table:table-cell office:value-type="float" office:value="0.66203">
                <text:p>0.66203</text:p>
              </table:table-cell>
              <table:table-cell office:value-type="float" office:value="0.00448">
                <text:p>0.00448</text:p>
              </table:table-cell>
              <table:table-cell office:value-type="float" office:value="-0.08195">
                <text:p>-0.0819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.3">
                <text:p>4.3</text:p>
              </table:table-cell>
              <table:table-cell office:value-type="float" office:value="0.67572">
                <text:p>0.67572</text:p>
              </table:table-cell>
              <table:table-cell office:value-type="float" office:value="0.00433">
                <text:p>0.00433</text:p>
              </table:table-cell>
              <table:table-cell office:value-type="float" office:value="-0.08218">
                <text:p>-0.08218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.4">
                <text:p>4.4</text:p>
              </table:table-cell>
              <table:table-cell office:value-type="float" office:value="0.68916">
                <text:p>0.68916</text:p>
              </table:table-cell>
              <table:table-cell office:value-type="float" office:value="0.00418">
                <text:p>0.00418</text:p>
              </table:table-cell>
              <table:table-cell office:value-type="float" office:value="-0.0824">
                <text:p>-0.082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.5">
                <text:p>4.5</text:p>
              </table:table-cell>
              <table:table-cell office:value-type="float" office:value="0.70236">
                <text:p>0.70236</text:p>
              </table:table-cell>
              <table:table-cell office:value-type="float" office:value="0.00404">
                <text:p>0.00404</text:p>
              </table:table-cell>
              <table:table-cell office:value-type="float" office:value="-0.08263">
                <text:p>-0.0826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.6">
                <text:p>4.6</text:p>
              </table:table-cell>
              <table:table-cell office:value-type="float" office:value="0.67">
                <text:p>0.67</text:p>
              </table:table-cell>
              <table:table-cell office:value-type="float" office:value="0.00391">
                <text:p>0.00391</text:p>
              </table:table-cell>
              <table:table-cell office:value-type="float" office:value="-0.08285">
                <text:p>-0.0828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.7">
                <text:p>4.7</text:p>
              </table:table-cell>
              <table:table-cell office:value-type="float" office:value="0.72803">
                <text:p>0.72803</text:p>
              </table:table-cell>
              <table:table-cell office:value-type="float" office:value="0.00378">
                <text:p>0.00378</text:p>
              </table:table-cell>
              <table:table-cell office:value-type="float" office:value="-0.08308">
                <text:p>-0.0830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.8">
                <text:p>4.8</text:p>
              </table:table-cell>
              <table:table-cell office:value-type="float" office:value="0.7405">
                <text:p>0.7405</text:p>
              </table:table-cell>
              <table:table-cell office:value-type="float" office:value="0.00366">
                <text:p>0.00366</text:p>
              </table:table-cell>
              <table:table-cell office:value-type="float" office:value="-0.0833">
                <text:p>-0.083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.9">
                <text:p>4.9</text:p>
              </table:table-cell>
              <table:table-cell office:value-type="float" office:value="0.75273">
                <text:p>0.75273</text:p>
              </table:table-cell>
              <table:table-cell office:value-type="float" office:value="0.00355">
                <text:p>0.00355</text:p>
              </table:table-cell>
              <table:table-cell office:value-type="float" office:value="-0.08353">
                <text:p>-0.0835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5">
                <text:p>5</text:p>
              </table:table-cell>
              <table:table-cell office:value-type="float" office:value="0.7">
                <text:p>0.7</text:p>
              </table:table-cell>
              <table:table-cell office:value-type="float" office:value="0.00344">
                <text:p>0.00344</text:p>
              </table:table-cell>
              <table:table-cell office:value-type="float" office:value="-0.08375">
                <text:p>-0.0837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5.1">
                <text:p>5.1</text:p>
              </table:table-cell>
              <table:table-cell office:value-type="float" office:value="0.77647">
                <text:p>0.77647</text:p>
              </table:table-cell>
              <table:table-cell office:value-type="float" office:value="0.00334">
                <text:p>0.00334</text:p>
              </table:table-cell>
              <table:table-cell office:value-type="float" office:value="-0.08398">
                <text:p>-0.0839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5.2">
                <text:p>5.2</text:p>
              </table:table-cell>
              <table:table-cell office:value-type="float" office:value="0.78799">
                <text:p>0.78799</text:p>
              </table:table-cell>
              <table:table-cell office:value-type="float" office:value="0.00324">
                <text:p>0.00324</text:p>
              </table:table-cell>
              <table:table-cell office:value-type="float" office:value="-0.0842">
                <text:p>-0.084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5.3">
                <text:p>5.3</text:p>
              </table:table-cell>
              <table:table-cell office:value-type="float" office:value="0.79927">
                <text:p>0.79927</text:p>
              </table:table-cell>
              <table:table-cell office:value-type="float" office:value="0.00315">
                <text:p>0.00315</text:p>
              </table:table-cell>
              <table:table-cell office:value-type="float" office:value="-0.08443">
                <text:p>-0.0844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5.4">
                <text:p>5.4</text:p>
              </table:table-cell>
              <table:table-cell office:value-type="float" office:value="0.81032">
                <text:p>0.81032</text:p>
              </table:table-cell>
              <table:table-cell office:value-type="float" office:value="0.00307">
                <text:p>0.00307</text:p>
              </table:table-cell>
              <table:table-cell office:value-type="float" office:value="-0.08465">
                <text:p>-0.0846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5.5">
                <text:p>5.5</text:p>
              </table:table-cell>
              <table:table-cell office:value-type="float" office:value="0.82114">
                <text:p>0.82114</text:p>
              </table:table-cell>
              <table:table-cell office:value-type="float" office:value="0.00299">
                <text:p>0.00299</text:p>
              </table:table-cell>
              <table:table-cell office:value-type="float" office:value="-0.08488">
                <text:p>-0.08488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5.6">
                <text:p>5.6</text:p>
              </table:table-cell>
              <table:table-cell office:value-type="float" office:value="0.83173">
                <text:p>0.83173</text:p>
              </table:table-cell>
              <table:table-cell office:value-type="float" office:value="0.00292">
                <text:p>0.00292</text:p>
              </table:table-cell>
              <table:table-cell office:value-type="float" office:value="-0.0851">
                <text:p>-0.085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5.7">
                <text:p>5.7</text:p>
              </table:table-cell>
              <table:table-cell office:value-type="float" office:value="0.84209">
                <text:p>0.84209</text:p>
              </table:table-cell>
              <table:table-cell office:value-type="float" office:value="0.00286">
                <text:p>0.00286</text:p>
              </table:table-cell>
              <table:table-cell office:value-type="float" office:value="-0.08533">
                <text:p>-0.0853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5.8">
                <text:p>5.8</text:p>
              </table:table-cell>
              <table:table-cell office:value-type="float" office:value="0.85222">
                <text:p>0.85222</text:p>
              </table:table-cell>
              <table:table-cell office:value-type="float" office:value="0.0028">
                <text:p>0.0028</text:p>
              </table:table-cell>
              <table:table-cell office:value-type="float" office:value="-0.08555">
                <text:p>-0.0855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5.9">
                <text:p>5.9</text:p>
              </table:table-cell>
              <table:table-cell office:value-type="float" office:value="0.86212">
                <text:p>0.86212</text:p>
              </table:table-cell>
              <table:table-cell office:value-type="float" office:value="0.00274">
                <text:p>0.00274</text:p>
              </table:table-cell>
              <table:table-cell office:value-type="float" office:value="-0.08578">
                <text:p>-0.0857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6">
                <text:p>6</text:p>
              </table:table-cell>
              <table:table-cell office:value-type="float" office:value="0.75">
                <text:p>0.75</text:p>
              </table:table-cell>
              <table:table-cell office:value-type="float" office:value="0.0027">
                <text:p>0.0027</text:p>
              </table:table-cell>
              <table:table-cell office:value-type="float" office:value="-0.086">
                <text:p>-0.08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6.1">
                <text:p>6.1</text:p>
              </table:table-cell>
              <table:table-cell office:value-type="float" office:value="0.88126">
                <text:p>0.88126</text:p>
              </table:table-cell>
              <table:table-cell office:value-type="float" office:value="0.00265">
                <text:p>0.00265</text:p>
              </table:table-cell>
              <table:table-cell office:value-type="float" office:value="-0.08623">
                <text:p>-0.0862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6.2">
                <text:p>6.2</text:p>
              </table:table-cell>
              <table:table-cell office:value-type="float" office:value="0.89049">
                <text:p>0.89049</text:p>
              </table:table-cell>
              <table:table-cell office:value-type="float" office:value="0.00262">
                <text:p>0.00262</text:p>
              </table:table-cell>
              <table:table-cell office:value-type="float" office:value="-0.08645">
                <text:p>-0.0864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6.3">
                <text:p>6.3</text:p>
              </table:table-cell>
              <table:table-cell office:value-type="float" office:value="0.89951">
                <text:p>0.89951</text:p>
              </table:table-cell>
              <table:table-cell office:value-type="float" office:value="0.00259">
                <text:p>0.00259</text:p>
              </table:table-cell>
              <table:table-cell office:value-type="float" office:value="-0.08667">
                <text:p>-0.08667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6.4">
                <text:p>6.4</text:p>
              </table:table-cell>
              <table:table-cell office:value-type="float" office:value="0.9083">
                <text:p>0.9083</text:p>
              </table:table-cell>
              <table:table-cell office:value-type="float" office:value="0.00256">
                <text:p>0.00256</text:p>
              </table:table-cell>
              <table:table-cell office:value-type="float" office:value="-0.0869">
                <text:p>-0.0869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6.5">
                <text:p>6.5</text:p>
              </table:table-cell>
              <table:table-cell office:value-type="float" office:value="0.91688">
                <text:p>0.91688</text:p>
              </table:table-cell>
              <table:table-cell office:value-type="float" office:value="0.00254">
                <text:p>0.00254</text:p>
              </table:table-cell>
              <table:table-cell office:value-type="float" office:value="-0.08713">
                <text:p>-0.0871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6.6">
                <text:p>6.6</text:p>
              </table:table-cell>
              <table:table-cell office:value-type="float" office:value="0.92525">
                <text:p>0.92525</text:p>
              </table:table-cell>
              <table:table-cell office:value-type="float" office:value="0.00253">
                <text:p>0.00253</text:p>
              </table:table-cell>
              <table:table-cell office:value-type="float" office:value="-0.08735">
                <text:p>-0.0873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6.7">
                <text:p>6.7</text:p>
              </table:table-cell>
              <table:table-cell office:value-type="float" office:value="0.93339">
                <text:p>0.93339</text:p>
              </table:table-cell>
              <table:table-cell office:value-type="float" office:value="0.00252">
                <text:p>0.00252</text:p>
              </table:table-cell>
              <table:table-cell office:value-type="float" office:value="-0.08758">
                <text:p>-0.08758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6.8">
                <text:p>6.8</text:p>
              </table:table-cell>
              <table:table-cell office:value-type="float" office:value="0.94133">
                <text:p>0.94133</text:p>
              </table:table-cell>
              <table:table-cell office:value-type="float" office:value="0.00251">
                <text:p>0.00251</text:p>
              </table:table-cell>
              <table:table-cell office:value-type="float" office:value="-0.0878">
                <text:p>-0.087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6.9">
                <text:p>6.9</text:p>
              </table:table-cell>
              <table:table-cell office:value-type="float" office:value="0.94906">
                <text:p>0.94906</text:p>
              </table:table-cell>
              <table:table-cell office:value-type="float" office:value="0.00251">
                <text:p>0.00251</text:p>
              </table:table-cell>
              <table:table-cell office:value-type="float" office:value="-0.08803">
                <text:p>-0.0880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7">
                <text:p>7</text:p>
              </table:table-cell>
              <table:table-cell office:value-type="float" office:value="0.95657">
                <text:p>0.95657</text:p>
              </table:table-cell>
              <table:table-cell office:value-type="float" office:value="0.00252">
                <text:p>0.00252</text:p>
              </table:table-cell>
              <table:table-cell office:value-type="float" office:value="-0.08825">
                <text:p>-0.0882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7.1">
                <text:p>7.1</text:p>
              </table:table-cell>
              <table:table-cell office:value-type="float" office:value="0.96388">
                <text:p>0.96388</text:p>
              </table:table-cell>
              <table:table-cell office:value-type="float" office:value="0.00253">
                <text:p>0.00253</text:p>
              </table:table-cell>
              <table:table-cell office:value-type="float" office:value="-0.08848">
                <text:p>-0.08848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7.2">
                <text:p>7.2</text:p>
              </table:table-cell>
              <table:table-cell office:value-type="float" office:value="0.97099">
                <text:p>0.97099</text:p>
              </table:table-cell>
              <table:table-cell office:value-type="float" office:value="0.00255">
                <text:p>0.00255</text:p>
              </table:table-cell>
              <table:table-cell office:value-type="float" office:value="-0.0887">
                <text:p>-0.0887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7.3">
                <text:p>7.3</text:p>
              </table:table-cell>
              <table:table-cell office:value-type="float" office:value="0.97788">
                <text:p>0.97788</text:p>
              </table:table-cell>
              <table:table-cell office:value-type="float" office:value="0.00257">
                <text:p>0.00257</text:p>
              </table:table-cell>
              <table:table-cell office:value-type="float" office:value="-0.08892">
                <text:p>-0.0889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7.4">
                <text:p>7.4</text:p>
              </table:table-cell>
              <table:table-cell office:value-type="float" office:value="0.98458">
                <text:p>0.98458</text:p>
              </table:table-cell>
              <table:table-cell office:value-type="float" office:value="0.00259">
                <text:p>0.00259</text:p>
              </table:table-cell>
              <table:table-cell office:value-type="float" office:value="-0.08915">
                <text:p>-0.0891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7.5">
                <text:p>7.5</text:p>
              </table:table-cell>
              <table:table-cell office:value-type="float" office:value="0.99108">
                <text:p>0.99108</text:p>
              </table:table-cell>
              <table:table-cell office:value-type="float" office:value="0.00262">
                <text:p>0.00262</text:p>
              </table:table-cell>
              <table:table-cell office:value-type="float" office:value="-0.08938">
                <text:p>-0.0893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7.6">
                <text:p>7.6</text:p>
              </table:table-cell>
              <table:table-cell office:value-type="float" office:value="0.99737">
                <text:p>0.99737</text:p>
              </table:table-cell>
              <table:table-cell office:value-type="float" office:value="0.00266">
                <text:p>0.00266</text:p>
              </table:table-cell>
              <table:table-cell office:value-type="float" office:value="-0.0896">
                <text:p>-0.0896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7.7">
                <text:p>7.7</text:p>
              </table:table-cell>
              <table:table-cell office:value-type="float" office:value="1.082">
                <text:p>1.082</text:p>
              </table:table-cell>
              <table:table-cell office:value-type="float" office:value="0">
                <text:p>0</text:p>
              </table:table-cell>
              <table:table-cell office:value-type="float" office:value="-0.08983">
                <text:p>-0.0898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7.8">
                <text:p>7.8</text:p>
              </table:table-cell>
              <table:table-cell office:value-type="float" office:value="1.00938">
                <text:p>1.00938</text:p>
              </table:table-cell>
              <table:table-cell office:value-type="float" office:value="0.00275">
                <text:p>0.00275</text:p>
              </table:table-cell>
              <table:table-cell office:value-type="float" office:value="-0.09005">
                <text:p>-0.0900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7.9">
                <text:p>7.9</text:p>
              </table:table-cell>
              <table:table-cell office:value-type="float" office:value="1.01509">
                <text:p>1.01509</text:p>
              </table:table-cell>
              <table:table-cell office:value-type="float" office:value="0.0028">
                <text:p>0.0028</text:p>
              </table:table-cell>
              <table:table-cell office:value-type="float" office:value="-0.09027">
                <text:p>-0.09027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8">
                <text:p>8</text:p>
              </table:table-cell>
              <table:table-cell office:value-type="float" office:value="1.02061">
                <text:p>1.02061</text:p>
              </table:table-cell>
              <table:table-cell office:value-type="float" office:value="0.00285">
                <text:p>0.00285</text:p>
              </table:table-cell>
              <table:table-cell office:value-type="float" office:value="-0.0905">
                <text:p>-0.090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8.1">
                <text:p>8.1</text:p>
              </table:table-cell>
              <table:table-cell office:value-type="float" office:value="1.02594">
                <text:p>1.02594</text:p>
              </table:table-cell>
              <table:table-cell office:value-type="float" office:value="0.00291">
                <text:p>0.00291</text:p>
              </table:table-cell>
              <table:table-cell office:value-type="float" office:value="-0.09073">
                <text:p>-0.0907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8.2">
                <text:p>8.2</text:p>
              </table:table-cell>
              <table:table-cell office:value-type="float" office:value="1.03108">
                <text:p>1.03108</text:p>
              </table:table-cell>
              <table:table-cell office:value-type="float" office:value="0.00298">
                <text:p>0.00298</text:p>
              </table:table-cell>
              <table:table-cell office:value-type="float" office:value="-0.09095">
                <text:p>-0.0909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8.3">
                <text:p>8.3</text:p>
              </table:table-cell>
              <table:table-cell office:value-type="float" office:value="1.03603">
                <text:p>1.03603</text:p>
              </table:table-cell>
              <table:table-cell office:value-type="float" office:value="0.00305">
                <text:p>0.00305</text:p>
              </table:table-cell>
              <table:table-cell office:value-type="float" office:value="-0.09117">
                <text:p>-0.0911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8.4">
                <text:p>8.4</text:p>
              </table:table-cell>
              <table:table-cell office:value-type="float" office:value="1.0408">
                <text:p>1.0408</text:p>
              </table:table-cell>
              <table:table-cell office:value-type="float" office:value="0.00312">
                <text:p>0.00312</text:p>
              </table:table-cell>
              <table:table-cell office:value-type="float" office:value="-0.0914">
                <text:p>-0.091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8.5">
                <text:p>8.5</text:p>
              </table:table-cell>
              <table:table-cell office:value-type="float" office:value="1.04539">
                <text:p>1.04539</text:p>
              </table:table-cell>
              <table:table-cell office:value-type="float" office:value="0.00321">
                <text:p>0.00321</text:p>
              </table:table-cell>
              <table:table-cell office:value-type="float" office:value="-0.09162">
                <text:p>-0.0916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8.6">
                <text:p>8.6</text:p>
              </table:table-cell>
              <table:table-cell office:value-type="float" office:value="1.0498">
                <text:p>1.0498</text:p>
              </table:table-cell>
              <table:table-cell office:value-type="float" office:value="0.00329">
                <text:p>0.00329</text:p>
              </table:table-cell>
              <table:table-cell office:value-type="float" office:value="-0.09185">
                <text:p>-0.0918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8.7">
                <text:p>8.7</text:p>
              </table:table-cell>
              <table:table-cell office:value-type="float" office:value="1.05403">
                <text:p>1.05403</text:p>
              </table:table-cell>
              <table:table-cell office:value-type="float" office:value="0.00338">
                <text:p>0.00338</text:p>
              </table:table-cell>
              <table:table-cell office:value-type="float" office:value="-0.09208">
                <text:p>-0.09208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8.8">
                <text:p>8.8</text:p>
              </table:table-cell>
              <table:table-cell office:value-type="float" office:value="1.05809">
                <text:p>1.05809</text:p>
              </table:table-cell>
              <table:table-cell office:value-type="float" office:value="0.00348">
                <text:p>0.00348</text:p>
              </table:table-cell>
              <table:table-cell office:value-type="float" office:value="-0.0923">
                <text:p>-0.092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8.9">
                <text:p>8.9</text:p>
              </table:table-cell>
              <table:table-cell office:value-type="float" office:value="1.06197">
                <text:p>1.06197</text:p>
              </table:table-cell>
              <table:table-cell office:value-type="float" office:value="0.00358">
                <text:p>0.00358</text:p>
              </table:table-cell>
              <table:table-cell office:value-type="float" office:value="-0.09252">
                <text:p>-0.09252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9">
                <text:p>9</text:p>
              </table:table-cell>
              <table:table-cell office:value-type="float" office:value="1.06568">
                <text:p>1.06568</text:p>
              </table:table-cell>
              <table:table-cell office:value-type="float" office:value="0.00369">
                <text:p>0.00369</text:p>
              </table:table-cell>
              <table:table-cell office:value-type="float" office:value="-0.09275">
                <text:p>-0.0927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9.1">
                <text:p>9.1</text:p>
              </table:table-cell>
              <table:table-cell office:value-type="float" office:value="1.06922">
                <text:p>1.06922</text:p>
              </table:table-cell>
              <table:table-cell office:value-type="float" office:value="0.0038">
                <text:p>0.0038</text:p>
              </table:table-cell>
              <table:table-cell office:value-type="float" office:value="-0.09297">
                <text:p>-0.09297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9.2">
                <text:p>9.2</text:p>
              </table:table-cell>
              <table:table-cell office:value-type="float" office:value="1.0726">
                <text:p>1.0726</text:p>
              </table:table-cell>
              <table:table-cell office:value-type="float" office:value="0.00392">
                <text:p>0.00392</text:p>
              </table:table-cell>
              <table:table-cell office:value-type="float" office:value="-0.0932">
                <text:p>-0.093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9.3">
                <text:p>9.3</text:p>
              </table:table-cell>
              <table:table-cell office:value-type="float" office:value="1.07581">
                <text:p>1.07581</text:p>
              </table:table-cell>
              <table:table-cell office:value-type="float" office:value="0.00404">
                <text:p>0.00404</text:p>
              </table:table-cell>
              <table:table-cell office:value-type="float" office:value="-0.09342">
                <text:p>-0.0934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9.4">
                <text:p>9.4</text:p>
              </table:table-cell>
              <table:table-cell office:value-type="float" office:value="1.07885">
                <text:p>1.07885</text:p>
              </table:table-cell>
              <table:table-cell office:value-type="float" office:value="0.00417">
                <text:p>0.00417</text:p>
              </table:table-cell>
              <table:table-cell office:value-type="float" office:value="-0.09365">
                <text:p>-0.0936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9.5">
                <text:p>9.5</text:p>
              </table:table-cell>
              <table:table-cell office:value-type="float" office:value="1.08174">
                <text:p>1.08174</text:p>
              </table:table-cell>
              <table:table-cell office:value-type="float" office:value="0.0043">
                <text:p>0.0043</text:p>
              </table:table-cell>
              <table:table-cell office:value-type="float" office:value="-0.09387">
                <text:p>-0.09387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9.6">
                <text:p>9.6</text:p>
              </table:table-cell>
              <table:table-cell office:value-type="float" office:value="1.08447">
                <text:p>1.08447</text:p>
              </table:table-cell>
              <table:table-cell office:value-type="float" office:value="0.00444">
                <text:p>0.00444</text:p>
              </table:table-cell>
              <table:table-cell office:value-type="float" office:value="-0.0941">
                <text:p>-0.094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9.7">
                <text:p>9.7</text:p>
              </table:table-cell>
              <table:table-cell office:value-type="float" office:value="1.08705">
                <text:p>1.08705</text:p>
              </table:table-cell>
              <table:table-cell office:value-type="float" office:value="0.00459">
                <text:p>0.00459</text:p>
              </table:table-cell>
              <table:table-cell office:value-type="float" office:value="-0.09433">
                <text:p>-0.0943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9.8">
                <text:p>9.8</text:p>
              </table:table-cell>
              <table:table-cell office:value-type="float" office:value="1.08947">
                <text:p>1.08947</text:p>
              </table:table-cell>
              <table:table-cell office:value-type="float" office:value="0.00474">
                <text:p>0.00474</text:p>
              </table:table-cell>
              <table:table-cell office:value-type="float" office:value="-0.09455">
                <text:p>-0.0945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9.9">
                <text:p>9.9</text:p>
              </table:table-cell>
              <table:table-cell office:value-type="float" office:value="1.09175">
                <text:p>1.09175</text:p>
              </table:table-cell>
              <table:table-cell office:value-type="float" office:value="0.0049">
                <text:p>0.0049</text:p>
              </table:table-cell>
              <table:table-cell office:value-type="float" office:value="-0.09477">
                <text:p>-0.09477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-0.095">
                <text:p>-0.09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0.1">
                <text:p>10.1</text:p>
              </table:table-cell>
              <table:table-cell office:value-type="float" office:value="1.09586">
                <text:p>1.09586</text:p>
              </table:table-cell>
              <table:table-cell office:value-type="float" office:value="0.00523">
                <text:p>0.00523</text:p>
              </table:table-cell>
              <table:table-cell office:value-type="float" office:value="-0.0953">
                <text:p>-0.0953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0.2">
                <text:p>10.2</text:p>
              </table:table-cell>
              <table:table-cell office:value-type="float" office:value="1.0977">
                <text:p>1.0977</text:p>
              </table:table-cell>
              <table:table-cell office:value-type="float" office:value="0.0054">
                <text:p>0.0054</text:p>
              </table:table-cell>
              <table:table-cell office:value-type="float" office:value="-0.0956">
                <text:p>-0.0956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0.3">
                <text:p>10.3</text:p>
              </table:table-cell>
              <table:table-cell office:value-type="float" office:value="1.0994">
                <text:p>1.0994</text:p>
              </table:table-cell>
              <table:table-cell office:value-type="float" office:value="0.00559">
                <text:p>0.00559</text:p>
              </table:table-cell>
              <table:table-cell office:value-type="float" office:value="-0.0959">
                <text:p>-0.095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0.4">
                <text:p>10.4</text:p>
              </table:table-cell>
              <table:table-cell office:value-type="float" office:value="1.10098">
                <text:p>1.10098</text:p>
              </table:table-cell>
              <table:table-cell office:value-type="float" office:value="0.00577">
                <text:p>0.00577</text:p>
              </table:table-cell>
              <table:table-cell office:value-type="float" office:value="-0.0962">
                <text:p>-0.096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0.5">
                <text:p>10.5</text:p>
              </table:table-cell>
              <table:table-cell office:value-type="float" office:value="1.10241">
                <text:p>1.10241</text:p>
              </table:table-cell>
              <table:table-cell office:value-type="float" office:value="0.00597">
                <text:p>0.00597</text:p>
              </table:table-cell>
              <table:table-cell office:value-type="float" office:value="-0.0965">
                <text:p>-0.096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0.6">
                <text:p>10.6</text:p>
              </table:table-cell>
              <table:table-cell office:value-type="float" office:value="1.10372">
                <text:p>1.10372</text:p>
              </table:table-cell>
              <table:table-cell office:value-type="float" office:value="0.00617">
                <text:p>0.00617</text:p>
              </table:table-cell>
              <table:table-cell office:value-type="float" office:value="-0.0968">
                <text:p>-0.0968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0.7">
                <text:p>10.7</text:p>
              </table:table-cell>
              <table:table-cell office:value-type="float" office:value="1.10491">
                <text:p>1.10491</text:p>
              </table:table-cell>
              <table:table-cell office:value-type="float" office:value="0.00637">
                <text:p>0.00637</text:p>
              </table:table-cell>
              <table:table-cell office:value-type="float" office:value="-0.0971">
                <text:p>-0.097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0.8">
                <text:p>10.8</text:p>
              </table:table-cell>
              <table:table-cell office:value-type="float" office:value="1.10597">
                <text:p>1.10597</text:p>
              </table:table-cell>
              <table:table-cell office:value-type="float" office:value="0.00658">
                <text:p>0.00658</text:p>
              </table:table-cell>
              <table:table-cell office:value-type="float" office:value="-0.0974">
                <text:p>-0.0974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0.9">
                <text:p>10.9</text:p>
              </table:table-cell>
              <table:table-cell office:value-type="float" office:value="1.10692">
                <text:p>1.10692</text:p>
              </table:table-cell>
              <table:table-cell office:value-type="float" office:value="0.0068">
                <text:p>0.0068</text:p>
              </table:table-cell>
              <table:table-cell office:value-type="float" office:value="-0.0977">
                <text:p>-0.0977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1">
                <text:p>11</text:p>
              </table:table-cell>
              <table:table-cell office:value-type="float" office:value="1.10776">
                <text:p>1.10776</text:p>
              </table:table-cell>
              <table:table-cell office:value-type="float" office:value="0.00703">
                <text:p>0.00703</text:p>
              </table:table-cell>
              <table:table-cell office:value-type="float" office:value="-0.098">
                <text:p>-0.098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1.1">
                <text:p>11.1</text:p>
              </table:table-cell>
              <table:table-cell office:value-type="float" office:value="1.10848">
                <text:p>1.10848</text:p>
              </table:table-cell>
              <table:table-cell office:value-type="float" office:value="0.00726">
                <text:p>0.00726</text:p>
              </table:table-cell>
              <table:table-cell office:value-type="float" office:value="-0.0983">
                <text:p>-0.098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1.2">
                <text:p>11.2</text:p>
              </table:table-cell>
              <table:table-cell office:value-type="float" office:value="1.1091">
                <text:p>1.1091</text:p>
              </table:table-cell>
              <table:table-cell office:value-type="float" office:value="0.00749">
                <text:p>0.00749</text:p>
              </table:table-cell>
              <table:table-cell office:value-type="float" office:value="-0.0986">
                <text:p>-0.0986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1.3">
                <text:p>11.3</text:p>
              </table:table-cell>
              <table:table-cell office:value-type="float" office:value="1.10962">
                <text:p>1.10962</text:p>
              </table:table-cell>
              <table:table-cell office:value-type="float" office:value="0.00774">
                <text:p>0.00774</text:p>
              </table:table-cell>
              <table:table-cell office:value-type="float" office:value="-0.0989">
                <text:p>-0.0989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1.4">
                <text:p>11.4</text:p>
              </table:table-cell>
              <table:table-cell office:value-type="float" office:value="1.11005">
                <text:p>1.11005</text:p>
              </table:table-cell>
              <table:table-cell office:value-type="float" office:value="0.00799">
                <text:p>0.00799</text:p>
              </table:table-cell>
              <table:table-cell office:value-type="float" office:value="-0.0992">
                <text:p>-0.0992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1.5">
                <text:p>11.5</text:p>
              </table:table-cell>
              <table:table-cell office:value-type="float" office:value="1.11039">
                <text:p>1.11039</text:p>
              </table:table-cell>
              <table:table-cell office:value-type="float" office:value="0.00825">
                <text:p>0.00825</text:p>
              </table:table-cell>
              <table:table-cell office:value-type="float" office:value="-0.0995">
                <text:p>-0.099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1.6">
                <text:p>11.6</text:p>
              </table:table-cell>
              <table:table-cell office:value-type="float" office:value="1.11064">
                <text:p>1.11064</text:p>
              </table:table-cell>
              <table:table-cell office:value-type="float" office:value="0.00851">
                <text:p>0.00851</text:p>
              </table:table-cell>
              <table:table-cell office:value-type="float" office:value="-0.0998">
                <text:p>-0.0998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1.7">
                <text:p>11.7</text:p>
              </table:table-cell>
              <table:table-cell office:value-type="float" office:value="1.11082">
                <text:p>1.11082</text:p>
              </table:table-cell>
              <table:table-cell office:value-type="float" office:value="0.00878">
                <text:p>0.00878</text:p>
              </table:table-cell>
              <table:table-cell office:value-type="float" office:value="-0.1001">
                <text:p>-0.100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1.8">
                <text:p>11.8</text:p>
              </table:table-cell>
              <table:table-cell office:value-type="float" office:value="1.11093">
                <text:p>1.11093</text:p>
              </table:table-cell>
              <table:table-cell office:value-type="float" office:value="0.00906">
                <text:p>0.00906</text:p>
              </table:table-cell>
              <table:table-cell office:value-type="float" office:value="-0.1004">
                <text:p>-0.100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1.9">
                <text:p>11.9</text:p>
              </table:table-cell>
              <table:table-cell office:value-type="float" office:value="1.11099">
                <text:p>1.11099</text:p>
              </table:table-cell>
              <table:table-cell office:value-type="float" office:value="0.00934">
                <text:p>0.00934</text:p>
              </table:table-cell>
              <table:table-cell office:value-type="float" office:value="-0.1007">
                <text:p>-0.1007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2">
                <text:p>12</text:p>
              </table:table-cell>
              <table:table-cell office:value-type="float" office:value="1.111">
                <text:p>1.111</text:p>
              </table:table-cell>
              <table:table-cell office:value-type="float" office:value="0.00963">
                <text:p>0.00963</text:p>
              </table:table-cell>
              <table:table-cell office:value-type="float" office:value="-0.101">
                <text:p>-0.10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2.1">
                <text:p>12.1</text:p>
              </table:table-cell>
              <table:table-cell office:value-type="float" office:value="0.99096">
                <text:p>0.99096</text:p>
              </table:table-cell>
              <table:table-cell office:value-type="float" office:value="0.01085">
                <text:p>0.01085</text:p>
              </table:table-cell>
              <table:table-cell office:value-type="float" office:value="-0.1013">
                <text:p>-0.101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2.2">
                <text:p>12.2</text:p>
              </table:table-cell>
              <table:table-cell office:value-type="float" office:value="0.99084">
                <text:p>0.99084</text:p>
              </table:table-cell>
              <table:table-cell office:value-type="float" office:value="0.01209">
                <text:p>0.01209</text:p>
              </table:table-cell>
              <table:table-cell office:value-type="float" office:value="-0.1016">
                <text:p>-0.1016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2.3">
                <text:p>12.3</text:p>
              </table:table-cell>
              <table:table-cell office:value-type="float" office:value="0.99065">
                <text:p>0.99065</text:p>
              </table:table-cell>
              <table:table-cell office:value-type="float" office:value="0.01335">
                <text:p>0.01335</text:p>
              </table:table-cell>
              <table:table-cell office:value-type="float" office:value="-0.1019">
                <text:p>-0.1019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2.4">
                <text:p>12.4</text:p>
              </table:table-cell>
              <table:table-cell office:value-type="float" office:value="0.99037">
                <text:p>0.99037</text:p>
              </table:table-cell>
              <table:table-cell office:value-type="float" office:value="0.01462">
                <text:p>0.01462</text:p>
              </table:table-cell>
              <table:table-cell office:value-type="float" office:value="-0.1022">
                <text:p>-0.102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2.5">
                <text:p>12.5</text:p>
              </table:table-cell>
              <table:table-cell office:value-type="float" office:value="0.99002">
                <text:p>0.99002</text:p>
              </table:table-cell>
              <table:table-cell office:value-type="float" office:value="0.01591">
                <text:p>0.01591</text:p>
              </table:table-cell>
              <table:table-cell office:value-type="float" office:value="-0.1025">
                <text:p>-0.102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2.6">
                <text:p>12.6</text:p>
              </table:table-cell>
              <table:table-cell office:value-type="float" office:value="0.98959">
                <text:p>0.98959</text:p>
              </table:table-cell>
              <table:table-cell office:value-type="float" office:value="0.01722">
                <text:p>0.01722</text:p>
              </table:table-cell>
              <table:table-cell office:value-type="float" office:value="-0.1028">
                <text:p>-0.1028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2.7">
                <text:p>12.7</text:p>
              </table:table-cell>
              <table:table-cell office:value-type="float" office:value="0.98909">
                <text:p>0.98909</text:p>
              </table:table-cell>
              <table:table-cell office:value-type="float" office:value="0.01855">
                <text:p>0.01855</text:p>
              </table:table-cell>
              <table:table-cell office:value-type="float" office:value="-0.1031">
                <text:p>-0.1031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2.8">
                <text:p>12.8</text:p>
              </table:table-cell>
              <table:table-cell office:value-type="float" office:value="0.9885">
                <text:p>0.9885</text:p>
              </table:table-cell>
              <table:table-cell office:value-type="float" office:value="0.0199">
                <text:p>0.0199</text:p>
              </table:table-cell>
              <table:table-cell office:value-type="float" office:value="-0.1034">
                <text:p>-0.103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2.9">
                <text:p>12.9</text:p>
              </table:table-cell>
              <table:table-cell office:value-type="float" office:value="0.98784">
                <text:p>0.98784</text:p>
              </table:table-cell>
              <table:table-cell office:value-type="float" office:value="0.02126">
                <text:p>0.02126</text:p>
              </table:table-cell>
              <table:table-cell office:value-type="float" office:value="-0.1037">
                <text:p>-0.1037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3">
                <text:p>13</text:p>
              </table:table-cell>
              <table:table-cell office:value-type="float" office:value="0.98709">
                <text:p>0.98709</text:p>
              </table:table-cell>
              <table:table-cell office:value-type="float" office:value="0.02265">
                <text:p>0.02265</text:p>
              </table:table-cell>
              <table:table-cell office:value-type="float" office:value="-0.104">
                <text:p>-0.104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3.1">
                <text:p>13.1</text:p>
              </table:table-cell>
              <table:table-cell office:value-type="float" office:value="0.98627">
                <text:p>0.98627</text:p>
              </table:table-cell>
              <table:table-cell office:value-type="float" office:value="0.02405">
                <text:p>0.02405</text:p>
              </table:table-cell>
              <table:table-cell office:value-type="float" office:value="-0.1043">
                <text:p>-0.1043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3.2">
                <text:p>13.2</text:p>
              </table:table-cell>
              <table:table-cell office:value-type="float" office:value="0.98537">
                <text:p>0.98537</text:p>
              </table:table-cell>
              <table:table-cell office:value-type="float" office:value="0.02547">
                <text:p>0.02547</text:p>
              </table:table-cell>
              <table:table-cell office:value-type="float" office:value="-0.1046">
                <text:p>-0.1046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3.3">
                <text:p>13.3</text:p>
              </table:table-cell>
              <table:table-cell office:value-type="float" office:value="0.9844">
                <text:p>0.9844</text:p>
              </table:table-cell>
              <table:table-cell office:value-type="float" office:value="0.0269">
                <text:p>0.0269</text:p>
              </table:table-cell>
              <table:table-cell office:value-type="float" office:value="-0.1049">
                <text:p>-0.1049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3.4">
                <text:p>13.4</text:p>
              </table:table-cell>
              <table:table-cell office:value-type="float" office:value="0.98334">
                <text:p>0.98334</text:p>
              </table:table-cell>
              <table:table-cell office:value-type="float" office:value="0.02836">
                <text:p>0.02836</text:p>
              </table:table-cell>
              <table:table-cell office:value-type="float" office:value="-0.1052">
                <text:p>-0.105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3.5">
                <text:p>13.5</text:p>
              </table:table-cell>
              <table:table-cell office:value-type="float" office:value="0.98221">
                <text:p>0.98221</text:p>
              </table:table-cell>
              <table:table-cell office:value-type="float" office:value="0.02983">
                <text:p>0.02983</text:p>
              </table:table-cell>
              <table:table-cell office:value-type="float" office:value="-0.1055">
                <text:p>-0.105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3.6">
                <text:p>13.6</text:p>
              </table:table-cell>
              <table:table-cell office:value-type="float" office:value="0.981">
                <text:p>0.981</text:p>
              </table:table-cell>
              <table:table-cell office:value-type="float" office:value="0.03132">
                <text:p>0.03132</text:p>
              </table:table-cell>
              <table:table-cell office:value-type="float" office:value="-0.1058">
                <text:p>-0.1058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3.7">
                <text:p>13.7</text:p>
              </table:table-cell>
              <table:table-cell office:value-type="float" office:value="0.97971">
                <text:p>0.97971</text:p>
              </table:table-cell>
              <table:table-cell office:value-type="float" office:value="0.03283">
                <text:p>0.03283</text:p>
              </table:table-cell>
              <table:table-cell office:value-type="float" office:value="-0.1061">
                <text:p>-0.106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3.8">
                <text:p>13.8</text:p>
              </table:table-cell>
              <table:table-cell office:value-type="float" office:value="0.97834">
                <text:p>0.97834</text:p>
              </table:table-cell>
              <table:table-cell office:value-type="float" office:value="0.03436">
                <text:p>0.03436</text:p>
              </table:table-cell>
              <table:table-cell office:value-type="float" office:value="-0.1064">
                <text:p>-0.1064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3.9">
                <text:p>13.9</text:p>
              </table:table-cell>
              <table:table-cell office:value-type="float" office:value="0.9769">
                <text:p>0.9769</text:p>
              </table:table-cell>
              <table:table-cell office:value-type="float" office:value="0.0359">
                <text:p>0.0359</text:p>
              </table:table-cell>
              <table:table-cell office:value-type="float" office:value="-0.1067">
                <text:p>-0.1067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4">
                <text:p>14</text:p>
              </table:table-cell>
              <table:table-cell office:value-type="float" office:value="0.97537">
                <text:p>0.97537</text:p>
              </table:table-cell>
              <table:table-cell office:value-type="float" office:value="0.03746">
                <text:p>0.03746</text:p>
              </table:table-cell>
              <table:table-cell office:value-type="float" office:value="-0.107">
                <text:p>-0.107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4.1">
                <text:p>14.1</text:p>
              </table:table-cell>
              <table:table-cell office:value-type="float" office:value="0.97377">
                <text:p>0.97377</text:p>
              </table:table-cell>
              <table:table-cell office:value-type="float" office:value="0.03904">
                <text:p>0.03904</text:p>
              </table:table-cell>
              <table:table-cell office:value-type="float" office:value="-0.1073">
                <text:p>-0.1073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4.2">
                <text:p>14.2</text:p>
              </table:table-cell>
              <table:table-cell office:value-type="float" office:value="0.97209">
                <text:p>0.97209</text:p>
              </table:table-cell>
              <table:table-cell office:value-type="float" office:value="0.04064">
                <text:p>0.04064</text:p>
              </table:table-cell>
              <table:table-cell office:value-type="float" office:value="-0.1076">
                <text:p>-0.1076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4.3">
                <text:p>14.3</text:p>
              </table:table-cell>
              <table:table-cell office:value-type="float" office:value="0.97034">
                <text:p>0.97034</text:p>
              </table:table-cell>
              <table:table-cell office:value-type="float" office:value="0.04225">
                <text:p>0.04225</text:p>
              </table:table-cell>
              <table:table-cell office:value-type="float" office:value="-0.1079">
                <text:p>-0.1079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4.4">
                <text:p>14.4</text:p>
              </table:table-cell>
              <table:table-cell office:value-type="float" office:value="0.9685">
                <text:p>0.9685</text:p>
              </table:table-cell>
              <table:table-cell office:value-type="float" office:value="0.04388">
                <text:p>0.04388</text:p>
              </table:table-cell>
              <table:table-cell office:value-type="float" office:value="-0.1082">
                <text:p>-0.1082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4.5">
                <text:p>14.5</text:p>
              </table:table-cell>
              <table:table-cell office:value-type="float" office:value="0.96659">
                <text:p>0.96659</text:p>
              </table:table-cell>
              <table:table-cell office:value-type="float" office:value="0.04553">
                <text:p>0.04553</text:p>
              </table:table-cell>
              <table:table-cell office:value-type="float" office:value="-0.1085">
                <text:p>-0.108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4.6">
                <text:p>14.6</text:p>
              </table:table-cell>
              <table:table-cell office:value-type="float" office:value="0.96459">
                <text:p>0.96459</text:p>
              </table:table-cell>
              <table:table-cell office:value-type="float" office:value="0.0472">
                <text:p>0.0472</text:p>
              </table:table-cell>
              <table:table-cell office:value-type="float" office:value="-0.1088">
                <text:p>-0.1088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4.7">
                <text:p>14.7</text:p>
              </table:table-cell>
              <table:table-cell office:value-type="float" office:value="0.96252">
                <text:p>0.96252</text:p>
              </table:table-cell>
              <table:table-cell office:value-type="float" office:value="0.04888">
                <text:p>0.04888</text:p>
              </table:table-cell>
              <table:table-cell office:value-type="float" office:value="-0.1091">
                <text:p>-0.1091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4.8">
                <text:p>14.8</text:p>
              </table:table-cell>
              <table:table-cell office:value-type="float" office:value="0.96037">
                <text:p>0.96037</text:p>
              </table:table-cell>
              <table:table-cell office:value-type="float" office:value="0.05058">
                <text:p>0.05058</text:p>
              </table:table-cell>
              <table:table-cell office:value-type="float" office:value="-0.1094">
                <text:p>-0.1094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4.9">
                <text:p>14.9</text:p>
              </table:table-cell>
              <table:table-cell office:value-type="float" office:value="0.95815">
                <text:p>0.95815</text:p>
              </table:table-cell>
              <table:table-cell office:value-type="float" office:value="0.0523">
                <text:p>0.0523</text:p>
              </table:table-cell>
              <table:table-cell office:value-type="float" office:value="-0.1097">
                <text:p>-0.1097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5">
                <text:p>15</text:p>
              </table:table-cell>
              <table:table-cell office:value-type="float" office:value="0.95584">
                <text:p>0.95584</text:p>
              </table:table-cell>
              <table:table-cell office:value-type="float" office:value="0.05404">
                <text:p>0.05404</text:p>
              </table:table-cell>
              <table:table-cell office:value-type="float" office:value="-0.11">
                <text:p>-0.11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5.1">
                <text:p>15.1</text:p>
              </table:table-cell>
              <table:table-cell office:value-type="float" office:value="0.95346">
                <text:p>0.95346</text:p>
              </table:table-cell>
              <table:table-cell office:value-type="float" office:value="0.05578">
                <text:p>0.05578</text:p>
              </table:table-cell>
              <table:table-cell office:value-type="float" office:value="-0.1103">
                <text:p>-0.1103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5.2">
                <text:p>15.2</text:p>
              </table:table-cell>
              <table:table-cell office:value-type="float" office:value="0.951">
                <text:p>0.951</text:p>
              </table:table-cell>
              <table:table-cell office:value-type="float" office:value="0.05754">
                <text:p>0.05754</text:p>
              </table:table-cell>
              <table:table-cell office:value-type="float" office:value="-0.1106">
                <text:p>-0.1106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5.3">
                <text:p>15.3</text:p>
              </table:table-cell>
              <table:table-cell office:value-type="float" office:value="0.94846">
                <text:p>0.94846</text:p>
              </table:table-cell>
              <table:table-cell office:value-type="float" office:value="0.05931">
                <text:p>0.05931</text:p>
              </table:table-cell>
              <table:table-cell office:value-type="float" office:value="-0.1109">
                <text:p>-0.1109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5.4">
                <text:p>15.4</text:p>
              </table:table-cell>
              <table:table-cell office:value-type="float" office:value="0.94584">
                <text:p>0.94584</text:p>
              </table:table-cell>
              <table:table-cell office:value-type="float" office:value="0.06109">
                <text:p>0.06109</text:p>
              </table:table-cell>
              <table:table-cell office:value-type="float" office:value="-0.1112">
                <text:p>-0.1112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5.5">
                <text:p>15.5</text:p>
              </table:table-cell>
              <table:table-cell office:value-type="float" office:value="0.94315">
                <text:p>0.94315</text:p>
              </table:table-cell>
              <table:table-cell office:value-type="float" office:value="0.06288">
                <text:p>0.06288</text:p>
              </table:table-cell>
              <table:table-cell office:value-type="float" office:value="-0.1115">
                <text:p>-0.111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5.6">
                <text:p>15.6</text:p>
              </table:table-cell>
              <table:table-cell office:value-type="float" office:value="0.94037">
                <text:p>0.94037</text:p>
              </table:table-cell>
              <table:table-cell office:value-type="float" office:value="0.06469">
                <text:p>0.06469</text:p>
              </table:table-cell>
              <table:table-cell office:value-type="float" office:value="-0.1118">
                <text:p>-0.1118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5.7">
                <text:p>15.7</text:p>
              </table:table-cell>
              <table:table-cell office:value-type="float" office:value="0.93752">
                <text:p>0.93752</text:p>
              </table:table-cell>
              <table:table-cell office:value-type="float" office:value="0.0665">
                <text:p>0.0665</text:p>
              </table:table-cell>
              <table:table-cell office:value-type="float" office:value="-0.1121">
                <text:p>-0.1121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5.8">
                <text:p>15.8</text:p>
              </table:table-cell>
              <table:table-cell office:value-type="float" office:value="0.93459">
                <text:p>0.93459</text:p>
              </table:table-cell>
              <table:table-cell office:value-type="float" office:value="0.06833">
                <text:p>0.06833</text:p>
              </table:table-cell>
              <table:table-cell office:value-type="float" office:value="-0.1124">
                <text:p>-0.1124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5.9">
                <text:p>15.9</text:p>
              </table:table-cell>
              <table:table-cell office:value-type="float" office:value="0.93159">
                <text:p>0.93159</text:p>
              </table:table-cell>
              <table:table-cell office:value-type="float" office:value="0.07017">
                <text:p>0.07017</text:p>
              </table:table-cell>
              <table:table-cell office:value-type="float" office:value="-0.1127">
                <text:p>-0.1127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6">
                <text:p>16</text:p>
              </table:table-cell>
              <table:table-cell office:value-type="float" office:value="0.9285">
                <text:p>0.9285</text:p>
              </table:table-cell>
              <table:table-cell office:value-type="float" office:value="0.07202">
                <text:p>0.07202</text:p>
              </table:table-cell>
              <table:table-cell office:value-type="float" office:value="-0.113">
                <text:p>-0.113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6.1">
                <text:p>16.1</text:p>
              </table:table-cell>
              <table:table-cell office:value-type="float" office:value="0.92534">
                <text:p>0.92534</text:p>
              </table:table-cell>
              <table:table-cell office:value-type="float" office:value="0.07388">
                <text:p>0.07388</text:p>
              </table:table-cell>
              <table:table-cell office:value-type="float" office:value="-0.1133">
                <text:p>-0.1133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6.2">
                <text:p>16.2</text:p>
              </table:table-cell>
              <table:table-cell office:value-type="float" office:value="0.92209">
                <text:p>0.92209</text:p>
              </table:table-cell>
              <table:table-cell office:value-type="float" office:value="0.07575">
                <text:p>0.07575</text:p>
              </table:table-cell>
              <table:table-cell office:value-type="float" office:value="-0.1136">
                <text:p>-0.1136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6.3">
                <text:p>16.3</text:p>
              </table:table-cell>
              <table:table-cell office:value-type="float" office:value="0.91877">
                <text:p>0.91877</text:p>
              </table:table-cell>
              <table:table-cell office:value-type="float" office:value="0.07764">
                <text:p>0.07764</text:p>
              </table:table-cell>
              <table:table-cell office:value-type="float" office:value="-0.1139">
                <text:p>-0.1139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6.4">
                <text:p>16.4</text:p>
              </table:table-cell>
              <table:table-cell office:value-type="float" office:value="0.91537">
                <text:p>0.91537</text:p>
              </table:table-cell>
              <table:table-cell office:value-type="float" office:value="0.07954">
                <text:p>0.07954</text:p>
              </table:table-cell>
              <table:table-cell office:value-type="float" office:value="-0.1142">
                <text:p>-0.1142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6.5">
                <text:p>16.5</text:p>
              </table:table-cell>
              <table:table-cell office:value-type="float" office:value="0.9119">
                <text:p>0.9119</text:p>
              </table:table-cell>
              <table:table-cell office:value-type="float" office:value="0.08145">
                <text:p>0.08145</text:p>
              </table:table-cell>
              <table:table-cell office:value-type="float" office:value="-0.1145">
                <text:p>-0.1145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6.6">
                <text:p>16.6</text:p>
              </table:table-cell>
              <table:table-cell office:value-type="float" office:value="0.90834">
                <text:p>0.90834</text:p>
              </table:table-cell>
              <table:table-cell office:value-type="float" office:value="0.08337">
                <text:p>0.08337</text:p>
              </table:table-cell>
              <table:table-cell office:value-type="float" office:value="-0.1148">
                <text:p>-0.1148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6.7">
                <text:p>16.7</text:p>
              </table:table-cell>
              <table:table-cell office:value-type="float" office:value="0.90471">
                <text:p>0.90471</text:p>
              </table:table-cell>
              <table:table-cell office:value-type="float" office:value="0.0853">
                <text:p>0.0853</text:p>
              </table:table-cell>
              <table:table-cell office:value-type="float" office:value="-0.1151">
                <text:p>-0.1151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6.8">
                <text:p>16.8</text:p>
              </table:table-cell>
              <table:table-cell office:value-type="float" office:value="0.901">
                <text:p>0.901</text:p>
              </table:table-cell>
              <table:table-cell office:value-type="float" office:value="0.08724">
                <text:p>0.08724</text:p>
              </table:table-cell>
              <table:table-cell office:value-type="float" office:value="-0.1154">
                <text:p>-0.1154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6.9">
                <text:p>16.9</text:p>
              </table:table-cell>
              <table:table-cell office:value-type="float" office:value="0.89721">
                <text:p>0.89721</text:p>
              </table:table-cell>
              <table:table-cell office:value-type="float" office:value="0.0892">
                <text:p>0.0892</text:p>
              </table:table-cell>
              <table:table-cell office:value-type="float" office:value="-0.1157">
                <text:p>-0.1157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7">
                <text:p>17</text:p>
              </table:table-cell>
              <table:table-cell office:value-type="float" office:value="0.89334">
                <text:p>0.89334</text:p>
              </table:table-cell>
              <table:table-cell office:value-type="float" office:value="0.09117">
                <text:p>0.09117</text:p>
              </table:table-cell>
              <table:table-cell office:value-type="float" office:value="-0.116">
                <text:p>-0.116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7.1">
                <text:p>17.1</text:p>
              </table:table-cell>
              <table:table-cell office:value-type="float" office:value="0.8894">
                <text:p>0.8894</text:p>
              </table:table-cell>
              <table:table-cell office:value-type="float" office:value="0.09315">
                <text:p>0.09315</text:p>
              </table:table-cell>
              <table:table-cell office:value-type="float" office:value="-0.1163">
                <text:p>-0.1163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7.2">
                <text:p>17.2</text:p>
              </table:table-cell>
              <table:table-cell office:value-type="float" office:value="0.88537">
                <text:p>0.88537</text:p>
              </table:table-cell>
              <table:table-cell office:value-type="float" office:value="0.09514">
                <text:p>0.09514</text:p>
              </table:table-cell>
              <table:table-cell office:value-type="float" office:value="-0.1166">
                <text:p>-0.1166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7.3">
                <text:p>17.3</text:p>
              </table:table-cell>
              <table:table-cell office:value-type="float" office:value="0.88127">
                <text:p>0.88127</text:p>
              </table:table-cell>
              <table:table-cell office:value-type="float" office:value="0.09714">
                <text:p>0.09714</text:p>
              </table:table-cell>
              <table:table-cell office:value-type="float" office:value="-0.1169">
                <text:p>-0.1169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7.4">
                <text:p>17.4</text:p>
              </table:table-cell>
              <table:table-cell office:value-type="float" office:value="0.87709">
                <text:p>0.87709</text:p>
              </table:table-cell>
              <table:table-cell office:value-type="float" office:value="0.09916">
                <text:p>0.09916</text:p>
              </table:table-cell>
              <table:table-cell office:value-type="float" office:value="-0.1172">
                <text:p>-0.1172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7.5">
                <text:p>17.5</text:p>
              </table:table-cell>
              <table:table-cell office:value-type="float" office:value="0.87284">
                <text:p>0.87284</text:p>
              </table:table-cell>
              <table:table-cell office:value-type="float" office:value="0.10118">
                <text:p>0.10118</text:p>
              </table:table-cell>
              <table:table-cell office:value-type="float" office:value="-0.1175">
                <text:p>-0.117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7.6">
                <text:p>17.6</text:p>
              </table:table-cell>
              <table:table-cell office:value-type="float" office:value="0.8685">
                <text:p>0.8685</text:p>
              </table:table-cell>
              <table:table-cell office:value-type="float" office:value="0.10322">
                <text:p>0.10322</text:p>
              </table:table-cell>
              <table:table-cell office:value-type="float" office:value="-0.1178">
                <text:p>-0.1178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7.7">
                <text:p>17.7</text:p>
              </table:table-cell>
              <table:table-cell office:value-type="float" office:value="0.86409">
                <text:p>0.86409</text:p>
              </table:table-cell>
              <table:table-cell office:value-type="float" office:value="0.10527">
                <text:p>0.10527</text:p>
              </table:table-cell>
              <table:table-cell office:value-type="float" office:value="-0.1181">
                <text:p>-0.1181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7.8">
                <text:p>17.8</text:p>
              </table:table-cell>
              <table:table-cell office:value-type="float" office:value="0.85959">
                <text:p>0.85959</text:p>
              </table:table-cell>
              <table:table-cell office:value-type="float" office:value="0.10733">
                <text:p>0.10733</text:p>
              </table:table-cell>
              <table:table-cell office:value-type="float" office:value="-0.1184">
                <text:p>-0.1184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7.9">
                <text:p>17.9</text:p>
              </table:table-cell>
              <table:table-cell office:value-type="float" office:value="0.85502">
                <text:p>0.85502</text:p>
              </table:table-cell>
              <table:table-cell office:value-type="float" office:value="0.1094">
                <text:p>0.1094</text:p>
              </table:table-cell>
              <table:table-cell office:value-type="float" office:value="-0.1187">
                <text:p>-0.1187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8">
                <text:p>18</text:p>
              </table:table-cell>
              <table:table-cell office:value-type="float" office:value="0.85037">
                <text:p>0.85037</text:p>
              </table:table-cell>
              <table:table-cell office:value-type="float" office:value="0.11149">
                <text:p>0.11149</text:p>
              </table:table-cell>
              <table:table-cell office:value-type="float" office:value="-0.119">
                <text:p>-0.119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8.1">
                <text:p>18.1</text:p>
              </table:table-cell>
              <table:table-cell office:value-type="float" office:value="0.84565">
                <text:p>0.84565</text:p>
              </table:table-cell>
              <table:table-cell office:value-type="float" office:value="0.11358">
                <text:p>0.11358</text:p>
              </table:table-cell>
              <table:table-cell office:value-type="float" office:value="-0.1193">
                <text:p>-0.1193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8.2">
                <text:p>18.2</text:p>
              </table:table-cell>
              <table:table-cell office:value-type="float" office:value="0.84084">
                <text:p>0.84084</text:p>
              </table:table-cell>
              <table:table-cell office:value-type="float" office:value="0.11569">
                <text:p>0.11569</text:p>
              </table:table-cell>
              <table:table-cell office:value-type="float" office:value="-0.1196">
                <text:p>-0.1196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8.3">
                <text:p>18.3</text:p>
              </table:table-cell>
              <table:table-cell office:value-type="float" office:value="0.83596">
                <text:p>0.83596</text:p>
              </table:table-cell>
              <table:table-cell office:value-type="float" office:value="0.11781">
                <text:p>0.11781</text:p>
              </table:table-cell>
              <table:table-cell office:value-type="float" office:value="-0.1199">
                <text:p>-0.1199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8.4">
                <text:p>18.4</text:p>
              </table:table-cell>
              <table:table-cell office:value-type="float" office:value="0.831">
                <text:p>0.831</text:p>
              </table:table-cell>
              <table:table-cell office:value-type="float" office:value="0.11994">
                <text:p>0.11994</text:p>
              </table:table-cell>
              <table:table-cell office:value-type="float" office:value="-0.1202">
                <text:p>-0.1202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8.5">
                <text:p>18.5</text:p>
              </table:table-cell>
              <table:table-cell office:value-type="float" office:value="0.82596">
                <text:p>0.82596</text:p>
              </table:table-cell>
              <table:table-cell office:value-type="float" office:value="0.12209">
                <text:p>0.12209</text:p>
              </table:table-cell>
              <table:table-cell office:value-type="float" office:value="-0.1205">
                <text:p>-0.1205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8.6">
                <text:p>18.6</text:p>
              </table:table-cell>
              <table:table-cell office:value-type="float" office:value="0.82084">
                <text:p>0.82084</text:p>
              </table:table-cell>
              <table:table-cell office:value-type="float" office:value="0.12424">
                <text:p>0.12424</text:p>
              </table:table-cell>
              <table:table-cell office:value-type="float" office:value="-0.1208">
                <text:p>-0.1208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8.7">
                <text:p>18.7</text:p>
              </table:table-cell>
              <table:table-cell office:value-type="float" office:value="0.81565">
                <text:p>0.81565</text:p>
              </table:table-cell>
              <table:table-cell office:value-type="float" office:value="0.12641">
                <text:p>0.12641</text:p>
              </table:table-cell>
              <table:table-cell office:value-type="float" office:value="-0.1211">
                <text:p>-0.1211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8.8">
                <text:p>18.8</text:p>
              </table:table-cell>
              <table:table-cell office:value-type="float" office:value="0.81037">
                <text:p>0.81037</text:p>
              </table:table-cell>
              <table:table-cell office:value-type="float" office:value="0.12858">
                <text:p>0.12858</text:p>
              </table:table-cell>
              <table:table-cell office:value-type="float" office:value="-0.1214">
                <text:p>-0.1214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8.9">
                <text:p>18.9</text:p>
              </table:table-cell>
              <table:table-cell office:value-type="float" office:value="0.80502">
                <text:p>0.80502</text:p>
              </table:table-cell>
              <table:table-cell office:value-type="float" office:value="0.13077">
                <text:p>0.13077</text:p>
              </table:table-cell>
              <table:table-cell office:value-type="float" office:value="-0.1217">
                <text:p>-0.1217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9">
                <text:p>19</text:p>
              </table:table-cell>
              <table:table-cell office:value-type="float" office:value="0.79959">
                <text:p>0.79959</text:p>
              </table:table-cell>
              <table:table-cell office:value-type="float" office:value="0.13297">
                <text:p>0.13297</text:p>
              </table:table-cell>
              <table:table-cell office:value-type="float" office:value="-0.122">
                <text:p>-0.122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9.1">
                <text:p>19.1</text:p>
              </table:table-cell>
              <table:table-cell office:value-type="float" office:value="0.79409">
                <text:p>0.79409</text:p>
              </table:table-cell>
              <table:table-cell office:value-type="float" office:value="0.13519">
                <text:p>0.13519</text:p>
              </table:table-cell>
              <table:table-cell office:value-type="float" office:value="-0.1223">
                <text:p>-0.1223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9.2">
                <text:p>19.2</text:p>
              </table:table-cell>
              <table:table-cell office:value-type="float" office:value="0.7885">
                <text:p>0.7885</text:p>
              </table:table-cell>
              <table:table-cell office:value-type="float" office:value="0.13741">
                <text:p>0.13741</text:p>
              </table:table-cell>
              <table:table-cell office:value-type="float" office:value="-0.1226">
                <text:p>-0.1226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9.3">
                <text:p>19.3</text:p>
              </table:table-cell>
              <table:table-cell office:value-type="float" office:value="0.78284">
                <text:p>0.78284</text:p>
              </table:table-cell>
              <table:table-cell office:value-type="float" office:value="0.13965">
                <text:p>0.13965</text:p>
              </table:table-cell>
              <table:table-cell office:value-type="float" office:value="-0.1229">
                <text:p>-0.1229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9.4">
                <text:p>19.4</text:p>
              </table:table-cell>
              <table:table-cell office:value-type="float" office:value="0.77709">
                <text:p>0.77709</text:p>
              </table:table-cell>
              <table:table-cell office:value-type="float" office:value="0.14189">
                <text:p>0.14189</text:p>
              </table:table-cell>
              <table:table-cell office:value-type="float" office:value="-0.1232">
                <text:p>-0.1232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9.5">
                <text:p>19.5</text:p>
              </table:table-cell>
              <table:table-cell office:value-type="float" office:value="0.77127">
                <text:p>0.77127</text:p>
              </table:table-cell>
              <table:table-cell office:value-type="float" office:value="0.14415">
                <text:p>0.14415</text:p>
              </table:table-cell>
              <table:table-cell office:value-type="float" office:value="-0.1235">
                <text:p>-0.123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9.6">
                <text:p>19.6</text:p>
              </table:table-cell>
              <table:table-cell office:value-type="float" office:value="0.76537">
                <text:p>0.76537</text:p>
              </table:table-cell>
              <table:table-cell office:value-type="float" office:value="0.14642">
                <text:p>0.14642</text:p>
              </table:table-cell>
              <table:table-cell office:value-type="float" office:value="-0.1238">
                <text:p>-0.1238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9.7">
                <text:p>19.7</text:p>
              </table:table-cell>
              <table:table-cell office:value-type="float" office:value="0.7594">
                <text:p>0.7594</text:p>
              </table:table-cell>
              <table:table-cell office:value-type="float" office:value="0.1487">
                <text:p>0.1487</text:p>
              </table:table-cell>
              <table:table-cell office:value-type="float" office:value="-0.1241">
                <text:p>-0.1241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9.8">
                <text:p>19.8</text:p>
              </table:table-cell>
              <table:table-cell office:value-type="float" office:value="0.75334">
                <text:p>0.75334</text:p>
              </table:table-cell>
              <table:table-cell office:value-type="float" office:value="0.151">
                <text:p>0.151</text:p>
              </table:table-cell>
              <table:table-cell office:value-type="float" office:value="-0.1244">
                <text:p>-0.1244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9.9">
                <text:p>19.9</text:p>
              </table:table-cell>
              <table:table-cell office:value-type="float" office:value="0.74721">
                <text:p>0.74721</text:p>
              </table:table-cell>
              <table:table-cell office:value-type="float" office:value="0.1533">
                <text:p>0.1533</text:p>
              </table:table-cell>
              <table:table-cell office:value-type="float" office:value="-0.1247">
                <text:p>-0.1247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20">
                <text:p>20</text:p>
              </table:table-cell>
              <table:table-cell office:value-type="float" office:value="0.741">
                <text:p>0.741</text:p>
              </table:table-cell>
              <table:table-cell office:value-type="float" office:value="0.15562">
                <text:p>0.15562</text:p>
              </table:table-cell>
              <table:table-cell office:value-type="float" office:value="-0.125">
                <text:p>-0.125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21">
                <text:p>21</text:p>
              </table:table-cell>
              <table:table-cell office:value-type="float" office:value="0.76794">
                <text:p>0.76794</text:p>
              </table:table-cell>
              <table:table-cell office:value-type="float" office:value="0.1794">
                <text:p>0.1794</text:p>
              </table:table-cell>
              <table:table-cell office:value-type="float" office:value="-0.13069">
                <text:p>-0.13069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22">
                <text:p>22</text:p>
              </table:table-cell>
              <table:table-cell office:value-type="float" office:value="0.79477">
                <text:p>0.79477</text:p>
              </table:table-cell>
              <table:table-cell office:value-type="float" office:value="0.2043">
                <text:p>0.2043</text:p>
              </table:table-cell>
              <table:table-cell office:value-type="float" office:value="-0.13679">
                <text:p>-0.13679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23">
                <text:p>23</text:p>
              </table:table-cell>
              <table:table-cell office:value-type="float" office:value="0.82139">
                <text:p>0.82139</text:p>
              </table:table-cell>
              <table:table-cell office:value-type="float" office:value="0.23028">
                <text:p>0.23028</text:p>
              </table:table-cell>
              <table:table-cell office:value-type="float" office:value="-0.1433">
                <text:p>-0.1433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24">
                <text:p>24</text:p>
              </table:table-cell>
              <table:table-cell office:value-type="float" office:value="0.84769">
                <text:p>0.84769</text:p>
              </table:table-cell>
              <table:table-cell office:value-type="float" office:value="0.25729">
                <text:p>0.25729</text:p>
              </table:table-cell>
              <table:table-cell office:value-type="float" office:value="-0.15024">
                <text:p>-0.15024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25">
                <text:p>25</text:p>
              </table:table-cell>
              <table:table-cell office:value-type="float" office:value="0.87357">
                <text:p>0.87357</text:p>
              </table:table-cell>
              <table:table-cell office:value-type="float" office:value="0.28524">
                <text:p>0.28524</text:p>
              </table:table-cell>
              <table:table-cell office:value-type="float" office:value="-0.15761">
                <text:p>-0.15761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26">
                <text:p>26</text:p>
              </table:table-cell>
              <table:table-cell office:value-type="float" office:value="0.89893">
                <text:p>0.89893</text:p>
              </table:table-cell>
              <table:table-cell office:value-type="float" office:value="0.31409">
                <text:p>0.31409</text:p>
              </table:table-cell>
              <table:table-cell office:value-type="float" office:value="-0.16542">
                <text:p>-0.16542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27">
                <text:p>27</text:p>
              </table:table-cell>
              <table:table-cell office:value-type="float" office:value="0.92366">
                <text:p>0.92366</text:p>
              </table:table-cell>
              <table:table-cell office:value-type="float" office:value="0.34376">
                <text:p>0.34376</text:p>
              </table:table-cell>
              <table:table-cell office:value-type="float" office:value="-0.17365">
                <text:p>-0.17365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28">
                <text:p>28</text:p>
              </table:table-cell>
              <table:table-cell office:value-type="float" office:value="0.94767">
                <text:p>0.94767</text:p>
              </table:table-cell>
              <table:table-cell office:value-type="float" office:value="0.37419">
                <text:p>0.37419</text:p>
              </table:table-cell>
              <table:table-cell office:value-type="float" office:value="-0.18231">
                <text:p>-0.18231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29">
                <text:p>29</text:p>
              </table:table-cell>
              <table:table-cell office:value-type="float" office:value="0.97087">
                <text:p>0.97087</text:p>
              </table:table-cell>
              <table:table-cell office:value-type="float" office:value="0.4053">
                <text:p>0.4053</text:p>
              </table:table-cell>
              <table:table-cell office:value-type="float" office:value="-0.19139">
                <text:p>-0.19139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30">
                <text:p>30</text:p>
              </table:table-cell>
              <table:table-cell office:value-type="float" office:value="0.99316">
                <text:p>0.99316</text:p>
              </table:table-cell>
              <table:table-cell office:value-type="float" office:value="0.43704">
                <text:p>0.43704</text:p>
              </table:table-cell>
              <table:table-cell office:value-type="float" office:value="-0.20086">
                <text:p>-0.20086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31">
                <text:p>31</text:p>
              </table:table-cell>
              <table:table-cell office:value-type="float" office:value="1.01445">
                <text:p>1.01445</text:p>
              </table:table-cell>
              <table:table-cell office:value-type="float" office:value="0.46932">
                <text:p>0.46932</text:p>
              </table:table-cell>
              <table:table-cell office:value-type="float" office:value="-0.21072">
                <text:p>-0.21072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32">
                <text:p>32</text:p>
              </table:table-cell>
              <table:table-cell office:value-type="float" office:value="1.03467">
                <text:p>1.03467</text:p>
              </table:table-cell>
              <table:table-cell office:value-type="float" office:value="0.50208">
                <text:p>0.50208</text:p>
              </table:table-cell>
              <table:table-cell office:value-type="float" office:value="-0.22094">
                <text:p>-0.22094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33">
                <text:p>33</text:p>
              </table:table-cell>
              <table:table-cell office:value-type="float" office:value="1.05373">
                <text:p>1.05373</text:p>
              </table:table-cell>
              <table:table-cell office:value-type="float" office:value="0.53526">
                <text:p>0.53526</text:p>
              </table:table-cell>
              <table:table-cell office:value-type="float" office:value="-0.2315">
                <text:p>-0.2315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34">
                <text:p>34</text:p>
              </table:table-cell>
              <table:table-cell office:value-type="float" office:value="1.07155">
                <text:p>1.07155</text:p>
              </table:table-cell>
              <table:table-cell office:value-type="float" office:value="0.56876">
                <text:p>0.56876</text:p>
              </table:table-cell>
              <table:table-cell office:value-type="float" office:value="-0.24238">
                <text:p>-0.24238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35">
                <text:p>35</text:p>
              </table:table-cell>
              <table:table-cell office:value-type="float" office:value="1.08807">
                <text:p>1.08807</text:p>
              </table:table-cell>
              <table:table-cell office:value-type="float" office:value="0.60254">
                <text:p>0.60254</text:p>
              </table:table-cell>
              <table:table-cell office:value-type="float" office:value="-0.25353">
                <text:p>-0.25353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36">
                <text:p>36</text:p>
              </table:table-cell>
              <table:table-cell office:value-type="float" office:value="1.10322">
                <text:p>1.10322</text:p>
              </table:table-cell>
              <table:table-cell office:value-type="float" office:value="0.6365">
                <text:p>0.6365</text:p>
              </table:table-cell>
              <table:table-cell office:value-type="float" office:value="-0.26494">
                <text:p>-0.26494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37">
                <text:p>37</text:p>
              </table:table-cell>
              <table:table-cell office:value-type="float" office:value="1.11694">
                <text:p>1.11694</text:p>
              </table:table-cell>
              <table:table-cell office:value-type="float" office:value="0.67058">
                <text:p>0.67058</text:p>
              </table:table-cell>
              <table:table-cell office:value-type="float" office:value="-0.27657">
                <text:p>-0.27657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38">
                <text:p>38</text:p>
              </table:table-cell>
              <table:table-cell office:value-type="float" office:value="1.12917">
                <text:p>1.12917</text:p>
              </table:table-cell>
              <table:table-cell office:value-type="float" office:value="0.7047">
                <text:p>0.7047</text:p>
              </table:table-cell>
              <table:table-cell office:value-type="float" office:value="-0.28838">
                <text:p>-0.28838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39">
                <text:p>39</text:p>
              </table:table-cell>
              <table:table-cell office:value-type="float" office:value="1.13987">
                <text:p>1.13987</text:p>
              </table:table-cell>
              <table:table-cell office:value-type="float" office:value="0.73879">
                <text:p>0.73879</text:p>
              </table:table-cell>
              <table:table-cell office:value-type="float" office:value="-0.30033">
                <text:p>-0.30033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40">
                <text:p>40</text:p>
              </table:table-cell>
              <table:table-cell office:value-type="float" office:value="1.149">
                <text:p>1.149</text:p>
              </table:table-cell>
              <table:table-cell office:value-type="float" office:value="0.77277">
                <text:p>0.77277</text:p>
              </table:table-cell>
              <table:table-cell office:value-type="float" office:value="-0.31238">
                <text:p>-0.31238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41">
                <text:p>41</text:p>
              </table:table-cell>
              <table:table-cell office:value-type="float" office:value="1.15652">
                <text:p>1.15652</text:p>
              </table:table-cell>
              <table:table-cell office:value-type="float" office:value="0.80656">
                <text:p>0.80656</text:p>
              </table:table-cell>
              <table:table-cell office:value-type="float" office:value="-0.3245">
                <text:p>-0.3245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42">
                <text:p>42</text:p>
              </table:table-cell>
              <table:table-cell office:value-type="float" office:value="1.1624">
                <text:p>1.1624</text:p>
              </table:table-cell>
              <table:table-cell office:value-type="float" office:value="0.84009">
                <text:p>0.84009</text:p>
              </table:table-cell>
              <table:table-cell office:value-type="float" office:value="-0.33663">
                <text:p>-0.33663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43">
                <text:p>43</text:p>
              </table:table-cell>
              <table:table-cell office:value-type="float" office:value="1.16662">
                <text:p>1.16662</text:p>
              </table:table-cell>
              <table:table-cell office:value-type="float" office:value="0.87328">
                <text:p>0.87328</text:p>
              </table:table-cell>
              <table:table-cell office:value-type="float" office:value="-0.34874">
                <text:p>-0.34874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44">
                <text:p>44</text:p>
              </table:table-cell>
              <table:table-cell office:value-type="float" office:value="1.16915">
                <text:p>1.16915</text:p>
              </table:table-cell>
              <table:table-cell office:value-type="float" office:value="0.90606">
                <text:p>0.90606</text:p>
              </table:table-cell>
              <table:table-cell office:value-type="float" office:value="-0.36078">
                <text:p>-0.36078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45">
                <text:p>45</text:p>
              </table:table-cell>
              <table:table-cell office:value-type="float" office:value="1.17">
                <text:p>1.17</text:p>
              </table:table-cell>
              <table:table-cell office:value-type="float" office:value="0.93833">
                <text:p>0.93833</text:p>
              </table:table-cell>
              <table:table-cell office:value-type="float" office:value="-0.3727">
                <text:p>-0.3727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46">
                <text:p>46</text:p>
              </table:table-cell>
              <table:table-cell office:value-type="float" office:value="1.16929">
                <text:p>1.16929</text:p>
              </table:table-cell>
              <table:table-cell office:value-type="float" office:value="0.9534">
                <text:p>0.9534</text:p>
              </table:table-cell>
              <table:table-cell office:value-type="float" office:value="-0.37452">
                <text:p>-0.37452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47">
                <text:p>47</text:p>
              </table:table-cell>
              <table:table-cell office:value-type="float" office:value="1.16715">
                <text:p>1.16715</text:p>
              </table:table-cell>
              <table:table-cell office:value-type="float" office:value="0.96819">
                <text:p>0.96819</text:p>
              </table:table-cell>
              <table:table-cell office:value-type="float" office:value="-0.37602">
                <text:p>-0.37602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48">
                <text:p>48</text:p>
              </table:table-cell>
              <table:table-cell office:value-type="float" office:value="1.16359">
                <text:p>1.16359</text:p>
              </table:table-cell>
              <table:table-cell office:value-type="float" office:value="0.98267">
                <text:p>0.98267</text:p>
              </table:table-cell>
              <table:table-cell office:value-type="float" office:value="-0.37722">
                <text:p>-0.37722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49">
                <text:p>49</text:p>
              </table:table-cell>
              <table:table-cell office:value-type="float" office:value="1.15861">
                <text:p>1.15861</text:p>
              </table:table-cell>
              <table:table-cell office:value-type="float" office:value="0.99686">
                <text:p>0.99686</text:p>
              </table:table-cell>
              <table:table-cell office:value-type="float" office:value="-0.37812">
                <text:p>-0.37812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0">
                <text:p>50</text:p>
              </table:table-cell>
              <table:table-cell office:value-type="float" office:value="1.15223">
                <text:p>1.15223</text:p>
              </table:table-cell>
              <table:table-cell office:value-type="float" office:value="1.01075">
                <text:p>1.01075</text:p>
              </table:table-cell>
              <table:table-cell office:value-type="float" office:value="-0.37873">
                <text:p>-0.37873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1">
                <text:p>51</text:p>
              </table:table-cell>
              <table:table-cell office:value-type="float" office:value="1.14443">
                <text:p>1.14443</text:p>
              </table:table-cell>
              <table:table-cell office:value-type="float" office:value="1.02433">
                <text:p>1.02433</text:p>
              </table:table-cell>
              <table:table-cell office:value-type="float" office:value="-0.37907">
                <text:p>-0.37907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2">
                <text:p>52</text:p>
              </table:table-cell>
              <table:table-cell office:value-type="float" office:value="1.13525">
                <text:p>1.13525</text:p>
              </table:table-cell>
              <table:table-cell office:value-type="float" office:value="1.03759">
                <text:p>1.03759</text:p>
              </table:table-cell>
              <table:table-cell office:value-type="float" office:value="-0.37914">
                <text:p>-0.37914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3">
                <text:p>53</text:p>
              </table:table-cell>
              <table:table-cell office:value-type="float" office:value="1.12468">
                <text:p>1.12468</text:p>
              </table:table-cell>
              <table:table-cell office:value-type="float" office:value="1.05054">
                <text:p>1.05054</text:p>
              </table:table-cell>
              <table:table-cell office:value-type="float" office:value="-0.37896">
                <text:p>-0.37896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4">
                <text:p>54</text:p>
              </table:table-cell>
              <table:table-cell office:value-type="float" office:value="1.11274">
                <text:p>1.11274</text:p>
              </table:table-cell>
              <table:table-cell office:value-type="float" office:value="1.06317">
                <text:p>1.06317</text:p>
              </table:table-cell>
              <table:table-cell office:value-type="float" office:value="-0.37854">
                <text:p>-0.37854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5">
                <text:p>55</text:p>
              </table:table-cell>
              <table:table-cell office:value-type="float" office:value="1.09944">
                <text:p>1.09944</text:p>
              </table:table-cell>
              <table:table-cell office:value-type="float" office:value="1.07547">
                <text:p>1.07547</text:p>
              </table:table-cell>
              <table:table-cell office:value-type="float" office:value="-0.3779">
                <text:p>-0.3779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6">
                <text:p>56</text:p>
              </table:table-cell>
              <table:table-cell office:value-type="float" office:value="1.08481">
                <text:p>1.08481</text:p>
              </table:table-cell>
              <table:table-cell office:value-type="float" office:value="1.08745">
                <text:p>1.08745</text:p>
              </table:table-cell>
              <table:table-cell office:value-type="float" office:value="-0.37704">
                <text:p>-0.37704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7">
                <text:p>57</text:p>
              </table:table-cell>
              <table:table-cell office:value-type="float" office:value="1.06885">
                <text:p>1.06885</text:p>
              </table:table-cell>
              <table:table-cell office:value-type="float" office:value="1.0991">
                <text:p>1.0991</text:p>
              </table:table-cell>
              <table:table-cell office:value-type="float" office:value="-0.37598">
                <text:p>-0.37598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8">
                <text:p>58</text:p>
              </table:table-cell>
              <table:table-cell office:value-type="float" office:value="1.05159">
                <text:p>1.05159</text:p>
              </table:table-cell>
              <table:table-cell office:value-type="float" office:value="1.11041">
                <text:p>1.11041</text:p>
              </table:table-cell>
              <table:table-cell office:value-type="float" office:value="-0.37473">
                <text:p>-0.37473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59">
                <text:p>59</text:p>
              </table:table-cell>
              <table:table-cell office:value-type="float" office:value="1.03305">
                <text:p>1.03305</text:p>
              </table:table-cell>
              <table:table-cell office:value-type="float" office:value="1.12138">
                <text:p>1.12138</text:p>
              </table:table-cell>
              <table:table-cell office:value-type="float" office:value="-0.37332">
                <text:p>-0.37332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">
                <text:p>60</text:p>
              </table:table-cell>
              <table:table-cell office:value-type="float" office:value="1.01325">
                <text:p>1.01325</text:p>
              </table:table-cell>
              <table:table-cell office:value-type="float" office:value="1.13201">
                <text:p>1.13201</text:p>
              </table:table-cell>
              <table:table-cell office:value-type="float" office:value="-0.37174">
                <text:p>-0.37174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1">
                <text:p>61</text:p>
              </table:table-cell>
              <table:table-cell office:value-type="float" office:value="0.99222">
                <text:p>0.99222</text:p>
              </table:table-cell>
              <table:table-cell office:value-type="float" office:value="1.1423">
                <text:p>1.1423</text:p>
              </table:table-cell>
              <table:table-cell office:value-type="float" office:value="-0.37003">
                <text:p>-0.37003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2">
                <text:p>62</text:p>
              </table:table-cell>
              <table:table-cell office:value-type="float" office:value="0.96997">
                <text:p>0.96997</text:p>
              </table:table-cell>
              <table:table-cell office:value-type="float" office:value="1.15224">
                <text:p>1.15224</text:p>
              </table:table-cell>
              <table:table-cell office:value-type="float" office:value="-0.36819">
                <text:p>-0.36819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3">
                <text:p>63</text:p>
              </table:table-cell>
              <table:table-cell office:value-type="float" office:value="0.94655">
                <text:p>0.94655</text:p>
              </table:table-cell>
              <table:table-cell office:value-type="float" office:value="1.16183">
                <text:p>1.16183</text:p>
              </table:table-cell>
              <table:table-cell office:value-type="float" office:value="-0.36623">
                <text:p>-0.36623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4">
                <text:p>64</text:p>
              </table:table-cell>
              <table:table-cell office:value-type="float" office:value="0.92197">
                <text:p>0.92197</text:p>
              </table:table-cell>
              <table:table-cell office:value-type="float" office:value="1.17106">
                <text:p>1.17106</text:p>
              </table:table-cell>
              <table:table-cell office:value-type="float" office:value="-0.36418">
                <text:p>-0.36418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5">
                <text:p>65</text:p>
              </table:table-cell>
              <table:table-cell office:value-type="float" office:value="0.89627">
                <text:p>0.89627</text:p>
              </table:table-cell>
              <table:table-cell office:value-type="float" office:value="1.17994">
                <text:p>1.17994</text:p>
              </table:table-cell>
              <table:table-cell office:value-type="float" office:value="-0.36204">
                <text:p>-0.36204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6">
                <text:p>66</text:p>
              </table:table-cell>
              <table:table-cell office:value-type="float" office:value="0.86948">
                <text:p>0.86948</text:p>
              </table:table-cell>
              <table:table-cell office:value-type="float" office:value="1.18845">
                <text:p>1.18845</text:p>
              </table:table-cell>
              <table:table-cell office:value-type="float" office:value="-0.35984">
                <text:p>-0.35984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7">
                <text:p>67</text:p>
              </table:table-cell>
              <table:table-cell office:value-type="float" office:value="0.84163">
                <text:p>0.84163</text:p>
              </table:table-cell>
              <table:table-cell office:value-type="float" office:value="1.19661">
                <text:p>1.19661</text:p>
              </table:table-cell>
              <table:table-cell office:value-type="float" office:value="-0.35758">
                <text:p>-0.35758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8">
                <text:p>68</text:p>
              </table:table-cell>
              <table:table-cell office:value-type="float" office:value="0.81275">
                <text:p>0.81275</text:p>
              </table:table-cell>
              <table:table-cell office:value-type="float" office:value="1.2044">
                <text:p>1.2044</text:p>
              </table:table-cell>
              <table:table-cell office:value-type="float" office:value="-0.35529">
                <text:p>-0.35529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9">
                <text:p>69</text:p>
              </table:table-cell>
              <table:table-cell office:value-type="float" office:value="0.78288">
                <text:p>0.78288</text:p>
              </table:table-cell>
              <table:table-cell office:value-type="float" office:value="1.21183">
                <text:p>1.21183</text:p>
              </table:table-cell>
              <table:table-cell office:value-type="float" office:value="-0.35297">
                <text:p>-0.35297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70">
                <text:p>70</text:p>
              </table:table-cell>
              <table:table-cell office:value-type="float" office:value="0.75206">
                <text:p>0.75206</text:p>
              </table:table-cell>
              <table:table-cell office:value-type="float" office:value="1.21888">
                <text:p>1.21888</text:p>
              </table:table-cell>
              <table:table-cell office:value-type="float" office:value="-0.35065">
                <text:p>-0.35065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71">
                <text:p>71</text:p>
              </table:table-cell>
              <table:table-cell office:value-type="float" office:value="0.72032">
                <text:p>0.72032</text:p>
              </table:table-cell>
              <table:table-cell office:value-type="float" office:value="1.22557">
                <text:p>1.22557</text:p>
              </table:table-cell>
              <table:table-cell office:value-type="float" office:value="-0.34833">
                <text:p>-0.34833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72">
                <text:p>72</text:p>
              </table:table-cell>
              <table:table-cell office:value-type="float" office:value="0.68771">
                <text:p>0.68771</text:p>
              </table:table-cell>
              <table:table-cell office:value-type="float" office:value="1.23188">
                <text:p>1.23188</text:p>
              </table:table-cell>
              <table:table-cell office:value-type="float" office:value="-0.34602">
                <text:p>-0.34602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73">
                <text:p>73</text:p>
              </table:table-cell>
              <table:table-cell office:value-type="float" office:value="0.65426">
                <text:p>0.65426</text:p>
              </table:table-cell>
              <table:table-cell office:value-type="float" office:value="1.23781">
                <text:p>1.23781</text:p>
              </table:table-cell>
              <table:table-cell office:value-type="float" office:value="-0.34375">
                <text:p>-0.34375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74">
                <text:p>74</text:p>
              </table:table-cell>
              <table:table-cell office:value-type="float" office:value="0.62001">
                <text:p>0.62001</text:p>
              </table:table-cell>
              <table:table-cell office:value-type="float" office:value="1.24337">
                <text:p>1.24337</text:p>
              </table:table-cell>
              <table:table-cell office:value-type="float" office:value="-0.34153">
                <text:p>-0.34153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75">
                <text:p>75</text:p>
              </table:table-cell>
              <table:table-cell office:value-type="float" office:value="0.585">
                <text:p>0.585</text:p>
              </table:table-cell>
              <table:table-cell office:value-type="float" office:value="1.24855">
                <text:p>1.24855</text:p>
              </table:table-cell>
              <table:table-cell office:value-type="float" office:value="-0.33935">
                <text:p>-0.33935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76">
                <text:p>76</text:p>
              </table:table-cell>
              <table:table-cell office:value-type="float" office:value="0.54928">
                <text:p>0.54928</text:p>
              </table:table-cell>
              <table:table-cell office:value-type="float" office:value="1.25335">
                <text:p>1.25335</text:p>
              </table:table-cell>
              <table:table-cell office:value-type="float" office:value="-0.33725">
                <text:p>-0.33725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77">
                <text:p>77</text:p>
              </table:table-cell>
              <table:table-cell office:value-type="float" office:value="0.51289">
                <text:p>0.51289</text:p>
              </table:table-cell>
              <table:table-cell office:value-type="float" office:value="1.25777">
                <text:p>1.25777</text:p>
              </table:table-cell>
              <table:table-cell office:value-type="float" office:value="-0.33523">
                <text:p>-0.33523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78">
                <text:p>78</text:p>
              </table:table-cell>
              <table:table-cell office:value-type="float" office:value="0.47588">
                <text:p>0.47588</text:p>
              </table:table-cell>
              <table:table-cell office:value-type="float" office:value="1.2618">
                <text:p>1.2618</text:p>
              </table:table-cell>
              <table:table-cell office:value-type="float" office:value="-0.33329">
                <text:p>-0.33329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79">
                <text:p>79</text:p>
              </table:table-cell>
              <table:table-cell office:value-type="float" office:value="0.43829">
                <text:p>0.43829</text:p>
              </table:table-cell>
              <table:table-cell office:value-type="float" office:value="1.26545">
                <text:p>1.26545</text:p>
              </table:table-cell>
              <table:table-cell office:value-type="float" office:value="-0.33146">
                <text:p>-0.33146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80">
                <text:p>80</text:p>
              </table:table-cell>
              <table:table-cell office:value-type="float" office:value="0.40016">
                <text:p>0.40016</text:p>
              </table:table-cell>
              <table:table-cell office:value-type="float" office:value="1.26872">
                <text:p>1.26872</text:p>
              </table:table-cell>
              <table:table-cell office:value-type="float" office:value="-0.32973">
                <text:p>-0.32973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81">
                <text:p>81</text:p>
              </table:table-cell>
              <table:table-cell office:value-type="float" office:value="0.36155">
                <text:p>0.36155</text:p>
              </table:table-cell>
              <table:table-cell office:value-type="float" office:value="1.27159">
                <text:p>1.27159</text:p>
              </table:table-cell>
              <table:table-cell office:value-type="float" office:value="-0.32812">
                <text:p>-0.32812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82">
                <text:p>82</text:p>
              </table:table-cell>
              <table:table-cell office:value-type="float" office:value="0.3225">
                <text:p>0.3225</text:p>
              </table:table-cell>
              <table:table-cell office:value-type="float" office:value="1.27408">
                <text:p>1.27408</text:p>
              </table:table-cell>
              <table:table-cell office:value-type="float" office:value="-0.32664">
                <text:p>-0.32664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83">
                <text:p>83</text:p>
              </table:table-cell>
              <table:table-cell office:value-type="float" office:value="0.28305">
                <text:p>0.28305</text:p>
              </table:table-cell>
              <table:table-cell office:value-type="float" office:value="1.27619">
                <text:p>1.27619</text:p>
              </table:table-cell>
              <table:table-cell office:value-type="float" office:value="-0.32529">
                <text:p>-0.32529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84">
                <text:p>84</text:p>
              </table:table-cell>
              <table:table-cell office:value-type="float" office:value="0.24326">
                <text:p>0.24326</text:p>
              </table:table-cell>
              <table:table-cell office:value-type="float" office:value="1.2779">
                <text:p>1.2779</text:p>
              </table:table-cell>
              <table:table-cell office:value-type="float" office:value="-0.32408">
                <text:p>-0.32408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85">
                <text:p>85</text:p>
              </table:table-cell>
              <table:table-cell office:value-type="float" office:value="0.20317">
                <text:p>0.20317</text:p>
              </table:table-cell>
              <table:table-cell office:value-type="float" office:value="1.27923">
                <text:p>1.27923</text:p>
              </table:table-cell>
              <table:table-cell office:value-type="float" office:value="-0.32302">
                <text:p>-0.32302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86">
                <text:p>86</text:p>
              </table:table-cell>
              <table:table-cell office:value-type="float" office:value="0.16283">
                <text:p>0.16283</text:p>
              </table:table-cell>
              <table:table-cell office:value-type="float" office:value="1.28016">
                <text:p>1.28016</text:p>
              </table:table-cell>
              <table:table-cell office:value-type="float" office:value="-0.3221">
                <text:p>-0.3221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87">
                <text:p>87</text:p>
              </table:table-cell>
              <table:table-cell office:value-type="float" office:value="0.1223">
                <text:p>0.1223</text:p>
              </table:table-cell>
              <table:table-cell office:value-type="float" office:value="1.28071">
                <text:p>1.28071</text:p>
              </table:table-cell>
              <table:table-cell office:value-type="float" office:value="-0.32134">
                <text:p>-0.32134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88">
                <text:p>88</text:p>
              </table:table-cell>
              <table:table-cell office:value-type="float" office:value="0.08161">
                <text:p>0.08161</text:p>
              </table:table-cell>
              <table:table-cell office:value-type="float" office:value="1.28086">
                <text:p>1.28086</text:p>
              </table:table-cell>
              <table:table-cell office:value-type="float" office:value="-0.32073">
                <text:p>-0.32073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89">
                <text:p>89</text:p>
              </table:table-cell>
              <table:table-cell office:value-type="float" office:value="0.04083">
                <text:p>0.04083</text:p>
              </table:table-cell>
              <table:table-cell office:value-type="float" office:value="1.28063">
                <text:p>1.28063</text:p>
              </table:table-cell>
              <table:table-cell office:value-type="float" office:value="-0.32029">
                <text:p>-0.32029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90">
                <text:p>90</text:p>
              </table:table-cell>
              <table:table-cell office:value-type="float" office:value="-0">
                <text:p>-0</text:p>
              </table:table-cell>
              <table:table-cell office:value-type="float" office:value="1.28">
                <text:p>1.28</text:p>
              </table:table-cell>
              <table:table-cell office:value-type="float" office:value="-0.32">
                <text:p>-0.32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91">
                <text:p>91</text:p>
              </table:table-cell>
              <table:table-cell office:value-type="float" office:value="-0.04083">
                <text:p>-0.04083</text:p>
              </table:table-cell>
              <table:table-cell office:value-type="float" office:value="1.28063">
                <text:p>1.28063</text:p>
              </table:table-cell>
              <table:table-cell office:value-type="float" office:value="-0.32029">
                <text:p>-0.32029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92">
                <text:p>92</text:p>
              </table:table-cell>
              <table:table-cell office:value-type="float" office:value="-0.08162">
                <text:p>-0.08162</text:p>
              </table:table-cell>
              <table:table-cell office:value-type="float" office:value="1.28086">
                <text:p>1.28086</text:p>
              </table:table-cell>
              <table:table-cell office:value-type="float" office:value="-0.32073">
                <text:p>-0.32073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93">
                <text:p>93</text:p>
              </table:table-cell>
              <table:table-cell office:value-type="float" office:value="-0.1223">
                <text:p>-0.1223</text:p>
              </table:table-cell>
              <table:table-cell office:value-type="float" office:value="1.28071">
                <text:p>1.28071</text:p>
              </table:table-cell>
              <table:table-cell office:value-type="float" office:value="-0.32134">
                <text:p>-0.32134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94">
                <text:p>94</text:p>
              </table:table-cell>
              <table:table-cell office:value-type="float" office:value="-0.16283">
                <text:p>-0.16283</text:p>
              </table:table-cell>
              <table:table-cell office:value-type="float" office:value="1.28016">
                <text:p>1.28016</text:p>
              </table:table-cell>
              <table:table-cell office:value-type="float" office:value="-0.3221">
                <text:p>-0.3221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95">
                <text:p>95</text:p>
              </table:table-cell>
              <table:table-cell office:value-type="float" office:value="-0.20317">
                <text:p>-0.20317</text:p>
              </table:table-cell>
              <table:table-cell office:value-type="float" office:value="1.27923">
                <text:p>1.27923</text:p>
              </table:table-cell>
              <table:table-cell office:value-type="float" office:value="-0.32302">
                <text:p>-0.32302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96">
                <text:p>96</text:p>
              </table:table-cell>
              <table:table-cell office:value-type="float" office:value="-0.24326">
                <text:p>-0.24326</text:p>
              </table:table-cell>
              <table:table-cell office:value-type="float" office:value="1.2779">
                <text:p>1.2779</text:p>
              </table:table-cell>
              <table:table-cell office:value-type="float" office:value="-0.32408">
                <text:p>-0.32408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97">
                <text:p>97</text:p>
              </table:table-cell>
              <table:table-cell office:value-type="float" office:value="-0.28305">
                <text:p>-0.28305</text:p>
              </table:table-cell>
              <table:table-cell office:value-type="float" office:value="1.27619">
                <text:p>1.27619</text:p>
              </table:table-cell>
              <table:table-cell office:value-type="float" office:value="-0.32529">
                <text:p>-0.32529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98">
                <text:p>98</text:p>
              </table:table-cell>
              <table:table-cell office:value-type="float" office:value="-0.3225">
                <text:p>-0.3225</text:p>
              </table:table-cell>
              <table:table-cell office:value-type="float" office:value="1.27408">
                <text:p>1.27408</text:p>
              </table:table-cell>
              <table:table-cell office:value-type="float" office:value="-0.32664">
                <text:p>-0.32664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99">
                <text:p>99</text:p>
              </table:table-cell>
              <table:table-cell office:value-type="float" office:value="-0.36155">
                <text:p>-0.36155</text:p>
              </table:table-cell>
              <table:table-cell office:value-type="float" office:value="1.27159">
                <text:p>1.27159</text:p>
              </table:table-cell>
              <table:table-cell office:value-type="float" office:value="-0.32812">
                <text:p>-0.32812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00">
                <text:p>100</text:p>
              </table:table-cell>
              <table:table-cell office:value-type="float" office:value="-0.40016">
                <text:p>-0.40016</text:p>
              </table:table-cell>
              <table:table-cell office:value-type="float" office:value="1.26872">
                <text:p>1.26872</text:p>
              </table:table-cell>
              <table:table-cell office:value-type="float" office:value="-0.32973">
                <text:p>-0.32973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01">
                <text:p>101</text:p>
              </table:table-cell>
              <table:table-cell office:value-type="float" office:value="-0.43829">
                <text:p>-0.43829</text:p>
              </table:table-cell>
              <table:table-cell office:value-type="float" office:value="1.26545">
                <text:p>1.26545</text:p>
              </table:table-cell>
              <table:table-cell office:value-type="float" office:value="-0.33146">
                <text:p>-0.33146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02">
                <text:p>102</text:p>
              </table:table-cell>
              <table:table-cell office:value-type="float" office:value="-0.47588">
                <text:p>-0.47588</text:p>
              </table:table-cell>
              <table:table-cell office:value-type="float" office:value="1.2618">
                <text:p>1.2618</text:p>
              </table:table-cell>
              <table:table-cell office:value-type="float" office:value="-0.33329">
                <text:p>-0.33329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03">
                <text:p>103</text:p>
              </table:table-cell>
              <table:table-cell office:value-type="float" office:value="-0.51289">
                <text:p>-0.51289</text:p>
              </table:table-cell>
              <table:table-cell office:value-type="float" office:value="1.25777">
                <text:p>1.25777</text:p>
              </table:table-cell>
              <table:table-cell office:value-type="float" office:value="-0.33523">
                <text:p>-0.33523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04">
                <text:p>104</text:p>
              </table:table-cell>
              <table:table-cell office:value-type="float" office:value="-0.54928">
                <text:p>-0.54928</text:p>
              </table:table-cell>
              <table:table-cell office:value-type="float" office:value="1.25335">
                <text:p>1.25335</text:p>
              </table:table-cell>
              <table:table-cell office:value-type="float" office:value="-0.33725">
                <text:p>-0.33725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05">
                <text:p>105</text:p>
              </table:table-cell>
              <table:table-cell office:value-type="float" office:value="-0.585">
                <text:p>-0.585</text:p>
              </table:table-cell>
              <table:table-cell office:value-type="float" office:value="1.24855">
                <text:p>1.24855</text:p>
              </table:table-cell>
              <table:table-cell office:value-type="float" office:value="-0.33935">
                <text:p>-0.33935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06">
                <text:p>106</text:p>
              </table:table-cell>
              <table:table-cell office:value-type="float" office:value="-0.62001">
                <text:p>-0.62001</text:p>
              </table:table-cell>
              <table:table-cell office:value-type="float" office:value="1.24337">
                <text:p>1.24337</text:p>
              </table:table-cell>
              <table:table-cell office:value-type="float" office:value="-0.34153">
                <text:p>-0.34153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07">
                <text:p>107</text:p>
              </table:table-cell>
              <table:table-cell office:value-type="float" office:value="-0.65426">
                <text:p>-0.65426</text:p>
              </table:table-cell>
              <table:table-cell office:value-type="float" office:value="1.23781">
                <text:p>1.23781</text:p>
              </table:table-cell>
              <table:table-cell office:value-type="float" office:value="-0.34375">
                <text:p>-0.34375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08">
                <text:p>108</text:p>
              </table:table-cell>
              <table:table-cell office:value-type="float" office:value="-0.68771">
                <text:p>-0.68771</text:p>
              </table:table-cell>
              <table:table-cell office:value-type="float" office:value="1.23188">
                <text:p>1.23188</text:p>
              </table:table-cell>
              <table:table-cell office:value-type="float" office:value="-0.34602">
                <text:p>-0.34602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09">
                <text:p>109</text:p>
              </table:table-cell>
              <table:table-cell office:value-type="float" office:value="-0.72032">
                <text:p>-0.72032</text:p>
              </table:table-cell>
              <table:table-cell office:value-type="float" office:value="1.22557">
                <text:p>1.22557</text:p>
              </table:table-cell>
              <table:table-cell office:value-type="float" office:value="-0.34833">
                <text:p>-0.34833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10">
                <text:p>110</text:p>
              </table:table-cell>
              <table:table-cell office:value-type="float" office:value="-0.75206">
                <text:p>-0.75206</text:p>
              </table:table-cell>
              <table:table-cell office:value-type="float" office:value="1.21888">
                <text:p>1.21888</text:p>
              </table:table-cell>
              <table:table-cell office:value-type="float" office:value="-0.35065">
                <text:p>-0.35065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11">
                <text:p>111</text:p>
              </table:table-cell>
              <table:table-cell office:value-type="float" office:value="-0.78288">
                <text:p>-0.78288</text:p>
              </table:table-cell>
              <table:table-cell office:value-type="float" office:value="1.21183">
                <text:p>1.21183</text:p>
              </table:table-cell>
              <table:table-cell office:value-type="float" office:value="-0.35297">
                <text:p>-0.35297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12">
                <text:p>112</text:p>
              </table:table-cell>
              <table:table-cell office:value-type="float" office:value="-0.81275">
                <text:p>-0.81275</text:p>
              </table:table-cell>
              <table:table-cell office:value-type="float" office:value="1.2044">
                <text:p>1.2044</text:p>
              </table:table-cell>
              <table:table-cell office:value-type="float" office:value="-0.35529">
                <text:p>-0.35529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13">
                <text:p>113</text:p>
              </table:table-cell>
              <table:table-cell office:value-type="float" office:value="-0.84163">
                <text:p>-0.84163</text:p>
              </table:table-cell>
              <table:table-cell office:value-type="float" office:value="1.19661">
                <text:p>1.19661</text:p>
              </table:table-cell>
              <table:table-cell office:value-type="float" office:value="-0.35758">
                <text:p>-0.35758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14">
                <text:p>114</text:p>
              </table:table-cell>
              <table:table-cell office:value-type="float" office:value="-0.86948">
                <text:p>-0.86948</text:p>
              </table:table-cell>
              <table:table-cell office:value-type="float" office:value="1.18845">
                <text:p>1.18845</text:p>
              </table:table-cell>
              <table:table-cell office:value-type="float" office:value="-0.35984">
                <text:p>-0.35984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15">
                <text:p>115</text:p>
              </table:table-cell>
              <table:table-cell office:value-type="float" office:value="-0.89627">
                <text:p>-0.89627</text:p>
              </table:table-cell>
              <table:table-cell office:value-type="float" office:value="1.17994">
                <text:p>1.17994</text:p>
              </table:table-cell>
              <table:table-cell office:value-type="float" office:value="-0.36204">
                <text:p>-0.36204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16">
                <text:p>116</text:p>
              </table:table-cell>
              <table:table-cell office:value-type="float" office:value="-0.92197">
                <text:p>-0.92197</text:p>
              </table:table-cell>
              <table:table-cell office:value-type="float" office:value="1.17106">
                <text:p>1.17106</text:p>
              </table:table-cell>
              <table:table-cell office:value-type="float" office:value="-0.36418">
                <text:p>-0.36418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17">
                <text:p>117</text:p>
              </table:table-cell>
              <table:table-cell office:value-type="float" office:value="-0.94655">
                <text:p>-0.94655</text:p>
              </table:table-cell>
              <table:table-cell office:value-type="float" office:value="1.16183">
                <text:p>1.16183</text:p>
              </table:table-cell>
              <table:table-cell office:value-type="float" office:value="-0.36623">
                <text:p>-0.36623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18">
                <text:p>118</text:p>
              </table:table-cell>
              <table:table-cell office:value-type="float" office:value="-0.96997">
                <text:p>-0.96997</text:p>
              </table:table-cell>
              <table:table-cell office:value-type="float" office:value="1.15224">
                <text:p>1.15224</text:p>
              </table:table-cell>
              <table:table-cell office:value-type="float" office:value="-0.36819">
                <text:p>-0.36819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19">
                <text:p>119</text:p>
              </table:table-cell>
              <table:table-cell office:value-type="float" office:value="-0.99222">
                <text:p>-0.99222</text:p>
              </table:table-cell>
              <table:table-cell office:value-type="float" office:value="1.1423">
                <text:p>1.1423</text:p>
              </table:table-cell>
              <table:table-cell office:value-type="float" office:value="-0.37003">
                <text:p>-0.37003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20">
                <text:p>120</text:p>
              </table:table-cell>
              <table:table-cell office:value-type="float" office:value="-1.01325">
                <text:p>-1.01325</text:p>
              </table:table-cell>
              <table:table-cell office:value-type="float" office:value="1.13201">
                <text:p>1.13201</text:p>
              </table:table-cell>
              <table:table-cell office:value-type="float" office:value="-0.37174">
                <text:p>-0.37174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21">
                <text:p>121</text:p>
              </table:table-cell>
              <table:table-cell office:value-type="float" office:value="-1.03305">
                <text:p>-1.03305</text:p>
              </table:table-cell>
              <table:table-cell office:value-type="float" office:value="1.12138">
                <text:p>1.12138</text:p>
              </table:table-cell>
              <table:table-cell office:value-type="float" office:value="-0.37332">
                <text:p>-0.37332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22">
                <text:p>122</text:p>
              </table:table-cell>
              <table:table-cell office:value-type="float" office:value="-1.05159">
                <text:p>-1.05159</text:p>
              </table:table-cell>
              <table:table-cell office:value-type="float" office:value="1.11041">
                <text:p>1.11041</text:p>
              </table:table-cell>
              <table:table-cell office:value-type="float" office:value="-0.37473">
                <text:p>-0.37473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23">
                <text:p>123</text:p>
              </table:table-cell>
              <table:table-cell office:value-type="float" office:value="-1.06885">
                <text:p>-1.06885</text:p>
              </table:table-cell>
              <table:table-cell office:value-type="float" office:value="1.0991">
                <text:p>1.0991</text:p>
              </table:table-cell>
              <table:table-cell office:value-type="float" office:value="-0.37598">
                <text:p>-0.37598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24">
                <text:p>124</text:p>
              </table:table-cell>
              <table:table-cell office:value-type="float" office:value="-1.08481">
                <text:p>-1.08481</text:p>
              </table:table-cell>
              <table:table-cell office:value-type="float" office:value="1.08745">
                <text:p>1.08745</text:p>
              </table:table-cell>
              <table:table-cell office:value-type="float" office:value="-0.37704">
                <text:p>-0.37704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25">
                <text:p>125</text:p>
              </table:table-cell>
              <table:table-cell office:value-type="float" office:value="-1.09944">
                <text:p>-1.09944</text:p>
              </table:table-cell>
              <table:table-cell office:value-type="float" office:value="1.07547">
                <text:p>1.07547</text:p>
              </table:table-cell>
              <table:table-cell office:value-type="float" office:value="-0.3779">
                <text:p>-0.3779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26">
                <text:p>126</text:p>
              </table:table-cell>
              <table:table-cell office:value-type="float" office:value="-1.11274">
                <text:p>-1.11274</text:p>
              </table:table-cell>
              <table:table-cell office:value-type="float" office:value="1.06317">
                <text:p>1.06317</text:p>
              </table:table-cell>
              <table:table-cell office:value-type="float" office:value="-0.37854">
                <text:p>-0.37854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27">
                <text:p>127</text:p>
              </table:table-cell>
              <table:table-cell office:value-type="float" office:value="-1.12468">
                <text:p>-1.12468</text:p>
              </table:table-cell>
              <table:table-cell office:value-type="float" office:value="1.05054">
                <text:p>1.05054</text:p>
              </table:table-cell>
              <table:table-cell office:value-type="float" office:value="-0.37896">
                <text:p>-0.37896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28">
                <text:p>128</text:p>
              </table:table-cell>
              <table:table-cell office:value-type="float" office:value="-1.13525">
                <text:p>-1.13525</text:p>
              </table:table-cell>
              <table:table-cell office:value-type="float" office:value="1.03759">
                <text:p>1.03759</text:p>
              </table:table-cell>
              <table:table-cell office:value-type="float" office:value="-0.37914">
                <text:p>-0.37914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29">
                <text:p>129</text:p>
              </table:table-cell>
              <table:table-cell office:value-type="float" office:value="-1.14443">
                <text:p>-1.14443</text:p>
              </table:table-cell>
              <table:table-cell office:value-type="float" office:value="1.02432">
                <text:p>1.02432</text:p>
              </table:table-cell>
              <table:table-cell office:value-type="float" office:value="-0.37907">
                <text:p>-0.37907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30">
                <text:p>130</text:p>
              </table:table-cell>
              <table:table-cell office:value-type="float" office:value="-1.15223">
                <text:p>-1.15223</text:p>
              </table:table-cell>
              <table:table-cell office:value-type="float" office:value="1.01075">
                <text:p>1.01075</text:p>
              </table:table-cell>
              <table:table-cell office:value-type="float" office:value="-0.37873">
                <text:p>-0.37873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31">
                <text:p>131</text:p>
              </table:table-cell>
              <table:table-cell office:value-type="float" office:value="-1.15861">
                <text:p>-1.15861</text:p>
              </table:table-cell>
              <table:table-cell office:value-type="float" office:value="0.99686">
                <text:p>0.99686</text:p>
              </table:table-cell>
              <table:table-cell office:value-type="float" office:value="-0.37812">
                <text:p>-0.37812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32">
                <text:p>132</text:p>
              </table:table-cell>
              <table:table-cell office:value-type="float" office:value="-1.16359">
                <text:p>-1.16359</text:p>
              </table:table-cell>
              <table:table-cell office:value-type="float" office:value="0.98267">
                <text:p>0.98267</text:p>
              </table:table-cell>
              <table:table-cell office:value-type="float" office:value="-0.37722">
                <text:p>-0.37722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33">
                <text:p>133</text:p>
              </table:table-cell>
              <table:table-cell office:value-type="float" office:value="-1.16715">
                <text:p>-1.16715</text:p>
              </table:table-cell>
              <table:table-cell office:value-type="float" office:value="0.96819">
                <text:p>0.96819</text:p>
              </table:table-cell>
              <table:table-cell office:value-type="float" office:value="-0.37602">
                <text:p>-0.37602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34">
                <text:p>134</text:p>
              </table:table-cell>
              <table:table-cell office:value-type="float" office:value="-1.16929">
                <text:p>-1.16929</text:p>
              </table:table-cell>
              <table:table-cell office:value-type="float" office:value="0.9534">
                <text:p>0.9534</text:p>
              </table:table-cell>
              <table:table-cell office:value-type="float" office:value="-0.37452">
                <text:p>-0.37452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35">
                <text:p>135</text:p>
              </table:table-cell>
              <table:table-cell office:value-type="float" office:value="-1.17">
                <text:p>-1.17</text:p>
              </table:table-cell>
              <table:table-cell office:value-type="float" office:value="0.93833">
                <text:p>0.93833</text:p>
              </table:table-cell>
              <table:table-cell office:value-type="float" office:value="-0.3727">
                <text:p>-0.3727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36">
                <text:p>136</text:p>
              </table:table-cell>
              <table:table-cell office:value-type="float" office:value="-1.16837">
                <text:p>-1.16837</text:p>
              </table:table-cell>
              <table:table-cell office:value-type="float" office:value="0.92297">
                <text:p>0.92297</text:p>
              </table:table-cell>
              <table:table-cell office:value-type="float" office:value="-0.3704">
                <text:p>-0.3704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37">
                <text:p>137</text:p>
              </table:table-cell>
              <table:table-cell office:value-type="float" office:value="-1.16347">
                <text:p>-1.16347</text:p>
              </table:table-cell>
              <table:table-cell office:value-type="float" office:value="0.90733">
                <text:p>0.90733</text:p>
              </table:table-cell>
              <table:table-cell office:value-type="float" office:value="-0.36743">
                <text:p>-0.36743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38">
                <text:p>138</text:p>
              </table:table-cell>
              <table:table-cell office:value-type="float" office:value="-1.15533">
                <text:p>-1.15533</text:p>
              </table:table-cell>
              <table:table-cell office:value-type="float" office:value="0.89141">
                <text:p>0.89141</text:p>
              </table:table-cell>
              <table:table-cell office:value-type="float" office:value="-0.36376">
                <text:p>-0.36376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39">
                <text:p>139</text:p>
              </table:table-cell>
              <table:table-cell office:value-type="float" office:value="-1.14397">
                <text:p>-1.14397</text:p>
              </table:table-cell>
              <table:table-cell office:value-type="float" office:value="0.87523">
                <text:p>0.87523</text:p>
              </table:table-cell>
              <table:table-cell office:value-type="float" office:value="-0.35939">
                <text:p>-0.35939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40">
                <text:p>140</text:p>
              </table:table-cell>
              <table:table-cell office:value-type="float" office:value="-1.12945">
                <text:p>-1.12945</text:p>
              </table:table-cell>
              <table:table-cell office:value-type="float" office:value="0.85877">
                <text:p>0.85877</text:p>
              </table:table-cell>
              <table:table-cell office:value-type="float" office:value="-0.3543">
                <text:p>-0.3543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41">
                <text:p>141</text:p>
              </table:table-cell>
              <table:table-cell office:value-type="float" office:value="-1.11182">
                <text:p>-1.11182</text:p>
              </table:table-cell>
              <table:table-cell office:value-type="float" office:value="0.84206">
                <text:p>0.84206</text:p>
              </table:table-cell>
              <table:table-cell office:value-type="float" office:value="-0.34849">
                <text:p>-0.34849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42">
                <text:p>142</text:p>
              </table:table-cell>
              <table:table-cell office:value-type="float" office:value="-1.09115">
                <text:p>-1.09115</text:p>
              </table:table-cell>
              <table:table-cell office:value-type="float" office:value="0.82508">
                <text:p>0.82508</text:p>
              </table:table-cell>
              <table:table-cell office:value-type="float" office:value="-0.34195">
                <text:p>-0.34195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43">
                <text:p>143</text:p>
              </table:table-cell>
              <table:table-cell office:value-type="float" office:value="-1.06753">
                <text:p>-1.06753</text:p>
              </table:table-cell>
              <table:table-cell office:value-type="float" office:value="0.80786">
                <text:p>0.80786</text:p>
              </table:table-cell>
              <table:table-cell office:value-type="float" office:value="-0.33469">
                <text:p>-0.33469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44">
                <text:p>144</text:p>
              </table:table-cell>
              <table:table-cell office:value-type="float" office:value="-1.04103">
                <text:p>-1.04103</text:p>
              </table:table-cell>
              <table:table-cell office:value-type="float" office:value="0.79039">
                <text:p>0.79039</text:p>
              </table:table-cell>
              <table:table-cell office:value-type="float" office:value="-0.3267">
                <text:p>-0.3267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45">
                <text:p>145</text:p>
              </table:table-cell>
              <table:table-cell office:value-type="float" office:value="-1.01178">
                <text:p>-1.01178</text:p>
              </table:table-cell>
              <table:table-cell office:value-type="float" office:value="0.77268">
                <text:p>0.77268</text:p>
              </table:table-cell>
              <table:table-cell office:value-type="float" office:value="-0.318">
                <text:p>-0.318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46">
                <text:p>146</text:p>
              </table:table-cell>
              <table:table-cell office:value-type="float" office:value="-0.97988">
                <text:p>-0.97988</text:p>
              </table:table-cell>
              <table:table-cell office:value-type="float" office:value="0.75473">
                <text:p>0.75473</text:p>
              </table:table-cell>
              <table:table-cell office:value-type="float" office:value="-0.3086">
                <text:p>-0.3086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47">
                <text:p>147</text:p>
              </table:table-cell>
              <table:table-cell office:value-type="float" office:value="-0.94546">
                <text:p>-0.94546</text:p>
              </table:table-cell>
              <table:table-cell office:value-type="float" office:value="0.73656">
                <text:p>0.73656</text:p>
              </table:table-cell>
              <table:table-cell office:value-type="float" office:value="-0.29852">
                <text:p>-0.29852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48">
                <text:p>148</text:p>
              </table:table-cell>
              <table:table-cell office:value-type="float" office:value="-0.90866">
                <text:p>-0.90866</text:p>
              </table:table-cell>
              <table:table-cell office:value-type="float" office:value="0.71815">
                <text:p>0.71815</text:p>
              </table:table-cell>
              <table:table-cell office:value-type="float" office:value="-0.28779">
                <text:p>-0.28779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49">
                <text:p>149</text:p>
              </table:table-cell>
              <table:table-cell office:value-type="float" office:value="-0.86962">
                <text:p>-0.86962</text:p>
              </table:table-cell>
              <table:table-cell office:value-type="float" office:value="0.69954">
                <text:p>0.69954</text:p>
              </table:table-cell>
              <table:table-cell office:value-type="float" office:value="-0.27643">
                <text:p>-0.27643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50">
                <text:p>150</text:p>
              </table:table-cell>
              <table:table-cell office:value-type="float" office:value="-0.8285">
                <text:p>-0.8285</text:p>
              </table:table-cell>
              <table:table-cell office:value-type="float" office:value="0.6807">
                <text:p>0.6807</text:p>
              </table:table-cell>
              <table:table-cell office:value-type="float" office:value="-0.26446">
                <text:p>-0.26446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51">
                <text:p>151</text:p>
              </table:table-cell>
              <table:table-cell office:value-type="float" office:value="-0.78546">
                <text:p>-0.78546</text:p>
              </table:table-cell>
              <table:table-cell office:value-type="float" office:value="0.66166">
                <text:p>0.66166</text:p>
              </table:table-cell>
              <table:table-cell office:value-type="float" office:value="-0.25194">
                <text:p>-0.25194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52">
                <text:p>152</text:p>
              </table:table-cell>
              <table:table-cell office:value-type="float" office:value="-0.74066">
                <text:p>-0.74066</text:p>
              </table:table-cell>
              <table:table-cell office:value-type="float" office:value="0.64242">
                <text:p>0.64242</text:p>
              </table:table-cell>
              <table:table-cell office:value-type="float" office:value="-0.23889">
                <text:p>-0.23889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53">
                <text:p>153</text:p>
              </table:table-cell>
              <table:table-cell office:value-type="float" office:value="-0.69429">
                <text:p>-0.69429</text:p>
              </table:table-cell>
              <table:table-cell office:value-type="float" office:value="0.62298">
                <text:p>0.62298</text:p>
              </table:table-cell>
              <table:table-cell office:value-type="float" office:value="-0.22536">
                <text:p>-0.22536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54">
                <text:p>154</text:p>
              </table:table-cell>
              <table:table-cell office:value-type="float" office:value="-0.64652">
                <text:p>-0.64652</text:p>
              </table:table-cell>
              <table:table-cell office:value-type="float" office:value="0.60336">
                <text:p>0.60336</text:p>
              </table:table-cell>
              <table:table-cell office:value-type="float" office:value="-0.2114">
                <text:p>-0.2114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55">
                <text:p>155</text:p>
              </table:table-cell>
              <table:table-cell office:value-type="float" office:value="-0.59756">
                <text:p>-0.59756</text:p>
              </table:table-cell>
              <table:table-cell office:value-type="float" office:value="0.58355">
                <text:p>0.58355</text:p>
              </table:table-cell>
              <table:table-cell office:value-type="float" office:value="-0.19705">
                <text:p>-0.19705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56">
                <text:p>156</text:p>
              </table:table-cell>
              <table:table-cell office:value-type="float" office:value="-0.54758">
                <text:p>-0.54758</text:p>
              </table:table-cell>
              <table:table-cell office:value-type="float" office:value="0.56356">
                <text:p>0.56356</text:p>
              </table:table-cell>
              <table:table-cell office:value-type="float" office:value="-0.18236">
                <text:p>-0.18236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57">
                <text:p>157</text:p>
              </table:table-cell>
              <table:table-cell office:value-type="float" office:value="-0.49679">
                <text:p>-0.49679</text:p>
              </table:table-cell>
              <table:table-cell office:value-type="float" office:value="0.5434">
                <text:p>0.5434</text:p>
              </table:table-cell>
              <table:table-cell office:value-type="float" office:value="-0.1674">
                <text:p>-0.1674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58">
                <text:p>158</text:p>
              </table:table-cell>
              <table:table-cell office:value-type="float" office:value="-0.44538">
                <text:p>-0.44538</text:p>
              </table:table-cell>
              <table:table-cell office:value-type="float" office:value="0.52307">
                <text:p>0.52307</text:p>
              </table:table-cell>
              <table:table-cell office:value-type="float" office:value="-0.15222">
                <text:p>-0.15222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59">
                <text:p>159</text:p>
              </table:table-cell>
              <table:table-cell office:value-type="float" office:value="-0.39357">
                <text:p>-0.39357</text:p>
              </table:table-cell>
              <table:table-cell office:value-type="float" office:value="0.50259">
                <text:p>0.50259</text:p>
              </table:table-cell>
              <table:table-cell office:value-type="float" office:value="-0.13688">
                <text:p>-0.13688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60">
                <text:p>160</text:p>
              </table:table-cell>
              <table:table-cell office:value-type="float" office:value="-0.34155">
                <text:p>-0.34155</text:p>
              </table:table-cell>
              <table:table-cell office:value-type="float" office:value="0.48195">
                <text:p>0.48195</text:p>
              </table:table-cell>
              <table:table-cell office:value-type="float" office:value="-0.12145">
                <text:p>-0.12145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61">
                <text:p>161</text:p>
              </table:table-cell>
              <table:table-cell office:value-type="float" office:value="-0.37041">
                <text:p>-0.37041</text:p>
              </table:table-cell>
              <table:table-cell office:value-type="float" office:value="0.46117">
                <text:p>0.46117</text:p>
              </table:table-cell>
              <table:table-cell office:value-type="float" office:value="-0.12509">
                <text:p>-0.12509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62">
                <text:p>162</text:p>
              </table:table-cell>
              <table:table-cell office:value-type="float" office:value="-0.39587">
                <text:p>-0.39587</text:p>
              </table:table-cell>
              <table:table-cell office:value-type="float" office:value="0.44024">
                <text:p>0.44024</text:p>
              </table:table-cell>
              <table:table-cell office:value-type="float" office:value="-0.12813">
                <text:p>-0.12813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63">
                <text:p>163</text:p>
              </table:table-cell>
              <table:table-cell office:value-type="float" office:value="-0.41794">
                <text:p>-0.41794</text:p>
              </table:table-cell>
              <table:table-cell office:value-type="float" office:value="0.41918">
                <text:p>0.41918</text:p>
              </table:table-cell>
              <table:table-cell office:value-type="float" office:value="-0.13056">
                <text:p>-0.13056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64">
                <text:p>164</text:p>
              </table:table-cell>
              <table:table-cell office:value-type="float" office:value="-0.43661">
                <text:p>-0.43661</text:p>
              </table:table-cell>
              <table:table-cell office:value-type="float" office:value="0.39799">
                <text:p>0.39799</text:p>
              </table:table-cell>
              <table:table-cell office:value-type="float" office:value="-0.13235">
                <text:p>-0.13235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65">
                <text:p>165</text:p>
              </table:table-cell>
              <table:table-cell office:value-type="float" office:value="-0.45189">
                <text:p>-0.45189</text:p>
              </table:table-cell>
              <table:table-cell office:value-type="float" office:value="0.37669">
                <text:p>0.37669</text:p>
              </table:table-cell>
              <table:table-cell office:value-type="float" office:value="-0.1335">
                <text:p>-0.1335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66">
                <text:p>166</text:p>
              </table:table-cell>
              <table:table-cell office:value-type="float" office:value="-0.46377">
                <text:p>-0.46377</text:p>
              </table:table-cell>
              <table:table-cell office:value-type="float" office:value="0.35526">
                <text:p>0.35526</text:p>
              </table:table-cell>
              <table:table-cell office:value-type="float" office:value="-0.13399">
                <text:p>-0.13399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67">
                <text:p>167</text:p>
              </table:table-cell>
              <table:table-cell office:value-type="float" office:value="-0.47226">
                <text:p>-0.47226</text:p>
              </table:table-cell>
              <table:table-cell office:value-type="float" office:value="0.33373">
                <text:p>0.33373</text:p>
              </table:table-cell>
              <table:table-cell office:value-type="float" office:value="-0.13381">
                <text:p>-0.13381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68">
                <text:p>168</text:p>
              </table:table-cell>
              <table:table-cell office:value-type="float" office:value="-0.47735">
                <text:p>-0.47735</text:p>
              </table:table-cell>
              <table:table-cell office:value-type="float" office:value="0.3121">
                <text:p>0.3121</text:p>
              </table:table-cell>
              <table:table-cell office:value-type="float" office:value="-0.13295">
                <text:p>-0.13295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69">
                <text:p>169</text:p>
              </table:table-cell>
              <table:table-cell office:value-type="float" office:value="-0.47905">
                <text:p>-0.47905</text:p>
              </table:table-cell>
              <table:table-cell office:value-type="float" office:value="0.29037">
                <text:p>0.29037</text:p>
              </table:table-cell>
              <table:table-cell office:value-type="float" office:value="-0.13141">
                <text:p>-0.13141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70">
                <text:p>170</text:p>
              </table:table-cell>
              <table:table-cell office:value-type="float" office:value="-0.54273">
                <text:p>-0.54273</text:p>
              </table:table-cell>
              <table:table-cell office:value-type="float" office:value="0.26856">
                <text:p>0.26856</text:p>
              </table:table-cell>
              <table:table-cell office:value-type="float" office:value="-0.14528">
                <text:p>-0.14528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71">
                <text:p>171</text:p>
              </table:table-cell>
              <table:table-cell office:value-type="float" office:value="-0.53278">
                <text:p>-0.53278</text:p>
              </table:table-cell>
              <table:table-cell office:value-type="float" office:value="0.24666">
                <text:p>0.24666</text:p>
              </table:table-cell>
              <table:table-cell office:value-type="float" office:value="-0.1412">
                <text:p>-0.1412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72">
                <text:p>172</text:p>
              </table:table-cell>
              <table:table-cell office:value-type="float" office:value="-0.51259">
                <text:p>-0.51259</text:p>
              </table:table-cell>
              <table:table-cell office:value-type="float" office:value="0.22468">
                <text:p>0.22468</text:p>
              </table:table-cell>
              <table:table-cell office:value-type="float" office:value="-0.13472">
                <text:p>-0.13472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73">
                <text:p>173</text:p>
              </table:table-cell>
              <table:table-cell office:value-type="float" office:value="-0.48031">
                <text:p>-0.48031</text:p>
              </table:table-cell>
              <table:table-cell office:value-type="float" office:value="0.20264">
                <text:p>0.20264</text:p>
              </table:table-cell>
              <table:table-cell office:value-type="float" office:value="-0.12536">
                <text:p>-0.12536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74">
                <text:p>174</text:p>
              </table:table-cell>
              <table:table-cell office:value-type="float" office:value="-0.43445">
                <text:p>-0.43445</text:p>
              </table:table-cell>
              <table:table-cell office:value-type="float" office:value="0.18054">
                <text:p>0.18054</text:p>
              </table:table-cell>
              <table:table-cell office:value-type="float" office:value="-0.11274">
                <text:p>-0.11274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75">
                <text:p>175</text:p>
              </table:table-cell>
              <table:table-cell office:value-type="float" office:value="-0.37374">
                <text:p>-0.37374</text:p>
              </table:table-cell>
              <table:table-cell office:value-type="float" office:value="0.15838">
                <text:p>0.15838</text:p>
              </table:table-cell>
              <table:table-cell office:value-type="float" office:value="-0.09653">
                <text:p>-0.09653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76">
                <text:p>176</text:p>
              </table:table-cell>
              <table:table-cell office:value-type="float" office:value="-0.29705">
                <text:p>-0.29705</text:p>
              </table:table-cell>
              <table:table-cell office:value-type="float" office:value="0.13617">
                <text:p>0.13617</text:p>
              </table:table-cell>
              <table:table-cell office:value-type="float" office:value="-0.07646">
                <text:p>-0.07646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77">
                <text:p>177</text:p>
              </table:table-cell>
              <table:table-cell office:value-type="float" office:value="-0.20336">
                <text:p>-0.20336</text:p>
              </table:table-cell>
              <table:table-cell office:value-type="float" office:value="0.11393">
                <text:p>0.11393</text:p>
              </table:table-cell>
              <table:table-cell office:value-type="float" office:value="-0.05226">
                <text:p>-0.05226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78">
                <text:p>178</text:p>
              </table:table-cell>
              <table:table-cell office:value-type="float" office:value="-0.11">
                <text:p>-0.11</text:p>
              </table:table-cell>
              <table:table-cell office:value-type="float" office:value="0.09164">
                <text:p>0.09164</text:p>
              </table:table-cell>
              <table:table-cell office:value-type="float" office:value="-0.02828">
                <text:p>-0.02828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79">
                <text:p>179</text:p>
              </table:table-cell>
              <table:table-cell office:value-type="float" office:value="-0.0385">
                <text:p>-0.0385</text:p>
              </table:table-cell>
              <table:table-cell office:value-type="float" office:value="0.06933">
                <text:p>0.06933</text:p>
              </table:table-cell>
              <table:table-cell office:value-type="float" office:value="-0.00993">
                <text:p>-0.00993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80">
                <text:p>180</text:p>
              </table:table-cell>
              <table:table-cell office:value-type="float" office:value="0.033">
                <text:p>0.033</text:p>
              </table:table-cell>
              <table:table-cell office:value-type="float" office:value="0.047">
                <text:p>0.047</text:p>
              </table:table-cell>
              <table:table-cell office:value-type="float" office:value="0.00825">
                <text:p>0.008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-20" chart:maximum="20" chart:origin="0" chart:interval-major="5" chart:interval-minor-divisor="5" chart:reverse-direction="false" text:line-break="false" loext:try-staggering-first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111">
      <style:chart-properties chart:display-label="true" chart:logarithmic="false" chart:minimum="-1.2" chart:maximum="1.25" chart:origin="0" chart:interval-major="0.2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111">
      <style:chart-properties chart:display-label="true" chart:logarithmic="false" chart:minimum="0" chart:maximum="61.2" chart:interval-major="10" chart:interval-minor-divisor="5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11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111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7.446cm" svg:height="21.063cm" xlink:href=".." xlink:type="simple" chart:class="chart:scatter" chart:style-name="ch1">
        <chart:title svg:x="18.005cm" svg:y="0.557cm" chart:style-name="ch2">
          <text:p>-20-20</text:p>
        </chart:title>
        <chart:legend chart:legend-position="end" svg:x="35.52cm" svg:y="9.236cm" style:legend-expansion="high" chart:style-name="ch3"/>
        <chart:plot-area chart:style-name="ch4" table:cell-range-address="B21_ASG29.A183:B21_ASG29.F583 B21_ASG29.B22:B21_ASG29.F22" chart:data-source-has-labels="row" svg:x="0.748cm" svg:y="1.757cm" svg:width="34.024cm" svg:height="18.885cm">
          <chartooo:coordinate-region svg:x="0.947cm" svg:y="1.757cm" svg:width="32.356cm" svg:height="18.686cm"/>
          <chart:axis chart:dimension="x" chart:name="primary-x" chart:style-name="ch5">
            <chart:grid chart:style-name="ch6" chart:class="major"/>
            <chart:grid chart:style-name="ch7" chart:class="minor"/>
          </chart:axis>
          <chart:axis chart:dimension="y" chart:name="primary-y" chart:style-name="ch8">
            <chart:grid chart:style-name="ch6" chart:class="major"/>
            <chart:grid chart:style-name="ch7" chart:class="minor"/>
          </chart:axis>
          <chart:axis chart:dimension="y" chart:name="secondary-y" chart:style-name="ch9"/>
          <chart:series chart:attached-axis="primary-y" chart:style-name="ch10" chart:values-cell-range-address="B21_ASG29.B183:B21_ASG29.B583" chart:label-cell-address="B21_ASG29.B22:B21_ASG29.B22" chart:class="chart:scatter">
            <chart:domain table:cell-range-address="B21_ASG29.A183:B21_ASG29.A583"/>
            <chart:data-point chart:repeated="401"/>
          </chart:series>
          <chart:series chart:attached-axis="primary-y" chart:style-name="ch11" chart:values-cell-range-address="B21_ASG29.C183:B21_ASG29.C583" chart:label-cell-address="B21_ASG29.C22:B21_ASG29.C22" chart:class="chart:scatter">
            <chart:data-point chart:repeated="401"/>
          </chart:series>
          <chart:series chart:attached-axis="primary-y" chart:style-name="ch12" chart:values-cell-range-address="B21_ASG29.E183:B21_ASG29.E583" chart:label-cell-address="B21_ASG29.E22:B21_ASG29.E22" chart:class="chart:scatter">
            <chart:data-point chart:repeated="401"/>
          </chart:series>
          <chart:series chart:attached-axis="primary-y" chart:style-name="ch13" chart:values-cell-range-address="B21_ASG29.D183:B21_ASG29.D583" chart:label-cell-address="B21_ASG29.D22:B21_ASG29.D22" chart:class="chart:scatter">
            <chart:data-point chart:repeated="401"/>
          </chart:series>
          <chart:series chart:attached-axis="secondary-y" chart:style-name="ch14" chart:values-cell-range-address="B21_ASG29.F183:B21_ASG29.F583" chart:label-cell-address="B21_ASG29.F22:B21_ASG29.F22" chart:class="chart:scatter">
            <chart:data-point chart:repeated="40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l</text:p>
                <draw:g>
                  <svg:desc>B21_ASG29.B22:B21_ASG29.B22</svg:desc>
                </draw:g>
              </table:table-cell>
              <table:table-cell office:value-type="string">
                <text:p>cd</text:p>
                <draw:g>
                  <svg:desc>B21_ASG29.C22:B21_ASG29.C22</svg:desc>
                </draw:g>
              </table:table-cell>
              <table:table-cell office:value-type="string">
                <text:p>cdt</text:p>
                <draw:g>
                  <svg:desc>B21_ASG29.E22:B21_ASG29.E22</svg:desc>
                </draw:g>
              </table:table-cell>
              <table:table-cell office:value-type="string">
                <text:p>cm:</text:p>
                <draw:g>
                  <svg:desc>B21_ASG29.D22:B21_ASG29.D22</svg:desc>
                </draw:g>
              </table:table-cell>
              <table:table-cell office:value-type="string">
                <text:p>L/D</text:p>
                <draw:g>
                  <svg:desc>B21_ASG29.F22:B21_ASG29.F2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0">
                <text:p>-20</text:p>
                <draw:g>
                  <svg:desc>B21_ASG29.A183:B21_ASG29.A583</svg:desc>
                </draw:g>
              </table:table-cell>
              <table:table-cell office:value-type="float" office:value="-0.621">
                <text:p>-0.621</text:p>
                <draw:g>
                  <svg:desc>B21_ASG29.B183:B21_ASG29.B583</svg:desc>
                </draw:g>
              </table:table-cell>
              <table:table-cell office:value-type="float" office:value="0.26756">
                <text:p>0.26756</text:p>
                <draw:g>
                  <svg:desc>B21_ASG29.C183:B21_ASG29.C583</svg:desc>
                </draw:g>
              </table:table-cell>
              <table:table-cell office:value-type="float" office:value="0.271666839963306">
                <text:p>0.271666839963306</text:p>
                <draw:g>
                  <svg:desc>B21_ASG29.E183:B21_ASG29.E583</svg:desc>
                </draw:g>
              </table:table-cell>
              <table:table-cell office:value-type="float" office:value="-0.01">
                <text:p>-0.01</text:p>
                <draw:g>
                  <svg:desc>B21_ASG29.D183:B21_ASG29.D583</svg:desc>
                </draw:g>
              </table:table-cell>
              <table:table-cell office:value-type="float" office:value="0">
                <text:p>0</text:p>
                <draw:g>
                  <svg:desc>B21_ASG29.F183:B21_ASG29.F58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9.9">
                <text:p>-19.9</text:p>
              </table:table-cell>
              <table:table-cell office:value-type="float" office:value="-0.62652">
                <text:p>-0.62652</text:p>
              </table:table-cell>
              <table:table-cell office:value-type="float" office:value="0.26513">
                <text:p>0.26513</text:p>
              </table:table-cell>
              <table:table-cell office:value-type="float" office:value="0.2736632024">
                <text:p>0.2736632024</text:p>
              </table:table-cell>
              <table:table-cell office:value-type="float" office:value="-0.0104">
                <text:p>-0.0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9.8">
                <text:p>-19.8</text:p>
              </table:table-cell>
              <table:table-cell office:value-type="float" office:value="-0.63199">
                <text:p>-0.63199</text:p>
              </table:table-cell>
              <table:table-cell office:value-type="float" office:value="0.26272">
                <text:p>0.26272</text:p>
              </table:table-cell>
              <table:table-cell office:value-type="float" office:value="0.271402855654348">
                <text:p>0.271402855654348</text:p>
              </table:table-cell>
              <table:table-cell office:value-type="float" office:value="-0.0108">
                <text:p>-0.01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9.7">
                <text:p>-19.7</text:p>
              </table:table-cell>
              <table:table-cell office:value-type="float" office:value="-0.63739">
                <text:p>-0.63739</text:p>
              </table:table-cell>
              <table:table-cell office:value-type="float" office:value="0.26031">
                <text:p>0.26031</text:p>
              </table:table-cell>
              <table:table-cell office:value-type="float" office:value="0.269141869828261">
                <text:p>0.269141869828261</text:p>
              </table:table-cell>
              <table:table-cell office:value-type="float" office:value="-0.0112">
                <text:p>-0.01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9.6">
                <text:p>-19.6</text:p>
              </table:table-cell>
              <table:table-cell office:value-type="float" office:value="-0.64273">
                <text:p>-0.64273</text:p>
              </table:table-cell>
              <table:table-cell office:value-type="float" office:value="0.25791">
                <text:p>0.25791</text:p>
              </table:table-cell>
              <table:table-cell office:value-type="float" office:value="0.266890475063043">
                <text:p>0.266890475063043</text:p>
              </table:table-cell>
              <table:table-cell office:value-type="float" office:value="-0.0116">
                <text:p>-0.01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9.5">
                <text:p>-19.5</text:p>
              </table:table-cell>
              <table:table-cell office:value-type="float" office:value="-0.64801">
                <text:p>-0.64801</text:p>
              </table:table-cell>
              <table:table-cell office:value-type="float" office:value="0.25552">
                <text:p>0.25552</text:p>
              </table:table-cell>
              <table:table-cell office:value-type="float" office:value="0.264648629567391">
                <text:p>0.264648629567391</text:p>
              </table:table-cell>
              <table:table-cell office:value-type="float" office:value="-0.012">
                <text:p>-0.0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9.4">
                <text:p>-19.4</text:p>
              </table:table-cell>
              <table:table-cell office:value-type="float" office:value="-0.65322">
                <text:p>-0.65322</text:p>
              </table:table-cell>
              <table:table-cell office:value-type="float" office:value="0.25314">
                <text:p>0.25314</text:p>
              </table:table-cell>
              <table:table-cell office:value-type="float" office:value="0.262416008008696">
                <text:p>0.262416008008696</text:p>
              </table:table-cell>
              <table:table-cell office:value-type="float" office:value="-0.0124">
                <text:p>-0.0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9.3">
                <text:p>-19.3</text:p>
              </table:table-cell>
              <table:table-cell office:value-type="float" office:value="-0.65838">
                <text:p>-0.65838</text:p>
              </table:table-cell>
              <table:table-cell office:value-type="float" office:value="0.25077">
                <text:p>0.25077</text:p>
              </table:table-cell>
              <table:table-cell office:value-type="float" office:value="0.260193135313043">
                <text:p>0.260193135313043</text:p>
              </table:table-cell>
              <table:table-cell office:value-type="float" office:value="-0.0128">
                <text:p>-0.01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9.2">
                <text:p>-19.2</text:p>
              </table:table-cell>
              <table:table-cell office:value-type="float" office:value="-0.66347">
                <text:p>-0.66347</text:p>
              </table:table-cell>
              <table:table-cell office:value-type="float" office:value="0.2484">
                <text:p>0.2484</text:p>
              </table:table-cell>
              <table:table-cell office:value-type="float" office:value="0.25796940088913">
                <text:p>0.25796940088913</text:p>
              </table:table-cell>
              <table:table-cell office:value-type="float" office:value="-0.0132">
                <text:p>-0.0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9.1">
                <text:p>-19.1</text:p>
              </table:table-cell>
              <table:table-cell office:value-type="float" office:value="-0.6685">
                <text:p>-0.6685</text:p>
              </table:table-cell>
              <table:table-cell office:value-type="float" office:value="0.24604">
                <text:p>0.24604</text:p>
              </table:table-cell>
              <table:table-cell office:value-type="float" office:value="0.255755048913043">
                <text:p>0.255755048913043</text:p>
              </table:table-cell>
              <table:table-cell office:value-type="float" office:value="-0.0136">
                <text:p>-0.01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9">
                <text:p>-19</text:p>
              </table:table-cell>
              <table:table-cell office:value-type="float" office:value="-0.67347">
                <text:p>-0.67347</text:p>
              </table:table-cell>
              <table:table-cell office:value-type="float" office:value="0.24369">
                <text:p>0.24369</text:p>
              </table:table-cell>
              <table:table-cell office:value-type="float" office:value="0.253550040019565">
                <text:p>0.253550040019565</text:p>
              </table:table-cell>
              <table:table-cell office:value-type="float" office:value="-0.014">
                <text:p>-0.0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8.9">
                <text:p>-18.9</text:p>
              </table:table-cell>
              <table:table-cell office:value-type="float" office:value="-0.67838">
                <text:p>-0.67838</text:p>
              </table:table-cell>
              <table:table-cell office:value-type="float" office:value="0.24135">
                <text:p>0.24135</text:p>
              </table:table-cell>
              <table:table-cell office:value-type="float" office:value="0.251354335313043">
                <text:p>0.251354335313043</text:p>
              </table:table-cell>
              <table:table-cell office:value-type="float" office:value="-0.0144">
                <text:p>-0.01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8.8">
                <text:p>-18.8</text:p>
              </table:table-cell>
              <table:table-cell office:value-type="float" office:value="-0.68322">
                <text:p>-0.68322</text:p>
              </table:table-cell>
              <table:table-cell office:value-type="float" office:value="0.23901">
                <text:p>0.23901</text:p>
              </table:table-cell>
              <table:table-cell office:value-type="float" office:value="0.249157599313043">
                <text:p>0.249157599313043</text:p>
              </table:table-cell>
              <table:table-cell office:value-type="float" office:value="-0.0148">
                <text:p>-0.0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8.7">
                <text:p>-18.7</text:p>
              </table:table-cell>
              <table:table-cell office:value-type="float" office:value="-0.68801">
                <text:p>-0.68801</text:p>
              </table:table-cell>
              <table:table-cell office:value-type="float" office:value="0.23668">
                <text:p>0.23668</text:p>
              </table:table-cell>
              <table:table-cell office:value-type="float" office:value="0.24697038608913">
                <text:p>0.24697038608913</text:p>
              </table:table-cell>
              <table:table-cell office:value-type="float" office:value="-0.0152">
                <text:p>-0.01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8.6">
                <text:p>-18.6</text:p>
              </table:table-cell>
              <table:table-cell office:value-type="float" office:value="-0.69273">
                <text:p>-0.69273</text:p>
              </table:table-cell>
              <table:table-cell office:value-type="float" office:value="0.23437">
                <text:p>0.23437</text:p>
              </table:table-cell>
              <table:table-cell office:value-type="float" office:value="0.244802062019565">
                <text:p>0.244802062019565</text:p>
              </table:table-cell>
              <table:table-cell office:value-type="float" office:value="-0.0156">
                <text:p>-0.01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8.5">
                <text:p>-18.5</text:p>
              </table:table-cell>
              <table:table-cell office:value-type="float" office:value="-0.69739">
                <text:p>-0.69739</text:p>
              </table:table-cell>
              <table:table-cell office:value-type="float" office:value="0.23206">
                <text:p>0.23206</text:p>
              </table:table-cell>
              <table:table-cell office:value-type="float" office:value="0.242632887219565">
                <text:p>0.242632887219565</text:p>
              </table:table-cell>
              <table:table-cell office:value-type="float" office:value="-0.016">
                <text:p>-0.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8.4">
                <text:p>-18.4</text:p>
              </table:table-cell>
              <table:table-cell office:value-type="float" office:value="-0.70199">
                <text:p>-0.70199</text:p>
              </table:table-cell>
              <table:table-cell office:value-type="float" office:value="0.22976">
                <text:p>0.22976</text:p>
              </table:table-cell>
              <table:table-cell office:value-type="float" office:value="0.240472825219565">
                <text:p>0.240472825219565</text:p>
              </table:table-cell>
              <table:table-cell office:value-type="float" office:value="-0.0164">
                <text:p>-0.01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8.3">
                <text:p>-18.3</text:p>
              </table:table-cell>
              <table:table-cell office:value-type="float" office:value="-0.70652">
                <text:p>-0.70652</text:p>
              </table:table-cell>
              <table:table-cell office:value-type="float" office:value="0.22746">
                <text:p>0.22746</text:p>
              </table:table-cell>
              <table:table-cell office:value-type="float" office:value="0.238311532834783">
                <text:p>0.238311532834783</text:p>
              </table:table-cell>
              <table:table-cell office:value-type="float" office:value="-0.0168">
                <text:p>-0.0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8.2">
                <text:p>-18.2</text:p>
              </table:table-cell>
              <table:table-cell office:value-type="float" office:value="-0.711">
                <text:p>-0.711</text:p>
              </table:table-cell>
              <table:table-cell office:value-type="float" office:value="0.22518">
                <text:p>0.22518</text:p>
              </table:table-cell>
              <table:table-cell office:value-type="float" office:value="0.236169586956522">
                <text:p>0.236169586956522</text:p>
              </table:table-cell>
              <table:table-cell office:value-type="float" office:value="-0.0172">
                <text:p>-0.01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8.1">
                <text:p>-18.1</text:p>
              </table:table-cell>
              <table:table-cell office:value-type="float" office:value="-0.71541">
                <text:p>-0.71541</text:p>
              </table:table-cell>
              <table:table-cell office:value-type="float" office:value="0.2229">
                <text:p>0.2229</text:p>
              </table:table-cell>
              <table:table-cell office:value-type="float" office:value="0.234026336263043">
                <text:p>0.234026336263043</text:p>
              </table:table-cell>
              <table:table-cell office:value-type="float" office:value="-0.0176">
                <text:p>-0.01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8">
                <text:p>-18</text:p>
              </table:table-cell>
              <table:table-cell office:value-type="float" office:value="-0.71977">
                <text:p>-0.71977</text:p>
              </table:table-cell>
              <table:table-cell office:value-type="float" office:value="0.22064">
                <text:p>0.22064</text:p>
              </table:table-cell>
              <table:table-cell office:value-type="float" office:value="0.231902366367391">
                <text:p>0.231902366367391</text:p>
              </table:table-cell>
              <table:table-cell office:value-type="float" office:value="-0.018">
                <text:p>-0.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7.9">
                <text:p>-17.9</text:p>
              </table:table-cell>
              <table:table-cell office:value-type="float" office:value="-0.72406">
                <text:p>-0.72406</text:p>
              </table:table-cell>
              <table:table-cell office:value-type="float" office:value="0.21838">
                <text:p>0.21838</text:p>
              </table:table-cell>
              <table:table-cell office:value-type="float" office:value="0.229777019208696">
                <text:p>0.229777019208696</text:p>
              </table:table-cell>
              <table:table-cell office:value-type="float" office:value="-0.0184">
                <text:p>-0.01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7.8">
                <text:p>-17.8</text:p>
              </table:table-cell>
              <table:table-cell office:value-type="float" office:value="-0.72828">
                <text:p>-0.72828</text:p>
              </table:table-cell>
              <table:table-cell office:value-type="float" office:value="0.21613">
                <text:p>0.21613</text:p>
              </table:table-cell>
              <table:table-cell office:value-type="float" office:value="0.227660255617391">
                <text:p>0.227660255617391</text:p>
              </table:table-cell>
              <table:table-cell office:value-type="float" office:value="-0.0188">
                <text:p>-0.01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7.7">
                <text:p>-17.7</text:p>
              </table:table-cell>
              <table:table-cell office:value-type="float" office:value="-0.73245">
                <text:p>-0.73245</text:p>
              </table:table-cell>
              <table:table-cell office:value-type="float" office:value="0.21389">
                <text:p>0.21389</text:p>
              </table:table-cell>
              <table:table-cell office:value-type="float" office:value="0.225552673967391">
                <text:p>0.225552673967391</text:p>
              </table:table-cell>
              <table:table-cell office:value-type="float" office:value="-0.0192">
                <text:p>-0.01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7.6">
                <text:p>-17.6</text:p>
              </table:table-cell>
              <table:table-cell office:value-type="float" office:value="-0.73656">
                <text:p>-0.73656</text:p>
              </table:table-cell>
              <table:table-cell office:value-type="float" office:value="0.21166">
                <text:p>0.21166</text:p>
              </table:table-cell>
              <table:table-cell office:value-type="float" office:value="0.223453926817391">
                <text:p>0.223453926817391</text:p>
              </table:table-cell>
              <table:table-cell office:value-type="float" office:value="-0.0196">
                <text:p>-0.01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7.5">
                <text:p>-17.5</text:p>
              </table:table-cell>
              <table:table-cell office:value-type="float" office:value="-0.7406">
                <text:p>-0.7406</text:p>
              </table:table-cell>
              <table:table-cell office:value-type="float" office:value="0.20944">
                <text:p>0.20944</text:p>
              </table:table-cell>
              <table:table-cell office:value-type="float" office:value="0.22136366">
                <text:p>0.22136366</text:p>
              </table:table-cell>
              <table:table-cell office:value-type="float" office:value="-0.02">
                <text:p>-0.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7.4">
                <text:p>-17.4</text:p>
              </table:table-cell>
              <table:table-cell office:value-type="float" office:value="-0.74458">
                <text:p>-0.74458</text:p>
              </table:table-cell>
              <table:table-cell office:value-type="float" office:value="0.20722">
                <text:p>0.20722</text:p>
              </table:table-cell>
              <table:table-cell office:value-type="float" office:value="0.219272160356522">
                <text:p>0.219272160356522</text:p>
              </table:table-cell>
              <table:table-cell office:value-type="float" office:value="-0.0204">
                <text:p>-0.02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7.3">
                <text:p>-17.3</text:p>
              </table:table-cell>
              <table:table-cell office:value-type="float" office:value="-0.7485">
                <text:p>-0.7485</text:p>
              </table:table-cell>
              <table:table-cell office:value-type="float" office:value="0.20502">
                <text:p>0.20502</text:p>
              </table:table-cell>
              <table:table-cell office:value-type="float" office:value="0.21719939673913">
                <text:p>0.21719939673913</text:p>
              </table:table-cell>
              <table:table-cell office:value-type="float" office:value="-0.0208">
                <text:p>-0.02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7.2">
                <text:p>-17.2</text:p>
              </table:table-cell>
              <table:table-cell office:value-type="float" office:value="-0.75236">
                <text:p>-0.75236</text:p>
              </table:table-cell>
              <table:table-cell office:value-type="float" office:value="0.20283">
                <text:p>0.20283</text:p>
              </table:table-cell>
              <table:table-cell office:value-type="float" office:value="0.215135338469565">
                <text:p>0.215135338469565</text:p>
              </table:table-cell>
              <table:table-cell office:value-type="float" office:value="-0.0212">
                <text:p>-0.02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7.1">
                <text:p>-17.1</text:p>
              </table:table-cell>
              <table:table-cell office:value-type="float" office:value="-0.75615">
                <text:p>-0.75615</text:p>
              </table:table-cell>
              <table:table-cell office:value-type="float" office:value="0.20064">
                <text:p>0.20064</text:p>
              </table:table-cell>
              <table:table-cell office:value-type="float" office:value="0.213069626576087">
                <text:p>0.213069626576087</text:p>
              </table:table-cell>
              <table:table-cell office:value-type="float" office:value="-0.0216">
                <text:p>-0.02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7">
                <text:p>-17</text:p>
              </table:table-cell>
              <table:table-cell office:value-type="float" office:value="-0.75989">
                <text:p>-0.75989</text:p>
              </table:table-cell>
              <table:table-cell office:value-type="float" office:value="0.19846">
                <text:p>0.19846</text:p>
              </table:table-cell>
              <table:table-cell office:value-type="float" office:value="0.211012887219565">
                <text:p>0.211012887219565</text:p>
              </table:table-cell>
              <table:table-cell office:value-type="float" office:value="-0.022">
                <text:p>-0.0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6.9">
                <text:p>-16.9</text:p>
              </table:table-cell>
              <table:table-cell office:value-type="float" office:value="-0.76356">
                <text:p>-0.76356</text:p>
              </table:table-cell>
              <table:table-cell office:value-type="float" office:value="0.1963">
                <text:p>0.1963</text:p>
              </table:table-cell>
              <table:table-cell office:value-type="float" office:value="0.208974432034783">
                <text:p>0.208974432034783</text:p>
              </table:table-cell>
              <table:table-cell office:value-type="float" office:value="-0.0224">
                <text:p>-0.02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6.8">
                <text:p>-16.8</text:p>
              </table:table-cell>
              <table:table-cell office:value-type="float" office:value="-0.76717">
                <text:p>-0.76717</text:p>
              </table:table-cell>
              <table:table-cell office:value-type="float" office:value="0.19414">
                <text:p>0.19414</text:p>
              </table:table-cell>
              <table:table-cell office:value-type="float" office:value="0.206934561063043">
                <text:p>0.206934561063043</text:p>
              </table:table-cell>
              <table:table-cell office:value-type="float" office:value="-0.0228">
                <text:p>-0.02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6.7">
                <text:p>-16.7</text:p>
              </table:table-cell>
              <table:table-cell office:value-type="float" office:value="-0.77072">
                <text:p>-0.77072</text:p>
              </table:table-cell>
              <table:table-cell office:value-type="float" office:value="0.19199">
                <text:p>0.19199</text:p>
              </table:table-cell>
              <table:table-cell office:value-type="float" office:value="0.204903246052174">
                <text:p>0.204903246052174</text:p>
              </table:table-cell>
              <table:table-cell office:value-type="float" office:value="-0.0232">
                <text:p>-0.02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6.6">
                <text:p>-16.6</text:p>
              </table:table-cell>
              <table:table-cell office:value-type="float" office:value="-0.77421">
                <text:p>-0.77421</text:p>
              </table:table-cell>
              <table:table-cell office:value-type="float" office:value="0.18985">
                <text:p>0.18985</text:p>
              </table:table-cell>
              <table:table-cell office:value-type="float" office:value="0.202880459219565">
                <text:p>0.202880459219565</text:p>
              </table:table-cell>
              <table:table-cell office:value-type="float" office:value="-0.0236">
                <text:p>-0.02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6.5">
                <text:p>-16.5</text:p>
              </table:table-cell>
              <table:table-cell office:value-type="float" office:value="-0.77764">
                <text:p>-0.77764</text:p>
              </table:table-cell>
              <table:table-cell office:value-type="float" office:value="0.18773">
                <text:p>0.18773</text:p>
              </table:table-cell>
              <table:table-cell office:value-type="float" office:value="0.200876173252174">
                <text:p>0.200876173252174</text:p>
              </table:table-cell>
              <table:table-cell office:value-type="float" office:value="-0.024">
                <text:p>-0.0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6.4">
                <text:p>-16.4</text:p>
              </table:table-cell>
              <table:table-cell office:value-type="float" office:value="-0.781">
                <text:p>-0.781</text:p>
              </table:table-cell>
              <table:table-cell office:value-type="float" office:value="0.18561">
                <text:p>0.18561</text:p>
              </table:table-cell>
              <table:table-cell office:value-type="float" office:value="0.19887002173913">
                <text:p>0.19887002173913</text:p>
              </table:table-cell>
              <table:table-cell office:value-type="float" office:value="-0.0244">
                <text:p>-0.02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6.3">
                <text:p>-16.3</text:p>
              </table:table-cell>
              <table:table-cell office:value-type="float" office:value="-0.7843">
                <text:p>-0.7843</text:p>
              </table:table-cell>
              <table:table-cell office:value-type="float" office:value="0.1835">
                <text:p>0.1835</text:p>
              </table:table-cell>
              <table:table-cell office:value-type="float" office:value="0.196872315">
                <text:p>0.196872315</text:p>
              </table:table-cell>
              <table:table-cell office:value-type="float" office:value="-0.0248">
                <text:p>-0.02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6.2">
                <text:p>-16.2</text:p>
              </table:table-cell>
              <table:table-cell office:value-type="float" office:value="-0.78754">
                <text:p>-0.78754</text:p>
              </table:table-cell>
              <table:table-cell office:value-type="float" office:value="0.1814">
                <text:p>0.1814</text:p>
              </table:table-cell>
              <table:table-cell office:value-type="float" office:value="0.194883027208696">
                <text:p>0.194883027208696</text:p>
              </table:table-cell>
              <table:table-cell office:value-type="float" office:value="-0.0252">
                <text:p>-0.02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6.1">
                <text:p>-16.1</text:p>
              </table:table-cell>
              <table:table-cell office:value-type="float" office:value="-0.79072">
                <text:p>-0.79072</text:p>
              </table:table-cell>
              <table:table-cell office:value-type="float" office:value="0.17931">
                <text:p>0.17931</text:p>
              </table:table-cell>
              <table:table-cell office:value-type="float" office:value="0.192902133008696">
                <text:p>0.192902133008696</text:p>
              </table:table-cell>
              <table:table-cell office:value-type="float" office:value="-0.0256">
                <text:p>-0.0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6">
                <text:p>-16</text:p>
              </table:table-cell>
              <table:table-cell office:value-type="float" office:value="-0.79384">
                <text:p>-0.79384</text:p>
              </table:table-cell>
              <table:table-cell office:value-type="float" office:value="0.17723">
                <text:p>0.17723</text:p>
              </table:table-cell>
              <table:table-cell office:value-type="float" office:value="0.190929607513043">
                <text:p>0.190929607513043</text:p>
              </table:table-cell>
              <table:table-cell office:value-type="float" office:value="-0.026">
                <text:p>-0.0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5.9">
                <text:p>-15.9</text:p>
              </table:table-cell>
              <table:table-cell office:value-type="float" office:value="-0.7969">
                <text:p>-0.7969</text:p>
              </table:table-cell>
              <table:table-cell office:value-type="float" office:value="0.17516">
                <text:p>0.17516</text:p>
              </table:table-cell>
              <table:table-cell office:value-type="float" office:value="0.188965426304348">
                <text:p>0.188965426304348</text:p>
              </table:table-cell>
              <table:table-cell office:value-type="float" office:value="-0.0264">
                <text:p>-0.02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5.8">
                <text:p>-15.8</text:p>
              </table:table-cell>
              <table:table-cell office:value-type="float" office:value="-0.79989">
                <text:p>-0.79989</text:p>
              </table:table-cell>
              <table:table-cell office:value-type="float" office:value="0.1731">
                <text:p>0.1731</text:p>
              </table:table-cell>
              <table:table-cell office:value-type="float" office:value="0.187009217654348">
                <text:p>0.187009217654348</text:p>
              </table:table-cell>
              <table:table-cell office:value-type="float" office:value="-0.0268">
                <text:p>-0.02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5.7">
                <text:p>-15.7</text:p>
              </table:table-cell>
              <table:table-cell office:value-type="float" office:value="-0.80282">
                <text:p>-0.80282</text:p>
              </table:table-cell>
              <table:table-cell office:value-type="float" office:value="0.17105">
                <text:p>0.17105</text:p>
              </table:table-cell>
              <table:table-cell office:value-type="float" office:value="0.185061303313043">
                <text:p>0.185061303313043</text:p>
              </table:table-cell>
              <table:table-cell office:value-type="float" office:value="-0.0272">
                <text:p>-0.02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5.6">
                <text:p>-15.6</text:p>
              </table:table-cell>
              <table:table-cell office:value-type="float" office:value="-0.80569">
                <text:p>-0.80569</text:p>
              </table:table-cell>
              <table:table-cell office:value-type="float" office:value="0.16901">
                <text:p>0.16901</text:p>
              </table:table-cell>
              <table:table-cell office:value-type="float" office:value="0.18312166035">
                <text:p>0.18312166035</text:p>
              </table:table-cell>
              <table:table-cell office:value-type="float" office:value="-0.0276">
                <text:p>-0.02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15.5">
                <text:p>-15.5</text:p>
              </table:table-cell>
              <table:table-cell office:value-type="float" office:value="-0.8085">
                <text:p>-0.8085</text:p>
              </table:table-cell>
              <table:table-cell office:value-type="float" office:value="0.16698">
                <text:p>0.16698</text:p>
              </table:table-cell>
              <table:table-cell office:value-type="float" office:value="0.181190266304348">
                <text:p>0.181190266304348</text:p>
              </table:table-cell>
              <table:table-cell office:value-type="float" office:value="-0.028">
                <text:p>-0.0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5.4">
                <text:p>-15.4</text:p>
              </table:table-cell>
              <table:table-cell office:value-type="float" office:value="-0.81125">
                <text:p>-0.81125</text:p>
              </table:table-cell>
              <table:table-cell office:value-type="float" office:value="0.16496">
                <text:p>0.16496</text:p>
              </table:table-cell>
              <table:table-cell office:value-type="float" office:value="0.179267099184783">
                <text:p>0.179267099184783</text:p>
              </table:table-cell>
              <table:table-cell office:value-type="float" office:value="-0.0284">
                <text:p>-0.02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15.3">
                <text:p>-15.3</text:p>
              </table:table-cell>
              <table:table-cell office:value-type="float" office:value="-0.81393">
                <text:p>-0.81393</text:p>
              </table:table-cell>
              <table:table-cell office:value-type="float" office:value="0.16295">
                <text:p>0.16295</text:p>
              </table:table-cell>
              <table:table-cell office:value-type="float" office:value="0.177351783584783">
                <text:p>0.177351783584783</text:p>
              </table:table-cell>
              <table:table-cell office:value-type="float" office:value="-0.0288">
                <text:p>-0.02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15.2">
                <text:p>-15.2</text:p>
              </table:table-cell>
              <table:table-cell office:value-type="float" office:value="-0.81656">
                <text:p>-0.81656</text:p>
              </table:table-cell>
              <table:table-cell office:value-type="float" office:value="0.16095">
                <text:p>0.16095</text:p>
              </table:table-cell>
              <table:table-cell office:value-type="float" office:value="0.175445005078261">
                <text:p>0.175445005078261</text:p>
              </table:table-cell>
              <table:table-cell office:value-type="float" office:value="-0.0292">
                <text:p>-0.02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15.1">
                <text:p>-15.1</text:p>
              </table:table-cell>
              <table:table-cell office:value-type="float" office:value="-0.81912">
                <text:p>-0.81912</text:p>
              </table:table-cell>
              <table:table-cell office:value-type="float" office:value="0.15896">
                <text:p>0.15896</text:p>
              </table:table-cell>
              <table:table-cell office:value-type="float" office:value="0.173546034226087">
                <text:p>0.173546034226087</text:p>
              </table:table-cell>
              <table:table-cell office:value-type="float" office:value="-0.0296">
                <text:p>-0.02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5">
                <text:p>-15</text:p>
              </table:table-cell>
              <table:table-cell office:value-type="float" office:value="-0.82162">
                <text:p>-0.82162</text:p>
              </table:table-cell>
              <table:table-cell office:value-type="float" office:value="0.15698">
                <text:p>0.15698</text:p>
              </table:table-cell>
              <table:table-cell office:value-type="float" office:value="0.171655204878261">
                <text:p>0.171655204878261</text:p>
              </table:table-cell>
              <table:table-cell office:value-type="float" office:value="-0.03">
                <text:p>-0.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14.9">
                <text:p>-14.9</text:p>
              </table:table-cell>
              <table:table-cell office:value-type="float" office:value="-0.82406">
                <text:p>-0.82406</text:p>
              </table:table-cell>
              <table:table-cell office:value-type="float" office:value="0.15502">
                <text:p>0.15502</text:p>
              </table:table-cell>
              <table:table-cell office:value-type="float" office:value="0.169782497469565">
                <text:p>0.169782497469565</text:p>
              </table:table-cell>
              <table:table-cell office:value-type="float" office:value="-0.0304">
                <text:p>-0.03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14.8">
                <text:p>-14.8</text:p>
              </table:table-cell>
              <table:table-cell office:value-type="float" office:value="-0.82643">
                <text:p>-0.82643</text:p>
              </table:table-cell>
              <table:table-cell office:value-type="float" office:value="0.15306">
                <text:p>0.15306</text:p>
              </table:table-cell>
              <table:table-cell office:value-type="float" office:value="0.167907533584783">
                <text:p>0.167907533584783</text:p>
              </table:table-cell>
              <table:table-cell office:value-type="float" office:value="-0.0308">
                <text:p>-0.03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14.7">
                <text:p>-14.7</text:p>
              </table:table-cell>
              <table:table-cell office:value-type="float" office:value="-0.82875">
                <text:p>-0.82875</text:p>
              </table:table-cell>
              <table:table-cell office:value-type="float" office:value="0.15111">
                <text:p>0.15111</text:p>
              </table:table-cell>
              <table:table-cell office:value-type="float" office:value="0.166041012228261">
                <text:p>0.166041012228261</text:p>
              </table:table-cell>
              <table:table-cell office:value-type="float" office:value="-0.0312">
                <text:p>-0.03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14.6">
                <text:p>-14.6</text:p>
              </table:table-cell>
              <table:table-cell office:value-type="float" office:value="-0.831">
                <text:p>-0.831</text:p>
              </table:table-cell>
              <table:table-cell office:value-type="float" office:value="0.14918">
                <text:p>0.14918</text:p>
              </table:table-cell>
              <table:table-cell office:value-type="float" office:value="0.164192195652174">
                <text:p>0.164192195652174</text:p>
              </table:table-cell>
              <table:table-cell office:value-type="float" office:value="-0.0316">
                <text:p>-0.03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14.5">
                <text:p>-14.5</text:p>
              </table:table-cell>
              <table:table-cell office:value-type="float" office:value="-0.83319">
                <text:p>-0.83319</text:p>
              </table:table-cell>
              <table:table-cell office:value-type="float" office:value="0.14725">
                <text:p>0.14725</text:p>
              </table:table-cell>
              <table:table-cell office:value-type="float" office:value="0.162341425567391">
                <text:p>0.162341425567391</text:p>
              </table:table-cell>
              <table:table-cell office:value-type="float" office:value="-0.032">
                <text:p>-0.0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14.4">
                <text:p>-14.4</text:p>
              </table:table-cell>
              <table:table-cell office:value-type="float" office:value="-0.83532">
                <text:p>-0.83532</text:p>
              </table:table-cell>
              <table:table-cell office:value-type="float" office:value="0.14534">
                <text:p>0.14534</text:p>
              </table:table-cell>
              <table:table-cell office:value-type="float" office:value="0.160508684834783">
                <text:p>0.160508684834783</text:p>
              </table:table-cell>
              <table:table-cell office:value-type="float" office:value="-0.0324">
                <text:p>-0.03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14.3">
                <text:p>-14.3</text:p>
              </table:table-cell>
              <table:table-cell office:value-type="float" office:value="-0.83739">
                <text:p>-0.83739</text:p>
              </table:table-cell>
              <table:table-cell office:value-type="float" office:value="0.14344">
                <text:p>0.14344</text:p>
              </table:table-cell>
              <table:table-cell office:value-type="float" office:value="0.158683956784783">
                <text:p>0.158683956784783</text:p>
              </table:table-cell>
              <table:table-cell office:value-type="float" office:value="-0.0328">
                <text:p>-0.03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14.2">
                <text:p>-14.2</text:p>
              </table:table-cell>
              <table:table-cell office:value-type="float" office:value="-0.83939">
                <text:p>-0.83939</text:p>
              </table:table-cell>
              <table:table-cell office:value-type="float" office:value="0.14154">
                <text:p>0.14154</text:p>
              </table:table-cell>
              <table:table-cell office:value-type="float" office:value="0.156856860263043">
                <text:p>0.156856860263043</text:p>
              </table:table-cell>
              <table:table-cell office:value-type="float" office:value="-0.0332">
                <text:p>-0.03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14.1">
                <text:p>-14.1</text:p>
              </table:table-cell>
              <table:table-cell office:value-type="float" office:value="-0.84134">
                <text:p>-0.84134</text:p>
              </table:table-cell>
              <table:table-cell office:value-type="float" office:value="0.13966">
                <text:p>0.13966</text:p>
              </table:table-cell>
              <table:table-cell office:value-type="float" office:value="0.1550481086">
                <text:p>0.1550481086</text:p>
              </table:table-cell>
              <table:table-cell office:value-type="float" office:value="-0.0336">
                <text:p>-0.03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14">
                <text:p>-14</text:p>
              </table:table-cell>
              <table:table-cell office:value-type="float" office:value="-0.84322">
                <text:p>-0.84322</text:p>
              </table:table-cell>
              <table:table-cell office:value-type="float" office:value="0.13779">
                <text:p>0.13779</text:p>
              </table:table-cell>
              <table:table-cell office:value-type="float" office:value="0.153246955834783">
                <text:p>0.153246955834783</text:p>
              </table:table-cell>
              <table:table-cell office:value-type="float" office:value="-0.034">
                <text:p>-0.0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13.9">
                <text:p>-13.9</text:p>
              </table:table-cell>
              <table:table-cell office:value-type="float" office:value="-0.84504">
                <text:p>-0.84504</text:p>
              </table:table-cell>
              <table:table-cell office:value-type="float" office:value="0.13593">
                <text:p>0.13593</text:p>
              </table:table-cell>
              <table:table-cell office:value-type="float" office:value="0.151453752208696">
                <text:p>0.151453752208696</text:p>
              </table:table-cell>
              <table:table-cell office:value-type="float" office:value="-0.0344">
                <text:p>-0.03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13.8">
                <text:p>-13.8</text:p>
              </table:table-cell>
              <table:table-cell office:value-type="float" office:value="-0.8468">
                <text:p>-0.8468</text:p>
              </table:table-cell>
              <table:table-cell office:value-type="float" office:value="0.13409">
                <text:p>0.13409</text:p>
              </table:table-cell>
              <table:table-cell office:value-type="float" office:value="0.149678483478261">
                <text:p>0.149678483478261</text:p>
              </table:table-cell>
              <table:table-cell office:value-type="float" office:value="-0.0348">
                <text:p>-0.03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13.7">
                <text:p>-13.7</text:p>
              </table:table-cell>
              <table:table-cell office:value-type="float" office:value="-0.8485">
                <text:p>-0.8485</text:p>
              </table:table-cell>
              <table:table-cell office:value-type="float" office:value="0.13225">
                <text:p>0.13225</text:p>
              </table:table-cell>
              <table:table-cell office:value-type="float" office:value="0.147901135869565">
                <text:p>0.147901135869565</text:p>
              </table:table-cell>
              <table:table-cell office:value-type="float" office:value="-0.0352">
                <text:p>-0.03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13.6">
                <text:p>-13.6</text:p>
              </table:table-cell>
              <table:table-cell office:value-type="float" office:value="-0.85014">
                <text:p>-0.85014</text:p>
              </table:table-cell>
              <table:table-cell office:value-type="float" office:value="0.13042">
                <text:p>0.13042</text:p>
              </table:table-cell>
              <table:table-cell office:value-type="float" office:value="0.146131696078261">
                <text:p>0.146131696078261</text:p>
              </table:table-cell>
              <table:table-cell office:value-type="float" office:value="-0.0356">
                <text:p>-0.03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13.5">
                <text:p>-13.5</text:p>
              </table:table-cell>
              <table:table-cell office:value-type="float" office:value="-0.85171">
                <text:p>-0.85171</text:p>
              </table:table-cell>
              <table:table-cell office:value-type="float" office:value="0.12861">
                <text:p>0.12861</text:p>
              </table:table-cell>
              <table:table-cell office:value-type="float" office:value="0.144379780958696">
                <text:p>0.144379780958696</text:p>
              </table:table-cell>
              <table:table-cell office:value-type="float" office:value="-0.036">
                <text:p>-0.0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13.4">
                <text:p>-13.4</text:p>
              </table:table-cell>
              <table:table-cell office:value-type="float" office:value="-0.85322">
                <text:p>-0.85322</text:p>
              </table:table-cell>
              <table:table-cell office:value-type="float" office:value="0.12681">
                <text:p>0.12681</text:p>
              </table:table-cell>
              <table:table-cell office:value-type="float" office:value="0.14263574713913">
                <text:p>0.14263574713913</text:p>
              </table:table-cell>
              <table:table-cell office:value-type="float" office:value="-0.0364">
                <text:p>-0.03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13.3">
                <text:p>-13.3</text:p>
              </table:table-cell>
              <table:table-cell office:value-type="float" office:value="-0.85467">
                <text:p>-0.85467</text:p>
              </table:table-cell>
              <table:table-cell office:value-type="float" office:value="0.12502">
                <text:p>0.12502</text:p>
              </table:table-cell>
              <table:table-cell office:value-type="float" office:value="0.140899582802174">
                <text:p>0.140899582802174</text:p>
              </table:table-cell>
              <table:table-cell office:value-type="float" office:value="-0.0368">
                <text:p>-0.03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13.2">
                <text:p>-13.2</text:p>
              </table:table-cell>
              <table:table-cell office:value-type="float" office:value="-0.85606">
                <text:p>-0.85606</text:p>
              </table:table-cell>
              <table:table-cell office:value-type="float" office:value="0.12324">
                <text:p>0.12324</text:p>
              </table:table-cell>
              <table:table-cell office:value-type="float" office:value="0.1391712766">
                <text:p>0.1391712766</text:p>
              </table:table-cell>
              <table:table-cell office:value-type="float" office:value="-0.0372">
                <text:p>-0.03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13.1">
                <text:p>-13.1</text:p>
              </table:table-cell>
              <table:table-cell office:value-type="float" office:value="-0.85739">
                <text:p>-0.85739</text:p>
              </table:table-cell>
              <table:table-cell office:value-type="float" office:value="0.12147">
                <text:p>0.12147</text:p>
              </table:table-cell>
              <table:table-cell office:value-type="float" office:value="0.137450817654348">
                <text:p>0.137450817654348</text:p>
              </table:table-cell>
              <table:table-cell office:value-type="float" office:value="-0.0376">
                <text:p>-0.03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13">
                <text:p>-13</text:p>
              </table:table-cell>
              <table:table-cell office:value-type="float" office:value="-0.85865">
                <text:p>-0.85865</text:p>
              </table:table-cell>
              <table:table-cell office:value-type="float" office:value="0.11971">
                <text:p>0.11971</text:p>
              </table:table-cell>
              <table:table-cell office:value-type="float" office:value="0.135737822228261">
                <text:p>0.135737822228261</text:p>
              </table:table-cell>
              <table:table-cell office:value-type="float" office:value="-0.038">
                <text:p>-0.0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12.9">
                <text:p>-12.9</text:p>
              </table:table-cell>
              <table:table-cell office:value-type="float" office:value="-0.85986">
                <text:p>-0.85986</text:p>
              </table:table-cell>
              <table:table-cell office:value-type="float" office:value="0.11797">
                <text:p>0.11797</text:p>
              </table:table-cell>
              <table:table-cell office:value-type="float" office:value="0.134043026513043">
                <text:p>0.134043026513043</text:p>
              </table:table-cell>
              <table:table-cell office:value-type="float" office:value="-0.0384">
                <text:p>-0.03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12.8">
                <text:p>-12.8</text:p>
              </table:table-cell>
              <table:table-cell office:value-type="float" office:value="-0.861">
                <text:p>-0.861</text:p>
              </table:table-cell>
              <table:table-cell office:value-type="float" office:value="0.11623">
                <text:p>0.11623</text:p>
              </table:table-cell>
              <table:table-cell office:value-type="float" office:value="0.132345673913043">
                <text:p>0.132345673913043</text:p>
              </table:table-cell>
              <table:table-cell office:value-type="float" office:value="-0.0388">
                <text:p>-0.03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12.7">
                <text:p>-12.7</text:p>
              </table:table-cell>
              <table:table-cell office:value-type="float" office:value="-0.86208">
                <text:p>-0.86208</text:p>
              </table:table-cell>
              <table:table-cell office:value-type="float" office:value="0.11451">
                <text:p>0.11451</text:p>
              </table:table-cell>
              <table:table-cell office:value-type="float" office:value="0.130666128834783">
                <text:p>0.130666128834783</text:p>
              </table:table-cell>
              <table:table-cell office:value-type="float" office:value="-0.0392">
                <text:p>-0.03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12.6">
                <text:p>-12.6</text:p>
              </table:table-cell>
              <table:table-cell office:value-type="float" office:value="-0.8631">
                <text:p>-0.8631</text:p>
              </table:table-cell>
              <table:table-cell office:value-type="float" office:value="0.1128">
                <text:p>0.1128</text:p>
              </table:table-cell>
              <table:table-cell office:value-type="float" office:value="0.128994382826087">
                <text:p>0.128994382826087</text:p>
              </table:table-cell>
              <table:table-cell office:value-type="float" office:value="-0.0396">
                <text:p>-0.03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12.5">
                <text:p>-12.5</text:p>
              </table:table-cell>
              <table:table-cell office:value-type="float" office:value="-0.86406">
                <text:p>-0.86406</text:p>
              </table:table-cell>
              <table:table-cell office:value-type="float" office:value="0.1111">
                <text:p>0.1111</text:p>
              </table:table-cell>
              <table:table-cell office:value-type="float" office:value="0.127330427904348">
                <text:p>0.127330427904348</text:p>
              </table:table-cell>
              <table:table-cell office:value-type="float" office:value="-0.04">
                <text:p>-0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12.4">
                <text:p>-12.4</text:p>
              </table:table-cell>
              <table:table-cell office:value-type="float" office:value="-0.86495">
                <text:p>-0.86495</text:p>
              </table:table-cell>
              <table:table-cell office:value-type="float" office:value="0.10942">
                <text:p>0.10942</text:p>
              </table:table-cell>
              <table:table-cell office:value-type="float" office:value="0.12568388048913">
                <text:p>0.12568388048913</text:p>
              </table:table-cell>
              <table:table-cell office:value-type="float" office:value="-0.0404">
                <text:p>-0.04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12.3">
                <text:p>-12.3</text:p>
              </table:table-cell>
              <table:table-cell office:value-type="float" office:value="-0.86578">
                <text:p>-0.86578</text:p>
              </table:table-cell>
              <table:table-cell office:value-type="float" office:value="0.10774">
                <text:p>0.10774</text:p>
              </table:table-cell>
              <table:table-cell office:value-type="float" office:value="0.124035108878261">
                <text:p>0.124035108878261</text:p>
              </table:table-cell>
              <table:table-cell office:value-type="float" office:value="-0.0408">
                <text:p>-0.04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12.2">
                <text:p>-12.2</text:p>
              </table:table-cell>
              <table:table-cell office:value-type="float" office:value="-0.86656">
                <text:p>-0.86656</text:p>
              </table:table-cell>
              <table:table-cell office:value-type="float" office:value="0.10608">
                <text:p>0.10608</text:p>
              </table:table-cell>
              <table:table-cell office:value-type="float" office:value="0.12240448333913">
                <text:p>0.12240448333913</text:p>
              </table:table-cell>
              <table:table-cell office:value-type="float" office:value="-0.0412">
                <text:p>-0.04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12.1">
                <text:p>-12.1</text:p>
              </table:table-cell>
              <table:table-cell office:value-type="float" office:value="-0.86727">
                <text:p>-0.86727</text:p>
              </table:table-cell>
              <table:table-cell office:value-type="float" office:value="0.10443">
                <text:p>0.10443</text:p>
              </table:table-cell>
              <table:table-cell office:value-type="float" office:value="0.120781244628261">
                <text:p>0.120781244628261</text:p>
              </table:table-cell>
              <table:table-cell office:value-type="float" office:value="-0.0416">
                <text:p>-0.04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12">
                <text:p>-12</text:p>
              </table:table-cell>
              <table:table-cell office:value-type="float" office:value="-0.86791">
                <text:p>-0.86791</text:p>
              </table:table-cell>
              <table:table-cell office:value-type="float" office:value="0.10279">
                <text:p>0.10279</text:p>
              </table:table-cell>
              <table:table-cell office:value-type="float" office:value="0.119165386263043">
                <text:p>0.119165386263043</text:p>
              </table:table-cell>
              <table:table-cell office:value-type="float" office:value="-0.042">
                <text:p>-0.0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11.9">
                <text:p>-11.9</text:p>
              </table:table-cell>
              <table:table-cell office:value-type="float" office:value="-0.8685">
                <text:p>-0.8685</text:p>
              </table:table-cell>
              <table:table-cell office:value-type="float" office:value="0.10117">
                <text:p>0.10117</text:p>
              </table:table-cell>
              <table:table-cell office:value-type="float" office:value="0.117567657608696">
                <text:p>0.117567657608696</text:p>
              </table:table-cell>
              <table:table-cell office:value-type="float" office:value="-0.0424">
                <text:p>-0.04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11.8">
                <text:p>-11.8</text:p>
              </table:table-cell>
              <table:table-cell office:value-type="float" office:value="-0.86902">
                <text:p>-0.86902</text:p>
              </table:table-cell>
              <table:table-cell office:value-type="float" office:value="0.09955">
                <text:p>0.09955</text:p>
              </table:table-cell>
              <table:table-cell office:value-type="float" office:value="0.11596729913913">
                <text:p>0.11596729913913</text:p>
              </table:table-cell>
              <table:table-cell office:value-type="float" office:value="-0.0428">
                <text:p>-0.04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11.7">
                <text:p>-11.7</text:p>
              </table:table-cell>
              <table:table-cell office:value-type="float" office:value="-0.86949">
                <text:p>-0.86949</text:p>
              </table:table-cell>
              <table:table-cell office:value-type="float" office:value="0.09795">
                <text:p>0.09795</text:p>
              </table:table-cell>
              <table:table-cell office:value-type="float" office:value="0.114385062176087">
                <text:p>0.114385062176087</text:p>
              </table:table-cell>
              <table:table-cell office:value-type="float" office:value="-0.0432">
                <text:p>-0.04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11.6">
                <text:p>-11.6</text:p>
              </table:table-cell>
              <table:table-cell office:value-type="float" office:value="-0.86989">
                <text:p>-0.86989</text:p>
              </table:table-cell>
              <table:table-cell office:value-type="float" office:value="0.09636">
                <text:p>0.09636</text:p>
              </table:table-cell>
              <table:table-cell office:value-type="float" office:value="0.112810187219565">
                <text:p>0.112810187219565</text:p>
              </table:table-cell>
              <table:table-cell office:value-type="float" office:value="-0.0436">
                <text:p>-0.04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1.5">
                <text:p>-11.5</text:p>
              </table:table-cell>
              <table:table-cell office:value-type="float" office:value="-0.87023">
                <text:p>-0.87023</text:p>
              </table:table-cell>
              <table:table-cell office:value-type="float" office:value="0.09479">
                <text:p>0.09479</text:p>
              </table:table-cell>
              <table:table-cell office:value-type="float" office:value="0.111253048976087">
                <text:p>0.111253048976087</text:p>
              </table:table-cell>
              <table:table-cell office:value-type="float" office:value="-0.044">
                <text:p>-0.0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11.4">
                <text:p>-11.4</text:p>
              </table:table-cell>
              <table:table-cell office:value-type="float" office:value="-0.87051">
                <text:p>-0.87051</text:p>
              </table:table-cell>
              <table:table-cell office:value-type="float" office:value="0.09322">
                <text:p>0.09322</text:p>
              </table:table-cell>
              <table:table-cell office:value-type="float" office:value="0.109693644784783">
                <text:p>0.109693644784783</text:p>
              </table:table-cell>
              <table:table-cell office:value-type="float" office:value="-0.0444">
                <text:p>-0.0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11.3">
                <text:p>-11.3</text:p>
              </table:table-cell>
              <table:table-cell office:value-type="float" office:value="-0.87072">
                <text:p>-0.87072</text:p>
              </table:table-cell>
              <table:table-cell office:value-type="float" office:value="0.09167">
                <text:p>0.09167</text:p>
              </table:table-cell>
              <table:table-cell office:value-type="float" office:value="0.108151593878261">
                <text:p>0.108151593878261</text:p>
              </table:table-cell>
              <table:table-cell office:value-type="float" office:value="-0.0448">
                <text:p>-0.04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1.2">
                <text:p>-11.2</text:p>
              </table:table-cell>
              <table:table-cell office:value-type="float" office:value="-0.87088">
                <text:p>-0.87088</text:p>
              </table:table-cell>
              <table:table-cell office:value-type="float" office:value="0.09013">
                <text:p>0.09013</text:p>
              </table:table-cell>
              <table:table-cell office:value-type="float" office:value="0.106617651617391">
                <text:p>0.106617651617391</text:p>
              </table:table-cell>
              <table:table-cell office:value-type="float" office:value="-0.0452">
                <text:p>-0.04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11.1">
                <text:p>-11.1</text:p>
              </table:table-cell>
              <table:table-cell office:value-type="float" office:value="-0.87097">
                <text:p>-0.87097</text:p>
              </table:table-cell>
              <table:table-cell office:value-type="float" office:value="0.08861">
                <text:p>0.08861</text:p>
              </table:table-cell>
              <table:table-cell office:value-type="float" office:value="0.105101059584783">
                <text:p>0.105101059584783</text:p>
              </table:table-cell>
              <table:table-cell office:value-type="float" office:value="-0.0456">
                <text:p>-0.04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11">
                <text:p>-11</text:p>
              </table:table-cell>
              <table:table-cell office:value-type="float" office:value="-0.871">
                <text:p>-0.871</text:p>
              </table:table-cell>
              <table:table-cell office:value-type="float" office:value="0.08709">
                <text:p>0.08709</text:p>
              </table:table-cell>
              <table:table-cell office:value-type="float" office:value="0.103582195652174">
                <text:p>0.103582195652174</text:p>
              </table:table-cell>
              <table:table-cell office:value-type="float" office:value="-0.046">
                <text:p>-0.0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10.9">
                <text:p>-10.9</text:p>
              </table:table-cell>
              <table:table-cell office:value-type="float" office:value="-0.99098">
                <text:p>-0.99098</text:p>
              </table:table-cell>
              <table:table-cell office:value-type="float" office:value="0.08619">
                <text:p>0.08619</text:p>
              </table:table-cell>
              <table:table-cell office:value-type="float" office:value="0.107538725226087">
                <text:p>0.107538725226087</text:p>
              </table:table-cell>
              <table:table-cell office:value-type="float" office:value="-0.0464">
                <text:p>-0.04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10.8">
                <text:p>-10.8</text:p>
              </table:table-cell>
              <table:table-cell office:value-type="float" office:value="-0.99091">
                <text:p>-0.99091</text:p>
              </table:table-cell>
              <table:table-cell office:value-type="float" office:value="0.08529">
                <text:p>0.08529</text:p>
              </table:table-cell>
              <table:table-cell office:value-type="float" office:value="0.106635709306522">
                <text:p>0.106635709306522</text:p>
              </table:table-cell>
              <table:table-cell office:value-type="float" office:value="-0.0468">
                <text:p>-0.04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10.7">
                <text:p>-10.7</text:p>
              </table:table-cell>
              <table:table-cell office:value-type="float" office:value="-0.99077">
                <text:p>-0.99077</text:p>
              </table:table-cell>
              <table:table-cell office:value-type="float" office:value="0.08439">
                <text:p>0.08439</text:p>
              </table:table-cell>
              <table:table-cell office:value-type="float" office:value="0.105729678106522">
                <text:p>0.105729678106522</text:p>
              </table:table-cell>
              <table:table-cell office:value-type="float" office:value="-0.0472">
                <text:p>-0.04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10.6">
                <text:p>-10.6</text:p>
              </table:table-cell>
              <table:table-cell office:value-type="float" office:value="-0.99053">
                <text:p>-0.99053</text:p>
              </table:table-cell>
              <table:table-cell office:value-type="float" office:value="0.0835">
                <text:p>0.0835</text:p>
              </table:table-cell>
              <table:table-cell office:value-type="float" office:value="0.10482934088913">
                <text:p>0.10482934088913</text:p>
              </table:table-cell>
              <table:table-cell office:value-type="float" office:value="-0.0476">
                <text:p>-0.04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10.5">
                <text:p>-10.5</text:p>
              </table:table-cell>
              <table:table-cell office:value-type="float" office:value="-0.9902">
                <text:p>-0.9902</text:p>
              </table:table-cell>
              <table:table-cell office:value-type="float" office:value="0.08261">
                <text:p>0.08261</text:p>
              </table:table-cell>
              <table:table-cell office:value-type="float" office:value="0.103925131304348">
                <text:p>0.103925131304348</text:p>
              </table:table-cell>
              <table:table-cell office:value-type="float" office:value="-0.048">
                <text:p>-0.0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10.4">
                <text:p>-10.4</text:p>
              </table:table-cell>
              <table:table-cell office:value-type="float" office:value="-0.98976">
                <text:p>-0.98976</text:p>
              </table:table-cell>
              <table:table-cell office:value-type="float" office:value="0.08173">
                <text:p>0.08173</text:p>
              </table:table-cell>
              <table:table-cell office:value-type="float" office:value="0.103026192556522">
                <text:p>0.103026192556522</text:p>
              </table:table-cell>
              <table:table-cell office:value-type="float" office:value="-0.0484">
                <text:p>-0.04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10.3">
                <text:p>-10.3</text:p>
              </table:table-cell>
              <table:table-cell office:value-type="float" office:value="-0.9892">
                <text:p>-0.9892</text:p>
              </table:table-cell>
              <table:table-cell office:value-type="float" office:value="0.08086">
                <text:p>0.08086</text:p>
              </table:table-cell>
              <table:table-cell office:value-type="float" office:value="0.102132100869565">
                <text:p>0.102132100869565</text:p>
              </table:table-cell>
              <table:table-cell office:value-type="float" office:value="-0.0488">
                <text:p>-0.04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10.2">
                <text:p>-10.2</text:p>
              </table:table-cell>
              <table:table-cell office:value-type="float" office:value="-0.98853">
                <text:p>-0.98853</text:p>
              </table:table-cell>
              <table:table-cell office:value-type="float" office:value="0.07999">
                <text:p>0.07999</text:p>
              </table:table-cell>
              <table:table-cell office:value-type="float" office:value="0.101233294802174">
                <text:p>0.101233294802174</text:p>
              </table:table-cell>
              <table:table-cell office:value-type="float" office:value="-0.0492">
                <text:p>-0.04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10.1">
                <text:p>-10.1</text:p>
              </table:table-cell>
              <table:table-cell office:value-type="float" office:value="-0.98772">
                <text:p>-0.98772</text:p>
              </table:table-cell>
              <table:table-cell office:value-type="float" office:value="0.07912">
                <text:p>0.07912</text:p>
              </table:table-cell>
              <table:table-cell office:value-type="float" office:value="0.100328495617391">
                <text:p>0.100328495617391</text:p>
              </table:table-cell>
              <table:table-cell office:value-type="float" office:value="-0.0496">
                <text:p>-0.04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10">
                <text:p>-10</text:p>
              </table:table-cell>
              <table:table-cell office:value-type="float" office:value="-0.98677">
                <text:p>-0.98677</text:p>
              </table:table-cell>
              <table:table-cell office:value-type="float" office:value="0.07826">
                <text:p>0.07826</text:p>
              </table:table-cell>
              <table:table-cell office:value-type="float" office:value="0.0994277181065218">
                <text:p>0.0994277181065218</text:p>
              </table:table-cell>
              <table:table-cell office:value-type="float" office:value="-0.05">
                <text:p>-0.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9.9">
                <text:p>-9.9</text:p>
              </table:table-cell>
              <table:table-cell office:value-type="float" office:value="-0.98569">
                <text:p>-0.98569</text:p>
              </table:table-cell>
              <table:table-cell office:value-type="float" office:value="0.07741">
                <text:p>0.07741</text:p>
              </table:table-cell>
              <table:table-cell office:value-type="float" office:value="0.098531408176087">
                <text:p>0.098531408176087</text:p>
              </table:table-cell>
              <table:table-cell office:value-type="float" office:value="-0.05023">
                <text:p>-0.050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9.8">
                <text:p>-9.8</text:p>
              </table:table-cell>
              <table:table-cell office:value-type="float" office:value="-0.98446">
                <text:p>-0.98446</text:p>
              </table:table-cell>
              <table:table-cell office:value-type="float" office:value="0.07656">
                <text:p>0.07656</text:p>
              </table:table-cell>
              <table:table-cell office:value-type="float" office:value="0.0976287280782609">
                <text:p>0.0976287280782609</text:p>
              </table:table-cell>
              <table:table-cell office:value-type="float" office:value="-0.05045">
                <text:p>-0.050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9.7">
                <text:p>-9.7</text:p>
              </table:table-cell>
              <table:table-cell office:value-type="float" office:value="-0.98307">
                <text:p>-0.98307</text:p>
              </table:table-cell>
              <table:table-cell office:value-type="float" office:value="0.07572">
                <text:p>0.07572</text:p>
              </table:table-cell>
              <table:table-cell office:value-type="float" office:value="0.0967292744543478">
                <text:p>0.0967292744543478</text:p>
              </table:table-cell>
              <table:table-cell office:value-type="float" office:value="-0.05068">
                <text:p>-0.050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9.6">
                <text:p>-9.6</text:p>
              </table:table-cell>
              <table:table-cell office:value-type="float" office:value="-0.98153">
                <text:p>-0.98153</text:p>
              </table:table-cell>
              <table:table-cell office:value-type="float" office:value="0.07488">
                <text:p>0.07488</text:p>
              </table:table-cell>
              <table:table-cell office:value-type="float" office:value="0.0958235030630435">
                <text:p>0.0958235030630435</text:p>
              </table:table-cell>
              <table:table-cell office:value-type="float" office:value="-0.0509">
                <text:p>-0.05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9.5">
                <text:p>-9.5</text:p>
              </table:table-cell>
              <table:table-cell office:value-type="float" office:value="-0.97982">
                <text:p>-0.97982</text:p>
              </table:table-cell>
              <table:table-cell office:value-type="float" office:value="0.07405">
                <text:p>0.07405</text:p>
              </table:table-cell>
              <table:table-cell office:value-type="float" office:value="0.0949205920086957">
                <text:p>0.0949205920086957</text:p>
              </table:table-cell>
              <table:table-cell office:value-type="float" office:value="-0.05113">
                <text:p>-0.051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9.4">
                <text:p>-9.4</text:p>
              </table:table-cell>
              <table:table-cell office:value-type="float" office:value="-0.97795">
                <text:p>-0.97795</text:p>
              </table:table-cell>
              <table:table-cell office:value-type="float" office:value="0.07322">
                <text:p>0.07322</text:p>
              </table:table-cell>
              <table:table-cell office:value-type="float" office:value="0.0940110044021739">
                <text:p>0.0940110044021739</text:p>
              </table:table-cell>
              <table:table-cell office:value-type="float" office:value="-0.05135">
                <text:p>-0.051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9.3">
                <text:p>-9.3</text:p>
              </table:table-cell>
              <table:table-cell office:value-type="float" office:value="-0.9759">
                <text:p>-0.9759</text:p>
              </table:table-cell>
              <table:table-cell office:value-type="float" office:value="0.0724">
                <text:p>0.0724</text:p>
              </table:table-cell>
              <table:table-cell office:value-type="float" office:value="0.0931039306521739">
                <text:p>0.0931039306521739</text:p>
              </table:table-cell>
              <table:table-cell office:value-type="float" office:value="-0.05158">
                <text:p>-0.051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9.2">
                <text:p>-9.2</text:p>
              </table:table-cell>
              <table:table-cell office:value-type="float" office:value="-0.97368">
                <text:p>-0.97368</text:p>
              </table:table-cell>
              <table:table-cell office:value-type="float" office:value="0.07158">
                <text:p>0.07158</text:p>
              </table:table-cell>
              <table:table-cell office:value-type="float" office:value="0.092189842226087">
                <text:p>0.092189842226087</text:p>
              </table:table-cell>
              <table:table-cell office:value-type="float" office:value="-0.0518">
                <text:p>-0.05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9.1">
                <text:p>-9.1</text:p>
              </table:table-cell>
              <table:table-cell office:value-type="float" office:value="-0.97128">
                <text:p>-0.97128</text:p>
              </table:table-cell>
              <table:table-cell office:value-type="float" office:value="0.07077">
                <text:p>0.07077</text:p>
              </table:table-cell>
              <table:table-cell office:value-type="float" office:value="0.0912783660521739">
                <text:p>0.0912783660521739</text:p>
              </table:table-cell>
              <table:table-cell office:value-type="float" office:value="-0.05203">
                <text:p>-0.052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9">
                <text:p>-9</text:p>
              </table:table-cell>
              <table:table-cell office:value-type="float" office:value="-0.9687">
                <text:p>-0.9687</text:p>
              </table:table-cell>
              <table:table-cell office:value-type="float" office:value="0.06996">
                <text:p>0.06996</text:p>
              </table:table-cell>
              <table:table-cell office:value-type="float" office:value="0.0903595584782609">
                <text:p>0.0903595584782609</text:p>
              </table:table-cell>
              <table:table-cell office:value-type="float" office:value="-0.05225">
                <text:p>-0.052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8.9">
                <text:p>-8.9</text:p>
              </table:table-cell>
              <table:table-cell office:value-type="float" office:value="-0.96593">
                <text:p>-0.96593</text:p>
              </table:table-cell>
              <table:table-cell office:value-type="float" office:value="0.06916">
                <text:p>0.06916</text:p>
              </table:table-cell>
              <table:table-cell office:value-type="float" office:value="0.0894430601065217">
                <text:p>0.0894430601065217</text:p>
              </table:table-cell>
              <table:table-cell office:value-type="float" office:value="-0.05248">
                <text:p>-0.052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8.8">
                <text:p>-8.8</text:p>
              </table:table-cell>
              <table:table-cell office:value-type="float" office:value="-0.96297">
                <text:p>-0.96297</text:p>
              </table:table-cell>
              <table:table-cell office:value-type="float" office:value="0.06836">
                <text:p>0.06836</text:p>
              </table:table-cell>
              <table:table-cell office:value-type="float" office:value="0.0885189395847826">
                <text:p>0.0885189395847826</text:p>
              </table:table-cell>
              <table:table-cell office:value-type="float" office:value="-0.0527">
                <text:p>-0.05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8.7">
                <text:p>-8.7</text:p>
              </table:table-cell>
              <table:table-cell office:value-type="float" office:value="-0.95981">
                <text:p>-0.95981</text:p>
              </table:table-cell>
              <table:table-cell office:value-type="float" office:value="0.06757">
                <text:p>0.06757</text:p>
              </table:table-cell>
              <table:table-cell office:value-type="float" office:value="0.0875968529586956">
                <text:p>0.0875968529586956</text:p>
              </table:table-cell>
              <table:table-cell office:value-type="float" office:value="-0.05293">
                <text:p>-0.052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8.6">
                <text:p>-8.6</text:p>
              </table:table-cell>
              <table:table-cell office:value-type="float" office:value="-0.95646">
                <text:p>-0.95646</text:p>
              </table:table-cell>
              <table:table-cell office:value-type="float" office:value="0.06679">
                <text:p>0.06679</text:p>
              </table:table-cell>
              <table:table-cell office:value-type="float" office:value="0.0866772985130435">
                <text:p>0.0866772985130435</text:p>
              </table:table-cell>
              <table:table-cell office:value-type="float" office:value="-0.05315">
                <text:p>-0.053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8.5">
                <text:p>-8.5</text:p>
              </table:table-cell>
              <table:table-cell office:value-type="float" office:value="-0.9529">
                <text:p>-0.9529</text:p>
              </table:table-cell>
              <table:table-cell office:value-type="float" office:value="0.06601">
                <text:p>0.06601</text:p>
              </table:table-cell>
              <table:table-cell office:value-type="float" office:value="0.0857495306521739">
                <text:p>0.0857495306521739</text:p>
              </table:table-cell>
              <table:table-cell office:value-type="float" office:value="-0.05338">
                <text:p>-0.053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8.4">
                <text:p>-8.4</text:p>
              </table:table-cell>
              <table:table-cell office:value-type="float" office:value="-0.94914">
                <text:p>-0.94914</text:p>
              </table:table-cell>
              <table:table-cell office:value-type="float" office:value="0.06523">
                <text:p>0.06523</text:p>
              </table:table-cell>
              <table:table-cell office:value-type="float" office:value="0.0848140595565218">
                <text:p>0.0848140595565218</text:p>
              </table:table-cell>
              <table:table-cell office:value-type="float" office:value="-0.0536">
                <text:p>-0.05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8.3">
                <text:p>-8.3</text:p>
              </table:table-cell>
              <table:table-cell office:value-type="float" office:value="-0.94517">
                <text:p>-0.94517</text:p>
              </table:table-cell>
              <table:table-cell office:value-type="float" office:value="0.06446">
                <text:p>0.06446</text:p>
              </table:table-cell>
              <table:table-cell office:value-type="float" office:value="0.0838805723673913">
                <text:p>0.0838805723673913</text:p>
              </table:table-cell>
              <table:table-cell office:value-type="float" office:value="-0.05382">
                <text:p>-0.053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8.2">
                <text:p>-8.2</text:p>
              </table:table-cell>
              <table:table-cell office:value-type="float" office:value="-0.94099">
                <text:p>-0.94099</text:p>
              </table:table-cell>
              <table:table-cell office:value-type="float" office:value="0.0637">
                <text:p>0.0637</text:p>
              </table:table-cell>
              <table:table-cell office:value-type="float" office:value="0.0829491778282609">
                <text:p>0.0829491778282609</text:p>
              </table:table-cell>
              <table:table-cell office:value-type="float" office:value="-0.05405">
                <text:p>-0.05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8.1">
                <text:p>-8.1</text:p>
              </table:table-cell>
              <table:table-cell office:value-type="float" office:value="-0.9366">
                <text:p>-0.9366</text:p>
              </table:table-cell>
              <table:table-cell office:value-type="float" office:value="0.06294">
                <text:p>0.06294</text:p>
              </table:table-cell>
              <table:table-cell office:value-type="float" office:value="0.0820099904347826">
                <text:p>0.0820099904347826</text:p>
              </table:table-cell>
              <table:table-cell office:value-type="float" office:value="-0.05427">
                <text:p>-0.054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8">
                <text:p>-8</text:p>
              </table:table-cell>
              <table:table-cell office:value-type="float" office:value="-0.93199">
                <text:p>-0.93199</text:p>
              </table:table-cell>
              <table:table-cell office:value-type="float" office:value="0.06218">
                <text:p>0.06218</text:p>
              </table:table-cell>
              <table:table-cell office:value-type="float" office:value="0.0810627252195652">
                <text:p>0.0810627252195652</text:p>
              </table:table-cell>
              <table:table-cell office:value-type="float" office:value="-0.0545">
                <text:p>-0.05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7.9">
                <text:p>-7.9</text:p>
              </table:table-cell>
              <table:table-cell office:value-type="float" office:value="-0.92716">
                <text:p>-0.92716</text:p>
              </table:table-cell>
              <table:table-cell office:value-type="float" office:value="0.06143">
                <text:p>0.06143</text:p>
              </table:table-cell>
              <table:table-cell office:value-type="float" office:value="0.0801175144695652">
                <text:p>0.0801175144695652</text:p>
              </table:table-cell>
              <table:table-cell office:value-type="float" office:value="-0.05472">
                <text:p>-0.054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7.8">
                <text:p>-7.8</text:p>
              </table:table-cell>
              <table:table-cell office:value-type="float" office:value="-0.9221">
                <text:p>-0.9221</text:p>
              </table:table-cell>
              <table:table-cell office:value-type="float" office:value="0.06069">
                <text:p>0.06069</text:p>
              </table:table-cell>
              <table:table-cell office:value-type="float" office:value="0.0791740958695652">
                <text:p>0.0791740958695652</text:p>
              </table:table-cell>
              <table:table-cell office:value-type="float" office:value="-0.05495">
                <text:p>-0.054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7.7">
                <text:p>-7.7</text:p>
              </table:table-cell>
              <table:table-cell office:value-type="float" office:value="-0.91682">
                <text:p>-0.91682</text:p>
              </table:table-cell>
              <table:table-cell office:value-type="float" office:value="0.05995">
                <text:p>0.05995</text:p>
              </table:table-cell>
              <table:table-cell office:value-type="float" office:value="0.0782230198347826">
                <text:p>0.0782230198347826</text:p>
              </table:table-cell>
              <table:table-cell office:value-type="float" office:value="-0.05517">
                <text:p>-0.055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7.6">
                <text:p>-7.6</text:p>
              </table:table-cell>
              <table:table-cell office:value-type="float" office:value="-0.91131">
                <text:p>-0.91131</text:p>
              </table:table-cell>
              <table:table-cell office:value-type="float" office:value="0.05922">
                <text:p>0.05922</text:p>
              </table:table-cell>
              <table:table-cell office:value-type="float" office:value="0.0772740416543478">
                <text:p>0.0772740416543478</text:p>
              </table:table-cell>
              <table:table-cell office:value-type="float" office:value="-0.0554">
                <text:p>-0.05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7.5">
                <text:p>-7.5</text:p>
              </table:table-cell>
              <table:table-cell office:value-type="float" office:value="-0.90557">
                <text:p>-0.90557</text:p>
              </table:table-cell>
              <table:table-cell office:value-type="float" office:value="0.05849">
                <text:p>0.05849</text:p>
              </table:table-cell>
              <table:table-cell office:value-type="float" office:value="0.0763173266282609">
                <text:p>0.0763173266282609</text:p>
              </table:table-cell>
              <table:table-cell office:value-type="float" office:value="-0.05562">
                <text:p>-0.05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7.4">
                <text:p>-7.4</text:p>
              </table:table-cell>
              <table:table-cell office:value-type="float" office:value="-0.89959">
                <text:p>-0.89959</text:p>
              </table:table-cell>
              <table:table-cell office:value-type="float" office:value="0.05777">
                <text:p>0.05777</text:p>
              </table:table-cell>
              <table:table-cell office:value-type="float" office:value="0.0753626558282609">
                <text:p>0.0753626558282609</text:p>
              </table:table-cell>
              <table:table-cell office:value-type="float" office:value="-0.05585">
                <text:p>-0.055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7.3">
                <text:p>-7.3</text:p>
              </table:table-cell>
              <table:table-cell office:value-type="float" office:value="-0.89338">
                <text:p>-0.89338</text:p>
              </table:table-cell>
              <table:table-cell office:value-type="float" office:value="0.05705">
                <text:p>0.05705</text:p>
              </table:table-cell>
              <table:table-cell office:value-type="float" office:value="0.0744006048782609">
                <text:p>0.0744006048782609</text:p>
              </table:table-cell>
              <table:table-cell office:value-type="float" office:value="-0.05607">
                <text:p>-0.056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7.2">
                <text:p>-7.2</text:p>
              </table:table-cell>
              <table:table-cell office:value-type="float" office:value="-0.88693">
                <text:p>-0.88693</text:p>
              </table:table-cell>
              <table:table-cell office:value-type="float" office:value="0.05634">
                <text:p>0.05634</text:p>
              </table:table-cell>
              <table:table-cell office:value-type="float" office:value="0.0734409744543478">
                <text:p>0.0734409744543478</text:p>
              </table:table-cell>
              <table:table-cell office:value-type="float" office:value="-0.0563">
                <text:p>-0.05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7.1">
                <text:p>-7.1</text:p>
              </table:table-cell>
              <table:table-cell office:value-type="float" office:value="-0.88023">
                <text:p>-0.88023</text:p>
              </table:table-cell>
              <table:table-cell office:value-type="float" office:value="0.05563">
                <text:p>0.05563</text:p>
              </table:table-cell>
              <table:table-cell office:value-type="float" office:value="0.0724735837586957">
                <text:p>0.0724735837586957</text:p>
              </table:table-cell>
              <table:table-cell office:value-type="float" office:value="-0.05652">
                <text:p>-0.056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7">
                <text:p>-7</text:p>
              </table:table-cell>
              <table:table-cell office:value-type="float" office:value="-0.8733">
                <text:p>-0.8733</text:p>
              </table:table-cell>
              <table:table-cell office:value-type="float" office:value="0.05493">
                <text:p>0.05493</text:p>
              </table:table-cell>
              <table:table-cell office:value-type="float" office:value="0.0715094106521739">
                <text:p>0.0715094106521739</text:p>
              </table:table-cell>
              <table:table-cell office:value-type="float" office:value="-0.05675">
                <text:p>-0.056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6.9">
                <text:p>-6.9</text:p>
              </table:table-cell>
              <table:table-cell office:value-type="float" office:value="-0.86611">
                <text:p>-0.86611</text:p>
              </table:table-cell>
              <table:table-cell office:value-type="float" office:value="0.05423">
                <text:p>0.05423</text:p>
              </table:table-cell>
              <table:table-cell office:value-type="float" office:value="0.0705375333065218">
                <text:p>0.0705375333065218</text:p>
              </table:table-cell>
              <table:table-cell office:value-type="float" office:value="-0.05697">
                <text:p>-0.056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6.8">
                <text:p>-6.8</text:p>
              </table:table-cell>
              <table:table-cell office:value-type="float" office:value="-0.85867">
                <text:p>-0.85867</text:p>
              </table:table-cell>
              <table:table-cell office:value-type="float" office:value="0.05354">
                <text:p>0.05354</text:p>
              </table:table-cell>
              <table:table-cell office:value-type="float" office:value="0.0695685688891304">
                <text:p>0.0695685688891304</text:p>
              </table:table-cell>
              <table:table-cell office:value-type="float" office:value="-0.0572">
                <text:p>-0.05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6.7">
                <text:p>-6.7</text:p>
              </table:table-cell>
              <table:table-cell office:value-type="float" office:value="-0.85099">
                <text:p>-0.85099</text:p>
              </table:table-cell>
              <table:table-cell office:value-type="float" office:value="0.05285">
                <text:p>0.05285</text:p>
              </table:table-cell>
              <table:table-cell office:value-type="float" office:value="0.0685931300021739">
                <text:p>0.0685931300021739</text:p>
              </table:table-cell>
              <table:table-cell office:value-type="float" office:value="-0.05742">
                <text:p>-0.057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6.6">
                <text:p>-6.6</text:p>
              </table:table-cell>
              <table:table-cell office:value-type="float" office:value="-0.84304">
                <text:p>-0.84304</text:p>
              </table:table-cell>
              <table:table-cell office:value-type="float" office:value="0.05217">
                <text:p>0.05217</text:p>
              </table:table-cell>
              <table:table-cell office:value-type="float" office:value="0.067620357426087">
                <text:p>0.067620357426087</text:p>
              </table:table-cell>
              <table:table-cell office:value-type="float" office:value="-0.05765">
                <text:p>-0.057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6.5">
                <text:p>-6.5</text:p>
              </table:table-cell>
              <table:table-cell office:value-type="float" office:value="-0.83484">
                <text:p>-0.83484</text:p>
              </table:table-cell>
              <table:table-cell office:value-type="float" office:value="0.0515">
                <text:p>0.0515</text:p>
              </table:table-cell>
              <table:table-cell office:value-type="float" office:value="0.0666512570782609">
                <text:p>0.0666512570782609</text:p>
              </table:table-cell>
              <table:table-cell office:value-type="float" office:value="-0.05787">
                <text:p>-0.057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6.4">
                <text:p>-6.4</text:p>
              </table:table-cell>
              <table:table-cell office:value-type="float" office:value="-0.82639">
                <text:p>-0.82639</text:p>
              </table:table-cell>
              <table:table-cell office:value-type="float" office:value="0.05083">
                <text:p>0.05083</text:p>
              </table:table-cell>
              <table:table-cell office:value-type="float" office:value="0.06567609635">
                <text:p>0.06567609635</text:p>
              </table:table-cell>
              <table:table-cell office:value-type="float" office:value="-0.0581">
                <text:p>-0.05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6.3">
                <text:p>-6.3</text:p>
              </table:table-cell>
              <table:table-cell office:value-type="float" office:value="-0.81767">
                <text:p>-0.81767</text:p>
              </table:table-cell>
              <table:table-cell office:value-type="float" office:value="0.05016">
                <text:p>0.05016</text:p>
              </table:table-cell>
              <table:table-cell office:value-type="float" office:value="0.0646944397586957">
                <text:p>0.0646944397586957</text:p>
              </table:table-cell>
              <table:table-cell office:value-type="float" office:value="-0.05833">
                <text:p>-0.058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6.2">
                <text:p>-6.2</text:p>
              </table:table-cell>
              <table:table-cell office:value-type="float" office:value="-0.80868">
                <text:p>-0.80868</text:p>
              </table:table-cell>
              <table:table-cell office:value-type="float" office:value="0.0495">
                <text:p>0.0495</text:p>
              </table:table-cell>
              <table:table-cell office:value-type="float" office:value="0.0637165944">
                <text:p>0.0637165944</text:p>
              </table:table-cell>
              <table:table-cell office:value-type="float" office:value="-0.05855">
                <text:p>-0.058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6.1">
                <text:p>-6.1</text:p>
              </table:table-cell>
              <table:table-cell office:value-type="float" office:value="-0.79943">
                <text:p>-0.79943</text:p>
              </table:table-cell>
              <table:table-cell office:value-type="float" office:value="0.04885">
                <text:p>0.04885</text:p>
              </table:table-cell>
              <table:table-cell office:value-type="float" office:value="0.0627432244543478">
                <text:p>0.0627432244543478</text:p>
              </table:table-cell>
              <table:table-cell office:value-type="float" office:value="-0.05878">
                <text:p>-0.058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6">
                <text:p>-6</text:p>
              </table:table-cell>
              <table:table-cell office:value-type="float" office:value="-0.78992">
                <text:p>-0.78992</text:p>
              </table:table-cell>
              <table:table-cell office:value-type="float" office:value="0.0482">
                <text:p>0.0482</text:p>
              </table:table-cell>
              <table:table-cell office:value-type="float" office:value="0.0617646436173913">
                <text:p>0.0617646436173913</text:p>
              </table:table-cell>
              <table:table-cell office:value-type="float" office:value="-0.059">
                <text:p>-0.0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5.9">
                <text:p>-5.9</text:p>
              </table:table-cell>
              <table:table-cell office:value-type="float" office:value="-0.78013">
                <text:p>-0.78013</text:p>
              </table:table-cell>
              <table:table-cell office:value-type="float" office:value="0.04755">
                <text:p>0.04755</text:p>
              </table:table-cell>
              <table:table-cell office:value-type="float" office:value="0.0607804960195652">
                <text:p>0.0607804960195652</text:p>
              </table:table-cell>
              <table:table-cell office:value-type="float" office:value="-0.05923">
                <text:p>-0.059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5.8">
                <text:p>-5.8</text:p>
              </table:table-cell>
              <table:table-cell office:value-type="float" office:value="-0.77007">
                <text:p>-0.77007</text:p>
              </table:table-cell>
              <table:table-cell office:value-type="float" office:value="0.04691">
                <text:p>0.04691</text:p>
              </table:table-cell>
              <table:table-cell office:value-type="float" office:value="0.0598014740195652">
                <text:p>0.0598014740195652</text:p>
              </table:table-cell>
              <table:table-cell office:value-type="float" office:value="-0.05945">
                <text:p>-0.059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5.7">
                <text:p>-5.7</text:p>
              </table:table-cell>
              <table:table-cell office:value-type="float" office:value="-0.75973">
                <text:p>-0.75973</text:p>
              </table:table-cell>
              <table:table-cell office:value-type="float" office:value="0.04628">
                <text:p>0.04628</text:p>
              </table:table-cell>
              <table:table-cell office:value-type="float" office:value="0.0588276015847826">
                <text:p>0.0588276015847826</text:p>
              </table:table-cell>
              <table:table-cell office:value-type="float" office:value="-0.05968">
                <text:p>-0.059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5.6">
                <text:p>-5.6</text:p>
              </table:table-cell>
              <table:table-cell office:value-type="float" office:value="-0.74912">
                <text:p>-0.74912</text:p>
              </table:table-cell>
              <table:table-cell office:value-type="float" office:value="0.04565">
                <text:p>0.04565</text:p>
              </table:table-cell>
              <table:table-cell office:value-type="float" office:value="0.0578495820521739">
                <text:p>0.0578495820521739</text:p>
              </table:table-cell>
              <table:table-cell office:value-type="float" office:value="-0.0599">
                <text:p>-0.05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5.5">
                <text:p>-5.5</text:p>
              </table:table-cell>
              <table:table-cell office:value-type="float" office:value="-0.73823">
                <text:p>-0.73823</text:p>
              </table:table-cell>
              <table:table-cell office:value-type="float" office:value="0.04503">
                <text:p>0.04503</text:p>
              </table:table-cell>
              <table:table-cell office:value-type="float" office:value="0.0568774681065217">
                <text:p>0.0568774681065217</text:p>
              </table:table-cell>
              <table:table-cell office:value-type="float" office:value="-0.06013">
                <text:p>-0.060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5.4">
                <text:p>-5.4</text:p>
              </table:table-cell>
              <table:table-cell office:value-type="float" office:value="-0.72706">
                <text:p>-0.72706</text:p>
              </table:table-cell>
              <table:table-cell office:value-type="float" office:value="0.04441">
                <text:p>0.04441</text:p>
              </table:table-cell>
              <table:table-cell office:value-type="float" office:value="0.0559016574695652">
                <text:p>0.0559016574695652</text:p>
              </table:table-cell>
              <table:table-cell office:value-type="float" office:value="-0.06035">
                <text:p>-0.060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5.3">
                <text:p>-5.3</text:p>
              </table:table-cell>
              <table:table-cell office:value-type="float" office:value="-0.71561">
                <text:p>-0.71561</text:p>
              </table:table-cell>
              <table:table-cell office:value-type="float" office:value="0.04379">
                <text:p>0.04379</text:p>
              </table:table-cell>
              <table:table-cell office:value-type="float" office:value="0.0549225580891304">
                <text:p>0.0549225580891304</text:p>
              </table:table-cell>
              <table:table-cell office:value-type="float" office:value="-0.06058">
                <text:p>-0.060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5.2">
                <text:p>-5.2</text:p>
              </table:table-cell>
              <table:table-cell office:value-type="float" office:value="-0.70387">
                <text:p>-0.70387</text:p>
              </table:table-cell>
              <table:table-cell office:value-type="float" office:value="0.04319">
                <text:p>0.04319</text:p>
              </table:table-cell>
              <table:table-cell office:value-type="float" office:value="0.0539602821065218">
                <text:p>0.0539602821065218</text:p>
              </table:table-cell>
              <table:table-cell office:value-type="float" office:value="-0.0608">
                <text:p>-0.06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5.1">
                <text:p>-5.1</text:p>
              </table:table-cell>
              <table:table-cell office:value-type="float" office:value="-0.69185">
                <text:p>-0.69185</text:p>
              </table:table-cell>
              <table:table-cell office:value-type="float" office:value="0.04258">
                <text:p>0.04258</text:p>
              </table:table-cell>
              <table:table-cell office:value-type="float" office:value="0.0529855744021739">
                <text:p>0.0529855744021739</text:p>
              </table:table-cell>
              <table:table-cell office:value-type="float" office:value="-0.06103">
                <text:p>-0.061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5">
                <text:p>-5</text:p>
              </table:table-cell>
              <table:table-cell office:value-type="float" office:value="-0.67953">
                <text:p>-0.67953</text:p>
              </table:table-cell>
              <table:table-cell office:value-type="float" office:value="0.04198">
                <text:p>0.04198</text:p>
              </table:table-cell>
              <table:table-cell office:value-type="float" office:value="0.0520182830630435">
                <text:p>0.0520182830630435</text:p>
              </table:table-cell>
              <table:table-cell office:value-type="float" office:value="-0.06125">
                <text:p>-0.06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4.9">
                <text:p>-4.9</text:p>
              </table:table-cell>
              <table:table-cell office:value-type="float" office:value="-0.66693">
                <text:p>-0.66693</text:p>
              </table:table-cell>
              <table:table-cell office:value-type="float" office:value="0.04139">
                <text:p>0.04139</text:p>
              </table:table-cell>
              <table:table-cell office:value-type="float" office:value="0.0510594701065218">
                <text:p>0.0510594701065218</text:p>
              </table:table-cell>
              <table:table-cell office:value-type="float" office:value="-0.06148">
                <text:p>-0.06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4.8">
                <text:p>-4.8</text:p>
              </table:table-cell>
              <table:table-cell office:value-type="float" office:value="-0.65403">
                <text:p>-0.65403</text:p>
              </table:table-cell>
              <table:table-cell office:value-type="float" office:value="0.0408">
                <text:p>0.0408</text:p>
              </table:table-cell>
              <table:table-cell office:value-type="float" office:value="0.050099026976087">
                <text:p>0.050099026976087</text:p>
              </table:table-cell>
              <table:table-cell office:value-type="float" office:value="-0.0617">
                <text:p>-0.06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4.7">
                <text:p>-4.7</text:p>
              </table:table-cell>
              <table:table-cell office:value-type="float" office:value="-0.64084">
                <text:p>-0.64084</text:p>
              </table:table-cell>
              <table:table-cell office:value-type="float" office:value="0.04022">
                <text:p>0.04022</text:p>
              </table:table-cell>
              <table:table-cell office:value-type="float" office:value="0.0491477370782609">
                <text:p>0.0491477370782609</text:p>
              </table:table-cell>
              <table:table-cell office:value-type="float" office:value="-0.06193">
                <text:p>-0.061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4.6">
                <text:p>-4.6</text:p>
              </table:table-cell>
              <table:table-cell office:value-type="float" office:value="-0.62735">
                <text:p>-0.62735</text:p>
              </table:table-cell>
              <table:table-cell office:value-type="float" office:value="0.03964">
                <text:p>0.03964</text:p>
              </table:table-cell>
              <table:table-cell office:value-type="float" office:value="0.048195826576087">
                <text:p>0.048195826576087</text:p>
              </table:table-cell>
              <table:table-cell office:value-type="float" office:value="-0.06215">
                <text:p>-0.06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4.5">
                <text:p>-4.5</text:p>
              </table:table-cell>
              <table:table-cell office:value-type="float" office:value="-0.61357">
                <text:p>-0.61357</text:p>
              </table:table-cell>
              <table:table-cell office:value-type="float" office:value="0.03906">
                <text:p>0.03906</text:p>
              </table:table-cell>
              <table:table-cell office:value-type="float" office:value="0.0472440901065218">
                <text:p>0.0472440901065218</text:p>
              </table:table-cell>
              <table:table-cell office:value-type="float" office:value="-0.06238">
                <text:p>-0.062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4.4">
                <text:p>-4.4</text:p>
              </table:table-cell>
              <table:table-cell office:value-type="float" office:value="-0.59948">
                <text:p>-0.59948</text:p>
              </table:table-cell>
              <table:table-cell office:value-type="float" office:value="0.03849">
                <text:p>0.03849</text:p>
              </table:table-cell>
              <table:table-cell office:value-type="float" office:value="0.0463025276173913">
                <text:p>0.0463025276173913</text:p>
              </table:table-cell>
              <table:table-cell office:value-type="float" office:value="-0.0626">
                <text:p>-0.06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4.3">
                <text:p>-4.3</text:p>
              </table:table-cell>
              <table:table-cell office:value-type="float" office:value="-0.58509">
                <text:p>-0.58509</text:p>
              </table:table-cell>
              <table:table-cell office:value-type="float" office:value="0.03792">
                <text:p>0.03792</text:p>
              </table:table-cell>
              <table:table-cell office:value-type="float" office:value="0.0453619632195652">
                <text:p>0.0453619632195652</text:p>
              </table:table-cell>
              <table:table-cell office:value-type="float" office:value="-0.06283">
                <text:p>-0.062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4.2">
                <text:p>-4.2</text:p>
              </table:table-cell>
              <table:table-cell office:value-type="float" office:value="-0.5704">
                <text:p>-0.5704</text:p>
              </table:table-cell>
              <table:table-cell office:value-type="float" office:value="0.03736">
                <text:p>0.03736</text:p>
              </table:table-cell>
              <table:table-cell office:value-type="float" office:value="0.04443296">
                <text:p>0.04443296</text:p>
              </table:table-cell>
              <table:table-cell office:value-type="float" office:value="-0.06305">
                <text:p>-0.063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4.1">
                <text:p>-4.1</text:p>
              </table:table-cell>
              <table:table-cell office:value-type="float" office:value="-0.5554">
                <text:p>-0.5554</text:p>
              </table:table-cell>
              <table:table-cell office:value-type="float" office:value="0.0368">
                <text:p>0.0368</text:p>
              </table:table-cell>
              <table:table-cell office:value-type="float" office:value="0.0435058513043478">
                <text:p>0.0435058513043478</text:p>
              </table:table-cell>
              <table:table-cell office:value-type="float" office:value="-0.06328">
                <text:p>-0.063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4">
                <text:p>-4</text:p>
              </table:table-cell>
              <table:table-cell office:value-type="float" office:value="-0.5401">
                <text:p>-0.5401</text:p>
              </table:table-cell>
              <table:table-cell office:value-type="float" office:value="0.03625">
                <text:p>0.03625</text:p>
              </table:table-cell>
              <table:table-cell office:value-type="float" office:value="0.0425914784782609">
                <text:p>0.0425914784782609</text:p>
              </table:table-cell>
              <table:table-cell office:value-type="float" office:value="-0.0635">
                <text:p>-0.06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3.9">
                <text:p>-3.9</text:p>
              </table:table-cell>
              <table:table-cell office:value-type="float" office:value="-0.52448">
                <text:p>-0.52448</text:p>
              </table:table-cell>
              <table:table-cell office:value-type="float" office:value="0.0357">
                <text:p>0.0357</text:p>
              </table:table-cell>
              <table:table-cell office:value-type="float" office:value="0.0416799841391304">
                <text:p>0.0416799841391304</text:p>
              </table:table-cell>
              <table:table-cell office:value-type="float" office:value="-0.06373">
                <text:p>-0.063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3.8">
                <text:p>-3.8</text:p>
              </table:table-cell>
              <table:table-cell office:value-type="float" office:value="-0.50856">
                <text:p>-0.50856</text:p>
              </table:table-cell>
              <table:table-cell office:value-type="float" office:value="0.03516">
                <text:p>0.03516</text:p>
              </table:table-cell>
              <table:table-cell office:value-type="float" office:value="0.0407824624695652">
                <text:p>0.0407824624695652</text:p>
              </table:table-cell>
              <table:table-cell office:value-type="float" office:value="-0.06395">
                <text:p>-0.063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3.7">
                <text:p>-3.7</text:p>
              </table:table-cell>
              <table:table-cell office:value-type="float" office:value="-0.49232">
                <text:p>-0.49232</text:p>
              </table:table-cell>
              <table:table-cell office:value-type="float" office:value="0.03462">
                <text:p>0.03462</text:p>
              </table:table-cell>
              <table:table-cell office:value-type="float" office:value="0.0398891083130435">
                <text:p>0.0398891083130435</text:p>
              </table:table-cell>
              <table:table-cell office:value-type="float" office:value="-0.06418">
                <text:p>-0.064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3.6">
                <text:p>-3.6</text:p>
              </table:table-cell>
              <table:table-cell office:value-type="float" office:value="-0.47577">
                <text:p>-0.47577</text:p>
              </table:table-cell>
              <table:table-cell office:value-type="float" office:value="0.03408">
                <text:p>0.03408</text:p>
              </table:table-cell>
              <table:table-cell office:value-type="float" office:value="0.0390008063673913">
                <text:p>0.0390008063673913</text:p>
              </table:table-cell>
              <table:table-cell office:value-type="float" office:value="-0.0644">
                <text:p>-0.06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3.5">
                <text:p>-3.5</text:p>
              </table:table-cell>
              <table:table-cell office:value-type="float" office:value="-0.4589">
                <text:p>-0.4589</text:p>
              </table:table-cell>
              <table:table-cell office:value-type="float" office:value="0.03355">
                <text:p>0.03355</text:p>
              </table:table-cell>
              <table:table-cell office:value-type="float" office:value="0.0381280263043478">
                <text:p>0.0381280263043478</text:p>
              </table:table-cell>
              <table:table-cell office:value-type="float" office:value="-0.06463">
                <text:p>-0.064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3.4">
                <text:p>-3.4</text:p>
              </table:table-cell>
              <table:table-cell office:value-type="float" office:value="-0.44171">
                <text:p>-0.44171</text:p>
              </table:table-cell>
              <table:table-cell office:value-type="float" office:value="0.03303">
                <text:p>0.03303</text:p>
              </table:table-cell>
              <table:table-cell office:value-type="float" office:value="0.0372714722630435">
                <text:p>0.0372714722630435</text:p>
              </table:table-cell>
              <table:table-cell office:value-type="float" office:value="-0.06485">
                <text:p>-0.064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3.3">
                <text:p>-3.3</text:p>
              </table:table-cell>
              <table:table-cell office:value-type="float" office:value="-0.42421">
                <text:p>-0.42421</text:p>
              </table:table-cell>
              <table:table-cell office:value-type="float" office:value="0.0325">
                <text:p>0.0325</text:p>
              </table:table-cell>
              <table:table-cell office:value-type="float" office:value="0.036412046176087">
                <text:p>0.036412046176087</text:p>
              </table:table-cell>
              <table:table-cell office:value-type="float" office:value="-0.06508">
                <text:p>-0.065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3.2">
                <text:p>-3.2</text:p>
              </table:table-cell>
              <table:table-cell office:value-type="float" office:value="-0.40638">
                <text:p>-0.40638</text:p>
              </table:table-cell>
              <table:table-cell office:value-type="float" office:value="0.03198">
                <text:p>0.03198</text:p>
              </table:table-cell>
              <table:table-cell office:value-type="float" office:value="0.0355701022695652">
                <text:p>0.0355701022695652</text:p>
              </table:table-cell>
              <table:table-cell office:value-type="float" office:value="-0.0653">
                <text:p>-0.06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3.1">
                <text:p>-3.1</text:p>
              </table:table-cell>
              <table:table-cell office:value-type="float" office:value="-0.38823">
                <text:p>-0.38823</text:p>
              </table:table-cell>
              <table:table-cell office:value-type="float" office:value="0.03147">
                <text:p>0.03147</text:p>
              </table:table-cell>
              <table:table-cell office:value-type="float" office:value="0.0347465768021739">
                <text:p>0.0347465768021739</text:p>
              </table:table-cell>
              <table:table-cell office:value-type="float" office:value="-0.06553">
                <text:p>-0.065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3">
                <text:p>-3</text:p>
              </table:table-cell>
              <table:table-cell office:value-type="float" office:value="-0.36975">
                <text:p>-0.36975</text:p>
              </table:table-cell>
              <table:table-cell office:value-type="float" office:value="0.03096">
                <text:p>0.03096</text:p>
              </table:table-cell>
              <table:table-cell office:value-type="float" office:value="0.033932066576087">
                <text:p>0.033932066576087</text:p>
              </table:table-cell>
              <table:table-cell office:value-type="float" office:value="-0.06575">
                <text:p>-0.065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2.9">
                <text:p>-2.9</text:p>
              </table:table-cell>
              <table:table-cell office:value-type="float" office:value="-0.35095">
                <text:p>-0.35095</text:p>
              </table:table-cell>
              <table:table-cell office:value-type="float" office:value="0.03045">
                <text:p>0.03045</text:p>
              </table:table-cell>
              <table:table-cell office:value-type="float" office:value="0.0331275196195652">
                <text:p>0.0331275196195652</text:p>
              </table:table-cell>
              <table:table-cell office:value-type="float" office:value="-0.06597">
                <text:p>-0.065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2.8">
                <text:p>-2.8</text:p>
              </table:table-cell>
              <table:table-cell office:value-type="float" office:value="-0.33182">
                <text:p>-0.33182</text:p>
              </table:table-cell>
              <table:table-cell office:value-type="float" office:value="0.02995">
                <text:p>0.02995</text:p>
              </table:table-cell>
              <table:table-cell office:value-type="float" office:value="0.0323435763565217">
                <text:p>0.0323435763565217</text:p>
              </table:table-cell>
              <table:table-cell office:value-type="float" office:value="-0.0662">
                <text:p>-0.06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2.7">
                <text:p>-2.7</text:p>
              </table:table-cell>
              <table:table-cell office:value-type="float" office:value="-0.31237">
                <text:p>-0.31237</text:p>
              </table:table-cell>
              <table:table-cell office:value-type="float" office:value="0.02945">
                <text:p>0.02945</text:p>
              </table:table-cell>
              <table:table-cell office:value-type="float" office:value="0.0315711960195652">
                <text:p>0.0315711960195652</text:p>
              </table:table-cell>
              <table:table-cell office:value-type="float" office:value="-0.06643">
                <text:p>-0.066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2.6">
                <text:p>-2.6</text:p>
              </table:table-cell>
              <table:table-cell office:value-type="float" office:value="-0.29258">
                <text:p>-0.29258</text:p>
              </table:table-cell>
              <table:table-cell office:value-type="float" office:value="0.02895">
                <text:p>0.02895</text:p>
              </table:table-cell>
              <table:table-cell office:value-type="float" office:value="0.0308109360086957">
                <text:p>0.0308109360086957</text:p>
              </table:table-cell>
              <table:table-cell office:value-type="float" office:value="-0.06665">
                <text:p>-0.066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2.5">
                <text:p>-2.5</text:p>
              </table:table-cell>
              <table:table-cell office:value-type="float" office:value="-0.27246">
                <text:p>-0.27246</text:p>
              </table:table-cell>
              <table:table-cell office:value-type="float" office:value="0.02846">
                <text:p>0.02846</text:p>
              </table:table-cell>
              <table:table-cell office:value-type="float" office:value="0.030073792426087">
                <text:p>0.030073792426087</text:p>
              </table:table-cell>
              <table:table-cell office:value-type="float" office:value="-0.06687">
                <text:p>-0.066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2.4">
                <text:p>-2.4</text:p>
              </table:table-cell>
              <table:table-cell office:value-type="float" office:value="-0.252">
                <text:p>-0.252</text:p>
              </table:table-cell>
              <table:table-cell office:value-type="float" office:value="0.02797">
                <text:p>0.02797</text:p>
              </table:table-cell>
              <table:table-cell office:value-type="float" office:value="0.0293505217391304">
                <text:p>0.0293505217391304</text:p>
              </table:table-cell>
              <table:table-cell office:value-type="float" office:value="-0.0671">
                <text:p>-0.06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2.3">
                <text:p>-2.3</text:p>
              </table:table-cell>
              <table:table-cell office:value-type="float" office:value="-0.239">
                <text:p>-0.239</text:p>
              </table:table-cell>
              <table:table-cell office:value-type="float" office:value="0.02748">
                <text:p>0.02748</text:p>
              </table:table-cell>
              <table:table-cell office:value-type="float" office:value="0.0287217608695652">
                <text:p>0.0287217608695652</text:p>
              </table:table-cell>
              <table:table-cell office:value-type="float" office:value="-0.06732">
                <text:p>-0.067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2.2">
                <text:p>-2.2</text:p>
              </table:table-cell>
              <table:table-cell office:value-type="float" office:value="-0.226">
                <text:p>-0.226</text:p>
              </table:table-cell>
              <table:table-cell office:value-type="float" office:value="0.027">
                <text:p>0.027</text:p>
              </table:table-cell>
              <table:table-cell office:value-type="float" office:value="0.028110347826087">
                <text:p>0.028110347826087</text:p>
              </table:table-cell>
              <table:table-cell office:value-type="float" office:value="-0.06755">
                <text:p>-0.067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2.1">
                <text:p>-2.1</text:p>
              </table:table-cell>
              <table:table-cell office:value-type="float" office:value="-0.213">
                <text:p>-0.213</text:p>
              </table:table-cell>
              <table:table-cell office:value-type="float" office:value="0.02652">
                <text:p>0.02652</text:p>
              </table:table-cell>
              <table:table-cell office:value-type="float" office:value="0.0275062826086957">
                <text:p>0.0275062826086957</text:p>
              </table:table-cell>
              <table:table-cell office:value-type="float" office:value="-0.06777">
                <text:p>-0.067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2">
                <text:p>-2</text:p>
              </table:table-cell>
              <table:table-cell office:value-type="float" office:value="-0.2">
                <text:p>-0.2</text:p>
              </table:table-cell>
              <table:table-cell office:value-type="float" office:value="0.02605">
                <text:p>0.02605</text:p>
              </table:table-cell>
              <table:table-cell office:value-type="float" office:value="0.0269195652173913">
                <text:p>0.0269195652173913</text:p>
              </table:table-cell>
              <table:table-cell office:value-type="float" office:value="-0.068">
                <text:p>-0.0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1.9">
                <text:p>-1.9</text:p>
              </table:table-cell>
              <table:table-cell office:value-type="float" office:value="-0.187">
                <text:p>-0.187</text:p>
              </table:table-cell>
              <table:table-cell office:value-type="float" office:value="0.02558">
                <text:p>0.02558</text:p>
              </table:table-cell>
              <table:table-cell office:value-type="float" office:value="0.0263401956521739">
                <text:p>0.0263401956521739</text:p>
              </table:table-cell>
              <table:table-cell office:value-type="float" office:value="-0.06822">
                <text:p>-0.068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1.8">
                <text:p>-1.8</text:p>
              </table:table-cell>
              <table:table-cell office:value-type="float" office:value="-0.174">
                <text:p>-0.174</text:p>
              </table:table-cell>
              <table:table-cell office:value-type="float" office:value="0.02511">
                <text:p>0.02511</text:p>
              </table:table-cell>
              <table:table-cell office:value-type="float" office:value="0.0257681739130435">
                <text:p>0.0257681739130435</text:p>
              </table:table-cell>
              <table:table-cell office:value-type="float" office:value="-0.06845">
                <text:p>-0.068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1.7">
                <text:p>-1.7</text:p>
              </table:table-cell>
              <table:table-cell office:value-type="float" office:value="-0.161">
                <text:p>-0.161</text:p>
              </table:table-cell>
              <table:table-cell office:value-type="float" office:value="0.02465">
                <text:p>0.02465</text:p>
              </table:table-cell>
              <table:table-cell office:value-type="float" office:value="0.0252135">
                <text:p>0.0252135</text:p>
              </table:table-cell>
              <table:table-cell office:value-type="float" office:value="-0.06867">
                <text:p>-0.068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1.6">
                <text:p>-1.6</text:p>
              </table:table-cell>
              <table:table-cell office:value-type="float" office:value="-0.148">
                <text:p>-0.148</text:p>
              </table:table-cell>
              <table:table-cell office:value-type="float" office:value="0.02419">
                <text:p>0.02419</text:p>
              </table:table-cell>
              <table:table-cell office:value-type="float" office:value="0.0246661739130435">
                <text:p>0.0246661739130435</text:p>
              </table:table-cell>
              <table:table-cell office:value-type="float" office:value="-0.0689">
                <text:p>-0.06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1.5">
                <text:p>-1.5</text:p>
              </table:table-cell>
              <table:table-cell office:value-type="float" office:value="-0.135">
                <text:p>-0.135</text:p>
              </table:table-cell>
              <table:table-cell office:value-type="float" office:value="0.02373">
                <text:p>0.02373</text:p>
              </table:table-cell>
              <table:table-cell office:value-type="float" office:value="0.0241261956521739">
                <text:p>0.0241261956521739</text:p>
              </table:table-cell>
              <table:table-cell office:value-type="float" office:value="-0.06912">
                <text:p>-0.069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1.4">
                <text:p>-1.4</text:p>
              </table:table-cell>
              <table:table-cell office:value-type="float" office:value="-0.122">
                <text:p>-0.122</text:p>
              </table:table-cell>
              <table:table-cell office:value-type="float" office:value="0.02327">
                <text:p>0.02327</text:p>
              </table:table-cell>
              <table:table-cell office:value-type="float" office:value="0.0235935652173913">
                <text:p>0.0235935652173913</text:p>
              </table:table-cell>
              <table:table-cell office:value-type="float" office:value="-0.06935">
                <text:p>-0.069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1.3">
                <text:p>-1.3</text:p>
              </table:table-cell>
              <table:table-cell office:value-type="float" office:value="-0.109">
                <text:p>-0.109</text:p>
              </table:table-cell>
              <table:table-cell office:value-type="float" office:value="0.02282">
                <text:p>0.02282</text:p>
              </table:table-cell>
              <table:table-cell office:value-type="float" office:value="0.0230782826086957">
                <text:p>0.0230782826086957</text:p>
              </table:table-cell>
              <table:table-cell office:value-type="float" office:value="-0.06957">
                <text:p>-0.069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1.2">
                <text:p>-1.2</text:p>
              </table:table-cell>
              <table:table-cell office:value-type="float" office:value="-0.096">
                <text:p>-0.096</text:p>
              </table:table-cell>
              <table:table-cell office:value-type="float" office:value="0.02237">
                <text:p>0.02237</text:p>
              </table:table-cell>
              <table:table-cell office:value-type="float" office:value="0.022570347826087">
                <text:p>0.022570347826087</text:p>
              </table:table-cell>
              <table:table-cell office:value-type="float" office:value="-0.0698">
                <text:p>-0.06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1.1">
                <text:p>-1.1</text:p>
              </table:table-cell>
              <table:table-cell office:value-type="float" office:value="-0.083">
                <text:p>-0.083</text:p>
              </table:table-cell>
              <table:table-cell office:value-type="float" office:value="0.02193">
                <text:p>0.02193</text:p>
              </table:table-cell>
              <table:table-cell office:value-type="float" office:value="0.0220797608695652">
                <text:p>0.0220797608695652</text:p>
              </table:table-cell>
              <table:table-cell office:value-type="float" office:value="-0.07002">
                <text:p>-0.07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1">
                <text:p>-1</text:p>
              </table:table-cell>
              <table:table-cell office:value-type="float" office:value="-0.07">
                <text:p>-0.07</text:p>
              </table:table-cell>
              <table:table-cell office:value-type="float" office:value="0.02149">
                <text:p>0.02149</text:p>
              </table:table-cell>
              <table:table-cell office:value-type="float" office:value="0.0215965217391304">
                <text:p>0.0215965217391304</text:p>
              </table:table-cell>
              <table:table-cell office:value-type="float" office:value="-0.07025">
                <text:p>-0.070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0.9">
                <text:p>-0.9</text:p>
              </table:table-cell>
              <table:table-cell office:value-type="float" office:value="-0.057">
                <text:p>-0.057</text:p>
              </table:table-cell>
              <table:table-cell office:value-type="float" office:value="0.02105">
                <text:p>0.02105</text:p>
              </table:table-cell>
              <table:table-cell office:value-type="float" office:value="0.0211206304347826">
                <text:p>0.0211206304347826</text:p>
              </table:table-cell>
              <table:table-cell office:value-type="float" office:value="-0.07047">
                <text:p>-0.070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0.8">
                <text:p>-0.8</text:p>
              </table:table-cell>
              <table:table-cell office:value-type="float" office:value="-0.044">
                <text:p>-0.044</text:p>
              </table:table-cell>
              <table:table-cell office:value-type="float" office:value="0.02061">
                <text:p>0.02061</text:p>
              </table:table-cell>
              <table:table-cell office:value-type="float" office:value="0.0206520869565217">
                <text:p>0.0206520869565217</text:p>
              </table:table-cell>
              <table:table-cell office:value-type="float" office:value="-0.0707">
                <text:p>-0.07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0.7">
                <text:p>-0.7</text:p>
              </table:table-cell>
              <table:table-cell office:value-type="float" office:value="-0.031">
                <text:p>-0.031</text:p>
              </table:table-cell>
              <table:table-cell office:value-type="float" office:value="0.02018">
                <text:p>0.02018</text:p>
              </table:table-cell>
              <table:table-cell office:value-type="float" office:value="0.0202008913043478">
                <text:p>0.0202008913043478</text:p>
              </table:table-cell>
              <table:table-cell office:value-type="float" office:value="-0.07092">
                <text:p>-0.070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0.6">
                <text:p>-0.6</text:p>
              </table:table-cell>
              <table:table-cell office:value-type="float" office:value="-0.018">
                <text:p>-0.018</text:p>
              </table:table-cell>
              <table:table-cell office:value-type="float" office:value="0.01974">
                <text:p>0.01974</text:p>
              </table:table-cell>
              <table:table-cell office:value-type="float" office:value="0.0197470434782609">
                <text:p>0.0197470434782609</text:p>
              </table:table-cell>
              <table:table-cell office:value-type="float" office:value="-0.07115">
                <text:p>-0.071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0.5">
                <text:p>-0.5</text:p>
              </table:table-cell>
              <table:table-cell office:value-type="float" office:value="-0.005">
                <text:p>-0.005</text:p>
              </table:table-cell>
              <table:table-cell office:value-type="float" office:value="0.01932">
                <text:p>0.01932</text:p>
              </table:table-cell>
              <table:table-cell office:value-type="float" office:value="0.0193205434782609">
                <text:p>0.0193205434782609</text:p>
              </table:table-cell>
              <table:table-cell office:value-type="float" office:value="-0.07137">
                <text:p>-0.071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0.4">
                <text:p>-0.4</text:p>
              </table:table-cell>
              <table:table-cell office:value-type="float" office:value="0.008">
                <text:p>0.008</text:p>
              </table:table-cell>
              <table:table-cell office:value-type="float" office:value="0.01889">
                <text:p>0.01889</text:p>
              </table:table-cell>
              <table:table-cell office:value-type="float" office:value="0.0188913913043478">
                <text:p>0.0188913913043478</text:p>
              </table:table-cell>
              <table:table-cell office:value-type="float" office:value="-0.0716">
                <text:p>-0.0716</text:p>
              </table:table-cell>
              <table:table-cell office:value-type="float" office:value="0.423473309674064">
                <text:p>0.42347330967406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0.3">
                <text:p>-0.3</text:p>
              </table:table-cell>
              <table:table-cell office:value-type="float" office:value="0.021">
                <text:p>0.021</text:p>
              </table:table-cell>
              <table:table-cell office:value-type="float" office:value="0.01847">
                <text:p>0.01847</text:p>
              </table:table-cell>
              <table:table-cell office:value-type="float" office:value="0.0184795869565217">
                <text:p>0.0184795869565217</text:p>
              </table:table-cell>
              <table:table-cell office:value-type="float" office:value="-0.07182">
                <text:p>-0.07182</text:p>
              </table:table-cell>
              <table:table-cell office:value-type="float" office:value="1.13638903561039">
                <text:p>1.1363890356103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0.2">
                <text:p>-0.2</text:p>
              </table:table-cell>
              <table:table-cell office:value-type="float" office:value="0.034">
                <text:p>0.034</text:p>
              </table:table-cell>
              <table:table-cell office:value-type="float" office:value="0.01805">
                <text:p>0.01805</text:p>
              </table:table-cell>
              <table:table-cell office:value-type="float" office:value="0.0180751304347826">
                <text:p>0.0180751304347826</text:p>
              </table:table-cell>
              <table:table-cell office:value-type="float" office:value="-0.07205">
                <text:p>-0.07205</text:p>
              </table:table-cell>
              <table:table-cell office:value-type="float" office:value="1.88103760150868">
                <text:p>1.8810376015086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0.1">
                <text:p>-0.1</text:p>
              </table:table-cell>
              <table:table-cell office:value-type="float" office:value="0.047">
                <text:p>0.047</text:p>
              </table:table-cell>
              <table:table-cell office:value-type="float" office:value="0.01763">
                <text:p>0.01763</text:p>
              </table:table-cell>
              <table:table-cell office:value-type="float" office:value="0.0176780217391304">
                <text:p>0.0176780217391304</text:p>
              </table:table-cell>
              <table:table-cell office:value-type="float" office:value="-0.07227">
                <text:p>-0.07227</text:p>
              </table:table-cell>
              <table:table-cell office:value-type="float" office:value="2.65866852601302">
                <text:p>2.6586685260130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">
                <text:p>0</text:p>
              </table:table-cell>
              <table:table-cell office:value-type="float" office:value="0.06">
                <text:p>0.06</text:p>
              </table:table-cell>
              <table:table-cell office:value-type="float" office:value="0.01722">
                <text:p>0.01722</text:p>
              </table:table-cell>
              <table:table-cell office:value-type="float" office:value="0.0172982608695652">
                <text:p>0.0172982608695652</text:p>
              </table:table-cell>
              <table:table-cell office:value-type="float" office:value="-0.0725">
                <text:p>-0.0725</text:p>
              </table:table-cell>
              <table:table-cell office:value-type="float" office:value="3.4685567787664">
                <text:p>3.468556778766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1">
                <text:p>0.1</text:p>
              </table:table-cell>
              <table:table-cell office:value-type="float" office:value="0.073">
                <text:p>0.073</text:p>
              </table:table-cell>
              <table:table-cell office:value-type="float" office:value="0.0168">
                <text:p>0.0168</text:p>
              </table:table-cell>
              <table:table-cell office:value-type="float" office:value="0.016915847826087">
                <text:p>0.016915847826087</text:p>
              </table:table-cell>
              <table:table-cell office:value-type="float" office:value="-0.07272">
                <text:p>-0.07272</text:p>
              </table:table-cell>
              <table:table-cell office:value-type="float" office:value="4.31547982403946">
                <text:p>4.3154798240394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2">
                <text:p>0.2</text:p>
              </table:table-cell>
              <table:table-cell office:value-type="float" office:value="0.086">
                <text:p>0.086</text:p>
              </table:table-cell>
              <table:table-cell office:value-type="float" office:value="0.01639">
                <text:p>0.01639</text:p>
              </table:table-cell>
              <table:table-cell office:value-type="float" office:value="0.0165507826086957">
                <text:p>0.0165507826086957</text:p>
              </table:table-cell>
              <table:table-cell office:value-type="float" office:value="-0.07295">
                <text:p>-0.07295</text:p>
              </table:table-cell>
              <table:table-cell office:value-type="float" office:value="5.19612891023149">
                <text:p>5.1961289102314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3">
                <text:p>0.3</text:p>
              </table:table-cell>
              <table:table-cell office:value-type="float" office:value="0.099">
                <text:p>0.099</text:p>
              </table:table-cell>
              <table:table-cell office:value-type="float" office:value="0.01599">
                <text:p>0.01599</text:p>
              </table:table-cell>
              <table:table-cell office:value-type="float" office:value="0.0162030652173913">
                <text:p>0.0162030652173913</text:p>
              </table:table-cell>
              <table:table-cell office:value-type="float" office:value="-0.07317">
                <text:p>-0.07317</text:p>
              </table:table-cell>
              <table:table-cell office:value-type="float" office:value="6.10995504071291">
                <text:p>6.1099550407129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4">
                <text:p>0.4</text:p>
              </table:table-cell>
              <table:table-cell office:value-type="float" office:value="0.112">
                <text:p>0.112</text:p>
              </table:table-cell>
              <table:table-cell office:value-type="float" office:value="0.01558">
                <text:p>0.01558</text:p>
              </table:table-cell>
              <table:table-cell office:value-type="float" office:value="0.0158526956521739">
                <text:p>0.0158526956521739</text:p>
              </table:table-cell>
              <table:table-cell office:value-type="float" office:value="-0.0734">
                <text:p>-0.0734</text:p>
              </table:table-cell>
              <table:table-cell office:value-type="float" office:value="7.06504448564501">
                <text:p>7.0650444856450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5">
                <text:p>0.5</text:p>
              </table:table-cell>
              <table:table-cell office:value-type="float" office:value="0.125">
                <text:p>0.125</text:p>
              </table:table-cell>
              <table:table-cell office:value-type="float" office:value="0.01518">
                <text:p>0.01518</text:p>
              </table:table-cell>
              <table:table-cell office:value-type="float" office:value="0.0155196739130435">
                <text:p>0.0155196739130435</text:p>
              </table:table-cell>
              <table:table-cell office:value-type="float" office:value="-0.07362">
                <text:p>-0.07362</text:p>
              </table:table-cell>
              <table:table-cell office:value-type="float" office:value="8.05429293813603">
                <text:p>8.0542929381360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6">
                <text:p>0.6</text:p>
              </table:table-cell>
              <table:table-cell office:value-type="float" office:value="0.138">
                <text:p>0.138</text:p>
              </table:table-cell>
              <table:table-cell office:value-type="float" office:value="0.01478">
                <text:p>0.01478</text:p>
              </table:table-cell>
              <table:table-cell office:value-type="float" office:value="0.015194">
                <text:p>0.015194</text:p>
              </table:table-cell>
              <table:table-cell office:value-type="float" office:value="-0.07385">
                <text:p>-0.07385</text:p>
              </table:table-cell>
              <table:table-cell office:value-type="float" office:value="9.08253257864947">
                <text:p>9.0825325786494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7">
                <text:p>0.7</text:p>
              </table:table-cell>
              <table:table-cell office:value-type="float" office:value="0.151">
                <text:p>0.151</text:p>
              </table:table-cell>
              <table:table-cell office:value-type="float" office:value="0.01438">
                <text:p>0.01438</text:p>
              </table:table-cell>
              <table:table-cell office:value-type="float" office:value="0.0148756739130435">
                <text:p>0.0148756739130435</text:p>
              </table:table-cell>
              <table:table-cell office:value-type="float" office:value="-0.07407">
                <text:p>-0.07407</text:p>
              </table:table-cell>
              <table:table-cell office:value-type="float" office:value="10.1508006213822">
                <text:p>10.150800621382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8">
                <text:p>0.8</text:p>
              </table:table-cell>
              <table:table-cell office:value-type="float" office:value="0.164">
                <text:p>0.164</text:p>
              </table:table-cell>
              <table:table-cell office:value-type="float" office:value="0.01398">
                <text:p>0.01398</text:p>
              </table:table-cell>
              <table:table-cell office:value-type="float" office:value="0.0145646956521739">
                <text:p>0.0145646956521739</text:p>
              </table:table-cell>
              <table:table-cell office:value-type="float" office:value="-0.0743">
                <text:p>-0.0743</text:p>
              </table:table-cell>
              <table:table-cell office:value-type="float" office:value="11.2601048395763">
                <text:p>11.260104839576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9">
                <text:p>0.9</text:p>
              </table:table-cell>
              <table:table-cell office:value-type="float" office:value="0.177">
                <text:p>0.177</text:p>
              </table:table-cell>
              <table:table-cell office:value-type="float" office:value="0.01359">
                <text:p>0.01359</text:p>
              </table:table-cell>
              <table:table-cell office:value-type="float" office:value="0.0142710652173913">
                <text:p>0.0142710652173913</text:p>
              </table:table-cell>
              <table:table-cell office:value-type="float" office:value="-0.07452">
                <text:p>-0.07452</text:p>
              </table:table-cell>
              <table:table-cell office:value-type="float" office:value="12.4027181786192">
                <text:p>12.402718178619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">
                <text:p>1</text:p>
              </table:table-cell>
              <table:table-cell office:value-type="float" office:value="0.19">
                <text:p>0.19</text:p>
              </table:table-cell>
              <table:table-cell office:value-type="float" office:value="0.01319">
                <text:p>0.01319</text:p>
              </table:table-cell>
              <table:table-cell office:value-type="float" office:value="0.0139747826086957">
                <text:p>0.0139747826086957</text:p>
              </table:table-cell>
              <table:table-cell office:value-type="float" office:value="-0.07475">
                <text:p>-0.07475</text:p>
              </table:table-cell>
              <table:table-cell office:value-type="float" office:value="13.5959181133719">
                <text:p>13.595918113371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.1">
                <text:p>1.1</text:p>
              </table:table-cell>
              <table:table-cell office:value-type="float" office:value="0.203">
                <text:p>0.203</text:p>
              </table:table-cell>
              <table:table-cell office:value-type="float" office:value="0.0128">
                <text:p>0.0128</text:p>
              </table:table-cell>
              <table:table-cell office:value-type="float" office:value="0.013695847826087">
                <text:p>0.013695847826087</text:p>
              </table:table-cell>
              <table:table-cell office:value-type="float" office:value="-0.07497">
                <text:p>-0.07497</text:p>
              </table:table-cell>
              <table:table-cell office:value-type="float" office:value="14.8220104792154">
                <text:p>14.822010479215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.2">
                <text:p>1.2</text:p>
              </table:table-cell>
              <table:table-cell office:value-type="float" office:value="0.216">
                <text:p>0.216</text:p>
              </table:table-cell>
              <table:table-cell office:value-type="float" office:value="0.01242">
                <text:p>0.01242</text:p>
              </table:table-cell>
              <table:table-cell office:value-type="float" office:value="0.0134342608695652">
                <text:p>0.0134342608695652</text:p>
              </table:table-cell>
              <table:table-cell office:value-type="float" office:value="-0.0752">
                <text:p>-0.0752</text:p>
              </table:table-cell>
              <table:table-cell office:value-type="float" office:value="16.0782943026914">
                <text:p>16.078294302691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.3">
                <text:p>1.3</text:p>
              </table:table-cell>
              <table:table-cell office:value-type="float" office:value="0.229">
                <text:p>0.229</text:p>
              </table:table-cell>
              <table:table-cell office:value-type="float" office:value="0.01204">
                <text:p>0.01204</text:p>
              </table:table-cell>
              <table:table-cell office:value-type="float" office:value="0.0131800217391304">
                <text:p>0.0131800217391304</text:p>
              </table:table-cell>
              <table:table-cell office:value-type="float" office:value="-0.07542">
                <text:p>-0.07542</text:p>
              </table:table-cell>
              <table:table-cell office:value-type="float" office:value="17.3747816606491">
                <text:p>17.374781660649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.4">
                <text:p>1.4</text:p>
              </table:table-cell>
              <table:table-cell office:value-type="float" office:value="0.242">
                <text:p>0.242</text:p>
              </table:table-cell>
              <table:table-cell office:value-type="float" office:value="0.01168">
                <text:p>0.01168</text:p>
              </table:table-cell>
              <table:table-cell office:value-type="float" office:value="0.0129531304347826">
                <text:p>0.0129531304347826</text:p>
              </table:table-cell>
              <table:table-cell office:value-type="float" office:value="-0.07565">
                <text:p>-0.07565</text:p>
              </table:table-cell>
              <table:table-cell office:value-type="float" office:value="18.6827424627923">
                <text:p>18.682742462792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.5">
                <text:p>1.5</text:p>
              </table:table-cell>
              <table:table-cell office:value-type="float" office:value="0.255">
                <text:p>0.255</text:p>
              </table:table-cell>
              <table:table-cell office:value-type="float" office:value="0.01132">
                <text:p>0.01132</text:p>
              </table:table-cell>
              <table:table-cell office:value-type="float" office:value="0.0127335869565217">
                <text:p>0.0127335869565217</text:p>
              </table:table-cell>
              <table:table-cell office:value-type="float" office:value="-0.07587">
                <text:p>-0.07587</text:p>
              </table:table-cell>
              <table:table-cell office:value-type="float" office:value="20.0257791359721">
                <text:p>20.025779135972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.6">
                <text:p>1.6</text:p>
              </table:table-cell>
              <table:table-cell office:value-type="float" office:value="0.268">
                <text:p>0.268</text:p>
              </table:table-cell>
              <table:table-cell office:value-type="float" office:value="0.01097">
                <text:p>0.01097</text:p>
              </table:table-cell>
              <table:table-cell office:value-type="float" office:value="0.0125313913043478">
                <text:p>0.0125313913043478</text:p>
              </table:table-cell>
              <table:table-cell office:value-type="float" office:value="-0.0761">
                <text:p>-0.0761</text:p>
              </table:table-cell>
              <table:table-cell office:value-type="float" office:value="21.3862925106342">
                <text:p>21.386292510634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.7">
                <text:p>1.7</text:p>
              </table:table-cell>
              <table:table-cell office:value-type="float" office:value="0.281">
                <text:p>0.281</text:p>
              </table:table-cell>
              <table:table-cell office:value-type="float" office:value="0.01062">
                <text:p>0.01062</text:p>
              </table:table-cell>
              <table:table-cell office:value-type="float" office:value="0.0123365434782609">
                <text:p>0.0123365434782609</text:p>
              </table:table-cell>
              <table:table-cell office:value-type="float" office:value="-0.07632">
                <text:p>-0.07632</text:p>
              </table:table-cell>
              <table:table-cell office:value-type="float" office:value="22.7778551176163">
                <text:p>22.777855117616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.8">
                <text:p>1.8</text:p>
              </table:table-cell>
              <table:table-cell office:value-type="float" office:value="0.294">
                <text:p>0.294</text:p>
              </table:table-cell>
              <table:table-cell office:value-type="float" office:value="0.01029">
                <text:p>0.01029</text:p>
              </table:table-cell>
              <table:table-cell office:value-type="float" office:value="0.0121690434782609">
                <text:p>0.0121690434782609</text:p>
              </table:table-cell>
              <table:table-cell office:value-type="float" office:value="-0.07655">
                <text:p>-0.07655</text:p>
              </table:table-cell>
              <table:table-cell office:value-type="float" office:value="24.1596638655462">
                <text:p>24.159663865546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.9">
                <text:p>1.9</text:p>
              </table:table-cell>
              <table:table-cell office:value-type="float" office:value="0.307">
                <text:p>0.307</text:p>
              </table:table-cell>
              <table:table-cell office:value-type="float" office:value="0.00996">
                <text:p>0.00996</text:p>
              </table:table-cell>
              <table:table-cell office:value-type="float" office:value="0.0120088913043478">
                <text:p>0.0120088913043478</text:p>
              </table:table-cell>
              <table:table-cell office:value-type="float" office:value="-0.07677">
                <text:p>-0.07677</text:p>
              </table:table-cell>
              <table:table-cell office:value-type="float" office:value="25.5643916011506">
                <text:p>25.564391601150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">
                <text:p>2</text:p>
              </table:table-cell>
              <table:table-cell office:value-type="float" office:value="0.23">
                <text:p>0.23</text:p>
              </table:table-cell>
              <table:table-cell office:value-type="float" office:value="0.00964">
                <text:p>0.00964</text:p>
              </table:table-cell>
              <table:table-cell office:value-type="float" office:value="0.01079">
                <text:p>0.01079</text:p>
              </table:table-cell>
              <table:table-cell office:value-type="float" office:value="-0.077">
                <text:p>-0.077</text:p>
              </table:table-cell>
              <table:table-cell office:value-type="float" office:value="21.3160333642261">
                <text:p>21.316033364226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.1">
                <text:p>2.1</text:p>
              </table:table-cell>
              <table:table-cell office:value-type="float" office:value="0.333">
                <text:p>0.333</text:p>
              </table:table-cell>
              <table:table-cell office:value-type="float" office:value="0.00933">
                <text:p>0.00933</text:p>
              </table:table-cell>
              <table:table-cell office:value-type="float" office:value="0.0117406304347826">
                <text:p>0.0117406304347826</text:p>
              </table:table-cell>
              <table:table-cell office:value-type="float" office:value="-0.07722">
                <text:p>-0.07722</text:p>
              </table:table-cell>
              <table:table-cell office:value-type="float" office:value="28.363042500125">
                <text:p>28.36304250012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.2">
                <text:p>2.2</text:p>
              </table:table-cell>
              <table:table-cell office:value-type="float" office:value="0.346">
                <text:p>0.346</text:p>
              </table:table-cell>
              <table:table-cell office:value-type="float" office:value="0.00902">
                <text:p>0.00902</text:p>
              </table:table-cell>
              <table:table-cell office:value-type="float" office:value="0.0116225217391304">
                <text:p>0.0116225217391304</text:p>
              </table:table-cell>
              <table:table-cell office:value-type="float" office:value="-0.07745">
                <text:p>-0.07745</text:p>
              </table:table-cell>
              <table:table-cell office:value-type="float" office:value="29.7697872945331">
                <text:p>29.769787294533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.3">
                <text:p>2.3</text:p>
              </table:table-cell>
              <table:table-cell office:value-type="float" office:value="0.359">
                <text:p>0.359</text:p>
              </table:table-cell>
              <table:table-cell office:value-type="float" office:value="0.00873">
                <text:p>0.00873</text:p>
              </table:table-cell>
              <table:table-cell office:value-type="float" office:value="0.0115317608695652">
                <text:p>0.0115317608695652</text:p>
              </table:table-cell>
              <table:table-cell office:value-type="float" office:value="-0.07767">
                <text:p>-0.07767</text:p>
              </table:table-cell>
              <table:table-cell office:value-type="float" office:value="31.1314121113522">
                <text:p>31.131412111352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.4">
                <text:p>2.4</text:p>
              </table:table-cell>
              <table:table-cell office:value-type="float" office:value="0.372">
                <text:p>0.372</text:p>
              </table:table-cell>
              <table:table-cell office:value-type="float" office:value="0.00844">
                <text:p>0.00844</text:p>
              </table:table-cell>
              <table:table-cell office:value-type="float" office:value="0.011448347826087">
                <text:p>0.011448347826087</text:p>
              </table:table-cell>
              <table:table-cell office:value-type="float" office:value="-0.0779">
                <text:p>-0.0779</text:p>
              </table:table-cell>
              <table:table-cell office:value-type="float" office:value="32.4937716473233">
                <text:p>32.493771647323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.5">
                <text:p>2.5</text:p>
              </table:table-cell>
              <table:table-cell office:value-type="float" office:value="0.39034">
                <text:p>0.39034</text:p>
              </table:table-cell>
              <table:table-cell office:value-type="float" office:value="0.00816">
                <text:p>0.00816</text:p>
              </table:table-cell>
              <table:table-cell office:value-type="float" office:value="0.0114722894695652">
                <text:p>0.0114722894695652</text:p>
              </table:table-cell>
              <table:table-cell office:value-type="float" office:value="-0.07813">
                <text:p>-0.07813</text:p>
              </table:table-cell>
              <table:table-cell office:value-type="float" office:value="34.0245947450621">
                <text:p>34.024594745062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.6">
                <text:p>2.6</text:p>
              </table:table-cell>
              <table:table-cell office:value-type="float" office:value="0.40841">
                <text:p>0.40841</text:p>
              </table:table-cell>
              <table:table-cell office:value-type="float" office:value="0.00788">
                <text:p>0.00788</text:p>
              </table:table-cell>
              <table:table-cell office:value-type="float" office:value="0.0115060593065217">
                <text:p>0.0115060593065217</text:p>
              </table:table-cell>
              <table:table-cell office:value-type="float" office:value="-0.07835">
                <text:p>-0.07835</text:p>
              </table:table-cell>
              <table:table-cell office:value-type="float" office:value="35.4952107511309">
                <text:p>35.495210751130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.7">
                <text:p>2.7</text:p>
              </table:table-cell>
              <table:table-cell office:value-type="float" office:value="0.32">
                <text:p>0.32</text:p>
              </table:table-cell>
              <table:table-cell office:value-type="float" office:value="0.00762">
                <text:p>0.00762</text:p>
              </table:table-cell>
              <table:table-cell office:value-type="float" office:value="0.00984608695652174">
                <text:p>0.00984608695652174</text:p>
              </table:table-cell>
              <table:table-cell office:value-type="float" office:value="-0.07858">
                <text:p>-0.07858</text:p>
              </table:table-cell>
              <table:table-cell office:value-type="float" office:value="32.5002207895434">
                <text:p>32.500220789543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.8">
                <text:p>2.8</text:p>
              </table:table-cell>
              <table:table-cell office:value-type="float" office:value="0.349">
                <text:p>0.349</text:p>
              </table:table-cell>
              <table:table-cell office:value-type="float" office:value="0.00736">
                <text:p>0.00736</text:p>
              </table:table-cell>
              <table:table-cell office:value-type="float" office:value="0.010007847826087">
                <text:p>0.010007847826087</text:p>
              </table:table-cell>
              <table:table-cell office:value-type="float" office:value="-0.0788">
                <text:p>-0.0788</text:p>
              </table:table-cell>
              <table:table-cell office:value-type="float" office:value="34.872632564444">
                <text:p>34.87263256444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.9">
                <text:p>2.9</text:p>
              </table:table-cell>
              <table:table-cell office:value-type="float" office:value="0.38">
                <text:p>0.38</text:p>
              </table:table-cell>
              <table:table-cell office:value-type="float" office:value="0.0071">
                <text:p>0.0071</text:p>
              </table:table-cell>
              <table:table-cell office:value-type="float" office:value="0.0102391304347826">
                <text:p>0.0102391304347826</text:p>
              </table:table-cell>
              <table:table-cell office:value-type="float" office:value="-0.07903">
                <text:p>-0.07903</text:p>
              </table:table-cell>
              <table:table-cell office:value-type="float" office:value="37.1125265392781">
                <text:p>37.112526539278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">
                <text:p>3</text:p>
              </table:table-cell>
              <table:table-cell office:value-type="float" office:value="0.415">
                <text:p>0.415</text:p>
              </table:table-cell>
              <table:table-cell office:value-type="float" office:value="0.00686">
                <text:p>0.00686</text:p>
              </table:table-cell>
              <table:table-cell office:value-type="float" office:value="0.0106040217391304">
                <text:p>0.0106040217391304</text:p>
              </table:table-cell>
              <table:table-cell office:value-type="float" office:value="-0.07925">
                <text:p>-0.07925</text:p>
              </table:table-cell>
              <table:table-cell office:value-type="float" office:value="39.1360947958629">
                <text:p>39.136094795862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.1">
                <text:p>3.1</text:p>
              </table:table-cell>
              <table:table-cell office:value-type="float" office:value="0.45">
                <text:p>0.45</text:p>
              </table:table-cell>
              <table:table-cell office:value-type="float" office:value="0.00662">
                <text:p>0.00662</text:p>
              </table:table-cell>
              <table:table-cell office:value-type="float" office:value="0.0110221739130435">
                <text:p>0.0110221739130435</text:p>
              </table:table-cell>
              <table:table-cell office:value-type="float" office:value="-0.07948">
                <text:p>-0.07948</text:p>
              </table:table-cell>
              <table:table-cell office:value-type="float" office:value="40.8267918425309">
                <text:p>40.826791842530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.2">
                <text:p>3.2</text:p>
              </table:table-cell>
              <table:table-cell office:value-type="float" office:value="0.51128">
                <text:p>0.51128</text:p>
              </table:table-cell>
              <table:table-cell office:value-type="float" office:value="0.00639">
                <text:p>0.00639</text:p>
              </table:table-cell>
              <table:table-cell office:value-type="float" office:value="0.0120727660521739">
                <text:p>0.0120727660521739</text:p>
              </table:table-cell>
              <table:table-cell office:value-type="float" office:value="-0.0797">
                <text:p>-0.0797</text:p>
              </table:table-cell>
              <table:table-cell office:value-type="float" office:value="42.3498639657591">
                <text:p>42.349863965759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.3">
                <text:p>3.3</text:p>
              </table:table-cell>
              <table:table-cell office:value-type="float" office:value="0.5275">
                <text:p>0.5275</text:p>
              </table:table-cell>
              <table:table-cell office:value-type="float" office:value="0.00617">
                <text:p>0.00617</text:p>
              </table:table-cell>
              <table:table-cell office:value-type="float" office:value="0.0122190489130435">
                <text:p>0.0122190489130435</text:p>
              </table:table-cell>
              <table:table-cell office:value-type="float" office:value="-0.07993">
                <text:p>-0.07993</text:p>
              </table:table-cell>
              <table:table-cell office:value-type="float" office:value="43.1702994033283">
                <text:p>43.170299403328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.4">
                <text:p>3.4</text:p>
              </table:table-cell>
              <table:table-cell office:value-type="float" office:value="0.54347">
                <text:p>0.54347</text:p>
              </table:table-cell>
              <table:table-cell office:value-type="float" office:value="0.00596">
                <text:p>0.00596</text:p>
              </table:table-cell>
              <table:table-cell office:value-type="float" office:value="0.0123808617586957">
                <text:p>0.0123808617586957</text:p>
              </table:table-cell>
              <table:table-cell office:value-type="float" office:value="-0.08015">
                <text:p>-0.08015</text:p>
              </table:table-cell>
              <table:table-cell office:value-type="float" office:value="43.8959751423035">
                <text:p>43.895975142303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.5">
                <text:p>3.5</text:p>
              </table:table-cell>
              <table:table-cell office:value-type="float" office:value="0.55918">
                <text:p>0.55918</text:p>
              </table:table-cell>
              <table:table-cell office:value-type="float" office:value="0.00575">
                <text:p>0.00575</text:p>
              </table:table-cell>
              <table:table-cell office:value-type="float" office:value="0.0125474407043478">
                <text:p>0.0125474407043478</text:p>
              </table:table-cell>
              <table:table-cell office:value-type="float" office:value="-0.08038">
                <text:p>-0.08038</text:p>
              </table:table-cell>
              <table:table-cell office:value-type="float" office:value="44.5652634011841">
                <text:p>44.565263401184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.6">
                <text:p>3.6</text:p>
              </table:table-cell>
              <table:table-cell office:value-type="float" office:value="0.57463">
                <text:p>0.57463</text:p>
              </table:table-cell>
              <table:table-cell office:value-type="float" office:value="0.00555">
                <text:p>0.00555</text:p>
              </table:table-cell>
              <table:table-cell office:value-type="float" office:value="0.012728252976087">
                <text:p>0.012728252976087</text:p>
              </table:table-cell>
              <table:table-cell office:value-type="float" office:value="-0.0806">
                <text:p>-0.0806</text:p>
              </table:table-cell>
              <table:table-cell office:value-type="float" office:value="45.146022873648">
                <text:p>45.14602287364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.7">
                <text:p>3.7</text:p>
              </table:table-cell>
              <table:table-cell office:value-type="float" office:value="0.58983">
                <text:p>0.58983</text:p>
              </table:table-cell>
              <table:table-cell office:value-type="float" office:value="0.00535">
                <text:p>0.00535</text:p>
              </table:table-cell>
              <table:table-cell office:value-type="float" office:value="0.0129130310630435">
                <text:p>0.0129130310630435</text:p>
              </table:table-cell>
              <table:table-cell office:value-type="float" office:value="-0.08083">
                <text:p>-0.08083</text:p>
              </table:table-cell>
              <table:table-cell office:value-type="float" office:value="45.6771146232326">
                <text:p>45.677114623232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.8">
                <text:p>3.8</text:p>
              </table:table-cell>
              <table:table-cell office:value-type="float" office:value="0.60477">
                <text:p>0.60477</text:p>
              </table:table-cell>
              <table:table-cell office:value-type="float" office:value="0.00516">
                <text:p>0.00516</text:p>
              </table:table-cell>
              <table:table-cell office:value-type="float" office:value="0.0131110163673913">
                <text:p>0.0131110163673913</text:p>
              </table:table-cell>
              <table:table-cell office:value-type="float" office:value="-0.08105">
                <text:p>-0.08105</text:p>
              </table:table-cell>
              <table:table-cell office:value-type="float" office:value="46.1268587463697">
                <text:p>46.126858746369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.9">
                <text:p>3.9</text:p>
              </table:table-cell>
              <table:table-cell office:value-type="float" office:value="0.61946">
                <text:p>0.61946</text:p>
              </table:table-cell>
              <table:table-cell office:value-type="float" office:value="0.00498">
                <text:p>0.00498</text:p>
              </table:table-cell>
              <table:table-cell office:value-type="float" office:value="0.0133219715565217">
                <text:p>0.0133219715565217</text:p>
              </table:table-cell>
              <table:table-cell office:value-type="float" office:value="-0.08128">
                <text:p>-0.08128</text:p>
              </table:table-cell>
              <table:table-cell office:value-type="float" office:value="46.4991234496928">
                <text:p>46.499123449692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">
                <text:p>4</text:p>
              </table:table-cell>
              <table:table-cell office:value-type="float" office:value="0.6339">
                <text:p>0.6339</text:p>
              </table:table-cell>
              <table:table-cell office:value-type="float" office:value="0.00481">
                <text:p>0.00481</text:p>
              </table:table-cell>
              <table:table-cell office:value-type="float" office:value="0.0135454176086957">
                <text:p>0.0135454176086957</text:p>
              </table:table-cell>
              <table:table-cell office:value-type="float" office:value="-0.0815">
                <text:p>-0.0815</text:p>
              </table:table-cell>
              <table:table-cell office:value-type="float" office:value="46.7981141897803">
                <text:p>46.798114189780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.1">
                <text:p>4.1</text:p>
              </table:table-cell>
              <table:table-cell office:value-type="float" office:value="0.62">
                <text:p>0.62</text:p>
              </table:table-cell>
              <table:table-cell office:value-type="float" office:value="0.00464">
                <text:p>0.00464</text:p>
              </table:table-cell>
              <table:table-cell office:value-type="float" office:value="0.0129965217391304">
                <text:p>0.0129965217391304</text:p>
              </table:table-cell>
              <table:table-cell office:value-type="float" office:value="-0.08173">
                <text:p>-0.08173</text:p>
              </table:table-cell>
              <table:table-cell office:value-type="float" office:value="47.7050715910612">
                <text:p>47.705071591061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.2">
                <text:p>4.2</text:p>
              </table:table-cell>
              <table:table-cell office:value-type="float" office:value="0.66203">
                <text:p>0.66203</text:p>
              </table:table-cell>
              <table:table-cell office:value-type="float" office:value="0.00448">
                <text:p>0.00448</text:p>
              </table:table-cell>
              <table:table-cell office:value-type="float" office:value="0.014007906976087">
                <text:p>0.014007906976087</text:p>
              </table:table-cell>
              <table:table-cell office:value-type="float" office:value="-0.08195">
                <text:p>-0.08195</text:p>
              </table:table-cell>
              <table:table-cell office:value-type="float" office:value="47.2611647928672">
                <text:p>47.261164792867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.3">
                <text:p>4.3</text:p>
              </table:table-cell>
              <table:table-cell office:value-type="float" office:value="0.67572">
                <text:p>0.67572</text:p>
              </table:table-cell>
              <table:table-cell office:value-type="float" office:value="0.00433">
                <text:p>0.00433</text:p>
              </table:table-cell>
              <table:table-cell office:value-type="float" office:value="0.0142560330086957">
                <text:p>0.0142560330086957</text:p>
              </table:table-cell>
              <table:table-cell office:value-type="float" office:value="-0.08218">
                <text:p>-0.08218</text:p>
              </table:table-cell>
              <table:table-cell office:value-type="float" office:value="47.3988801504483">
                <text:p>47.398880150448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.4">
                <text:p>4.4</text:p>
              </table:table-cell>
              <table:table-cell office:value-type="float" office:value="0.68916">
                <text:p>0.68916</text:p>
              </table:table-cell>
              <table:table-cell office:value-type="float" office:value="0.00418">
                <text:p>0.00418</text:p>
              </table:table-cell>
              <table:table-cell office:value-type="float" office:value="0.0145048153391304">
                <text:p>0.0145048153391304</text:p>
              </table:table-cell>
              <table:table-cell office:value-type="float" office:value="-0.0824">
                <text:p>-0.0824</text:p>
              </table:table-cell>
              <table:table-cell office:value-type="float" office:value="47.5124973249963">
                <text:p>47.512497324996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.5">
                <text:p>4.5</text:p>
              </table:table-cell>
              <table:table-cell office:value-type="float" office:value="0.70236">
                <text:p>0.70236</text:p>
              </table:table-cell>
              <table:table-cell office:value-type="float" office:value="0.00404">
                <text:p>0.00404</text:p>
              </table:table-cell>
              <table:table-cell office:value-type="float" office:value="0.0147641210782609">
                <text:p>0.0147641210782609</text:p>
              </table:table-cell>
              <table:table-cell office:value-type="float" office:value="-0.08263">
                <text:p>-0.08263</text:p>
              </table:table-cell>
              <table:table-cell office:value-type="float" office:value="47.572083449937">
                <text:p>47.57208344993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.6">
                <text:p>4.6</text:p>
              </table:table-cell>
              <table:table-cell office:value-type="float" office:value="0.67">
                <text:p>0.67</text:p>
              </table:table-cell>
              <table:table-cell office:value-type="float" office:value="0.00391">
                <text:p>0.00391</text:p>
              </table:table-cell>
              <table:table-cell office:value-type="float" office:value="0.0136686956521739">
                <text:p>0.0136686956521739</text:p>
              </table:table-cell>
              <table:table-cell office:value-type="float" office:value="-0.08285">
                <text:p>-0.08285</text:p>
              </table:table-cell>
              <table:table-cell office:value-type="float" office:value="49.0171130479038">
                <text:p>49.017113047903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.7">
                <text:p>4.7</text:p>
              </table:table-cell>
              <table:table-cell office:value-type="float" office:value="0.72803">
                <text:p>0.72803</text:p>
              </table:table-cell>
              <table:table-cell office:value-type="float" office:value="0.00378">
                <text:p>0.00378</text:p>
              </table:table-cell>
              <table:table-cell office:value-type="float" office:value="0.0153023408891304">
                <text:p>0.0153023408891304</text:p>
              </table:table-cell>
              <table:table-cell office:value-type="float" office:value="-0.08308">
                <text:p>-0.08308</text:p>
              </table:table-cell>
              <table:table-cell office:value-type="float" office:value="47.5763809782289">
                <text:p>47.576380978228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.8">
                <text:p>4.8</text:p>
              </table:table-cell>
              <table:table-cell office:value-type="float" office:value="0.7405">
                <text:p>0.7405</text:p>
              </table:table-cell>
              <table:table-cell office:value-type="float" office:value="0.00366">
                <text:p>0.00366</text:p>
              </table:table-cell>
              <table:table-cell office:value-type="float" office:value="0.0155804402173913">
                <text:p>0.0155804402173913</text:p>
              </table:table-cell>
              <table:table-cell office:value-type="float" office:value="-0.0833">
                <text:p>-0.0833</text:p>
              </table:table-cell>
              <table:table-cell office:value-type="float" office:value="47.5275402792172">
                <text:p>47.527540279217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4.9">
                <text:p>4.9</text:p>
              </table:table-cell>
              <table:table-cell office:value-type="float" office:value="0.75273">
                <text:p>0.75273</text:p>
              </table:table-cell>
              <table:table-cell office:value-type="float" office:value="0.00355">
                <text:p>0.00355</text:p>
              </table:table-cell>
              <table:table-cell office:value-type="float" office:value="0.0158674446282609">
                <text:p>0.0158674446282609</text:p>
              </table:table-cell>
              <table:table-cell office:value-type="float" office:value="-0.08353">
                <text:p>-0.08353</text:p>
              </table:table-cell>
              <table:table-cell office:value-type="float" office:value="47.438640413425">
                <text:p>47.43864041342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">
                <text:p>5</text:p>
              </table:table-cell>
              <table:table-cell office:value-type="float" office:value="0.7">
                <text:p>0.7</text:p>
              </table:table-cell>
              <table:table-cell office:value-type="float" office:value="0.00344">
                <text:p>0.00344</text:p>
              </table:table-cell>
              <table:table-cell office:value-type="float" office:value="0.0140921739130435">
                <text:p>0.0140921739130435</text:p>
              </table:table-cell>
              <table:table-cell office:value-type="float" office:value="-0.08375">
                <text:p>-0.08375</text:p>
              </table:table-cell>
              <table:table-cell office:value-type="float" office:value="49.6729606318647">
                <text:p>49.672960631864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5.1">
                <text:p>5.1</text:p>
              </table:table-cell>
              <table:table-cell office:value-type="float" office:value="0.77647">
                <text:p>0.77647</text:p>
              </table:table-cell>
              <table:table-cell office:value-type="float" office:value="0.00334">
                <text:p>0.00334</text:p>
              </table:table-cell>
              <table:table-cell office:value-type="float" office:value="0.0164466448021739">
                <text:p>0.0164466448021739</text:p>
              </table:table-cell>
              <table:table-cell office:value-type="float" office:value="-0.08398">
                <text:p>-0.08398</text:p>
              </table:table-cell>
              <table:table-cell office:value-type="float" office:value="47.211453116405">
                <text:p>47.21145311640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5.2">
                <text:p>5.2</text:p>
              </table:table-cell>
              <table:table-cell office:value-type="float" office:value="0.78799">
                <text:p>0.78799</text:p>
              </table:table-cell>
              <table:table-cell office:value-type="float" office:value="0.00324">
                <text:p>0.00324</text:p>
              </table:table-cell>
              <table:table-cell office:value-type="float" office:value="0.0167384400021739">
                <text:p>0.0167384400021739</text:p>
              </table:table-cell>
              <table:table-cell office:value-type="float" office:value="-0.0842">
                <text:p>-0.0842</text:p>
              </table:table-cell>
              <table:table-cell office:value-type="float" office:value="47.0766690263644">
                <text:p>47.076669026364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5.3">
                <text:p>5.3</text:p>
              </table:table-cell>
              <table:table-cell office:value-type="float" office:value="0.79927">
                <text:p>0.79927</text:p>
              </table:table-cell>
              <table:table-cell office:value-type="float" office:value="0.00315">
                <text:p>0.00315</text:p>
              </table:table-cell>
              <table:table-cell office:value-type="float" office:value="0.0170376637586957">
                <text:p>0.0170376637586957</text:p>
              </table:table-cell>
              <table:table-cell office:value-type="float" office:value="-0.08443">
                <text:p>-0.08443</text:p>
              </table:table-cell>
              <table:table-cell office:value-type="float" office:value="46.9119482177872">
                <text:p>46.911948217787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5.4">
                <text:p>5.4</text:p>
              </table:table-cell>
              <table:table-cell office:value-type="float" office:value="0.81032">
                <text:p>0.81032</text:p>
              </table:table-cell>
              <table:table-cell office:value-type="float" office:value="0.00307">
                <text:p>0.00307</text:p>
              </table:table-cell>
              <table:table-cell office:value-type="float" office:value="0.0173443152695652">
                <text:p>0.0173443152695652</text:p>
              </table:table-cell>
              <table:table-cell office:value-type="float" office:value="-0.08465">
                <text:p>-0.08465</text:p>
              </table:table-cell>
              <table:table-cell office:value-type="float" office:value="46.719630461394">
                <text:p>46.71963046139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5.5">
                <text:p>5.5</text:p>
              </table:table-cell>
              <table:table-cell office:value-type="float" office:value="0.82114">
                <text:p>0.82114</text:p>
              </table:table-cell>
              <table:table-cell office:value-type="float" office:value="0.00299">
                <text:p>0.00299</text:p>
              </table:table-cell>
              <table:table-cell office:value-type="float" office:value="0.0176480630347826">
                <text:p>0.0176480630347826</text:p>
              </table:table-cell>
              <table:table-cell office:value-type="float" office:value="-0.08488">
                <text:p>-0.08488</text:p>
              </table:table-cell>
              <table:table-cell office:value-type="float" office:value="46.5286189414449">
                <text:p>46.528618941444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5.6">
                <text:p>5.6</text:p>
              </table:table-cell>
              <table:table-cell office:value-type="float" office:value="0.83173">
                <text:p>0.83173</text:p>
              </table:table-cell>
              <table:table-cell office:value-type="float" office:value="0.00292">
                <text:p>0.00292</text:p>
              </table:table-cell>
              <table:table-cell office:value-type="float" office:value="0.0179585824543478">
                <text:p>0.0179585824543478</text:p>
              </table:table-cell>
              <table:table-cell office:value-type="float" office:value="-0.0851">
                <text:p>-0.0851</text:p>
              </table:table-cell>
              <table:table-cell office:value-type="float" office:value="46.313789081868">
                <text:p>46.31378908186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.7">
                <text:p>5.7</text:p>
              </table:table-cell>
              <table:table-cell office:value-type="float" office:value="0.84209">
                <text:p>0.84209</text:p>
              </table:table-cell>
              <table:table-cell office:value-type="float" office:value="0.00286">
                <text:p>0.00286</text:p>
              </table:table-cell>
              <table:table-cell office:value-type="float" office:value="0.0182755558282609">
                <text:p>0.0182755558282609</text:p>
              </table:table-cell>
              <table:table-cell office:value-type="float" office:value="-0.08533">
                <text:p>-0.08533</text:p>
              </table:table-cell>
              <table:table-cell office:value-type="float" office:value="46.077394740455">
                <text:p>46.07739474045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.8">
                <text:p>5.8</text:p>
              </table:table-cell>
              <table:table-cell office:value-type="float" office:value="0.85222">
                <text:p>0.85222</text:p>
              </table:table-cell>
              <table:table-cell office:value-type="float" office:value="0.0028">
                <text:p>0.0028</text:p>
              </table:table-cell>
              <table:table-cell office:value-type="float" office:value="0.0185886723565217">
                <text:p>0.0185886723565217</text:p>
              </table:table-cell>
              <table:table-cell office:value-type="float" office:value="-0.08555">
                <text:p>-0.08555</text:p>
              </table:table-cell>
              <table:table-cell office:value-type="float" office:value="45.846200506138">
                <text:p>45.84620050613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5.9">
                <text:p>5.9</text:p>
              </table:table-cell>
              <table:table-cell office:value-type="float" office:value="0.86212">
                <text:p>0.86212</text:p>
              </table:table-cell>
              <table:table-cell office:value-type="float" office:value="0.00274">
                <text:p>0.00274</text:p>
              </table:table-cell>
              <table:table-cell office:value-type="float" office:value="0.0188976281391304">
                <text:p>0.0188976281391304</text:p>
              </table:table-cell>
              <table:table-cell office:value-type="float" office:value="-0.08578">
                <text:p>-0.08578</text:p>
              </table:table-cell>
              <table:table-cell office:value-type="float" office:value="45.6205399774403">
                <text:p>45.620539977440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6">
                <text:p>6</text:p>
              </table:table-cell>
              <table:table-cell office:value-type="float" office:value="0.75">
                <text:p>0.75</text:p>
              </table:table-cell>
              <table:table-cell office:value-type="float" office:value="0.0027">
                <text:p>0.0027</text:p>
              </table:table-cell>
              <table:table-cell office:value-type="float" office:value="0.0149282608695652">
                <text:p>0.0149282608695652</text:p>
              </table:table-cell>
              <table:table-cell office:value-type="float" office:value="-0.086">
                <text:p>-0.086</text:p>
              </table:table-cell>
              <table:table-cell office:value-type="float" office:value="50.2402795980778">
                <text:p>50.240279598077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6.1">
                <text:p>6.1</text:p>
              </table:table-cell>
              <table:table-cell office:value-type="float" office:value="0.88126">
                <text:p>0.88126</text:p>
              </table:table-cell>
              <table:table-cell office:value-type="float" office:value="0.00265">
                <text:p>0.00265</text:p>
              </table:table-cell>
              <table:table-cell office:value-type="float" office:value="0.0195330258173913">
                <text:p>0.0195330258173913</text:p>
              </table:table-cell>
              <table:table-cell office:value-type="float" office:value="-0.08623">
                <text:p>-0.08623</text:p>
              </table:table-cell>
              <table:table-cell office:value-type="float" office:value="45.116409932524">
                <text:p>45.11640993252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6.2">
                <text:p>6.2</text:p>
              </table:table-cell>
              <table:table-cell office:value-type="float" office:value="0.89049">
                <text:p>0.89049</text:p>
              </table:table-cell>
              <table:table-cell office:value-type="float" office:value="0.00262">
                <text:p>0.00262</text:p>
              </table:table-cell>
              <table:table-cell office:value-type="float" office:value="0.0198585313065217">
                <text:p>0.0198585313065217</text:p>
              </table:table-cell>
              <table:table-cell office:value-type="float" office:value="-0.08645">
                <text:p>-0.08645</text:p>
              </table:table-cell>
              <table:table-cell office:value-type="float" office:value="44.8416847275888">
                <text:p>44.841684727588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6.3">
                <text:p>6.3</text:p>
              </table:table-cell>
              <table:table-cell office:value-type="float" office:value="0.89951">
                <text:p>0.89951</text:p>
              </table:table-cell>
              <table:table-cell office:value-type="float" office:value="0.00259">
                <text:p>0.00259</text:p>
              </table:table-cell>
              <table:table-cell office:value-type="float" office:value="0.0201795269586957">
                <text:p>0.0201795269586957</text:p>
              </table:table-cell>
              <table:table-cell office:value-type="float" office:value="-0.08667">
                <text:p>-0.08667</text:p>
              </table:table-cell>
              <table:table-cell office:value-type="float" office:value="44.5753759164502">
                <text:p>44.575375916450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6.4">
                <text:p>6.4</text:p>
              </table:table-cell>
              <table:table-cell office:value-type="float" office:value="0.9083">
                <text:p>0.9083</text:p>
              </table:table-cell>
              <table:table-cell office:value-type="float" office:value="0.00256">
                <text:p>0.00256</text:p>
              </table:table-cell>
              <table:table-cell office:value-type="float" office:value="0.0204949758695652">
                <text:p>0.0204949758695652</text:p>
              </table:table-cell>
              <table:table-cell office:value-type="float" office:value="-0.0869">
                <text:p>-0.0869</text:p>
              </table:table-cell>
              <table:table-cell office:value-type="float" office:value="44.3181785516915">
                <text:p>44.318178551691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6.5">
                <text:p>6.5</text:p>
              </table:table-cell>
              <table:table-cell office:value-type="float" office:value="0.91688">
                <text:p>0.91688</text:p>
              </table:table-cell>
              <table:table-cell office:value-type="float" office:value="0.00254">
                <text:p>0.00254</text:p>
              </table:table-cell>
              <table:table-cell office:value-type="float" office:value="0.0208154116173913">
                <text:p>0.0208154116173913</text:p>
              </table:table-cell>
              <table:table-cell office:value-type="float" office:value="-0.08713">
                <text:p>-0.08713</text:p>
              </table:table-cell>
              <table:table-cell office:value-type="float" office:value="44.0481320693147">
                <text:p>44.048132069314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6.6">
                <text:p>6.6</text:p>
              </table:table-cell>
              <table:table-cell office:value-type="float" office:value="0.92525">
                <text:p>0.92525</text:p>
              </table:table-cell>
              <table:table-cell office:value-type="float" office:value="0.00253">
                <text:p>0.00253</text:p>
              </table:table-cell>
              <table:table-cell office:value-type="float" office:value="0.0211405991847826">
                <text:p>0.0211405991847826</text:p>
              </table:table-cell>
              <table:table-cell office:value-type="float" office:value="-0.08735">
                <text:p>-0.08735</text:p>
              </table:table-cell>
              <table:table-cell office:value-type="float" office:value="43.7664983812763">
                <text:p>43.766498381276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6.7">
                <text:p>6.7</text:p>
              </table:table-cell>
              <table:table-cell office:value-type="float" office:value="0.93339">
                <text:p>0.93339</text:p>
              </table:table-cell>
              <table:table-cell office:value-type="float" office:value="0.00252">
                <text:p>0.00252</text:p>
              </table:table-cell>
              <table:table-cell office:value-type="float" office:value="0.0214594976543478">
                <text:p>0.0214594976543478</text:p>
              </table:table-cell>
              <table:table-cell office:value-type="float" office:value="-0.08758">
                <text:p>-0.08758</text:p>
              </table:table-cell>
              <table:table-cell office:value-type="float" office:value="43.4954263624568">
                <text:p>43.495426362456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6.8">
                <text:p>6.8</text:p>
              </table:table-cell>
              <table:table-cell office:value-type="float" office:value="0.94133">
                <text:p>0.94133</text:p>
              </table:table-cell>
              <table:table-cell office:value-type="float" office:value="0.00251">
                <text:p>0.00251</text:p>
              </table:table-cell>
              <table:table-cell office:value-type="float" office:value="0.0217730906282609">
                <text:p>0.0217730906282609</text:p>
              </table:table-cell>
              <table:table-cell office:value-type="float" office:value="-0.0878">
                <text:p>-0.0878</text:p>
              </table:table-cell>
              <table:table-cell office:value-type="float" office:value="43.2336417494253">
                <text:p>43.233641749425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6.9">
                <text:p>6.9</text:p>
              </table:table-cell>
              <table:table-cell office:value-type="float" office:value="0.94906">
                <text:p>0.94906</text:p>
              </table:table-cell>
              <table:table-cell office:value-type="float" office:value="0.00251">
                <text:p>0.00251</text:p>
              </table:table-cell>
              <table:table-cell office:value-type="float" office:value="0.0220907583391304">
                <text:p>0.0220907583391304</text:p>
              </table:table-cell>
              <table:table-cell office:value-type="float" office:value="-0.08803">
                <text:p>-0.08803</text:p>
              </table:table-cell>
              <table:table-cell office:value-type="float" office:value="42.9618569643616">
                <text:p>42.961856964361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7">
                <text:p>7</text:p>
              </table:table-cell>
              <table:table-cell office:value-type="float" office:value="0.95657">
                <text:p>0.95657</text:p>
              </table:table-cell>
              <table:table-cell office:value-type="float" office:value="0.00252">
                <text:p>0.00252</text:p>
              </table:table-cell>
              <table:table-cell office:value-type="float" office:value="0.02241187315">
                <text:p>0.02241187315</text:p>
              </table:table-cell>
              <table:table-cell office:value-type="float" office:value="-0.08825">
                <text:p>-0.08825</text:p>
              </table:table-cell>
              <table:table-cell office:value-type="float" office:value="42.6813945268113">
                <text:p>42.681394526811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7.1">
                <text:p>7.1</text:p>
              </table:table-cell>
              <table:table-cell office:value-type="float" office:value="0.96388">
                <text:p>0.96388</text:p>
              </table:table-cell>
              <table:table-cell office:value-type="float" office:value="0.00253">
                <text:p>0.00253</text:p>
              </table:table-cell>
              <table:table-cell office:value-type="float" office:value="0.0227270577043478">
                <text:p>0.0227270577043478</text:p>
              </table:table-cell>
              <table:table-cell office:value-type="float" office:value="-0.08848">
                <text:p>-0.08848</text:p>
              </table:table-cell>
              <table:table-cell office:value-type="float" office:value="42.411121251987">
                <text:p>42.41112125198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7.2">
                <text:p>7.2</text:p>
              </table:table-cell>
              <table:table-cell office:value-type="float" office:value="0.97099">
                <text:p>0.97099</text:p>
              </table:table-cell>
              <table:table-cell office:value-type="float" office:value="0.00255">
                <text:p>0.00255</text:p>
              </table:table-cell>
              <table:table-cell office:value-type="float" office:value="0.0230461213065217">
                <text:p>0.0230461213065217</text:p>
              </table:table-cell>
              <table:table-cell office:value-type="float" office:value="-0.0887">
                <text:p>-0.0887</text:p>
              </table:table-cell>
              <table:table-cell office:value-type="float" office:value="42.1324693680764">
                <text:p>42.132469368076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7.3">
                <text:p>7.3</text:p>
              </table:table-cell>
              <table:table-cell office:value-type="float" office:value="0.97788">
                <text:p>0.97788</text:p>
              </table:table-cell>
              <table:table-cell office:value-type="float" office:value="0.00257">
                <text:p>0.00257</text:p>
              </table:table-cell>
              <table:table-cell office:value-type="float" office:value="0.0233580281391304">
                <text:p>0.0233580281391304</text:p>
              </table:table-cell>
              <table:table-cell office:value-type="float" office:value="-0.08892">
                <text:p>-0.08892</text:p>
              </table:table-cell>
              <table:table-cell office:value-type="float" office:value="41.8648352581531">
                <text:p>41.864835258153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7.4">
                <text:p>7.4</text:p>
              </table:table-cell>
              <table:table-cell office:value-type="float" office:value="0.98458">
                <text:p>0.98458</text:p>
              </table:table-cell>
              <table:table-cell office:value-type="float" office:value="0.00259">
                <text:p>0.00259</text:p>
              </table:table-cell>
              <table:table-cell office:value-type="float" office:value="0.0236638647043478">
                <text:p>0.0236638647043478</text:p>
              </table:table-cell>
              <table:table-cell office:value-type="float" office:value="-0.08915">
                <text:p>-0.08915</text:p>
              </table:table-cell>
              <table:table-cell office:value-type="float" office:value="41.6068977870339">
                <text:p>41.606897787033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7.5">
                <text:p>7.5</text:p>
              </table:table-cell>
              <table:table-cell office:value-type="float" office:value="0.99108">
                <text:p>0.99108</text:p>
              </table:table-cell>
              <table:table-cell office:value-type="float" office:value="0.00262">
                <text:p>0.00262</text:p>
              </table:table-cell>
              <table:table-cell office:value-type="float" office:value="0.0239730340521739">
                <text:p>0.0239730340521739</text:p>
              </table:table-cell>
              <table:table-cell office:value-type="float" office:value="-0.08938">
                <text:p>-0.08938</text:p>
              </table:table-cell>
              <table:table-cell office:value-type="float" office:value="41.3414504748567">
                <text:p>41.341450474856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7.6">
                <text:p>7.6</text:p>
              </table:table-cell>
              <table:table-cell office:value-type="float" office:value="0.99737">
                <text:p>0.99737</text:p>
              </table:table-cell>
              <table:table-cell office:value-type="float" office:value="0.00266">
                <text:p>0.00266</text:p>
              </table:table-cell>
              <table:table-cell office:value-type="float" office:value="0.024284932976087">
                <text:p>0.024284932976087</text:p>
              </table:table-cell>
              <table:table-cell office:value-type="float" office:value="-0.0896">
                <text:p>-0.0896</text:p>
              </table:table-cell>
              <table:table-cell office:value-type="float" office:value="41.0694977409284">
                <text:p>41.069497740928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7.7">
                <text:p>7.7</text:p>
              </table:table-cell>
              <table:table-cell office:value-type="float" office:value="1.082">
                <text:p>1.082</text:p>
              </table:table-cell>
              <table:table-cell office:value-type="float" office:value="0">
                <text:p>0</text:p>
              </table:table-cell>
              <table:table-cell office:value-type="float" office:value="0.0254505217391304">
                <text:p>0.0254505217391304</text:p>
              </table:table-cell>
              <table:table-cell office:value-type="float" office:value="-0.08983">
                <text:p>-0.08983</text:p>
              </table:table-cell>
              <table:table-cell office:value-type="float" office:value="42.5138632162662">
                <text:p>42.513863216266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7.8">
                <text:p>7.8</text:p>
              </table:table-cell>
              <table:table-cell office:value-type="float" office:value="1.00938">
                <text:p>1.00938</text:p>
              </table:table-cell>
              <table:table-cell office:value-type="float" office:value="0.00275">
                <text:p>0.00275</text:p>
              </table:table-cell>
              <table:table-cell office:value-type="float" office:value="0.0248988692260869">
                <text:p>0.0248988692260869</text:p>
              </table:table-cell>
              <table:table-cell office:value-type="float" office:value="-0.09005">
                <text:p>-0.09005</text:p>
              </table:table-cell>
              <table:table-cell office:value-type="float" office:value="40.5391903879095">
                <text:p>40.539190387909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7.9">
                <text:p>7.9</text:p>
              </table:table-cell>
              <table:table-cell office:value-type="float" office:value="1.01509">
                <text:p>1.01509</text:p>
              </table:table-cell>
              <table:table-cell office:value-type="float" office:value="0.0028">
                <text:p>0.0028</text:p>
              </table:table-cell>
              <table:table-cell office:value-type="float" office:value="0.0252001675673913">
                <text:p>0.0252001675673913</text:p>
              </table:table-cell>
              <table:table-cell office:value-type="float" office:value="-0.09027">
                <text:p>-0.09027</text:p>
              </table:table-cell>
              <table:table-cell office:value-type="float" office:value="40.2810813573126">
                <text:p>40.281081357312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8">
                <text:p>8</text:p>
              </table:table-cell>
              <table:table-cell office:value-type="float" office:value="1.02061">
                <text:p>1.02061</text:p>
              </table:table-cell>
              <table:table-cell office:value-type="float" office:value="0.00285">
                <text:p>0.00285</text:p>
              </table:table-cell>
              <table:table-cell office:value-type="float" office:value="0.0254944515673913">
                <text:p>0.0254944515673913</text:p>
              </table:table-cell>
              <table:table-cell office:value-type="float" office:value="-0.0905">
                <text:p>-0.0905</text:p>
              </table:table-cell>
              <table:table-cell office:value-type="float" office:value="40.0326320926006">
                <text:p>40.032632092600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8.1">
                <text:p>8.1</text:p>
              </table:table-cell>
              <table:table-cell office:value-type="float" office:value="1.02594">
                <text:p>1.02594</text:p>
              </table:table-cell>
              <table:table-cell office:value-type="float" office:value="0.00291">
                <text:p>0.00291</text:p>
              </table:table-cell>
              <table:table-cell office:value-type="float" office:value="0.025791584426087">
                <text:p>0.025791584426087</text:p>
              </table:table-cell>
              <table:table-cell office:value-type="float" office:value="-0.09073">
                <text:p>-0.09073</text:p>
              </table:table-cell>
              <table:table-cell office:value-type="float" office:value="39.7780912971873">
                <text:p>39.778091297187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8.2">
                <text:p>8.2</text:p>
              </table:table-cell>
              <table:table-cell office:value-type="float" office:value="1.03108">
                <text:p>1.03108</text:p>
              </table:table-cell>
              <table:table-cell office:value-type="float" office:value="0.00298">
                <text:p>0.00298</text:p>
              </table:table-cell>
              <table:table-cell office:value-type="float" office:value="0.0260914340521739">
                <text:p>0.0260914340521739</text:p>
              </table:table-cell>
              <table:table-cell office:value-type="float" office:value="-0.09095">
                <text:p>-0.09095</text:p>
              </table:table-cell>
              <table:table-cell office:value-type="float" office:value="39.5179505249958">
                <text:p>39.517950524995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8.3">
                <text:p>8.3</text:p>
              </table:table-cell>
              <table:table-cell office:value-type="float" office:value="1.03603">
                <text:p>1.03603</text:p>
              </table:table-cell>
              <table:table-cell office:value-type="float" office:value="0.00305">
                <text:p>0.00305</text:p>
              </table:table-cell>
              <table:table-cell office:value-type="float" office:value="0.0263838730630435">
                <text:p>0.0263838730630435</text:p>
              </table:table-cell>
              <table:table-cell office:value-type="float" office:value="-0.09117">
                <text:p>-0.09117</text:p>
              </table:table-cell>
              <table:table-cell office:value-type="float" office:value="39.2675479268884">
                <text:p>39.267547926888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8.4">
                <text:p>8.4</text:p>
              </table:table-cell>
              <table:table-cell office:value-type="float" office:value="1.0408">
                <text:p>1.0408</text:p>
              </table:table-cell>
              <table:table-cell office:value-type="float" office:value="0.00312">
                <text:p>0.00312</text:p>
              </table:table-cell>
              <table:table-cell office:value-type="float" office:value="0.0266692313043478">
                <text:p>0.0266692313043478</text:p>
              </table:table-cell>
              <table:table-cell office:value-type="float" office:value="-0.0914">
                <text:p>-0.0914</text:p>
              </table:table-cell>
              <table:table-cell office:value-type="float" office:value="39.0262466931441">
                <text:p>39.026246693144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8.5">
                <text:p>8.5</text:p>
              </table:table-cell>
              <table:table-cell office:value-type="float" office:value="1.04539">
                <text:p>1.04539</text:p>
              </table:table-cell>
              <table:table-cell office:value-type="float" office:value="0.00321">
                <text:p>0.00321</text:p>
              </table:table-cell>
              <table:table-cell office:value-type="float" office:value="0.0269673967847826">
                <text:p>0.0269673967847826</text:p>
              </table:table-cell>
              <table:table-cell office:value-type="float" office:value="-0.09162">
                <text:p>-0.09162</text:p>
              </table:table-cell>
              <table:table-cell office:value-type="float" office:value="38.7649578616317">
                <text:p>38.764957861631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8.6">
                <text:p>8.6</text:p>
              </table:table-cell>
              <table:table-cell office:value-type="float" office:value="1.0498">
                <text:p>1.0498</text:p>
              </table:table-cell>
              <table:table-cell office:value-type="float" office:value="0.00329">
                <text:p>0.00329</text:p>
              </table:table-cell>
              <table:table-cell office:value-type="float" office:value="0.0272482617391304">
                <text:p>0.0272482617391304</text:p>
              </table:table-cell>
              <table:table-cell office:value-type="float" office:value="-0.09185">
                <text:p>-0.09185</text:p>
              </table:table-cell>
              <table:table-cell office:value-type="float" office:value="38.5272282705804">
                <text:p>38.527228270580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8.7">
                <text:p>8.7</text:p>
              </table:table-cell>
              <table:table-cell office:value-type="float" office:value="1.05403">
                <text:p>1.05403</text:p>
              </table:table-cell>
              <table:table-cell office:value-type="float" office:value="0.00338">
                <text:p>0.00338</text:p>
              </table:table-cell>
              <table:table-cell office:value-type="float" office:value="0.0275317226282609">
                <text:p>0.0275317226282609</text:p>
              </table:table-cell>
              <table:table-cell office:value-type="float" office:value="-0.09208">
                <text:p>-0.09208</text:p>
              </table:table-cell>
              <table:table-cell office:value-type="float" office:value="38.2842008918852">
                <text:p>38.284200891885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8.8">
                <text:p>8.8</text:p>
              </table:table-cell>
              <table:table-cell office:value-type="float" office:value="1.05809">
                <text:p>1.05809</text:p>
              </table:table-cell>
              <table:table-cell office:value-type="float" office:value="0.00348">
                <text:p>0.00348</text:p>
              </table:table-cell>
              <table:table-cell office:value-type="float" office:value="0.027818140176087">
                <text:p>0.027818140176087</text:p>
              </table:table-cell>
              <table:table-cell office:value-type="float" office:value="-0.0923">
                <text:p>-0.0923</text:p>
              </table:table-cell>
              <table:table-cell office:value-type="float" office:value="38.0359719701735">
                <text:p>38.035971970173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8.9">
                <text:p>8.9</text:p>
              </table:table-cell>
              <table:table-cell office:value-type="float" office:value="1.06197">
                <text:p>1.06197</text:p>
              </table:table-cell>
              <table:table-cell office:value-type="float" office:value="0.00358">
                <text:p>0.00358</text:p>
              </table:table-cell>
              <table:table-cell office:value-type="float" office:value="0.0280969626282609">
                <text:p>0.0280969626282609</text:p>
              </table:table-cell>
              <table:table-cell office:value-type="float" office:value="-0.09252">
                <text:p>-0.09252</text:p>
              </table:table-cell>
              <table:table-cell office:value-type="float" office:value="37.7966121836897">
                <text:p>37.796612183689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9">
                <text:p>9</text:p>
              </table:table-cell>
              <table:table-cell office:value-type="float" office:value="1.06568">
                <text:p>1.06568</text:p>
              </table:table-cell>
              <table:table-cell office:value-type="float" office:value="0.00369">
                <text:p>0.00369</text:p>
              </table:table-cell>
              <table:table-cell office:value-type="float" office:value="0.028378562226087">
                <text:p>0.028378562226087</text:p>
              </table:table-cell>
              <table:table-cell office:value-type="float" office:value="-0.09275">
                <text:p>-0.09275</text:p>
              </table:table-cell>
              <table:table-cell office:value-type="float" office:value="37.5522900529603">
                <text:p>37.552290052960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9.1">
                <text:p>9.1</text:p>
              </table:table-cell>
              <table:table-cell office:value-type="float" office:value="1.06922">
                <text:p>1.06922</text:p>
              </table:table-cell>
              <table:table-cell office:value-type="float" office:value="0.0038">
                <text:p>0.0038</text:p>
              </table:table-cell>
              <table:table-cell office:value-type="float" office:value="0.0286528567043478">
                <text:p>0.0286528567043478</text:p>
              </table:table-cell>
              <table:table-cell office:value-type="float" office:value="-0.09297">
                <text:p>-0.09297</text:p>
              </table:table-cell>
              <table:table-cell office:value-type="float" office:value="37.3163489781371">
                <text:p>37.316348978137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9.2">
                <text:p>9.2</text:p>
              </table:table-cell>
              <table:table-cell office:value-type="float" office:value="1.0726">
                <text:p>1.0726</text:p>
              </table:table-cell>
              <table:table-cell office:value-type="float" office:value="0.00392">
                <text:p>0.00392</text:p>
              </table:table-cell>
              <table:table-cell office:value-type="float" office:value="0.0289302339130435">
                <text:p>0.0289302339130435</text:p>
              </table:table-cell>
              <table:table-cell office:value-type="float" office:value="-0.0932">
                <text:p>-0.0932</text:p>
              </table:table-cell>
              <table:table-cell office:value-type="float" office:value="37.0754001928898">
                <text:p>37.075400192889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9.3">
                <text:p>9.3</text:p>
              </table:table-cell>
              <table:table-cell office:value-type="float" office:value="1.07581">
                <text:p>1.07581</text:p>
              </table:table-cell>
              <table:table-cell office:value-type="float" office:value="0.00404">
                <text:p>0.00404</text:p>
              </table:table-cell>
              <table:table-cell office:value-type="float" office:value="0.0292001555673913">
                <text:p>0.0292001555673913</text:p>
              </table:table-cell>
              <table:table-cell office:value-type="float" office:value="-0.09342">
                <text:p>-0.09342</text:p>
              </table:table-cell>
              <table:table-cell office:value-type="float" office:value="36.8426119346223">
                <text:p>36.842611934622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9.4">
                <text:p>9.4</text:p>
              </table:table-cell>
              <table:table-cell office:value-type="float" office:value="1.07885">
                <text:p>1.07885</text:p>
              </table:table-cell>
              <table:table-cell office:value-type="float" office:value="0.00417">
                <text:p>0.00417</text:p>
              </table:table-cell>
              <table:table-cell office:value-type="float" office:value="0.0294725504891304">
                <text:p>0.0294725504891304</text:p>
              </table:table-cell>
              <table:table-cell office:value-type="float" office:value="-0.09365">
                <text:p>-0.09365</text:p>
              </table:table-cell>
              <table:table-cell office:value-type="float" office:value="36.605247326589">
                <text:p>36.60524732658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9.5">
                <text:p>9.5</text:p>
              </table:table-cell>
              <table:table-cell office:value-type="float" office:value="1.08174">
                <text:p>1.08174</text:p>
              </table:table-cell>
              <table:table-cell office:value-type="float" office:value="0.0043">
                <text:p>0.0043</text:p>
              </table:table-cell>
              <table:table-cell office:value-type="float" office:value="0.0297382919043478">
                <text:p>0.0297382919043478</text:p>
              </table:table-cell>
              <table:table-cell office:value-type="float" office:value="-0.09387">
                <text:p>-0.09387</text:p>
              </table:table-cell>
              <table:table-cell office:value-type="float" office:value="36.375323891479">
                <text:p>36.37532389147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9.6">
                <text:p>9.6</text:p>
              </table:table-cell>
              <table:table-cell office:value-type="float" office:value="1.08447">
                <text:p>1.08447</text:p>
              </table:table-cell>
              <table:table-cell office:value-type="float" office:value="0.00444">
                <text:p>0.00444</text:p>
              </table:table-cell>
              <table:table-cell office:value-type="float" office:value="0.0300068517586957">
                <text:p>0.0300068517586957</text:p>
              </table:table-cell>
              <table:table-cell office:value-type="float" office:value="-0.0941">
                <text:p>-0.0941</text:p>
              </table:table-cell>
              <table:table-cell office:value-type="float" office:value="36.1407457443693">
                <text:p>36.140745744369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9.7">
                <text:p>9.7</text:p>
              </table:table-cell>
              <table:table-cell office:value-type="float" office:value="1.08705">
                <text:p>1.08705</text:p>
              </table:table-cell>
              <table:table-cell office:value-type="float" office:value="0.00459">
                <text:p>0.00459</text:p>
              </table:table-cell>
              <table:table-cell office:value-type="float" office:value="0.0302786457065217">
                <text:p>0.0302786457065217</text:p>
              </table:table-cell>
              <table:table-cell office:value-type="float" office:value="-0.09433">
                <text:p>-0.09433</text:p>
              </table:table-cell>
              <table:table-cell office:value-type="float" office:value="35.9015396704437">
                <text:p>35.901539670443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9.8">
                <text:p>9.8</text:p>
              </table:table-cell>
              <table:table-cell office:value-type="float" office:value="1.08947">
                <text:p>1.08947</text:p>
              </table:table-cell>
              <table:table-cell office:value-type="float" office:value="0.00474">
                <text:p>0.00474</text:p>
              </table:table-cell>
              <table:table-cell office:value-type="float" office:value="0.0305431495847826">
                <text:p>0.0305431495847826</text:p>
              </table:table-cell>
              <table:table-cell office:value-type="float" office:value="-0.09455">
                <text:p>-0.09455</text:p>
              </table:table-cell>
              <table:table-cell office:value-type="float" office:value="35.6698642677899">
                <text:p>35.669864267789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9.9">
                <text:p>9.9</text:p>
              </table:table-cell>
              <table:table-cell office:value-type="float" office:value="1.09175">
                <text:p>1.09175</text:p>
              </table:table-cell>
              <table:table-cell office:value-type="float" office:value="0.0049">
                <text:p>0.0049</text:p>
              </table:table-cell>
              <table:table-cell office:value-type="float" office:value="0.0308112622282609">
                <text:p>0.0308112622282609</text:p>
              </table:table-cell>
              <table:table-cell office:value-type="float" office:value="-0.09477">
                <text:p>-0.09477</text:p>
              </table:table-cell>
              <table:table-cell office:value-type="float" office:value="35.4334720827704">
                <text:p>35.433472082770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0217391304347826">
                <text:p>0.0217391304347826</text:p>
              </table:table-cell>
              <table:table-cell office:value-type="float" office:value="-0.095">
                <text:p>-0.09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0.1">
                <text:p>10.1</text:p>
              </table:table-cell>
              <table:table-cell office:value-type="float" office:value="1.09586">
                <text:p>1.09586</text:p>
              </table:table-cell>
              <table:table-cell office:value-type="float" office:value="0.00523">
                <text:p>0.00523</text:p>
              </table:table-cell>
              <table:table-cell office:value-type="float" office:value="0.031336720426087">
                <text:p>0.031336720426087</text:p>
              </table:table-cell>
              <table:table-cell office:value-type="float" office:value="-0.0953">
                <text:p>-0.0953</text:p>
              </table:table-cell>
              <table:table-cell office:value-type="float" office:value="34.9704750560855">
                <text:p>34.970475056085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0.2">
                <text:p>10.2</text:p>
              </table:table-cell>
              <table:table-cell office:value-type="float" office:value="1.0977">
                <text:p>1.0977</text:p>
              </table:table-cell>
              <table:table-cell office:value-type="float" office:value="0.0054">
                <text:p>0.0054</text:p>
              </table:table-cell>
              <table:table-cell office:value-type="float" office:value="0.031594462826087">
                <text:p>0.031594462826087</text:p>
              </table:table-cell>
              <table:table-cell office:value-type="float" office:value="-0.0956">
                <text:p>-0.0956</text:p>
              </table:table-cell>
              <table:table-cell office:value-type="float" office:value="34.7434297599024">
                <text:p>34.743429759902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0.3">
                <text:p>10.3</text:p>
              </table:table-cell>
              <table:table-cell office:value-type="float" office:value="1.0994">
                <text:p>1.0994</text:p>
              </table:table-cell>
              <table:table-cell office:value-type="float" office:value="0.00559">
                <text:p>0.00559</text:p>
              </table:table-cell>
              <table:table-cell office:value-type="float" office:value="0.03186566">
                <text:p>0.03186566</text:p>
              </table:table-cell>
              <table:table-cell office:value-type="float" office:value="-0.0959">
                <text:p>-0.0959</text:p>
              </table:table-cell>
              <table:table-cell office:value-type="float" office:value="34.501089887986">
                <text:p>34.50108988798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0.4">
                <text:p>10.4</text:p>
              </table:table-cell>
              <table:table-cell office:value-type="float" office:value="1.10098">
                <text:p>1.10098</text:p>
              </table:table-cell>
              <table:table-cell office:value-type="float" office:value="0.00577">
                <text:p>0.00577</text:p>
              </table:table-cell>
              <table:table-cell office:value-type="float" office:value="0.0321212382695652">
                <text:p>0.0321212382695652</text:p>
              </table:table-cell>
              <table:table-cell office:value-type="float" office:value="-0.0962">
                <text:p>-0.0962</text:p>
              </table:table-cell>
              <table:table-cell office:value-type="float" office:value="34.2757645505583">
                <text:p>34.275764550558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0.5">
                <text:p>10.5</text:p>
              </table:table-cell>
              <table:table-cell office:value-type="float" office:value="1.10241">
                <text:p>1.10241</text:p>
              </table:table-cell>
              <table:table-cell office:value-type="float" office:value="0.00597">
                <text:p>0.00597</text:p>
              </table:table-cell>
              <table:table-cell office:value-type="float" office:value="0.0323897349586957">
                <text:p>0.0323897349586957</text:p>
              </table:table-cell>
              <table:table-cell office:value-type="float" office:value="-0.0965">
                <text:p>-0.0965</text:p>
              </table:table-cell>
              <table:table-cell office:value-type="float" office:value="34.0357832938684">
                <text:p>34.035783293868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0.6">
                <text:p>10.6</text:p>
              </table:table-cell>
              <table:table-cell office:value-type="float" office:value="1.10372">
                <text:p>1.10372</text:p>
              </table:table-cell>
              <table:table-cell office:value-type="float" office:value="0.00617">
                <text:p>0.00617</text:p>
              </table:table-cell>
              <table:table-cell office:value-type="float" office:value="0.0326525617043478">
                <text:p>0.0326525617043478</text:p>
              </table:table-cell>
              <table:table-cell office:value-type="float" office:value="-0.0968">
                <text:p>-0.0968</text:p>
              </table:table-cell>
              <table:table-cell office:value-type="float" office:value="33.8019420954968">
                <text:p>33.801942095496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0.7">
                <text:p>10.7</text:p>
              </table:table-cell>
              <table:table-cell office:value-type="float" office:value="1.10491">
                <text:p>1.10491</text:p>
              </table:table-cell>
              <table:table-cell office:value-type="float" office:value="0.00637">
                <text:p>0.00637</text:p>
              </table:table-cell>
              <table:table-cell office:value-type="float" office:value="0.0329096980021739">
                <text:p>0.0329096980021739</text:p>
              </table:table-cell>
              <table:table-cell office:value-type="float" office:value="-0.0971">
                <text:p>-0.0971</text:p>
              </table:table-cell>
              <table:table-cell office:value-type="float" office:value="33.5739939007345">
                <text:p>33.573993900734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0.8">
                <text:p>10.8</text:p>
              </table:table-cell>
              <table:table-cell office:value-type="float" office:value="1.10597">
                <text:p>1.10597</text:p>
              </table:table-cell>
              <table:table-cell office:value-type="float" office:value="0.00658">
                <text:p>0.00658</text:p>
              </table:table-cell>
              <table:table-cell office:value-type="float" office:value="0.0331706443673913">
                <text:p>0.0331706443673913</text:p>
              </table:table-cell>
              <table:table-cell office:value-type="float" office:value="-0.0974">
                <text:p>-0.0974</text:p>
              </table:table-cell>
              <table:table-cell office:value-type="float" office:value="33.3418304374947">
                <text:p>33.341830437494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0.9">
                <text:p>10.9</text:p>
              </table:table-cell>
              <table:table-cell office:value-type="float" office:value="1.10692">
                <text:p>1.10692</text:p>
              </table:table-cell>
              <table:table-cell office:value-type="float" office:value="0.0068">
                <text:p>0.0068</text:p>
              </table:table-cell>
              <table:table-cell office:value-type="float" office:value="0.0334363453565217">
                <text:p>0.0334363453565217</text:p>
              </table:table-cell>
              <table:table-cell office:value-type="float" office:value="-0.0977">
                <text:p>-0.0977</text:p>
              </table:table-cell>
              <table:table-cell office:value-type="float" office:value="33.1052927046076">
                <text:p>33.105292704607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1">
                <text:p>11</text:p>
              </table:table-cell>
              <table:table-cell office:value-type="float" office:value="1.10776">
                <text:p>1.10776</text:p>
              </table:table-cell>
              <table:table-cell office:value-type="float" office:value="0.00703">
                <text:p>0.00703</text:p>
              </table:table-cell>
              <table:table-cell office:value-type="float" office:value="0.0337067873391304">
                <text:p>0.0337067873391304</text:p>
              </table:table-cell>
              <table:table-cell office:value-type="float" office:value="-0.098">
                <text:p>-0.098</text:p>
              </table:table-cell>
              <table:table-cell office:value-type="float" office:value="32.864597532082">
                <text:p>32.86459753208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1.1">
                <text:p>11.1</text:p>
              </table:table-cell>
              <table:table-cell office:value-type="float" office:value="1.10848">
                <text:p>1.10848</text:p>
              </table:table-cell>
              <table:table-cell office:value-type="float" office:value="0.00726">
                <text:p>0.00726</text:p>
              </table:table-cell>
              <table:table-cell office:value-type="float" office:value="0.0339714763130435">
                <text:p>0.0339714763130435</text:p>
              </table:table-cell>
              <table:table-cell office:value-type="float" office:value="-0.0983">
                <text:p>-0.0983</text:p>
              </table:table-cell>
              <table:table-cell office:value-type="float" office:value="32.6297270623589">
                <text:p>32.629727062358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1.2">
                <text:p>11.2</text:p>
              </table:table-cell>
              <table:table-cell office:value-type="float" office:value="1.1091">
                <text:p>1.1091</text:p>
              </table:table-cell>
              <table:table-cell office:value-type="float" office:value="0.00749">
                <text:p>0.00749</text:p>
              </table:table-cell>
              <table:table-cell office:value-type="float" office:value="0.0342313654347826">
                <text:p>0.0342313654347826</text:p>
              </table:table-cell>
              <table:table-cell office:value-type="float" office:value="-0.0986">
                <text:p>-0.0986</text:p>
              </table:table-cell>
              <table:table-cell office:value-type="float" office:value="32.4001098382432">
                <text:p>32.400109838243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1.3">
                <text:p>11.3</text:p>
              </table:table-cell>
              <table:table-cell office:value-type="float" office:value="1.10962">
                <text:p>1.10962</text:p>
              </table:table-cell>
              <table:table-cell office:value-type="float" office:value="0.00774">
                <text:p>0.00774</text:p>
              </table:table-cell>
              <table:table-cell office:value-type="float" office:value="0.0345064466173913">
                <text:p>0.0345064466173913</text:p>
              </table:table-cell>
              <table:table-cell office:value-type="float" office:value="-0.0989">
                <text:p>-0.0989</text:p>
              </table:table-cell>
              <table:table-cell office:value-type="float" office:value="32.1568897633392">
                <text:p>32.156889763339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1.4">
                <text:p>11.4</text:p>
              </table:table-cell>
              <table:table-cell office:value-type="float" office:value="1.11005">
                <text:p>1.11005</text:p>
              </table:table-cell>
              <table:table-cell office:value-type="float" office:value="0.00799">
                <text:p>0.00799</text:p>
              </table:table-cell>
              <table:table-cell office:value-type="float" office:value="0.0347771957065217">
                <text:p>0.0347771957065217</text:p>
              </table:table-cell>
              <table:table-cell office:value-type="float" office:value="-0.0992">
                <text:p>-0.0992</text:p>
              </table:table-cell>
              <table:table-cell office:value-type="float" office:value="31.9189048296908">
                <text:p>31.918904829690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1.5">
                <text:p>11.5</text:p>
              </table:table-cell>
              <table:table-cell office:value-type="float" office:value="1.11039">
                <text:p>1.11039</text:p>
              </table:table-cell>
              <table:table-cell office:value-type="float" office:value="0.00825">
                <text:p>0.00825</text:p>
              </table:table-cell>
              <table:table-cell office:value-type="float" office:value="0.0350536076543478">
                <text:p>0.0350536076543478</text:p>
              </table:table-cell>
              <table:table-cell office:value-type="float" office:value="-0.0995">
                <text:p>-0.0995</text:p>
              </table:table-cell>
              <table:table-cell office:value-type="float" office:value="31.6769107176982">
                <text:p>31.676910717698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1.6">
                <text:p>11.6</text:p>
              </table:table-cell>
              <table:table-cell office:value-type="float" office:value="1.11064">
                <text:p>1.11064</text:p>
              </table:table-cell>
              <table:table-cell office:value-type="float" office:value="0.00851">
                <text:p>0.00851</text:p>
              </table:table-cell>
              <table:table-cell office:value-type="float" office:value="0.0353256784695652">
                <text:p>0.0353256784695652</text:p>
              </table:table-cell>
              <table:table-cell office:value-type="float" office:value="-0.0998">
                <text:p>-0.0998</text:p>
              </table:table-cell>
              <table:table-cell office:value-type="float" office:value="31.4400189357119">
                <text:p>31.440018935711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1.7">
                <text:p>11.7</text:p>
              </table:table-cell>
              <table:table-cell office:value-type="float" office:value="1.11082">
                <text:p>1.11082</text:p>
              </table:table-cell>
              <table:table-cell office:value-type="float" office:value="0.00878">
                <text:p>0.00878</text:p>
              </table:table-cell>
              <table:table-cell office:value-type="float" office:value="0.0356043711391304">
                <text:p>0.0356043711391304</text:p>
              </table:table-cell>
              <table:table-cell office:value-type="float" office:value="-0.1001">
                <text:p>-0.1001</text:p>
              </table:table-cell>
              <table:table-cell office:value-type="float" office:value="31.1989782282426">
                <text:p>31.198978228242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1.8">
                <text:p>11.8</text:p>
              </table:table-cell>
              <table:table-cell office:value-type="float" office:value="1.11093">
                <text:p>1.11093</text:p>
              </table:table-cell>
              <table:table-cell office:value-type="float" office:value="0.00906">
                <text:p>0.00906</text:p>
              </table:table-cell>
              <table:table-cell office:value-type="float" office:value="0.0358896840195652">
                <text:p>0.0358896840195652</text:p>
              </table:table-cell>
              <table:table-cell office:value-type="float" office:value="-0.1004">
                <text:p>-0.1004</text:p>
              </table:table-cell>
              <table:table-cell office:value-type="float" office:value="30.9540200853922">
                <text:p>30.954020085392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1.9">
                <text:p>11.9</text:p>
              </table:table-cell>
              <table:table-cell office:value-type="float" office:value="1.11099">
                <text:p>1.11099</text:p>
              </table:table-cell>
              <table:table-cell office:value-type="float" office:value="0.00934">
                <text:p>0.00934</text:p>
              </table:table-cell>
              <table:table-cell office:value-type="float" office:value="0.036172582176087">
                <text:p>0.036172582176087</text:p>
              </table:table-cell>
              <table:table-cell office:value-type="float" office:value="-0.1007">
                <text:p>-0.1007</text:p>
              </table:table-cell>
              <table:table-cell office:value-type="float" office:value="30.7135939201613">
                <text:p>30.713593920161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2">
                <text:p>12</text:p>
              </table:table-cell>
              <table:table-cell office:value-type="float" office:value="1.111">
                <text:p>1.111</text:p>
              </table:table-cell>
              <table:table-cell office:value-type="float" office:value="0.00963">
                <text:p>0.00963</text:p>
              </table:table-cell>
              <table:table-cell office:value-type="float" office:value="0.0364630652173913">
                <text:p>0.0364630652173913</text:p>
              </table:table-cell>
              <table:table-cell office:value-type="float" office:value="-0.101">
                <text:p>-0.101</text:p>
              </table:table-cell>
              <table:table-cell office:value-type="float" office:value="30.4691882971512">
                <text:p>30.469188297151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2.1">
                <text:p>12.1</text:p>
              </table:table-cell>
              <table:table-cell office:value-type="float" office:value="0.99096">
                <text:p>0.99096</text:p>
              </table:table-cell>
              <table:table-cell office:value-type="float" office:value="0.01085">
                <text:p>0.01085</text:p>
              </table:table-cell>
              <table:table-cell office:value-type="float" office:value="0.0321978635130435">
                <text:p>0.0321978635130435</text:p>
              </table:table-cell>
              <table:table-cell office:value-type="float" office:value="-0.1013">
                <text:p>-0.1013</text:p>
              </table:table-cell>
              <table:table-cell office:value-type="float" office:value="30.7771973627554">
                <text:p>30.777197362755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2.2">
                <text:p>12.2</text:p>
              </table:table-cell>
              <table:table-cell office:value-type="float" office:value="0.99084">
                <text:p>0.99084</text:p>
              </table:table-cell>
              <table:table-cell office:value-type="float" office:value="0.01209">
                <text:p>0.01209</text:p>
              </table:table-cell>
              <table:table-cell office:value-type="float" office:value="0.0334326936">
                <text:p>0.0334326936</text:p>
              </table:table-cell>
              <table:table-cell office:value-type="float" office:value="-0.1016">
                <text:p>-0.1016</text:p>
              </table:table-cell>
              <table:table-cell office:value-type="float" office:value="29.6368582159351">
                <text:p>29.636858215935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2.3">
                <text:p>12.3</text:p>
              </table:table-cell>
              <table:table-cell office:value-type="float" office:value="0.99065">
                <text:p>0.99065</text:p>
              </table:table-cell>
              <table:table-cell office:value-type="float" office:value="0.01335">
                <text:p>0.01335</text:p>
              </table:table-cell>
              <table:table-cell office:value-type="float" office:value="0.0346845091847826">
                <text:p>0.0346845091847826</text:p>
              </table:table-cell>
              <table:table-cell office:value-type="float" office:value="-0.1019">
                <text:p>-0.1019</text:p>
              </table:table-cell>
              <table:table-cell office:value-type="float" office:value="28.5617419212216">
                <text:p>28.561741921221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2.4">
                <text:p>12.4</text:p>
              </table:table-cell>
              <table:table-cell office:value-type="float" office:value="0.99037">
                <text:p>0.99037</text:p>
              </table:table-cell>
              <table:table-cell office:value-type="float" office:value="0.01462">
                <text:p>0.01462</text:p>
              </table:table-cell>
              <table:table-cell office:value-type="float" office:value="0.0359424508021739">
                <text:p>0.0359424508021739</text:p>
              </table:table-cell>
              <table:table-cell office:value-type="float" office:value="-0.1022">
                <text:p>-0.1022</text:p>
              </table:table-cell>
              <table:table-cell office:value-type="float" office:value="27.5543258152029">
                <text:p>27.554325815202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2.5">
                <text:p>12.5</text:p>
              </table:table-cell>
              <table:table-cell office:value-type="float" office:value="0.99002">
                <text:p>0.99002</text:p>
              </table:table-cell>
              <table:table-cell office:value-type="float" office:value="0.01591">
                <text:p>0.01591</text:p>
              </table:table-cell>
              <table:table-cell office:value-type="float" office:value="0.0372173826173913">
                <text:p>0.0372173826173913</text:p>
              </table:table-cell>
              <table:table-cell office:value-type="float" office:value="-0.1025">
                <text:p>-0.1025</text:p>
              </table:table-cell>
              <table:table-cell office:value-type="float" office:value="26.6010108818715">
                <text:p>26.601010881871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2.6">
                <text:p>12.6</text:p>
              </table:table-cell>
              <table:table-cell office:value-type="float" office:value="0.98959">
                <text:p>0.98959</text:p>
              </table:table-cell>
              <table:table-cell office:value-type="float" office:value="0.01722">
                <text:p>0.01722</text:p>
              </table:table-cell>
              <table:table-cell office:value-type="float" office:value="0.0385088775673913">
                <text:p>0.0385088775673913</text:p>
              </table:table-cell>
              <table:table-cell office:value-type="float" office:value="-0.1028">
                <text:p>-0.1028</text:p>
              </table:table-cell>
              <table:table-cell office:value-type="float" office:value="25.6977108270216">
                <text:p>25.697710827021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2.7">
                <text:p>12.7</text:p>
              </table:table-cell>
              <table:table-cell office:value-type="float" office:value="0.98909">
                <text:p>0.98909</text:p>
              </table:table-cell>
              <table:table-cell office:value-type="float" office:value="0.01855">
                <text:p>0.01855</text:p>
              </table:table-cell>
              <table:table-cell office:value-type="float" office:value="0.039817370176087">
                <text:p>0.039817370176087</text:p>
              </table:table-cell>
              <table:table-cell office:value-type="float" office:value="-0.1031">
                <text:p>-0.1031</text:p>
              </table:table-cell>
              <table:table-cell office:value-type="float" office:value="24.840666162177">
                <text:p>24.84066616217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2.8">
                <text:p>12.8</text:p>
              </table:table-cell>
              <table:table-cell office:value-type="float" office:value="0.9885">
                <text:p>0.9885</text:p>
              </table:table-cell>
              <table:table-cell office:value-type="float" office:value="0.0199">
                <text:p>0.0199</text:p>
              </table:table-cell>
              <table:table-cell office:value-type="float" office:value="0.0411420054347826">
                <text:p>0.0411420054347826</text:p>
              </table:table-cell>
              <table:table-cell office:value-type="float" office:value="-0.1034">
                <text:p>-0.1034</text:p>
              </table:table-cell>
              <table:table-cell office:value-type="float" office:value="24.0265390457679">
                <text:p>24.026539045767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2.9">
                <text:p>12.9</text:p>
              </table:table-cell>
              <table:table-cell office:value-type="float" office:value="0.98784">
                <text:p>0.98784</text:p>
              </table:table-cell>
              <table:table-cell office:value-type="float" office:value="0.02126">
                <text:p>0.02126</text:p>
              </table:table-cell>
              <table:table-cell office:value-type="float" office:value="0.0424736492521739">
                <text:p>0.0424736492521739</text:p>
              </table:table-cell>
              <table:table-cell office:value-type="float" office:value="-0.1037">
                <text:p>-0.1037</text:p>
              </table:table-cell>
              <table:table-cell office:value-type="float" office:value="23.2577143097597">
                <text:p>23.257714309759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3">
                <text:p>13</text:p>
              </table:table-cell>
              <table:table-cell office:value-type="float" office:value="0.98709">
                <text:p>0.98709</text:p>
              </table:table-cell>
              <table:table-cell office:value-type="float" office:value="0.02265">
                <text:p>0.02265</text:p>
              </table:table-cell>
              <table:table-cell office:value-type="float" office:value="0.0438314493065217">
                <text:p>0.0438314493065217</text:p>
              </table:table-cell>
              <table:table-cell office:value-type="float" office:value="-0.104">
                <text:p>-0.104</text:p>
              </table:table-cell>
              <table:table-cell office:value-type="float" office:value="22.5201314493867">
                <text:p>22.520131449386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3.1">
                <text:p>13.1</text:p>
              </table:table-cell>
              <table:table-cell office:value-type="float" office:value="0.98627">
                <text:p>0.98627</text:p>
              </table:table-cell>
              <table:table-cell office:value-type="float" office:value="0.02405">
                <text:p>0.02405</text:p>
              </table:table-cell>
              <table:table-cell office:value-type="float" office:value="0.0451962720195652">
                <text:p>0.0451962720195652</text:p>
              </table:table-cell>
              <table:table-cell office:value-type="float" office:value="-0.1043">
                <text:p>-0.1043</text:p>
              </table:table-cell>
              <table:table-cell office:value-type="float" office:value="21.8219325605671">
                <text:p>21.821932560567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3.2">
                <text:p>13.2</text:p>
              </table:table-cell>
              <table:table-cell office:value-type="float" office:value="0.98537">
                <text:p>0.98537</text:p>
              </table:table-cell>
              <table:table-cell office:value-type="float" office:value="0.02547">
                <text:p>0.02547</text:p>
              </table:table-cell>
              <table:table-cell office:value-type="float" office:value="0.0465776964543478">
                <text:p>0.0465776964543478</text:p>
              </table:table-cell>
              <table:table-cell office:value-type="float" office:value="-0.1046">
                <text:p>-0.1046</text:p>
              </table:table-cell>
              <table:table-cell office:value-type="float" office:value="21.1554043031259">
                <text:p>21.155404303125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3.3">
                <text:p>13.3</text:p>
              </table:table-cell>
              <table:table-cell office:value-type="float" office:value="0.9844">
                <text:p>0.9844</text:p>
              </table:table-cell>
              <table:table-cell office:value-type="float" office:value="0.0269">
                <text:p>0.0269</text:p>
              </table:table-cell>
              <table:table-cell office:value-type="float" office:value="0.04796616">
                <text:p>0.04796616</text:p>
              </table:table-cell>
              <table:table-cell office:value-type="float" office:value="-0.1049">
                <text:p>-0.1049</text:p>
              </table:table-cell>
              <table:table-cell office:value-type="float" office:value="20.5228019086789">
                <text:p>20.522801908678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3.4">
                <text:p>13.4</text:p>
              </table:table-cell>
              <table:table-cell office:value-type="float" office:value="0.98334">
                <text:p>0.98334</text:p>
              </table:table-cell>
              <table:table-cell office:value-type="float" office:value="0.02836">
                <text:p>0.02836</text:p>
              </table:table-cell>
              <table:table-cell office:value-type="float" office:value="0.049380816426087">
                <text:p>0.049380816426087</text:p>
              </table:table-cell>
              <table:table-cell office:value-type="float" office:value="-0.1052">
                <text:p>-0.1052</text:p>
              </table:table-cell>
              <table:table-cell office:value-type="float" office:value="19.9134010161995">
                <text:p>19.913401016199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3.5">
                <text:p>13.5</text:p>
              </table:table-cell>
              <table:table-cell office:value-type="float" office:value="0.98221">
                <text:p>0.98221</text:p>
              </table:table-cell>
              <table:table-cell office:value-type="float" office:value="0.02983">
                <text:p>0.02983</text:p>
              </table:table-cell>
              <table:table-cell office:value-type="float" office:value="0.0508025322630435">
                <text:p>0.0508025322630435</text:p>
              </table:table-cell>
              <table:table-cell office:value-type="float" office:value="-0.1055">
                <text:p>-0.1055</text:p>
              </table:table-cell>
              <table:table-cell office:value-type="float" office:value="19.3338787703406">
                <text:p>19.333878770340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3.6">
                <text:p>13.6</text:p>
              </table:table-cell>
              <table:table-cell office:value-type="float" office:value="0.981">
                <text:p>0.981</text:p>
              </table:table-cell>
              <table:table-cell office:value-type="float" office:value="0.03132">
                <text:p>0.03132</text:p>
              </table:table-cell>
              <table:table-cell office:value-type="float" office:value="0.0522408913043478">
                <text:p>0.0522408913043478</text:p>
              </table:table-cell>
              <table:table-cell office:value-type="float" office:value="-0.1058">
                <text:p>-0.1058</text:p>
              </table:table-cell>
              <table:table-cell office:value-type="float" office:value="18.7783932376811">
                <text:p>18.778393237681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3.7">
                <text:p>13.7</text:p>
              </table:table-cell>
              <table:table-cell office:value-type="float" office:value="0.97971">
                <text:p>0.97971</text:p>
              </table:table-cell>
              <table:table-cell office:value-type="float" office:value="0.03283">
                <text:p>0.03283</text:p>
              </table:table-cell>
              <table:table-cell office:value-type="float" office:value="0.053695906176087">
                <text:p>0.053695906176087</text:p>
              </table:table-cell>
              <table:table-cell office:value-type="float" office:value="-0.1061">
                <text:p>-0.1061</text:p>
              </table:table-cell>
              <table:table-cell office:value-type="float" office:value="18.2455250273122">
                <text:p>18.245525027312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3.8">
                <text:p>13.8</text:p>
              </table:table-cell>
              <table:table-cell office:value-type="float" office:value="0.97834">
                <text:p>0.97834</text:p>
              </table:table-cell>
              <table:table-cell office:value-type="float" office:value="0.03436">
                <text:p>0.03436</text:p>
              </table:table-cell>
              <table:table-cell office:value-type="float" office:value="0.0551675903391304">
                <text:p>0.0551675903391304</text:p>
              </table:table-cell>
              <table:table-cell office:value-type="float" office:value="-0.1064">
                <text:p>-0.1064</text:p>
              </table:table-cell>
              <table:table-cell office:value-type="float" office:value="17.7339628935372">
                <text:p>17.733962893537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3.9">
                <text:p>13.9</text:p>
              </table:table-cell>
              <table:table-cell office:value-type="float" office:value="0.9769">
                <text:p>0.9769</text:p>
              </table:table-cell>
              <table:table-cell office:value-type="float" office:value="0.0359">
                <text:p>0.0359</text:p>
              </table:table-cell>
              <table:table-cell office:value-type="float" office:value="0.056646382826087">
                <text:p>0.056646382826087</text:p>
              </table:table-cell>
              <table:table-cell office:value-type="float" office:value="-0.1067">
                <text:p>-0.1067</text:p>
              </table:table-cell>
              <table:table-cell office:value-type="float" office:value="17.245584823999">
                <text:p>17.24558482399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4">
                <text:p>14</text:p>
              </table:table-cell>
              <table:table-cell office:value-type="float" office:value="0.97537">
                <text:p>0.97537</text:p>
              </table:table-cell>
              <table:table-cell office:value-type="float" office:value="0.03746">
                <text:p>0.03746</text:p>
              </table:table-cell>
              <table:table-cell office:value-type="float" office:value="0.0581414486282609">
                <text:p>0.0581414486282609</text:p>
              </table:table-cell>
              <table:table-cell office:value-type="float" office:value="-0.107">
                <text:p>-0.107</text:p>
              </table:table-cell>
              <table:table-cell office:value-type="float" office:value="16.7758118005663">
                <text:p>16.775811800566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4.1">
                <text:p>14.1</text:p>
              </table:table-cell>
              <table:table-cell office:value-type="float" office:value="0.97377">
                <text:p>0.97377</text:p>
              </table:table-cell>
              <table:table-cell office:value-type="float" office:value="0.03904">
                <text:p>0.03904</text:p>
              </table:table-cell>
              <table:table-cell office:value-type="float" office:value="0.0596536524543478">
                <text:p>0.0596536524543478</text:p>
              </table:table-cell>
              <table:table-cell office:value-type="float" office:value="-0.1073">
                <text:p>-0.1073</text:p>
              </table:table-cell>
              <table:table-cell office:value-type="float" office:value="16.3237280524476">
                <text:p>16.323728052447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4.2">
                <text:p>14.2</text:p>
              </table:table-cell>
              <table:table-cell office:value-type="float" office:value="0.97209">
                <text:p>0.97209</text:p>
              </table:table-cell>
              <table:table-cell office:value-type="float" office:value="0.04064">
                <text:p>0.04064</text:p>
              </table:table-cell>
              <table:table-cell office:value-type="float" office:value="0.0611825862630435">
                <text:p>0.0611825862630435</text:p>
              </table:table-cell>
              <table:table-cell office:value-type="float" office:value="-0.1076">
                <text:p>-0.1076</text:p>
              </table:table-cell>
              <table:table-cell office:value-type="float" office:value="15.8883443700904">
                <text:p>15.888344370090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4.3">
                <text:p>14.3</text:p>
              </table:table-cell>
              <table:table-cell office:value-type="float" office:value="0.97034">
                <text:p>0.97034</text:p>
              </table:table-cell>
              <table:table-cell office:value-type="float" office:value="0.04225">
                <text:p>0.04225</text:p>
              </table:table-cell>
              <table:table-cell office:value-type="float" office:value="0.0627186894695652">
                <text:p>0.0627186894695652</text:p>
              </table:table-cell>
              <table:table-cell office:value-type="float" office:value="-0.1079">
                <text:p>-0.1079</text:p>
              </table:table-cell>
              <table:table-cell office:value-type="float" office:value="15.4713054148057">
                <text:p>15.471305414805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4.4">
                <text:p>14.4</text:p>
              </table:table-cell>
              <table:table-cell office:value-type="float" office:value="0.9685">
                <text:p>0.9685</text:p>
              </table:table-cell>
              <table:table-cell office:value-type="float" office:value="0.04388">
                <text:p>0.04388</text:p>
              </table:table-cell>
              <table:table-cell office:value-type="float" office:value="0.0642711358695652">
                <text:p>0.0642711358695652</text:p>
              </table:table-cell>
              <table:table-cell office:value-type="float" office:value="-0.1082">
                <text:p>-0.1082</text:p>
              </table:table-cell>
              <table:table-cell office:value-type="float" office:value="15.0689728273282">
                <text:p>15.068972827328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4.5">
                <text:p>14.5</text:p>
              </table:table-cell>
              <table:table-cell office:value-type="float" office:value="0.96659">
                <text:p>0.96659</text:p>
              </table:table-cell>
              <table:table-cell office:value-type="float" office:value="0.04553">
                <text:p>0.04553</text:p>
              </table:table-cell>
              <table:table-cell office:value-type="float" office:value="0.0658407875673913">
                <text:p>0.0658407875673913</text:p>
              </table:table-cell>
              <table:table-cell office:value-type="float" office:value="-0.1085">
                <text:p>-0.1085</text:p>
              </table:table-cell>
              <table:table-cell office:value-type="float" office:value="14.6807174657601">
                <text:p>14.680717465760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4.6">
                <text:p>14.6</text:p>
              </table:table-cell>
              <table:table-cell office:value-type="float" office:value="0.96459">
                <text:p>0.96459</text:p>
              </table:table-cell>
              <table:table-cell office:value-type="float" office:value="0.0472">
                <text:p>0.0472</text:p>
              </table:table-cell>
              <table:table-cell office:value-type="float" office:value="0.0674268232195652">
                <text:p>0.0674268232195652</text:p>
              </table:table-cell>
              <table:table-cell office:value-type="float" office:value="-0.1088">
                <text:p>-0.1088</text:p>
              </table:table-cell>
              <table:table-cell office:value-type="float" office:value="14.3057310717273">
                <text:p>14.305731071727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4.7">
                <text:p>14.7</text:p>
              </table:table-cell>
              <table:table-cell office:value-type="float" office:value="0.96252">
                <text:p>0.96252</text:p>
              </table:table-cell>
              <table:table-cell office:value-type="float" office:value="0.04888">
                <text:p>0.04888</text:p>
              </table:table-cell>
              <table:table-cell office:value-type="float" office:value="0.0690201032695652">
                <text:p>0.0690201032695652</text:p>
              </table:table-cell>
              <table:table-cell office:value-type="float" office:value="-0.1091">
                <text:p>-0.1091</text:p>
              </table:table-cell>
              <table:table-cell office:value-type="float" office:value="13.9455021711686">
                <text:p>13.945502171168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4.8">
                <text:p>14.8</text:p>
              </table:table-cell>
              <table:table-cell office:value-type="float" office:value="0.96037">
                <text:p>0.96037</text:p>
              </table:table-cell>
              <table:table-cell office:value-type="float" office:value="0.05058">
                <text:p>0.05058</text:p>
              </table:table-cell>
              <table:table-cell office:value-type="float" office:value="0.0706302290630435">
                <text:p>0.0706302290630435</text:p>
              </table:table-cell>
              <table:table-cell office:value-type="float" office:value="-0.1094">
                <text:p>-0.1094</text:p>
              </table:table-cell>
              <table:table-cell office:value-type="float" office:value="13.5971525611617">
                <text:p>13.597152561161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4.9">
                <text:p>14.9</text:p>
              </table:table-cell>
              <table:table-cell office:value-type="float" office:value="0.95815">
                <text:p>0.95815</text:p>
              </table:table-cell>
              <table:table-cell office:value-type="float" office:value="0.0523">
                <text:p>0.0523</text:p>
              </table:table-cell>
              <table:table-cell office:value-type="float" office:value="0.0722576396195652">
                <text:p>0.0722576396195652</text:p>
              </table:table-cell>
              <table:table-cell office:value-type="float" office:value="-0.1097">
                <text:p>-0.1097</text:p>
              </table:table-cell>
              <table:table-cell office:value-type="float" office:value="13.2601895805708">
                <text:p>13.260189580570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5">
                <text:p>15</text:p>
              </table:table-cell>
              <table:table-cell office:value-type="float" office:value="0.95584">
                <text:p>0.95584</text:p>
              </table:table-cell>
              <table:table-cell office:value-type="float" office:value="0.05404">
                <text:p>0.05404</text:p>
              </table:table-cell>
              <table:table-cell office:value-type="float" office:value="0.0739015240347826">
                <text:p>0.0739015240347826</text:p>
              </table:table-cell>
              <table:table-cell office:value-type="float" office:value="-0.11">
                <text:p>-0.11</text:p>
              </table:table-cell>
              <table:table-cell office:value-type="float" office:value="12.9339687169391">
                <text:p>12.933968716939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5.1">
                <text:p>15.1</text:p>
              </table:table-cell>
              <table:table-cell office:value-type="float" office:value="0.95346">
                <text:p>0.95346</text:p>
              </table:table-cell>
              <table:table-cell office:value-type="float" office:value="0.05578">
                <text:p>0.05578</text:p>
              </table:table-cell>
              <table:table-cell office:value-type="float" office:value="0.0755427385130435">
                <text:p>0.0755427385130435</text:p>
              </table:table-cell>
              <table:table-cell office:value-type="float" office:value="-0.1103">
                <text:p>-0.1103</text:p>
              </table:table-cell>
              <table:table-cell office:value-type="float" office:value="12.6214646009341">
                <text:p>12.621464600934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5.2">
                <text:p>15.2</text:p>
              </table:table-cell>
              <table:table-cell office:value-type="float" office:value="0.951">
                <text:p>0.951</text:p>
              </table:table-cell>
              <table:table-cell office:value-type="float" office:value="0.05754">
                <text:p>0.05754</text:p>
              </table:table-cell>
              <table:table-cell office:value-type="float" office:value="0.0772008913043478">
                <text:p>0.0772008913043478</text:p>
              </table:table-cell>
              <table:table-cell office:value-type="float" office:value="-0.1106">
                <text:p>-0.1106</text:p>
              </table:table-cell>
              <table:table-cell office:value-type="float" office:value="12.3185106276932">
                <text:p>12.318510627693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5.3">
                <text:p>15.3</text:p>
              </table:table-cell>
              <table:table-cell office:value-type="float" office:value="0.94846">
                <text:p>0.94846</text:p>
              </table:table-cell>
              <table:table-cell office:value-type="float" office:value="0.05931">
                <text:p>0.05931</text:p>
              </table:table-cell>
              <table:table-cell office:value-type="float" office:value="0.0788660080782609">
                <text:p>0.0788660080782609</text:p>
              </table:table-cell>
              <table:table-cell office:value-type="float" office:value="-0.1109">
                <text:p>-0.1109</text:p>
              </table:table-cell>
              <table:table-cell office:value-type="float" office:value="12.0262204606428">
                <text:p>12.026220460642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5.4">
                <text:p>15.4</text:p>
              </table:table-cell>
              <table:table-cell office:value-type="float" office:value="0.94584">
                <text:p>0.94584</text:p>
              </table:table-cell>
              <table:table-cell office:value-type="float" office:value="0.06109">
                <text:p>0.06109</text:p>
              </table:table-cell>
              <table:table-cell office:value-type="float" office:value="0.0805381153391304">
                <text:p>0.0805381153391304</text:p>
              </table:table-cell>
              <table:table-cell office:value-type="float" office:value="-0.1112">
                <text:p>-0.1112</text:p>
              </table:table-cell>
              <table:table-cell office:value-type="float" office:value="11.744004637025">
                <text:p>11.74400463702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5.5">
                <text:p>15.5</text:p>
              </table:table-cell>
              <table:table-cell office:value-type="float" office:value="0.94315">
                <text:p>0.94315</text:p>
              </table:table-cell>
              <table:table-cell office:value-type="float" office:value="0.06288">
                <text:p>0.06288</text:p>
              </table:table-cell>
              <table:table-cell office:value-type="float" office:value="0.0822176504891304">
                <text:p>0.0822176504891304</text:p>
              </table:table-cell>
              <table:table-cell office:value-type="float" office:value="-0.1115">
                <text:p>-0.1115</text:p>
              </table:table-cell>
              <table:table-cell office:value-type="float" office:value="11.4713810768004">
                <text:p>11.471381076800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5.6">
                <text:p>15.6</text:p>
              </table:table-cell>
              <table:table-cell office:value-type="float" office:value="0.94037">
                <text:p>0.94037</text:p>
              </table:table-cell>
              <table:table-cell office:value-type="float" office:value="0.06469">
                <text:p>0.06469</text:p>
              </table:table-cell>
              <table:table-cell office:value-type="float" office:value="0.0839138203673913">
                <text:p>0.0839138203673913</text:p>
              </table:table-cell>
              <table:table-cell office:value-type="float" office:value="-0.1118">
                <text:p>-0.1118</text:p>
              </table:table-cell>
              <table:table-cell office:value-type="float" office:value="11.2063781136751">
                <text:p>11.206378113675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5.7">
                <text:p>15.7</text:p>
              </table:table-cell>
              <table:table-cell office:value-type="float" office:value="0.93752">
                <text:p>0.93752</text:p>
              </table:table-cell>
              <table:table-cell office:value-type="float" office:value="0.0665">
                <text:p>0.0665</text:p>
              </table:table-cell>
              <table:table-cell office:value-type="float" office:value="0.0856074728347826">
                <text:p>0.0856074728347826</text:p>
              </table:table-cell>
              <table:table-cell office:value-type="float" office:value="-0.1121">
                <text:p>-0.1121</text:p>
              </table:table-cell>
              <table:table-cell office:value-type="float" office:value="10.9513803988743">
                <text:p>10.951380398874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5.8">
                <text:p>15.8</text:p>
              </table:table-cell>
              <table:table-cell office:value-type="float" office:value="0.93459">
                <text:p>0.93459</text:p>
              </table:table-cell>
              <table:table-cell office:value-type="float" office:value="0.06833">
                <text:p>0.06833</text:p>
              </table:table-cell>
              <table:table-cell office:value-type="float" office:value="0.0873182275673913">
                <text:p>0.0873182275673913</text:p>
              </table:table-cell>
              <table:table-cell office:value-type="float" office:value="-0.1124">
                <text:p>-0.1124</text:p>
              </table:table-cell>
              <table:table-cell office:value-type="float" office:value="10.7032635228274">
                <text:p>10.703263522827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5.9">
                <text:p>15.9</text:p>
              </table:table-cell>
              <table:table-cell office:value-type="float" office:value="0.93159">
                <text:p>0.93159</text:p>
              </table:table-cell>
              <table:table-cell office:value-type="float" office:value="0.07017">
                <text:p>0.07017</text:p>
              </table:table-cell>
              <table:table-cell office:value-type="float" office:value="0.089036520176087">
                <text:p>0.089036520176087</text:p>
              </table:table-cell>
              <table:table-cell office:value-type="float" office:value="-0.1127">
                <text:p>-0.1127</text:p>
              </table:table-cell>
              <table:table-cell office:value-type="float" office:value="10.4630099891326">
                <text:p>10.463009989132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6">
                <text:p>16</text:p>
              </table:table-cell>
              <table:table-cell office:value-type="float" office:value="0.9285">
                <text:p>0.9285</text:p>
              </table:table-cell>
              <table:table-cell office:value-type="float" office:value="0.07202">
                <text:p>0.07202</text:p>
              </table:table-cell>
              <table:table-cell office:value-type="float" office:value="0.0907615706521739">
                <text:p>0.0907615706521739</text:p>
              </table:table-cell>
              <table:table-cell office:value-type="float" office:value="-0.113">
                <text:p>-0.113</text:p>
              </table:table-cell>
              <table:table-cell office:value-type="float" office:value="10.2301006177856">
                <text:p>10.230100617785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6.1">
                <text:p>16.1</text:p>
              </table:table-cell>
              <table:table-cell office:value-type="float" office:value="0.92534">
                <text:p>0.92534</text:p>
              </table:table-cell>
              <table:table-cell office:value-type="float" office:value="0.07388">
                <text:p>0.07388</text:p>
              </table:table-cell>
              <table:table-cell office:value-type="float" office:value="0.0924942199043478">
                <text:p>0.0924942199043478</text:p>
              </table:table-cell>
              <table:table-cell office:value-type="float" office:value="-0.1133">
                <text:p>-0.1133</text:p>
              </table:table-cell>
              <table:table-cell office:value-type="float" office:value="10.0043008196289">
                <text:p>10.004300819628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6.2">
                <text:p>16.2</text:p>
              </table:table-cell>
              <table:table-cell office:value-type="float" office:value="0.92209">
                <text:p>0.92209</text:p>
              </table:table-cell>
              <table:table-cell office:value-type="float" office:value="0.07575">
                <text:p>0.07575</text:p>
              </table:table-cell>
              <table:table-cell office:value-type="float" office:value="0.0942336949586957">
                <text:p>0.0942336949586957</text:p>
              </table:table-cell>
              <table:table-cell office:value-type="float" office:value="-0.1136">
                <text:p>-0.1136</text:p>
              </table:table-cell>
              <table:table-cell office:value-type="float" office:value="9.78514108360251">
                <text:p>9.7851410836025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6.3">
                <text:p>16.3</text:p>
              </table:table-cell>
              <table:table-cell office:value-type="float" office:value="0.91877">
                <text:p>0.91877</text:p>
              </table:table-cell>
              <table:table-cell office:value-type="float" office:value="0.07764">
                <text:p>0.07764</text:p>
              </table:table-cell>
              <table:table-cell office:value-type="float" office:value="0.0959908328891304">
                <text:p>0.0959908328891304</text:p>
              </table:table-cell>
              <table:table-cell office:value-type="float" office:value="-0.1139">
                <text:p>-0.1139</text:p>
              </table:table-cell>
              <table:table-cell office:value-type="float" office:value="9.57143481670985">
                <text:p>9.5714348167098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6.4">
                <text:p>16.4</text:p>
              </table:table-cell>
              <table:table-cell office:value-type="float" office:value="0.91537">
                <text:p>0.91537</text:p>
              </table:table-cell>
              <table:table-cell office:value-type="float" office:value="0.07954">
                <text:p>0.07954</text:p>
              </table:table-cell>
              <table:table-cell office:value-type="float" office:value="0.0977552660195652">
                <text:p>0.0977552660195652</text:p>
              </table:table-cell>
              <table:table-cell office:value-type="float" office:value="-0.1142">
                <text:p>-0.1142</text:p>
              </table:table-cell>
              <table:table-cell office:value-type="float" office:value="9.36389452223263">
                <text:p>9.3638945222326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6.5">
                <text:p>16.5</text:p>
              </table:table-cell>
              <table:table-cell office:value-type="float" office:value="0.9119">
                <text:p>0.9119</text:p>
              </table:table-cell>
              <table:table-cell office:value-type="float" office:value="0.08145">
                <text:p>0.08145</text:p>
              </table:table-cell>
              <table:table-cell office:value-type="float" office:value="0.0995274263043478">
                <text:p>0.0995274263043478</text:p>
              </table:table-cell>
              <table:table-cell office:value-type="float" office:value="-0.1145">
                <text:p>-0.1145</text:p>
              </table:table-cell>
              <table:table-cell office:value-type="float" office:value="9.16229861316291">
                <text:p>9.1622986131629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6.6">
                <text:p>16.6</text:p>
              </table:table-cell>
              <table:table-cell office:value-type="float" office:value="0.90834">
                <text:p>0.90834</text:p>
              </table:table-cell>
              <table:table-cell office:value-type="float" office:value="0.08337">
                <text:p>0.08337</text:p>
              </table:table-cell>
              <table:table-cell office:value-type="float" office:value="0.101306555556522">
                <text:p>0.101306555556522</text:p>
              </table:table-cell>
              <table:table-cell office:value-type="float" office:value="-0.1148">
                <text:p>-0.1148</text:p>
              </table:table-cell>
              <table:table-cell office:value-type="float" office:value="8.96625095000108">
                <text:p>8.9662509500010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6.7">
                <text:p>16.7</text:p>
              </table:table-cell>
              <table:table-cell office:value-type="float" office:value="0.90471">
                <text:p>0.90471</text:p>
              </table:table-cell>
              <table:table-cell office:value-type="float" office:value="0.0853">
                <text:p>0.0853</text:p>
              </table:table-cell>
              <table:table-cell office:value-type="float" office:value="0.103093482263044">
                <text:p>0.103093482263044</text:p>
              </table:table-cell>
              <table:table-cell office:value-type="float" office:value="-0.1151">
                <text:p>-0.1151</text:p>
              </table:table-cell>
              <table:table-cell office:value-type="float" office:value="8.7756275192221">
                <text:p>8.775627519222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6.8">
                <text:p>16.8</text:p>
              </table:table-cell>
              <table:table-cell office:value-type="float" office:value="0.901">
                <text:p>0.901</text:p>
              </table:table-cell>
              <table:table-cell office:value-type="float" office:value="0.08724">
                <text:p>0.08724</text:p>
              </table:table-cell>
              <table:table-cell office:value-type="float" office:value="0.104887847826087">
                <text:p>0.104887847826087</text:p>
              </table:table-cell>
              <table:table-cell office:value-type="float" office:value="-0.1154">
                <text:p>-0.1154</text:p>
              </table:table-cell>
              <table:table-cell office:value-type="float" office:value="8.59012763322149">
                <text:p>8.5901276332214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6.9">
                <text:p>16.9</text:p>
              </table:table-cell>
              <table:table-cell office:value-type="float" office:value="0.89721">
                <text:p>0.89721</text:p>
              </table:table-cell>
              <table:table-cell office:value-type="float" office:value="0.0892">
                <text:p>0.0892</text:p>
              </table:table-cell>
              <table:table-cell office:value-type="float" office:value="0.106699690958696">
                <text:p>0.106699690958696</text:p>
              </table:table-cell>
              <table:table-cell office:value-type="float" office:value="-0.1157">
                <text:p>-0.1157</text:p>
              </table:table-cell>
              <table:table-cell office:value-type="float" office:value="8.40874038095684">
                <text:p>8.4087403809568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7">
                <text:p>17</text:p>
              </table:table-cell>
              <table:table-cell office:value-type="float" office:value="0.89334">
                <text:p>0.89334</text:p>
              </table:table-cell>
              <table:table-cell office:value-type="float" office:value="0.09117">
                <text:p>0.09117</text:p>
              </table:table-cell>
              <table:table-cell office:value-type="float" office:value="0.108519051208696">
                <text:p>0.108519051208696</text:p>
              </table:table-cell>
              <table:table-cell office:value-type="float" office:value="-0.116">
                <text:p>-0.116</text:p>
              </table:table-cell>
              <table:table-cell office:value-type="float" office:value="8.23210293538225">
                <text:p>8.2321029353822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7.1">
                <text:p>17.1</text:p>
              </table:table-cell>
              <table:table-cell office:value-type="float" office:value="0.8894">
                <text:p>0.8894</text:p>
              </table:table-cell>
              <table:table-cell office:value-type="float" office:value="0.09315">
                <text:p>0.09315</text:p>
              </table:table-cell>
              <table:table-cell office:value-type="float" office:value="0.110346355652174">
                <text:p>0.110346355652174</text:p>
              </table:table-cell>
              <table:table-cell office:value-type="float" office:value="-0.1163">
                <text:p>-0.1163</text:p>
              </table:table-cell>
              <table:table-cell office:value-type="float" office:value="8.06007588328068">
                <text:p>8.0600758832806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7.2">
                <text:p>17.2</text:p>
              </table:table-cell>
              <table:table-cell office:value-type="float" office:value="0.88537">
                <text:p>0.88537</text:p>
              </table:table-cell>
              <table:table-cell office:value-type="float" office:value="0.09514">
                <text:p>0.09514</text:p>
              </table:table-cell>
              <table:table-cell office:value-type="float" office:value="0.112180870367391">
                <text:p>0.112180870367391</text:p>
              </table:table-cell>
              <table:table-cell office:value-type="float" office:value="-0.1166">
                <text:p>-0.1166</text:p>
              </table:table-cell>
              <table:table-cell office:value-type="float" office:value="7.89234382921457">
                <text:p>7.89234382921457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7.3">
                <text:p>17.3</text:p>
              </table:table-cell>
              <table:table-cell office:value-type="float" office:value="0.88127">
                <text:p>0.88127</text:p>
              </table:table-cell>
              <table:table-cell office:value-type="float" office:value="0.09714">
                <text:p>0.09714</text:p>
              </table:table-cell>
              <table:table-cell office:value-type="float" office:value="0.114023408976087">
                <text:p>0.114023408976087</text:p>
              </table:table-cell>
              <table:table-cell office:value-type="float" office:value="-0.1169">
                <text:p>-0.1169</text:p>
              </table:table-cell>
              <table:table-cell office:value-type="float" office:value="7.72885153946608">
                <text:p>7.7288515394660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7.4">
                <text:p>17.4</text:p>
              </table:table-cell>
              <table:table-cell office:value-type="float" office:value="0.87709">
                <text:p>0.87709</text:p>
              </table:table-cell>
              <table:table-cell office:value-type="float" office:value="0.09916">
                <text:p>0.09916</text:p>
              </table:table-cell>
              <table:table-cell office:value-type="float" office:value="0.115883627567391">
                <text:p>0.115883627567391</text:p>
              </table:table-cell>
              <table:table-cell office:value-type="float" office:value="-0.1172">
                <text:p>-0.1172</text:p>
              </table:table-cell>
              <table:table-cell office:value-type="float" office:value="7.56871370366737">
                <text:p>7.5687137036673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7.5">
                <text:p>17.5</text:p>
              </table:table-cell>
              <table:table-cell office:value-type="float" office:value="0.87284">
                <text:p>0.87284</text:p>
              </table:table-cell>
              <table:table-cell office:value-type="float" office:value="0.10118">
                <text:p>0.10118</text:p>
              </table:table-cell>
              <table:table-cell office:value-type="float" office:value="0.117741949252174">
                <text:p>0.117741949252174</text:p>
              </table:table-cell>
              <table:table-cell office:value-type="float" office:value="-0.1175">
                <text:p>-0.1175</text:p>
              </table:table-cell>
              <table:table-cell office:value-type="float" office:value="7.41316077696823">
                <text:p>7.4131607769682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7.6">
                <text:p>17.6</text:p>
              </table:table-cell>
              <table:table-cell office:value-type="float" office:value="0.8685">
                <text:p>0.8685</text:p>
              </table:table-cell>
              <table:table-cell office:value-type="float" office:value="0.10322">
                <text:p>0.10322</text:p>
              </table:table-cell>
              <table:table-cell office:value-type="float" office:value="0.119617657608696">
                <text:p>0.119617657608696</text:p>
              </table:table-cell>
              <table:table-cell office:value-type="float" office:value="-0.1178">
                <text:p>-0.1178</text:p>
              </table:table-cell>
              <table:table-cell office:value-type="float" office:value="7.26063373386827">
                <text:p>7.2606337338682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7.7">
                <text:p>17.7</text:p>
              </table:table-cell>
              <table:table-cell office:value-type="float" office:value="0.86409">
                <text:p>0.86409</text:p>
              </table:table-cell>
              <table:table-cell office:value-type="float" office:value="0.10527">
                <text:p>0.10527</text:p>
              </table:table-cell>
              <table:table-cell office:value-type="float" office:value="0.121501554958696">
                <text:p>0.121501554958696</text:p>
              </table:table-cell>
              <table:table-cell office:value-type="float" office:value="-0.1181">
                <text:p>-0.1181</text:p>
              </table:table-cell>
              <table:table-cell office:value-type="float" office:value="7.11176083543743">
                <text:p>7.1117608354374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7.8">
                <text:p>17.8</text:p>
              </table:table-cell>
              <table:table-cell office:value-type="float" office:value="0.85959">
                <text:p>0.85959</text:p>
              </table:table-cell>
              <table:table-cell office:value-type="float" office:value="0.10733">
                <text:p>0.10733</text:p>
              </table:table-cell>
              <table:table-cell office:value-type="float" office:value="0.12339293408913">
                <text:p>0.12339293408913</text:p>
              </table:table-cell>
              <table:table-cell office:value-type="float" office:value="-0.1184">
                <text:p>-0.1184</text:p>
              </table:table-cell>
              <table:table-cell office:value-type="float" office:value="6.96628219715638">
                <text:p>6.9662821971563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7.9">
                <text:p>17.9</text:p>
              </table:table-cell>
              <table:table-cell office:value-type="float" office:value="0.85502">
                <text:p>0.85502</text:p>
              </table:table-cell>
              <table:table-cell office:value-type="float" office:value="0.1094">
                <text:p>0.1094</text:p>
              </table:table-cell>
              <table:table-cell office:value-type="float" office:value="0.125292591313043">
                <text:p>0.125292591313043</text:p>
              </table:table-cell>
              <table:table-cell office:value-type="float" office:value="-0.1187">
                <text:p>-0.1187</text:p>
              </table:table-cell>
              <table:table-cell office:value-type="float" office:value="6.82418641868243">
                <text:p>6.8241864186824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8">
                <text:p>18</text:p>
              </table:table-cell>
              <table:table-cell office:value-type="float" office:value="0.85037">
                <text:p>0.85037</text:p>
              </table:table-cell>
              <table:table-cell office:value-type="float" office:value="0.11149">
                <text:p>0.11149</text:p>
              </table:table-cell>
              <table:table-cell office:value-type="float" office:value="0.127210198628261">
                <text:p>0.127210198628261</text:p>
              </table:table-cell>
              <table:table-cell office:value-type="float" office:value="-0.119">
                <text:p>-0.119</text:p>
              </table:table-cell>
              <table:table-cell office:value-type="float" office:value="6.68476277192985">
                <text:p>6.6847627719298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8.1">
                <text:p>18.1</text:p>
              </table:table-cell>
              <table:table-cell office:value-type="float" office:value="0.84565">
                <text:p>0.84565</text:p>
              </table:table-cell>
              <table:table-cell office:value-type="float" office:value="0.11358">
                <text:p>0.11358</text:p>
              </table:table-cell>
              <table:table-cell office:value-type="float" office:value="0.129126172228261">
                <text:p>0.129126172228261</text:p>
              </table:table-cell>
              <table:table-cell office:value-type="float" office:value="-0.1193">
                <text:p>-0.1193</text:p>
              </table:table-cell>
              <table:table-cell office:value-type="float" office:value="6.54902089488965">
                <text:p>6.5490208948896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8.2">
                <text:p>18.2</text:p>
              </table:table-cell>
              <table:table-cell office:value-type="float" office:value="0.84084">
                <text:p>0.84084</text:p>
              </table:table-cell>
              <table:table-cell office:value-type="float" office:value="0.11569">
                <text:p>0.11569</text:p>
              </table:table-cell>
              <table:table-cell office:value-type="float" office:value="0.131059824034783">
                <text:p>0.131059824034783</text:p>
              </table:table-cell>
              <table:table-cell office:value-type="float" office:value="-0.1196">
                <text:p>-0.1196</text:p>
              </table:table-cell>
              <table:table-cell office:value-type="float" office:value="6.41569608529953">
                <text:p>6.4156960852995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8.3">
                <text:p>18.3</text:p>
              </table:table-cell>
              <table:table-cell office:value-type="float" office:value="0.83596">
                <text:p>0.83596</text:p>
              </table:table-cell>
              <table:table-cell office:value-type="float" office:value="0.11781">
                <text:p>0.11781</text:p>
              </table:table-cell>
              <table:table-cell office:value-type="float" office:value="0.133001937426087">
                <text:p>0.133001937426087</text:p>
              </table:table-cell>
              <table:table-cell office:value-type="float" office:value="-0.1199">
                <text:p>-0.1199</text:p>
              </table:table-cell>
              <table:table-cell office:value-type="float" office:value="6.2853219748364">
                <text:p>6.285321974836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8.4">
                <text:p>18.4</text:p>
              </table:table-cell>
              <table:table-cell office:value-type="float" office:value="0.831">
                <text:p>0.831</text:p>
              </table:table-cell>
              <table:table-cell office:value-type="float" office:value="0.11994">
                <text:p>0.11994</text:p>
              </table:table-cell>
              <table:table-cell office:value-type="float" office:value="0.134952195652174">
                <text:p>0.134952195652174</text:p>
              </table:table-cell>
              <table:table-cell office:value-type="float" office:value="-0.1202">
                <text:p>-0.1202</text:p>
              </table:table-cell>
              <table:table-cell office:value-type="float" office:value="6.15773604856212">
                <text:p>6.1577360485621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8.5">
                <text:p>18.5</text:p>
              </table:table-cell>
              <table:table-cell office:value-type="float" office:value="0.82596">
                <text:p>0.82596</text:p>
              </table:table-cell>
              <table:table-cell office:value-type="float" office:value="0.12209">
                <text:p>0.12209</text:p>
              </table:table-cell>
              <table:table-cell office:value-type="float" office:value="0.136920650469565">
                <text:p>0.136920650469565</text:p>
              </table:table-cell>
              <table:table-cell office:value-type="float" office:value="-0.1205">
                <text:p>-0.1205</text:p>
              </table:table-cell>
              <table:table-cell office:value-type="float" office:value="6.03239903672233">
                <text:p>6.0323990367223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8.6">
                <text:p>18.6</text:p>
              </table:table-cell>
              <table:table-cell office:value-type="float" office:value="0.82084">
                <text:p>0.82084</text:p>
              </table:table-cell>
              <table:table-cell office:value-type="float" office:value="0.12424">
                <text:p>0.12424</text:p>
              </table:table-cell>
              <table:table-cell office:value-type="float" office:value="0.138887354469565">
                <text:p>0.138887354469565</text:p>
              </table:table-cell>
              <table:table-cell office:value-type="float" office:value="-0.1208">
                <text:p>-0.1208</text:p>
              </table:table-cell>
              <table:table-cell office:value-type="float" office:value="5.91011329386271">
                <text:p>5.9101132938627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8.7">
                <text:p>18.7</text:p>
              </table:table-cell>
              <table:table-cell office:value-type="float" office:value="0.81565">
                <text:p>0.81565</text:p>
              </table:table-cell>
              <table:table-cell office:value-type="float" office:value="0.12641">
                <text:p>0.12641</text:p>
              </table:table-cell>
              <table:table-cell office:value-type="float" office:value="0.140872715706522">
                <text:p>0.140872715706522</text:p>
              </table:table-cell>
              <table:table-cell office:value-type="float" office:value="-0.1211">
                <text:p>-0.1211</text:p>
              </table:table-cell>
              <table:table-cell office:value-type="float" office:value="5.78997853423393">
                <text:p>5.7899785342339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8.8">
                <text:p>18.8</text:p>
              </table:table-cell>
              <table:table-cell office:value-type="float" office:value="0.81037">
                <text:p>0.81037</text:p>
              </table:table-cell>
              <table:table-cell office:value-type="float" office:value="0.12858">
                <text:p>0.12858</text:p>
              </table:table-cell>
              <table:table-cell office:value-type="float" office:value="0.14285607688913">
                <text:p>0.14285607688913</text:p>
              </table:table-cell>
              <table:table-cell office:value-type="float" office:value="-0.1214">
                <text:p>-0.1214</text:p>
              </table:table-cell>
              <table:table-cell office:value-type="float" office:value="5.67263232791226">
                <text:p>5.6726323279122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8.9">
                <text:p>18.9</text:p>
              </table:table-cell>
              <table:table-cell office:value-type="float" office:value="0.80502">
                <text:p>0.80502</text:p>
              </table:table-cell>
              <table:table-cell office:value-type="float" office:value="0.13077">
                <text:p>0.13077</text:p>
              </table:table-cell>
              <table:table-cell office:value-type="float" office:value="0.144858200008696">
                <text:p>0.144858200008696</text:p>
              </table:table-cell>
              <table:table-cell office:value-type="float" office:value="-0.1217">
                <text:p>-0.1217</text:p>
              </table:table-cell>
              <table:table-cell office:value-type="float" office:value="5.55729672156409">
                <text:p>5.5572967215640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9">
                <text:p>19</text:p>
              </table:table-cell>
              <table:table-cell office:value-type="float" office:value="0.79959">
                <text:p>0.79959</text:p>
              </table:table-cell>
              <table:table-cell office:value-type="float" office:value="0.13297">
                <text:p>0.13297</text:p>
              </table:table-cell>
              <table:table-cell office:value-type="float" office:value="0.146868786263043">
                <text:p>0.146868786263043</text:p>
              </table:table-cell>
              <table:table-cell office:value-type="float" office:value="-0.122">
                <text:p>-0.122</text:p>
              </table:table-cell>
              <table:table-cell office:value-type="float" office:value="5.44424734720641">
                <text:p>5.4442473472064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9.1">
                <text:p>19.1</text:p>
              </table:table-cell>
              <table:table-cell office:value-type="float" office:value="0.79409">
                <text:p>0.79409</text:p>
              </table:table-cell>
              <table:table-cell office:value-type="float" office:value="0.13519">
                <text:p>0.13519</text:p>
              </table:table-cell>
              <table:table-cell office:value-type="float" office:value="0.148898237567391">
                <text:p>0.148898237567391</text:p>
              </table:table-cell>
              <table:table-cell office:value-type="float" office:value="-0.1223">
                <text:p>-0.1223</text:p>
              </table:table-cell>
              <table:table-cell office:value-type="float" office:value="5.33310543478122">
                <text:p>5.3331054347812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9.2">
                <text:p>19.2</text:p>
              </table:table-cell>
              <table:table-cell office:value-type="float" office:value="0.7885">
                <text:p>0.7885</text:p>
              </table:table-cell>
              <table:table-cell office:value-type="float" office:value="0.13741">
                <text:p>0.13741</text:p>
              </table:table-cell>
              <table:table-cell office:value-type="float" office:value="0.150925918478261">
                <text:p>0.150925918478261</text:p>
              </table:table-cell>
              <table:table-cell office:value-type="float" office:value="-0.1226">
                <text:p>-0.1226</text:p>
              </table:table-cell>
              <table:table-cell office:value-type="float" office:value="5.22441743572079">
                <text:p>5.2244174357207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9.3">
                <text:p>19.3</text:p>
              </table:table-cell>
              <table:table-cell office:value-type="float" office:value="0.78284">
                <text:p>0.78284</text:p>
              </table:table-cell>
              <table:table-cell office:value-type="float" office:value="0.13965">
                <text:p>0.13965</text:p>
              </table:table-cell>
              <table:table-cell office:value-type="float" office:value="0.15297257533913">
                <text:p>0.15297257533913</text:p>
              </table:table-cell>
              <table:table-cell office:value-type="float" office:value="-0.1229">
                <text:p>-0.1229</text:p>
              </table:table-cell>
              <table:table-cell office:value-type="float" office:value="5.11751860269394">
                <text:p>5.1175186026939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9.4">
                <text:p>19.4</text:p>
              </table:table-cell>
              <table:table-cell office:value-type="float" office:value="0.77709">
                <text:p>0.77709</text:p>
              </table:table-cell>
              <table:table-cell office:value-type="float" office:value="0.14189">
                <text:p>0.14189</text:p>
              </table:table-cell>
              <table:table-cell office:value-type="float" office:value="0.15501758408913">
                <text:p>0.15501758408913</text:p>
              </table:table-cell>
              <table:table-cell office:value-type="float" office:value="-0.1232">
                <text:p>-0.1232</text:p>
              </table:table-cell>
              <table:table-cell office:value-type="float" office:value="5.01291517711434">
                <text:p>5.0129151771143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9.5">
                <text:p>19.5</text:p>
              </table:table-cell>
              <table:table-cell office:value-type="float" office:value="0.77127">
                <text:p>0.77127</text:p>
              </table:table-cell>
              <table:table-cell office:value-type="float" office:value="0.14415">
                <text:p>0.14415</text:p>
              </table:table-cell>
              <table:table-cell office:value-type="float" office:value="0.15708168288913">
                <text:p>0.15708168288913</text:p>
              </table:table-cell>
              <table:table-cell office:value-type="float" office:value="-0.1235">
                <text:p>-0.1235</text:p>
              </table:table-cell>
              <table:table-cell office:value-type="float" office:value="4.90999323291162">
                <text:p>4.9099932329116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9.6">
                <text:p>19.6</text:p>
              </table:table-cell>
              <table:table-cell office:value-type="float" office:value="0.76537">
                <text:p>0.76537</text:p>
              </table:table-cell>
              <table:table-cell office:value-type="float" office:value="0.14642">
                <text:p>0.14642</text:p>
              </table:table-cell>
              <table:table-cell office:value-type="float" office:value="0.159154592106522">
                <text:p>0.159154592106522</text:p>
              </table:table-cell>
              <table:table-cell office:value-type="float" office:value="-0.1238">
                <text:p>-0.1238</text:p>
              </table:table-cell>
              <table:table-cell office:value-type="float" office:value="4.80897214381185">
                <text:p>4.8089721438118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9.7">
                <text:p>19.7</text:p>
              </table:table-cell>
              <table:table-cell office:value-type="float" office:value="0.7594">
                <text:p>0.7594</text:p>
              </table:table-cell>
              <table:table-cell office:value-type="float" office:value="0.1487">
                <text:p>0.1487</text:p>
              </table:table-cell>
              <table:table-cell office:value-type="float" office:value="0.161236703478261">
                <text:p>0.161236703478261</text:p>
              </table:table-cell>
              <table:table-cell office:value-type="float" office:value="-0.1241">
                <text:p>-0.1241</text:p>
              </table:table-cell>
              <table:table-cell office:value-type="float" office:value="4.70984573374379">
                <text:p>4.70984573374379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9.8">
                <text:p>19.8</text:p>
              </table:table-cell>
              <table:table-cell office:value-type="float" office:value="0.75334">
                <text:p>0.75334</text:p>
              </table:table-cell>
              <table:table-cell office:value-type="float" office:value="0.151">
                <text:p>0.151</text:p>
              </table:table-cell>
              <table:table-cell office:value-type="float" office:value="0.163337416426087">
                <text:p>0.163337416426087</text:p>
              </table:table-cell>
              <table:table-cell office:value-type="float" office:value="-0.1244">
                <text:p>-0.1244</text:p>
              </table:table-cell>
              <table:table-cell office:value-type="float" office:value="4.61217041681873">
                <text:p>4.6121704168187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9.9">
                <text:p>19.9</text:p>
              </table:table-cell>
              <table:table-cell office:value-type="float" office:value="0.74721">
                <text:p>0.74721</text:p>
              </table:table-cell>
              <table:table-cell office:value-type="float" office:value="0.1533">
                <text:p>0.1533</text:p>
              </table:table-cell>
              <table:table-cell office:value-type="float" office:value="0.165437451828261">
                <text:p>0.165437451828261</text:p>
              </table:table-cell>
              <table:table-cell office:value-type="float" office:value="-0.1247">
                <text:p>-0.1247</text:p>
              </table:table-cell>
              <table:table-cell office:value-type="float" office:value="4.51657101667446">
                <text:p>4.5165710166744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0">
                <text:p>20</text:p>
              </table:table-cell>
              <table:table-cell office:value-type="float" office:value="0.741">
                <text:p>0.741</text:p>
              </table:table-cell>
              <table:table-cell office:value-type="float" office:value="0.15562">
                <text:p>0.15562</text:p>
              </table:table-cell>
              <table:table-cell office:value-type="float" office:value="0.167556543478261">
                <text:p>0.167556543478261</text:p>
              </table:table-cell>
              <table:table-cell office:value-type="float" office:value="-0.125">
                <text:p>-0.125</text:p>
              </table:table-cell>
              <table:table-cell office:value-type="float" office:value="4.42238771830561">
                <text:p>4.4223877183056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113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">
      <style:chart-properties chart:display-label="true" chart:logarithmic="false" chart:origin="0" chart:interval-major="1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1">
      <style:chart-properties chart:display-label="true" chart:logarithmic="false" chart:maximum="60" chart:origin="0" chart:interval-minor-divisor="5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113">
      <style:chart-properties chart:display-label="true" chart:logarithmic="false" chart:maximum="3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1">
      <style:chart-properties chart:symbol-type="named-symbol" chart:symbol-name="plus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5.605cm" svg:height="20.027cm" xlink:href=".." xlink:type="simple" chart:class="chart:scatter" chart:column-mapping="1 0" chart:style-name="ch1">
        <chart:title svg:x="15.668cm" svg:y="0.536cm" chart:style-name="ch2">
          <text:p>L/D vs Speed (km/h)</text:p>
        </chart:title>
        <chart:plot-area chart:style-name="ch3" table:cell-range-address="B21_ASG29.G386:B21_ASG29.H583 Settings.C19:Settings.D29" svg:x="0.712cm" svg:y="1.715cm" svg:width="34.181cm" svg:height="17.912cm">
          <chartooo:coordinate-region svg:x="1.334cm" svg:y="1.914cm" svg:width="32.46cm" svg:height="17.066cm"/>
          <chart:axis chart:dimension="x" chart:name="primary-x" chart:style-name="ch4">
            <chart:grid chart:style-name="ch5" chart:class="major"/>
            <chart:grid chart:style-name="ch6" chart:class="minor"/>
          </chart:axis>
          <chart:axis chart:dimension="y" chart:name="primary-y" chart:style-name="ch7">
            <chart:grid chart:style-name="ch5" chart:class="major"/>
            <chart:grid chart:style-name="ch6" chart:class="minor"/>
          </chart:axis>
          <chart:axis chart:dimension="y" chart:name="secondary-y" chart:style-name="ch8"/>
          <chart:series chart:attached-axis="primary-y" chart:style-name="ch9" chart:values-cell-range-address="B21_ASG29.H386:B21_ASG29.H583" chart:class="chart:scatter">
            <chart:domain table:cell-range-address="B21_ASG29.G386:B21_ASG29.G583"/>
            <chart:data-point chart:repeated="198"/>
          </chart:series>
          <chart:series chart:attached-axis="secondary-y" chart:style-name="ch10" chart:values-cell-range-address="Settings.D19:Settings.D29" chart:class="chart:scatter">
            <chart:domain table:cell-range-address="Settings.A19:Settings.A29"/>
            <chart:data-point chart:repeated="11"/>
          </chart:series>
          <chart:series chart:attached-axis="primary-y" chart:style-name="ch11" chart:values-cell-range-address="Settings.C19:Settings.C29" chart:class="chart:scatter">
            <chart:domain table:cell-range-address="Settings.A19:Settings.A29"/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A</text:p>
              </table:table-cell>
              <table:table-cell office:value-type="string">
                <text:p>Column D</text:p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80.968471847596">
                <text:p>280.968471847596</text:p>
                <draw:g>
                  <svg:desc>B21_ASG29.G386:B21_ASG29.G583</svg:desc>
                </draw:g>
              </table:table-cell>
              <table:table-cell office:value-type="float" office:value="6.15121756808565">
                <text:p>6.15121756808565</text:p>
                <draw:g>
                  <svg:desc>B21_ASG29.H386:B21_ASG29.H583</svg:desc>
                </draw:g>
              </table:table-cell>
              <table:table-cell office:value-type="float" office:value="75">
                <text:p>75</text:p>
                <draw:g>
                  <svg:desc>Settings.A19:Settings.A29</svg:desc>
                </draw:g>
              </table:table-cell>
              <table:table-cell office:value-type="float" office:value="1.38940176623377">
                <text:p>1.38940176623377</text:p>
                <draw:g>
                  <svg:desc>Settings.D19:Settings.D29</svg:desc>
                </draw:g>
              </table:table-cell>
              <table:table-cell office:value-type="float" office:value="75">
                <text:p>75</text:p>
                <draw:g>
                  <svg:desc>Settings.A19:Settings.A29</svg:desc>
                </draw:g>
              </table:table-cell>
              <table:table-cell office:value-type="float" office:value="41.6666666666667">
                <text:p>41.6666666666667</text:p>
                <draw:g>
                  <svg:desc>Settings.C19:Settings.C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64.159464404568">
                <text:p>264.159464404568</text:p>
              </table:table-cell>
              <table:table-cell office:value-type="float" office:value="7.12759014426543">
                <text:p>7.12759014426543</text:p>
              </table:table-cell>
              <table:table-cell office:value-type="float" office:value="80">
                <text:p>80</text:p>
              </table:table-cell>
              <table:table-cell office:value-type="float" office:value="1.2211538961039">
                <text:p>1.2211538961039</text:p>
              </table:table-cell>
              <table:table-cell office:value-type="float" office:value="80">
                <text:p>80</text:p>
              </table:table-cell>
              <table:table-cell office:value-type="float" office:value="46.2962962962963">
                <text:p>46.29629629629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.046154700526">
                <text:p>250.046154700526</text:p>
              </table:table-cell>
              <table:table-cell office:value-type="float" office:value="8.14523453081216">
                <text:p>8.14523453081216</text:p>
              </table:table-cell>
              <table:table-cell office:value-type="float" office:value="85">
                <text:p>85</text:p>
              </table:table-cell>
              <table:table-cell office:value-type="float" office:value="1.08171417786366">
                <text:p>1.08171417786366</text:p>
              </table:table-cell>
              <table:table-cell office:value-type="float" office:value="85">
                <text:p>85</text:p>
              </table:table-cell>
              <table:table-cell office:value-type="float" office:value="50.2364066193853">
                <text:p>50.23640661938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37.977360618898">
                <text:p>237.977360618898</text:p>
              </table:table-cell>
              <table:table-cell office:value-type="float" office:value="9.21055719483434">
                <text:p>9.21055719483434</text:p>
              </table:table-cell>
              <table:table-cell office:value-type="float" office:value="90">
                <text:p>90</text:p>
              </table:table-cell>
              <table:table-cell office:value-type="float" office:value="0.964862337662338">
                <text:p>0.964862337662338</text:p>
              </table:table-cell>
              <table:table-cell office:value-type="float" office:value="90">
                <text:p>90</text:p>
              </table:table-cell>
              <table:table-cell office:value-type="float" office:value="51.0204081632653">
                <text:p>51.02040816326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7.502782678054">
                <text:p>227.502782678054</text:p>
              </table:table-cell>
              <table:table-cell office:value-type="float" office:value="10.3263279266331">
                <text:p>10.3263279266331</text:p>
              </table:table-cell>
              <table:table-cell office:value-type="float" office:value="95">
                <text:p>95</text:p>
              </table:table-cell>
              <table:table-cell office:value-type="float" office:value="0.865970629924093">
                <text:p>0.865970629924093</text:p>
              </table:table-cell>
              <table:table-cell office:value-type="float" office:value="95">
                <text:p>95</text:p>
              </table:table-cell>
              <table:table-cell office:value-type="float" office:value="50.7478632478632">
                <text:p>50.74786324786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8.299762229418">
                <text:p>218.299762229418</text:p>
              </table:table-cell>
              <table:table-cell office:value-type="float" office:value="11.4955211091042">
                <text:p>11.4955211091042</text:p>
              </table:table-cell>
              <table:table-cell office:value-type="float" office:value="100">
                <text:p>100</text:p>
              </table:table-cell>
              <table:table-cell office:value-type="float" office:value="0.781538493506493">
                <text:p>0.781538493506493</text:p>
              </table:table-cell>
              <table:table-cell office:value-type="float" office:value="100">
                <text:p>100</text:p>
              </table:table-cell>
              <table:table-cell office:value-type="float" office:value="50.5050505050505">
                <text:p>50.50505050505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0.130238536151">
                <text:p>210.130238536151</text:p>
              </table:table-cell>
              <table:table-cell office:value-type="float" office:value="12.7121979861534">
                <text:p>12.7121979861534</text:p>
              </table:table-cell>
              <table:table-cell office:value-type="float" office:value="105">
                <text:p>105</text:p>
              </table:table-cell>
              <table:table-cell office:value-type="float" office:value="0.708878452160085">
                <text:p>0.708878452160085</text:p>
              </table:table-cell>
              <table:table-cell office:value-type="float" office:value="105">
                <text:p>105</text:p>
              </table:table-cell>
              <table:table-cell office:value-type="float" office:value="49.8575498575499">
                <text:p>49.85754985754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2.814212819009">
                <text:p>202.814212819009</text:p>
              </table:table-cell>
              <table:table-cell office:value-type="float" office:value="13.9968912306861">
                <text:p>13.9968912306861</text:p>
              </table:table-cell>
              <table:table-cell office:value-type="float" office:value="110">
                <text:p>110</text:p>
              </table:table-cell>
              <table:table-cell office:value-type="float" office:value="0.645899581410325">
                <text:p>0.645899581410325</text:p>
              </table:table-cell>
              <table:table-cell office:value-type="float" office:value="110">
                <text:p>110</text:p>
              </table:table-cell>
              <table:table-cell office:value-type="float" office:value="48.5008818342152">
                <text:p>48.50088183421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6.212724301101">
                <text:p>196.212724301101</text:p>
              </table:table-cell>
              <table:table-cell office:value-type="float" office:value="15.3336574886349">
                <text:p>15.3336574886349</text:p>
              </table:table-cell>
              <table:table-cell office:value-type="float" office:value="125">
                <text:p>125</text:p>
              </table:table-cell>
              <table:table-cell office:value-type="float" office:value="0.500184635844156">
                <text:p>0.500184635844156</text:p>
              </table:table-cell>
              <table:table-cell office:value-type="float" office:value="125">
                <text:p>125</text:p>
              </table:table-cell>
              <table:table-cell office:value-type="float" office:value="43.4027777777778">
                <text:p>43.40277777777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0.216554648479">
                <text:p>190.216554648479</text:p>
              </table:table-cell>
              <table:table-cell office:value-type="float" office:value="16.7223332431777">
                <text:p>16.7223332431777</text:p>
              </table:table-cell>
              <table:table-cell office:value-type="float" office:value="150">
                <text:p>150</text:p>
              </table:table-cell>
              <table:table-cell office:value-type="float" office:value="0.347350441558442">
                <text:p>0.347350441558442</text:p>
              </table:table-cell>
              <table:table-cell office:value-type="float" office:value="150">
                <text:p>150</text:p>
              </table:table-cell>
              <table:table-cell office:value-type="float" office:value="34.7222222222222">
                <text:p>34.72222222222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4.738513834374">
                <text:p>184.738513834374</text:p>
              </table:table-cell>
              <table:table-cell office:value-type="float" office:value="18.1768183453701">
                <text:p>18.1768183453701</text:p>
              </table:table-cell>
              <table:table-cell office:value-type="float" office:value="175">
                <text:p>175</text:p>
              </table:table-cell>
              <table:table-cell office:value-type="float" office:value="0.25519624277763">
                <text:p>0.25519624277763</text:p>
              </table:table-cell>
              <table:table-cell office:value-type="float" office:value="175">
                <text:p>175</text:p>
              </table:table-cell>
              <table:table-cell office:value-type="float" office:value="25.5847953216374">
                <text:p>25.58479532163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9.708038413746">
                <text:p>179.708038413746</text:p>
              </table:table-cell>
              <table:table-cell office:value-type="float" office:value="19.6689270021868">
                <text:p>19.6689270021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5.067325257467">
                <text:p>175.067325257467</text:p>
              </table:table-cell>
              <table:table-cell office:value-type="float" office:value="21.2279294261721">
                <text:p>21.2279294261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0.768510229677">
                <text:p>170.768510229677</text:p>
              </table:table-cell>
              <table:table-cell office:value-type="float" office:value="22.8378956861614">
                <text:p>22.8378956861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6.771573645006">
                <text:p>166.771573645006</text:p>
              </table:table-cell>
              <table:table-cell office:value-type="float" office:value="24.5181738476344">
                <text:p>24.5181738476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3.042761127267">
                <text:p>163.042761127267</text:p>
              </table:table-cell>
              <table:table-cell office:value-type="float" office:value="26.2254362495154">
                <text:p>26.2254362495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9.553376394166">
                <text:p>159.553376394166</text:p>
              </table:table-cell>
              <table:table-cell office:value-type="float" office:value="28.0015111572656">
                <text:p>28.0015111572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4.336470890278">
                <text:p>184.336470890278</text:p>
              </table:table-cell>
              <table:table-cell office:value-type="float" office:value="22.5416106385748">
                <text:p>22.5416106385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76.809331598363">
                <text:p>176.809331598363</text:p>
              </table:table-cell>
              <table:table-cell office:value-type="float" office:value="25.0110382698324">
                <text:p>25.0110382698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70.134858655921">
                <text:p>170.134858655921</text:p>
              </table:table-cell>
              <table:table-cell office:value-type="float" office:value="27.5613129900628">
                <text:p>27.5613129900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1.404098823057">
                <text:p>161.404098823057</text:p>
              </table:table-cell>
              <table:table-cell office:value-type="float" office:value="30.0648054017533">
                <text:p>30.0648054017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6.278846687829">
                <text:p>156.278846687829</text:p>
              </table:table-cell>
              <table:table-cell office:value-type="float" office:value="32.0304380380057">
                <text:p>32.03043803800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1.612751045559">
                <text:p>151.612751045559</text:p>
              </table:table-cell>
              <table:table-cell office:value-type="float" office:value="34.2359919426867">
                <text:p>34.2359919426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7.341109665302">
                <text:p>147.341109665302</text:p>
              </table:table-cell>
              <table:table-cell office:value-type="float" office:value="37.1894661825175">
                <text:p>37.1894661825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3.411305205333">
                <text:p>143.411305205333</text:p>
              </table:table-cell>
              <table:table-cell office:value-type="float" office:value="40.6949350923893">
                <text:p>40.6949350923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9.780049855701">
                <text:p>139.780049855701</text:p>
              </table:table-cell>
              <table:table-cell office:value-type="float" office:value="44.1311047733777">
                <text:p>44.1311047733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6.411360850929">
                <text:p>136.411360850929</text:p>
              </table:table-cell>
              <table:table-cell office:value-type="float" office:value="46.7781455639568">
                <text:p>46.7781455639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3.275048260295">
                <text:p>133.275048260295</text:p>
              </table:table-cell>
              <table:table-cell office:value-type="float" office:value="49.3178380280895">
                <text:p>49.3178380280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4.129932789087">
                <text:p>114.129932789087</text:p>
              </table:table-cell>
              <table:table-cell office:value-type="float" office:value="57.3955119105807">
                <text:p>57.39551191058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3.636238723247">
                <text:p>123.636238723247</text:p>
              </table:table-cell>
              <table:table-cell office:value-type="float" office:value="55.7324679736961">
                <text:p>55.7324679736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1.720563634488">
                <text:p>121.720563634488</text:p>
              </table:table-cell>
              <table:table-cell office:value-type="float" office:value="57.7559490437367">
                <text:p>57.7559490437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9.918834486197">
                <text:p>119.918834486197</text:p>
              </table:table-cell>
              <table:table-cell office:value-type="float" office:value="59.6865668413258">
                <text:p>59.6865668413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8.222291176504">
                <text:p>118.222291176504</text:p>
              </table:table-cell>
              <table:table-cell office:value-type="float" office:value="61.5845530427467">
                <text:p>61.5845530427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6.622148716915">
                <text:p>116.622148716915</text:p>
              </table:table-cell>
              <table:table-cell office:value-type="float" office:value="63.3800088522736">
                <text:p>63.3800088522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5.109656449517">
                <text:p>115.109656449517</text:p>
              </table:table-cell>
              <table:table-cell office:value-type="float" office:value="65.1392060857908">
                <text:p>65.1392060857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3.678953495894">
                <text:p>113.678953495894</text:p>
              </table:table-cell>
              <table:table-cell office:value-type="float" office:value="66.788673643978">
                <text:p>66.788673643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2.322963333378">
                <text:p>112.322963333378</text:p>
              </table:table-cell>
              <table:table-cell office:value-type="float" office:value="68.3240775706613">
                <text:p>68.3240775706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1.036256335296">
                <text:p>111.036256335296</text:p>
              </table:table-cell>
              <table:table-cell office:value-type="float" office:value="69.7418470707285">
                <text:p>69.7418470707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2.274037839054">
                <text:p>112.274037839054</text:p>
              </table:table-cell>
              <table:table-cell office:value-type="float" office:value="70.9900030821151">
                <text:p>70.9900030821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8.651656437041">
                <text:p>108.651656437041</text:p>
              </table:table-cell>
              <table:table-cell office:value-type="float" office:value="72.3731542179681">
                <text:p>72.3731542179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7.545390294407">
                <text:p>107.545390294407</text:p>
              </table:table-cell>
              <table:table-cell office:value-type="float" office:value="73.5078841473393">
                <text:p>73.5078841473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6.491551774657">
                <text:p>106.491551774657</text:p>
              </table:table-cell>
              <table:table-cell office:value-type="float" office:value="74.6018909977019">
                <text:p>74.60189099770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5.486115933532">
                <text:p>105.486115933532</text:p>
              </table:table-cell>
              <table:table-cell office:value-type="float" office:value="75.5758563572147">
                <text:p>75.5758563572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8.003488991908">
                <text:p>108.003488991908</text:p>
              </table:table-cell>
              <table:table-cell office:value-type="float" office:value="77.0955950179836">
                <text:p>77.0955950179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3.609731644487">
                <text:p>103.609731644487</text:p>
              </table:table-cell>
              <table:table-cell office:value-type="float" office:value="77.2489104213784">
                <text:p>77.2489104213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2.733635082505">
                <text:p>102.733635082505</text:p>
              </table:table-cell>
              <table:table-cell office:value-type="float" office:value="77.9515768269744">
                <text:p>77.9515768269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1.895633593515">
                <text:p>101.895633593515</text:p>
              </table:table-cell>
              <table:table-cell office:value-type="float" office:value="78.5405346509013">
                <text:p>78.5405346509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5.663785761827">
                <text:p>105.663785761827</text:p>
              </table:table-cell>
              <table:table-cell office:value-type="float" office:value="80.8482201355189">
                <text:p>80.8482201355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0.325849621056">
                <text:p>100.325849621056</text:p>
              </table:table-cell>
              <table:table-cell office:value-type="float" office:value="79.551663671168">
                <text:p>79.551663671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9.5897939107573">
                <text:p>99.5897939107573</text:p>
              </table:table-cell>
              <table:table-cell office:value-type="float" office:value="79.9786477595029">
                <text:p>79.97864775950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8.8845474991596">
                <text:p>98.8845474991596</text:p>
              </table:table-cell>
              <table:table-cell office:value-type="float" office:value="80.3030237857162">
                <text:p>80.3030237857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98.2080092461807">
                <text:p>98.2080092461807</text:p>
              </table:table-cell>
              <table:table-cell office:value-type="float" office:value="80.5280230040725">
                <text:p>80.5280230040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7.5588298328283">
                <text:p>97.5588298328283</text:p>
              </table:table-cell>
              <table:table-cell office:value-type="float" office:value="80.7368612827865">
                <text:p>80.7368612827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6.9357563889892">
                <text:p>96.9357563889892</text:p>
              </table:table-cell>
              <table:table-cell office:value-type="float" office:value="80.8527133433937">
                <text:p>80.8527133433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6.3376241527044">
                <text:p>96.3376241527044</text:p>
              </table:table-cell>
              <table:table-cell office:value-type="float" office:value="80.8796259354498">
                <text:p>80.8796259354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5.7633490056214">
                <text:p>95.7633490056214</text:p>
              </table:table-cell>
              <table:table-cell office:value-type="float" office:value="80.8985790279442">
                <text:p>80.8985790279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5.2119207785018">
                <text:p>95.2119207785018</text:p>
              </table:table-cell>
              <table:table-cell office:value-type="float" office:value="80.9109883082918">
                <text:p>80.9109883082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02.080915193552">
                <text:p>102.080915193552</text:p>
              </table:table-cell>
              <table:table-cell office:value-type="float" office:value="86.3033205107615">
                <text:p>86.3033205107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4.1722957008203">
                <text:p>94.1722957008203</text:p>
              </table:table-cell>
              <table:table-cell office:value-type="float" office:value="80.6976394619181">
                <text:p>80.6976394619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3.6829727455072">
                <text:p>93.6829727455072</text:p>
              </table:table-cell>
              <table:table-cell office:value-type="float" office:value="80.4804857261832">
                <text:p>80.4804857261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3.2120777574241">
                <text:p>93.2120777574241</text:p>
              </table:table-cell>
              <table:table-cell office:value-type="float" office:value="80.2660025068763">
                <text:p>80.2660025068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2.7599550702331">
                <text:p>92.7599550702331</text:p>
              </table:table-cell>
              <table:table-cell office:value-type="float" office:value="80.0557855274991">
                <text:p>80.0557855274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2.3249193488574">
                <text:p>92.3249193488574</text:p>
              </table:table-cell>
              <table:table-cell office:value-type="float" office:value="79.7799755021869">
                <text:p>79.7799755021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1.9063756256496">
                <text:p>91.9063756256496</text:p>
              </table:table-cell>
              <table:table-cell office:value-type="float" office:value="79.4423734017167">
                <text:p>79.4423734017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91.5047449493265">
                <text:p>91.5047449493265</text:p>
              </table:table-cell>
              <table:table-cell office:value-type="float" office:value="79.1147582957037">
                <text:p>79.1147582957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91.1180122120463">
                <text:p>91.1180122120463</text:p>
              </table:table-cell>
              <table:table-cell office:value-type="float" office:value="78.7958307873097">
                <text:p>78.79583078730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90.7461799229925">
                <text:p>90.7461799229925</text:p>
              </table:table-cell>
              <table:table-cell office:value-type="float" office:value="78.4213551484023">
                <text:p>78.42135514840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90.3892553361924">
                <text:p>90.3892553361924</text:p>
              </table:table-cell>
              <table:table-cell office:value-type="float" office:value="77.9952357751115">
                <text:p>77.9952357751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90.0458500411017">
                <text:p>90.0458500411017</text:p>
              </table:table-cell>
              <table:table-cell office:value-type="float" office:value="77.5822967588567">
                <text:p>77.5822967588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9.7155673883745">
                <text:p>89.7155673883745</text:p>
              </table:table-cell>
              <table:table-cell office:value-type="float" office:value="77.1210216598823">
                <text:p>77.1210216598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9.3989472797179">
                <text:p>89.3989472797179</text:p>
              </table:table-cell>
              <table:table-cell office:value-type="float" office:value="76.6756142888135">
                <text:p>76.6756142888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9.094251154858">
                <text:p>89.094251154858</text:p>
              </table:table-cell>
              <table:table-cell office:value-type="float" office:value="76.2442915835445">
                <text:p>76.2442915835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8.8016081356846">
                <text:p>88.8016081356846</text:p>
              </table:table-cell>
              <table:table-cell office:value-type="float" office:value="75.7692025069226">
                <text:p>75.7692025069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8.5211477457691">
                <text:p>88.5211477457691</text:p>
              </table:table-cell>
              <table:table-cell office:value-type="float" office:value="75.2536464819081">
                <text:p>75.25364648190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4.9887724185579">
                <text:p>84.9887724185579</text:p>
              </table:table-cell>
              <table:table-cell office:value-type="float" office:value="86.7856978743068">
                <text:p>86.78569787430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7.9929421390104">
                <text:p>87.9929421390104</text:p>
              </table:table-cell>
              <table:table-cell office:value-type="float" office:value="74.2185407226054">
                <text:p>74.21854072260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7.7451078265746">
                <text:p>87.7451078265746</text:p>
              </table:table-cell>
              <table:table-cell office:value-type="float" office:value="73.7003228441093">
                <text:p>73.70032284410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7.5075000813484">
                <text:p>87.5075000813484</text:p>
              </table:table-cell>
              <table:table-cell office:value-type="float" office:value="73.1993807538903">
                <text:p>73.1993807538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7.2798930389889">
                <text:p>87.2798930389889</text:p>
              </table:table-cell>
              <table:table-cell office:value-type="float" office:value="72.6635691669212">
                <text:p>72.6635691669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7.0620733032063">
                <text:p>87.0620733032063</text:p>
              </table:table-cell>
              <table:table-cell office:value-type="float" office:value="72.0952330290974">
                <text:p>72.0952330290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6.8538393432929">
                <text:p>86.8538393432929</text:p>
              </table:table-cell>
              <table:table-cell office:value-type="float" office:value="71.546040660324">
                <text:p>71.546040660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6.6545846440884">
                <text:p>86.6545846440884</text:p>
              </table:table-cell>
              <table:table-cell office:value-type="float" office:value="71.0147820312695">
                <text:p>71.0147820312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6.4641379689437">
                <text:p>86.4641379689437</text:p>
              </table:table-cell>
              <table:table-cell office:value-type="float" office:value="70.4057456550094">
                <text:p>70.4057456550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6.2823375592339">
                <text:p>86.2823375592339</text:p>
              </table:table-cell>
              <table:table-cell office:value-type="float" office:value="69.8633530711622">
                <text:p>69.8633530711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6.1090307272103">
                <text:p>86.1090307272103</text:p>
              </table:table-cell>
              <table:table-cell office:value-type="float" office:value="69.2928065856682">
                <text:p>69.2928065856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.9436673483636">
                <text:p>85.9436673483636</text:p>
              </table:table-cell>
              <table:table-cell office:value-type="float" office:value="68.6956887561977">
                <text:p>68.6956887561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5.7865223397487">
                <text:p>85.7865223397487</text:p>
              </table:table-cell>
              <table:table-cell office:value-type="float" office:value="68.1179325591872">
                <text:p>68.1179325591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5.6370658981837">
                <text:p>85.6370658981837</text:p>
              </table:table-cell>
              <table:table-cell office:value-type="float" office:value="67.5154902024732">
                <text:p>67.5154902024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5.4951837069761">
                <text:p>85.4951837069761</text:p>
              </table:table-cell>
              <table:table-cell office:value-type="float" office:value="66.9320325527484">
                <text:p>66.9320325527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5.3603702931351">
                <text:p>85.3603702931351</text:p>
              </table:table-cell>
              <table:table-cell office:value-type="float" office:value="66.3253010153542">
                <text:p>66.3253010153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5.2329260932335">
                <text:p>85.2329260932335</text:p>
              </table:table-cell>
              <table:table-cell office:value-type="float" office:value="65.73746248318">
                <text:p>65.73746248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5.1127560591086">
                <text:p>85.1127560591086</text:p>
              </table:table-cell>
              <table:table-cell office:value-type="float" office:value="65.1282623468622">
                <text:p>65.1282623468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4.9989854795572">
                <text:p>84.9989854795572</text:p>
              </table:table-cell>
              <table:table-cell office:value-type="float" office:value="64.5371795036424">
                <text:p>64.5371795036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84.8919315956364">
                <text:p>84.8919315956364</text:p>
              </table:table-cell>
              <table:table-cell office:value-type="float" office:value="63.9259248002742">
                <text:p>63.9259248002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4.7911306692952">
                <text:p>84.7911306692952</text:p>
              </table:table-cell>
              <table:table-cell office:value-type="float" office:value="63.2957374161785">
                <text:p>63.2957374161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84.6969065921128">
                <text:p>84.6969065921128</text:p>
              </table:table-cell>
              <table:table-cell office:value-type="float" office:value="62.684424670752">
                <text:p>62.684424670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84.6084202746623">
                <text:p>84.6084202746623</text:p>
              </table:table-cell>
              <table:table-cell office:value-type="float" office:value="62.0552406005665">
                <text:p>62.0552406005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84.4827665281029">
                <text:p>84.4827665281029</text:p>
              </table:table-cell>
              <table:table-cell office:value-type="float" office:value="85.7553653881278">
                <text:p>85.7553653881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84.4496101763592">
                <text:p>84.4496101763592</text:p>
              </table:table-cell>
              <table:table-cell office:value-type="float" office:value="60.8171001664087">
                <text:p>60.81710016640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4.3788019165226">
                <text:p>84.3788019165226</text:p>
              </table:table-cell>
              <table:table-cell office:value-type="float" office:value="60.2075661856956">
                <text:p>60.2075661856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84.3135392923868">
                <text:p>84.3135392923868</text:p>
              </table:table-cell>
              <table:table-cell office:value-type="float" office:value="59.5502993401666">
                <text:p>59.5502993401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84.2530190194195">
                <text:p>84.2530190194195</text:p>
              </table:table-cell>
              <table:table-cell office:value-type="float" office:value="58.9429868856942">
                <text:p>58.9429868856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84.1983565464972">
                <text:p>84.1983565464972</text:p>
              </table:table-cell>
              <table:table-cell office:value-type="float" office:value="58.2906909221328">
                <text:p>58.2906909221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84.1483743974451">
                <text:p>84.1483743974451</text:p>
              </table:table-cell>
              <table:table-cell office:value-type="float" office:value="57.6564060132145">
                <text:p>57.6564060132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84.1030478359593">
                <text:p>84.1030478359593</text:p>
              </table:table-cell>
              <table:table-cell office:value-type="float" office:value="57.0392451682696">
                <text:p>57.0392451682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84.0627345354732">
                <text:p>84.0627345354732</text:p>
              </table:table-cell>
              <table:table-cell office:value-type="float" office:value="56.4097553801715">
                <text:p>56.4097553801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84.0266539064366">
                <text:p>84.0266539064366</text:p>
              </table:table-cell>
              <table:table-cell office:value-type="float" office:value="55.7687449858856">
                <text:p>55.7687449858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83.9947897053534">
                <text:p>83.9947897053534</text:p>
              </table:table-cell>
              <table:table-cell office:value-type="float" office:value="55.1173600749176">
                <text:p>55.1173600749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3.9675063659222">
                <text:p>83.9675063659222</text:p>
              </table:table-cell>
              <table:table-cell office:value-type="float" office:value="54.4836178889545">
                <text:p>54.4836178889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83.9440336711699">
                <text:p>83.9440336711699</text:p>
              </table:table-cell>
              <table:table-cell office:value-type="float" office:value="53.8663730540975">
                <text:p>53.8663730540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83.9243620661494">
                <text:p>83.9243620661494</text:p>
              </table:table-cell>
              <table:table-cell office:value-type="float" office:value="53.213757319522">
                <text:p>53.213757319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83.9081056042034">
                <text:p>83.9081056042034</text:p>
              </table:table-cell>
              <table:table-cell office:value-type="float" office:value="52.5783774392138">
                <text:p>52.5783774392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83.8952583432829">
                <text:p>83.8952583432829</text:p>
              </table:table-cell>
              <table:table-cell office:value-type="float" office:value="51.9351182044468">
                <text:p>51.9351182044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83.885815591808">
                <text:p>83.885815591808</text:p>
              </table:table-cell>
              <table:table-cell office:value-type="float" office:value="51.3086709058429">
                <text:p>51.3086709058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83.8790187846998">
                <text:p>83.8790187846998</text:p>
              </table:table-cell>
              <table:table-cell office:value-type="float" office:value="50.6749341212608">
                <text:p>50.6749341212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83.8748659935809">
                <text:p>83.8748659935809</text:p>
              </table:table-cell>
              <table:table-cell office:value-type="float" office:value="50.0348943684971">
                <text:p>50.0348943684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83.8726010947485">
                <text:p>83.8726010947485</text:p>
              </table:table-cell>
              <table:table-cell office:value-type="float" office:value="49.4113185289348">
                <text:p>49.4113185289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83.8722236294478">
                <text:p>83.8722236294478</text:p>
              </table:table-cell>
              <table:table-cell office:value-type="float" office:value="48.7820704575791">
                <text:p>48.7820704575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88.806984674795">
                <text:p>88.806984674795</text:p>
              </table:table-cell>
              <table:table-cell office:value-type="float" office:value="46.5070971043099">
                <text:p>46.50709710430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88.8123621905997">
                <text:p>88.8123621905997</text:p>
              </table:table-cell>
              <table:table-cell office:value-type="float" office:value="43.9490776508439">
                <text:p>43.9490776508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88.8208785888217">
                <text:p>88.8208785888217</text:p>
              </table:table-cell>
              <table:table-cell office:value-type="float" office:value="41.6218969482607">
                <text:p>41.6218969482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88.8334335371926">
                <text:p>88.8334335371926</text:p>
              </table:table-cell>
              <table:table-cell office:value-type="float" office:value="39.5116482625942">
                <text:p>39.5116482625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88.8491347120554">
                <text:p>88.8491347120554</text:p>
              </table:table-cell>
              <table:table-cell office:value-type="float" office:value="37.5749322215868">
                <text:p>37.5749322215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88.8684361290928">
                <text:p>88.8684361290928</text:p>
              </table:table-cell>
              <table:table-cell office:value-type="float" office:value="35.7914007549475">
                <text:p>35.7914007549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88.8908954623894">
                <text:p>88.8908954623894</text:p>
              </table:table-cell>
              <table:table-cell office:value-type="float" office:value="34.1438931110971">
                <text:p>34.1438931110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88.9174193900229">
                <text:p>88.9174193900229</text:p>
              </table:table-cell>
              <table:table-cell office:value-type="float" office:value="32.6174555287959">
                <text:p>32.6174555287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88.9471183786079">
                <text:p>88.9471183786079</text:p>
              </table:table-cell>
              <table:table-cell office:value-type="float" office:value="31.2094339445352">
                <text:p>31.2094339445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88.9809033788685">
                <text:p>88.9809033788685</text:p>
              </table:table-cell>
              <table:table-cell office:value-type="float" office:value="29.8880942704374">
                <text:p>29.8880942704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89.0178857372258">
                <text:p>89.0178857372258</text:p>
              </table:table-cell>
              <table:table-cell office:value-type="float" office:value="28.6631724023154">
                <text:p>28.6631724023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89.0585292578087">
                <text:p>89.0585292578087</text:p>
              </table:table-cell>
              <table:table-cell office:value-type="float" office:value="27.5165658537935">
                <text:p>27.5165658537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89.1023963357678">
                <text:p>89.1023963357678</text:p>
              </table:table-cell>
              <table:table-cell office:value-type="float" office:value="26.4483472316338">
                <text:p>26.4483472316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89.1504077564954">
                <text:p>89.1504077564954</text:p>
              </table:table-cell>
              <table:table-cell office:value-type="float" office:value="25.4372343162476">
                <text:p>25.4372343162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89.2016753076937">
                <text:p>89.2016753076937</text:p>
              </table:table-cell>
              <table:table-cell office:value-type="float" office:value="24.4916626331748">
                <text:p>24.4916626331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89.2566706008758">
                <text:p>89.2566706008758</text:p>
              </table:table-cell>
              <table:table-cell office:value-type="float" office:value="23.5995700006853">
                <text:p>23.5995700006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89.3154141208812">
                <text:p>89.3154141208812</text:p>
              </table:table-cell>
              <table:table-cell office:value-type="float" office:value="22.7566358193466">
                <text:p>22.7566358193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89.3779278228869">
                <text:p>89.3779278228869</text:p>
              </table:table-cell>
              <table:table-cell office:value-type="float" office:value="21.9589899404677">
                <text:p>21.9589899404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89.4437773580791">
                <text:p>89.4437773580791</text:p>
              </table:table-cell>
              <table:table-cell office:value-type="float" office:value="21.2078799533598">
                <text:p>21.2078799533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89.5139022106308">
                <text:p>89.5139022106308</text:p>
              </table:table-cell>
              <table:table-cell office:value-type="float" office:value="20.4947304439496">
                <text:p>20.4947304439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89.5874121050404">
                <text:p>89.5874121050404</text:p>
              </table:table-cell>
              <table:table-cell office:value-type="float" office:value="19.8170271726842">
                <text:p>19.8170271726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89.6647927388621">
                <text:p>89.6647927388621</text:p>
              </table:table-cell>
              <table:table-cell office:value-type="float" office:value="19.1721502094059">
                <text:p>19.1721502094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89.7456111648909">
                <text:p>89.7456111648909</text:p>
              </table:table-cell>
              <table:table-cell office:value-type="float" office:value="18.5614971364054">
                <text:p>18.56149713640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89.8308220929696">
                <text:p>89.8308220929696</text:p>
              </table:table-cell>
              <table:table-cell office:value-type="float" office:value="17.9787864822058">
                <text:p>17.9787864822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89.9195319875774">
                <text:p>89.9195319875774</text:p>
              </table:table-cell>
              <table:table-cell office:value-type="float" office:value="17.4224143957298">
                <text:p>17.4224143957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90.0127041851038">
                <text:p>90.0127041851038</text:p>
              </table:table-cell>
              <table:table-cell office:value-type="float" office:value="16.8904657189943">
                <text:p>16.8904657189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90.1094430719267">
                <text:p>90.1094430719267</text:p>
              </table:table-cell>
              <table:table-cell office:value-type="float" office:value="16.3844157230418">
                <text:p>16.3844157230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90.2102516113485">
                <text:p>90.2102516113485</text:p>
              </table:table-cell>
              <table:table-cell office:value-type="float" office:value="15.89962825261">
                <text:p>15.89962825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90.3146981437303">
                <text:p>90.3146981437303</text:p>
              </table:table-cell>
              <table:table-cell office:value-type="float" office:value="15.4349416757543">
                <text:p>15.4349416757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90.4237650672915">
                <text:p>90.4237650672915</text:p>
              </table:table-cell>
              <table:table-cell office:value-type="float" office:value="14.988960283891">
                <text:p>14.988960283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90.5365513555622">
                <text:p>90.5365513555622</text:p>
              </table:table-cell>
              <table:table-cell office:value-type="float" office:value="14.5652674961273">
                <text:p>14.5652674961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90.653573475483">
                <text:p>90.653573475483</text:p>
              </table:table-cell>
              <table:table-cell office:value-type="float" office:value="14.1578290057212">
                <text:p>14.1578290057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90.7748786028056">
                <text:p>90.7748786028056</text:p>
              </table:table-cell>
              <table:table-cell office:value-type="float" office:value="13.7677584233155">
                <text:p>13.7677584233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90.9005159784694">
                <text:p>90.9005159784694</text:p>
              </table:table-cell>
              <table:table-cell office:value-type="float" office:value="13.3939262949237">
                <text:p>13.3939262949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91.0300543779231">
                <text:p>91.0300543779231</text:p>
              </table:table-cell>
              <table:table-cell office:value-type="float" office:value="13.0354014866719">
                <text:p>13.0354014866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91.1645103873883">
                <text:p>91.1645103873883</text:p>
              </table:table-cell>
              <table:table-cell office:value-type="float" office:value="12.6893191608761">
                <text:p>12.6893191608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91.3029723380922">
                <text:p>91.3029723380922</text:p>
              </table:table-cell>
              <table:table-cell office:value-type="float" office:value="12.3585207788401">
                <text:p>12.3585207788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91.4459806977213">
                <text:p>91.4459806977213</text:p>
              </table:table-cell>
              <table:table-cell office:value-type="float" office:value="12.0387526879113">
                <text:p>12.0387526879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91.5931041288065">
                <text:p>91.5931041288065</text:p>
              </table:table-cell>
              <table:table-cell office:value-type="float" office:value="11.7310726361819">
                <text:p>11.73107263618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91.7453860951722">
                <text:p>91.7453860951722</text:p>
              </table:table-cell>
              <table:table-cell office:value-type="float" office:value="11.4345929836301">
                <text:p>11.4345929836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91.901906038826">
                <text:p>91.901906038826</text:p>
              </table:table-cell>
              <table:table-cell office:value-type="float" office:value="11.1488653301247">
                <text:p>11.1488653301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92.0637223877463">
                <text:p>92.0637223877463</text:p>
              </table:table-cell>
              <table:table-cell office:value-type="float" office:value="10.8731078454723">
                <text:p>10.8731078454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92.2299097556752">
                <text:p>92.2299097556752</text:p>
              </table:table-cell>
              <table:table-cell office:value-type="float" office:value="10.6057338121959">
                <text:p>10.6057338121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92.4010378487156">
                <text:p>92.4010378487156</text:p>
              </table:table-cell>
              <table:table-cell office:value-type="float" office:value="10.3474730017489">
                <text:p>10.3474730017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92.5766750677655">
                <text:p>92.5766750677655</text:p>
              </table:table-cell>
              <table:table-cell office:value-type="float" office:value="10.0979318026742">
                <text:p>10.0979318026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92.7579126417086">
                <text:p>92.7579126417086</text:p>
              </table:table-cell>
              <table:table-cell office:value-type="float" office:value="9.85648211852262">
                <text:p>9.85648211852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92.9438142837728">
                <text:p>92.9438142837728</text:p>
              </table:table-cell>
              <table:table-cell office:value-type="float" office:value="9.62288282597264">
                <text:p>9.62288282597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93.1349726170486">
                <text:p>93.1349726170486</text:p>
              </table:table-cell>
              <table:table-cell office:value-type="float" office:value="9.39665522212804">
                <text:p>9.39665522212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93.3314759801204">
                <text:p>93.3314759801204</text:p>
              </table:table-cell>
              <table:table-cell office:value-type="float" office:value="9.17649687462378">
                <text:p>9.17649687462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93.5334161597126">
                <text:p>93.5334161597126</text:p>
              </table:table-cell>
              <table:table-cell office:value-type="float" office:value="8.96308480641896">
                <text:p>8.96308480641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93.7403615317569">
                <text:p>93.7403615317569</text:p>
              </table:table-cell>
              <table:table-cell office:value-type="float" office:value="8.75617697421187">
                <text:p>8.75617697421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93.9534615622138">
                <text:p>93.9534615622138</text:p>
              </table:table-cell>
              <table:table-cell office:value-type="float" office:value="8.55530455543838">
                <text:p>8.55530455543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94.1717614005329">
                <text:p>94.1717614005329</text:p>
              </table:table-cell>
              <table:table-cell office:value-type="float" office:value="8.3603462919338">
                <text:p>8.3603462919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94.3958946599091">
                <text:p>94.3958946599091</text:p>
              </table:table-cell>
              <table:table-cell office:value-type="float" office:value="8.17019210015974">
                <text:p>8.17019210015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94.6254300741072">
                <text:p>94.6254300741072</text:p>
              </table:table-cell>
              <table:table-cell office:value-type="float" office:value="7.98622192046095">
                <text:p>7.986221920460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94.8615628300014">
                <text:p>94.8615628300014</text:p>
              </table:table-cell>
              <table:table-cell office:value-type="float" office:value="7.80654863609286">
                <text:p>7.80654863609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95.1033241550917">
                <text:p>95.1033241550917</text:p>
              </table:table-cell>
              <table:table-cell office:value-type="float" office:value="7.63186242782268">
                <text:p>7.63186242782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95.3519347223967">
                <text:p>95.3519347223967</text:p>
              </table:table-cell>
              <table:table-cell office:value-type="float" office:value="7.46179790760365">
                <text:p>7.46179790760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95.6064186063681">
                <text:p>95.6064186063681</text:p>
              </table:table-cell>
              <table:table-cell office:value-type="float" office:value="7.29630566287105">
                <text:p>7.29630566287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95.8674601250137">
                <text:p>95.8674601250137</text:p>
              </table:table-cell>
              <table:table-cell office:value-type="float" office:value="7.13452228376267">
                <text:p>7.13452228376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96.1346302117831">
                <text:p>96.1346302117831</text:p>
              </table:table-cell>
              <table:table-cell office:value-type="float" office:value="6.97756176474486">
                <text:p>6.97756176474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96.4092057308402">
                <text:p>96.4092057308402</text:p>
              </table:table-cell>
              <table:table-cell office:value-type="float" office:value="6.82393415538164">
                <text:p>6.82393415538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96.6901954353499">
                <text:p>96.6901954353499</text:p>
              </table:table-cell>
              <table:table-cell office:value-type="float" office:value="6.67421936819575">
                <text:p>6.67421936819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6.9783241196468">
                <text:p>96.9783241196468</text:p>
              </table:table-cell>
              <table:table-cell office:value-type="float" office:value="6.52819196697125">
                <text:p>6.52819196697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7.2737545286195">
                <text:p>97.2737545286195</text:p>
              </table:table-cell>
              <table:table-cell office:value-type="float" office:value="6.38521319769982">
                <text:p>6.38521319769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97.5766560689149">
                <text:p>97.5766560689149</text:p>
              </table:table-cell>
              <table:table-cell office:value-type="float" office:value="6.24615125634302">
                <text:p>6.24615125634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97.8866050683403">
                <text:p>97.8866050683403</text:p>
              </table:table-cell>
              <table:table-cell office:value-type="float" office:value="6.10997233592226">
                <text:p>6.10997233592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98.2049794719986">
                <text:p>98.2049794719986</text:p>
              </table:table-cell>
              <table:table-cell office:value-type="float" office:value="5.97735041644091">
                <text:p>5.977350416440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98.5307643027309">
                <text:p>98.5307643027309</text:p>
              </table:table-cell>
              <table:table-cell office:value-type="float" office:value="5.84740137098968">
                <text:p>5.84740137098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98.8647584686806">
                <text:p>98.8647584686806</text:p>
              </table:table-cell>
              <table:table-cell office:value-type="float" office:value="5.72040261146971">
                <text:p>5.72040261146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99.2065445896679">
                <text:p>99.2065445896679</text:p>
              </table:table-cell>
              <table:table-cell office:value-type="float" office:value="5.59591586738522">
                <text:p>5.59591586738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99.5575814755042">
                <text:p>99.5575814755042</text:p>
              </table:table-cell>
              <table:table-cell office:value-type="float" office:value="5.4745133609531">
                <text:p>5.4745133609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9.9168381855274">
                <text:p>99.9168381855274</text:p>
              </table:table-cell>
              <table:table-cell office:value-type="float" office:value="5.35544895666403">
                <text:p>5.35544895666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00.285819226466">
                <text:p>100.285819226466</text:p>
              </table:table-cell>
              <table:table-cell office:value-type="float" office:value="5.23925051671804">
                <text:p>5.23925051671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00.663486270625">
                <text:p>100.663486270625</text:p>
              </table:table-cell>
              <table:table-cell office:value-type="float" office:value="5.12523297979853">
                <text:p>5.12523297979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01.050733212388">
                <text:p>101.050733212388</text:p>
              </table:table-cell>
              <table:table-cell office:value-type="float" office:value="5.01361481193589">
                <text:p>5.01361481193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01.447159247513">
                <text:p>101.447159247513</text:p>
              </table:table-cell>
              <table:table-cell office:value-type="float" office:value="4.90437384542062">
                <text:p>4.904373845420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01.854371398484">
                <text:p>101.854371398484</text:p>
              </table:table-cell>
              <table:table-cell office:value-type="float" office:value="4.79700714256822">
                <text:p>4.79700714256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02.271317082067">
                <text:p>102.271317082067</text:p>
              </table:table-cell>
              <table:table-cell office:value-type="float" office:value="4.69218041261555">
                <text:p>4.69218041261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02.698968762948">
                <text:p>102.698968762948</text:p>
              </table:table-cell>
              <table:table-cell office:value-type="float" office:value="4.58916234320975">
                <text:p>4.58916234320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3">
      <style:chart-properties chart:display-label="true" chart:logarithmic="false" chart:minimum="70" chart:maximum="300" chart:origin="0" chart:interval-major="10" chart:interval-minor-divisor="2" chart:reverse-direction="false" text:line-break="false" loext:try-staggering-first="false" chart:link-data-style-to-source="false" chart:axis-position="0" style:rotation-angle="9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">
      <style:chart-properties chart:display-label="true" chart:logarithmic="false" chart:maximum="20" chart:origin="0" chart:interval-major="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2.724cm" svg:height="18.407cm" xlink:href=".." xlink:type="simple" chart:class="chart:scatter" chart:column-mapping="1 0" chart:style-name="ch1">
        <chart:title svg:x="14.731cm" svg:y="0.504cm" chart:style-name="ch2">
          <text:p>Speed vs Alpha</text:p>
        </chart:title>
        <chart:plot-area chart:style-name="ch3" table:cell-range-address="B21_ASG29.G386:B21_ASG29.G583 B21_ASG29.A386:B21_ASG29.A583" svg:x="0.654cm" svg:y="1.651cm" svg:width="31.416cm" svg:height="16.388cm">
          <chartooo:coordinate-region svg:x="1.09cm" svg:y="1.651cm" svg:width="30.595cm" svg:height="15.383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B21_ASG29.A386:B21_ASG29.A583" chart:class="chart:scatter">
            <chart:domain table:cell-range-address="B21_ASG29.G386:B21_ASG29.G583"/>
            <chart:data-point chart:repeated="19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80.968471847596">
                <text:p>280.968471847596</text:p>
                <draw:g>
                  <svg:desc>B21_ASG29.G386:B21_ASG29.G583</svg:desc>
                </draw:g>
              </table:table-cell>
              <table:table-cell office:value-type="float" office:value="0.3">
                <text:p>0.3</text:p>
                <draw:g>
                  <svg:desc>B21_ASG29.A386:B21_ASG29.A58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64.159464404568">
                <text:p>264.159464404568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.046154700526">
                <text:p>250.04615470052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37.977360618898">
                <text:p>237.977360618898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7.502782678054">
                <text:p>227.502782678054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8.299762229418">
                <text:p>218.29976222941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0.130238536151">
                <text:p>210.130238536151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2.814212819009">
                <text:p>202.8142128190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6.212724301101">
                <text:p>196.212724301101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0.216554648479">
                <text:p>190.21655464847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4.738513834374">
                <text:p>184.738513834374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9.708038413746">
                <text:p>179.708038413746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5.067325257467">
                <text:p>175.067325257467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0.768510229677">
                <text:p>170.768510229677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6.771573645006">
                <text:p>166.771573645006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3.042761127267">
                <text:p>163.042761127267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9.553376394166">
                <text:p>159.553376394166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4.336470890278">
                <text:p>184.33647089027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3.197990945131">
                <text:p>153.197990945131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0.292440699463">
                <text:p>150.292440699463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7.546177418912">
                <text:p>147.546177418912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44.945159587373">
                <text:p>144.945159587373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1.499093566741">
                <text:p>141.499093566741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8.333384629898">
                <text:p>138.333384629898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6.278846687829">
                <text:p>156.278846687829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49.645090494371">
                <text:p>149.645090494371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3.411305205333">
                <text:p>143.411305205333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7.230655669854">
                <text:p>137.23065566985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1.785894836747">
                <text:p>131.785894836747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3.636238723247">
                <text:p>123.636238723247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1.720563634488">
                <text:p>121.720563634488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9.918834486197">
                <text:p>119.918834486197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8.222291176504">
                <text:p>118.222291176504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6.622148716915">
                <text:p>116.622148716915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5.109656449517">
                <text:p>115.109656449517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3.678953495894">
                <text:p>113.678953495894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2.322963333378">
                <text:p>112.322963333378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1.036256335296">
                <text:p>111.03625633529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2.274037839054">
                <text:p>112.274037839054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8.651656437041">
                <text:p>108.651656437041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7.545390294407">
                <text:p>107.545390294407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6.491551774657">
                <text:p>106.491551774657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5.486115933532">
                <text:p>105.486115933532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8.003488991908">
                <text:p>108.003488991908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3.609731644487">
                <text:p>103.609731644487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2.733635082505">
                <text:p>102.733635082505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1.895633593515">
                <text:p>101.895633593515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5.663785761827">
                <text:p>105.66378576182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0.325849621056">
                <text:p>100.325849621056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9.5897939107573">
                <text:p>99.5897939107573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8.8845474991596">
                <text:p>98.8845474991596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98.2080092461807">
                <text:p>98.2080092461807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7.5588298328283">
                <text:p>97.5588298328283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6.9357563889892">
                <text:p>96.9357563889892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6.3376241527044">
                <text:p>96.3376241527044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5.7633490056214">
                <text:p>95.7633490056214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5.2119207785018">
                <text:p>95.2119207785018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02.080915193552">
                <text:p>102.08091519355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4.1722957008203">
                <text:p>94.1722957008203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3.6829727455072">
                <text:p>93.6829727455072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3.2120777574241">
                <text:p>93.2120777574241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2.7599550702331">
                <text:p>92.7599550702331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2.3249193488574">
                <text:p>92.3249193488574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1.9063756256496">
                <text:p>91.9063756256496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91.5047449493265">
                <text:p>91.5047449493265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91.1180122120463">
                <text:p>91.1180122120463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90.7461799229925">
                <text:p>90.7461799229925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90.3892553361924">
                <text:p>90.389255336192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90.0458500411017">
                <text:p>90.0458500411017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9.7155673883745">
                <text:p>89.7155673883745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9.3989472797179">
                <text:p>89.3989472797179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9.094251154858">
                <text:p>89.094251154858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8.8016081356846">
                <text:p>88.8016081356846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8.5211477457691">
                <text:p>88.5211477457691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4.9887724185579">
                <text:p>84.9887724185579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7.9929421390104">
                <text:p>87.9929421390104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7.7451078265746">
                <text:p>87.7451078265746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7.5075000813484">
                <text:p>87.507500081348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7.2798930389889">
                <text:p>87.2798930389889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7.0620733032063">
                <text:p>87.0620733032063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6.8538393432929">
                <text:p>86.8538393432929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6.6545846440884">
                <text:p>86.6545846440884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6.4641379689437">
                <text:p>86.4641379689437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6.2823375592339">
                <text:p>86.2823375592339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6.1090307272103">
                <text:p>86.1090307272103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.9436673483636">
                <text:p>85.9436673483636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5.7865223397487">
                <text:p>85.7865223397487</text:p>
              </table:table-cell>
              <table:table-cell office:value-type="float" office:value="8.9">
                <text:p>8.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5.6370658981837">
                <text:p>85.637065898183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5.4951837069761">
                <text:p>85.4951837069761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5.3603702931351">
                <text:p>85.3603702931351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5.2329260932335">
                <text:p>85.2329260932335</text:p>
              </table:table-cell>
              <table:table-cell office:value-type="float" office:value="9.3">
                <text:p>9.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5.1127560591086">
                <text:p>85.1127560591086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4.9989854795572">
                <text:p>84.9989854795572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84.8919315956364">
                <text:p>84.8919315956364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4.7911306692952">
                <text:p>84.7911306692952</text:p>
              </table:table-cell>
              <table:table-cell office:value-type="float" office:value="9.7">
                <text:p>9.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84.6969065921128">
                <text:p>84.6969065921128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84.6084202746623">
                <text:p>84.6084202746623</text:p>
              </table:table-cell>
              <table:table-cell office:value-type="float" office:value="9.9">
                <text:p>9.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88.4046657991813">
                <text:p>88.40466579918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84.4496101763592">
                <text:p>84.4496101763592</text:p>
              </table:table-cell>
              <table:table-cell office:value-type="float" office:value="10.1">
                <text:p>10.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4.3788019165226">
                <text:p>84.3788019165226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84.3135392923868">
                <text:p>84.3135392923868</text:p>
              </table:table-cell>
              <table:table-cell office:value-type="float" office:value="10.3">
                <text:p>10.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84.2530190194195">
                <text:p>84.2530190194195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84.1983565464972">
                <text:p>84.1983565464972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84.1483743974451">
                <text:p>84.1483743974451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84.1030478359593">
                <text:p>84.1030478359593</text:p>
              </table:table-cell>
              <table:table-cell office:value-type="float" office:value="10.7">
                <text:p>10.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84.0627345354732">
                <text:p>84.0627345354732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84.0266539064366">
                <text:p>84.0266539064366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83.9947897053534">
                <text:p>83.994789705353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3.9675063659222">
                <text:p>83.9675063659222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83.9440336711699">
                <text:p>83.9440336711699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83.9243620661494">
                <text:p>83.9243620661494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83.9081056042034">
                <text:p>83.9081056042034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83.8952583432829">
                <text:p>83.8952583432829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83.885815591808">
                <text:p>83.885815591808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83.8790187846998">
                <text:p>83.8790187846998</text:p>
              </table:table-cell>
              <table:table-cell office:value-type="float" office:value="11.7">
                <text:p>11.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83.8748659935809">
                <text:p>83.8748659935809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83.8726010947485">
                <text:p>83.8726010947485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83.8722236294478">
                <text:p>83.872223629447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88.806984674795">
                <text:p>88.806984674795</text:p>
              </table:table-cell>
              <table:table-cell office:value-type="float" office:value="12.1">
                <text:p>12.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88.8123621905997">
                <text:p>88.8123621905997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88.8208785888217">
                <text:p>88.8208785888217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88.8334335371926">
                <text:p>88.8334335371926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88.8491347120554">
                <text:p>88.8491347120554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88.8684361290928">
                <text:p>88.8684361290928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88.8908954623894">
                <text:p>88.8908954623894</text:p>
              </table:table-cell>
              <table:table-cell office:value-type="float" office:value="12.7">
                <text:p>12.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88.9174193900229">
                <text:p>88.9174193900229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88.9471183786079">
                <text:p>88.9471183786079</text:p>
              </table:table-cell>
              <table:table-cell office:value-type="float" office:value="12.9">
                <text:p>12.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88.9809033788685">
                <text:p>88.980903378868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89.0178857372258">
                <text:p>89.0178857372258</text:p>
              </table:table-cell>
              <table:table-cell office:value-type="float" office:value="13.1">
                <text:p>13.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89.0585292578087">
                <text:p>89.0585292578087</text:p>
              </table:table-cell>
              <table:table-cell office:value-type="float" office:value="13.2">
                <text:p>13.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89.1023963357678">
                <text:p>89.1023963357678</text:p>
              </table:table-cell>
              <table:table-cell office:value-type="float" office:value="13.3">
                <text:p>13.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89.1504077564954">
                <text:p>89.1504077564954</text:p>
              </table:table-cell>
              <table:table-cell office:value-type="float" office:value="13.4">
                <text:p>13.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89.2016753076937">
                <text:p>89.2016753076937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89.2566706008758">
                <text:p>89.2566706008758</text:p>
              </table:table-cell>
              <table:table-cell office:value-type="float" office:value="13.6">
                <text:p>13.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89.3154141208812">
                <text:p>89.3154141208812</text:p>
              </table:table-cell>
              <table:table-cell office:value-type="float" office:value="13.7">
                <text:p>13.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89.3779278228869">
                <text:p>89.3779278228869</text:p>
              </table:table-cell>
              <table:table-cell office:value-type="float" office:value="13.8">
                <text:p>13.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89.4437773580791">
                <text:p>89.4437773580791</text:p>
              </table:table-cell>
              <table:table-cell office:value-type="float" office:value="13.9">
                <text:p>13.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89.5139022106308">
                <text:p>89.513902210630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89.5874121050404">
                <text:p>89.5874121050404</text:p>
              </table:table-cell>
              <table:table-cell office:value-type="float" office:value="14.1">
                <text:p>14.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89.6647927388621">
                <text:p>89.6647927388621</text:p>
              </table:table-cell>
              <table:table-cell office:value-type="float" office:value="14.2">
                <text:p>14.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89.7456111648909">
                <text:p>89.7456111648909</text:p>
              </table:table-cell>
              <table:table-cell office:value-type="float" office:value="14.3">
                <text:p>14.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89.8308220929696">
                <text:p>89.8308220929696</text:p>
              </table:table-cell>
              <table:table-cell office:value-type="float" office:value="14.4">
                <text:p>14.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89.9195319875774">
                <text:p>89.9195319875774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90.0127041851038">
                <text:p>90.0127041851038</text:p>
              </table:table-cell>
              <table:table-cell office:value-type="float" office:value="14.6">
                <text:p>14.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90.1094430719267">
                <text:p>90.1094430719267</text:p>
              </table:table-cell>
              <table:table-cell office:value-type="float" office:value="14.7">
                <text:p>14.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90.2102516113485">
                <text:p>90.2102516113485</text:p>
              </table:table-cell>
              <table:table-cell office:value-type="float" office:value="14.8">
                <text:p>14.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90.3146981437303">
                <text:p>90.3146981437303</text:p>
              </table:table-cell>
              <table:table-cell office:value-type="float" office:value="14.9">
                <text:p>14.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90.4237650672915">
                <text:p>90.42376506729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90.5365513555622">
                <text:p>90.5365513555622</text:p>
              </table:table-cell>
              <table:table-cell office:value-type="float" office:value="15.1">
                <text:p>15.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90.653573475483">
                <text:p>90.653573475483</text:p>
              </table:table-cell>
              <table:table-cell office:value-type="float" office:value="15.2">
                <text:p>15.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90.7748786028056">
                <text:p>90.7748786028056</text:p>
              </table:table-cell>
              <table:table-cell office:value-type="float" office:value="15.3">
                <text:p>15.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90.9005159784694">
                <text:p>90.9005159784694</text:p>
              </table:table-cell>
              <table:table-cell office:value-type="float" office:value="15.4">
                <text:p>15.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91.0300543779231">
                <text:p>91.0300543779231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91.1645103873883">
                <text:p>91.1645103873883</text:p>
              </table:table-cell>
              <table:table-cell office:value-type="float" office:value="15.6">
                <text:p>15.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91.3029723380922">
                <text:p>91.3029723380922</text:p>
              </table:table-cell>
              <table:table-cell office:value-type="float" office:value="15.7">
                <text:p>15.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91.4459806977213">
                <text:p>91.4459806977213</text:p>
              </table:table-cell>
              <table:table-cell office:value-type="float" office:value="15.8">
                <text:p>15.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91.5931041288065">
                <text:p>91.5931041288065</text:p>
              </table:table-cell>
              <table:table-cell office:value-type="float" office:value="15.9">
                <text:p>15.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91.7453860951722">
                <text:p>91.745386095172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91.901906038826">
                <text:p>91.901906038826</text:p>
              </table:table-cell>
              <table:table-cell office:value-type="float" office:value="16.1">
                <text:p>16.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92.0637223877463">
                <text:p>92.0637223877463</text:p>
              </table:table-cell>
              <table:table-cell office:value-type="float" office:value="16.2">
                <text:p>16.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92.2299097556752">
                <text:p>92.2299097556752</text:p>
              </table:table-cell>
              <table:table-cell office:value-type="float" office:value="16.3">
                <text:p>16.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92.4010378487156">
                <text:p>92.4010378487156</text:p>
              </table:table-cell>
              <table:table-cell office:value-type="float" office:value="16.4">
                <text:p>16.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92.5766750677655">
                <text:p>92.5766750677655</text:p>
              </table:table-cell>
              <table:table-cell office:value-type="float" office:value="16.5">
                <text:p>16.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92.7579126417086">
                <text:p>92.7579126417086</text:p>
              </table:table-cell>
              <table:table-cell office:value-type="float" office:value="16.6">
                <text:p>16.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92.9438142837728">
                <text:p>92.9438142837728</text:p>
              </table:table-cell>
              <table:table-cell office:value-type="float" office:value="16.7">
                <text:p>16.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93.1349726170486">
                <text:p>93.1349726170486</text:p>
              </table:table-cell>
              <table:table-cell office:value-type="float" office:value="16.8">
                <text:p>16.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93.3314759801204">
                <text:p>93.3314759801204</text:p>
              </table:table-cell>
              <table:table-cell office:value-type="float" office:value="16.9">
                <text:p>16.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93.5334161597126">
                <text:p>93.533416159712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93.7403615317569">
                <text:p>93.7403615317569</text:p>
              </table:table-cell>
              <table:table-cell office:value-type="float" office:value="17.1">
                <text:p>17.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93.9534615622138">
                <text:p>93.9534615622138</text:p>
              </table:table-cell>
              <table:table-cell office:value-type="float" office:value="17.2">
                <text:p>17.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94.1717614005329">
                <text:p>94.1717614005329</text:p>
              </table:table-cell>
              <table:table-cell office:value-type="float" office:value="17.3">
                <text:p>17.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94.3958946599091">
                <text:p>94.3958946599091</text:p>
              </table:table-cell>
              <table:table-cell office:value-type="float" office:value="17.4">
                <text:p>17.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94.6254300741072">
                <text:p>94.6254300741072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94.8615628300014">
                <text:p>94.8615628300014</text:p>
              </table:table-cell>
              <table:table-cell office:value-type="float" office:value="17.6">
                <text:p>17.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95.1033241550917">
                <text:p>95.1033241550917</text:p>
              </table:table-cell>
              <table:table-cell office:value-type="float" office:value="17.7">
                <text:p>17.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95.3519347223967">
                <text:p>95.3519347223967</text:p>
              </table:table-cell>
              <table:table-cell office:value-type="float" office:value="17.8">
                <text:p>17.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95.6064186063681">
                <text:p>95.6064186063681</text:p>
              </table:table-cell>
              <table:table-cell office:value-type="float" office:value="17.9">
                <text:p>17.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95.8674601250137">
                <text:p>95.867460125013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96.1346302117831">
                <text:p>96.1346302117831</text:p>
              </table:table-cell>
              <table:table-cell office:value-type="float" office:value="18.1">
                <text:p>18.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96.4092057308402">
                <text:p>96.4092057308402</text:p>
              </table:table-cell>
              <table:table-cell office:value-type="float" office:value="18.2">
                <text:p>18.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96.6901954353499">
                <text:p>96.6901954353499</text:p>
              </table:table-cell>
              <table:table-cell office:value-type="float" office:value="18.3">
                <text:p>18.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6.9783241196468">
                <text:p>96.9783241196468</text:p>
              </table:table-cell>
              <table:table-cell office:value-type="float" office:value="18.4">
                <text:p>18.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7.2737545286195">
                <text:p>97.2737545286195</text:p>
              </table:table-cell>
              <table:table-cell office:value-type="float" office:value="18.5">
                <text:p>18.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97.5766560689149">
                <text:p>97.5766560689149</text:p>
              </table:table-cell>
              <table:table-cell office:value-type="float" office:value="18.6">
                <text:p>18.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97.8866050683403">
                <text:p>97.8866050683403</text:p>
              </table:table-cell>
              <table:table-cell office:value-type="float" office:value="18.7">
                <text:p>18.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98.2049794719986">
                <text:p>98.2049794719986</text:p>
              </table:table-cell>
              <table:table-cell office:value-type="float" office:value="18.8">
                <text:p>18.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98.5307643027309">
                <text:p>98.5307643027309</text:p>
              </table:table-cell>
              <table:table-cell office:value-type="float" office:value="18.9">
                <text:p>18.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98.8647584686806">
                <text:p>98.864758468680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99.2065445896679">
                <text:p>99.2065445896679</text:p>
              </table:table-cell>
              <table:table-cell office:value-type="float" office:value="19.1">
                <text:p>19.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99.5575814755042">
                <text:p>99.5575814755042</text:p>
              </table:table-cell>
              <table:table-cell office:value-type="float" office:value="19.2">
                <text:p>19.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9.9168381855274">
                <text:p>99.9168381855274</text:p>
              </table:table-cell>
              <table:table-cell office:value-type="float" office:value="19.3">
                <text:p>19.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00.285819226466">
                <text:p>100.285819226466</text:p>
              </table:table-cell>
              <table:table-cell office:value-type="float" office:value="19.4">
                <text:p>19.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00.663486270625">
                <text:p>100.663486270625</text:p>
              </table:table-cell>
              <table:table-cell office:value-type="float" office:value="19.5">
                <text:p>19.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01.050733212388">
                <text:p>101.050733212388</text:p>
              </table:table-cell>
              <table:table-cell office:value-type="float" office:value="19.6">
                <text:p>19.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01.447159247513">
                <text:p>101.447159247513</text:p>
              </table:table-cell>
              <table:table-cell office:value-type="float" office:value="19.7">
                <text:p>19.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01.854371398484">
                <text:p>101.854371398484</text:p>
              </table:table-cell>
              <table:table-cell office:value-type="float" office:value="19.8">
                <text:p>19.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02.271317082067">
                <text:p>102.271317082067</text:p>
              </table:table-cell>
              <table:table-cell office:value-type="float" office:value="19.9">
                <text:p>19.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02.698968762948">
                <text:p>102.698968762948</text:p>
              </table:table-cell>
              <table:table-cell office:value-type="float" office:value="20">
                <text:p>2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